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0051851C.svm"/>
  <manifest:file-entry manifest:media-type="" manifest:full-path="Object 1/Pictures/2000000D000000DF000000DFA43A9D33.svm"/>
  <manifest:file-entry manifest:media-type="" manifest:full-path="Object 1/Pictures/2000000D000000DF000000DF4A62739D.svm"/>
  <manifest:file-entry manifest:media-type="" manifest:full-path="Object 1/Pictures/2000000D000000DF000000DFDE17A0D6.svm"/>
  <manifest:file-entry manifest:media-type="" manifest:full-path="Object 1/Pictures/2000000D000000DF000000DFDDC21F09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1.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8"/>
          <table:table-cell office:value-type="string">
            <text:p>n</text:p>
          </table:table-cell>
          <table:table-cell office:value-type="string">
            <text:p>Accuracy</text:p>
          </table:table-cell>
          <table:table-cell office:value-type="string">
            <text:p>U.C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53">
            <text:p>0.5953</text:p>
          </table:table-cell>
          <table:table-cell office:value-type="float" office:value="0.1424">
            <text:p>0.1424</text:p>
          </table:table-cell>
          <table:table-cell/>
          <table:table-cell table:formula="of:=AVERAGE([.A2:.A21])" office:value-type="float" office:value="1">
            <text:p>1</text:p>
          </table:table-cell>
          <table:table-cell table:formula="of:=AVERAGE([.B2:.B21])" office:value-type="float" office:value="0.57927">
            <text:p>0.57927</text:p>
          </table:table-cell>
          <table:table-cell table:formula="of:=AVERAGE([.C2:.C21])" office:value-type="float" office:value="0.14211">
            <text:p>0.14211</text:p>
          </table:table-cell>
          <table:table-cell/>
          <table:table-cell table:formula="of:=1" office:value-type="float" office:value="1">
            <text:p>1</text:p>
          </table:table-cell>
          <table:table-cell table:formula="of:=VLOOKUP([.I2];[.$E$2:.$G$421];2;1)" office:value-type="float" office:value="0.57927">
            <text:p>0.57927</text:p>
          </table:table-cell>
          <table:table-cell table:formula="of:=VLOOKUP([.I2];[.$E$2:.$G$421];3;1)" office:value-type="float" office:value="0.14211">
            <text:p>0.142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77">
            <text:p>0.5977</text:p>
          </table:table-cell>
          <table:table-cell office:value-type="float" office:value="0.1631">
            <text:p>0.1631</text:p>
          </table:table-cell>
          <table:table-cell/>
          <table:table-cell table:formula="of:=AVERAGE([.A3:.A22])" office:value-type="float" office:value="1.05">
            <text:p>1.05</text:p>
          </table:table-cell>
          <table:table-cell table:formula="of:=AVERAGE([.B3:.B22])" office:value-type="float" office:value="0.58629">
            <text:p>0.58629</text:p>
          </table:table-cell>
          <table:table-cell table:formula="of:=AVERAGE([.C3:.C22])" office:value-type="float" office:value="0.148515">
            <text:p>0.148515</text:p>
          </table:table-cell>
          <table:table-cell/>
          <table:table-cell table:formula="of:=2" office:value-type="float" office:value="2">
            <text:p>2</text:p>
          </table:table-cell>
          <table:table-cell table:formula="of:=VLOOKUP([.I3];[.$E$2:.$G$421];2;1)" office:value-type="float" office:value="0.703885">
            <text:p>0.703885</text:p>
          </table:table-cell>
          <table:table-cell table:formula="of:=VLOOKUP([.I3];[.$E$2:.$G$421];3;1)" office:value-type="float" office:value="0.256415">
            <text:p>0.2564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53">
            <text:p>0.5753</text:p>
          </table:table-cell>
          <table:table-cell office:value-type="float" office:value="0.145">
            <text:p>0.145</text:p>
          </table:table-cell>
          <table:table-cell/>
          <table:table-cell table:formula="of:=AVERAGE([.A4:.A23])" office:value-type="float" office:value="1.1">
            <text:p>1.1</text:p>
          </table:table-cell>
          <table:table-cell table:formula="of:=AVERAGE([.B4:.B23])" office:value-type="float" office:value="0.595055">
            <text:p>0.595055</text:p>
          </table:table-cell>
          <table:table-cell table:formula="of:=AVERAGE([.C4:.C23])" office:value-type="float" office:value="0.15728">
            <text:p>0.15728</text:p>
          </table:table-cell>
          <table:table-cell/>
          <table:table-cell office:value-type="float" office:value="3">
            <text:p>3</text:p>
          </table:table-cell>
          <table:table-cell table:formula="of:=VLOOKUP([.I4];[.$E$2:.$G$421];2;1)" office:value-type="float" office:value="0.78994">
            <text:p>0.78994</text:p>
          </table:table-cell>
          <table:table-cell table:formula="of:=VLOOKUP([.I4];[.$E$2:.$G$421];3;1)" office:value-type="float" office:value="0.358635">
            <text:p>0.358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77">
            <text:p>0.5277</text:p>
          </table:table-cell>
          <table:table-cell office:value-type="float" office:value="0.0958">
            <text:p>0.0958</text:p>
          </table:table-cell>
          <table:table-cell/>
          <table:table-cell table:formula="of:=AVERAGE([.A5:.A24])" office:value-type="float" office:value="1.15">
            <text:p>1.15</text:p>
          </table:table-cell>
          <table:table-cell table:formula="of:=AVERAGE([.B5:.B24])" office:value-type="float" office:value="0.60174">
            <text:p>0.60174</text:p>
          </table:table-cell>
          <table:table-cell table:formula="of:=AVERAGE([.C5:.C24])" office:value-type="float" office:value="0.16302">
            <text:p>0.16302</text:p>
          </table:table-cell>
          <table:table-cell/>
          <table:table-cell office:value-type="float" office:value="4">
            <text:p>4</text:p>
          </table:table-cell>
          <table:table-cell table:formula="of:=VLOOKUP([.I5];[.$E$2:.$G$421];2;1)" office:value-type="float" office:value="0.82555">
            <text:p>0.82555</text:p>
          </table:table-cell>
          <table:table-cell table:formula="of:=VLOOKUP([.I5];[.$E$2:.$G$421];3;1)" office:value-type="float" office:value="0.39949">
            <text:p>0.39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8">
            <text:p>0.598</text:p>
          </table:table-cell>
          <table:table-cell office:value-type="float" office:value="0.1647">
            <text:p>0.1647</text:p>
          </table:table-cell>
          <table:table-cell/>
          <table:table-cell table:formula="of:=AVERAGE([.A6:.A25])" office:value-type="float" office:value="1.2">
            <text:p>1.2</text:p>
          </table:table-cell>
          <table:table-cell table:formula="of:=AVERAGE([.B6:.B25])" office:value-type="float" office:value="0.60722">
            <text:p>0.60722</text:p>
          </table:table-cell>
          <table:table-cell table:formula="of:=AVERAGE([.C6:.C25])" office:value-type="float" office:value="0.16804">
            <text:p>0.16804</text:p>
          </table:table-cell>
          <table:table-cell/>
          <table:table-cell office:value-type="float" office:value="5">
            <text:p>5</text:p>
          </table:table-cell>
          <table:table-cell table:formula="of:=VLOOKUP([.I6];[.$E$2:.$G$421];2;1)" office:value-type="float" office:value="0.83469">
            <text:p>0.83469</text:p>
          </table:table-cell>
          <table:table-cell table:formula="of:=VLOOKUP([.I6];[.$E$2:.$G$421];3;1)" office:value-type="float" office:value="0.424935">
            <text:p>0.4249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47">
            <text:p>0.5647</text:p>
          </table:table-cell>
          <table:table-cell office:value-type="float" office:value="0.1193">
            <text:p>0.1193</text:p>
          </table:table-cell>
          <table:table-cell/>
          <table:table-cell table:formula="of:=AVERAGE([.A7:.A26])" office:value-type="float" office:value="1.25">
            <text:p>1.25</text:p>
          </table:table-cell>
          <table:table-cell table:formula="of:=AVERAGE([.B7:.B26])" office:value-type="float" office:value="0.61652">
            <text:p>0.61652</text:p>
          </table:table-cell>
          <table:table-cell table:formula="of:=AVERAGE([.C7:.C26])" office:value-type="float" office:value="0.176625">
            <text:p>0.176625</text:p>
          </table:table-cell>
          <table:table-cell/>
          <table:table-cell office:value-type="float" office:value="6">
            <text:p>6</text:p>
          </table:table-cell>
          <table:table-cell table:formula="of:=VLOOKUP([.I7];[.$E$2:.$G$421];2;1)" office:value-type="float" office:value="0.87553">
            <text:p>0.87553</text:p>
          </table:table-cell>
          <table:table-cell table:formula="of:=VLOOKUP([.I7];[.$E$2:.$G$421];3;1)" office:value-type="float" office:value="0.47951">
            <text:p>0.479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37">
            <text:p>0.5937</text:p>
          </table:table-cell>
          <table:table-cell office:value-type="float" office:value="0.1629">
            <text:p>0.1629</text:p>
          </table:table-cell>
          <table:table-cell/>
          <table:table-cell table:formula="of:=AVERAGE([.A8:.A27])" office:value-type="float" office:value="1.3">
            <text:p>1.3</text:p>
          </table:table-cell>
          <table:table-cell table:formula="of:=AVERAGE([.B8:.B27])" office:value-type="float" office:value="0.61972">
            <text:p>0.61972</text:p>
          </table:table-cell>
          <table:table-cell table:formula="of:=AVERAGE([.C8:.C27])" office:value-type="float" office:value="0.179205">
            <text:p>0.179205</text:p>
          </table:table-cell>
          <table:table-cell/>
          <table:table-cell office:value-type="float" office:value="7">
            <text:p>7</text:p>
          </table:table-cell>
          <table:table-cell table:formula="of:=VLOOKUP([.I8];[.$E$2:.$G$421];2;1)" office:value-type="float" office:value="0.887085">
            <text:p>0.887085</text:p>
          </table:table-cell>
          <table:table-cell table:formula="of:=VLOOKUP([.I8];[.$E$2:.$G$421];3;1)" office:value-type="float" office:value="0.499925">
            <text:p>0.4999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57">
            <text:p>0.5857</text:p>
          </table:table-cell>
          <table:table-cell office:value-type="float" office:value="0.1525">
            <text:p>0.1525</text:p>
          </table:table-cell>
          <table:table-cell/>
          <table:table-cell table:formula="of:=AVERAGE([.A9:.A28])" office:value-type="float" office:value="1.35">
            <text:p>1.35</text:p>
          </table:table-cell>
          <table:table-cell table:formula="of:=AVERAGE([.B9:.B28])" office:value-type="float" office:value="0.6263">
            <text:p>0.6263</text:p>
          </table:table-cell>
          <table:table-cell table:formula="of:=AVERAGE([.C9:.C28])" office:value-type="float" office:value="0.184445">
            <text:p>0.184445</text:p>
          </table:table-cell>
          <table:table-cell/>
          <table:table-cell office:value-type="float" office:value="8">
            <text:p>8</text:p>
          </table:table-cell>
          <table:table-cell table:formula="of:=VLOOKUP([.I9];[.$E$2:.$G$421];2;1)" office:value-type="float" office:value="0.88717">
            <text:p>0.88717</text:p>
          </table:table-cell>
          <table:table-cell table:formula="of:=VLOOKUP([.I9];[.$E$2:.$G$421];3;1)" office:value-type="float" office:value="0.500145">
            <text:p>0.500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57">
            <text:p>0.5757</text:p>
          </table:table-cell>
          <table:table-cell office:value-type="float" office:value="0.147">
            <text:p>0.147</text:p>
          </table:table-cell>
          <table:table-cell/>
          <table:table-cell table:formula="of:=AVERAGE([.A10:.A29])" office:value-type="float" office:value="1.4">
            <text:p>1.4</text:p>
          </table:table-cell>
          <table:table-cell table:formula="of:=AVERAGE([.B10:.B29])" office:value-type="float" office:value="0.626865">
            <text:p>0.626865</text:p>
          </table:table-cell>
          <table:table-cell table:formula="of:=AVERAGE([.C10:.C29])" office:value-type="float" office:value="0.184525">
            <text:p>0.184525</text:p>
          </table:table-cell>
          <table:table-cell/>
          <table:table-cell office:value-type="float" office:value="9">
            <text:p>9</text:p>
          </table:table-cell>
          <table:table-cell table:formula="of:=VLOOKUP([.I10];[.$E$2:.$G$421];2;1)" office:value-type="float" office:value="0.890635">
            <text:p>0.890635</text:p>
          </table:table-cell>
          <table:table-cell table:formula="of:=VLOOKUP([.I10];[.$E$2:.$G$421];3;1)" office:value-type="float" office:value="0.5065">
            <text:p>0.50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13">
            <text:p>0.6013</text:p>
          </table:table-cell>
          <table:table-cell office:value-type="float" office:value="0.1698">
            <text:p>0.1698</text:p>
          </table:table-cell>
          <table:table-cell/>
          <table:table-cell table:formula="of:=AVERAGE([.A11:.A30])" office:value-type="float" office:value="1.45">
            <text:p>1.45</text:p>
          </table:table-cell>
          <table:table-cell table:formula="of:=AVERAGE([.B11:.B30])" office:value-type="float" office:value="0.62873">
            <text:p>0.62873</text:p>
          </table:table-cell>
          <table:table-cell table:formula="of:=AVERAGE([.C11:.C30])" office:value-type="float" office:value="0.185285">
            <text:p>0.185285</text:p>
          </table:table-cell>
          <table:table-cell/>
          <table:table-cell office:value-type="float" office:value="10">
            <text:p>10</text:p>
          </table:table-cell>
          <table:table-cell table:formula="of:=VLOOKUP([.I11];[.$E$2:.$G$421];2;1)" office:value-type="float" office:value="0.897035">
            <text:p>0.897035</text:p>
          </table:table-cell>
          <table:table-cell table:formula="of:=VLOOKUP([.I11];[.$E$2:.$G$421];3;1)" office:value-type="float" office:value="0.51807">
            <text:p>0.518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3">
            <text:p>0.573</text:p>
          </table:table-cell>
          <table:table-cell office:value-type="float" office:value="0.1345">
            <text:p>0.1345</text:p>
          </table:table-cell>
          <table:table-cell/>
          <table:table-cell table:formula="of:=AVERAGE([.A12:.A31])" office:value-type="float" office:value="1.5">
            <text:p>1.5</text:p>
          </table:table-cell>
          <table:table-cell table:formula="of:=AVERAGE([.B12:.B31])" office:value-type="float" office:value="0.639315">
            <text:p>0.639315</text:p>
          </table:table-cell>
          <table:table-cell table:formula="of:=AVERAGE([.C12:.C31])" office:value-type="float" office:value="0.19572">
            <text:p>0.19572</text:p>
          </table:table-cell>
          <table:table-cell/>
          <table:table-cell office:value-type="float" office:value="12">
            <text:p>12</text:p>
          </table:table-cell>
          <table:table-cell table:formula="of:=VLOOKUP([.I12];[.$E$2:.$G$421];2;1)" office:value-type="float" office:value="0.903485">
            <text:p>0.903485</text:p>
          </table:table-cell>
          <table:table-cell table:formula="of:=VLOOKUP([.I12];[.$E$2:.$G$421];3;1)" office:value-type="float" office:value="0.529635">
            <text:p>0.529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3">
            <text:p>0.573</text:p>
          </table:table-cell>
          <table:table-cell office:value-type="float" office:value="0.1452">
            <text:p>0.1452</text:p>
          </table:table-cell>
          <table:table-cell/>
          <table:table-cell table:formula="of:=AVERAGE([.A13:.A32])" office:value-type="float" office:value="1.55">
            <text:p>1.55</text:p>
          </table:table-cell>
          <table:table-cell table:formula="of:=AVERAGE([.B13:.B32])" office:value-type="float" office:value="0.64113">
            <text:p>0.64113</text:p>
          </table:table-cell>
          <table:table-cell table:formula="of:=AVERAGE([.C13:.C32])" office:value-type="float" office:value="0.198635">
            <text:p>0.198635</text:p>
          </table:table-cell>
          <table:table-cell/>
          <table:table-cell office:value-type="float" office:value="14">
            <text:p>14</text:p>
          </table:table-cell>
          <table:table-cell table:formula="of:=VLOOKUP([.I13];[.$E$2:.$G$421];2;1)" office:value-type="float" office:value="0.903035">
            <text:p>0.903035</text:p>
          </table:table-cell>
          <table:table-cell table:formula="of:=VLOOKUP([.I13];[.$E$2:.$G$421];3;1)" office:value-type="float" office:value="0.529055">
            <text:p>0.5290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3">
            <text:p>0.583</text:p>
          </table:table-cell>
          <table:table-cell office:value-type="float" office:value="0.1284">
            <text:p>0.1284</text:p>
          </table:table-cell>
          <table:table-cell/>
          <table:table-cell table:formula="of:=AVERAGE([.A14:.A33])" office:value-type="float" office:value="1.6">
            <text:p>1.6</text:p>
          </table:table-cell>
          <table:table-cell table:formula="of:=AVERAGE([.B14:.B33])" office:value-type="float" office:value="0.643065">
            <text:p>0.643065</text:p>
          </table:table-cell>
          <table:table-cell table:formula="of:=AVERAGE([.C14:.C33])" office:value-type="float" office:value="0.198925">
            <text:p>0.198925</text:p>
          </table:table-cell>
          <table:table-cell/>
          <table:table-cell office:value-type="float" office:value="16">
            <text:p>16</text:p>
          </table:table-cell>
          <table:table-cell table:formula="of:=VLOOKUP([.I14];[.$E$2:.$G$421];2;1)" office:value-type="float" office:value="0.905095">
            <text:p>0.905095</text:p>
          </table:table-cell>
          <table:table-cell table:formula="of:=VLOOKUP([.I14];[.$E$2:.$G$421];3;1)" office:value-type="float" office:value="0.53305">
            <text:p>0.533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9">
            <text:p>0.589</text:p>
          </table:table-cell>
          <table:table-cell office:value-type="float" office:value="0.1456">
            <text:p>0.1456</text:p>
          </table:table-cell>
          <table:table-cell/>
          <table:table-cell table:formula="of:=AVERAGE([.A15:.A34])" office:value-type="float" office:value="1.65">
            <text:p>1.65</text:p>
          </table:table-cell>
          <table:table-cell table:formula="of:=AVERAGE([.B15:.B34])" office:value-type="float" office:value="0.653565">
            <text:p>0.653565</text:p>
          </table:table-cell>
          <table:table-cell table:formula="of:=AVERAGE([.C15:.C34])" office:value-type="float" office:value="0.209845">
            <text:p>0.209845</text:p>
          </table:table-cell>
          <table:table-cell/>
          <table:table-cell office:value-type="float" office:value="18">
            <text:p>18</text:p>
          </table:table-cell>
          <table:table-cell table:formula="of:=VLOOKUP([.I15];[.$E$2:.$G$421];2;1)" office:value-type="float" office:value="0.90528">
            <text:p>0.90528</text:p>
          </table:table-cell>
          <table:table-cell table:formula="of:=VLOOKUP([.I15];[.$E$2:.$G$421];3;1)" office:value-type="float" office:value="0.532555">
            <text:p>0.5325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7">
            <text:p>0.567</text:p>
          </table:table-cell>
          <table:table-cell office:value-type="float" office:value="0.1281">
            <text:p>0.1281</text:p>
          </table:table-cell>
          <table:table-cell/>
          <table:table-cell table:formula="of:=AVERAGE([.A16:.A35])" office:value-type="float" office:value="1.7">
            <text:p>1.7</text:p>
          </table:table-cell>
          <table:table-cell table:formula="of:=AVERAGE([.B16:.B35])" office:value-type="float" office:value="0.654565">
            <text:p>0.654565</text:p>
          </table:table-cell>
          <table:table-cell table:formula="of:=AVERAGE([.C16:.C35])" office:value-type="float" office:value="0.21056">
            <text:p>0.21056</text:p>
          </table:table-cell>
          <table:table-cell/>
          <table:table-cell office:value-type="float" office:value="20">
            <text:p>20</text:p>
          </table:table-cell>
          <table:table-cell table:formula="of:=VLOOKUP([.I16];[.$E$2:.$G$421];2;1)" office:value-type="float" office:value="0.90641">
            <text:p>0.90641</text:p>
          </table:table-cell>
          <table:table-cell table:formula="of:=VLOOKUP([.I16];[.$E$2:.$G$421];3;1)" office:value-type="float" office:value="0.534525">
            <text:p>0.534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3">
            <text:p>0.593</text:p>
          </table:table-cell>
          <table:table-cell office:value-type="float" office:value="0.1489">
            <text:p>0.1489</text:p>
          </table:table-cell>
          <table:table-cell/>
          <table:table-cell table:formula="of:=AVERAGE([.A17:.A36])" office:value-type="float" office:value="1.75">
            <text:p>1.75</text:p>
          </table:table-cell>
          <table:table-cell table:formula="of:=AVERAGE([.B17:.B36])" office:value-type="float" office:value="0.6649">
            <text:p>0.6649</text:p>
          </table:table-cell>
          <table:table-cell table:formula="of:=AVERAGE([.C17:.C36])" office:value-type="float" office:value="0.2198">
            <text:p>0.2198</text:p>
          </table:table-cell>
          <table:table-cell/>
          <table:table-cell office:value-type="float" office:value="25">
            <text:p>25</text:p>
          </table:table-cell>
          <table:table-cell table:formula="of:=VLOOKUP([.I17];[.$E$2:.$G$421];2;1)" office:value-type="float" office:value="0.90609">
            <text:p>0.90609</text:p>
          </table:table-cell>
          <table:table-cell table:formula="of:=VLOOKUP([.I17];[.$E$2:.$G$421];3;1)" office:value-type="float" office:value="0.533365">
            <text:p>0.5333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8">
            <text:p>0.538</text:p>
          </table:table-cell>
          <table:table-cell office:value-type="float" office:value="0.1073">
            <text:p>0.1073</text:p>
          </table:table-cell>
          <table:table-cell/>
          <table:table-cell table:formula="of:=AVERAGE([.A18:.A37])" office:value-type="float" office:value="1.8">
            <text:p>1.8</text:p>
          </table:table-cell>
          <table:table-cell table:formula="of:=AVERAGE([.B18:.B37])" office:value-type="float" office:value="0.67575">
            <text:p>0.67575</text:p>
          </table:table-cell>
          <table:table-cell table:formula="of:=AVERAGE([.C18:.C37])" office:value-type="float" office:value="0.23108">
            <text:p>0.23108</text:p>
          </table:table-cell>
          <table:table-cell/>
          <table:table-cell office:value-type="float" office:value="30">
            <text:p>30</text:p>
          </table:table-cell>
          <table:table-cell table:formula="of:=VLOOKUP([.I18];[.$E$2:.$G$421];2;1)" office:value-type="float" office:value="0.90661">
            <text:p>0.90661</text:p>
          </table:table-cell>
          <table:table-cell table:formula="of:=VLOOKUP([.I18];[.$E$2:.$G$421];3;1)" office:value-type="float" office:value="0.53372">
            <text:p>0.533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73">
            <text:p>0.5873</text:p>
          </table:table-cell>
          <table:table-cell office:value-type="float" office:value="0.1586">
            <text:p>0.1586</text:p>
          </table:table-cell>
          <table:table-cell/>
          <table:table-cell table:formula="of:=AVERAGE([.A19:.A38])" office:value-type="float" office:value="1.85">
            <text:p>1.85</text:p>
          </table:table-cell>
          <table:table-cell table:formula="of:=AVERAGE([.B19:.B38])" office:value-type="float" office:value="0.682965">
            <text:p>0.682965</text:p>
          </table:table-cell>
          <table:table-cell table:formula="of:=AVERAGE([.C19:.C38])" office:value-type="float" office:value="0.23681">
            <text:p>0.23681</text:p>
          </table:table-cell>
          <table:table-cell/>
          <table:table-cell office:value-type="float" office:value="35">
            <text:p>35</text:p>
          </table:table-cell>
          <table:table-cell table:formula="of:=VLOOKUP([.I19];[.$E$2:.$G$421];2;1)" office:value-type="float" office:value="0.907035">
            <text:p>0.907035</text:p>
          </table:table-cell>
          <table:table-cell table:formula="of:=VLOOKUP([.I19];[.$E$2:.$G$421];3;1)" office:value-type="float" office:value="0.534785">
            <text:p>0.5347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63">
            <text:p>0.5963</text:p>
          </table:table-cell>
          <table:table-cell office:value-type="float" office:value="0.1469">
            <text:p>0.1469</text:p>
          </table:table-cell>
          <table:table-cell/>
          <table:table-cell table:formula="of:=AVERAGE([.A20:.A39])" office:value-type="float" office:value="1.9">
            <text:p>1.9</text:p>
          </table:table-cell>
          <table:table-cell table:formula="of:=AVERAGE([.B20:.B39])" office:value-type="float" office:value="0.69105">
            <text:p>0.69105</text:p>
          </table:table-cell>
          <table:table-cell table:formula="of:=AVERAGE([.C20:.C39])" office:value-type="float" office:value="0.244035">
            <text:p>0.244035</text:p>
          </table:table-cell>
          <table:table-cell/>
          <table:table-cell office:value-type="float" office:value="40">
            <text:p>40</text:p>
          </table:table-cell>
          <table:table-cell table:formula="of:=VLOOKUP([.I20];[.$E$2:.$G$421];2;1)" office:value-type="float" office:value="0.90702">
            <text:p>0.90702</text:p>
          </table:table-cell>
          <table:table-cell table:formula="of:=VLOOKUP([.I20];[.$E$2:.$G$421];3;1)" office:value-type="float" office:value="0.53488">
            <text:p>0.534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07">
            <text:p>0.5707</text:p>
          </table:table-cell>
          <table:table-cell office:value-type="float" office:value="0.1362">
            <text:p>0.1362</text:p>
          </table:table-cell>
          <table:table-cell/>
          <table:table-cell table:formula="of:=AVERAGE([.A21:.A40])" office:value-type="float" office:value="1.95">
            <text:p>1.95</text:p>
          </table:table-cell>
          <table:table-cell table:formula="of:=AVERAGE([.B21:.B40])" office:value-type="float" office:value="0.69272">
            <text:p>0.69272</text:p>
          </table:table-cell>
          <table:table-cell table:formula="of:=AVERAGE([.C21:.C40])" office:value-type="float" office:value="0.24603">
            <text:p>0.24603</text:p>
          </table:table-cell>
          <table:table-cell/>
          <table:table-cell office:value-type="float" office:value="45">
            <text:p>45</text:p>
          </table:table-cell>
          <table:table-cell table:formula="of:=VLOOKUP([.I21];[.$E$2:.$G$421];2;1)" office:value-type="float" office:value="0.90702">
            <text:p>0.90702</text:p>
          </table:table-cell>
          <table:table-cell table:formula="of:=VLOOKUP([.I21];[.$E$2:.$G$421];3;1)" office:value-type="float" office:value="0.5347">
            <text:p>0.5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57">
            <text:p>0.7357</text:p>
          </table:table-cell>
          <table:table-cell office:value-type="float" office:value="0.2705">
            <text:p>0.2705</text:p>
          </table:table-cell>
          <table:table-cell/>
          <table:table-cell table:formula="of:=AVERAGE([.A22:.A41])" office:value-type="float" office:value="2">
            <text:p>2</text:p>
          </table:table-cell>
          <table:table-cell table:formula="of:=AVERAGE([.B22:.B41])" office:value-type="float" office:value="0.703885">
            <text:p>0.703885</text:p>
          </table:table-cell>
          <table:table-cell table:formula="of:=AVERAGE([.C22:.C41])" office:value-type="float" office:value="0.256415">
            <text:p>0.256415</text:p>
          </table:table-cell>
          <table:table-cell/>
          <table:table-cell office:value-type="float" office:value="50">
            <text:p>50</text:p>
          </table:table-cell>
          <table:table-cell table:formula="of:=VLOOKUP([.I22];[.$E$2:.$G$421];2;1)" office:value-type="float" office:value="0.9043">
            <text:p>0.9043</text:p>
          </table:table-cell>
          <table:table-cell table:formula="of:=VLOOKUP([.I22];[.$E$2:.$G$421];3;1)" office:value-type="float" office:value="0.5298">
            <text:p>0.5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3">
            <text:p>0.773</text:p>
          </table:table-cell>
          <table:table-cell office:value-type="float" office:value="0.3384">
            <text:p>0.3384</text:p>
          </table:table-cell>
          <table:table-cell/>
          <table:table-cell table:formula="of:=AVERAGE([.A23:.A42])" office:value-type="float" office:value="2.05">
            <text:p>2.05</text:p>
          </table:table-cell>
          <table:table-cell table:formula="of:=AVERAGE([.B23:.B42])" office:value-type="float" office:value="0.707115">
            <text:p>0.707115</text:p>
          </table:table-cell>
          <table:table-cell table:formula="of:=AVERAGE([.C23:.C42])" office:value-type="float" office:value="0.26008">
            <text:p>0.2600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09">
            <text:p>0.709</text:p>
          </table:table-cell>
          <table:table-cell office:value-type="float" office:value="0.2598">
            <text:p>0.2598</text:p>
          </table:table-cell>
          <table:table-cell/>
          <table:table-cell table:formula="of:=AVERAGE([.A24:.A43])" office:value-type="float" office:value="2.1">
            <text:p>2.1</text:p>
          </table:table-cell>
          <table:table-cell table:formula="of:=AVERAGE([.B24:.B43])" office:value-type="float" office:value="0.71115">
            <text:p>0.71115</text:p>
          </table:table-cell>
          <table:table-cell table:formula="of:=AVERAGE([.C24:.C43])" office:value-type="float" office:value="0.26525">
            <text:p>0.265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73">
            <text:p>0.6373</text:p>
          </table:table-cell>
          <table:table-cell office:value-type="float" office:value="0.1962">
            <text:p>0.1962</text:p>
          </table:table-cell>
          <table:table-cell/>
          <table:table-cell table:formula="of:=AVERAGE([.A25:.A44])" office:value-type="float" office:value="2.15">
            <text:p>2.15</text:p>
          </table:table-cell>
          <table:table-cell table:formula="of:=AVERAGE([.B25:.B44])" office:value-type="float" office:value="0.717965">
            <text:p>0.717965</text:p>
          </table:table-cell>
          <table:table-cell table:formula="of:=AVERAGE([.C25:.C44])" office:value-type="float" office:value="0.27321">
            <text:p>0.2732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4">
            <text:p>0.784</text:p>
          </table:table-cell>
          <table:table-cell office:value-type="float" office:value="0.3364">
            <text:p>0.3364</text:p>
          </table:table-cell>
          <table:table-cell/>
          <table:table-cell table:formula="of:=AVERAGE([.A26:.A45])" office:value-type="float" office:value="2.2">
            <text:p>2.2</text:p>
          </table:table-cell>
          <table:table-cell table:formula="of:=AVERAGE([.B26:.B45])" office:value-type="float" office:value="0.725015">
            <text:p>0.725015</text:p>
          </table:table-cell>
          <table:table-cell table:formula="of:=AVERAGE([.C26:.C45])" office:value-type="float" office:value="0.279725">
            <text:p>0.2797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87">
            <text:p>0.6287</text:p>
          </table:table-cell>
          <table:table-cell office:value-type="float" office:value="0.1709">
            <text:p>0.1709</text:p>
          </table:table-cell>
          <table:table-cell/>
          <table:table-cell table:formula="of:=AVERAGE([.A27:.A46])" office:value-type="float" office:value="2.25">
            <text:p>2.25</text:p>
          </table:table-cell>
          <table:table-cell table:formula="of:=AVERAGE([.B27:.B46])" office:value-type="float" office:value="0.72673">
            <text:p>0.72673</text:p>
          </table:table-cell>
          <table:table-cell table:formula="of:=AVERAGE([.C27:.C46])" office:value-type="float" office:value="0.28198">
            <text:p>0.281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253">
            <text:p>0.7253</text:p>
          </table:table-cell>
          <table:table-cell office:value-type="float" office:value="0.2677">
            <text:p>0.2677</text:p>
          </table:table-cell>
          <table:table-cell/>
          <table:table-cell table:formula="of:=AVERAGE([.A28:.A47])" office:value-type="float" office:value="2.3">
            <text:p>2.3</text:p>
          </table:table-cell>
          <table:table-cell table:formula="of:=AVERAGE([.B28:.B47])" office:value-type="float" office:value="0.737145">
            <text:p>0.737145</text:p>
          </table:table-cell>
          <table:table-cell table:formula="of:=AVERAGE([.C28:.C47])" office:value-type="float" office:value="0.294225">
            <text:p>0.2942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97">
            <text:p>0.597</text:p>
          </table:table-cell>
          <table:table-cell office:value-type="float" office:value="0.1541">
            <text:p>0.1541</text:p>
          </table:table-cell>
          <table:table-cell/>
          <table:table-cell table:formula="of:=AVERAGE([.A29:.A48])" office:value-type="float" office:value="2.35">
            <text:p>2.35</text:p>
          </table:table-cell>
          <table:table-cell table:formula="of:=AVERAGE([.B29:.B48])" office:value-type="float" office:value="0.735695">
            <text:p>0.735695</text:p>
          </table:table-cell>
          <table:table-cell table:formula="of:=AVERAGE([.C29:.C48])" office:value-type="float" office:value="0.293015">
            <text:p>0.29301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3">
            <text:p>0.613</text:p>
          </table:table-cell>
          <table:table-cell office:value-type="float" office:value="0.1622">
            <text:p>0.1622</text:p>
          </table:table-cell>
          <table:table-cell/>
          <table:table-cell table:formula="of:=AVERAGE([.A30:.A49])" office:value-type="float" office:value="2.4">
            <text:p>2.4</text:p>
          </table:table-cell>
          <table:table-cell table:formula="of:=AVERAGE([.B30:.B49])" office:value-type="float" office:value="0.74878">
            <text:p>0.74878</text:p>
          </table:table-cell>
          <table:table-cell table:formula="of:=AVERAGE([.C30:.C49])" office:value-type="float" office:value="0.30853">
            <text:p>0.3085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3">
            <text:p>0.813</text:p>
          </table:table-cell>
          <table:table-cell office:value-type="float" office:value="0.3785">
            <text:p>0.3785</text:p>
          </table:table-cell>
          <table:table-cell/>
          <table:table-cell table:formula="of:=AVERAGE([.A31:.A50])" office:value-type="float" office:value="2.45">
            <text:p>2.45</text:p>
          </table:table-cell>
          <table:table-cell table:formula="of:=AVERAGE([.B31:.B50])" office:value-type="float" office:value="0.75848">
            <text:p>0.75848</text:p>
          </table:table-cell>
          <table:table-cell table:formula="of:=AVERAGE([.C31:.C50])" office:value-type="float" office:value="0.31945">
            <text:p>0.319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093">
            <text:p>0.6093</text:p>
          </table:table-cell>
          <table:table-cell office:value-type="float" office:value="0.1928">
            <text:p>0.1928</text:p>
          </table:table-cell>
          <table:table-cell/>
          <table:table-cell table:formula="of:=AVERAGE([.A32:.A51])" office:value-type="float" office:value="2.5">
            <text:p>2.5</text:p>
          </table:table-cell>
          <table:table-cell table:formula="of:=AVERAGE([.B32:.B51])" office:value-type="float" office:value="0.750795">
            <text:p>0.750795</text:p>
          </table:table-cell>
          <table:table-cell table:formula="of:=AVERAGE([.C32:.C51])" office:value-type="float" office:value="0.30999">
            <text:p>0.3099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17">
            <text:p>0.6117</text:p>
          </table:table-cell>
          <table:table-cell office:value-type="float" office:value="0.151">
            <text:p>0.151</text:p>
          </table:table-cell>
          <table:table-cell/>
          <table:table-cell table:formula="of:=AVERAGE([.A33:.A52])" office:value-type="float" office:value="2.55">
            <text:p>2.55</text:p>
          </table:table-cell>
          <table:table-cell table:formula="of:=AVERAGE([.B33:.B52])" office:value-type="float" office:value="0.758445">
            <text:p>0.758445</text:p>
          </table:table-cell>
          <table:table-cell table:formula="of:=AVERAGE([.C33:.C52])" office:value-type="float" office:value="0.31649">
            <text:p>0.316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3">
            <text:p>0.793</text:p>
          </table:table-cell>
          <table:table-cell office:value-type="float" office:value="0.3468">
            <text:p>0.3468</text:p>
          </table:table-cell>
          <table:table-cell/>
          <table:table-cell table:formula="of:=AVERAGE([.A34:.A53])" office:value-type="float" office:value="2.6">
            <text:p>2.6</text:p>
          </table:table-cell>
          <table:table-cell table:formula="of:=AVERAGE([.B34:.B53])" office:value-type="float" office:value="0.758175">
            <text:p>0.758175</text:p>
          </table:table-cell>
          <table:table-cell table:formula="of:=AVERAGE([.C34:.C53])" office:value-type="float" office:value="0.31678">
            <text:p>0.3167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09">
            <text:p>0.609</text:p>
          </table:table-cell>
          <table:table-cell office:value-type="float" office:value="0.1599">
            <text:p>0.1599</text:p>
          </table:table-cell>
          <table:table-cell/>
          <table:table-cell table:formula="of:=AVERAGE([.A35:.A54])" office:value-type="float" office:value="2.65">
            <text:p>2.65</text:p>
          </table:table-cell>
          <table:table-cell table:formula="of:=AVERAGE([.B35:.B54])" office:value-type="float" office:value="0.74831">
            <text:p>0.74831</text:p>
          </table:table-cell>
          <table:table-cell table:formula="of:=AVERAGE([.C35:.C54])" office:value-type="float" office:value="0.30631">
            <text:p>0.3063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37">
            <text:p>0.7737</text:p>
          </table:table-cell>
          <table:table-cell office:value-type="float" office:value="0.3129">
            <text:p>0.3129</text:p>
          </table:table-cell>
          <table:table-cell/>
          <table:table-cell table:formula="of:=AVERAGE([.A36:.A55])" office:value-type="float" office:value="2.7">
            <text:p>2.7</text:p>
          </table:table-cell>
          <table:table-cell table:formula="of:=AVERAGE([.B36:.B55])" office:value-type="float" office:value="0.761175">
            <text:p>0.761175</text:p>
          </table:table-cell>
          <table:table-cell table:formula="of:=AVERAGE([.C36:.C55])" office:value-type="float" office:value="0.320755">
            <text:p>0.3207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">
            <text:p>0.81</text:p>
          </table:table-cell>
          <table:table-cell office:value-type="float" office:value="0.3745">
            <text:p>0.3745</text:p>
          </table:table-cell>
          <table:table-cell/>
          <table:table-cell table:formula="of:=AVERAGE([.A37:.A56])" office:value-type="float" office:value="2.75">
            <text:p>2.75</text:p>
          </table:table-cell>
          <table:table-cell table:formula="of:=AVERAGE([.B37:.B56])" office:value-type="float" office:value="0.764305">
            <text:p>0.764305</text:p>
          </table:table-cell>
          <table:table-cell table:formula="of:=AVERAGE([.C37:.C56])" office:value-type="float" office:value="0.326275">
            <text:p>0.3262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23">
            <text:p>0.6823</text:p>
          </table:table-cell>
          <table:table-cell office:value-type="float" office:value="0.2219">
            <text:p>0.2219</text:p>
          </table:table-cell>
          <table:table-cell/>
          <table:table-cell table:formula="of:=AVERAGE([.A38:.A57])" office:value-type="float" office:value="2.8">
            <text:p>2.8</text:p>
          </table:table-cell>
          <table:table-cell table:formula="of:=AVERAGE([.B38:.B57])" office:value-type="float" office:value="0.76664">
            <text:p>0.76664</text:p>
          </table:table-cell>
          <table:table-cell table:formula="of:=AVERAGE([.C38:.C57])" office:value-type="float" office:value="0.32981">
            <text:p>0.3298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9">
            <text:p>0.749</text:p>
          </table:table-cell>
          <table:table-cell office:value-type="float" office:value="0.3031">
            <text:p>0.3031</text:p>
          </table:table-cell>
          <table:table-cell/>
          <table:table-cell table:formula="of:=AVERAGE([.A39:.A58])" office:value-type="float" office:value="2.85">
            <text:p>2.85</text:p>
          </table:table-cell>
          <table:table-cell table:formula="of:=AVERAGE([.B39:.B58])" office:value-type="float" office:value="0.77459">
            <text:p>0.77459</text:p>
          </table:table-cell>
          <table:table-cell table:formula="of:=AVERAGE([.C39:.C58])" office:value-type="float" office:value="0.34002">
            <text:p>0.3400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97">
            <text:p>0.6297</text:p>
          </table:table-cell>
          <table:table-cell office:value-type="float" office:value="0.1868">
            <text:p>0.1868</text:p>
          </table:table-cell>
          <table:table-cell/>
          <table:table-cell table:formula="of:=AVERAGE([.A40:.A59])" office:value-type="float" office:value="2.9">
            <text:p>2.9</text:p>
          </table:table-cell>
          <table:table-cell table:formula="of:=AVERAGE([.B40:.B59])" office:value-type="float" office:value="0.77694">
            <text:p>0.77694</text:p>
          </table:table-cell>
          <table:table-cell table:formula="of:=AVERAGE([.C40:.C59])" office:value-type="float" office:value="0.342705">
            <text:p>0.3427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4">
            <text:p>0.794</text:p>
          </table:table-cell>
          <table:table-cell office:value-type="float" office:value="0.3439">
            <text:p>0.3439</text:p>
          </table:table-cell>
          <table:table-cell/>
          <table:table-cell table:formula="of:=AVERAGE([.A41:.A60])" office:value-type="float" office:value="2.95">
            <text:p>2.95</text:p>
          </table:table-cell>
          <table:table-cell table:formula="of:=AVERAGE([.B41:.B60])" office:value-type="float" office:value="0.788405">
            <text:p>0.788405</text:p>
          </table:table-cell>
          <table:table-cell table:formula="of:=AVERAGE([.C41:.C60])" office:value-type="float" office:value="0.355795">
            <text:p>0.3557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03">
            <text:p>0.8003</text:p>
          </table:table-cell>
          <table:table-cell office:value-type="float" office:value="0.3438">
            <text:p>0.3438</text:p>
          </table:table-cell>
          <table:table-cell/>
          <table:table-cell table:formula="of:=AVERAGE([.A42:.A61])" office:value-type="float" office:value="3">
            <text:p>3</text:p>
          </table:table-cell>
          <table:table-cell table:formula="of:=AVERAGE([.B42:.B61])" office:value-type="float" office:value="0.78994">
            <text:p>0.78994</text:p>
          </table:table-cell>
          <table:table-cell table:formula="of:=AVERAGE([.C42:.C61])" office:value-type="float" office:value="0.358635">
            <text:p>0.3586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37">
            <text:p>0.8537</text:p>
          </table:table-cell>
          <table:table-cell office:value-type="float" office:value="0.4418">
            <text:p>0.4418</text:p>
          </table:table-cell>
          <table:table-cell/>
          <table:table-cell table:formula="of:=AVERAGE([.A43:.A62])" office:value-type="float" office:value="3.05">
            <text:p>3.05</text:p>
          </table:table-cell>
          <table:table-cell table:formula="of:=AVERAGE([.B43:.B62])" office:value-type="float" office:value="0.79364">
            <text:p>0.79364</text:p>
          </table:table-cell>
          <table:table-cell table:formula="of:=AVERAGE([.C43:.C62])" office:value-type="float" office:value="0.364625">
            <text:p>0.3646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53">
            <text:p>0.8453</text:p>
          </table:table-cell>
          <table:table-cell office:value-type="float" office:value="0.419">
            <text:p>0.419</text:p>
          </table:table-cell>
          <table:table-cell/>
          <table:table-cell table:formula="of:=AVERAGE([.A44:.A63])" office:value-type="float" office:value="3.1">
            <text:p>3.1</text:p>
          </table:table-cell>
          <table:table-cell table:formula="of:=AVERAGE([.B44:.B63])" office:value-type="float" office:value="0.79427">
            <text:p>0.79427</text:p>
          </table:table-cell>
          <table:table-cell table:formula="of:=AVERAGE([.C44:.C63])" office:value-type="float" office:value="0.365365">
            <text:p>0.36536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783">
            <text:p>0.7783</text:p>
          </table:table-cell>
          <table:table-cell office:value-type="float" office:value="0.3265">
            <text:p>0.3265</text:p>
          </table:table-cell>
          <table:table-cell/>
          <table:table-cell table:formula="of:=AVERAGE([.A45:.A64])" office:value-type="float" office:value="3.15">
            <text:p>3.15</text:p>
          </table:table-cell>
          <table:table-cell table:formula="of:=AVERAGE([.B45:.B64])" office:value-type="float" office:value="0.79699">
            <text:p>0.79699</text:p>
          </table:table-cell>
          <table:table-cell table:formula="of:=AVERAGE([.C45:.C64])" office:value-type="float" office:value="0.37084">
            <text:p>0.370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83">
            <text:p>0.8183</text:p>
          </table:table-cell>
          <table:table-cell office:value-type="float" office:value="0.3815">
            <text:p>0.3815</text:p>
          </table:table-cell>
          <table:table-cell/>
          <table:table-cell table:formula="of:=AVERAGE([.A46:.A65])" office:value-type="float" office:value="3.2">
            <text:p>3.2</text:p>
          </table:table-cell>
          <table:table-cell table:formula="of:=AVERAGE([.B46:.B65])" office:value-type="float" office:value="0.79829">
            <text:p>0.79829</text:p>
          </table:table-cell>
          <table:table-cell table:formula="of:=AVERAGE([.C46:.C65])" office:value-type="float" office:value="0.37249">
            <text:p>0.372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7">
            <text:p>0.837</text:p>
          </table:table-cell>
          <table:table-cell office:value-type="float" office:value="0.4158">
            <text:p>0.4158</text:p>
          </table:table-cell>
          <table:table-cell/>
          <table:table-cell table:formula="of:=AVERAGE([.A47:.A66])" office:value-type="float" office:value="3.25">
            <text:p>3.25</text:p>
          </table:table-cell>
          <table:table-cell table:formula="of:=AVERAGE([.B47:.B66])" office:value-type="float" office:value="0.802575">
            <text:p>0.802575</text:p>
          </table:table-cell>
          <table:table-cell table:formula="of:=AVERAGE([.C47:.C66])" office:value-type="float" office:value="0.380415">
            <text:p>0.38041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963">
            <text:p>0.6963</text:p>
          </table:table-cell>
          <table:table-cell office:value-type="float" office:value="0.2435">
            <text:p>0.2435</text:p>
          </table:table-cell>
          <table:table-cell/>
          <table:table-cell table:formula="of:=AVERAGE([.A48:.A67])" office:value-type="float" office:value="3.3">
            <text:p>3.3</text:p>
          </table:table-cell>
          <table:table-cell table:formula="of:=AVERAGE([.B48:.B67])" office:value-type="float" office:value="0.802925">
            <text:p>0.802925</text:p>
          </table:table-cell>
          <table:table-cell table:formula="of:=AVERAGE([.C48:.C67])" office:value-type="float" office:value="0.38072">
            <text:p>0.3807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87">
            <text:p>0.8587</text:p>
          </table:table-cell>
          <table:table-cell office:value-type="float" office:value="0.4644">
            <text:p>0.4644</text:p>
          </table:table-cell>
          <table:table-cell/>
          <table:table-cell table:formula="of:=AVERAGE([.A49:.A68])" office:value-type="float" office:value="3.35">
            <text:p>3.35</text:p>
          </table:table-cell>
          <table:table-cell table:formula="of:=AVERAGE([.B49:.B68])" office:value-type="float" office:value="0.807295">
            <text:p>0.807295</text:p>
          </table:table-cell>
          <table:table-cell table:formula="of:=AVERAGE([.C49:.C68])" office:value-type="float" office:value="0.38386">
            <text:p>0.3838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7">
            <text:p>0.807</text:p>
          </table:table-cell>
          <table:table-cell office:value-type="float" office:value="0.3806">
            <text:p>0.3806</text:p>
          </table:table-cell>
          <table:table-cell/>
          <table:table-cell table:formula="of:=AVERAGE([.A50:.A69])" office:value-type="float" office:value="3.4">
            <text:p>3.4</text:p>
          </table:table-cell>
          <table:table-cell table:formula="of:=AVERAGE([.B50:.B69])" office:value-type="float" office:value="0.80846">
            <text:p>0.80846</text:p>
          </table:table-cell>
          <table:table-cell table:formula="of:=AVERAGE([.C50:.C69])" office:value-type="float" office:value="0.385525">
            <text:p>0.3855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593">
            <text:p>0.6593</text:p>
          </table:table-cell>
          <table:table-cell office:value-type="float" office:value="0.1893">
            <text:p>0.1893</text:p>
          </table:table-cell>
          <table:table-cell/>
          <table:table-cell table:formula="of:=AVERAGE([.A51:.A70])" office:value-type="float" office:value="3.45">
            <text:p>3.45</text:p>
          </table:table-cell>
          <table:table-cell table:formula="of:=AVERAGE([.B51:.B70])" office:value-type="float" office:value="0.809945">
            <text:p>0.809945</text:p>
          </table:table-cell>
          <table:table-cell table:formula="of:=AVERAGE([.C51:.C70])" office:value-type="float" office:value="0.38746">
            <text:p>0.387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23">
            <text:p>0.7623</text:p>
          </table:table-cell>
          <table:table-cell office:value-type="float" office:value="0.3228">
            <text:p>0.3228</text:p>
          </table:table-cell>
          <table:table-cell/>
          <table:table-cell table:formula="of:=AVERAGE([.A52:.A71])" office:value-type="float" office:value="3.5">
            <text:p>3.5</text:p>
          </table:table-cell>
          <table:table-cell table:formula="of:=AVERAGE([.B52:.B71])" office:value-type="float" office:value="0.819765">
            <text:p>0.819765</text:p>
          </table:table-cell>
          <table:table-cell table:formula="of:=AVERAGE([.C52:.C71])" office:value-type="float" office:value="0.40061">
            <text:p>0.400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063">
            <text:p>0.6063</text:p>
          </table:table-cell>
          <table:table-cell office:value-type="float" office:value="0.1568">
            <text:p>0.1568</text:p>
          </table:table-cell>
          <table:table-cell/>
          <table:table-cell table:formula="of:=AVERAGE([.A53:.A72])" office:value-type="float" office:value="3.55">
            <text:p>3.55</text:p>
          </table:table-cell>
          <table:table-cell table:formula="of:=AVERAGE([.B53:.B72])" office:value-type="float" office:value="0.8222">
            <text:p>0.8222</text:p>
          </table:table-cell>
          <table:table-cell table:formula="of:=AVERAGE([.C53:.C72])" office:value-type="float" office:value="0.402485">
            <text:p>0.40248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957">
            <text:p>0.5957</text:p>
          </table:table-cell>
          <table:table-cell office:value-type="float" office:value="0.1374">
            <text:p>0.1374</text:p>
          </table:table-cell>
          <table:table-cell/>
          <table:table-cell table:formula="of:=AVERAGE([.A54:.A73])" office:value-type="float" office:value="3.6">
            <text:p>3.6</text:p>
          </table:table-cell>
          <table:table-cell table:formula="of:=AVERAGE([.B54:.B73])" office:value-type="float" office:value="0.825135">
            <text:p>0.825135</text:p>
          </table:table-cell>
          <table:table-cell table:formula="of:=AVERAGE([.C54:.C73])" office:value-type="float" office:value="0.40494">
            <text:p>0.4049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63">
            <text:p>0.8663</text:p>
          </table:table-cell>
          <table:table-cell office:value-type="float" office:value="0.4488">
            <text:p>0.4488</text:p>
          </table:table-cell>
          <table:table-cell/>
          <table:table-cell table:formula="of:=AVERAGE([.A55:.A74])" office:value-type="float" office:value="3.65">
            <text:p>3.65</text:p>
          </table:table-cell>
          <table:table-cell table:formula="of:=AVERAGE([.B55:.B74])" office:value-type="float" office:value="0.837815">
            <text:p>0.837815</text:p>
          </table:table-cell>
          <table:table-cell table:formula="of:=AVERAGE([.C55:.C74])" office:value-type="float" office:value="0.42018">
            <text:p>0.4201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63">
            <text:p>0.8363</text:p>
          </table:table-cell>
          <table:table-cell office:value-type="float" office:value="0.4233">
            <text:p>0.4233</text:p>
          </table:table-cell>
          <table:table-cell/>
          <table:table-cell table:formula="of:=AVERAGE([.A56:.A75])" office:value-type="float" office:value="3.7">
            <text:p>3.7</text:p>
          </table:table-cell>
          <table:table-cell table:formula="of:=AVERAGE([.B56:.B75])" office:value-type="float" office:value="0.832785">
            <text:p>0.832785</text:p>
          </table:table-cell>
          <table:table-cell table:formula="of:=AVERAGE([.C56:.C75])" office:value-type="float" office:value="0.413025">
            <text:p>0.4130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67">
            <text:p>0.8567</text:p>
          </table:table-cell>
          <table:table-cell office:value-type="float" office:value="0.4452">
            <text:p>0.4452</text:p>
          </table:table-cell>
          <table:table-cell/>
          <table:table-cell table:formula="of:=AVERAGE([.A57:.A76])" office:value-type="float" office:value="3.75">
            <text:p>3.75</text:p>
          </table:table-cell>
          <table:table-cell table:formula="of:=AVERAGE([.B57:.B76])" office:value-type="float" office:value="0.83067">
            <text:p>0.83067</text:p>
          </table:table-cell>
          <table:table-cell table:formula="of:=AVERAGE([.C57:.C76])" office:value-type="float" office:value="0.408305">
            <text:p>0.4083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13">
            <text:p>0.8413</text:p>
          </table:table-cell>
          <table:table-cell office:value-type="float" office:value="0.4261">
            <text:p>0.4261</text:p>
          </table:table-cell>
          <table:table-cell/>
          <table:table-cell table:formula="of:=AVERAGE([.A58:.A77])" office:value-type="float" office:value="3.8">
            <text:p>3.8</text:p>
          </table:table-cell>
          <table:table-cell table:formula="of:=AVERAGE([.B58:.B77])" office:value-type="float" office:value="0.82815">
            <text:p>0.82815</text:p>
          </table:table-cell>
          <table:table-cell table:formula="of:=AVERAGE([.C58:.C77])" office:value-type="float" office:value="0.403325">
            <text:p>0.4033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6">
            <text:p>0.796</text:p>
          </table:table-cell>
          <table:table-cell office:value-type="float" office:value="0.3568">
            <text:p>0.3568</text:p>
          </table:table-cell>
          <table:table-cell/>
          <table:table-cell table:formula="of:=AVERAGE([.A59:.A78])" office:value-type="float" office:value="3.85">
            <text:p>3.85</text:p>
          </table:table-cell>
          <table:table-cell table:formula="of:=AVERAGE([.B59:.B78])" office:value-type="float" office:value="0.82397">
            <text:p>0.82397</text:p>
          </table:table-cell>
          <table:table-cell table:formula="of:=AVERAGE([.C59:.C78])" office:value-type="float" office:value="0.39587">
            <text:p>0.3958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9">
            <text:p>0.859</text:p>
          </table:table-cell>
          <table:table-cell office:value-type="float" office:value="0.4486">
            <text:p>0.4486</text:p>
          </table:table-cell>
          <table:table-cell/>
          <table:table-cell table:formula="of:=AVERAGE([.A60:.A79])" office:value-type="float" office:value="3.9">
            <text:p>3.9</text:p>
          </table:table-cell>
          <table:table-cell table:formula="of:=AVERAGE([.B60:.B79])" office:value-type="float" office:value="0.828485">
            <text:p>0.828485</text:p>
          </table:table-cell>
          <table:table-cell table:formula="of:=AVERAGE([.C60:.C79])" office:value-type="float" office:value="0.40358">
            <text:p>0.403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47">
            <text:p>0.8247</text:p>
          </table:table-cell>
          <table:table-cell office:value-type="float" office:value="0.4007">
            <text:p>0.4007</text:p>
          </table:table-cell>
          <table:table-cell/>
          <table:table-cell table:formula="of:=AVERAGE([.A61:.A80])" office:value-type="float" office:value="3.95">
            <text:p>3.95</text:p>
          </table:table-cell>
          <table:table-cell table:formula="of:=AVERAGE([.B61:.B80])" office:value-type="float" office:value="0.829035">
            <text:p>0.829035</text:p>
          </table:table-cell>
          <table:table-cell table:formula="of:=AVERAGE([.C61:.C80])" office:value-type="float" office:value="0.4046">
            <text:p>0.40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43">
            <text:p>0.8743</text:p>
          </table:table-cell>
          <table:table-cell office:value-type="float" office:value="0.4636">
            <text:p>0.4636</text:p>
          </table:table-cell>
          <table:table-cell/>
          <table:table-cell table:formula="of:=AVERAGE([.A62:.A81])" office:value-type="float" office:value="4">
            <text:p>4</text:p>
          </table:table-cell>
          <table:table-cell table:formula="of:=AVERAGE([.B62:.B81])" office:value-type="float" office:value="0.82555">
            <text:p>0.82555</text:p>
          </table:table-cell>
          <table:table-cell table:formula="of:=AVERAGE([.C62:.C81])" office:value-type="float" office:value="0.39949">
            <text:p>0.399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63">
            <text:p>0.8663</text:p>
          </table:table-cell>
          <table:table-cell office:value-type="float" office:value="0.4566">
            <text:p>0.4566</text:p>
          </table:table-cell>
          <table:table-cell/>
          <table:table-cell table:formula="of:=AVERAGE([.A63:.A82])" office:value-type="float" office:value="4.05">
            <text:p>4.05</text:p>
          </table:table-cell>
          <table:table-cell table:formula="of:=AVERAGE([.B63:.B82])" office:value-type="float" office:value="0.82085">
            <text:p>0.82085</text:p>
          </table:table-cell>
          <table:table-cell table:formula="of:=AVERAGE([.C63:.C82])" office:value-type="float" office:value="0.392635">
            <text:p>0.3926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997">
            <text:p>0.8997</text:p>
          </table:table-cell>
          <table:table-cell office:value-type="float" office:value="0.5285">
            <text:p>0.5285</text:p>
          </table:table-cell>
          <table:table-cell/>
          <table:table-cell table:formula="of:=AVERAGE([.A64:.A83])" office:value-type="float" office:value="4.1">
            <text:p>4.1</text:p>
          </table:table-cell>
          <table:table-cell table:formula="of:=AVERAGE([.B64:.B83])" office:value-type="float" office:value="0.81572">
            <text:p>0.81572</text:p>
          </table:table-cell>
          <table:table-cell table:formula="of:=AVERAGE([.C64:.C83])" office:value-type="float" office:value="0.384125">
            <text:p>0.3841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43">
            <text:p>0.8043</text:p>
          </table:table-cell>
          <table:table-cell office:value-type="float" office:value="0.3595">
            <text:p>0.3595</text:p>
          </table:table-cell>
          <table:table-cell/>
          <table:table-cell table:formula="of:=AVERAGE([.A65:.A84])" office:value-type="float" office:value="4.15">
            <text:p>4.15</text:p>
          </table:table-cell>
          <table:table-cell table:formula="of:=AVERAGE([.B65:.B84])" office:value-type="float" office:value="0.81622">
            <text:p>0.81622</text:p>
          </table:table-cell>
          <table:table-cell table:formula="of:=AVERAGE([.C65:.C84])" office:value-type="float" office:value="0.38569">
            <text:p>0.3856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04">
            <text:p>0.904</text:p>
          </table:table-cell>
          <table:table-cell office:value-type="float" office:value="0.54">
            <text:p>0.54</text:p>
          </table:table-cell>
          <table:table-cell/>
          <table:table-cell table:formula="of:=AVERAGE([.A66:.A85])" office:value-type="float" office:value="4.2">
            <text:p>4.2</text:p>
          </table:table-cell>
          <table:table-cell table:formula="of:=AVERAGE([.B66:.B85])" office:value-type="float" office:value="0.82104">
            <text:p>0.82104</text:p>
          </table:table-cell>
          <table:table-cell table:formula="of:=AVERAGE([.C66:.C85])" office:value-type="float" office:value="0.394355">
            <text:p>0.3943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">
            <text:p>0.844</text:p>
          </table:table-cell>
          <table:table-cell office:value-type="float" office:value="0.4219">
            <text:p>0.4219</text:p>
          </table:table-cell>
          <table:table-cell/>
          <table:table-cell table:formula="of:=AVERAGE([.A67:.A86])" office:value-type="float" office:value="4.25">
            <text:p>4.25</text:p>
          </table:table-cell>
          <table:table-cell table:formula="of:=AVERAGE([.B67:.B86])" office:value-type="float" office:value="0.81084">
            <text:p>0.81084</text:p>
          </table:table-cell>
          <table:table-cell table:formula="of:=AVERAGE([.C67:.C86])" office:value-type="float" office:value="0.3789">
            <text:p>0.378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37">
            <text:p>0.7837</text:p>
          </table:table-cell>
          <table:table-cell office:value-type="float" office:value="0.3063">
            <text:p>0.3063</text:p>
          </table:table-cell>
          <table:table-cell/>
          <table:table-cell table:formula="of:=AVERAGE([.A68:.A87])" office:value-type="float" office:value="4.3">
            <text:p>4.3</text:p>
          </table:table-cell>
          <table:table-cell table:formula="of:=AVERAGE([.B68:.B87])" office:value-type="float" office:value="0.81354">
            <text:p>0.81354</text:p>
          </table:table-cell>
          <table:table-cell table:formula="of:=AVERAGE([.C68:.C87])" office:value-type="float" office:value="0.383925">
            <text:p>0.3839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82">
            <text:p>0.882</text:p>
          </table:table-cell>
          <table:table-cell office:value-type="float" office:value="0.4977">
            <text:p>0.4977</text:p>
          </table:table-cell>
          <table:table-cell/>
          <table:table-cell table:formula="of:=AVERAGE([.A69:.A88])" office:value-type="float" office:value="4.35">
            <text:p>4.35</text:p>
          </table:table-cell>
          <table:table-cell table:formula="of:=AVERAGE([.B69:.B88])" office:value-type="float" office:value="0.818605">
            <text:p>0.818605</text:p>
          </table:table-cell>
          <table:table-cell table:formula="of:=AVERAGE([.C69:.C88])" office:value-type="float" office:value="0.39328">
            <text:p>0.3932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67">
            <text:p>0.8367</text:p>
          </table:table-cell>
          <table:table-cell office:value-type="float" office:value="0.4193">
            <text:p>0.4193</text:p>
          </table:table-cell>
          <table:table-cell/>
          <table:table-cell table:formula="of:=AVERAGE([.A70:.A89])" office:value-type="float" office:value="4.4">
            <text:p>4.4</text:p>
          </table:table-cell>
          <table:table-cell table:formula="of:=AVERAGE([.B70:.B89])" office:value-type="float" office:value="0.81944">
            <text:p>0.81944</text:p>
          </table:table-cell>
          <table:table-cell table:formula="of:=AVERAGE([.C70:.C89])" office:value-type="float" office:value="0.39447">
            <text:p>0.394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57">
            <text:p>0.8557</text:p>
          </table:table-cell>
          <table:table-cell office:value-type="float" office:value="0.4523">
            <text:p>0.4523</text:p>
          </table:table-cell>
          <table:table-cell/>
          <table:table-cell table:formula="of:=AVERAGE([.A71:.A90])" office:value-type="float" office:value="4.45">
            <text:p>4.45</text:p>
          </table:table-cell>
          <table:table-cell table:formula="of:=AVERAGE([.B71:.B90])" office:value-type="float" office:value="0.822705">
            <text:p>0.822705</text:p>
          </table:table-cell>
          <table:table-cell table:formula="of:=AVERAGE([.C71:.C90])" office:value-type="float" office:value="0.400655">
            <text:p>0.4006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1">
            <text:p>0.811</text:p>
          </table:table-cell>
          <table:table-cell office:value-type="float" office:value="0.3603">
            <text:p>0.3603</text:p>
          </table:table-cell>
          <table:table-cell/>
          <table:table-cell table:formula="of:=AVERAGE([.A72:.A91])" office:value-type="float" office:value="4.5">
            <text:p>4.5</text:p>
          </table:table-cell>
          <table:table-cell table:formula="of:=AVERAGE([.B72:.B91])" office:value-type="float" office:value="0.82457">
            <text:p>0.82457</text:p>
          </table:table-cell>
          <table:table-cell table:formula="of:=AVERAGE([.C72:.C91])" office:value-type="float" office:value="0.403225">
            <text:p>0.4032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65">
            <text:p>0.665</text:p>
          </table:table-cell>
          <table:table-cell office:value-type="float" office:value="0.2059">
            <text:p>0.2059</text:p>
          </table:table-cell>
          <table:table-cell/>
          <table:table-cell table:formula="of:=AVERAGE([.A73:.A92])" office:value-type="float" office:value="4.55">
            <text:p>4.55</text:p>
          </table:table-cell>
          <table:table-cell table:formula="of:=AVERAGE([.B73:.B92])" office:value-type="float" office:value="0.828705">
            <text:p>0.828705</text:p>
          </table:table-cell>
          <table:table-cell table:formula="of:=AVERAGE([.C73:.C92])" office:value-type="float" office:value="0.41062">
            <text:p>0.4106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93">
            <text:p>0.8493</text:p>
          </table:table-cell>
          <table:table-cell office:value-type="float" office:value="0.4422">
            <text:p>0.4422</text:p>
          </table:table-cell>
          <table:table-cell/>
          <table:table-cell table:formula="of:=AVERAGE([.A74:.A93])" office:value-type="float" office:value="4.6">
            <text:p>4.6</text:p>
          </table:table-cell>
          <table:table-cell table:formula="of:=AVERAGE([.B74:.B93])" office:value-type="float" office:value="0.840455">
            <text:p>0.840455</text:p>
          </table:table-cell>
          <table:table-cell table:formula="of:=AVERAGE([.C74:.C93])" office:value-type="float" office:value="0.426645">
            <text:p>0.4266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657">
            <text:p>0.7657</text:p>
          </table:table-cell>
          <table:table-cell office:value-type="float" office:value="0.3057">
            <text:p>0.3057</text:p>
          </table:table-cell>
          <table:table-cell/>
          <table:table-cell table:formula="of:=AVERAGE([.A75:.A94])" office:value-type="float" office:value="4.65">
            <text:p>4.65</text:p>
          </table:table-cell>
          <table:table-cell table:formula="of:=AVERAGE([.B75:.B94])" office:value-type="float" office:value="0.837955">
            <text:p>0.837955</text:p>
          </table:table-cell>
          <table:table-cell table:formula="of:=AVERAGE([.C75:.C94])" office:value-type="float" office:value="0.42157">
            <text:p>0.4215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94">
            <text:p>0.794</text:p>
          </table:table-cell>
          <table:table-cell office:value-type="float" office:value="0.3289">
            <text:p>0.3289</text:p>
          </table:table-cell>
          <table:table-cell/>
          <table:table-cell table:formula="of:=AVERAGE([.A76:.A95])" office:value-type="float" office:value="4.7">
            <text:p>4.7</text:p>
          </table:table-cell>
          <table:table-cell table:formula="of:=AVERAGE([.B76:.B95])" office:value-type="float" office:value="0.83177">
            <text:p>0.83177</text:p>
          </table:table-cell>
          <table:table-cell table:formula="of:=AVERAGE([.C76:.C95])" office:value-type="float" office:value="0.415345">
            <text:p>0.4153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63">
            <text:p>0.8063</text:p>
          </table:table-cell>
          <table:table-cell office:value-type="float" office:value="0.3456">
            <text:p>0.3456</text:p>
          </table:table-cell>
          <table:table-cell/>
          <table:table-cell table:formula="of:=AVERAGE([.A77:.A96])" office:value-type="float" office:value="4.75">
            <text:p>4.75</text:p>
          </table:table-cell>
          <table:table-cell table:formula="of:=AVERAGE([.B77:.B96])" office:value-type="float" office:value="0.837005">
            <text:p>0.837005</text:p>
          </table:table-cell>
          <table:table-cell table:formula="of:=AVERAGE([.C77:.C96])" office:value-type="float" office:value="0.425255">
            <text:p>0.4252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77">
            <text:p>0.7577</text:p>
          </table:table-cell>
          <table:table-cell office:value-type="float" office:value="0.277">
            <text:p>0.277</text:p>
          </table:table-cell>
          <table:table-cell/>
          <table:table-cell table:formula="of:=AVERAGE([.A78:.A97])" office:value-type="float" office:value="4.8">
            <text:p>4.8</text:p>
          </table:table-cell>
          <table:table-cell table:formula="of:=AVERAGE([.B78:.B97])" office:value-type="float" office:value="0.84089">
            <text:p>0.84089</text:p>
          </table:table-cell>
          <table:table-cell table:formula="of:=AVERAGE([.C78:.C97])" office:value-type="float" office:value="0.43256">
            <text:p>0.4325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863">
            <text:p>0.8863</text:p>
          </table:table-cell>
          <table:table-cell office:value-type="float" office:value="0.511">
            <text:p>0.511</text:p>
          </table:table-cell>
          <table:table-cell/>
          <table:table-cell table:formula="of:=AVERAGE([.A79:.A98])" office:value-type="float" office:value="4.85">
            <text:p>4.85</text:p>
          </table:table-cell>
          <table:table-cell table:formula="of:=AVERAGE([.B79:.B98])" office:value-type="float" office:value="0.84547">
            <text:p>0.84547</text:p>
          </table:table-cell>
          <table:table-cell table:formula="of:=AVERAGE([.C79:.C98])" office:value-type="float" office:value="0.43953">
            <text:p>0.4395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">
            <text:p>0.87</text:p>
          </table:table-cell>
          <table:table-cell office:value-type="float" office:value="0.469">
            <text:p>0.469</text:p>
          </table:table-cell>
          <table:table-cell/>
          <table:table-cell table:formula="of:=AVERAGE([.A80:.A99])" office:value-type="float" office:value="4.9">
            <text:p>4.9</text:p>
          </table:table-cell>
          <table:table-cell table:formula="of:=AVERAGE([.B80:.B99])" office:value-type="float" office:value="0.84134">
            <text:p>0.84134</text:p>
          </table:table-cell>
          <table:table-cell table:formula="of:=AVERAGE([.C80:.C99])" office:value-type="float" office:value="0.4317">
            <text:p>0.431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5">
            <text:p>0.755</text:p>
          </table:table-cell>
          <table:table-cell office:value-type="float" office:value="0.2985">
            <text:p>0.2985</text:p>
          </table:table-cell>
          <table:table-cell/>
          <table:table-cell table:formula="of:=AVERAGE([.A81:.A100])" office:value-type="float" office:value="4.95">
            <text:p>4.95</text:p>
          </table:table-cell>
          <table:table-cell table:formula="of:=AVERAGE([.B81:.B100])" office:value-type="float" office:value="0.84164">
            <text:p>0.84164</text:p>
          </table:table-cell>
          <table:table-cell table:formula="of:=AVERAGE([.C81:.C100])" office:value-type="float" office:value="0.43217">
            <text:p>0.4321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803">
            <text:p>0.7803</text:p>
          </table:table-cell>
          <table:table-cell office:value-type="float" office:value="0.3265">
            <text:p>0.3265</text:p>
          </table:table-cell>
          <table:table-cell/>
          <table:table-cell table:formula="of:=AVERAGE([.A82:.A101])" office:value-type="float" office:value="5">
            <text:p>5</text:p>
          </table:table-cell>
          <table:table-cell table:formula="of:=AVERAGE([.B82:.B101])" office:value-type="float" office:value="0.83469">
            <text:p>0.83469</text:p>
          </table:table-cell>
          <table:table-cell table:formula="of:=AVERAGE([.C82:.C101])" office:value-type="float" office:value="0.424935">
            <text:p>0.4249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637">
            <text:p>0.7637</text:p>
          </table:table-cell>
          <table:table-cell office:value-type="float" office:value="0.2864">
            <text:p>0.2864</text:p>
          </table:table-cell>
          <table:table-cell/>
          <table:table-cell table:formula="of:=AVERAGE([.A83:.A102])" office:value-type="float" office:value="5.05">
            <text:p>5.05</text:p>
          </table:table-cell>
          <table:table-cell table:formula="of:=AVERAGE([.B83:.B102])" office:value-type="float" office:value="0.83974">
            <text:p>0.83974</text:p>
          </table:table-cell>
          <table:table-cell table:formula="of:=AVERAGE([.C83:.C102])" office:value-type="float" office:value="0.43238">
            <text:p>0.4323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97">
            <text:p>0.9097</text:p>
          </table:table-cell>
          <table:table-cell office:value-type="float" office:value="0.5598">
            <text:p>0.5598</text:p>
          </table:table-cell>
          <table:table-cell/>
          <table:table-cell table:formula="of:=AVERAGE([.A84:.A103])" office:value-type="float" office:value="5.1">
            <text:p>5.1</text:p>
          </table:table-cell>
          <table:table-cell table:formula="of:=AVERAGE([.B84:.B103])" office:value-type="float" office:value="0.84637">
            <text:p>0.84637</text:p>
          </table:table-cell>
          <table:table-cell table:formula="of:=AVERAGE([.C84:.C103])" office:value-type="float" office:value="0.443535">
            <text:p>0.4435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07">
            <text:p>0.9007</text:p>
          </table:table-cell>
          <table:table-cell office:value-type="float" office:value="0.5328">
            <text:p>0.5328</text:p>
          </table:table-cell>
          <table:table-cell/>
          <table:table-cell table:formula="of:=AVERAGE([.A85:.A104])" office:value-type="float" office:value="5.15">
            <text:p>5.15</text:p>
          </table:table-cell>
          <table:table-cell table:formula="of:=AVERAGE([.B85:.B104])" office:value-type="float" office:value="0.84287">
            <text:p>0.84287</text:p>
          </table:table-cell>
          <table:table-cell table:formula="of:=AVERAGE([.C85:.C104])" office:value-type="float" office:value="0.43648">
            <text:p>0.4364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2309">
            <text:p>0.2309</text:p>
          </table:table-cell>
          <table:table-cell/>
          <table:table-cell table:formula="of:=AVERAGE([.A86:.A105])" office:value-type="float" office:value="5.2">
            <text:p>5.2</text:p>
          </table:table-cell>
          <table:table-cell table:formula="of:=AVERAGE([.B86:.B105])" office:value-type="float" office:value="0.841135">
            <text:p>0.841135</text:p>
          </table:table-cell>
          <table:table-cell table:formula="of:=AVERAGE([.C86:.C105])" office:value-type="float" office:value="0.432625">
            <text:p>0.43262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">
            <text:p>0.898</text:p>
          </table:table-cell>
          <table:table-cell office:value-type="float" office:value="0.5224">
            <text:p>0.5224</text:p>
          </table:table-cell>
          <table:table-cell/>
          <table:table-cell table:formula="of:=AVERAGE([.A87:.A106])" office:value-type="float" office:value="5.25">
            <text:p>5.25</text:p>
          </table:table-cell>
          <table:table-cell table:formula="of:=AVERAGE([.B87:.B106])" office:value-type="float" office:value="0.84777">
            <text:p>0.84777</text:p>
          </table:table-cell>
          <table:table-cell table:formula="of:=AVERAGE([.C87:.C106])" office:value-type="float" office:value="0.44123">
            <text:p>0.4412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5">
            <text:p>0.885</text:p>
          </table:table-cell>
          <table:table-cell office:value-type="float" office:value="0.4934">
            <text:p>0.4934</text:p>
          </table:table-cell>
          <table:table-cell/>
          <table:table-cell table:formula="of:=AVERAGE([.A88:.A107])" office:value-type="float" office:value="5.3">
            <text:p>5.3</text:p>
          </table:table-cell>
          <table:table-cell table:formula="of:=AVERAGE([.B88:.B107])" office:value-type="float" office:value="0.84842">
            <text:p>0.84842</text:p>
          </table:table-cell>
          <table:table-cell table:formula="of:=AVERAGE([.C88:.C107])" office:value-type="float" office:value="0.44282">
            <text:p>0.4428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7">
            <text:p>0.8987</text:p>
          </table:table-cell>
          <table:table-cell office:value-type="float" office:value="0.5215">
            <text:p>0.5215</text:p>
          </table:table-cell>
          <table:table-cell/>
          <table:table-cell table:formula="of:=AVERAGE([.A89:.A108])" office:value-type="float" office:value="5.35">
            <text:p>5.35</text:p>
          </table:table-cell>
          <table:table-cell table:formula="of:=AVERAGE([.B89:.B108])" office:value-type="float" office:value="0.848985">
            <text:p>0.848985</text:p>
          </table:table-cell>
          <table:table-cell table:formula="of:=AVERAGE([.C89:.C108])" office:value-type="float" office:value="0.444">
            <text:p>0.44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2">
            <text:p>0.902</text:p>
          </table:table-cell>
          <table:table-cell office:value-type="float" office:value="0.543">
            <text:p>0.543</text:p>
          </table:table-cell>
          <table:table-cell/>
          <table:table-cell table:formula="of:=AVERAGE([.A90:.A109])" office:value-type="float" office:value="5.4">
            <text:p>5.4</text:p>
          </table:table-cell>
          <table:table-cell table:formula="of:=AVERAGE([.B90:.B109])" office:value-type="float" office:value="0.8492">
            <text:p>0.8492</text:p>
          </table:table-cell>
          <table:table-cell table:formula="of:=AVERAGE([.C90:.C109])" office:value-type="float" office:value="0.444355">
            <text:p>0.4443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3">
            <text:p>0.893</text:p>
          </table:table-cell>
          <table:table-cell office:value-type="float" office:value="0.5037">
            <text:p>0.5037</text:p>
          </table:table-cell>
          <table:table-cell/>
          <table:table-cell table:formula="of:=AVERAGE([.A91:.A110])" office:value-type="float" office:value="5.45">
            <text:p>5.45</text:p>
          </table:table-cell>
          <table:table-cell table:formula="of:=AVERAGE([.B91:.B110])" office:value-type="float" office:value="0.8484">
            <text:p>0.8484</text:p>
          </table:table-cell>
          <table:table-cell table:formula="of:=AVERAGE([.C91:.C110])" office:value-type="float" office:value="0.44213">
            <text:p>0.4421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37">
            <text:p>0.8937</text:p>
          </table:table-cell>
          <table:table-cell office:value-type="float" office:value="0.5082">
            <text:p>0.5082</text:p>
          </table:table-cell>
          <table:table-cell/>
          <table:table-cell table:formula="of:=AVERAGE([.A92:.A111])" office:value-type="float" office:value="5.5">
            <text:p>5.5</text:p>
          </table:table-cell>
          <table:table-cell table:formula="of:=AVERAGE([.B92:.B111])" office:value-type="float" office:value="0.849235">
            <text:p>0.849235</text:p>
          </table:table-cell>
          <table:table-cell table:formula="of:=AVERAGE([.C92:.C111])" office:value-type="float" office:value="0.444345">
            <text:p>0.4443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264">
            <text:p>0.5264</text:p>
          </table:table-cell>
          <table:table-cell/>
          <table:table-cell table:formula="of:=AVERAGE([.A93:.A112])" office:value-type="float" office:value="5.55">
            <text:p>5.55</text:p>
          </table:table-cell>
          <table:table-cell table:formula="of:=AVERAGE([.B93:.B112])" office:value-type="float" office:value="0.847415">
            <text:p>0.847415</text:p>
          </table:table-cell>
          <table:table-cell table:formula="of:=AVERAGE([.C93:.C112])" office:value-type="float" office:value="0.44121">
            <text:p>0.4412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993">
            <text:p>0.7993</text:p>
          </table:table-cell>
          <table:table-cell office:value-type="float" office:value="0.3407">
            <text:p>0.3407</text:p>
          </table:table-cell>
          <table:table-cell/>
          <table:table-cell table:formula="of:=AVERAGE([.A94:.A113])" office:value-type="float" office:value="5.6">
            <text:p>5.6</text:p>
          </table:table-cell>
          <table:table-cell table:formula="of:=AVERAGE([.B94:.B113])" office:value-type="float" office:value="0.84433">
            <text:p>0.84433</text:p>
          </table:table-cell>
          <table:table-cell table:formula="of:=AVERAGE([.C94:.C113])" office:value-type="float" office:value="0.4358">
            <text:p>0.435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42">
            <text:p>0.642</text:p>
          </table:table-cell>
          <table:table-cell office:value-type="float" office:value="0.1812">
            <text:p>0.1812</text:p>
          </table:table-cell>
          <table:table-cell/>
          <table:table-cell table:formula="of:=AVERAGE([.A95:.A114])" office:value-type="float" office:value="5.65">
            <text:p>5.65</text:p>
          </table:table-cell>
          <table:table-cell table:formula="of:=AVERAGE([.B95:.B114])" office:value-type="float" office:value="0.849365">
            <text:p>0.849365</text:p>
          </table:table-cell>
          <table:table-cell table:formula="of:=AVERAGE([.C95:.C114])" office:value-type="float" office:value="0.444935">
            <text:p>0.4449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7">
            <text:p>0.8987</text:p>
          </table:table-cell>
          <table:table-cell office:value-type="float" office:value="0.5271">
            <text:p>0.5271</text:p>
          </table:table-cell>
          <table:table-cell/>
          <table:table-cell table:formula="of:=AVERAGE([.A96:.A115])" office:value-type="float" office:value="5.7">
            <text:p>5.7</text:p>
          </table:table-cell>
          <table:table-cell table:formula="of:=AVERAGE([.B96:.B115])" office:value-type="float" office:value="0.85693">
            <text:p>0.85693</text:p>
          </table:table-cell>
          <table:table-cell table:formula="of:=AVERAGE([.C96:.C115])" office:value-type="float" office:value="0.452845">
            <text:p>0.4528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4">
            <text:p>0.884</text:p>
          </table:table-cell>
          <table:table-cell office:value-type="float" office:value="0.4917">
            <text:p>0.4917</text:p>
          </table:table-cell>
          <table:table-cell/>
          <table:table-cell table:formula="of:=AVERAGE([.A97:.A116])" office:value-type="float" office:value="5.75">
            <text:p>5.75</text:p>
          </table:table-cell>
          <table:table-cell table:formula="of:=AVERAGE([.B97:.B116])" office:value-type="float" office:value="0.85396">
            <text:p>0.85396</text:p>
          </table:table-cell>
          <table:table-cell table:formula="of:=AVERAGE([.C97:.C116])" office:value-type="float" office:value="0.44642">
            <text:p>0.446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93">
            <text:p>0.8493</text:p>
          </table:table-cell>
          <table:table-cell office:value-type="float" office:value="0.4164">
            <text:p>0.4164</text:p>
          </table:table-cell>
          <table:table-cell/>
          <table:table-cell table:formula="of:=AVERAGE([.A98:.A117])" office:value-type="float" office:value="5.8">
            <text:p>5.8</text:p>
          </table:table-cell>
          <table:table-cell table:formula="of:=AVERAGE([.B98:.B117])" office:value-type="float" office:value="0.854995">
            <text:p>0.854995</text:p>
          </table:table-cell>
          <table:table-cell table:formula="of:=AVERAGE([.C98:.C117])" office:value-type="float" office:value="0.44834">
            <text:p>0.4483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37">
            <text:p>0.8037</text:p>
          </table:table-cell>
          <table:table-cell office:value-type="float" office:value="0.3544">
            <text:p>0.3544</text:p>
          </table:table-cell>
          <table:table-cell/>
          <table:table-cell table:formula="of:=AVERAGE([.A99:.A118])" office:value-type="float" office:value="5.85">
            <text:p>5.85</text:p>
          </table:table-cell>
          <table:table-cell table:formula="of:=AVERAGE([.B99:.B118])" office:value-type="float" office:value="0.857695">
            <text:p>0.857695</text:p>
          </table:table-cell>
          <table:table-cell table:formula="of:=AVERAGE([.C99:.C118])" office:value-type="float" office:value="0.453735">
            <text:p>0.4537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6">
            <text:p>0.876</text:p>
          </table:table-cell>
          <table:table-cell office:value-type="float" office:value="0.4784">
            <text:p>0.4784</text:p>
          </table:table-cell>
          <table:table-cell/>
          <table:table-cell table:formula="of:=AVERAGE([.A100:.A119])" office:value-type="float" office:value="5.9">
            <text:p>5.9</text:p>
          </table:table-cell>
          <table:table-cell table:formula="of:=AVERAGE([.B100:.B119])" office:value-type="float" office:value="0.86056">
            <text:p>0.86056</text:p>
          </table:table-cell>
          <table:table-cell table:formula="of:=AVERAGE([.C100:.C119])" office:value-type="float" office:value="0.458675">
            <text:p>0.4586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16">
            <text:p>0.616</text:p>
          </table:table-cell>
          <table:table-cell office:value-type="float" office:value="0.1538">
            <text:p>0.1538</text:p>
          </table:table-cell>
          <table:table-cell/>
          <table:table-cell table:formula="of:=AVERAGE([.A101:.A120])" office:value-type="float" office:value="5.95">
            <text:p>5.95</text:p>
          </table:table-cell>
          <table:table-cell table:formula="of:=AVERAGE([.B101:.B120])" office:value-type="float" office:value="0.861495">
            <text:p>0.861495</text:p>
          </table:table-cell>
          <table:table-cell table:formula="of:=AVERAGE([.C101:.C120])" office:value-type="float" office:value="0.461235">
            <text:p>0.4612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13">
            <text:p>0.8813</text:p>
          </table:table-cell>
          <table:table-cell office:value-type="float" office:value="0.4754">
            <text:p>0.4754</text:p>
          </table:table-cell>
          <table:table-cell/>
          <table:table-cell table:formula="of:=AVERAGE([.A102:.A121])" office:value-type="float" office:value="6">
            <text:p>6</text:p>
          </table:table-cell>
          <table:table-cell table:formula="of:=AVERAGE([.B102:.B121])" office:value-type="float" office:value="0.87553">
            <text:p>0.87553</text:p>
          </table:table-cell>
          <table:table-cell table:formula="of:=AVERAGE([.C102:.C121])" office:value-type="float" office:value="0.47951">
            <text:p>0.4795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63">
            <text:p>0.8963</text:p>
          </table:table-cell>
          <table:table-cell office:value-type="float" office:value="0.5095">
            <text:p>0.5095</text:p>
          </table:table-cell>
          <table:table-cell/>
          <table:table-cell table:formula="of:=AVERAGE([.A103:.A122])" office:value-type="float" office:value="6.05">
            <text:p>6.05</text:p>
          </table:table-cell>
          <table:table-cell table:formula="of:=AVERAGE([.B103:.B122])" office:value-type="float" office:value="0.87278">
            <text:p>0.87278</text:p>
          </table:table-cell>
          <table:table-cell table:formula="of:=AVERAGE([.C103:.C122])" office:value-type="float" office:value="0.474245">
            <text:p>0.4742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97">
            <text:p>0.8397</text:p>
          </table:table-cell>
          <table:table-cell office:value-type="float" office:value="0.4187">
            <text:p>0.4187</text:p>
          </table:table-cell>
          <table:table-cell/>
          <table:table-cell table:formula="of:=AVERAGE([.A104:.A123])" office:value-type="float" office:value="6.1">
            <text:p>6.1</text:p>
          </table:table-cell>
          <table:table-cell table:formula="of:=AVERAGE([.B104:.B123])" office:value-type="float" office:value="0.87263">
            <text:p>0.87263</text:p>
          </table:table-cell>
          <table:table-cell table:formula="of:=AVERAGE([.C104:.C123])" office:value-type="float" office:value="0.473935">
            <text:p>0.4739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6">
            <text:p>0.866</text:p>
          </table:table-cell>
          <table:table-cell office:value-type="float" office:value="0.4557">
            <text:p>0.4557</text:p>
          </table:table-cell>
          <table:table-cell/>
          <table:table-cell table:formula="of:=AVERAGE([.A105:.A124])" office:value-type="float" office:value="6.15">
            <text:p>6.15</text:p>
          </table:table-cell>
          <table:table-cell table:formula="of:=AVERAGE([.B105:.B124])" office:value-type="float" office:value="0.87596">
            <text:p>0.87596</text:p>
          </table:table-cell>
          <table:table-cell table:formula="of:=AVERAGE([.C105:.C124])" office:value-type="float" office:value="0.480125">
            <text:p>0.4801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27">
            <text:p>0.8327</text:p>
          </table:table-cell>
          <table:table-cell office:value-type="float" office:value="0.403">
            <text:p>0.403</text:p>
          </table:table-cell>
          <table:table-cell/>
          <table:table-cell table:formula="of:=AVERAGE([.A106:.A125])" office:value-type="float" office:value="6.2">
            <text:p>6.2</text:p>
          </table:table-cell>
          <table:table-cell table:formula="of:=AVERAGE([.B106:.B125])" office:value-type="float" office:value="0.877795">
            <text:p>0.877795</text:p>
          </table:table-cell>
          <table:table-cell table:formula="of:=AVERAGE([.C106:.C125])" office:value-type="float" office:value="0.484025">
            <text:p>0.4840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1">
            <text:p>0.911</text:p>
          </table:table-cell>
          <table:table-cell office:value-type="float" office:value="0.5542">
            <text:p>0.5542</text:p>
          </table:table-cell>
          <table:table-cell/>
          <table:table-cell table:formula="of:=AVERAGE([.A107:.A126])" office:value-type="float" office:value="6.25">
            <text:p>6.25</text:p>
          </table:table-cell>
          <table:table-cell table:formula="of:=AVERAGE([.B107:.B126])" office:value-type="float" office:value="0.880395">
            <text:p>0.880395</text:p>
          </table:table-cell>
          <table:table-cell table:formula="of:=AVERAGE([.C107:.C126])" office:value-type="float" office:value="0.488205">
            <text:p>0.4882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63">
            <text:p>0.8963</text:p>
          </table:table-cell>
          <table:table-cell office:value-type="float" office:value="0.517">
            <text:p>0.517</text:p>
          </table:table-cell>
          <table:table-cell/>
          <table:table-cell table:formula="of:=AVERAGE([.A108:.A127])" office:value-type="float" office:value="6.3">
            <text:p>6.3</text:p>
          </table:table-cell>
          <table:table-cell table:formula="of:=AVERAGE([.B108:.B127])" office:value-type="float" office:value="0.87976">
            <text:p>0.87976</text:p>
          </table:table-cell>
          <table:table-cell table:formula="of:=AVERAGE([.C108:.C127])" office:value-type="float" office:value="0.487035">
            <text:p>0.4870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3">
            <text:p>0.903</text:p>
          </table:table-cell>
          <table:table-cell office:value-type="float" office:value="0.5286">
            <text:p>0.5286</text:p>
          </table:table-cell>
          <table:table-cell/>
          <table:table-cell table:formula="of:=AVERAGE([.A109:.A128])" office:value-type="float" office:value="6.35">
            <text:p>6.35</text:p>
          </table:table-cell>
          <table:table-cell table:formula="of:=AVERAGE([.B109:.B128])" office:value-type="float" office:value="0.87983">
            <text:p>0.87983</text:p>
          </table:table-cell>
          <table:table-cell table:formula="of:=AVERAGE([.C109:.C128])" office:value-type="float" office:value="0.48684">
            <text:p>0.4868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6">
            <text:p>0.886</text:p>
          </table:table-cell>
          <table:table-cell office:value-type="float" office:value="0.4985">
            <text:p>0.4985</text:p>
          </table:table-cell>
          <table:table-cell/>
          <table:table-cell table:formula="of:=AVERAGE([.A110:.A129])" office:value-type="float" office:value="6.4">
            <text:p>6.4</text:p>
          </table:table-cell>
          <table:table-cell table:formula="of:=AVERAGE([.B110:.B129])" office:value-type="float" office:value="0.87913">
            <text:p>0.87913</text:p>
          </table:table-cell>
          <table:table-cell table:formula="of:=AVERAGE([.C110:.C129])" office:value-type="float" office:value="0.48538">
            <text:p>0.4853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97">
            <text:p>0.9097</text:p>
          </table:table-cell>
          <table:table-cell office:value-type="float" office:value="0.548">
            <text:p>0.548</text:p>
          </table:table-cell>
          <table:table-cell/>
          <table:table-cell table:formula="of:=AVERAGE([.A111:.A130])" office:value-type="float" office:value="6.45">
            <text:p>6.45</text:p>
          </table:table-cell>
          <table:table-cell table:formula="of:=AVERAGE([.B111:.B130])" office:value-type="float" office:value="0.87948">
            <text:p>0.87948</text:p>
          </table:table-cell>
          <table:table-cell table:formula="of:=AVERAGE([.C111:.C130])" office:value-type="float" office:value="0.486705">
            <text:p>0.4867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73">
            <text:p>0.8573</text:p>
          </table:table-cell>
          <table:table-cell office:value-type="float" office:value="0.4455">
            <text:p>0.4455</text:p>
          </table:table-cell>
          <table:table-cell/>
          <table:table-cell table:formula="of:=AVERAGE([.A112:.A131])" office:value-type="float" office:value="6.5">
            <text:p>6.5</text:p>
          </table:table-cell>
          <table:table-cell table:formula="of:=AVERAGE([.B112:.B131])" office:value-type="float" office:value="0.878445">
            <text:p>0.878445</text:p>
          </table:table-cell>
          <table:table-cell table:formula="of:=AVERAGE([.C112:.C131])" office:value-type="float" office:value="0.484665">
            <text:p>0.48466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83">
            <text:p>0.8383</text:p>
          </table:table-cell>
          <table:table-cell office:value-type="float" office:value="0.4182">
            <text:p>0.4182</text:p>
          </table:table-cell>
          <table:table-cell/>
          <table:table-cell table:formula="of:=AVERAGE([.A113:.A132])" office:value-type="float" office:value="6.55">
            <text:p>6.55</text:p>
          </table:table-cell>
          <table:table-cell table:formula="of:=AVERAGE([.B113:.B132])" office:value-type="float" office:value="0.879865">
            <text:p>0.879865</text:p>
          </table:table-cell>
          <table:table-cell table:formula="of:=AVERAGE([.C113:.C132])" office:value-type="float" office:value="0.48751">
            <text:p>0.4875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">
            <text:p>0.9</text:p>
          </table:table-cell>
          <table:table-cell office:value-type="float" office:value="0.5234">
            <text:p>0.5234</text:p>
          </table:table-cell>
          <table:table-cell/>
          <table:table-cell table:formula="of:=AVERAGE([.A114:.A133])" office:value-type="float" office:value="6.6">
            <text:p>6.6</text:p>
          </table:table-cell>
          <table:table-cell table:formula="of:=AVERAGE([.B114:.B133])" office:value-type="float" office:value="0.883035">
            <text:p>0.883035</text:p>
          </table:table-cell>
          <table:table-cell table:formula="of:=AVERAGE([.C114:.C133])" office:value-type="float" office:value="0.493015">
            <text:p>0.4930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33">
            <text:p>0.7933</text:p>
          </table:table-cell>
          <table:table-cell office:value-type="float" office:value="0.3394">
            <text:p>0.3394</text:p>
          </table:table-cell>
          <table:table-cell/>
          <table:table-cell table:formula="of:=AVERAGE([.A115:.A134])" office:value-type="float" office:value="6.65">
            <text:p>6.65</text:p>
          </table:table-cell>
          <table:table-cell table:formula="of:=AVERAGE([.B115:.B134])" office:value-type="float" office:value="0.8792">
            <text:p>0.8792</text:p>
          </table:table-cell>
          <table:table-cell table:formula="of:=AVERAGE([.C115:.C134])" office:value-type="float" office:value="0.486255">
            <text:p>0.4862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93">
            <text:p>0.8393</text:p>
          </table:table-cell>
          <table:table-cell office:value-type="float" office:value="0.3986">
            <text:p>0.3986</text:p>
          </table:table-cell>
          <table:table-cell/>
          <table:table-cell table:formula="of:=AVERAGE([.A116:.A135])" office:value-type="float" office:value="6.7">
            <text:p>6.7</text:p>
          </table:table-cell>
          <table:table-cell table:formula="of:=AVERAGE([.B116:.B135])" office:value-type="float" office:value="0.884685">
            <text:p>0.884685</text:p>
          </table:table-cell>
          <table:table-cell table:formula="of:=AVERAGE([.C116:.C135])" office:value-type="float" office:value="0.495315">
            <text:p>0.4953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47">
            <text:p>0.9047</text:p>
          </table:table-cell>
          <table:table-cell office:value-type="float" office:value="0.5301">
            <text:p>0.5301</text:p>
          </table:table-cell>
          <table:table-cell/>
          <table:table-cell table:formula="of:=AVERAGE([.A117:.A136])" office:value-type="float" office:value="6.75">
            <text:p>6.75</text:p>
          </table:table-cell>
          <table:table-cell table:formula="of:=AVERAGE([.B117:.B136])" office:value-type="float" office:value="0.886935">
            <text:p>0.886935</text:p>
          </table:table-cell>
          <table:table-cell table:formula="of:=AVERAGE([.C117:.C136])" office:value-type="float" office:value="0.49984">
            <text:p>0.4998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33">
            <text:p>0.9033</text:p>
          </table:table-cell>
          <table:table-cell office:value-type="float" office:value="0.5243">
            <text:p>0.5243</text:p>
          </table:table-cell>
          <table:table-cell/>
          <table:table-cell table:formula="of:=AVERAGE([.A118:.A137])" office:value-type="float" office:value="6.8">
            <text:p>6.8</text:p>
          </table:table-cell>
          <table:table-cell table:formula="of:=AVERAGE([.B118:.B137])" office:value-type="float" office:value="0.886185">
            <text:p>0.886185</text:p>
          </table:table-cell>
          <table:table-cell table:formula="of:=AVERAGE([.C118:.C137])" office:value-type="float" office:value="0.498475">
            <text:p>0.4984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1">
            <text:p>0.861</text:p>
          </table:table-cell>
          <table:table-cell office:value-type="float" office:value="0.4532">
            <text:p>0.4532</text:p>
          </table:table-cell>
          <table:table-cell/>
          <table:table-cell table:formula="of:=AVERAGE([.A119:.A138])" office:value-type="float" office:value="6.85">
            <text:p>6.85</text:p>
          </table:table-cell>
          <table:table-cell table:formula="of:=AVERAGE([.B119:.B138])" office:value-type="float" office:value="0.88597">
            <text:p>0.88597</text:p>
          </table:table-cell>
          <table:table-cell table:formula="of:=AVERAGE([.C119:.C138])" office:value-type="float" office:value="0.49827">
            <text:p>0.4982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47">
            <text:p>0.8947</text:p>
          </table:table-cell>
          <table:table-cell office:value-type="float" office:value="0.5296">
            <text:p>0.5296</text:p>
          </table:table-cell>
          <table:table-cell/>
          <table:table-cell table:formula="of:=AVERAGE([.A120:.A139])" office:value-type="float" office:value="6.9">
            <text:p>6.9</text:p>
          </table:table-cell>
          <table:table-cell table:formula="of:=AVERAGE([.B120:.B139])" office:value-type="float" office:value="0.887885">
            <text:p>0.887885</text:p>
          </table:table-cell>
          <table:table-cell table:formula="of:=AVERAGE([.C120:.C139])" office:value-type="float" office:value="0.502345">
            <text:p>0.5023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67">
            <text:p>0.8967</text:p>
          </table:table-cell>
          <table:table-cell office:value-type="float" office:value="0.5193">
            <text:p>0.5193</text:p>
          </table:table-cell>
          <table:table-cell/>
          <table:table-cell table:formula="of:=AVERAGE([.A121:.A140])" office:value-type="float" office:value="6.95">
            <text:p>6.95</text:p>
          </table:table-cell>
          <table:table-cell table:formula="of:=AVERAGE([.B121:.B140])" office:value-type="float" office:value="0.887085">
            <text:p>0.887085</text:p>
          </table:table-cell>
          <table:table-cell table:formula="of:=AVERAGE([.C121:.C140])" office:value-type="float" office:value="0.49977">
            <text:p>0.4997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63">
            <text:p>0.8263</text:p>
          </table:table-cell>
          <table:table-cell office:value-type="float" office:value="0.3701">
            <text:p>0.3701</text:p>
          </table:table-cell>
          <table:table-cell/>
          <table:table-cell table:formula="of:=AVERAGE([.A122:.A141])" office:value-type="float" office:value="7">
            <text:p>7</text:p>
          </table:table-cell>
          <table:table-cell table:formula="of:=AVERAGE([.B122:.B141])" office:value-type="float" office:value="0.887085">
            <text:p>0.887085</text:p>
          </table:table-cell>
          <table:table-cell table:formula="of:=AVERAGE([.C122:.C141])" office:value-type="float" office:value="0.499925">
            <text:p>0.49992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33">
            <text:p>0.8933</text:p>
          </table:table-cell>
          <table:table-cell office:value-type="float" office:value="0.5033">
            <text:p>0.5033</text:p>
          </table:table-cell>
          <table:table-cell/>
          <table:table-cell table:formula="of:=AVERAGE([.A123:.A142])" office:value-type="float" office:value="7.05">
            <text:p>7.05</text:p>
          </table:table-cell>
          <table:table-cell table:formula="of:=AVERAGE([.B123:.B142])" office:value-type="float" office:value="0.890705">
            <text:p>0.890705</text:p>
          </table:table-cell>
          <table:table-cell table:formula="of:=AVERAGE([.C123:.C142])" office:value-type="float" office:value="0.507155">
            <text:p>0.5071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63">
            <text:p>0.9063</text:p>
          </table:table-cell>
          <table:table-cell office:value-type="float" office:value="0.5425">
            <text:p>0.5425</text:p>
          </table:table-cell>
          <table:table-cell/>
          <table:table-cell table:formula="of:=AVERAGE([.A124:.A143])" office:value-type="float" office:value="7.1">
            <text:p>7.1</text:p>
          </table:table-cell>
          <table:table-cell table:formula="of:=AVERAGE([.B124:.B143])" office:value-type="float" office:value="0.89099">
            <text:p>0.89099</text:p>
          </table:table-cell>
          <table:table-cell table:formula="of:=AVERAGE([.C124:.C143])" office:value-type="float" office:value="0.507635">
            <text:p>0.50763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27">
            <text:p>0.9027</text:p>
          </table:table-cell>
          <table:table-cell office:value-type="float" office:value="0.5337">
            <text:p>0.5337</text:p>
          </table:table-cell>
          <table:table-cell/>
          <table:table-cell table:formula="of:=AVERAGE([.A125:.A144])" office:value-type="float" office:value="7.15">
            <text:p>7.15</text:p>
          </table:table-cell>
          <table:table-cell table:formula="of:=AVERAGE([.B125:.B144])" office:value-type="float" office:value="0.891125">
            <text:p>0.891125</text:p>
          </table:table-cell>
          <table:table-cell table:formula="of:=AVERAGE([.C125:.C144])" office:value-type="float" office:value="0.507975">
            <text:p>0.50797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47">
            <text:p>0.8847</text:p>
          </table:table-cell>
          <table:table-cell office:value-type="float" office:value="0.4866">
            <text:p>0.4866</text:p>
          </table:table-cell>
          <table:table-cell/>
          <table:table-cell table:formula="of:=AVERAGE([.A126:.A145])" office:value-type="float" office:value="7.2">
            <text:p>7.2</text:p>
          </table:table-cell>
          <table:table-cell table:formula="of:=AVERAGE([.B126:.B145])" office:value-type="float" office:value="0.89129">
            <text:p>0.89129</text:p>
          </table:table-cell>
          <table:table-cell table:formula="of:=AVERAGE([.C126:.C145])" office:value-type="float" office:value="0.508115">
            <text:p>0.50811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83">
            <text:p>0.8983</text:p>
          </table:table-cell>
          <table:table-cell office:value-type="float" office:value="0.5308">
            <text:p>0.5308</text:p>
          </table:table-cell>
          <table:table-cell/>
          <table:table-cell table:formula="of:=AVERAGE([.A127:.A146])" office:value-type="float" office:value="7.25">
            <text:p>7.25</text:p>
          </table:table-cell>
          <table:table-cell table:formula="of:=AVERAGE([.B127:.B146])" office:value-type="float" office:value="0.89067">
            <text:p>0.89067</text:p>
          </table:table-cell>
          <table:table-cell table:formula="of:=AVERAGE([.C127:.C146])" office:value-type="float" office:value="0.50691">
            <text:p>0.5069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7">
            <text:p>0.8977</text:p>
          </table:table-cell>
          <table:table-cell office:value-type="float" office:value="0.5131">
            <text:p>0.5131</text:p>
          </table:table-cell>
          <table:table-cell/>
          <table:table-cell table:formula="of:=AVERAGE([.A128:.A147])" office:value-type="float" office:value="7.3">
            <text:p>7.3</text:p>
          </table:table-cell>
          <table:table-cell table:formula="of:=AVERAGE([.B128:.B147])" office:value-type="float" office:value="0.891205">
            <text:p>0.891205</text:p>
          </table:table-cell>
          <table:table-cell table:formula="of:=AVERAGE([.C128:.C147])" office:value-type="float" office:value="0.507865">
            <text:p>0.507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">
            <text:p>0.889</text:p>
          </table:table-cell>
          <table:table-cell office:value-type="float" office:value="0.4994">
            <text:p>0.4994</text:p>
          </table:table-cell>
          <table:table-cell/>
          <table:table-cell table:formula="of:=AVERAGE([.A129:.A148])" office:value-type="float" office:value="7.35">
            <text:p>7.35</text:p>
          </table:table-cell>
          <table:table-cell table:formula="of:=AVERAGE([.B129:.B148])" office:value-type="float" office:value="0.888155">
            <text:p>0.888155</text:p>
          </table:table-cell>
          <table:table-cell table:formula="of:=AVERAGE([.C129:.C148])" office:value-type="float" office:value="0.502185">
            <text:p>0.5021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3">
            <text:p>0.893</text:p>
          </table:table-cell>
          <table:table-cell office:value-type="float" office:value="0.525">
            <text:p>0.525</text:p>
          </table:table-cell>
          <table:table-cell/>
          <table:table-cell table:formula="of:=AVERAGE([.A130:.A149])" office:value-type="float" office:value="7.4">
            <text:p>7.4</text:p>
          </table:table-cell>
          <table:table-cell table:formula="of:=AVERAGE([.B130:.B149])" office:value-type="float" office:value="0.88879">
            <text:p>0.88879</text:p>
          </table:table-cell>
          <table:table-cell table:formula="of:=AVERAGE([.C130:.C149])" office:value-type="float" office:value="0.503795">
            <text:p>0.50379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">
            <text:p>0.889</text:p>
          </table:table-cell>
          <table:table-cell office:value-type="float" office:value="0.5072">
            <text:p>0.5072</text:p>
          </table:table-cell>
          <table:table-cell/>
          <table:table-cell table:formula="of:=AVERAGE([.A131:.A150])" office:value-type="float" office:value="7.45">
            <text:p>7.45</text:p>
          </table:table-cell>
          <table:table-cell table:formula="of:=AVERAGE([.B131:.B150])" office:value-type="float" office:value="0.889205">
            <text:p>0.889205</text:p>
          </table:table-cell>
          <table:table-cell table:formula="of:=AVERAGE([.C131:.C150])" office:value-type="float" office:value="0.504725">
            <text:p>0.50472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57">
            <text:p>0.8857</text:p>
          </table:table-cell>
          <table:table-cell office:value-type="float" office:value="0.5024">
            <text:p>0.5024</text:p>
          </table:table-cell>
          <table:table-cell/>
          <table:table-cell table:formula="of:=AVERAGE([.A132:.A151])" office:value-type="float" office:value="7.5">
            <text:p>7.5</text:p>
          </table:table-cell>
          <table:table-cell table:formula="of:=AVERAGE([.B132:.B151])" office:value-type="float" office:value="0.89027">
            <text:p>0.89027</text:p>
          </table:table-cell>
          <table:table-cell table:formula="of:=AVERAGE([.C132:.C151])" office:value-type="float" office:value="0.50671">
            <text:p>0.5067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17">
            <text:p>0.9017</text:p>
          </table:table-cell>
          <table:table-cell office:value-type="float" office:value="0.5283">
            <text:p>0.5283</text:p>
          </table:table-cell>
          <table:table-cell/>
          <table:table-cell table:formula="of:=AVERAGE([.A133:.A152])" office:value-type="float" office:value="7.55">
            <text:p>7.55</text:p>
          </table:table-cell>
          <table:table-cell table:formula="of:=AVERAGE([.B133:.B152])" office:value-type="float" office:value="0.88962">
            <text:p>0.88962</text:p>
          </table:table-cell>
          <table:table-cell table:formula="of:=AVERAGE([.C133:.C152])" office:value-type="float" office:value="0.504785">
            <text:p>0.5047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33">
            <text:p>0.8233</text:p>
          </table:table-cell>
          <table:table-cell office:value-type="float" office:value="0.3882">
            <text:p>0.3882</text:p>
          </table:table-cell>
          <table:table-cell/>
          <table:table-cell table:formula="of:=AVERAGE([.A134:.A153])" office:value-type="float" office:value="7.6">
            <text:p>7.6</text:p>
          </table:table-cell>
          <table:table-cell table:formula="of:=AVERAGE([.B134:.B153])" office:value-type="float" office:value="0.886185">
            <text:p>0.886185</text:p>
          </table:table-cell>
          <table:table-cell table:formula="of:=AVERAGE([.C134:.C153])" office:value-type="float" office:value="0.497965">
            <text:p>0.4979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3">
            <text:p>0.903</text:p>
          </table:table-cell>
          <table:table-cell office:value-type="float" office:value="0.5206">
            <text:p>0.5206</text:p>
          </table:table-cell>
          <table:table-cell/>
          <table:table-cell table:formula="of:=AVERAGE([.A135:.A154])" office:value-type="float" office:value="7.65">
            <text:p>7.65</text:p>
          </table:table-cell>
          <table:table-cell table:formula="of:=AVERAGE([.B135:.B154])" office:value-type="float" office:value="0.888955">
            <text:p>0.888955</text:p>
          </table:table-cell>
          <table:table-cell table:formula="of:=AVERAGE([.C135:.C154])" office:value-type="float" office:value="0.50275">
            <text:p>0.5027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43">
            <text:p>0.8843</text:p>
          </table:table-cell>
          <table:table-cell office:value-type="float" office:value="0.4891">
            <text:p>0.4891</text:p>
          </table:table-cell>
          <table:table-cell/>
          <table:table-cell table:formula="of:=AVERAGE([.A136:.A155])" office:value-type="float" office:value="7.7">
            <text:p>7.7</text:p>
          </table:table-cell>
          <table:table-cell table:formula="of:=AVERAGE([.B136:.B155])" office:value-type="float" office:value="0.88877">
            <text:p>0.88877</text:p>
          </table:table-cell>
          <table:table-cell table:formula="of:=AVERAGE([.C136:.C155])" office:value-type="float" office:value="0.50271">
            <text:p>0.5027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7">
            <text:p>0.8897</text:p>
          </table:table-cell>
          <table:table-cell office:value-type="float" office:value="0.5028">
            <text:p>0.5028</text:p>
          </table:table-cell>
          <table:table-cell/>
          <table:table-cell table:formula="of:=AVERAGE([.A137:.A156])" office:value-type="float" office:value="7.75">
            <text:p>7.75</text:p>
          </table:table-cell>
          <table:table-cell table:formula="of:=AVERAGE([.B137:.B156])" office:value-type="float" office:value="0.888755">
            <text:p>0.888755</text:p>
          </table:table-cell>
          <table:table-cell table:formula="of:=AVERAGE([.C137:.C156])" office:value-type="float" office:value="0.50258">
            <text:p>0.502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">
            <text:p>0.899</text:p>
          </table:table-cell>
          <table:table-cell office:value-type="float" office:value="0.5202">
            <text:p>0.5202</text:p>
          </table:table-cell>
          <table:table-cell/>
          <table:table-cell table:formula="of:=AVERAGE([.A138:.A157])" office:value-type="float" office:value="7.8">
            <text:p>7.8</text:p>
          </table:table-cell>
          <table:table-cell table:formula="of:=AVERAGE([.B138:.B157])" office:value-type="float" office:value="0.889255">
            <text:p>0.889255</text:p>
          </table:table-cell>
          <table:table-cell table:formula="of:=AVERAGE([.C138:.C157])" office:value-type="float" office:value="0.503385">
            <text:p>0.5033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3">
            <text:p>0.8993</text:p>
          </table:table-cell>
          <table:table-cell office:value-type="float" office:value="0.5347">
            <text:p>0.5347</text:p>
          </table:table-cell>
          <table:table-cell/>
          <table:table-cell table:formula="of:=AVERAGE([.A139:.A158])" office:value-type="float" office:value="7.85">
            <text:p>7.85</text:p>
          </table:table-cell>
          <table:table-cell table:formula="of:=AVERAGE([.B139:.B158])" office:value-type="float" office:value="0.88894">
            <text:p>0.88894</text:p>
          </table:table-cell>
          <table:table-cell table:formula="of:=AVERAGE([.C139:.C158])" office:value-type="float" office:value="0.50282">
            <text:p>0.5028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87">
            <text:p>0.8787</text:p>
          </table:table-cell>
          <table:table-cell office:value-type="float" office:value="0.4781">
            <text:p>0.4781</text:p>
          </table:table-cell>
          <table:table-cell/>
          <table:table-cell table:formula="of:=AVERAGE([.A140:.A159])" office:value-type="float" office:value="7.9">
            <text:p>7.9</text:p>
          </table:table-cell>
          <table:table-cell table:formula="of:=AVERAGE([.B140:.B159])" office:value-type="float" office:value="0.885425">
            <text:p>0.885425</text:p>
          </table:table-cell>
          <table:table-cell table:formula="of:=AVERAGE([.C140:.C159])" office:value-type="float" office:value="0.496355">
            <text:p>0.4963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7">
            <text:p>0.8967</text:p>
          </table:table-cell>
          <table:table-cell office:value-type="float" office:value="0.5224">
            <text:p>0.5224</text:p>
          </table:table-cell>
          <table:table-cell/>
          <table:table-cell table:formula="of:=AVERAGE([.A141:.A160])" office:value-type="float" office:value="7.95">
            <text:p>7.95</text:p>
          </table:table-cell>
          <table:table-cell table:formula="of:=AVERAGE([.B141:.B160])" office:value-type="float" office:value="0.88689">
            <text:p>0.88689</text:p>
          </table:table-cell>
          <table:table-cell table:formula="of:=AVERAGE([.C141:.C160])" office:value-type="float" office:value="0.499635">
            <text:p>0.4996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87">
            <text:p>0.8987</text:p>
          </table:table-cell>
          <table:table-cell office:value-type="float" office:value="0.5147">
            <text:p>0.5147</text:p>
          </table:table-cell>
          <table:table-cell/>
          <table:table-cell table:formula="of:=AVERAGE([.A142:.A161])" office:value-type="float" office:value="8">
            <text:p>8</text:p>
          </table:table-cell>
          <table:table-cell table:formula="of:=AVERAGE([.B142:.B161])" office:value-type="float" office:value="0.88717">
            <text:p>0.88717</text:p>
          </table:table-cell>
          <table:table-cell table:formula="of:=AVERAGE([.C142:.C161])" office:value-type="float" office:value="0.500145">
            <text:p>0.50014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">
            <text:p>0.899</text:p>
          </table:table-cell>
          <table:table-cell office:value-type="float" office:value="0.5129">
            <text:p>0.5129</text:p>
          </table:table-cell>
          <table:table-cell/>
          <table:table-cell table:formula="of:=AVERAGE([.A143:.A162])" office:value-type="float" office:value="8.05">
            <text:p>8.05</text:p>
          </table:table-cell>
          <table:table-cell table:formula="of:=AVERAGE([.B143:.B162])" office:value-type="float" office:value="0.88682">
            <text:p>0.88682</text:p>
          </table:table-cell>
          <table:table-cell table:formula="of:=AVERAGE([.C143:.C162])" office:value-type="float" office:value="0.49984">
            <text:p>0.4998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9">
            <text:p>0.909</text:p>
          </table:table-cell>
          <table:table-cell office:value-type="float" office:value="0.5493">
            <text:p>0.5493</text:p>
          </table:table-cell>
          <table:table-cell/>
          <table:table-cell table:formula="of:=AVERAGE([.A144:.A163])" office:value-type="float" office:value="8.1">
            <text:p>8.1</text:p>
          </table:table-cell>
          <table:table-cell table:formula="of:=AVERAGE([.B144:.B163])" office:value-type="float" office:value="0.886305">
            <text:p>0.886305</text:p>
          </table:table-cell>
          <table:table-cell table:formula="of:=AVERAGE([.C144:.C163])" office:value-type="float" office:value="0.498795">
            <text:p>0.49879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6">
            <text:p>0.906</text:p>
          </table:table-cell>
          <table:table-cell office:value-type="float" office:value="0.5365">
            <text:p>0.5365</text:p>
          </table:table-cell>
          <table:table-cell/>
          <table:table-cell table:formula="of:=AVERAGE([.A145:.A164])" office:value-type="float" office:value="8.15">
            <text:p>8.15</text:p>
          </table:table-cell>
          <table:table-cell table:formula="of:=AVERAGE([.B145:.B164])" office:value-type="float" office:value="0.88544">
            <text:p>0.88544</text:p>
          </table:table-cell>
          <table:table-cell table:formula="of:=AVERAGE([.C145:.C164])" office:value-type="float" office:value="0.497315">
            <text:p>0.49731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23">
            <text:p>0.8723</text:p>
          </table:table-cell>
          <table:table-cell office:value-type="float" office:value="0.4625">
            <text:p>0.4625</text:p>
          </table:table-cell>
          <table:table-cell/>
          <table:table-cell table:formula="of:=AVERAGE([.A146:.A165])" office:value-type="float" office:value="8.2">
            <text:p>8.2</text:p>
          </table:table-cell>
          <table:table-cell table:formula="of:=AVERAGE([.B146:.B165])" office:value-type="float" office:value="0.88479">
            <text:p>0.88479</text:p>
          </table:table-cell>
          <table:table-cell table:formula="of:=AVERAGE([.C146:.C165])" office:value-type="float" office:value="0.49589">
            <text:p>0.4958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9">
            <text:p>0.909</text:p>
          </table:table-cell>
          <table:table-cell office:value-type="float" office:value="0.5499">
            <text:p>0.5499</text:p>
          </table:table-cell>
          <table:table-cell/>
          <table:table-cell table:formula="of:=AVERAGE([.A147:.A166])" office:value-type="float" office:value="8.25">
            <text:p>8.25</text:p>
          </table:table-cell>
          <table:table-cell table:formula="of:=AVERAGE([.B147:.B166])" office:value-type="float" office:value="0.886575">
            <text:p>0.886575</text:p>
          </table:table-cell>
          <table:table-cell table:formula="of:=AVERAGE([.C147:.C166])" office:value-type="float" office:value="0.49992">
            <text:p>0.4999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67">
            <text:p>0.8367</text:p>
          </table:table-cell>
          <table:table-cell office:value-type="float" office:value="0.3995">
            <text:p>0.3995</text:p>
          </table:table-cell>
          <table:table-cell/>
          <table:table-cell table:formula="of:=AVERAGE([.A148:.A167])" office:value-type="float" office:value="8.3">
            <text:p>8.3</text:p>
          </table:table-cell>
          <table:table-cell table:formula="of:=AVERAGE([.B148:.B167])" office:value-type="float" office:value="0.88571">
            <text:p>0.88571</text:p>
          </table:table-cell>
          <table:table-cell table:formula="of:=AVERAGE([.C148:.C167])" office:value-type="float" office:value="0.497745">
            <text:p>0.49774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17">
            <text:p>0.9017</text:p>
          </table:table-cell>
          <table:table-cell office:value-type="float" office:value="0.5316">
            <text:p>0.5316</text:p>
          </table:table-cell>
          <table:table-cell/>
          <table:table-cell table:formula="of:=AVERAGE([.A149:.A168])" office:value-type="float" office:value="8.35">
            <text:p>8.35</text:p>
          </table:table-cell>
          <table:table-cell table:formula="of:=AVERAGE([.B149:.B168])" office:value-type="float" office:value="0.88859">
            <text:p>0.88859</text:p>
          </table:table-cell>
          <table:table-cell table:formula="of:=AVERAGE([.C149:.C168])" office:value-type="float" office:value="0.503475">
            <text:p>0.50347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13">
            <text:p>0.9013</text:p>
          </table:table-cell>
          <table:table-cell office:value-type="float" office:value="0.5436">
            <text:p>0.5436</text:p>
          </table:table-cell>
          <table:table-cell/>
          <table:table-cell table:formula="of:=AVERAGE([.A150:.A169])" office:value-type="float" office:value="8.4">
            <text:p>8.4</text:p>
          </table:table-cell>
          <table:table-cell table:formula="of:=AVERAGE([.B150:.B169])" office:value-type="float" office:value="0.88849">
            <text:p>0.88849</text:p>
          </table:table-cell>
          <table:table-cell table:formula="of:=AVERAGE([.C150:.C169])" office:value-type="float" office:value="0.503015">
            <text:p>0.50301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03">
            <text:p>0.9103</text:p>
          </table:table-cell>
          <table:table-cell office:value-type="float" office:value="0.5469">
            <text:p>0.5469</text:p>
          </table:table-cell>
          <table:table-cell/>
          <table:table-cell table:formula="of:=AVERAGE([.A151:.A170])" office:value-type="float" office:value="8.45">
            <text:p>8.45</text:p>
          </table:table-cell>
          <table:table-cell table:formula="of:=AVERAGE([.B151:.B170])" office:value-type="float" office:value="0.88844">
            <text:p>0.88844</text:p>
          </table:table-cell>
          <table:table-cell table:formula="of:=AVERAGE([.C151:.C170])" office:value-type="float" office:value="0.50255">
            <text:p>0.502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27">
            <text:p>0.8727</text:p>
          </table:table-cell>
          <table:table-cell office:value-type="float" office:value="0.4639">
            <text:p>0.4639</text:p>
          </table:table-cell>
          <table:table-cell/>
          <table:table-cell table:formula="of:=AVERAGE([.A152:.A171])" office:value-type="float" office:value="8.5">
            <text:p>8.5</text:p>
          </table:table-cell>
          <table:table-cell table:formula="of:=AVERAGE([.B152:.B171])" office:value-type="float" office:value="0.887975">
            <text:p>0.887975</text:p>
          </table:table-cell>
          <table:table-cell table:formula="of:=AVERAGE([.C152:.C171])" office:value-type="float" office:value="0.50149">
            <text:p>0.5014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3">
            <text:p>0.833</text:p>
          </table:table-cell>
          <table:table-cell office:value-type="float" office:value="0.3919">
            <text:p>0.3919</text:p>
          </table:table-cell>
          <table:table-cell/>
          <table:table-cell table:formula="of:=AVERAGE([.A153:.A172])" office:value-type="float" office:value="8.55">
            <text:p>8.55</text:p>
          </table:table-cell>
          <table:table-cell table:formula="of:=AVERAGE([.B153:.B172])" office:value-type="float" office:value="0.885225">
            <text:p>0.885225</text:p>
          </table:table-cell>
          <table:table-cell table:formula="of:=AVERAGE([.C153:.C172])" office:value-type="float" office:value="0.49668">
            <text:p>0.4966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87">
            <text:p>0.8787</text:p>
          </table:table-cell>
          <table:table-cell office:value-type="float" office:value="0.4839">
            <text:p>0.4839</text:p>
          </table:table-cell>
          <table:table-cell/>
          <table:table-cell table:formula="of:=AVERAGE([.A154:.A173])" office:value-type="float" office:value="8.6">
            <text:p>8.6</text:p>
          </table:table-cell>
          <table:table-cell table:formula="of:=AVERAGE([.B154:.B173])" office:value-type="float" office:value="0.88664">
            <text:p>0.88664</text:p>
          </table:table-cell>
          <table:table-cell table:formula="of:=AVERAGE([.C154:.C173])" office:value-type="float" office:value="0.50006">
            <text:p>0.50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3">
            <text:p>0.8993</text:p>
          </table:table-cell>
          <table:table-cell office:value-type="float" office:value="0.5198">
            <text:p>0.5198</text:p>
          </table:table-cell>
          <table:table-cell/>
          <table:table-cell table:formula="of:=AVERAGE([.A155:.A174])" office:value-type="float" office:value="8.65">
            <text:p>8.65</text:p>
          </table:table-cell>
          <table:table-cell table:formula="of:=AVERAGE([.B155:.B174])" office:value-type="float" office:value="0.88752">
            <text:p>0.88752</text:p>
          </table:table-cell>
          <table:table-cell table:formula="of:=AVERAGE([.C155:.C174])" office:value-type="float" office:value="0.501395">
            <text:p>0.50139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4">
            <text:p>0.884</text:p>
          </table:table-cell>
          <table:table-cell office:value-type="float" office:value="0.4865">
            <text:p>0.4865</text:p>
          </table:table-cell>
          <table:table-cell/>
          <table:table-cell table:formula="of:=AVERAGE([.A156:.A175])" office:value-type="float" office:value="8.7">
            <text:p>8.7</text:p>
          </table:table-cell>
          <table:table-cell table:formula="of:=AVERAGE([.B156:.B175])" office:value-type="float" office:value="0.887755">
            <text:p>0.887755</text:p>
          </table:table-cell>
          <table:table-cell table:formula="of:=AVERAGE([.C156:.C175])" office:value-type="float" office:value="0.50146">
            <text:p>0.5014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7">
            <text:p>0.8997</text:p>
          </table:table-cell>
          <table:table-cell office:value-type="float" office:value="0.5189">
            <text:p>0.5189</text:p>
          </table:table-cell>
          <table:table-cell/>
          <table:table-cell table:formula="of:=AVERAGE([.A157:.A176])" office:value-type="float" office:value="8.75">
            <text:p>8.75</text:p>
          </table:table-cell>
          <table:table-cell table:formula="of:=AVERAGE([.B157:.B176])" office:value-type="float" office:value="0.88834">
            <text:p>0.88834</text:p>
          </table:table-cell>
          <table:table-cell table:formula="of:=AVERAGE([.C157:.C176])" office:value-type="float" office:value="0.50299">
            <text:p>0.5029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27">
            <text:p>0.8927</text:p>
          </table:table-cell>
          <table:table-cell office:value-type="float" office:value="0.5089">
            <text:p>0.5089</text:p>
          </table:table-cell>
          <table:table-cell/>
          <table:table-cell table:formula="of:=AVERAGE([.A158:.A177])" office:value-type="float" office:value="8.8">
            <text:p>8.8</text:p>
          </table:table-cell>
          <table:table-cell table:formula="of:=AVERAGE([.B158:.B177])" office:value-type="float" office:value="0.888605">
            <text:p>0.888605</text:p>
          </table:table-cell>
          <table:table-cell table:formula="of:=AVERAGE([.C158:.C177])" office:value-type="float" office:value="0.50378">
            <text:p>0.5037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29">
            <text:p>0.829</text:p>
          </table:table-cell>
          <table:table-cell office:value-type="float" office:value="0.4054">
            <text:p>0.4054</text:p>
          </table:table-cell>
          <table:table-cell/>
          <table:table-cell table:formula="of:=AVERAGE([.A159:.A178])" office:value-type="float" office:value="8.85">
            <text:p>8.85</text:p>
          </table:table-cell>
          <table:table-cell table:formula="of:=AVERAGE([.B159:.B178])" office:value-type="float" office:value="0.88922">
            <text:p>0.88922</text:p>
          </table:table-cell>
          <table:table-cell table:formula="of:=AVERAGE([.C159:.C178])" office:value-type="float" office:value="0.50463">
            <text:p>0.5046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8">
            <text:p>0.908</text:p>
          </table:table-cell>
          <table:table-cell office:value-type="float" office:value="0.5437">
            <text:p>0.5437</text:p>
          </table:table-cell>
          <table:table-cell/>
          <table:table-cell table:formula="of:=AVERAGE([.A160:.A179])" office:value-type="float" office:value="8.9">
            <text:p>8.9</text:p>
          </table:table-cell>
          <table:table-cell table:formula="of:=AVERAGE([.B160:.B179])" office:value-type="float" office:value="0.892785">
            <text:p>0.892785</text:p>
          </table:table-cell>
          <table:table-cell table:formula="of:=AVERAGE([.C160:.C179])" office:value-type="float" office:value="0.51122">
            <text:p>0.5112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23">
            <text:p>0.9023</text:p>
          </table:table-cell>
          <table:table-cell office:value-type="float" office:value="0.5326">
            <text:p>0.5326</text:p>
          </table:table-cell>
          <table:table-cell/>
          <table:table-cell table:formula="of:=AVERAGE([.A161:.A180])" office:value-type="float" office:value="8.95">
            <text:p>8.95</text:p>
          </table:table-cell>
          <table:table-cell table:formula="of:=AVERAGE([.B161:.B180])" office:value-type="float" office:value="0.89185">
            <text:p>0.89185</text:p>
          </table:table-cell>
          <table:table-cell table:formula="of:=AVERAGE([.C161:.C180])" office:value-type="float" office:value="0.508945">
            <text:p>0.50894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7">
            <text:p>0.8917</text:p>
          </table:table-cell>
          <table:table-cell office:value-type="float" office:value="0.5086">
            <text:p>0.5086</text:p>
          </table:table-cell>
          <table:table-cell/>
          <table:table-cell table:formula="of:=AVERAGE([.A162:.A181])" office:value-type="float" office:value="9">
            <text:p>9</text:p>
          </table:table-cell>
          <table:table-cell table:formula="of:=AVERAGE([.B162:.B181])" office:value-type="float" office:value="0.890635">
            <text:p>0.890635</text:p>
          </table:table-cell>
          <table:table-cell table:formula="of:=AVERAGE([.C162:.C181])" office:value-type="float" office:value="0.5065">
            <text:p>0.50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887">
            <text:p>0.8887</text:p>
          </table:table-cell>
          <table:table-cell office:value-type="float" office:value="0.492">
            <text:p>0.492</text:p>
          </table:table-cell>
          <table:table-cell/>
          <table:table-cell table:formula="of:=AVERAGE([.A163:.A182])" office:value-type="float" office:value="9.05">
            <text:p>9.05</text:p>
          </table:table-cell>
          <table:table-cell table:formula="of:=AVERAGE([.B163:.B182])" office:value-type="float" office:value="0.891085">
            <text:p>0.891085</text:p>
          </table:table-cell>
          <table:table-cell table:formula="of:=AVERAGE([.C163:.C182])" office:value-type="float" office:value="0.50709">
            <text:p>0.5070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7">
            <text:p>0.8917</text:p>
          </table:table-cell>
          <table:table-cell office:value-type="float" office:value="0.5197">
            <text:p>0.5197</text:p>
          </table:table-cell>
          <table:table-cell/>
          <table:table-cell table:formula="of:=AVERAGE([.A164:.A183])" office:value-type="float" office:value="9.1">
            <text:p>9.1</text:p>
          </table:table-cell>
          <table:table-cell table:formula="of:=AVERAGE([.B164:.B183])" office:value-type="float" office:value="0.888765">
            <text:p>0.888765</text:p>
          </table:table-cell>
          <table:table-cell table:formula="of:=AVERAGE([.C164:.C183])" office:value-type="float" office:value="0.503225">
            <text:p>0.5032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">
            <text:p>0.893</text:p>
          </table:table-cell>
          <table:table-cell office:value-type="float" office:value="0.508">
            <text:p>0.508</text:p>
          </table:table-cell>
          <table:table-cell/>
          <table:table-cell table:formula="of:=AVERAGE([.A165:.A184])" office:value-type="float" office:value="9.15">
            <text:p>9.15</text:p>
          </table:table-cell>
          <table:table-cell table:formula="of:=AVERAGE([.B165:.B184])" office:value-type="float" office:value="0.889595">
            <text:p>0.889595</text:p>
          </table:table-cell>
          <table:table-cell table:formula="of:=AVERAGE([.C165:.C184])" office:value-type="float" office:value="0.50446">
            <text:p>0.504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8">
            <text:p>0.908</text:p>
          </table:table-cell>
          <table:table-cell office:value-type="float" office:value="0.5431">
            <text:p>0.5431</text:p>
          </table:table-cell>
          <table:table-cell/>
          <table:table-cell table:formula="of:=AVERAGE([.A166:.A185])" office:value-type="float" office:value="9.2">
            <text:p>9.2</text:p>
          </table:table-cell>
          <table:table-cell table:formula="of:=AVERAGE([.B166:.B185])" office:value-type="float" office:value="0.890345">
            <text:p>0.890345</text:p>
          </table:table-cell>
          <table:table-cell table:formula="of:=AVERAGE([.C166:.C185])" office:value-type="float" office:value="0.506185">
            <text:p>0.5061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7">
            <text:p>0.8917</text:p>
          </table:table-cell>
          <table:table-cell office:value-type="float" office:value="0.5064">
            <text:p>0.5064</text:p>
          </table:table-cell>
          <table:table-cell/>
          <table:table-cell table:formula="of:=AVERAGE([.A167:.A186])" office:value-type="float" office:value="9.25">
            <text:p>9.25</text:p>
          </table:table-cell>
          <table:table-cell table:formula="of:=AVERAGE([.B167:.B186])" office:value-type="float" office:value="0.88903">
            <text:p>0.88903</text:p>
          </table:table-cell>
          <table:table-cell table:formula="of:=AVERAGE([.C167:.C186])" office:value-type="float" office:value="0.50315">
            <text:p>0.5031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3">
            <text:p>0.8943</text:p>
          </table:table-cell>
          <table:table-cell office:value-type="float" office:value="0.5141">
            <text:p>0.5141</text:p>
          </table:table-cell>
          <table:table-cell/>
          <table:table-cell table:formula="of:=AVERAGE([.A168:.A187])" office:value-type="float" office:value="9.3">
            <text:p>9.3</text:p>
          </table:table-cell>
          <table:table-cell table:formula="of:=AVERAGE([.B168:.B187])" office:value-type="float" office:value="0.89008">
            <text:p>0.89008</text:p>
          </table:table-cell>
          <table:table-cell table:formula="of:=AVERAGE([.C168:.C187])" office:value-type="float" office:value="0.50585">
            <text:p>0.505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97">
            <text:p>0.8997</text:p>
          </table:table-cell>
          <table:table-cell office:value-type="float" office:value="0.5224">
            <text:p>0.5224</text:p>
          </table:table-cell>
          <table:table-cell/>
          <table:table-cell table:formula="of:=AVERAGE([.A169:.A188])" office:value-type="float" office:value="9.35">
            <text:p>9.35</text:p>
          </table:table-cell>
          <table:table-cell table:formula="of:=AVERAGE([.B169:.B188])" office:value-type="float" office:value="0.89063">
            <text:p>0.89063</text:p>
          </table:table-cell>
          <table:table-cell table:formula="of:=AVERAGE([.C169:.C188])" office:value-type="float" office:value="0.50658">
            <text:p>0.5065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3">
            <text:p>0.9003</text:p>
          </table:table-cell>
          <table:table-cell office:value-type="float" office:value="0.5343">
            <text:p>0.5343</text:p>
          </table:table-cell>
          <table:table-cell/>
          <table:table-cell table:formula="of:=AVERAGE([.A170:.A189])" office:value-type="float" office:value="9.4">
            <text:p>9.4</text:p>
          </table:table-cell>
          <table:table-cell table:formula="of:=AVERAGE([.B170:.B189])" office:value-type="float" office:value="0.88876">
            <text:p>0.88876</text:p>
          </table:table-cell>
          <table:table-cell table:formula="of:=AVERAGE([.C170:.C189])" office:value-type="float" office:value="0.502765">
            <text:p>0.5027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1">
            <text:p>0.901</text:p>
          </table:table-cell>
          <table:table-cell office:value-type="float" office:value="0.5257">
            <text:p>0.5257</text:p>
          </table:table-cell>
          <table:table-cell/>
          <table:table-cell table:formula="of:=AVERAGE([.A171:.A190])" office:value-type="float" office:value="9.45">
            <text:p>9.45</text:p>
          </table:table-cell>
          <table:table-cell table:formula="of:=AVERAGE([.B171:.B190])" office:value-type="float" office:value="0.889145">
            <text:p>0.889145</text:p>
          </table:table-cell>
          <table:table-cell table:formula="of:=AVERAGE([.C171:.C190])" office:value-type="float" office:value="0.50346">
            <text:p>0.503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177">
            <text:p>0.8177</text:p>
          </table:table-cell>
          <table:table-cell office:value-type="float" office:value="0.3677">
            <text:p>0.3677</text:p>
          </table:table-cell>
          <table:table-cell/>
          <table:table-cell table:formula="of:=AVERAGE([.A172:.A191])" office:value-type="float" office:value="9.5">
            <text:p>9.5</text:p>
          </table:table-cell>
          <table:table-cell table:formula="of:=AVERAGE([.B172:.B191])" office:value-type="float" office:value="0.88868">
            <text:p>0.88868</text:p>
          </table:table-cell>
          <table:table-cell table:formula="of:=AVERAGE([.C172:.C191])" office:value-type="float" office:value="0.502675">
            <text:p>0.50267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613">
            <text:p>0.8613</text:p>
          </table:table-cell>
          <table:table-cell office:value-type="float" office:value="0.4595">
            <text:p>0.4595</text:p>
          </table:table-cell>
          <table:table-cell/>
          <table:table-cell table:formula="of:=AVERAGE([.A173:.A192])" office:value-type="float" office:value="9.55">
            <text:p>9.55</text:p>
          </table:table-cell>
          <table:table-cell table:formula="of:=AVERAGE([.B173:.B192])" office:value-type="float" office:value="0.893345">
            <text:p>0.893345</text:p>
          </table:table-cell>
          <table:table-cell table:formula="of:=AVERAGE([.C173:.C192])" office:value-type="float" office:value="0.511765">
            <text:p>0.5117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63">
            <text:p>0.8963</text:p>
          </table:table-cell>
          <table:table-cell office:value-type="float" office:value="0.5106">
            <text:p>0.5106</text:p>
          </table:table-cell>
          <table:table-cell/>
          <table:table-cell table:formula="of:=AVERAGE([.A174:.A193])" office:value-type="float" office:value="9.6">
            <text:p>9.6</text:p>
          </table:table-cell>
          <table:table-cell table:formula="of:=AVERAGE([.B174:.B193])" office:value-type="float" office:value="0.895445">
            <text:p>0.895445</text:p>
          </table:table-cell>
          <table:table-cell table:formula="of:=AVERAGE([.C174:.C193])" office:value-type="float" office:value="0.51528">
            <text:p>0.5152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4">
            <text:p>0.904</text:p>
          </table:table-cell>
          <table:table-cell office:value-type="float" office:value="0.5211">
            <text:p>0.5211</text:p>
          </table:table-cell>
          <table:table-cell/>
          <table:table-cell table:formula="of:=AVERAGE([.A175:.A194])" office:value-type="float" office:value="9.65">
            <text:p>9.65</text:p>
          </table:table-cell>
          <table:table-cell table:formula="of:=AVERAGE([.B175:.B194])" office:value-type="float" office:value="0.894615">
            <text:p>0.894615</text:p>
          </table:table-cell>
          <table:table-cell table:formula="of:=AVERAGE([.C175:.C194])" office:value-type="float" office:value="0.513805">
            <text:p>0.5138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7">
            <text:p>0.8957</text:p>
          </table:table-cell>
          <table:table-cell office:value-type="float" office:value="0.5171">
            <text:p>0.5171</text:p>
          </table:table-cell>
          <table:table-cell/>
          <table:table-cell table:formula="of:=AVERAGE([.A176:.A195])" office:value-type="float" office:value="9.7">
            <text:p>9.7</text:p>
          </table:table-cell>
          <table:table-cell table:formula="of:=AVERAGE([.B176:.B195])" office:value-type="float" office:value="0.89428">
            <text:p>0.89428</text:p>
          </table:table-cell>
          <table:table-cell table:formula="of:=AVERAGE([.C176:.C195])" office:value-type="float" office:value="0.51349">
            <text:p>0.5134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5">
            <text:p>0.905</text:p>
          </table:table-cell>
          <table:table-cell office:value-type="float" office:value="0.5347">
            <text:p>0.5347</text:p>
          </table:table-cell>
          <table:table-cell/>
          <table:table-cell table:formula="of:=AVERAGE([.A177:.A196])" office:value-type="float" office:value="9.75">
            <text:p>9.75</text:p>
          </table:table-cell>
          <table:table-cell table:formula="of:=AVERAGE([.B177:.B196])" office:value-type="float" office:value="0.89463">
            <text:p>0.89463</text:p>
          </table:table-cell>
          <table:table-cell table:formula="of:=AVERAGE([.C177:.C196])" office:value-type="float" office:value="0.513785">
            <text:p>0.5137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5">
            <text:p>0.905</text:p>
          </table:table-cell>
          <table:table-cell office:value-type="float" office:value="0.5259">
            <text:p>0.5259</text:p>
          </table:table-cell>
          <table:table-cell/>
          <table:table-cell table:formula="of:=AVERAGE([.A178:.A197])" office:value-type="float" office:value="9.8">
            <text:p>9.8</text:p>
          </table:table-cell>
          <table:table-cell table:formula="of:=AVERAGE([.B178:.B197])" office:value-type="float" office:value="0.894495">
            <text:p>0.894495</text:p>
          </table:table-cell>
          <table:table-cell table:formula="of:=AVERAGE([.C178:.C197])" office:value-type="float" office:value="0.513405">
            <text:p>0.5134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3">
            <text:p>0.9003</text:p>
          </table:table-cell>
          <table:table-cell office:value-type="float" office:value="0.5372">
            <text:p>0.5372</text:p>
          </table:table-cell>
          <table:table-cell/>
          <table:table-cell table:formula="of:=AVERAGE([.A179:.A198])" office:value-type="float" office:value="9.85">
            <text:p>9.85</text:p>
          </table:table-cell>
          <table:table-cell table:formula="of:=AVERAGE([.B179:.B198])" office:value-type="float" office:value="0.89463">
            <text:p>0.89463</text:p>
          </table:table-cell>
          <table:table-cell table:formula="of:=AVERAGE([.C179:.C198])" office:value-type="float" office:value="0.513585">
            <text:p>0.5135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893">
            <text:p>0.8893</text:p>
          </table:table-cell>
          <table:table-cell office:value-type="float" office:value="0.4982">
            <text:p>0.4982</text:p>
          </table:table-cell>
          <table:table-cell/>
          <table:table-cell table:formula="of:=AVERAGE([.A180:.A199])" office:value-type="float" office:value="9.9">
            <text:p>9.9</text:p>
          </table:table-cell>
          <table:table-cell table:formula="of:=AVERAGE([.B180:.B199])" office:value-type="float" office:value="0.89478">
            <text:p>0.89478</text:p>
          </table:table-cell>
          <table:table-cell table:formula="of:=AVERAGE([.C180:.C199])" office:value-type="float" office:value="0.513555">
            <text:p>0.51355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8">
            <text:p>0.878</text:p>
          </table:table-cell>
          <table:table-cell office:value-type="float" office:value="0.4837">
            <text:p>0.4837</text:p>
          </table:table-cell>
          <table:table-cell/>
          <table:table-cell table:formula="of:=AVERAGE([.A181:.A200])" office:value-type="float" office:value="9.95">
            <text:p>9.95</text:p>
          </table:table-cell>
          <table:table-cell table:formula="of:=AVERAGE([.B181:.B200])" office:value-type="float" office:value="0.89575">
            <text:p>0.89575</text:p>
          </table:table-cell>
          <table:table-cell table:formula="of:=AVERAGE([.C181:.C200])" office:value-type="float" office:value="0.515645">
            <text:p>0.5156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07">
            <text:p>0.9007</text:p>
          </table:table-cell>
          <table:table-cell office:value-type="float" office:value="0.5204">
            <text:p>0.5204</text:p>
          </table:table-cell>
          <table:table-cell/>
          <table:table-cell table:formula="of:=AVERAGE([.A182:.A201])" office:value-type="float" office:value="10">
            <text:p>10</text:p>
          </table:table-cell>
          <table:table-cell table:formula="of:=AVERAGE([.B182:.B201])" office:value-type="float" office:value="0.897035">
            <text:p>0.897035</text:p>
          </table:table-cell>
          <table:table-cell table:formula="of:=AVERAGE([.C182:.C201])" office:value-type="float" office:value="0.51807">
            <text:p>0.5180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23">
            <text:p>0.8423</text:p>
          </table:table-cell>
          <table:table-cell office:value-type="float" office:value="0.4147">
            <text:p>0.4147</text:p>
          </table:table-cell>
          <table:table-cell/>
          <table:table-cell table:formula="of:=AVERAGE([.A183:.A202])" office:value-type="float" office:value="10.1">
            <text:p>10.1</text:p>
          </table:table-cell>
          <table:table-cell table:formula="of:=AVERAGE([.B183:.B202])" office:value-type="float" office:value="0.897035">
            <text:p>0.897035</text:p>
          </table:table-cell>
          <table:table-cell table:formula="of:=AVERAGE([.C183:.C202])" office:value-type="float" office:value="0.51794">
            <text:p>0.5179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3">
            <text:p>0.9083</text:p>
          </table:table-cell>
          <table:table-cell office:value-type="float" office:value="0.5444">
            <text:p>0.5444</text:p>
          </table:table-cell>
          <table:table-cell/>
          <table:table-cell table:formula="of:=AVERAGE([.A184:.A203])" office:value-type="float" office:value="10.2">
            <text:p>10.2</text:p>
          </table:table-cell>
          <table:table-cell table:formula="of:=AVERAGE([.B184:.B203])" office:value-type="float" office:value="0.899655">
            <text:p>0.899655</text:p>
          </table:table-cell>
          <table:table-cell table:formula="of:=AVERAGE([.C184:.C203])" office:value-type="float" office:value="0.52227">
            <text:p>0.5222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">
            <text:p>0.908</text:p>
          </table:table-cell>
          <table:table-cell office:value-type="float" office:value="0.5425">
            <text:p>0.5425</text:p>
          </table:table-cell>
          <table:table-cell/>
          <table:table-cell table:formula="of:=AVERAGE([.A185:.A204])" office:value-type="float" office:value="10.3">
            <text:p>10.3</text:p>
          </table:table-cell>
          <table:table-cell table:formula="of:=AVERAGE([.B185:.B204])" office:value-type="float" office:value="0.89989">
            <text:p>0.89989</text:p>
          </table:table-cell>
          <table:table-cell table:formula="of:=AVERAGE([.C185:.C204])" office:value-type="float" office:value="0.523005">
            <text:p>0.523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17">
            <text:p>0.8817</text:p>
          </table:table-cell>
          <table:table-cell office:value-type="float" office:value="0.4824">
            <text:p>0.4824</text:p>
          </table:table-cell>
          <table:table-cell/>
          <table:table-cell table:formula="of:=AVERAGE([.A186:.A205])" office:value-type="float" office:value="10.4">
            <text:p>10.4</text:p>
          </table:table-cell>
          <table:table-cell table:formula="of:=AVERAGE([.B186:.B205])" office:value-type="float" office:value="0.899925">
            <text:p>0.899925</text:p>
          </table:table-cell>
          <table:table-cell table:formula="of:=AVERAGE([.C186:.C205])" office:value-type="float" office:value="0.523175">
            <text:p>0.52317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27">
            <text:p>0.9127</text:p>
          </table:table-cell>
          <table:table-cell office:value-type="float" office:value="0.5604">
            <text:p>0.5604</text:p>
          </table:table-cell>
          <table:table-cell/>
          <table:table-cell table:formula="of:=AVERAGE([.A187:.A206])" office:value-type="float" office:value="10.5">
            <text:p>10.5</text:p>
          </table:table-cell>
          <table:table-cell table:formula="of:=AVERAGE([.B187:.B206])" office:value-type="float" office:value="0.90094">
            <text:p>0.90094</text:p>
          </table:table-cell>
          <table:table-cell table:formula="of:=AVERAGE([.C187:.C206])" office:value-type="float" office:value="0.525605">
            <text:p>0.5256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53">
            <text:p>0.9053</text:p>
          </table:table-cell>
          <table:table-cell office:value-type="float" office:value="0.5287">
            <text:p>0.5287</text:p>
          </table:table-cell>
          <table:table-cell/>
          <table:table-cell table:formula="of:=AVERAGE([.A188:.A207])" office:value-type="float" office:value="10.6">
            <text:p>10.6</text:p>
          </table:table-cell>
          <table:table-cell table:formula="of:=AVERAGE([.B188:.B207])" office:value-type="float" office:value="0.90077">
            <text:p>0.90077</text:p>
          </table:table-cell>
          <table:table-cell table:formula="of:=AVERAGE([.C188:.C207])" office:value-type="float" office:value="0.5252">
            <text:p>0.525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23">
            <text:p>0.8623</text:p>
          </table:table-cell>
          <table:table-cell office:value-type="float" office:value="0.4461">
            <text:p>0.4461</text:p>
          </table:table-cell>
          <table:table-cell/>
          <table:table-cell table:formula="of:=AVERAGE([.A189:.A208])" office:value-type="float" office:value="10.7">
            <text:p>10.7</text:p>
          </table:table-cell>
          <table:table-cell table:formula="of:=AVERAGE([.B189:.B208])" office:value-type="float" office:value="0.90072">
            <text:p>0.90072</text:p>
          </table:table-cell>
          <table:table-cell table:formula="of:=AVERAGE([.C189:.C208])" office:value-type="float" office:value="0.52492">
            <text:p>0.5249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">
            <text:p>0.908</text:p>
          </table:table-cell>
          <table:table-cell office:value-type="float" office:value="0.5482">
            <text:p>0.5482</text:p>
          </table:table-cell>
          <table:table-cell/>
          <table:table-cell table:formula="of:=AVERAGE([.A190:.A209])" office:value-type="float" office:value="10.8">
            <text:p>10.8</text:p>
          </table:table-cell>
          <table:table-cell table:formula="of:=AVERAGE([.B190:.B209])" office:value-type="float" office:value="0.902805">
            <text:p>0.902805</text:p>
          </table:table-cell>
          <table:table-cell table:formula="of:=AVERAGE([.C190:.C209])" office:value-type="float" office:value="0.52918">
            <text:p>0.5291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17">
            <text:p>0.8917</text:p>
          </table:table-cell>
          <table:table-cell office:value-type="float" office:value="0.51">
            <text:p>0.51</text:p>
          </table:table-cell>
          <table:table-cell/>
          <table:table-cell table:formula="of:=AVERAGE([.A191:.A210])" office:value-type="float" office:value="10.9">
            <text:p>10.9</text:p>
          </table:table-cell>
          <table:table-cell table:formula="of:=AVERAGE([.B191:.B210])" office:value-type="float" office:value="0.90269">
            <text:p>0.90269</text:p>
          </table:table-cell>
          <table:table-cell table:formula="of:=AVERAGE([.C191:.C210])" office:value-type="float" office:value="0.52903">
            <text:p>0.5290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1">
            <text:p>0.911</text:p>
          </table:table-cell>
          <table:table-cell office:value-type="float" office:value="0.5495">
            <text:p>0.5495</text:p>
          </table:table-cell>
          <table:table-cell/>
          <table:table-cell table:formula="of:=AVERAGE([.A192:.A211])" office:value-type="float" office:value="11">
            <text:p>11</text:p>
          </table:table-cell>
          <table:table-cell table:formula="of:=AVERAGE([.B192:.B211])" office:value-type="float" office:value="0.90297">
            <text:p>0.90297</text:p>
          </table:table-cell>
          <table:table-cell table:formula="of:=AVERAGE([.C192:.C211])" office:value-type="float" office:value="0.52909">
            <text:p>0.5290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33">
            <text:p>0.9033</text:p>
          </table:table-cell>
          <table:table-cell office:value-type="float" office:value="0.5298">
            <text:p>0.5298</text:p>
          </table:table-cell>
          <table:table-cell/>
          <table:table-cell table:formula="of:=AVERAGE([.A193:.A212])" office:value-type="float" office:value="11.1">
            <text:p>11.1</text:p>
          </table:table-cell>
          <table:table-cell table:formula="of:=AVERAGE([.B193:.B212])" office:value-type="float" office:value="0.90257">
            <text:p>0.90257</text:p>
          </table:table-cell>
          <table:table-cell table:formula="of:=AVERAGE([.C193:.C212])" office:value-type="float" office:value="0.528145">
            <text:p>0.5281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97">
            <text:p>0.8797</text:p>
          </table:table-cell>
          <table:table-cell office:value-type="float" office:value="0.4811">
            <text:p>0.4811</text:p>
          </table:table-cell>
          <table:table-cell/>
          <table:table-cell table:formula="of:=AVERAGE([.A194:.A213])" office:value-type="float" office:value="11.2">
            <text:p>11.2</text:p>
          </table:table-cell>
          <table:table-cell table:formula="of:=AVERAGE([.B194:.B213])" office:value-type="float" office:value="0.90259">
            <text:p>0.90259</text:p>
          </table:table-cell>
          <table:table-cell table:formula="of:=AVERAGE([.C194:.C213])" office:value-type="float" office:value="0.52808">
            <text:p>0.5280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73">
            <text:p>0.8973</text:p>
          </table:table-cell>
          <table:table-cell office:value-type="float" office:value="0.5148">
            <text:p>0.5148</text:p>
          </table:table-cell>
          <table:table-cell/>
          <table:table-cell table:formula="of:=AVERAGE([.A195:.A214])" office:value-type="float" office:value="11.3">
            <text:p>11.3</text:p>
          </table:table-cell>
          <table:table-cell table:formula="of:=AVERAGE([.B195:.B214])" office:value-type="float" office:value="0.903705">
            <text:p>0.903705</text:p>
          </table:table-cell>
          <table:table-cell table:formula="of:=AVERAGE([.C195:.C214])" office:value-type="float" office:value="0.53024">
            <text:p>0.5302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27">
            <text:p>0.9027</text:p>
          </table:table-cell>
          <table:table-cell office:value-type="float" office:value="0.523">
            <text:p>0.523</text:p>
          </table:table-cell>
          <table:table-cell/>
          <table:table-cell table:formula="of:=AVERAGE([.A196:.A215])" office:value-type="float" office:value="11.4">
            <text:p>11.4</text:p>
          </table:table-cell>
          <table:table-cell table:formula="of:=AVERAGE([.B196:.B215])" office:value-type="float" office:value="0.904055">
            <text:p>0.904055</text:p>
          </table:table-cell>
          <table:table-cell table:formula="of:=AVERAGE([.C196:.C215])" office:value-type="float" office:value="0.530545">
            <text:p>0.5305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23">
            <text:p>0.9023</text:p>
          </table:table-cell>
          <table:table-cell office:value-type="float" office:value="0.5271">
            <text:p>0.5271</text:p>
          </table:table-cell>
          <table:table-cell/>
          <table:table-cell table:formula="of:=AVERAGE([.A197:.A216])" office:value-type="float" office:value="11.5">
            <text:p>11.5</text:p>
          </table:table-cell>
          <table:table-cell table:formula="of:=AVERAGE([.B197:.B216])" office:value-type="float" office:value="0.903535">
            <text:p>0.903535</text:p>
          </table:table-cell>
          <table:table-cell table:formula="of:=AVERAGE([.C197:.C216])" office:value-type="float" office:value="0.529635">
            <text:p>0.52963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77">
            <text:p>0.9077</text:p>
          </table:table-cell>
          <table:table-cell office:value-type="float" office:value="0.5295">
            <text:p>0.5295</text:p>
          </table:table-cell>
          <table:table-cell/>
          <table:table-cell table:formula="of:=AVERAGE([.A198:.A217])" office:value-type="float" office:value="11.6">
            <text:p>11.6</text:p>
          </table:table-cell>
          <table:table-cell table:formula="of:=AVERAGE([.B198:.B217])" office:value-type="float" office:value="0.903785">
            <text:p>0.903785</text:p>
          </table:table-cell>
          <table:table-cell table:formula="of:=AVERAGE([.C198:.C217])" office:value-type="float" office:value="0.5302">
            <text:p>0.530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33">
            <text:p>0.9033</text:p>
          </table:table-cell>
          <table:table-cell office:value-type="float" office:value="0.5366">
            <text:p>0.5366</text:p>
          </table:table-cell>
          <table:table-cell/>
          <table:table-cell table:formula="of:=AVERAGE([.A199:.A218])" office:value-type="float" office:value="11.7">
            <text:p>11.7</text:p>
          </table:table-cell>
          <table:table-cell table:formula="of:=AVERAGE([.B199:.B218])" office:value-type="float" office:value="0.903885">
            <text:p>0.903885</text:p>
          </table:table-cell>
          <table:table-cell table:formula="of:=AVERAGE([.C199:.C218])" office:value-type="float" office:value="0.53066">
            <text:p>0.5306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7">
            <text:p>0.9087</text:p>
          </table:table-cell>
          <table:table-cell office:value-type="float" office:value="0.54">
            <text:p>0.54</text:p>
          </table:table-cell>
          <table:table-cell/>
          <table:table-cell table:formula="of:=AVERAGE([.A200:.A219])" office:value-type="float" office:value="11.8">
            <text:p>11.8</text:p>
          </table:table-cell>
          <table:table-cell table:formula="of:=AVERAGE([.B200:.B219])" office:value-type="float" office:value="0.90352">
            <text:p>0.90352</text:p>
          </table:table-cell>
          <table:table-cell table:formula="of:=AVERAGE([.C200:.C219])" office:value-type="float" office:value="0.529865">
            <text:p>0.52986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37">
            <text:p>0.9037</text:p>
          </table:table-cell>
          <table:table-cell office:value-type="float" office:value="0.5322">
            <text:p>0.5322</text:p>
          </table:table-cell>
          <table:table-cell/>
          <table:table-cell table:formula="of:=AVERAGE([.A201:.A220])" office:value-type="float" office:value="11.9">
            <text:p>11.9</text:p>
          </table:table-cell>
          <table:table-cell table:formula="of:=AVERAGE([.B201:.B220])" office:value-type="float" office:value="0.903435">
            <text:p>0.903435</text:p>
          </table:table-cell>
          <table:table-cell table:formula="of:=AVERAGE([.C201:.C220])" office:value-type="float" office:value="0.529605">
            <text:p>0.5296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07">
            <text:p>0.9007</text:p>
          </table:table-cell>
          <table:table-cell office:value-type="float" office:value="0.5178">
            <text:p>0.5178</text:p>
          </table:table-cell>
          <table:table-cell/>
          <table:table-cell table:formula="of:=AVERAGE([.A202:.A221])" office:value-type="float" office:value="12">
            <text:p>12</text:p>
          </table:table-cell>
          <table:table-cell table:formula="of:=AVERAGE([.B202:.B221])" office:value-type="float" office:value="0.903485">
            <text:p>0.903485</text:p>
          </table:table-cell>
          <table:table-cell table:formula="of:=AVERAGE([.C202:.C221])" office:value-type="float" office:value="0.529635">
            <text:p>0.5296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7">
            <text:p>0.8947</text:p>
          </table:table-cell>
          <table:table-cell office:value-type="float" office:value="0.5013">
            <text:p>0.5013</text:p>
          </table:table-cell>
          <table:table-cell/>
          <table:table-cell table:formula="of:=AVERAGE([.A203:.A222])" office:value-type="float" office:value="12.1">
            <text:p>12.1</text:p>
          </table:table-cell>
          <table:table-cell table:formula="of:=AVERAGE([.B203:.B222])" office:value-type="float" office:value="0.9035">
            <text:p>0.9035</text:p>
          </table:table-cell>
          <table:table-cell table:formula="of:=AVERAGE([.C203:.C222])" office:value-type="float" office:value="0.529605">
            <text:p>0.5296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3">
            <text:p>0.913</text:p>
          </table:table-cell>
          <table:table-cell office:value-type="float" office:value="0.5591">
            <text:p>0.5591</text:p>
          </table:table-cell>
          <table:table-cell/>
          <table:table-cell table:formula="of:=AVERAGE([.A204:.A223])" office:value-type="float" office:value="12.2">
            <text:p>12.2</text:p>
          </table:table-cell>
          <table:table-cell table:formula="of:=AVERAGE([.B204:.B223])" office:value-type="float" office:value="0.90353">
            <text:p>0.90353</text:p>
          </table:table-cell>
          <table:table-cell table:formula="of:=AVERAGE([.C204:.C223])" office:value-type="float" office:value="0.529745">
            <text:p>0.5297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87">
            <text:p>0.9087</text:p>
          </table:table-cell>
          <table:table-cell office:value-type="float" office:value="0.5459">
            <text:p>0.5459</text:p>
          </table:table-cell>
          <table:table-cell/>
          <table:table-cell table:formula="of:=AVERAGE([.A205:.A224])" office:value-type="float" office:value="12.3">
            <text:p>12.3</text:p>
          </table:table-cell>
          <table:table-cell table:formula="of:=AVERAGE([.B205:.B224])" office:value-type="float" office:value="0.903395">
            <text:p>0.903395</text:p>
          </table:table-cell>
          <table:table-cell table:formula="of:=AVERAGE([.C205:.C224])" office:value-type="float" office:value="0.529195">
            <text:p>0.5291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2">
            <text:p>0.902</text:p>
          </table:table-cell>
          <table:table-cell office:value-type="float" office:value="0.531">
            <text:p>0.531</text:p>
          </table:table-cell>
          <table:table-cell/>
          <table:table-cell table:formula="of:=AVERAGE([.A206:.A225])" office:value-type="float" office:value="12.4">
            <text:p>12.4</text:p>
          </table:table-cell>
          <table:table-cell table:formula="of:=AVERAGE([.B206:.B225])" office:value-type="float" office:value="0.902175">
            <text:p>0.902175</text:p>
          </table:table-cell>
          <table:table-cell table:formula="of:=AVERAGE([.C206:.C225])" office:value-type="float" office:value="0.526395">
            <text:p>0.5263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93">
            <text:p>0.9093</text:p>
          </table:table-cell>
          <table:table-cell office:value-type="float" office:value="0.5523">
            <text:p>0.5523</text:p>
          </table:table-cell>
          <table:table-cell/>
          <table:table-cell table:formula="of:=AVERAGE([.A207:.A226])" office:value-type="float" office:value="12.5">
            <text:p>12.5</text:p>
          </table:table-cell>
          <table:table-cell table:formula="of:=AVERAGE([.B207:.B226])" office:value-type="float" office:value="0.90266">
            <text:p>0.90266</text:p>
          </table:table-cell>
          <table:table-cell table:formula="of:=AVERAGE([.C207:.C226])" office:value-type="float" office:value="0.52732">
            <text:p>0.5273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3">
            <text:p>0.9043</text:p>
          </table:table-cell>
          <table:table-cell office:value-type="float" office:value="0.5231">
            <text:p>0.5231</text:p>
          </table:table-cell>
          <table:table-cell/>
          <table:table-cell table:formula="of:=AVERAGE([.A208:.A227])" office:value-type="float" office:value="12.6">
            <text:p>12.6</text:p>
          </table:table-cell>
          <table:table-cell table:formula="of:=AVERAGE([.B208:.B227])" office:value-type="float" office:value="0.90256">
            <text:p>0.90256</text:p>
          </table:table-cell>
          <table:table-cell table:formula="of:=AVERAGE([.C208:.C227])" office:value-type="float" office:value="0.527115">
            <text:p>0.5271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">
            <text:p>0.904</text:p>
          </table:table-cell>
          <table:table-cell office:value-type="float" office:value="0.5313">
            <text:p>0.5313</text:p>
          </table:table-cell>
          <table:table-cell/>
          <table:table-cell table:formula="of:=AVERAGE([.A209:.A228])" office:value-type="float" office:value="12.7">
            <text:p>12.7</text:p>
          </table:table-cell>
          <table:table-cell table:formula="of:=AVERAGE([.B209:.B228])" office:value-type="float" office:value="0.902645">
            <text:p>0.902645</text:p>
          </table:table-cell>
          <table:table-cell table:formula="of:=AVERAGE([.C209:.C228])" office:value-type="float" office:value="0.527485">
            <text:p>0.52748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57">
            <text:p>0.9057</text:p>
          </table:table-cell>
          <table:table-cell office:value-type="float" office:value="0.5452">
            <text:p>0.5452</text:p>
          </table:table-cell>
          <table:table-cell/>
          <table:table-cell table:formula="of:=AVERAGE([.A210:.A229])" office:value-type="float" office:value="12.8">
            <text:p>12.8</text:p>
          </table:table-cell>
          <table:table-cell table:formula="of:=AVERAGE([.B210:.B229])" office:value-type="float" office:value="0.90263">
            <text:p>0.90263</text:p>
          </table:table-cell>
          <table:table-cell table:formula="of:=AVERAGE([.C210:.C229])" office:value-type="float" office:value="0.527595">
            <text:p>0.5275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73">
            <text:p>0.8973</text:p>
          </table:table-cell>
          <table:table-cell office:value-type="float" office:value="0.5112">
            <text:p>0.5112</text:p>
          </table:table-cell>
          <table:table-cell/>
          <table:table-cell table:formula="of:=AVERAGE([.A211:.A230])" office:value-type="float" office:value="12.9">
            <text:p>12.9</text:p>
          </table:table-cell>
          <table:table-cell table:formula="of:=AVERAGE([.B211:.B230])" office:value-type="float" office:value="0.90263">
            <text:p>0.90263</text:p>
          </table:table-cell>
          <table:table-cell table:formula="of:=AVERAGE([.C211:.C230])" office:value-type="float" office:value="0.527565">
            <text:p>0.52756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3">
            <text:p>0.903</text:p>
          </table:table-cell>
          <table:table-cell office:value-type="float" office:value="0.5306">
            <text:p>0.5306</text:p>
          </table:table-cell>
          <table:table-cell/>
          <table:table-cell table:formula="of:=AVERAGE([.A212:.A231])" office:value-type="float" office:value="13">
            <text:p>13</text:p>
          </table:table-cell>
          <table:table-cell table:formula="of:=AVERAGE([.B212:.B231])" office:value-type="float" office:value="0.90315">
            <text:p>0.90315</text:p>
          </table:table-cell>
          <table:table-cell table:formula="of:=AVERAGE([.C212:.C231])" office:value-type="float" office:value="0.529">
            <text:p>0.52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37">
            <text:p>0.9037</text:p>
          </table:table-cell>
          <table:table-cell office:value-type="float" office:value="0.5285">
            <text:p>0.5285</text:p>
          </table:table-cell>
          <table:table-cell/>
          <table:table-cell table:formula="of:=AVERAGE([.A213:.A232])" office:value-type="float" office:value="13.1">
            <text:p>13.1</text:p>
          </table:table-cell>
          <table:table-cell table:formula="of:=AVERAGE([.B213:.B232])" office:value-type="float" office:value="0.9035">
            <text:p>0.9035</text:p>
          </table:table-cell>
          <table:table-cell table:formula="of:=AVERAGE([.C213:.C232])" office:value-type="float" office:value="0.52975">
            <text:p>0.5297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2">
            <text:p>0.902</text:p>
          </table:table-cell>
          <table:table-cell office:value-type="float" office:value="0.5243">
            <text:p>0.5243</text:p>
          </table:table-cell>
          <table:table-cell/>
          <table:table-cell table:formula="of:=AVERAGE([.A214:.A233])" office:value-type="float" office:value="13.2">
            <text:p>13.2</text:p>
          </table:table-cell>
          <table:table-cell table:formula="of:=AVERAGE([.B214:.B233])" office:value-type="float" office:value="0.903615">
            <text:p>0.903615</text:p>
          </table:table-cell>
          <table:table-cell table:formula="of:=AVERAGE([.C214:.C233])" office:value-type="float" office:value="0.529945">
            <text:p>0.5299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3">
            <text:p>0.9043</text:p>
          </table:table-cell>
          <table:table-cell office:value-type="float" office:value="0.5209">
            <text:p>0.5209</text:p>
          </table:table-cell>
          <table:table-cell/>
          <table:table-cell table:formula="of:=AVERAGE([.A215:.A234])" office:value-type="float" office:value="13.3">
            <text:p>13.3</text:p>
          </table:table-cell>
          <table:table-cell table:formula="of:=AVERAGE([.B215:.B234])" office:value-type="float" office:value="0.903565">
            <text:p>0.903565</text:p>
          </table:table-cell>
          <table:table-cell table:formula="of:=AVERAGE([.C215:.C234])" office:value-type="float" office:value="0.52981">
            <text:p>0.5298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23">
            <text:p>0.8923</text:p>
          </table:table-cell>
          <table:table-cell office:value-type="float" office:value="0.5048">
            <text:p>0.5048</text:p>
          </table:table-cell>
          <table:table-cell/>
          <table:table-cell table:formula="of:=AVERAGE([.A216:.A235])" office:value-type="float" office:value="13.4">
            <text:p>13.4</text:p>
          </table:table-cell>
          <table:table-cell table:formula="of:=AVERAGE([.B216:.B235])" office:value-type="float" office:value="0.902765">
            <text:p>0.902765</text:p>
          </table:table-cell>
          <table:table-cell table:formula="of:=AVERAGE([.C216:.C235])" office:value-type="float" office:value="0.52856">
            <text:p>0.5285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73">
            <text:p>0.9073</text:p>
          </table:table-cell>
          <table:table-cell office:value-type="float" office:value="0.5384">
            <text:p>0.5384</text:p>
          </table:table-cell>
          <table:table-cell/>
          <table:table-cell table:formula="of:=AVERAGE([.A217:.A236])" office:value-type="float" office:value="13.5">
            <text:p>13.5</text:p>
          </table:table-cell>
          <table:table-cell table:formula="of:=AVERAGE([.B217:.B236])" office:value-type="float" office:value="0.90345">
            <text:p>0.90345</text:p>
          </table:table-cell>
          <table:table-cell table:formula="of:=AVERAGE([.C217:.C236])" office:value-type="float" office:value="0.53015">
            <text:p>0.530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97">
            <text:p>0.9097</text:p>
          </table:table-cell>
          <table:table-cell office:value-type="float" office:value="0.5387">
            <text:p>0.5387</text:p>
          </table:table-cell>
          <table:table-cell/>
          <table:table-cell table:formula="of:=AVERAGE([.A218:.A237])" office:value-type="float" office:value="13.6">
            <text:p>13.6</text:p>
          </table:table-cell>
          <table:table-cell table:formula="of:=AVERAGE([.B218:.B237])" office:value-type="float" office:value="0.90342">
            <text:p>0.90342</text:p>
          </table:table-cell>
          <table:table-cell table:formula="of:=AVERAGE([.C218:.C237])" office:value-type="float" office:value="0.529935">
            <text:p>0.5299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6">
            <text:p>0.896</text:p>
          </table:table-cell>
          <table:table-cell office:value-type="float" office:value="0.5207">
            <text:p>0.5207</text:p>
          </table:table-cell>
          <table:table-cell/>
          <table:table-cell table:formula="of:=AVERAGE([.A219:.A238])" office:value-type="float" office:value="13.7">
            <text:p>13.7</text:p>
          </table:table-cell>
          <table:table-cell table:formula="of:=AVERAGE([.B219:.B238])" office:value-type="float" office:value="0.903085">
            <text:p>0.903085</text:p>
          </table:table-cell>
          <table:table-cell table:formula="of:=AVERAGE([.C219:.C238])" office:value-type="float" office:value="0.52886">
            <text:p>0.5288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7">
            <text:p>0.907</text:p>
          </table:table-cell>
          <table:table-cell office:value-type="float" office:value="0.5348">
            <text:p>0.5348</text:p>
          </table:table-cell>
          <table:table-cell/>
          <table:table-cell table:formula="of:=AVERAGE([.A220:.A239])" office:value-type="float" office:value="13.8">
            <text:p>13.8</text:p>
          </table:table-cell>
          <table:table-cell table:formula="of:=AVERAGE([.B220:.B239])" office:value-type="float" office:value="0.90292">
            <text:p>0.90292</text:p>
          </table:table-cell>
          <table:table-cell table:formula="of:=AVERAGE([.C220:.C239])" office:value-type="float" office:value="0.5286">
            <text:p>0.528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7">
            <text:p>0.9047</text:p>
          </table:table-cell>
          <table:table-cell office:value-type="float" office:value="0.5328">
            <text:p>0.5328</text:p>
          </table:table-cell>
          <table:table-cell/>
          <table:table-cell table:formula="of:=AVERAGE([.A221:.A240])" office:value-type="float" office:value="13.9">
            <text:p>13.9</text:p>
          </table:table-cell>
          <table:table-cell table:formula="of:=AVERAGE([.B221:.B240])" office:value-type="float" office:value="0.903055">
            <text:p>0.903055</text:p>
          </table:table-cell>
          <table:table-cell table:formula="of:=AVERAGE([.C221:.C240])" office:value-type="float" office:value="0.52913">
            <text:p>0.529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5172">
            <text:p>0.5172</text:p>
          </table:table-cell>
          <table:table-cell/>
          <table:table-cell table:formula="of:=AVERAGE([.A222:.A241])" office:value-type="float" office:value="14">
            <text:p>14</text:p>
          </table:table-cell>
          <table:table-cell table:formula="of:=AVERAGE([.B222:.B241])" office:value-type="float" office:value="0.903035">
            <text:p>0.903035</text:p>
          </table:table-cell>
          <table:table-cell table:formula="of:=AVERAGE([.C222:.C241])" office:value-type="float" office:value="0.529055">
            <text:p>0.5290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53">
            <text:p>0.8953</text:p>
          </table:table-cell>
          <table:table-cell office:value-type="float" office:value="0.5041">
            <text:p>0.5041</text:p>
          </table:table-cell>
          <table:table-cell/>
          <table:table-cell table:formula="of:=AVERAGE([.A223:.A242])" office:value-type="float" office:value="14.1">
            <text:p>14.1</text:p>
          </table:table-cell>
          <table:table-cell table:formula="of:=AVERAGE([.B223:.B242])" office:value-type="float" office:value="0.903035">
            <text:p>0.903035</text:p>
          </table:table-cell>
          <table:table-cell table:formula="of:=AVERAGE([.C223:.C242])" office:value-type="float" office:value="0.529155">
            <text:p>0.5291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03">
            <text:p>0.9103</text:p>
          </table:table-cell>
          <table:table-cell office:value-type="float" office:value="0.5481">
            <text:p>0.5481</text:p>
          </table:table-cell>
          <table:table-cell/>
          <table:table-cell table:formula="of:=AVERAGE([.A224:.A243])" office:value-type="float" office:value="14.2">
            <text:p>14.2</text:p>
          </table:table-cell>
          <table:table-cell table:formula="of:=AVERAGE([.B224:.B243])" office:value-type="float" office:value="0.90317">
            <text:p>0.90317</text:p>
          </table:table-cell>
          <table:table-cell table:formula="of:=AVERAGE([.C224:.C243])" office:value-type="float" office:value="0.52941">
            <text:p>0.5294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43">
            <text:p>0.8843</text:p>
          </table:table-cell>
          <table:table-cell office:value-type="float" office:value="0.4899">
            <text:p>0.4899</text:p>
          </table:table-cell>
          <table:table-cell/>
          <table:table-cell table:formula="of:=AVERAGE([.A225:.A244])" office:value-type="float" office:value="14.3">
            <text:p>14.3</text:p>
          </table:table-cell>
          <table:table-cell table:formula="of:=AVERAGE([.B225:.B244])" office:value-type="float" office:value="0.90337">
            <text:p>0.90337</text:p>
          </table:table-cell>
          <table:table-cell table:formula="of:=AVERAGE([.C225:.C244])" office:value-type="float" office:value="0.53025">
            <text:p>0.5302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17">
            <text:p>0.9117</text:p>
          </table:table-cell>
          <table:table-cell office:value-type="float" office:value="0.5495">
            <text:p>0.5495</text:p>
          </table:table-cell>
          <table:table-cell/>
          <table:table-cell table:formula="of:=AVERAGE([.A226:.A245])" office:value-type="float" office:value="14.4">
            <text:p>14.4</text:p>
          </table:table-cell>
          <table:table-cell table:formula="of:=AVERAGE([.B226:.B245])" office:value-type="float" office:value="0.90452">
            <text:p>0.90452</text:p>
          </table:table-cell>
          <table:table-cell table:formula="of:=AVERAGE([.C226:.C245])" office:value-type="float" office:value="0.532975">
            <text:p>0.53297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3">
            <text:p>0.9073</text:p>
          </table:table-cell>
          <table:table-cell office:value-type="float" office:value="0.5482">
            <text:p>0.5482</text:p>
          </table:table-cell>
          <table:table-cell/>
          <table:table-cell table:formula="of:=AVERAGE([.A227:.A246])" office:value-type="float" office:value="14.5">
            <text:p>14.5</text:p>
          </table:table-cell>
          <table:table-cell table:formula="of:=AVERAGE([.B227:.B246])" office:value-type="float" office:value="0.904485">
            <text:p>0.904485</text:p>
          </table:table-cell>
          <table:table-cell table:formula="of:=AVERAGE([.C227:.C246])" office:value-type="float" office:value="0.53281">
            <text:p>0.5328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">
            <text:p>0.906</text:p>
          </table:table-cell>
          <table:table-cell office:value-type="float" office:value="0.5305">
            <text:p>0.5305</text:p>
          </table:table-cell>
          <table:table-cell/>
          <table:table-cell table:formula="of:=AVERAGE([.A228:.A247])" office:value-type="float" office:value="14.6">
            <text:p>14.6</text:p>
          </table:table-cell>
          <table:table-cell table:formula="of:=AVERAGE([.B228:.B247])" office:value-type="float" office:value="0.904785">
            <text:p>0.904785</text:p>
          </table:table-cell>
          <table:table-cell table:formula="of:=AVERAGE([.C228:.C247])" office:value-type="float" office:value="0.533345">
            <text:p>0.5333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7">
            <text:p>0.9037</text:p>
          </table:table-cell>
          <table:table-cell office:value-type="float" office:value="0.5335">
            <text:p>0.5335</text:p>
          </table:table-cell>
          <table:table-cell/>
          <table:table-cell table:formula="of:=AVERAGE([.A229:.A248])" office:value-type="float" office:value="14.7">
            <text:p>14.7</text:p>
          </table:table-cell>
          <table:table-cell table:formula="of:=AVERAGE([.B229:.B248])" office:value-type="float" office:value="0.90485">
            <text:p>0.90485</text:p>
          </table:table-cell>
          <table:table-cell table:formula="of:=AVERAGE([.C229:.C248])" office:value-type="float" office:value="0.53346">
            <text:p>0.5334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57">
            <text:p>0.9057</text:p>
          </table:table-cell>
          <table:table-cell office:value-type="float" office:value="0.5446">
            <text:p>0.5446</text:p>
          </table:table-cell>
          <table:table-cell/>
          <table:table-cell table:formula="of:=AVERAGE([.A230:.A249])" office:value-type="float" office:value="14.8">
            <text:p>14.8</text:p>
          </table:table-cell>
          <table:table-cell table:formula="of:=AVERAGE([.B230:.B249])" office:value-type="float" office:value="0.90475">
            <text:p>0.90475</text:p>
          </table:table-cell>
          <table:table-cell table:formula="of:=AVERAGE([.C230:.C249])" office:value-type="float" office:value="0.53284">
            <text:p>0.5328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7">
            <text:p>0.9077</text:p>
          </table:table-cell>
          <table:table-cell office:value-type="float" office:value="0.5399">
            <text:p>0.5399</text:p>
          </table:table-cell>
          <table:table-cell/>
          <table:table-cell table:formula="of:=AVERAGE([.A231:.A250])" office:value-type="float" office:value="14.9">
            <text:p>14.9</text:p>
          </table:table-cell>
          <table:table-cell table:formula="of:=AVERAGE([.B231:.B250])" office:value-type="float" office:value="0.90473">
            <text:p>0.90473</text:p>
          </table:table-cell>
          <table:table-cell table:formula="of:=AVERAGE([.C231:.C250])" office:value-type="float" office:value="0.53251">
            <text:p>0.5325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">
            <text:p>0.91</text:p>
          </table:table-cell>
          <table:table-cell office:value-type="float" office:value="0.5456">
            <text:p>0.5456</text:p>
          </table:table-cell>
          <table:table-cell/>
          <table:table-cell table:formula="of:=AVERAGE([.A232:.A251])" office:value-type="float" office:value="15">
            <text:p>15</text:p>
          </table:table-cell>
          <table:table-cell table:formula="of:=AVERAGE([.B232:.B251])" office:value-type="float" office:value="0.90491">
            <text:p>0.90491</text:p>
          </table:table-cell>
          <table:table-cell table:formula="of:=AVERAGE([.C232:.C251])" office:value-type="float" office:value="0.53289">
            <text:p>0.5328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">
            <text:p>0.906</text:p>
          </table:table-cell>
          <table:table-cell office:value-type="float" office:value="0.5324">
            <text:p>0.5324</text:p>
          </table:table-cell>
          <table:table-cell/>
          <table:table-cell table:formula="of:=AVERAGE([.A233:.A252])" office:value-type="float" office:value="15.1">
            <text:p>15.1</text:p>
          </table:table-cell>
          <table:table-cell table:formula="of:=AVERAGE([.B233:.B252])" office:value-type="float" office:value="0.904925">
            <text:p>0.904925</text:p>
          </table:table-cell>
          <table:table-cell table:formula="of:=AVERAGE([.C233:.C252])" office:value-type="float" office:value="0.53302">
            <text:p>0.5330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5216">
            <text:p>0.5216</text:p>
          </table:table-cell>
          <table:table-cell/>
          <table:table-cell table:formula="of:=AVERAGE([.A234:.A253])" office:value-type="float" office:value="15.2">
            <text:p>15.2</text:p>
          </table:table-cell>
          <table:table-cell table:formula="of:=AVERAGE([.B234:.B253])" office:value-type="float" office:value="0.90479">
            <text:p>0.90479</text:p>
          </table:table-cell>
          <table:table-cell table:formula="of:=AVERAGE([.C234:.C253])" office:value-type="float" office:value="0.53258">
            <text:p>0.5325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83">
            <text:p>0.8883</text:p>
          </table:table-cell>
          <table:table-cell office:value-type="float" office:value="0.4959">
            <text:p>0.4959</text:p>
          </table:table-cell>
          <table:table-cell/>
          <table:table-cell table:formula="of:=AVERAGE([.A235:.A254])" office:value-type="float" office:value="15.3">
            <text:p>15.3</text:p>
          </table:table-cell>
          <table:table-cell table:formula="of:=AVERAGE([.B235:.B254])" office:value-type="float" office:value="0.905025">
            <text:p>0.905025</text:p>
          </table:table-cell>
          <table:table-cell table:formula="of:=AVERAGE([.C235:.C254])" office:value-type="float" office:value="0.53311">
            <text:p>0.5331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">
            <text:p>0.906</text:p>
          </table:table-cell>
          <table:table-cell office:value-type="float" office:value="0.5366">
            <text:p>0.5366</text:p>
          </table:table-cell>
          <table:table-cell/>
          <table:table-cell table:formula="of:=AVERAGE([.A236:.A255])" office:value-type="float" office:value="15.4">
            <text:p>15.4</text:p>
          </table:table-cell>
          <table:table-cell table:formula="of:=AVERAGE([.B236:.B255])" office:value-type="float" office:value="0.90436">
            <text:p>0.90436</text:p>
          </table:table-cell>
          <table:table-cell table:formula="of:=AVERAGE([.C236:.C255])" office:value-type="float" office:value="0.531895">
            <text:p>0.5318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7">
            <text:p>0.9067</text:p>
          </table:table-cell>
          <table:table-cell office:value-type="float" office:value="0.5341">
            <text:p>0.5341</text:p>
          </table:table-cell>
          <table:table-cell/>
          <table:table-cell table:formula="of:=AVERAGE([.A237:.A256])" office:value-type="float" office:value="15.5">
            <text:p>15.5</text:p>
          </table:table-cell>
          <table:table-cell table:formula="of:=AVERAGE([.B237:.B256])" office:value-type="float" office:value="0.90421">
            <text:p>0.90421</text:p>
          </table:table-cell>
          <table:table-cell table:formula="of:=AVERAGE([.C237:.C256])" office:value-type="float" office:value="0.53116">
            <text:p>0.5311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">
            <text:p>0.903</text:p>
          </table:table-cell>
          <table:table-cell office:value-type="float" office:value="0.5172">
            <text:p>0.5172</text:p>
          </table:table-cell>
          <table:table-cell/>
          <table:table-cell table:formula="of:=AVERAGE([.A238:.A257])" office:value-type="float" office:value="15.6">
            <text:p>15.6</text:p>
          </table:table-cell>
          <table:table-cell table:formula="of:=AVERAGE([.B238:.B257])" office:value-type="float" office:value="0.90411">
            <text:p>0.90411</text:p>
          </table:table-cell>
          <table:table-cell table:formula="of:=AVERAGE([.C238:.C257])" office:value-type="float" office:value="0.53101">
            <text:p>0.5310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27">
            <text:p>0.8927</text:p>
          </table:table-cell>
          <table:table-cell office:value-type="float" office:value="0.5155">
            <text:p>0.5155</text:p>
          </table:table-cell>
          <table:table-cell/>
          <table:table-cell table:formula="of:=AVERAGE([.A239:.A258])" office:value-type="float" office:value="15.7">
            <text:p>15.7</text:p>
          </table:table-cell>
          <table:table-cell table:formula="of:=AVERAGE([.B239:.B258])" office:value-type="float" office:value="0.90441">
            <text:p>0.90441</text:p>
          </table:table-cell>
          <table:table-cell table:formula="of:=AVERAGE([.C239:.C258])" office:value-type="float" office:value="0.53186">
            <text:p>0.5318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97">
            <text:p>0.9097</text:p>
          </table:table-cell>
          <table:table-cell office:value-type="float" office:value="0.5454">
            <text:p>0.5454</text:p>
          </table:table-cell>
          <table:table-cell/>
          <table:table-cell table:formula="of:=AVERAGE([.A240:.A259])" office:value-type="float" office:value="15.8">
            <text:p>15.8</text:p>
          </table:table-cell>
          <table:table-cell table:formula="of:=AVERAGE([.B240:.B259])" office:value-type="float" office:value="0.90506">
            <text:p>0.90506</text:p>
          </table:table-cell>
          <table:table-cell table:formula="of:=AVERAGE([.C240:.C259])" office:value-type="float" office:value="0.5331">
            <text:p>0.533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43">
            <text:p>0.9043</text:p>
          </table:table-cell>
          <table:table-cell office:value-type="float" office:value="0.5313">
            <text:p>0.5313</text:p>
          </table:table-cell>
          <table:table-cell/>
          <table:table-cell table:formula="of:=AVERAGE([.A241:.A260])" office:value-type="float" office:value="15.9">
            <text:p>15.9</text:p>
          </table:table-cell>
          <table:table-cell table:formula="of:=AVERAGE([.B241:.B260])" office:value-type="float" office:value="0.90511">
            <text:p>0.90511</text:p>
          </table:table-cell>
          <table:table-cell table:formula="of:=AVERAGE([.C241:.C260])" office:value-type="float" office:value="0.533215">
            <text:p>0.5332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1">
            <text:p>0.901</text:p>
          </table:table-cell>
          <table:table-cell office:value-type="float" office:value="0.5192">
            <text:p>0.5192</text:p>
          </table:table-cell>
          <table:table-cell/>
          <table:table-cell table:formula="of:=AVERAGE([.A242:.A261])" office:value-type="float" office:value="16">
            <text:p>16</text:p>
          </table:table-cell>
          <table:table-cell table:formula="of:=AVERAGE([.B242:.B261])" office:value-type="float" office:value="0.905095">
            <text:p>0.905095</text:p>
          </table:table-cell>
          <table:table-cell table:formula="of:=AVERAGE([.C242:.C261])" office:value-type="float" office:value="0.53305">
            <text:p>0.5330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">
            <text:p>0.898</text:p>
          </table:table-cell>
          <table:table-cell office:value-type="float" office:value="0.5092">
            <text:p>0.5092</text:p>
          </table:table-cell>
          <table:table-cell/>
          <table:table-cell table:formula="of:=AVERAGE([.A243:.A262])" office:value-type="float" office:value="16.1">
            <text:p>16.1</text:p>
          </table:table-cell>
          <table:table-cell table:formula="of:=AVERAGE([.B243:.B262])" office:value-type="float" office:value="0.90488">
            <text:p>0.90488</text:p>
          </table:table-cell>
          <table:table-cell table:formula="of:=AVERAGE([.C243:.C262])" office:value-type="float" office:value="0.53246">
            <text:p>0.5324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43">
            <text:p>0.9143</text:p>
          </table:table-cell>
          <table:table-cell office:value-type="float" office:value="0.5649">
            <text:p>0.5649</text:p>
          </table:table-cell>
          <table:table-cell/>
          <table:table-cell table:formula="of:=AVERAGE([.A244:.A263])" office:value-type="float" office:value="16.2">
            <text:p>16.2</text:p>
          </table:table-cell>
          <table:table-cell table:formula="of:=AVERAGE([.B244:.B263])" office:value-type="float" office:value="0.90463">
            <text:p>0.90463</text:p>
          </table:table-cell>
          <table:table-cell table:formula="of:=AVERAGE([.C244:.C263])" office:value-type="float" office:value="0.531915">
            <text:p>0.5319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73">
            <text:p>0.9073</text:p>
          </table:table-cell>
          <table:table-cell office:value-type="float" office:value="0.5444">
            <text:p>0.5444</text:p>
          </table:table-cell>
          <table:table-cell/>
          <table:table-cell table:formula="of:=AVERAGE([.A245:.A264])" office:value-type="float" office:value="16.3">
            <text:p>16.3</text:p>
          </table:table-cell>
          <table:table-cell table:formula="of:=AVERAGE([.B245:.B264])" office:value-type="float" office:value="0.90448">
            <text:p>0.90448</text:p>
          </table:table-cell>
          <table:table-cell table:formula="of:=AVERAGE([.C245:.C264])" office:value-type="float" office:value="0.53131">
            <text:p>0.5313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">
            <text:p>0.911</text:p>
          </table:table-cell>
          <table:table-cell office:value-type="float" office:value="0.5462">
            <text:p>0.5462</text:p>
          </table:table-cell>
          <table:table-cell/>
          <table:table-cell table:formula="of:=AVERAGE([.A246:.A265])" office:value-type="float" office:value="16.4">
            <text:p>16.4</text:p>
          </table:table-cell>
          <table:table-cell table:formula="of:=AVERAGE([.B246:.B265])" office:value-type="float" office:value="0.90455">
            <text:p>0.90455</text:p>
          </table:table-cell>
          <table:table-cell table:formula="of:=AVERAGE([.C246:.C265])" office:value-type="float" office:value="0.531335">
            <text:p>0.53133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33">
            <text:p>0.9133</text:p>
          </table:table-cell>
          <table:table-cell office:value-type="float" office:value="0.5589">
            <text:p>0.5589</text:p>
          </table:table-cell>
          <table:table-cell/>
          <table:table-cell table:formula="of:=AVERAGE([.A247:.A266])" office:value-type="float" office:value="16.5">
            <text:p>16.5</text:p>
          </table:table-cell>
          <table:table-cell table:formula="of:=AVERAGE([.B247:.B266])" office:value-type="float" office:value="0.90455">
            <text:p>0.90455</text:p>
          </table:table-cell>
          <table:table-cell table:formula="of:=AVERAGE([.C247:.C266])" office:value-type="float" office:value="0.531475">
            <text:p>0.5314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73">
            <text:p>0.9073</text:p>
          </table:table-cell>
          <table:table-cell office:value-type="float" office:value="0.5328">
            <text:p>0.5328</text:p>
          </table:table-cell>
          <table:table-cell/>
          <table:table-cell table:formula="of:=AVERAGE([.A248:.A267])" office:value-type="float" office:value="16.6">
            <text:p>16.6</text:p>
          </table:table-cell>
          <table:table-cell table:formula="of:=AVERAGE([.B248:.B267])" office:value-type="float" office:value="0.904535">
            <text:p>0.904535</text:p>
          </table:table-cell>
          <table:table-cell table:formula="of:=AVERAGE([.C248:.C267])" office:value-type="float" office:value="0.53141">
            <text:p>0.5314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17">
            <text:p>0.9017</text:p>
          </table:table-cell>
          <table:table-cell office:value-type="float" office:value="0.5211">
            <text:p>0.5211</text:p>
          </table:table-cell>
          <table:table-cell/>
          <table:table-cell table:formula="of:=AVERAGE([.A249:.A268])" office:value-type="float" office:value="16.7">
            <text:p>16.7</text:p>
          </table:table-cell>
          <table:table-cell table:formula="of:=AVERAGE([.B249:.B268])" office:value-type="float" office:value="0.904435">
            <text:p>0.904435</text:p>
          </table:table-cell>
          <table:table-cell table:formula="of:=AVERAGE([.C249:.C268])" office:value-type="float" office:value="0.531305">
            <text:p>0.53130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53">
            <text:p>0.9053</text:p>
          </table:table-cell>
          <table:table-cell office:value-type="float" office:value="0.538">
            <text:p>0.538</text:p>
          </table:table-cell>
          <table:table-cell/>
          <table:table-cell table:formula="of:=AVERAGE([.A250:.A269])" office:value-type="float" office:value="16.8">
            <text:p>16.8</text:p>
          </table:table-cell>
          <table:table-cell table:formula="of:=AVERAGE([.B250:.B269])" office:value-type="float" office:value="0.904535">
            <text:p>0.904535</text:p>
          </table:table-cell>
          <table:table-cell table:formula="of:=AVERAGE([.C250:.C269])" office:value-type="float" office:value="0.53158">
            <text:p>0.5315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3">
            <text:p>0.9113</text:p>
          </table:table-cell>
          <table:table-cell office:value-type="float" office:value="0.5475">
            <text:p>0.5475</text:p>
          </table:table-cell>
          <table:table-cell/>
          <table:table-cell table:formula="of:=AVERAGE([.A251:.A270])" office:value-type="float" office:value="16.9">
            <text:p>16.9</text:p>
          </table:table-cell>
          <table:table-cell table:formula="of:=AVERAGE([.B251:.B270])" office:value-type="float" office:value="0.904485">
            <text:p>0.904485</text:p>
          </table:table-cell>
          <table:table-cell table:formula="of:=AVERAGE([.C251:.C270])" office:value-type="float" office:value="0.531355">
            <text:p>0.5313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03">
            <text:p>0.9103</text:p>
          </table:table-cell>
          <table:table-cell office:value-type="float" office:value="0.5482">
            <text:p>0.5482</text:p>
          </table:table-cell>
          <table:table-cell/>
          <table:table-cell table:formula="of:=AVERAGE([.A252:.A271])" office:value-type="float" office:value="17">
            <text:p>17</text:p>
          </table:table-cell>
          <table:table-cell table:formula="of:=AVERAGE([.B252:.B271])" office:value-type="float" office:value="0.90452">
            <text:p>0.90452</text:p>
          </table:table-cell>
          <table:table-cell table:formula="of:=AVERAGE([.C252:.C271])" office:value-type="float" office:value="0.53143">
            <text:p>0.5314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3">
            <text:p>0.9033</text:p>
          </table:table-cell>
          <table:table-cell office:value-type="float" office:value="0.5236">
            <text:p>0.5236</text:p>
          </table:table-cell>
          <table:table-cell/>
          <table:table-cell table:formula="of:=AVERAGE([.A253:.A272])" office:value-type="float" office:value="17.1">
            <text:p>17.1</text:p>
          </table:table-cell>
          <table:table-cell table:formula="of:=AVERAGE([.B253:.B272])" office:value-type="float" office:value="0.90409">
            <text:p>0.90409</text:p>
          </table:table-cell>
          <table:table-cell table:formula="of:=AVERAGE([.C253:.C272])" office:value-type="float" office:value="0.53073">
            <text:p>0.5307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57">
            <text:p>0.9057</text:p>
          </table:table-cell>
          <table:table-cell office:value-type="float" office:value="0.5322">
            <text:p>0.5322</text:p>
          </table:table-cell>
          <table:table-cell/>
          <table:table-cell table:formula="of:=AVERAGE([.A254:.A273])" office:value-type="float" office:value="17.2">
            <text:p>17.2</text:p>
          </table:table-cell>
          <table:table-cell table:formula="of:=AVERAGE([.B254:.B273])" office:value-type="float" office:value="0.904125">
            <text:p>0.904125</text:p>
          </table:table-cell>
          <table:table-cell table:formula="of:=AVERAGE([.C254:.C273])" office:value-type="float" office:value="0.530945">
            <text:p>0.53094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  <table:table-cell office:value-type="float" office:value="0.4716">
            <text:p>0.4716</text:p>
          </table:table-cell>
          <table:table-cell/>
          <table:table-cell table:formula="of:=AVERAGE([.A255:.A274])" office:value-type="float" office:value="17.3">
            <text:p>17.3</text:p>
          </table:table-cell>
          <table:table-cell table:formula="of:=AVERAGE([.B255:.B274])" office:value-type="float" office:value="0.904105">
            <text:p>0.904105</text:p>
          </table:table-cell>
          <table:table-cell table:formula="of:=AVERAGE([.C255:.C274])" office:value-type="float" office:value="0.53085">
            <text:p>0.5308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">
            <text:p>0.903</text:p>
          </table:table-cell>
          <table:table-cell office:value-type="float" office:value="0.5219">
            <text:p>0.5219</text:p>
          </table:table-cell>
          <table:table-cell/>
          <table:table-cell table:formula="of:=AVERAGE([.A256:.A275])" office:value-type="float" office:value="17.4">
            <text:p>17.4</text:p>
          </table:table-cell>
          <table:table-cell table:formula="of:=AVERAGE([.B256:.B275])" office:value-type="float" office:value="0.905555">
            <text:p>0.905555</text:p>
          </table:table-cell>
          <table:table-cell table:formula="of:=AVERAGE([.C256:.C275])" office:value-type="float" office:value="0.533295">
            <text:p>0.5332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47">
            <text:p>0.9047</text:p>
          </table:table-cell>
          <table:table-cell office:value-type="float" office:value="0.5311">
            <text:p>0.5311</text:p>
          </table:table-cell>
          <table:table-cell/>
          <table:table-cell table:formula="of:=AVERAGE([.A257:.A276])" office:value-type="float" office:value="17.5">
            <text:p>17.5</text:p>
          </table:table-cell>
          <table:table-cell table:formula="of:=AVERAGE([.B257:.B276])" office:value-type="float" office:value="0.905555">
            <text:p>0.905555</text:p>
          </table:table-cell>
          <table:table-cell table:formula="of:=AVERAGE([.C257:.C276])" office:value-type="float" office:value="0.53346">
            <text:p>0.5334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9">
            <text:p>0.909</text:p>
          </table:table-cell>
          <table:table-cell office:value-type="float" office:value="0.5342">
            <text:p>0.5342</text:p>
          </table:table-cell>
          <table:table-cell/>
          <table:table-cell table:formula="of:=AVERAGE([.A258:.A277])" office:value-type="float" office:value="17.6">
            <text:p>17.6</text:p>
          </table:table-cell>
          <table:table-cell table:formula="of:=AVERAGE([.B258:.B277])" office:value-type="float" office:value="0.905655">
            <text:p>0.905655</text:p>
          </table:table-cell>
          <table:table-cell table:formula="of:=AVERAGE([.C258:.C277])" office:value-type="float" office:value="0.533585">
            <text:p>0.53358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57">
            <text:p>0.9057</text:p>
          </table:table-cell>
          <table:table-cell office:value-type="float" office:value="0.5403">
            <text:p>0.5403</text:p>
          </table:table-cell>
          <table:table-cell/>
          <table:table-cell table:formula="of:=AVERAGE([.A259:.A278])" office:value-type="float" office:value="17.7">
            <text:p>17.7</text:p>
          </table:table-cell>
          <table:table-cell table:formula="of:=AVERAGE([.B259:.B278])" office:value-type="float" office:value="0.905605">
            <text:p>0.905605</text:p>
          </table:table-cell>
          <table:table-cell table:formula="of:=AVERAGE([.C259:.C278])" office:value-type="float" office:value="0.53355">
            <text:p>0.533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07">
            <text:p>0.9107</text:p>
          </table:table-cell>
          <table:table-cell office:value-type="float" office:value="0.5477">
            <text:p>0.5477</text:p>
          </table:table-cell>
          <table:table-cell/>
          <table:table-cell table:formula="of:=AVERAGE([.A260:.A279])" office:value-type="float" office:value="17.8">
            <text:p>17.8</text:p>
          </table:table-cell>
          <table:table-cell table:formula="of:=AVERAGE([.B260:.B279])" office:value-type="float" office:value="0.905485">
            <text:p>0.905485</text:p>
          </table:table-cell>
          <table:table-cell table:formula="of:=AVERAGE([.C260:.C279])" office:value-type="float" office:value="0.53324">
            <text:p>0.5332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4">
            <text:p>0.904</text:p>
          </table:table-cell>
          <table:table-cell office:value-type="float" office:value="0.528">
            <text:p>0.528</text:p>
          </table:table-cell>
          <table:table-cell/>
          <table:table-cell table:formula="of:=AVERAGE([.A261:.A280])" office:value-type="float" office:value="17.9">
            <text:p>17.9</text:p>
          </table:table-cell>
          <table:table-cell table:formula="of:=AVERAGE([.B261:.B280])" office:value-type="float" office:value="0.905315">
            <text:p>0.905315</text:p>
          </table:table-cell>
          <table:table-cell table:formula="of:=AVERAGE([.C261:.C280])" office:value-type="float" office:value="0.53267">
            <text:p>0.5326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67">
            <text:p>0.8967</text:p>
          </table:table-cell>
          <table:table-cell office:value-type="float" office:value="0.5074">
            <text:p>0.5074</text:p>
          </table:table-cell>
          <table:table-cell/>
          <table:table-cell table:formula="of:=AVERAGE([.A262:.A281])" office:value-type="float" office:value="18">
            <text:p>18</text:p>
          </table:table-cell>
          <table:table-cell table:formula="of:=AVERAGE([.B262:.B281])" office:value-type="float" office:value="0.90528">
            <text:p>0.90528</text:p>
          </table:table-cell>
          <table:table-cell table:formula="of:=AVERAGE([.C262:.C281])" office:value-type="float" office:value="0.532555">
            <text:p>0.5325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3">
            <text:p>0.893</text:p>
          </table:table-cell>
          <table:table-cell office:value-type="float" office:value="0.4983">
            <text:p>0.4983</text:p>
          </table:table-cell>
          <table:table-cell/>
          <table:table-cell table:formula="of:=AVERAGE([.A263:.A282])" office:value-type="float" office:value="18.1">
            <text:p>18.1</text:p>
          </table:table-cell>
          <table:table-cell table:formula="of:=AVERAGE([.B263:.B282])" office:value-type="float" office:value="0.90553">
            <text:p>0.90553</text:p>
          </table:table-cell>
          <table:table-cell table:formula="of:=AVERAGE([.C263:.C282])" office:value-type="float" office:value="0.533445">
            <text:p>0.5334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3">
            <text:p>0.9113</text:p>
          </table:table-cell>
          <table:table-cell office:value-type="float" office:value="0.5528">
            <text:p>0.5528</text:p>
          </table:table-cell>
          <table:table-cell/>
          <table:table-cell table:formula="of:=AVERAGE([.A264:.A283])" office:value-type="float" office:value="18.2">
            <text:p>18.2</text:p>
          </table:table-cell>
          <table:table-cell table:formula="of:=AVERAGE([.B264:.B283])" office:value-type="float" office:value="0.905795">
            <text:p>0.905795</text:p>
          </table:table-cell>
          <table:table-cell table:formula="of:=AVERAGE([.C264:.C283])" office:value-type="float" office:value="0.533925">
            <text:p>0.53392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87">
            <text:p>0.9087</text:p>
          </table:table-cell>
          <table:table-cell office:value-type="float" office:value="0.5449">
            <text:p>0.5449</text:p>
          </table:table-cell>
          <table:table-cell/>
          <table:table-cell table:formula="of:=AVERAGE([.A265:.A284])" office:value-type="float" office:value="18.3">
            <text:p>18.3</text:p>
          </table:table-cell>
          <table:table-cell table:formula="of:=AVERAGE([.B265:.B284])" office:value-type="float" office:value="0.905715">
            <text:p>0.905715</text:p>
          </table:table-cell>
          <table:table-cell table:formula="of:=AVERAGE([.C265:.C284])" office:value-type="float" office:value="0.533525">
            <text:p>0.53352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">
            <text:p>0.911</text:p>
          </table:table-cell>
          <table:table-cell office:value-type="float" office:value="0.549">
            <text:p>0.549</text:p>
          </table:table-cell>
          <table:table-cell/>
          <table:table-cell table:formula="of:=AVERAGE([.A266:.A285])" office:value-type="float" office:value="18.4">
            <text:p>18.4</text:p>
          </table:table-cell>
          <table:table-cell table:formula="of:=AVERAGE([.B266:.B285])" office:value-type="float" office:value="0.905765">
            <text:p>0.905765</text:p>
          </table:table-cell>
          <table:table-cell table:formula="of:=AVERAGE([.C266:.C285])" office:value-type="float" office:value="0.53364">
            <text:p>0.5336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3">
            <text:p>0.913</text:p>
          </table:table-cell>
          <table:table-cell office:value-type="float" office:value="0.5576">
            <text:p>0.5576</text:p>
          </table:table-cell>
          <table:table-cell/>
          <table:table-cell table:formula="of:=AVERAGE([.A267:.A286])" office:value-type="float" office:value="18.5">
            <text:p>18.5</text:p>
          </table:table-cell>
          <table:table-cell table:formula="of:=AVERAGE([.B267:.B286])" office:value-type="float" office:value="0.905765">
            <text:p>0.905765</text:p>
          </table:table-cell>
          <table:table-cell table:formula="of:=AVERAGE([.C267:.C286])" office:value-type="float" office:value="0.533565">
            <text:p>0.5335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53">
            <text:p>0.9053</text:p>
          </table:table-cell>
          <table:table-cell office:value-type="float" office:value="0.5307">
            <text:p>0.5307</text:p>
          </table:table-cell>
          <table:table-cell/>
          <table:table-cell table:formula="of:=AVERAGE([.A268:.A287])" office:value-type="float" office:value="18.6">
            <text:p>18.6</text:p>
          </table:table-cell>
          <table:table-cell table:formula="of:=AVERAGE([.B268:.B287])" office:value-type="float" office:value="0.90583">
            <text:p>0.90583</text:p>
          </table:table-cell>
          <table:table-cell table:formula="of:=AVERAGE([.C268:.C287])" office:value-type="float" office:value="0.53384">
            <text:p>0.5338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7">
            <text:p>0.9037</text:p>
          </table:table-cell>
          <table:table-cell office:value-type="float" office:value="0.5266">
            <text:p>0.5266</text:p>
          </table:table-cell>
          <table:table-cell/>
          <table:table-cell table:formula="of:=AVERAGE([.A269:.A288])" office:value-type="float" office:value="18.7">
            <text:p>18.7</text:p>
          </table:table-cell>
          <table:table-cell table:formula="of:=AVERAGE([.B269:.B288])" office:value-type="float" office:value="0.905815">
            <text:p>0.905815</text:p>
          </table:table-cell>
          <table:table-cell table:formula="of:=AVERAGE([.C269:.C288])" office:value-type="float" office:value="0.533575">
            <text:p>0.5335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3">
            <text:p>0.9043</text:p>
          </table:table-cell>
          <table:table-cell office:value-type="float" office:value="0.5335">
            <text:p>0.5335</text:p>
          </table:table-cell>
          <table:table-cell/>
          <table:table-cell table:formula="of:=AVERAGE([.A270:.A289])" office:value-type="float" office:value="18.8">
            <text:p>18.8</text:p>
          </table:table-cell>
          <table:table-cell table:formula="of:=AVERAGE([.B270:.B289])" office:value-type="float" office:value="0.905865">
            <text:p>0.905865</text:p>
          </table:table-cell>
          <table:table-cell table:formula="of:=AVERAGE([.C270:.C289])" office:value-type="float" office:value="0.533755">
            <text:p>0.5337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2">
            <text:p>0.912</text:p>
          </table:table-cell>
          <table:table-cell office:value-type="float" office:value="0.549">
            <text:p>0.549</text:p>
          </table:table-cell>
          <table:table-cell/>
          <table:table-cell table:formula="of:=AVERAGE([.A271:.A290])" office:value-type="float" office:value="18.9">
            <text:p>18.9</text:p>
          </table:table-cell>
          <table:table-cell table:formula="of:=AVERAGE([.B271:.B290])" office:value-type="float" office:value="0.905935">
            <text:p>0.905935</text:p>
          </table:table-cell>
          <table:table-cell table:formula="of:=AVERAGE([.C271:.C290])" office:value-type="float" office:value="0.533965">
            <text:p>0.5339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17">
            <text:p>0.9017</text:p>
          </table:table-cell>
          <table:table-cell office:value-type="float" office:value="0.5342">
            <text:p>0.5342</text:p>
          </table:table-cell>
          <table:table-cell/>
          <table:table-cell table:formula="of:=AVERAGE([.A272:.A291])" office:value-type="float" office:value="19">
            <text:p>19</text:p>
          </table:table-cell>
          <table:table-cell table:formula="of:=AVERAGE([.B272:.B291])" office:value-type="float" office:value="0.9059">
            <text:p>0.9059</text:p>
          </table:table-cell>
          <table:table-cell table:formula="of:=AVERAGE([.C272:.C291])" office:value-type="float" office:value="0.53389">
            <text:p>0.5338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">
            <text:p>0.904</text:p>
          </table:table-cell>
          <table:table-cell office:value-type="float" office:value="0.5279">
            <text:p>0.5279</text:p>
          </table:table-cell>
          <table:table-cell/>
          <table:table-cell table:formula="of:=AVERAGE([.A273:.A292])" office:value-type="float" office:value="19.1">
            <text:p>19.1</text:p>
          </table:table-cell>
          <table:table-cell table:formula="of:=AVERAGE([.B273:.B292])" office:value-type="float" office:value="0.90645">
            <text:p>0.90645</text:p>
          </table:table-cell>
          <table:table-cell table:formula="of:=AVERAGE([.C273:.C292])" office:value-type="float" office:value="0.53489">
            <text:p>0.5348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53">
            <text:p>0.9053</text:p>
          </table:table-cell>
          <table:table-cell office:value-type="float" office:value="0.5303">
            <text:p>0.5303</text:p>
          </table:table-cell>
          <table:table-cell/>
          <table:table-cell table:formula="of:=AVERAGE([.A274:.A293])" office:value-type="float" office:value="19.2">
            <text:p>19.2</text:p>
          </table:table-cell>
          <table:table-cell table:formula="of:=AVERAGE([.B274:.B293])" office:value-type="float" office:value="0.906415">
            <text:p>0.906415</text:p>
          </table:table-cell>
          <table:table-cell table:formula="of:=AVERAGE([.C274:.C293])" office:value-type="float" office:value="0.5347">
            <text:p>0.534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">
            <text:p>0.904</text:p>
          </table:table-cell>
          <table:table-cell office:value-type="float" office:value="0.5205">
            <text:p>0.5205</text:p>
          </table:table-cell>
          <table:table-cell/>
          <table:table-cell table:formula="of:=AVERAGE([.A275:.A294])" office:value-type="float" office:value="19.3">
            <text:p>19.3</text:p>
          </table:table-cell>
          <table:table-cell table:formula="of:=AVERAGE([.B275:.B294])" office:value-type="float" office:value="0.906385">
            <text:p>0.906385</text:p>
          </table:table-cell>
          <table:table-cell table:formula="of:=AVERAGE([.C275:.C294])" office:value-type="float" office:value="0.53454">
            <text:p>0.5345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">
            <text:p>0.903</text:p>
          </table:table-cell>
          <table:table-cell office:value-type="float" office:value="0.5252">
            <text:p>0.5252</text:p>
          </table:table-cell>
          <table:table-cell/>
          <table:table-cell table:formula="of:=AVERAGE([.A276:.A295])" office:value-type="float" office:value="19.4">
            <text:p>19.4</text:p>
          </table:table-cell>
          <table:table-cell table:formula="of:=AVERAGE([.B276:.B295])" office:value-type="float" office:value="0.90642">
            <text:p>0.90642</text:p>
          </table:table-cell>
          <table:table-cell table:formula="of:=AVERAGE([.C276:.C295])" office:value-type="float" office:value="0.534605">
            <text:p>0.53460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67">
            <text:p>0.9067</text:p>
          </table:table-cell>
          <table:table-cell office:value-type="float" office:value="0.5336">
            <text:p>0.5336</text:p>
          </table:table-cell>
          <table:table-cell/>
          <table:table-cell table:formula="of:=AVERAGE([.A277:.A296])" office:value-type="float" office:value="19.5">
            <text:p>19.5</text:p>
          </table:table-cell>
          <table:table-cell table:formula="of:=AVERAGE([.B277:.B296])" office:value-type="float" office:value="0.906455">
            <text:p>0.906455</text:p>
          </table:table-cell>
          <table:table-cell table:formula="of:=AVERAGE([.C277:.C296])" office:value-type="float" office:value="0.534615">
            <text:p>0.5346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8">
            <text:p>0.908</text:p>
          </table:table-cell>
          <table:table-cell office:value-type="float" office:value="0.5335">
            <text:p>0.5335</text:p>
          </table:table-cell>
          <table:table-cell/>
          <table:table-cell table:formula="of:=AVERAGE([.A278:.A297])" office:value-type="float" office:value="19.6">
            <text:p>19.6</text:p>
          </table:table-cell>
          <table:table-cell table:formula="of:=AVERAGE([.B278:.B297])" office:value-type="float" office:value="0.90642">
            <text:p>0.90642</text:p>
          </table:table-cell>
          <table:table-cell table:formula="of:=AVERAGE([.C278:.C297])" office:value-type="float" office:value="0.5345">
            <text:p>0.53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3">
            <text:p>0.9033</text:p>
          </table:table-cell>
          <table:table-cell office:value-type="float" office:value="0.5341">
            <text:p>0.5341</text:p>
          </table:table-cell>
          <table:table-cell/>
          <table:table-cell table:formula="of:=AVERAGE([.A279:.A298])" office:value-type="float" office:value="19.7">
            <text:p>19.7</text:p>
          </table:table-cell>
          <table:table-cell table:formula="of:=AVERAGE([.B279:.B298])" office:value-type="float" office:value="0.90632">
            <text:p>0.90632</text:p>
          </table:table-cell>
          <table:table-cell table:formula="of:=AVERAGE([.C279:.C298])" office:value-type="float" office:value="0.534065">
            <text:p>0.5340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73">
            <text:p>0.9073</text:p>
          </table:table-cell>
          <table:table-cell office:value-type="float" office:value="0.5363">
            <text:p>0.5363</text:p>
          </table:table-cell>
          <table:table-cell/>
          <table:table-cell table:formula="of:=AVERAGE([.A280:.A299])" office:value-type="float" office:value="19.8">
            <text:p>19.8</text:p>
          </table:table-cell>
          <table:table-cell table:formula="of:=AVERAGE([.B280:.B299])" office:value-type="float" office:value="0.90637">
            <text:p>0.90637</text:p>
          </table:table-cell>
          <table:table-cell table:formula="of:=AVERAGE([.C280:.C299])" office:value-type="float" office:value="0.534195">
            <text:p>0.53419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3">
            <text:p>0.9033</text:p>
          </table:table-cell>
          <table:table-cell office:value-type="float" office:value="0.5257">
            <text:p>0.5257</text:p>
          </table:table-cell>
          <table:table-cell/>
          <table:table-cell table:formula="of:=AVERAGE([.A281:.A300])" office:value-type="float" office:value="19.9">
            <text:p>19.9</text:p>
          </table:table-cell>
          <table:table-cell table:formula="of:=AVERAGE([.B281:.B300])" office:value-type="float" office:value="0.90649">
            <text:p>0.90649</text:p>
          </table:table-cell>
          <table:table-cell table:formula="of:=AVERAGE([.C281:.C300])" office:value-type="float" office:value="0.534495">
            <text:p>0.53449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17">
            <text:p>0.9017</text:p>
          </table:table-cell>
          <table:table-cell office:value-type="float" office:value="0.5252">
            <text:p>0.5252</text:p>
          </table:table-cell>
          <table:table-cell/>
          <table:table-cell table:formula="of:=AVERAGE([.A282:.A301])" office:value-type="float" office:value="20">
            <text:p>20</text:p>
          </table:table-cell>
          <table:table-cell table:formula="of:=AVERAGE([.B282:.B301])" office:value-type="float" office:value="0.90641">
            <text:p>0.90641</text:p>
          </table:table-cell>
          <table:table-cell table:formula="of:=AVERAGE([.C282:.C301])" office:value-type="float" office:value="0.534525">
            <text:p>0.5345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3">
            <text:p>0.8983</text:p>
          </table:table-cell>
          <table:table-cell office:value-type="float" office:value="0.5079">
            <text:p>0.5079</text:p>
          </table:table-cell>
          <table:table-cell/>
          <table:table-cell table:formula="of:=AVERAGE([.A283:.A302])" office:value-type="float" office:value="20.25">
            <text:p>20.25</text:p>
          </table:table-cell>
          <table:table-cell table:formula="of:=AVERAGE([.B283:.B302])" office:value-type="float" office:value="0.90644">
            <text:p>0.90644</text:p>
          </table:table-cell>
          <table:table-cell table:formula="of:=AVERAGE([.C283:.C302])" office:value-type="float" office:value="0.534305">
            <text:p>0.5343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97">
            <text:p>0.9097</text:p>
          </table:table-cell>
          <table:table-cell office:value-type="float" office:value="0.5448">
            <text:p>0.5448</text:p>
          </table:table-cell>
          <table:table-cell/>
          <table:table-cell table:formula="of:=AVERAGE([.A284:.A303])" office:value-type="float" office:value="20.5">
            <text:p>20.5</text:p>
          </table:table-cell>
          <table:table-cell table:formula="of:=AVERAGE([.B284:.B303])" office:value-type="float" office:value="0.906425">
            <text:p>0.906425</text:p>
          </table:table-cell>
          <table:table-cell table:formula="of:=AVERAGE([.C284:.C303])" office:value-type="float" office:value="0.53426">
            <text:p>0.5342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97">
            <text:p>0.9097</text:p>
          </table:table-cell>
          <table:table-cell office:value-type="float" office:value="0.5472">
            <text:p>0.5472</text:p>
          </table:table-cell>
          <table:table-cell/>
          <table:table-cell table:formula="of:=AVERAGE([.A285:.A304])" office:value-type="float" office:value="20.75">
            <text:p>20.75</text:p>
          </table:table-cell>
          <table:table-cell table:formula="of:=AVERAGE([.B285:.B304])" office:value-type="float" office:value="0.906475">
            <text:p>0.906475</text:p>
          </table:table-cell>
          <table:table-cell table:formula="of:=AVERAGE([.C285:.C304])" office:value-type="float" office:value="0.534405">
            <text:p>0.5344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">
            <text:p>0.911</text:p>
          </table:table-cell>
          <table:table-cell office:value-type="float" office:value="0.5475">
            <text:p>0.5475</text:p>
          </table:table-cell>
          <table:table-cell/>
          <table:table-cell table:formula="of:=AVERAGE([.A286:.A305])" office:value-type="float" office:value="21">
            <text:p>21</text:p>
          </table:table-cell>
          <table:table-cell table:formula="of:=AVERAGE([.B286:.B305])" office:value-type="float" office:value="0.90649">
            <text:p>0.90649</text:p>
          </table:table-cell>
          <table:table-cell table:formula="of:=AVERAGE([.C286:.C305])" office:value-type="float" office:value="0.53424">
            <text:p>0.5342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43">
            <text:p>0.9143</text:p>
          </table:table-cell>
          <table:table-cell office:value-type="float" office:value="0.5631">
            <text:p>0.5631</text:p>
          </table:table-cell>
          <table:table-cell/>
          <table:table-cell table:formula="of:=AVERAGE([.A287:.A306])" office:value-type="float" office:value="21.25">
            <text:p>21.25</text:p>
          </table:table-cell>
          <table:table-cell table:formula="of:=AVERAGE([.B287:.B306])" office:value-type="float" office:value="0.90614">
            <text:p>0.90614</text:p>
          </table:table-cell>
          <table:table-cell table:formula="of:=AVERAGE([.C287:.C306])" office:value-type="float" office:value="0.533505">
            <text:p>0.5335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5">
            <text:p>0.905</text:p>
          </table:table-cell>
          <table:table-cell office:value-type="float" office:value="0.5254">
            <text:p>0.5254</text:p>
          </table:table-cell>
          <table:table-cell/>
          <table:table-cell table:formula="of:=AVERAGE([.A288:.A307])" office:value-type="float" office:value="21.5">
            <text:p>21.5</text:p>
          </table:table-cell>
          <table:table-cell table:formula="of:=AVERAGE([.B288:.B307])" office:value-type="float" office:value="0.90611">
            <text:p>0.90611</text:p>
          </table:table-cell>
          <table:table-cell table:formula="of:=AVERAGE([.C288:.C307])" office:value-type="float" office:value="0.53329">
            <text:p>0.5332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302">
            <text:p>0.5302</text:p>
          </table:table-cell>
          <table:table-cell/>
          <table:table-cell table:formula="of:=AVERAGE([.A289:.A308])" office:value-type="float" office:value="21.75">
            <text:p>21.75</text:p>
          </table:table-cell>
          <table:table-cell table:formula="of:=AVERAGE([.B289:.B308])" office:value-type="float" office:value="0.90616">
            <text:p>0.90616</text:p>
          </table:table-cell>
          <table:table-cell table:formula="of:=AVERAGE([.C289:.C308])" office:value-type="float" office:value="0.533405">
            <text:p>0.5334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57">
            <text:p>0.9057</text:p>
          </table:table-cell>
          <table:table-cell office:value-type="float" office:value="0.5377">
            <text:p>0.5377</text:p>
          </table:table-cell>
          <table:table-cell/>
          <table:table-cell table:formula="of:=AVERAGE([.A290:.A309])" office:value-type="float" office:value="22">
            <text:p>22</text:p>
          </table:table-cell>
          <table:table-cell table:formula="of:=AVERAGE([.B290:.B309])" office:value-type="float" office:value="0.906075">
            <text:p>0.906075</text:p>
          </table:table-cell>
          <table:table-cell table:formula="of:=AVERAGE([.C290:.C309])" office:value-type="float" office:value="0.53313">
            <text:p>0.5331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3">
            <text:p>0.9113</text:p>
          </table:table-cell>
          <table:table-cell office:value-type="float" office:value="0.5475">
            <text:p>0.5475</text:p>
          </table:table-cell>
          <table:table-cell/>
          <table:table-cell table:formula="of:=AVERAGE([.A291:.A310])" office:value-type="float" office:value="22.25">
            <text:p>22.25</text:p>
          </table:table-cell>
          <table:table-cell table:formula="of:=AVERAGE([.B291:.B310])" office:value-type="float" office:value="0.90614">
            <text:p>0.90614</text:p>
          </table:table-cell>
          <table:table-cell table:formula="of:=AVERAGE([.C291:.C310])" office:value-type="float" office:value="0.53343">
            <text:p>0.5334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27">
            <text:p>0.9127</text:p>
          </table:table-cell>
          <table:table-cell office:value-type="float" office:value="0.5542">
            <text:p>0.5542</text:p>
          </table:table-cell>
          <table:table-cell/>
          <table:table-cell table:formula="of:=AVERAGE([.A292:.A311])" office:value-type="float" office:value="22.5">
            <text:p>22.5</text:p>
          </table:table-cell>
          <table:table-cell table:formula="of:=AVERAGE([.B292:.B311])" office:value-type="float" office:value="0.90616">
            <text:p>0.90616</text:p>
          </table:table-cell>
          <table:table-cell table:formula="of:=AVERAGE([.C292:.C311])" office:value-type="float" office:value="0.53343">
            <text:p>0.5334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33">
            <text:p>0.9033</text:p>
          </table:table-cell>
          <table:table-cell office:value-type="float" office:value="0.5241">
            <text:p>0.5241</text:p>
          </table:table-cell>
          <table:table-cell/>
          <table:table-cell table:formula="of:=AVERAGE([.A293:.A312])" office:value-type="float" office:value="22.75">
            <text:p>22.75</text:p>
          </table:table-cell>
          <table:table-cell table:formula="of:=AVERAGE([.B293:.B312])" office:value-type="float" office:value="0.905925">
            <text:p>0.905925</text:p>
          </table:table-cell>
          <table:table-cell table:formula="of:=AVERAGE([.C293:.C312])" office:value-type="float" office:value="0.532805">
            <text:p>0.5328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271">
            <text:p>0.5271</text:p>
          </table:table-cell>
          <table:table-cell/>
          <table:table-cell table:formula="of:=AVERAGE([.A294:.A313])" office:value-type="float" office:value="23">
            <text:p>23</text:p>
          </table:table-cell>
          <table:table-cell table:formula="of:=AVERAGE([.B294:.B313])" office:value-type="float" office:value="0.905995">
            <text:p>0.905995</text:p>
          </table:table-cell>
          <table:table-cell table:formula="of:=AVERAGE([.C294:.C313])" office:value-type="float" office:value="0.53294">
            <text:p>0.5329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218">
            <text:p>0.5218</text:p>
          </table:table-cell>
          <table:table-cell/>
          <table:table-cell table:formula="of:=AVERAGE([.A295:.A314])" office:value-type="float" office:value="23.25">
            <text:p>23.25</text:p>
          </table:table-cell>
          <table:table-cell table:formula="of:=AVERAGE([.B295:.B314])" office:value-type="float" office:value="0.905995">
            <text:p>0.905995</text:p>
          </table:table-cell>
          <table:table-cell table:formula="of:=AVERAGE([.C295:.C314])" office:value-type="float" office:value="0.53296">
            <text:p>0.5329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37">
            <text:p>0.9037</text:p>
          </table:table-cell>
          <table:table-cell office:value-type="float" office:value="0.5254">
            <text:p>0.5254</text:p>
          </table:table-cell>
          <table:table-cell/>
          <table:table-cell table:formula="of:=AVERAGE([.A296:.A315])" office:value-type="float" office:value="23.5">
            <text:p>23.5</text:p>
          </table:table-cell>
          <table:table-cell table:formula="of:=AVERAGE([.B296:.B315])" office:value-type="float" office:value="0.905975">
            <text:p>0.905975</text:p>
          </table:table-cell>
          <table:table-cell table:formula="of:=AVERAGE([.C296:.C315])" office:value-type="float" office:value="0.532915">
            <text:p>0.5329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6">
            <text:p>0.906</text:p>
          </table:table-cell>
          <table:table-cell office:value-type="float" office:value="0.5313">
            <text:p>0.5313</text:p>
          </table:table-cell>
          <table:table-cell/>
          <table:table-cell table:formula="of:=AVERAGE([.A297:.A316])" office:value-type="float" office:value="23.75">
            <text:p>23.75</text:p>
          </table:table-cell>
          <table:table-cell table:formula="of:=AVERAGE([.B297:.B316])" office:value-type="float" office:value="0.905955">
            <text:p>0.905955</text:p>
          </table:table-cell>
          <table:table-cell table:formula="of:=AVERAGE([.C297:.C316])" office:value-type="float" office:value="0.53289">
            <text:p>0.5328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6">
            <text:p>0.906</text:p>
          </table:table-cell>
          <table:table-cell office:value-type="float" office:value="0.5248">
            <text:p>0.5248</text:p>
          </table:table-cell>
          <table:table-cell/>
          <table:table-cell table:formula="of:=AVERAGE([.A298:.A317])" office:value-type="float" office:value="24">
            <text:p>24</text:p>
          </table:table-cell>
          <table:table-cell table:formula="of:=AVERAGE([.B298:.B317])" office:value-type="float" office:value="0.90599">
            <text:p>0.90599</text:p>
          </table:table-cell>
          <table:table-cell table:formula="of:=AVERAGE([.C298:.C317])" office:value-type="float" office:value="0.532915">
            <text:p>0.5329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3">
            <text:p>0.9043</text:p>
          </table:table-cell>
          <table:table-cell office:value-type="float" office:value="0.5367">
            <text:p>0.5367</text:p>
          </table:table-cell>
          <table:table-cell/>
          <table:table-cell table:formula="of:=AVERAGE([.A299:.A318])" office:value-type="float" office:value="24.25">
            <text:p>24.25</text:p>
          </table:table-cell>
          <table:table-cell table:formula="of:=AVERAGE([.B299:.B318])" office:value-type="float" office:value="0.905975">
            <text:p>0.905975</text:p>
          </table:table-cell>
          <table:table-cell table:formula="of:=AVERAGE([.C299:.C318])" office:value-type="float" office:value="0.532895">
            <text:p>0.53289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97">
            <text:p>0.9097</text:p>
          </table:table-cell>
          <table:table-cell office:value-type="float" office:value="0.5423">
            <text:p>0.5423</text:p>
          </table:table-cell>
          <table:table-cell/>
          <table:table-cell table:formula="of:=AVERAGE([.A300:.A319])" office:value-type="float" office:value="24.5">
            <text:p>24.5</text:p>
          </table:table-cell>
          <table:table-cell table:formula="of:=AVERAGE([.B300:.B319])" office:value-type="float" office:value="0.906075">
            <text:p>0.906075</text:p>
          </table:table-cell>
          <table:table-cell table:formula="of:=AVERAGE([.C300:.C319])" office:value-type="float" office:value="0.533225">
            <text:p>0.5332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17">
            <text:p>0.9017</text:p>
          </table:table-cell>
          <table:table-cell office:value-type="float" office:value="0.5263">
            <text:p>0.5263</text:p>
          </table:table-cell>
          <table:table-cell/>
          <table:table-cell table:formula="of:=AVERAGE([.A301:.A320])" office:value-type="float" office:value="24.75">
            <text:p>24.75</text:p>
          </table:table-cell>
          <table:table-cell table:formula="of:=AVERAGE([.B301:.B320])" office:value-type="float" office:value="0.905975">
            <text:p>0.905975</text:p>
          </table:table-cell>
          <table:table-cell table:formula="of:=AVERAGE([.C301:.C320])" office:value-type="float" office:value="0.53308">
            <text:p>0.5330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23">
            <text:p>0.9023</text:p>
          </table:table-cell>
          <table:table-cell office:value-type="float" office:value="0.5208">
            <text:p>0.5208</text:p>
          </table:table-cell>
          <table:table-cell/>
          <table:table-cell table:formula="of:=AVERAGE([.A302:.A321])" office:value-type="float" office:value="25">
            <text:p>25</text:p>
          </table:table-cell>
          <table:table-cell table:formula="of:=AVERAGE([.B302:.B321])" office:value-type="float" office:value="0.90609">
            <text:p>0.90609</text:p>
          </table:table-cell>
          <table:table-cell table:formula="of:=AVERAGE([.C302:.C321])" office:value-type="float" office:value="0.533365">
            <text:p>0.5333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">
            <text:p>0.898</text:p>
          </table:table-cell>
          <table:table-cell office:value-type="float" office:value="0.507">
            <text:p>0.507</text:p>
          </table:table-cell>
          <table:table-cell/>
          <table:table-cell table:formula="of:=AVERAGE([.A303:.A322])" office:value-type="float" office:value="25.25">
            <text:p>25.25</text:p>
          </table:table-cell>
          <table:table-cell table:formula="of:=AVERAGE([.B303:.B322])" office:value-type="float" office:value="0.906075">
            <text:p>0.906075</text:p>
          </table:table-cell>
          <table:table-cell table:formula="of:=AVERAGE([.C303:.C322])" office:value-type="float" office:value="0.533295">
            <text:p>0.5332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07">
            <text:p>0.9107</text:p>
          </table:table-cell>
          <table:table-cell office:value-type="float" office:value="0.5477">
            <text:p>0.5477</text:p>
          </table:table-cell>
          <table:table-cell/>
          <table:table-cell table:formula="of:=AVERAGE([.A304:.A323])" office:value-type="float" office:value="25.5">
            <text:p>25.5</text:p>
          </table:table-cell>
          <table:table-cell table:formula="of:=AVERAGE([.B304:.B323])" office:value-type="float" office:value="0.906075">
            <text:p>0.906075</text:p>
          </table:table-cell>
          <table:table-cell table:formula="of:=AVERAGE([.C304:.C323])" office:value-type="float" office:value="0.53322">
            <text:p>0.5332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">
            <text:p>0.91</text:p>
          </table:table-cell>
          <table:table-cell office:value-type="float" office:value="0.5439">
            <text:p>0.5439</text:p>
          </table:table-cell>
          <table:table-cell/>
          <table:table-cell table:formula="of:=AVERAGE([.A305:.A324])" office:value-type="float" office:value="25.75">
            <text:p>25.75</text:p>
          </table:table-cell>
          <table:table-cell table:formula="of:=AVERAGE([.B305:.B324])" office:value-type="float" office:value="0.906125">
            <text:p>0.906125</text:p>
          </table:table-cell>
          <table:table-cell table:formula="of:=AVERAGE([.C305:.C324])" office:value-type="float" office:value="0.53341">
            <text:p>0.5334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">
            <text:p>0.904</text:p>
          </table:table-cell>
          <table:table-cell office:value-type="float" office:value="0.5328">
            <text:p>0.5328</text:p>
          </table:table-cell>
          <table:table-cell/>
          <table:table-cell table:formula="of:=AVERAGE([.A306:.A325])" office:value-type="float" office:value="26">
            <text:p>26</text:p>
          </table:table-cell>
          <table:table-cell table:formula="of:=AVERAGE([.B306:.B325])" office:value-type="float" office:value="0.90611">
            <text:p>0.90611</text:p>
          </table:table-cell>
          <table:table-cell table:formula="of:=AVERAGE([.C306:.C325])" office:value-type="float" office:value="0.533455">
            <text:p>0.53345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37">
            <text:p>0.9137</text:p>
          </table:table-cell>
          <table:table-cell office:value-type="float" office:value="0.5588">
            <text:p>0.5588</text:p>
          </table:table-cell>
          <table:table-cell/>
          <table:table-cell table:formula="of:=AVERAGE([.A307:.A326])" office:value-type="float" office:value="26.25">
            <text:p>26.25</text:p>
          </table:table-cell>
          <table:table-cell table:formula="of:=AVERAGE([.B307:.B326])" office:value-type="float" office:value="0.90646">
            <text:p>0.90646</text:p>
          </table:table-cell>
          <table:table-cell table:formula="of:=AVERAGE([.C307:.C326])" office:value-type="float" office:value="0.5341">
            <text:p>0.534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">
            <text:p>0.906</text:p>
          </table:table-cell>
          <table:table-cell office:value-type="float" office:value="0.5277">
            <text:p>0.5277</text:p>
          </table:table-cell>
          <table:table-cell/>
          <table:table-cell table:formula="of:=AVERAGE([.A308:.A327])" office:value-type="float" office:value="26.5">
            <text:p>26.5</text:p>
          </table:table-cell>
          <table:table-cell table:formula="of:=AVERAGE([.B308:.B327])" office:value-type="float" office:value="0.90646">
            <text:p>0.90646</text:p>
          </table:table-cell>
          <table:table-cell table:formula="of:=AVERAGE([.C308:.C327])" office:value-type="float" office:value="0.53406">
            <text:p>0.5340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">
            <text:p>0.903</text:p>
          </table:table-cell>
          <table:table-cell office:value-type="float" office:value="0.5247">
            <text:p>0.5247</text:p>
          </table:table-cell>
          <table:table-cell/>
          <table:table-cell table:formula="of:=AVERAGE([.A309:.A328])" office:value-type="float" office:value="26.75">
            <text:p>26.75</text:p>
          </table:table-cell>
          <table:table-cell table:formula="of:=AVERAGE([.B309:.B328])" office:value-type="float" office:value="0.90641">
            <text:p>0.90641</text:p>
          </table:table-cell>
          <table:table-cell table:formula="of:=AVERAGE([.C309:.C328])" office:value-type="float" office:value="0.5339">
            <text:p>0.533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7">
            <text:p>0.907</text:p>
          </table:table-cell>
          <table:table-cell office:value-type="float" office:value="0.5437">
            <text:p>0.5437</text:p>
          </table:table-cell>
          <table:table-cell/>
          <table:table-cell table:formula="of:=AVERAGE([.A310:.A329])" office:value-type="float" office:value="27">
            <text:p>27</text:p>
          </table:table-cell>
          <table:table-cell table:formula="of:=AVERAGE([.B310:.B329])" office:value-type="float" office:value="0.906395">
            <text:p>0.906395</text:p>
          </table:table-cell>
          <table:table-cell table:formula="of:=AVERAGE([.C310:.C329])" office:value-type="float" office:value="0.53381">
            <text:p>0.5338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7">
            <text:p>0.9117</text:p>
          </table:table-cell>
          <table:table-cell office:value-type="float" office:value="0.5475">
            <text:p>0.5475</text:p>
          </table:table-cell>
          <table:table-cell/>
          <table:table-cell table:formula="of:=AVERAGE([.A311:.A330])" office:value-type="float" office:value="27.25">
            <text:p>27.25</text:p>
          </table:table-cell>
          <table:table-cell table:formula="of:=AVERAGE([.B311:.B330])" office:value-type="float" office:value="0.90626">
            <text:p>0.90626</text:p>
          </table:table-cell>
          <table:table-cell table:formula="of:=AVERAGE([.C311:.C330])" office:value-type="float" office:value="0.53324">
            <text:p>0.533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8">
            <text:p>0.908</text:p>
          </table:table-cell>
          <table:table-cell office:value-type="float" office:value="0.5417">
            <text:p>0.5417</text:p>
          </table:table-cell>
          <table:table-cell/>
          <table:table-cell table:formula="of:=AVERAGE([.A312:.A331])" office:value-type="float" office:value="27.5">
            <text:p>27.5</text:p>
          </table:table-cell>
          <table:table-cell table:formula="of:=AVERAGE([.B312:.B331])" office:value-type="float" office:value="0.90626">
            <text:p>0.90626</text:p>
          </table:table-cell>
          <table:table-cell table:formula="of:=AVERAGE([.C312:.C331])" office:value-type="float" office:value="0.53322">
            <text:p>0.5332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7">
            <text:p>0.9047</text:p>
          </table:table-cell>
          <table:table-cell office:value-type="float" office:value="0.5268">
            <text:p>0.5268</text:p>
          </table:table-cell>
          <table:table-cell/>
          <table:table-cell table:formula="of:=AVERAGE([.A313:.A332])" office:value-type="float" office:value="27.75">
            <text:p>27.75</text:p>
          </table:table-cell>
          <table:table-cell table:formula="of:=AVERAGE([.B313:.B332])" office:value-type="float" office:value="0.90641">
            <text:p>0.90641</text:p>
          </table:table-cell>
          <table:table-cell table:formula="of:=AVERAGE([.C313:.C332])" office:value-type="float" office:value="0.53353">
            <text:p>0.5335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7">
            <text:p>0.9047</text:p>
          </table:table-cell>
          <table:table-cell office:value-type="float" office:value="0.5275">
            <text:p>0.5275</text:p>
          </table:table-cell>
          <table:table-cell/>
          <table:table-cell table:formula="of:=AVERAGE([.A314:.A333])" office:value-type="float" office:value="28">
            <text:p>28</text:p>
          </table:table-cell>
          <table:table-cell table:formula="of:=AVERAGE([.B314:.B333])" office:value-type="float" office:value="0.90639">
            <text:p>0.90639</text:p>
          </table:table-cell>
          <table:table-cell table:formula="of:=AVERAGE([.C314:.C333])" office:value-type="float" office:value="0.533555">
            <text:p>0.53355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3">
            <text:p>0.9043</text:p>
          </table:table-cell>
          <table:table-cell office:value-type="float" office:value="0.5209">
            <text:p>0.5209</text:p>
          </table:table-cell>
          <table:table-cell/>
          <table:table-cell table:formula="of:=AVERAGE([.A315:.A334])" office:value-type="float" office:value="28.25">
            <text:p>28.25</text:p>
          </table:table-cell>
          <table:table-cell table:formula="of:=AVERAGE([.B315:.B334])" office:value-type="float" office:value="0.906355">
            <text:p>0.906355</text:p>
          </table:table-cell>
          <table:table-cell table:formula="of:=AVERAGE([.C315:.C334])" office:value-type="float" office:value="0.533465">
            <text:p>0.5334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3">
            <text:p>0.9033</text:p>
          </table:table-cell>
          <table:table-cell office:value-type="float" office:value="0.5249">
            <text:p>0.5249</text:p>
          </table:table-cell>
          <table:table-cell/>
          <table:table-cell table:formula="of:=AVERAGE([.A316:.A335])" office:value-type="float" office:value="28.5">
            <text:p>28.5</text:p>
          </table:table-cell>
          <table:table-cell table:formula="of:=AVERAGE([.B316:.B335])" office:value-type="float" office:value="0.906405">
            <text:p>0.906405</text:p>
          </table:table-cell>
          <table:table-cell table:formula="of:=AVERAGE([.C316:.C335])" office:value-type="float" office:value="0.5336">
            <text:p>0.533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7">
            <text:p>0.9067</text:p>
          </table:table-cell>
          <table:table-cell office:value-type="float" office:value="0.5318">
            <text:p>0.5318</text:p>
          </table:table-cell>
          <table:table-cell/>
          <table:table-cell table:formula="of:=AVERAGE([.A317:.A336])" office:value-type="float" office:value="28.75">
            <text:p>28.75</text:p>
          </table:table-cell>
          <table:table-cell table:formula="of:=AVERAGE([.B317:.B336])" office:value-type="float" office:value="0.906475">
            <text:p>0.906475</text:p>
          </table:table-cell>
          <table:table-cell table:formula="of:=AVERAGE([.C317:.C336])" office:value-type="float" office:value="0.533705">
            <text:p>0.53370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57">
            <text:p>0.9057</text:p>
          </table:table-cell>
          <table:table-cell office:value-type="float" office:value="0.5244">
            <text:p>0.5244</text:p>
          </table:table-cell>
          <table:table-cell/>
          <table:table-cell table:formula="of:=AVERAGE([.A318:.A337])" office:value-type="float" office:value="29">
            <text:p>29</text:p>
          </table:table-cell>
          <table:table-cell table:formula="of:=AVERAGE([.B318:.B337])" office:value-type="float" office:value="0.906325">
            <text:p>0.906325</text:p>
          </table:table-cell>
          <table:table-cell table:formula="of:=AVERAGE([.C318:.C337])" office:value-type="float" office:value="0.53336">
            <text:p>0.5333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3">
            <text:p>0.9063</text:p>
          </table:table-cell>
          <table:table-cell office:value-type="float" office:value="0.5433">
            <text:p>0.5433</text:p>
          </table:table-cell>
          <table:table-cell/>
          <table:table-cell table:formula="of:=AVERAGE([.A319:.A338])" office:value-type="float" office:value="29.25">
            <text:p>29.25</text:p>
          </table:table-cell>
          <table:table-cell table:formula="of:=AVERAGE([.B319:.B338])" office:value-type="float" office:value="0.906525">
            <text:p>0.906525</text:p>
          </table:table-cell>
          <table:table-cell table:formula="of:=AVERAGE([.C319:.C338])" office:value-type="float" office:value="0.533895">
            <text:p>0.5338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77">
            <text:p>0.9077</text:p>
          </table:table-cell>
          <table:table-cell office:value-type="float" office:value="0.5394">
            <text:p>0.5394</text:p>
          </table:table-cell>
          <table:table-cell/>
          <table:table-cell table:formula="of:=AVERAGE([.A320:.A339])" office:value-type="float" office:value="29.5">
            <text:p>29.5</text:p>
          </table:table-cell>
          <table:table-cell table:formula="of:=AVERAGE([.B320:.B339])" office:value-type="float" office:value="0.906475">
            <text:p>0.906475</text:p>
          </table:table-cell>
          <table:table-cell table:formula="of:=AVERAGE([.C320:.C339])" office:value-type="float" office:value="0.53364">
            <text:p>0.5336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">
            <text:p>0.904</text:p>
          </table:table-cell>
          <table:table-cell office:value-type="float" office:value="0.532">
            <text:p>0.532</text:p>
          </table:table-cell>
          <table:table-cell/>
          <table:table-cell table:formula="of:=AVERAGE([.A321:.A340])" office:value-type="float" office:value="29.75">
            <text:p>29.75</text:p>
          </table:table-cell>
          <table:table-cell table:formula="of:=AVERAGE([.B321:.B340])" office:value-type="float" office:value="0.906575">
            <text:p>0.906575</text:p>
          </table:table-cell>
          <table:table-cell table:formula="of:=AVERAGE([.C321:.C340])" office:value-type="float" office:value="0.53376">
            <text:p>0.5337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">
            <text:p>0.902</text:p>
          </table:table-cell>
          <table:table-cell office:value-type="float" office:value="0.5194">
            <text:p>0.5194</text:p>
          </table:table-cell>
          <table:table-cell/>
          <table:table-cell table:formula="of:=AVERAGE([.A322:.A341])" office:value-type="float" office:value="30">
            <text:p>30</text:p>
          </table:table-cell>
          <table:table-cell table:formula="of:=AVERAGE([.B322:.B341])" office:value-type="float" office:value="0.90661">
            <text:p>0.90661</text:p>
          </table:table-cell>
          <table:table-cell table:formula="of:=AVERAGE([.C322:.C341])" office:value-type="float" office:value="0.53372">
            <text:p>0.5337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">
            <text:p>0.898</text:p>
          </table:table-cell>
          <table:table-cell office:value-type="float" office:value="0.5055">
            <text:p>0.5055</text:p>
          </table:table-cell>
          <table:table-cell/>
          <table:table-cell table:formula="of:=AVERAGE([.A323:.A342])" office:value-type="float" office:value="30.25">
            <text:p>30.25</text:p>
          </table:table-cell>
          <table:table-cell table:formula="of:=AVERAGE([.B323:.B342])" office:value-type="float" office:value="0.90666">
            <text:p>0.90666</text:p>
          </table:table-cell>
          <table:table-cell table:formula="of:=AVERAGE([.C323:.C342])" office:value-type="float" office:value="0.53388">
            <text:p>0.5338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7">
            <text:p>0.9117</text:p>
          </table:table-cell>
          <table:table-cell office:value-type="float" office:value="0.5515">
            <text:p>0.5515</text:p>
          </table:table-cell>
          <table:table-cell/>
          <table:table-cell table:formula="of:=AVERAGE([.A324:.A343])" office:value-type="float" office:value="30.5">
            <text:p>30.5</text:p>
          </table:table-cell>
          <table:table-cell table:formula="of:=AVERAGE([.B324:.B343])" office:value-type="float" office:value="0.90671">
            <text:p>0.90671</text:p>
          </table:table-cell>
          <table:table-cell table:formula="of:=AVERAGE([.C324:.C343])" office:value-type="float" office:value="0.53414">
            <text:p>0.534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7">
            <text:p>0.9097</text:p>
          </table:table-cell>
          <table:table-cell office:value-type="float" office:value="0.5448">
            <text:p>0.5448</text:p>
          </table:table-cell>
          <table:table-cell/>
          <table:table-cell table:formula="of:=AVERAGE([.A325:.A344])" office:value-type="float" office:value="30.75">
            <text:p>30.75</text:p>
          </table:table-cell>
          <table:table-cell table:formula="of:=AVERAGE([.B325:.B344])" office:value-type="float" office:value="0.90671">
            <text:p>0.90671</text:p>
          </table:table-cell>
          <table:table-cell table:formula="of:=AVERAGE([.C325:.C344])" office:value-type="float" office:value="0.53414">
            <text:p>0.534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">
            <text:p>0.911</text:p>
          </table:table-cell>
          <table:table-cell office:value-type="float" office:value="0.5457">
            <text:p>0.5457</text:p>
          </table:table-cell>
          <table:table-cell/>
          <table:table-cell table:formula="of:=AVERAGE([.A326:.A345])" office:value-type="float" office:value="31">
            <text:p>31</text:p>
          </table:table-cell>
          <table:table-cell table:formula="of:=AVERAGE([.B326:.B345])" office:value-type="float" office:value="0.90671">
            <text:p>0.90671</text:p>
          </table:table-cell>
          <table:table-cell table:formula="of:=AVERAGE([.C326:.C345])" office:value-type="float" office:value="0.53405">
            <text:p>0.5340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37">
            <text:p>0.9137</text:p>
          </table:table-cell>
          <table:table-cell office:value-type="float" office:value="0.558">
            <text:p>0.558</text:p>
          </table:table-cell>
          <table:table-cell/>
          <table:table-cell table:formula="of:=AVERAGE([.A327:.A346])" office:value-type="float" office:value="31.25">
            <text:p>31.25</text:p>
          </table:table-cell>
          <table:table-cell table:formula="of:=AVERAGE([.B327:.B346])" office:value-type="float" office:value="0.90671">
            <text:p>0.90671</text:p>
          </table:table-cell>
          <table:table-cell table:formula="of:=AVERAGE([.C327:.C346])" office:value-type="float" office:value="0.53403">
            <text:p>0.5340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5">
            <text:p>0.905</text:p>
          </table:table-cell>
          <table:table-cell office:value-type="float" office:value="0.5245">
            <text:p>0.5245</text:p>
          </table:table-cell>
          <table:table-cell/>
          <table:table-cell table:formula="of:=AVERAGE([.A328:.A347])" office:value-type="float" office:value="31.5">
            <text:p>31.5</text:p>
          </table:table-cell>
          <table:table-cell table:formula="of:=AVERAGE([.B328:.B347])" office:value-type="float" office:value="0.906725">
            <text:p>0.906725</text:p>
          </table:table-cell>
          <table:table-cell table:formula="of:=AVERAGE([.C328:.C347])" office:value-type="float" office:value="0.5341">
            <text:p>0.534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7">
            <text:p>0.9027</text:p>
          </table:table-cell>
          <table:table-cell office:value-type="float" office:value="0.5229">
            <text:p>0.5229</text:p>
          </table:table-cell>
          <table:table-cell/>
          <table:table-cell table:formula="of:=AVERAGE([.A329:.A348])" office:value-type="float" office:value="31.75">
            <text:p>31.75</text:p>
          </table:table-cell>
          <table:table-cell table:formula="of:=AVERAGE([.B329:.B348])" office:value-type="float" office:value="0.90681">
            <text:p>0.90681</text:p>
          </table:table-cell>
          <table:table-cell table:formula="of:=AVERAGE([.C329:.C348])" office:value-type="float" office:value="0.534355">
            <text:p>0.53435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3">
            <text:p>0.9043</text:p>
          </table:table-cell>
          <table:table-cell office:value-type="float" office:value="0.5323">
            <text:p>0.5323</text:p>
          </table:table-cell>
          <table:table-cell/>
          <table:table-cell table:formula="of:=AVERAGE([.A330:.A349])" office:value-type="float" office:value="32">
            <text:p>32</text:p>
          </table:table-cell>
          <table:table-cell table:formula="of:=AVERAGE([.B330:.B349])" office:value-type="float" office:value="0.906875">
            <text:p>0.906875</text:p>
          </table:table-cell>
          <table:table-cell table:formula="of:=AVERAGE([.C330:.C349])" office:value-type="float" office:value="0.534585">
            <text:p>0.53458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7">
            <text:p>0.9117</text:p>
          </table:table-cell>
          <table:table-cell office:value-type="float" office:value="0.5471">
            <text:p>0.5471</text:p>
          </table:table-cell>
          <table:table-cell/>
          <table:table-cell table:formula="of:=AVERAGE([.A331:.A350])" office:value-type="float" office:value="32.25">
            <text:p>32.25</text:p>
          </table:table-cell>
          <table:table-cell table:formula="of:=AVERAGE([.B331:.B350])" office:value-type="float" office:value="0.906945">
            <text:p>0.906945</text:p>
          </table:table-cell>
          <table:table-cell table:formula="of:=AVERAGE([.C331:.C350])" office:value-type="float" office:value="0.534765">
            <text:p>0.53476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">
            <text:p>0.911</text:p>
          </table:table-cell>
          <table:table-cell office:value-type="float" office:value="0.5479">
            <text:p>0.5479</text:p>
          </table:table-cell>
          <table:table-cell/>
          <table:table-cell table:formula="of:=AVERAGE([.A332:.A351])" office:value-type="float" office:value="32.5">
            <text:p>32.5</text:p>
          </table:table-cell>
          <table:table-cell table:formula="of:=AVERAGE([.B332:.B351])" office:value-type="float" office:value="0.906925">
            <text:p>0.906925</text:p>
          </table:table-cell>
          <table:table-cell table:formula="of:=AVERAGE([.C332:.C351])" office:value-type="float" office:value="0.534715">
            <text:p>0.5347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3">
            <text:p>0.9043</text:p>
          </table:table-cell>
          <table:table-cell office:value-type="float" office:value="0.5273">
            <text:p>0.5273</text:p>
          </table:table-cell>
          <table:table-cell/>
          <table:table-cell table:formula="of:=AVERAGE([.A333:.A352])" office:value-type="float" office:value="32.75">
            <text:p>32.75</text:p>
          </table:table-cell>
          <table:table-cell table:formula="of:=AVERAGE([.B333:.B352])" office:value-type="float" office:value="0.90689">
            <text:p>0.90689</text:p>
          </table:table-cell>
          <table:table-cell table:formula="of:=AVERAGE([.C333:.C352])" office:value-type="float" office:value="0.534495">
            <text:p>0.53449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">
            <text:p>0.904</text:p>
          </table:table-cell>
          <table:table-cell office:value-type="float" office:value="0.5257">
            <text:p>0.5257</text:p>
          </table:table-cell>
          <table:table-cell/>
          <table:table-cell table:formula="of:=AVERAGE([.A334:.A353])" office:value-type="float" office:value="33">
            <text:p>33</text:p>
          </table:table-cell>
          <table:table-cell table:formula="of:=AVERAGE([.B334:.B353])" office:value-type="float" office:value="0.906875">
            <text:p>0.906875</text:p>
          </table:table-cell>
          <table:table-cell table:formula="of:=AVERAGE([.C334:.C353])" office:value-type="float" office:value="0.534375">
            <text:p>0.53437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53">
            <text:p>0.9053</text:p>
          </table:table-cell>
          <table:table-cell office:value-type="float" office:value="0.5236">
            <text:p>0.5236</text:p>
          </table:table-cell>
          <table:table-cell/>
          <table:table-cell table:formula="of:=AVERAGE([.A335:.A354])" office:value-type="float" office:value="33.25">
            <text:p>33.25</text:p>
          </table:table-cell>
          <table:table-cell table:formula="of:=AVERAGE([.B335:.B354])" office:value-type="float" office:value="0.90691">
            <text:p>0.90691</text:p>
          </table:table-cell>
          <table:table-cell table:formula="of:=AVERAGE([.C335:.C354])" office:value-type="float" office:value="0.534445">
            <text:p>0.53444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7">
            <text:p>0.9047</text:p>
          </table:table-cell>
          <table:table-cell office:value-type="float" office:value="0.527">
            <text:p>0.527</text:p>
          </table:table-cell>
          <table:table-cell/>
          <table:table-cell table:formula="of:=AVERAGE([.A336:.A355])" office:value-type="float" office:value="33.5">
            <text:p>33.5</text:p>
          </table:table-cell>
          <table:table-cell table:formula="of:=AVERAGE([.B336:.B355])" office:value-type="float" office:value="0.90693">
            <text:p>0.90693</text:p>
          </table:table-cell>
          <table:table-cell table:formula="of:=AVERAGE([.C336:.C355])" office:value-type="float" office:value="0.53452">
            <text:p>0.5345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37">
            <text:p>0.9037</text:p>
          </table:table-cell>
          <table:table-cell office:value-type="float" office:value="0.5249">
            <text:p>0.5249</text:p>
          </table:table-cell>
          <table:table-cell/>
          <table:table-cell table:formula="of:=AVERAGE([.A337:.A356])" office:value-type="float" office:value="33.75">
            <text:p>33.75</text:p>
          </table:table-cell>
          <table:table-cell table:formula="of:=AVERAGE([.B337:.B356])" office:value-type="float" office:value="0.90696">
            <text:p>0.90696</text:p>
          </table:table-cell>
          <table:table-cell table:formula="of:=AVERAGE([.C337:.C356])" office:value-type="float" office:value="0.534795">
            <text:p>0.53479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7">
            <text:p>0.9097</text:p>
          </table:table-cell>
          <table:table-cell office:value-type="float" office:value="0.5351">
            <text:p>0.5351</text:p>
          </table:table-cell>
          <table:table-cell/>
          <table:table-cell table:formula="of:=AVERAGE([.A338:.A357])" office:value-type="float" office:value="34">
            <text:p>34</text:p>
          </table:table-cell>
          <table:table-cell table:formula="of:=AVERAGE([.B338:.B357])" office:value-type="float" office:value="0.907125">
            <text:p>0.907125</text:p>
          </table:table-cell>
          <table:table-cell table:formula="of:=AVERAGE([.C338:.C357])" office:value-type="float" office:value="0.53516">
            <text:p>0.5351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53">
            <text:p>0.9053</text:p>
          </table:table-cell>
          <table:table-cell office:value-type="float" office:value="0.5382">
            <text:p>0.5382</text:p>
          </table:table-cell>
          <table:table-cell/>
          <table:table-cell table:formula="of:=AVERAGE([.A339:.A358])" office:value-type="float" office:value="34.25">
            <text:p>34.25</text:p>
          </table:table-cell>
          <table:table-cell table:formula="of:=AVERAGE([.B339:.B358])" office:value-type="float" office:value="0.907055">
            <text:p>0.907055</text:p>
          </table:table-cell>
          <table:table-cell table:formula="of:=AVERAGE([.C339:.C358])" office:value-type="float" office:value="0.53485">
            <text:p>0.5348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7">
            <text:p>0.9097</text:p>
          </table:table-cell>
          <table:table-cell office:value-type="float" office:value="0.5418">
            <text:p>0.5418</text:p>
          </table:table-cell>
          <table:table-cell/>
          <table:table-cell table:formula="of:=AVERAGE([.A340:.A359])" office:value-type="float" office:value="34.5">
            <text:p>34.5</text:p>
          </table:table-cell>
          <table:table-cell table:formula="of:=AVERAGE([.B340:.B359])" office:value-type="float" office:value="0.90704">
            <text:p>0.90704</text:p>
          </table:table-cell>
          <table:table-cell table:formula="of:=AVERAGE([.C340:.C359])" office:value-type="float" office:value="0.534805">
            <text:p>0.53480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7">
            <text:p>0.9047</text:p>
          </table:table-cell>
          <table:table-cell office:value-type="float" office:value="0.5312">
            <text:p>0.5312</text:p>
          </table:table-cell>
          <table:table-cell/>
          <table:table-cell table:formula="of:=AVERAGE([.A341:.A360])" office:value-type="float" office:value="34.75">
            <text:p>34.75</text:p>
          </table:table-cell>
          <table:table-cell table:formula="of:=AVERAGE([.B341:.B360])" office:value-type="float" office:value="0.90707">
            <text:p>0.90707</text:p>
          </table:table-cell>
          <table:table-cell table:formula="of:=AVERAGE([.C341:.C360])" office:value-type="float" office:value="0.5349">
            <text:p>0.534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">
            <text:p>0.903</text:p>
          </table:table-cell>
          <table:table-cell office:value-type="float" office:value="0.5226">
            <text:p>0.5226</text:p>
          </table:table-cell>
          <table:table-cell/>
          <table:table-cell table:formula="of:=AVERAGE([.A342:.A361])" office:value-type="float" office:value="35">
            <text:p>35</text:p>
          </table:table-cell>
          <table:table-cell table:formula="of:=AVERAGE([.B342:.B361])" office:value-type="float" office:value="0.907035">
            <text:p>0.907035</text:p>
          </table:table-cell>
          <table:table-cell table:formula="of:=AVERAGE([.C342:.C361])" office:value-type="float" office:value="0.534785">
            <text:p>0.5347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">
            <text:p>0.899</text:p>
          </table:table-cell>
          <table:table-cell office:value-type="float" office:value="0.5107">
            <text:p>0.5107</text:p>
          </table:table-cell>
          <table:table-cell/>
          <table:table-cell table:formula="of:=AVERAGE([.A343:.A362])" office:value-type="float" office:value="35.25">
            <text:p>35.25</text:p>
          </table:table-cell>
          <table:table-cell table:formula="of:=AVERAGE([.B343:.B362])" office:value-type="float" office:value="0.906985">
            <text:p>0.906985</text:p>
          </table:table-cell>
          <table:table-cell table:formula="of:=AVERAGE([.C343:.C362])" office:value-type="float" office:value="0.534605">
            <text:p>0.5346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7">
            <text:p>0.9117</text:p>
          </table:table-cell>
          <table:table-cell office:value-type="float" office:value="0.5515">
            <text:p>0.5515</text:p>
          </table:table-cell>
          <table:table-cell/>
          <table:table-cell table:formula="of:=AVERAGE([.A344:.A363])" office:value-type="float" office:value="35.5">
            <text:p>35.5</text:p>
          </table:table-cell>
          <table:table-cell table:formula="of:=AVERAGE([.B344:.B363])" office:value-type="float" office:value="0.90695">
            <text:p>0.90695</text:p>
          </table:table-cell>
          <table:table-cell table:formula="of:=AVERAGE([.C344:.C363])" office:value-type="float" office:value="0.53444">
            <text:p>0.5344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97">
            <text:p>0.9097</text:p>
          </table:table-cell>
          <table:table-cell office:value-type="float" office:value="0.543">
            <text:p>0.543</text:p>
          </table:table-cell>
          <table:table-cell/>
          <table:table-cell table:formula="of:=AVERAGE([.A345:.A364])" office:value-type="float" office:value="35.75">
            <text:p>35.75</text:p>
          </table:table-cell>
          <table:table-cell table:formula="of:=AVERAGE([.B345:.B364])" office:value-type="float" office:value="0.9069">
            <text:p>0.9069</text:p>
          </table:table-cell>
          <table:table-cell table:formula="of:=AVERAGE([.C345:.C364])" office:value-type="float" office:value="0.53427">
            <text:p>0.5342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">
            <text:p>0.911</text:p>
          </table:table-cell>
          <table:table-cell office:value-type="float" office:value="0.5453">
            <text:p>0.5453</text:p>
          </table:table-cell>
          <table:table-cell/>
          <table:table-cell table:formula="of:=AVERAGE([.A346:.A365])" office:value-type="float" office:value="36">
            <text:p>36</text:p>
          </table:table-cell>
          <table:table-cell table:formula="of:=AVERAGE([.B346:.B365])" office:value-type="float" office:value="0.906965">
            <text:p>0.906965</text:p>
          </table:table-cell>
          <table:table-cell table:formula="of:=AVERAGE([.C346:.C365])" office:value-type="float" office:value="0.534525">
            <text:p>0.5345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4">
            <text:p>0.914</text:p>
          </table:table-cell>
          <table:table-cell office:value-type="float" office:value="0.5594">
            <text:p>0.5594</text:p>
          </table:table-cell>
          <table:table-cell/>
          <table:table-cell table:formula="of:=AVERAGE([.A347:.A366])" office:value-type="float" office:value="36.25">
            <text:p>36.25</text:p>
          </table:table-cell>
          <table:table-cell table:formula="of:=AVERAGE([.B347:.B366])" office:value-type="float" office:value="0.907">
            <text:p>0.907</text:p>
          </table:table-cell>
          <table:table-cell table:formula="of:=AVERAGE([.C347:.C366])" office:value-type="float" office:value="0.534665">
            <text:p>0.5346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67">
            <text:p>0.9067</text:p>
          </table:table-cell>
          <table:table-cell office:value-type="float" office:value="0.5296">
            <text:p>0.5296</text:p>
          </table:table-cell>
          <table:table-cell/>
          <table:table-cell table:formula="of:=AVERAGE([.A348:.A367])" office:value-type="float" office:value="36.5">
            <text:p>36.5</text:p>
          </table:table-cell>
          <table:table-cell table:formula="of:=AVERAGE([.B348:.B367])" office:value-type="float" office:value="0.906985">
            <text:p>0.906985</text:p>
          </table:table-cell>
          <table:table-cell table:formula="of:=AVERAGE([.C348:.C367])" office:value-type="float" office:value="0.534595">
            <text:p>0.53459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75">
            <text:p>0.5275</text:p>
          </table:table-cell>
          <table:table-cell/>
          <table:table-cell table:formula="of:=AVERAGE([.A349:.A368])" office:value-type="float" office:value="36.75">
            <text:p>36.75</text:p>
          </table:table-cell>
          <table:table-cell table:formula="of:=AVERAGE([.B349:.B368])" office:value-type="float" office:value="0.906965">
            <text:p>0.906965</text:p>
          </table:table-cell>
          <table:table-cell table:formula="of:=AVERAGE([.C349:.C368])" office:value-type="float" office:value="0.534525">
            <text:p>0.5345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7">
            <text:p>0.9057</text:p>
          </table:table-cell>
          <table:table-cell office:value-type="float" office:value="0.5359">
            <text:p>0.5359</text:p>
          </table:table-cell>
          <table:table-cell/>
          <table:table-cell table:formula="of:=AVERAGE([.A350:.A369])" office:value-type="float" office:value="37">
            <text:p>37</text:p>
          </table:table-cell>
          <table:table-cell table:formula="of:=AVERAGE([.B350:.B369])" office:value-type="float" office:value="0.907">
            <text:p>0.907</text:p>
          </table:table-cell>
          <table:table-cell table:formula="of:=AVERAGE([.C350:.C369])" office:value-type="float" office:value="0.53471">
            <text:p>0.5347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3">
            <text:p>0.9113</text:p>
          </table:table-cell>
          <table:table-cell office:value-type="float" office:value="0.5461">
            <text:p>0.5461</text:p>
          </table:table-cell>
          <table:table-cell/>
          <table:table-cell table:formula="of:=AVERAGE([.A351:.A370])" office:value-type="float" office:value="37.25">
            <text:p>37.25</text:p>
          </table:table-cell>
          <table:table-cell table:formula="of:=AVERAGE([.B351:.B370])" office:value-type="float" office:value="0.90695">
            <text:p>0.90695</text:p>
          </table:table-cell>
          <table:table-cell table:formula="of:=AVERAGE([.C351:.C370])" office:value-type="float" office:value="0.53455">
            <text:p>0.5345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03">
            <text:p>0.9103</text:p>
          </table:table-cell>
          <table:table-cell office:value-type="float" office:value="0.5435">
            <text:p>0.5435</text:p>
          </table:table-cell>
          <table:table-cell/>
          <table:table-cell table:formula="of:=AVERAGE([.A352:.A371])" office:value-type="float" office:value="37.5">
            <text:p>37.5</text:p>
          </table:table-cell>
          <table:table-cell table:formula="of:=AVERAGE([.B352:.B371])" office:value-type="float" office:value="0.906985">
            <text:p>0.906985</text:p>
          </table:table-cell>
          <table:table-cell table:formula="of:=AVERAGE([.C352:.C371])" office:value-type="float" office:value="0.53467">
            <text:p>0.5346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49">
            <text:p>0.5249</text:p>
          </table:table-cell>
          <table:table-cell/>
          <table:table-cell table:formula="of:=AVERAGE([.A353:.A372])" office:value-type="float" office:value="37.75">
            <text:p>37.75</text:p>
          </table:table-cell>
          <table:table-cell table:formula="of:=AVERAGE([.B353:.B372])" office:value-type="float" office:value="0.90702">
            <text:p>0.90702</text:p>
          </table:table-cell>
          <table:table-cell table:formula="of:=AVERAGE([.C353:.C372])" office:value-type="float" office:value="0.534815">
            <text:p>0.53481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7">
            <text:p>0.9047</text:p>
          </table:table-cell>
          <table:table-cell office:value-type="float" office:value="0.5271">
            <text:p>0.5271</text:p>
          </table:table-cell>
          <table:table-cell/>
          <table:table-cell table:formula="of:=AVERAGE([.A354:.A373])" office:value-type="float" office:value="38">
            <text:p>38</text:p>
          </table:table-cell>
          <table:table-cell table:formula="of:=AVERAGE([.B354:.B373])" office:value-type="float" office:value="0.906985">
            <text:p>0.906985</text:p>
          </table:table-cell>
          <table:table-cell table:formula="of:=AVERAGE([.C354:.C373])" office:value-type="float" office:value="0.53485">
            <text:p>0.534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7">
            <text:p>0.9057</text:p>
          </table:table-cell>
          <table:table-cell office:value-type="float" office:value="0.5251">
            <text:p>0.5251</text:p>
          </table:table-cell>
          <table:table-cell/>
          <table:table-cell table:formula="of:=AVERAGE([.A355:.A374])" office:value-type="float" office:value="38.25">
            <text:p>38.25</text:p>
          </table:table-cell>
          <table:table-cell table:formula="of:=AVERAGE([.B355:.B374])" office:value-type="float" office:value="0.90695">
            <text:p>0.90695</text:p>
          </table:table-cell>
          <table:table-cell table:formula="of:=AVERAGE([.C355:.C374])" office:value-type="float" office:value="0.534755">
            <text:p>0.53475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3">
            <text:p>0.9053</text:p>
          </table:table-cell>
          <table:table-cell office:value-type="float" office:value="0.5325">
            <text:p>0.5325</text:p>
          </table:table-cell>
          <table:table-cell/>
          <table:table-cell table:formula="of:=AVERAGE([.A356:.A375])" office:value-type="float" office:value="38.5">
            <text:p>38.5</text:p>
          </table:table-cell>
          <table:table-cell table:formula="of:=AVERAGE([.B356:.B375])" office:value-type="float" office:value="0.906915">
            <text:p>0.906915</text:p>
          </table:table-cell>
          <table:table-cell table:formula="of:=AVERAGE([.C356:.C375])" office:value-type="float" office:value="0.53461">
            <text:p>0.5346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7">
            <text:p>0.907</text:p>
          </table:table-cell>
          <table:table-cell office:value-type="float" office:value="0.5322">
            <text:p>0.5322</text:p>
          </table:table-cell>
          <table:table-cell/>
          <table:table-cell table:formula="of:=AVERAGE([.A357:.A376])" office:value-type="float" office:value="38.75">
            <text:p>38.75</text:p>
          </table:table-cell>
          <table:table-cell table:formula="of:=AVERAGE([.B357:.B376])" office:value-type="float" office:value="0.906915">
            <text:p>0.906915</text:p>
          </table:table-cell>
          <table:table-cell table:formula="of:=AVERAGE([.C357:.C376])" office:value-type="float" office:value="0.53449">
            <text:p>0.5344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83">
            <text:p>0.9083</text:p>
          </table:table-cell>
          <table:table-cell office:value-type="float" office:value="0.5289">
            <text:p>0.5289</text:p>
          </table:table-cell>
          <table:table-cell/>
          <table:table-cell table:formula="of:=AVERAGE([.A358:.A377])" office:value-type="float" office:value="39">
            <text:p>39</text:p>
          </table:table-cell>
          <table:table-cell table:formula="of:=AVERAGE([.B358:.B377])" office:value-type="float" office:value="0.906915">
            <text:p>0.906915</text:p>
          </table:table-cell>
          <table:table-cell table:formula="of:=AVERAGE([.C358:.C377])" office:value-type="float" office:value="0.534515">
            <text:p>0.53451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">
            <text:p>0.905</text:p>
          </table:table-cell>
          <table:table-cell office:value-type="float" office:value="0.5373">
            <text:p>0.5373</text:p>
          </table:table-cell>
          <table:table-cell/>
          <table:table-cell table:formula="of:=AVERAGE([.A359:.A378])" office:value-type="float" office:value="39.25">
            <text:p>39.25</text:p>
          </table:table-cell>
          <table:table-cell table:formula="of:=AVERAGE([.B359:.B378])" office:value-type="float" office:value="0.907035">
            <text:p>0.907035</text:p>
          </table:table-cell>
          <table:table-cell table:formula="of:=AVERAGE([.C359:.C378])" office:value-type="float" office:value="0.53492">
            <text:p>0.5349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03">
            <text:p>0.9103</text:p>
          </table:table-cell>
          <table:table-cell office:value-type="float" office:value="0.5437">
            <text:p>0.5437</text:p>
          </table:table-cell>
          <table:table-cell/>
          <table:table-cell table:formula="of:=AVERAGE([.A360:.A379])" office:value-type="float" office:value="39.5">
            <text:p>39.5</text:p>
          </table:table-cell>
          <table:table-cell table:formula="of:=AVERAGE([.B360:.B379])" office:value-type="float" office:value="0.90702">
            <text:p>0.90702</text:p>
          </table:table-cell>
          <table:table-cell table:formula="of:=AVERAGE([.C360:.C379])" office:value-type="float" office:value="0.534905">
            <text:p>0.5349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89">
            <text:p>0.5289</text:p>
          </table:table-cell>
          <table:table-cell/>
          <table:table-cell table:formula="of:=AVERAGE([.A361:.A380])" office:value-type="float" office:value="39.75">
            <text:p>39.75</text:p>
          </table:table-cell>
          <table:table-cell table:formula="of:=AVERAGE([.B361:.B380])" office:value-type="float" office:value="0.907005">
            <text:p>0.907005</text:p>
          </table:table-cell>
          <table:table-cell table:formula="of:=AVERAGE([.C361:.C380])" office:value-type="float" office:value="0.534855">
            <text:p>0.5348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">
            <text:p>0.902</text:p>
          </table:table-cell>
          <table:table-cell office:value-type="float" office:value="0.519">
            <text:p>0.519</text:p>
          </table:table-cell>
          <table:table-cell/>
          <table:table-cell table:formula="of:=AVERAGE([.A362:.A381])" office:value-type="float" office:value="40">
            <text:p>40</text:p>
          </table:table-cell>
          <table:table-cell table:formula="of:=AVERAGE([.B362:.B381])" office:value-type="float" office:value="0.90702">
            <text:p>0.90702</text:p>
          </table:table-cell>
          <table:table-cell table:formula="of:=AVERAGE([.C362:.C381])" office:value-type="float" office:value="0.53488">
            <text:p>0.5348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3">
            <text:p>0.8983</text:p>
          </table:table-cell>
          <table:table-cell office:value-type="float" office:value="0.5074">
            <text:p>0.5074</text:p>
          </table:table-cell>
          <table:table-cell/>
          <table:table-cell table:formula="of:=AVERAGE([.A363:.A382])" office:value-type="float" office:value="40.25">
            <text:p>40.25</text:p>
          </table:table-cell>
          <table:table-cell table:formula="of:=AVERAGE([.B363:.B382])" office:value-type="float" office:value="0.90702">
            <text:p>0.90702</text:p>
          </table:table-cell>
          <table:table-cell table:formula="of:=AVERAGE([.C363:.C382])" office:value-type="float" office:value="0.53488">
            <text:p>0.5348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07">
            <text:p>0.9107</text:p>
          </table:table-cell>
          <table:table-cell office:value-type="float" office:value="0.5481">
            <text:p>0.5481</text:p>
          </table:table-cell>
          <table:table-cell/>
          <table:table-cell table:formula="of:=AVERAGE([.A364:.A383])" office:value-type="float" office:value="40.5">
            <text:p>40.5</text:p>
          </table:table-cell>
          <table:table-cell table:formula="of:=AVERAGE([.B364:.B383])" office:value-type="float" office:value="0.90699">
            <text:p>0.90699</text:p>
          </table:table-cell>
          <table:table-cell table:formula="of:=AVERAGE([.C364:.C383])" office:value-type="float" office:value="0.53474">
            <text:p>0.5347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">
            <text:p>0.911</text:p>
          </table:table-cell>
          <table:table-cell office:value-type="float" office:value="0.5481">
            <text:p>0.5481</text:p>
          </table:table-cell>
          <table:table-cell/>
          <table:table-cell table:formula="of:=AVERAGE([.A365:.A384])" office:value-type="float" office:value="40.75">
            <text:p>40.75</text:p>
          </table:table-cell>
          <table:table-cell table:formula="of:=AVERAGE([.B365:.B384])" office:value-type="float" office:value="0.907055">
            <text:p>0.907055</text:p>
          </table:table-cell>
          <table:table-cell table:formula="of:=AVERAGE([.C365:.C384])" office:value-type="float" office:value="0.534955">
            <text:p>0.5349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7">
            <text:p>0.9117</text:p>
          </table:table-cell>
          <table:table-cell office:value-type="float" office:value="0.5481">
            <text:p>0.5481</text:p>
          </table:table-cell>
          <table:table-cell/>
          <table:table-cell table:formula="of:=AVERAGE([.A366:.A385])" office:value-type="float" office:value="41">
            <text:p>41</text:p>
          </table:table-cell>
          <table:table-cell table:formula="of:=AVERAGE([.B366:.B385])" office:value-type="float" office:value="0.907055">
            <text:p>0.907055</text:p>
          </table:table-cell>
          <table:table-cell table:formula="of:=AVERAGE([.C366:.C385])" office:value-type="float" office:value="0.534955">
            <text:p>0.5349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37">
            <text:p>0.9137</text:p>
          </table:table-cell>
          <table:table-cell office:value-type="float" office:value="0.558">
            <text:p>0.558</text:p>
          </table:table-cell>
          <table:table-cell/>
          <table:table-cell table:formula="of:=AVERAGE([.A367:.A386])" office:value-type="float" office:value="41.25">
            <text:p>41.25</text:p>
          </table:table-cell>
          <table:table-cell table:formula="of:=AVERAGE([.B367:.B386])" office:value-type="float" office:value="0.907005">
            <text:p>0.907005</text:p>
          </table:table-cell>
          <table:table-cell table:formula="of:=AVERAGE([.C367:.C386])" office:value-type="float" office:value="0.53488">
            <text:p>0.5348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63">
            <text:p>0.9063</text:p>
          </table:table-cell>
          <table:table-cell office:value-type="float" office:value="0.5282">
            <text:p>0.5282</text:p>
          </table:table-cell>
          <table:table-cell/>
          <table:table-cell table:formula="of:=AVERAGE([.A368:.A387])" office:value-type="float" office:value="41.5">
            <text:p>41.5</text:p>
          </table:table-cell>
          <table:table-cell table:formula="of:=AVERAGE([.B368:.B387])" office:value-type="float" office:value="0.90702">
            <text:p>0.90702</text:p>
          </table:table-cell>
          <table:table-cell table:formula="of:=AVERAGE([.C368:.C387])" office:value-type="float" office:value="0.53495">
            <text:p>0.5349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7">
            <text:p>0.9047</text:p>
          </table:table-cell>
          <table:table-cell office:value-type="float" office:value="0.5312">
            <text:p>0.5312</text:p>
          </table:table-cell>
          <table:table-cell/>
          <table:table-cell table:formula="of:=AVERAGE([.A369:.A388])" office:value-type="float" office:value="41.75">
            <text:p>41.75</text:p>
          </table:table-cell>
          <table:table-cell table:formula="of:=AVERAGE([.B369:.B388])" office:value-type="float" office:value="0.907005">
            <text:p>0.907005</text:p>
          </table:table-cell>
          <table:table-cell table:formula="of:=AVERAGE([.C369:.C388])" office:value-type="float" office:value="0.534925">
            <text:p>0.53492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7">
            <text:p>0.9047</text:p>
          </table:table-cell>
          <table:table-cell office:value-type="float" office:value="0.5327">
            <text:p>0.5327</text:p>
          </table:table-cell>
          <table:table-cell/>
          <table:table-cell table:formula="of:=AVERAGE([.A370:.A389])" office:value-type="float" office:value="42">
            <text:p>42</text:p>
          </table:table-cell>
          <table:table-cell table:formula="of:=AVERAGE([.B370:.B389])" office:value-type="float" office:value="0.90692">
            <text:p>0.90692</text:p>
          </table:table-cell>
          <table:table-cell table:formula="of:=AVERAGE([.C370:.C389])" office:value-type="float" office:value="0.534535">
            <text:p>0.5345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2">
            <text:p>0.912</text:p>
          </table:table-cell>
          <table:table-cell office:value-type="float" office:value="0.5485">
            <text:p>0.5485</text:p>
          </table:table-cell>
          <table:table-cell/>
          <table:table-cell table:formula="of:=AVERAGE([.A371:.A390])" office:value-type="float" office:value="42.25">
            <text:p>42.25</text:p>
          </table:table-cell>
          <table:table-cell table:formula="of:=AVERAGE([.B371:.B390])" office:value-type="float" office:value="0.907">
            <text:p>0.907</text:p>
          </table:table-cell>
          <table:table-cell table:formula="of:=AVERAGE([.C371:.C390])" office:value-type="float" office:value="0.534815">
            <text:p>0.53481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">
            <text:p>0.911</text:p>
          </table:table-cell>
          <table:table-cell office:value-type="float" office:value="0.5464">
            <text:p>0.5464</text:p>
          </table:table-cell>
          <table:table-cell/>
          <table:table-cell table:formula="of:=AVERAGE([.A372:.A391])" office:value-type="float" office:value="42.5">
            <text:p>42.5</text:p>
          </table:table-cell>
          <table:table-cell table:formula="of:=AVERAGE([.B372:.B391])" office:value-type="float" office:value="0.907">
            <text:p>0.907</text:p>
          </table:table-cell>
          <table:table-cell table:formula="of:=AVERAGE([.C372:.C391])" office:value-type="float" office:value="0.534795">
            <text:p>0.53479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3">
            <text:p>0.9033</text:p>
          </table:table-cell>
          <table:table-cell office:value-type="float" office:value="0.5256">
            <text:p>0.5256</text:p>
          </table:table-cell>
          <table:table-cell/>
          <table:table-cell table:formula="of:=AVERAGE([.A373:.A392])" office:value-type="float" office:value="42.75">
            <text:p>42.75</text:p>
          </table:table-cell>
          <table:table-cell table:formula="of:=AVERAGE([.B373:.B392])" office:value-type="float" office:value="0.906985">
            <text:p>0.906985</text:p>
          </table:table-cell>
          <table:table-cell table:formula="of:=AVERAGE([.C373:.C392])" office:value-type="float" office:value="0.53475">
            <text:p>0.534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">
            <text:p>0.904</text:p>
          </table:table-cell>
          <table:table-cell office:value-type="float" office:value="0.5252">
            <text:p>0.5252</text:p>
          </table:table-cell>
          <table:table-cell/>
          <table:table-cell table:formula="of:=AVERAGE([.A374:.A393])" office:value-type="float" office:value="43">
            <text:p>43</text:p>
          </table:table-cell>
          <table:table-cell table:formula="of:=AVERAGE([.B374:.B393])" office:value-type="float" office:value="0.907055">
            <text:p>0.907055</text:p>
          </table:table-cell>
          <table:table-cell table:formula="of:=AVERAGE([.C374:.C393])" office:value-type="float" office:value="0.53481">
            <text:p>0.5348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5">
            <text:p>0.905</text:p>
          </table:table-cell>
          <table:table-cell office:value-type="float" office:value="0.5222">
            <text:p>0.5222</text:p>
          </table:table-cell>
          <table:table-cell/>
          <table:table-cell table:formula="of:=AVERAGE([.A375:.A394])" office:value-type="float" office:value="43.25">
            <text:p>43.25</text:p>
          </table:table-cell>
          <table:table-cell table:formula="of:=AVERAGE([.B375:.B394])" office:value-type="float" office:value="0.907055">
            <text:p>0.907055</text:p>
          </table:table-cell>
          <table:table-cell table:formula="of:=AVERAGE([.C375:.C394])" office:value-type="float" office:value="0.53479">
            <text:p>0.5347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53">
            <text:p>0.9053</text:p>
          </table:table-cell>
          <table:table-cell office:value-type="float" office:value="0.5301">
            <text:p>0.5301</text:p>
          </table:table-cell>
          <table:table-cell/>
          <table:table-cell table:formula="of:=AVERAGE([.A376:.A395])" office:value-type="float" office:value="43.5">
            <text:p>43.5</text:p>
          </table:table-cell>
          <table:table-cell table:formula="of:=AVERAGE([.B376:.B395])" office:value-type="float" office:value="0.907055">
            <text:p>0.907055</text:p>
          </table:table-cell>
          <table:table-cell table:formula="of:=AVERAGE([.C376:.C395])" office:value-type="float" office:value="0.534845">
            <text:p>0.5348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7">
            <text:p>0.907</text:p>
          </table:table-cell>
          <table:table-cell office:value-type="float" office:value="0.5327">
            <text:p>0.5327</text:p>
          </table:table-cell>
          <table:table-cell/>
          <table:table-cell table:formula="of:=AVERAGE([.A377:.A396])" office:value-type="float" office:value="43.75">
            <text:p>43.75</text:p>
          </table:table-cell>
          <table:table-cell table:formula="of:=AVERAGE([.B377:.B396])" office:value-type="float" office:value="0.907025">
            <text:p>0.907025</text:p>
          </table:table-cell>
          <table:table-cell table:formula="of:=AVERAGE([.C377:.C396])" office:value-type="float" office:value="0.53471">
            <text:p>0.5347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07">
            <text:p>0.9107</text:p>
          </table:table-cell>
          <table:table-cell office:value-type="float" office:value="0.537">
            <text:p>0.537</text:p>
          </table:table-cell>
          <table:table-cell/>
          <table:table-cell table:formula="of:=AVERAGE([.A378:.A397])" office:value-type="float" office:value="44">
            <text:p>44</text:p>
          </table:table-cell>
          <table:table-cell table:formula="of:=AVERAGE([.B378:.B397])" office:value-type="float" office:value="0.907025">
            <text:p>0.907025</text:p>
          </table:table-cell>
          <table:table-cell table:formula="of:=AVERAGE([.C378:.C397])" office:value-type="float" office:value="0.53473">
            <text:p>0.5347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7">
            <text:p>0.9047</text:p>
          </table:table-cell>
          <table:table-cell office:value-type="float" office:value="0.537">
            <text:p>0.537</text:p>
          </table:table-cell>
          <table:table-cell/>
          <table:table-cell table:formula="of:=AVERAGE([.A379:.A398])" office:value-type="float" office:value="44.25">
            <text:p>44.25</text:p>
          </table:table-cell>
          <table:table-cell table:formula="of:=AVERAGE([.B379:.B398])" office:value-type="float" office:value="0.90699">
            <text:p>0.90699</text:p>
          </table:table-cell>
          <table:table-cell table:formula="of:=AVERAGE([.C379:.C398])" office:value-type="float" office:value="0.534685">
            <text:p>0.53468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427">
            <text:p>0.5427</text:p>
          </table:table-cell>
          <table:table-cell/>
          <table:table-cell table:formula="of:=AVERAGE([.A380:.A399])" office:value-type="float" office:value="44.5">
            <text:p>44.5</text:p>
          </table:table-cell>
          <table:table-cell table:formula="of:=AVERAGE([.B380:.B399])" office:value-type="float" office:value="0.907005">
            <text:p>0.907005</text:p>
          </table:table-cell>
          <table:table-cell table:formula="of:=AVERAGE([.C380:.C399])" office:value-type="float" office:value="0.5347">
            <text:p>0.534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3">
            <text:p>0.9043</text:p>
          </table:table-cell>
          <table:table-cell office:value-type="float" office:value="0.5294">
            <text:p>0.5294</text:p>
          </table:table-cell>
          <table:table-cell/>
          <table:table-cell table:formula="of:=AVERAGE([.A381:.A400])" office:value-type="float" office:value="44.75">
            <text:p>44.75</text:p>
          </table:table-cell>
          <table:table-cell table:formula="of:=AVERAGE([.B381:.B400])" office:value-type="float" office:value="0.90702">
            <text:p>0.90702</text:p>
          </table:table-cell>
          <table:table-cell table:formula="of:=AVERAGE([.C381:.C400])" office:value-type="float" office:value="0.53475">
            <text:p>0.534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19">
            <text:p>0.519</text:p>
          </table:table-cell>
          <table:table-cell/>
          <table:table-cell table:formula="of:=AVERAGE([.A382:.A401])" office:value-type="float" office:value="45">
            <text:p>45</text:p>
          </table:table-cell>
          <table:table-cell table:formula="of:=AVERAGE([.B382:.B401])" office:value-type="float" office:value="0.90702">
            <text:p>0.90702</text:p>
          </table:table-cell>
          <table:table-cell table:formula="of:=AVERAGE([.C382:.C401])" office:value-type="float" office:value="0.5347">
            <text:p>0.5347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7">
            <text:p>0.8977</text:p>
          </table:table-cell>
          <table:table-cell office:value-type="float" office:value="0.5046">
            <text:p>0.5046</text:p>
          </table:table-cell>
          <table:table-cell/>
          <table:table-cell table:formula="of:=AVERAGE([.A383:.A402])" office:value-type="float" office:value="45.25">
            <text:p>45.25</text:p>
          </table:table-cell>
          <table:table-cell table:formula="of:=AVERAGE([.B383:.B402])" office:value-type="float" office:value="0.907005">
            <text:p>0.907005</text:p>
          </table:table-cell>
          <table:table-cell table:formula="of:=AVERAGE([.C383:.C402])" office:value-type="float" office:value="0.534655">
            <text:p>0.5346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">
            <text:p>0.912</text:p>
          </table:table-cell>
          <table:table-cell office:value-type="float" office:value="0.5524">
            <text:p>0.5524</text:p>
          </table:table-cell>
          <table:table-cell/>
          <table:table-cell table:formula="of:=AVERAGE([.A384:.A403])" office:value-type="float" office:value="45.5">
            <text:p>45.5</text:p>
          </table:table-cell>
          <table:table-cell table:formula="of:=AVERAGE([.B384:.B403])" office:value-type="float" office:value="0.907035">
            <text:p>0.907035</text:p>
          </table:table-cell>
          <table:table-cell table:formula="of:=AVERAGE([.C384:.C403])" office:value-type="float" office:value="0.53482">
            <text:p>0.5348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1">
            <text:p>0.911</text:p>
          </table:table-cell>
          <table:table-cell office:value-type="float" office:value="0.5481">
            <text:p>0.5481</text:p>
          </table:table-cell>
          <table:table-cell/>
          <table:table-cell table:formula="of:=AVERAGE([.A385:.A404])" office:value-type="float" office:value="45.75">
            <text:p>45.75</text:p>
          </table:table-cell>
          <table:table-cell table:formula="of:=AVERAGE([.B385:.B404])" office:value-type="float" office:value="0.907">
            <text:p>0.907</text:p>
          </table:table-cell>
          <table:table-cell table:formula="of:=AVERAGE([.C385:.C404])" office:value-type="float" office:value="0.53468">
            <text:p>0.5346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7">
            <text:p>0.9107</text:p>
          </table:table-cell>
          <table:table-cell office:value-type="float" office:value="0.5466">
            <text:p>0.5466</text:p>
          </table:table-cell>
          <table:table-cell/>
          <table:table-cell table:formula="of:=AVERAGE([.A386:.A405])" office:value-type="float" office:value="46">
            <text:p>46</text:p>
          </table:table-cell>
          <table:table-cell table:formula="of:=AVERAGE([.B386:.B405])" office:value-type="float" office:value="0.90695">
            <text:p>0.90695</text:p>
          </table:table-cell>
          <table:table-cell table:formula="of:=AVERAGE([.C386:.C405])" office:value-type="float" office:value="0.534515">
            <text:p>0.53451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4">
            <text:p>0.914</text:p>
          </table:table-cell>
          <table:table-cell office:value-type="float" office:value="0.5594">
            <text:p>0.5594</text:p>
          </table:table-cell>
          <table:table-cell/>
          <table:table-cell table:formula="of:=AVERAGE([.A387:.A406])" office:value-type="float" office:value="46.25">
            <text:p>46.25</text:p>
          </table:table-cell>
          <table:table-cell table:formula="of:=AVERAGE([.B387:.B406])" office:value-type="float" office:value="0.90698">
            <text:p>0.90698</text:p>
          </table:table-cell>
          <table:table-cell table:formula="of:=AVERAGE([.C387:.C406])" office:value-type="float" office:value="0.53454">
            <text:p>0.5345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6">
            <text:p>0.906</text:p>
          </table:table-cell>
          <table:table-cell office:value-type="float" office:value="0.5277">
            <text:p>0.5277</text:p>
          </table:table-cell>
          <table:table-cell/>
          <table:table-cell table:formula="of:=AVERAGE([.A388:.A407])" office:value-type="float" office:value="46.5">
            <text:p>46.5</text:p>
          </table:table-cell>
          <table:table-cell table:formula="of:=AVERAGE([.B388:.B407])" office:value-type="float" office:value="0.90698">
            <text:p>0.90698</text:p>
          </table:table-cell>
          <table:table-cell table:formula="of:=AVERAGE([.C388:.C407])" office:value-type="float" office:value="0.53458">
            <text:p>0.5345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234">
            <text:p>0.5234</text:p>
          </table:table-cell>
          <table:table-cell/>
          <table:table-cell table:formula="of:=AVERAGE([.A389:.A408])" office:value-type="float" office:value="46.75">
            <text:p>46.75</text:p>
          </table:table-cell>
          <table:table-cell table:formula="of:=AVERAGE([.B389:.B408])" office:value-type="float" office:value="0.906995">
            <text:p>0.906995</text:p>
          </table:table-cell>
          <table:table-cell table:formula="of:=AVERAGE([.C389:.C408])" office:value-type="float" office:value="0.534605">
            <text:p>0.53460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63">
            <text:p>0.9063</text:p>
          </table:table-cell>
          <table:table-cell office:value-type="float" office:value="0.5383">
            <text:p>0.5383</text:p>
          </table:table-cell>
          <table:table-cell/>
          <table:table-cell table:formula="of:=AVERAGE([.A390:.A409])" office:value-type="float" office:value="47">
            <text:p>47</text:p>
          </table:table-cell>
          <table:table-cell table:formula="of:=AVERAGE([.B390:.B409])" office:value-type="float" office:value="0.90703">
            <text:p>0.90703</text:p>
          </table:table-cell>
          <table:table-cell table:formula="of:=AVERAGE([.C390:.C409])" office:value-type="float" office:value="0.53474">
            <text:p>0.5347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">
            <text:p>0.912</text:p>
          </table:table-cell>
          <table:table-cell office:value-type="float" office:value="0.5481">
            <text:p>0.5481</text:p>
          </table:table-cell>
          <table:table-cell/>
          <table:table-cell table:formula="of:=AVERAGE([.A391:.A410])" office:value-type="float" office:value="47.25">
            <text:p>47.25</text:p>
          </table:table-cell>
          <table:table-cell table:formula="of:=AVERAGE([.B391:.B410])" office:value-type="float" office:value="0.90695">
            <text:p>0.90695</text:p>
          </table:table-cell>
          <table:table-cell table:formula="of:=AVERAGE([.C391:.C410])" office:value-type="float" office:value="0.5344">
            <text:p>0.534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7">
            <text:p>0.9107</text:p>
          </table:table-cell>
          <table:table-cell office:value-type="float" office:value="0.5455">
            <text:p>0.5455</text:p>
          </table:table-cell>
          <table:table-cell/>
          <table:table-cell table:formula="of:=AVERAGE([.A392:.A411])" office:value-type="float" office:value="47.5">
            <text:p>47.5</text:p>
          </table:table-cell>
          <table:table-cell table:formula="of:=AVERAGE([.B392:.B411])" office:value-type="float" office:value="0.906935">
            <text:p>0.906935</text:p>
          </table:table-cell>
          <table:table-cell table:formula="of:=AVERAGE([.C392:.C411])" office:value-type="float" office:value="0.53433">
            <text:p>0.5343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7">
            <text:p>0.9047</text:p>
          </table:table-cell>
          <table:table-cell office:value-type="float" office:value="0.5268">
            <text:p>0.5268</text:p>
          </table:table-cell>
          <table:table-cell/>
          <table:table-cell table:formula="of:=AVERAGE([.A393:.A412])" office:value-type="float" office:value="47.75">
            <text:p>47.75</text:p>
          </table:table-cell>
          <table:table-cell table:formula="of:=AVERAGE([.B393:.B412])" office:value-type="float" office:value="0.906935">
            <text:p>0.906935</text:p>
          </table:table-cell>
          <table:table-cell table:formula="of:=AVERAGE([.C393:.C412])" office:value-type="float" office:value="0.53433">
            <text:p>0.5343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">
            <text:p>0.904</text:p>
          </table:table-cell>
          <table:table-cell office:value-type="float" office:value="0.5248">
            <text:p>0.5248</text:p>
          </table:table-cell>
          <table:table-cell/>
          <table:table-cell table:formula="of:=AVERAGE([.A394:.A413])" office:value-type="float" office:value="48">
            <text:p>48</text:p>
          </table:table-cell>
          <table:table-cell table:formula="of:=AVERAGE([.B394:.B413])" office:value-type="float" office:value="0.90695">
            <text:p>0.90695</text:p>
          </table:table-cell>
          <table:table-cell table:formula="of:=AVERAGE([.C394:.C413])" office:value-type="float" office:value="0.53442">
            <text:p>0.534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5">
            <text:p>0.905</text:p>
          </table:table-cell>
          <table:table-cell office:value-type="float" office:value="0.5233">
            <text:p>0.5233</text:p>
          </table:table-cell>
          <table:table-cell/>
          <table:table-cell table:formula="of:=AVERAGE([.A395:.A414])" office:value-type="float" office:value="48.25">
            <text:p>48.25</text:p>
          </table:table-cell>
          <table:table-cell table:formula="of:=AVERAGE([.B395:.B414])" office:value-type="float" office:value="0.907015">
            <text:p>0.907015</text:p>
          </table:table-cell>
          <table:table-cell table:formula="of:=AVERAGE([.C395:.C414])" office:value-type="float" office:value="0.53465">
            <text:p>0.5346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7">
            <text:p>0.9047</text:p>
          </table:table-cell>
          <table:table-cell office:value-type="float" office:value="0.5274">
            <text:p>0.5274</text:p>
          </table:table-cell>
          <table:table-cell/>
          <table:table-cell table:formula="of:=AVERAGE([.A396:.A415])" office:value-type="float" office:value="48.5">
            <text:p>48.5</text:p>
          </table:table-cell>
          <table:table-cell table:formula="of:=AVERAGE([.B396:.B415])" office:value-type="float" office:value="0.907">
            <text:p>0.907</text:p>
          </table:table-cell>
          <table:table-cell table:formula="of:=AVERAGE([.C396:.C415])" office:value-type="float" office:value="0.53455">
            <text:p>0.534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7">
            <text:p>0.907</text:p>
          </table:table-cell>
          <table:table-cell office:value-type="float" office:value="0.5331">
            <text:p>0.5331</text:p>
          </table:table-cell>
          <table:table-cell/>
          <table:table-cell table:formula="of:=AVERAGE([.A397:.A416])" office:value-type="float" office:value="48.75">
            <text:p>48.75</text:p>
          </table:table-cell>
          <table:table-cell table:formula="of:=AVERAGE([.B397:.B416])" office:value-type="float" office:value="0.90698">
            <text:p>0.90698</text:p>
          </table:table-cell>
          <table:table-cell table:formula="of:=AVERAGE([.C397:.C416])" office:value-type="float" office:value="0.534485">
            <text:p>0.53448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">
            <text:p>0.91</text:p>
          </table:table-cell>
          <table:table-cell office:value-type="float" office:value="0.5361">
            <text:p>0.5361</text:p>
          </table:table-cell>
          <table:table-cell/>
          <table:table-cell table:formula="of:=AVERAGE([.A398:.A417])" office:value-type="float" office:value="49">
            <text:p>49</text:p>
          </table:table-cell>
          <table:table-cell table:formula="of:=AVERAGE([.B398:.B417])" office:value-type="float" office:value="0.906945">
            <text:p>0.906945</text:p>
          </table:table-cell>
          <table:table-cell table:formula="of:=AVERAGE([.C398:.C417])" office:value-type="float" office:value="0.53435">
            <text:p>0.5343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5">
            <text:p>0.905</text:p>
          </table:table-cell>
          <table:table-cell office:value-type="float" office:value="0.5373">
            <text:p>0.5373</text:p>
          </table:table-cell>
          <table:table-cell/>
          <table:table-cell table:formula="of:=AVERAGE([.A399:.A418])" office:value-type="float" office:value="49.25">
            <text:p>49.25</text:p>
          </table:table-cell>
          <table:table-cell table:formula="of:=AVERAGE([.B399:.B418])" office:value-type="float" office:value="0.906945">
            <text:p>0.906945</text:p>
          </table:table-cell>
          <table:table-cell table:formula="of:=AVERAGE([.C399:.C418])" office:value-type="float" office:value="0.534255">
            <text:p>0.5342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3">
            <text:p>0.9103</text:p>
          </table:table-cell>
          <table:table-cell office:value-type="float" office:value="0.5437">
            <text:p>0.5437</text:p>
          </table:table-cell>
          <table:table-cell/>
          <table:table-cell table:formula="of:=AVERAGE([.A400:.A419])" office:value-type="float" office:value="49.5">
            <text:p>49.5</text:p>
          </table:table-cell>
          <table:table-cell table:formula="of:=AVERAGE([.B400:.B419])" office:value-type="float" office:value="0.906945">
            <text:p>0.906945</text:p>
          </table:table-cell>
          <table:table-cell table:formula="of:=AVERAGE([.C400:.C419])" office:value-type="float" office:value="0.534255">
            <text:p>0.5342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3">
            <text:p>0.9043</text:p>
          </table:table-cell>
          <table:table-cell office:value-type="float" office:value="0.5284">
            <text:p>0.5284</text:p>
          </table:table-cell>
          <table:table-cell/>
          <table:table-cell table:formula="of:=AVERAGE([.A401:.A420])" office:value-type="float" office:value="49.75">
            <text:p>49.75</text:p>
          </table:table-cell>
          <table:table-cell table:formula="of:=AVERAGE([.B401:.B420])" office:value-type="float" office:value="0.906945">
            <text:p>0.906945</text:p>
          </table:table-cell>
          <table:table-cell table:formula="of:=AVERAGE([.C401:.C420])" office:value-type="float" office:value="0.534255">
            <text:p>0.5342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7">
            <text:p>0.9017</text:p>
          </table:table-cell>
          <table:table-cell office:value-type="float" office:value="0.5181">
            <text:p>0.5181</text:p>
          </table:table-cell>
          <table:table-cell/>
          <table:table-cell table:formula="of:=AVERAGE([.A402:.A421])" office:value-type="float" office:value="50">
            <text:p>50</text:p>
          </table:table-cell>
          <table:table-cell table:formula="of:=AVERAGE([.B402:.B421])" office:value-type="float" office:value="0.906945">
            <text:p>0.906945</text:p>
          </table:table-cell>
          <table:table-cell table:formula="of:=AVERAGE([.C402:.C421])" office:value-type="float" office:value="0.534325">
            <text:p>0.5343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3">
            <text:p>0.8983</text:p>
          </table:table-cell>
          <table:table-cell office:value-type="float" office:value="0.5079">
            <text:p>0.5079</text:p>
          </table:table-cell>
          <table:table-cell/>
          <table:table-cell table:formula="of:=AVERAGE([.A403:.A422])" office:value-type="float" office:value="50">
            <text:p>50</text:p>
          </table:table-cell>
          <table:table-cell table:formula="of:=AVERAGE([.B403:.B422])" office:value-type="float" office:value="0.907221052631579">
            <text:p>0.9072210526</text:p>
          </table:table-cell>
          <table:table-cell table:formula="of:=AVERAGE([.C403:.C422])" office:value-type="float" office:value="0.535178947368421">
            <text:p>0.535178947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3">
            <text:p>0.9113</text:p>
          </table:table-cell>
          <table:table-cell office:value-type="float" office:value="0.5496">
            <text:p>0.5496</text:p>
          </table:table-cell>
          <table:table-cell/>
          <table:table-cell table:formula="of:=AVERAGE([.A404:.A423])" office:value-type="float" office:value="50">
            <text:p>50</text:p>
          </table:table-cell>
          <table:table-cell table:formula="of:=AVERAGE([.B404:.B423])" office:value-type="float" office:value="0.907716666666667">
            <text:p>0.9077166667</text:p>
          </table:table-cell>
          <table:table-cell table:formula="of:=AVERAGE([.C404:.C423])" office:value-type="float" office:value="0.536694444444444">
            <text:p>0.536694444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">
            <text:p>0.91</text:p>
          </table:table-cell>
          <table:table-cell office:value-type="float" office:value="0.5448">
            <text:p>0.5448</text:p>
          </table:table-cell>
          <table:table-cell/>
          <table:table-cell table:formula="of:=AVERAGE([.A405:.A424])" office:value-type="float" office:value="50">
            <text:p>50</text:p>
          </table:table-cell>
          <table:table-cell table:formula="of:=AVERAGE([.B405:.B424])" office:value-type="float" office:value="0.907505882352941">
            <text:p>0.9075058824</text:p>
          </table:table-cell>
          <table:table-cell table:formula="of:=AVERAGE([.C405:.C424])" office:value-type="float" office:value="0.535935294117647">
            <text:p>0.535935294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3">
            <text:p>0.9113</text:p>
          </table:table-cell>
          <table:table-cell office:value-type="float" office:value="0.5471">
            <text:p>0.5471</text:p>
          </table:table-cell>
          <table:table-cell/>
          <table:table-cell table:formula="of:=AVERAGE([.A406:.A425])" office:value-type="float" office:value="50">
            <text:p>50</text:p>
          </table:table-cell>
          <table:table-cell table:formula="of:=AVERAGE([.B406:.B425])" office:value-type="float" office:value="0.90735">
            <text:p>0.90735</text:p>
          </table:table-cell>
          <table:table-cell table:formula="of:=AVERAGE([.C406:.C425])" office:value-type="float" office:value="0.53538125">
            <text:p>0.535381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4">
            <text:p>0.914</text:p>
          </table:table-cell>
          <table:table-cell office:value-type="float" office:value="0.5602">
            <text:p>0.5602</text:p>
          </table:table-cell>
          <table:table-cell/>
          <table:table-cell table:formula="of:=AVERAGE([.A407:.A426])" office:value-type="float" office:value="50">
            <text:p>50</text:p>
          </table:table-cell>
          <table:table-cell table:formula="of:=AVERAGE([.B407:.B426])" office:value-type="float" office:value="0.907086666666666">
            <text:p>0.9070866667</text:p>
          </table:table-cell>
          <table:table-cell table:formula="of:=AVERAGE([.C407:.C426])" office:value-type="float" office:value="0.5346">
            <text:p>0.534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63">
            <text:p>0.9063</text:p>
          </table:table-cell>
          <table:table-cell office:value-type="float" office:value="0.5282">
            <text:p>0.5282</text:p>
          </table:table-cell>
          <table:table-cell/>
          <table:table-cell table:formula="of:=AVERAGE([.A408:.A427])" office:value-type="float" office:value="50">
            <text:p>50</text:p>
          </table:table-cell>
          <table:table-cell table:formula="of:=AVERAGE([.B408:.B427])" office:value-type="float" office:value="0.906592857142857">
            <text:p>0.9065928571</text:p>
          </table:table-cell>
          <table:table-cell table:formula="of:=AVERAGE([.C408:.C427])" office:value-type="float" office:value="0.532771428571429">
            <text:p>0.532771428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7">
            <text:p>0.9037</text:p>
          </table:table-cell>
          <table:table-cell office:value-type="float" office:value="0.5261">
            <text:p>0.5261</text:p>
          </table:table-cell>
          <table:table-cell/>
          <table:table-cell table:formula="of:=AVERAGE([.A409:.A428])" office:value-type="float" office:value="50">
            <text:p>50</text:p>
          </table:table-cell>
          <table:table-cell table:formula="of:=AVERAGE([.B409:.B428])" office:value-type="float" office:value="0.906615384615384">
            <text:p>0.9066153846</text:p>
          </table:table-cell>
          <table:table-cell table:formula="of:=AVERAGE([.C409:.C428])" office:value-type="float" office:value="0.533123076923077">
            <text:p>0.533123076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7">
            <text:p>0.9047</text:p>
          </table:table-cell>
          <table:table-cell office:value-type="float" office:value="0.5315">
            <text:p>0.5315</text:p>
          </table:table-cell>
          <table:table-cell/>
          <table:table-cell table:formula="of:=AVERAGE([.A410:.A429])" office:value-type="float" office:value="50">
            <text:p>50</text:p>
          </table:table-cell>
          <table:table-cell table:formula="of:=AVERAGE([.B410:.B429])" office:value-type="float" office:value="0.906858333333333">
            <text:p>0.9068583333</text:p>
          </table:table-cell>
          <table:table-cell table:formula="of:=AVERAGE([.C410:.C429])" office:value-type="float" office:value="0.533708333333333">
            <text:p>0.533708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7">
            <text:p>0.9117</text:p>
          </table:table-cell>
          <table:table-cell office:value-type="float" office:value="0.5467">
            <text:p>0.5467</text:p>
          </table:table-cell>
          <table:table-cell/>
          <table:table-cell table:formula="of:=AVERAGE([.A411:.A430])" office:value-type="float" office:value="50">
            <text:p>50</text:p>
          </table:table-cell>
          <table:table-cell table:formula="of:=AVERAGE([.B411:.B430])" office:value-type="float" office:value="0.907054545454545">
            <text:p>0.9070545455</text:p>
          </table:table-cell>
          <table:table-cell table:formula="of:=AVERAGE([.C411:.C430])" office:value-type="float" office:value="0.533909090909091">
            <text:p>0.533909090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07">
            <text:p>0.9107</text:p>
          </table:table-cell>
          <table:table-cell office:value-type="float" office:value="0.5455">
            <text:p>0.5455</text:p>
          </table:table-cell>
          <table:table-cell/>
          <table:table-cell table:formula="of:=AVERAGE([.A412:.A431])" office:value-type="float" office:value="50">
            <text:p>50</text:p>
          </table:table-cell>
          <table:table-cell table:formula="of:=AVERAGE([.B412:.B431])" office:value-type="float" office:value="0.90659">
            <text:p>0.90659</text:p>
          </table:table-cell>
          <table:table-cell table:formula="of:=AVERAGE([.C412:.C431])" office:value-type="float" office:value="0.53263">
            <text:p>0.5326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">
            <text:p>0.905</text:p>
          </table:table-cell>
          <table:table-cell office:value-type="float" office:value="0.5286">
            <text:p>0.5286</text:p>
          </table:table-cell>
          <table:table-cell/>
          <table:table-cell table:formula="of:=AVERAGE([.A413:.A432])" office:value-type="float" office:value="50">
            <text:p>50</text:p>
          </table:table-cell>
          <table:table-cell table:formula="of:=AVERAGE([.B413:.B432])" office:value-type="float" office:value="0.906133333333333">
            <text:p>0.9061333333</text:p>
          </table:table-cell>
          <table:table-cell table:formula="of:=AVERAGE([.C413:.C432])" office:value-type="float" office:value="0.5312">
            <text:p>0.531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3">
            <text:p>0.9053</text:p>
          </table:table-cell>
          <table:table-cell office:value-type="float" office:value="0.5294">
            <text:p>0.5294</text:p>
          </table:table-cell>
          <table:table-cell/>
          <table:table-cell table:formula="of:=AVERAGE([.A414:.A433])" office:value-type="float" office:value="50">
            <text:p>50</text:p>
          </table:table-cell>
          <table:table-cell table:formula="of:=AVERAGE([.B414:.B433])" office:value-type="float" office:value="0.906275">
            <text:p>0.906275</text:p>
          </table:table-cell>
          <table:table-cell table:formula="of:=AVERAGE([.C414:.C433])" office:value-type="float" office:value="0.531525">
            <text:p>0.5315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7">
            <text:p>0.9047</text:p>
          </table:table-cell>
          <table:table-cell office:value-type="float" office:value="0.5213">
            <text:p>0.5213</text:p>
          </table:table-cell>
          <table:table-cell/>
          <table:table-cell table:formula="of:=AVERAGE([.A415:.A434])" office:value-type="float" office:value="50">
            <text:p>50</text:p>
          </table:table-cell>
          <table:table-cell table:formula="of:=AVERAGE([.B415:.B434])" office:value-type="float" office:value="0.906414285714286">
            <text:p>0.9064142857</text:p>
          </table:table-cell>
          <table:table-cell table:formula="of:=AVERAGE([.C415:.C434])" office:value-type="float" office:value="0.531828571428571">
            <text:p>0.531828571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3">
            <text:p>0.9043</text:p>
          </table:table-cell>
          <table:table-cell office:value-type="float" office:value="0.5261">
            <text:p>0.5261</text:p>
          </table:table-cell>
          <table:table-cell/>
          <table:table-cell table:formula="of:=AVERAGE([.A416:.A435])" office:value-type="float" office:value="50">
            <text:p>50</text:p>
          </table:table-cell>
          <table:table-cell table:formula="of:=AVERAGE([.B416:.B435])" office:value-type="float" office:value="0.9067">
            <text:p>0.9067</text:p>
          </table:table-cell>
          <table:table-cell table:formula="of:=AVERAGE([.C416:.C435])" office:value-type="float" office:value="0.533583333333333">
            <text:p>0.53358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63">
            <text:p>0.9063</text:p>
          </table:table-cell>
          <table:table-cell office:value-type="float" office:value="0.5304">
            <text:p>0.5304</text:p>
          </table:table-cell>
          <table:table-cell/>
          <table:table-cell table:formula="of:=AVERAGE([.A417:.A436])" office:value-type="float" office:value="50">
            <text:p>50</text:p>
          </table:table-cell>
          <table:table-cell table:formula="of:=AVERAGE([.B417:.B436])" office:value-type="float" office:value="0.90718">
            <text:p>0.90718</text:p>
          </table:table-cell>
          <table:table-cell table:formula="of:=AVERAGE([.C417:.C436])" office:value-type="float" office:value="0.53508">
            <text:p>0.5350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">
            <text:p>0.91</text:p>
          </table:table-cell>
          <table:table-cell office:value-type="float" office:value="0.5342">
            <text:p>0.5342</text:p>
          </table:table-cell>
          <table:table-cell/>
          <table:table-cell table:formula="of:=AVERAGE([.A418:.A437])" office:value-type="float" office:value="50">
            <text:p>50</text:p>
          </table:table-cell>
          <table:table-cell table:formula="of:=AVERAGE([.B418:.B437])" office:value-type="float" office:value="0.9074">
            <text:p>0.9074</text:p>
          </table:table-cell>
          <table:table-cell table:formula="of:=AVERAGE([.C418:.C437])" office:value-type="float" office:value="0.53625">
            <text:p>0.536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">
            <text:p>0.905</text:p>
          </table:table-cell>
          <table:table-cell office:value-type="float" office:value="0.5373">
            <text:p>0.5373</text:p>
          </table:table-cell>
          <table:table-cell/>
          <table:table-cell table:formula="of:=AVERAGE([.A419:.A438])" office:value-type="float" office:value="50">
            <text:p>50</text:p>
          </table:table-cell>
          <table:table-cell table:formula="of:=AVERAGE([.B419:.B438])" office:value-type="float" office:value="0.906533333333333">
            <text:p>0.9065333333</text:p>
          </table:table-cell>
          <table:table-cell table:formula="of:=AVERAGE([.C419:.C438])" office:value-type="float" office:value="0.536933333333333">
            <text:p>0.53693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03">
            <text:p>0.9103</text:p>
          </table:table-cell>
          <table:table-cell office:value-type="float" office:value="0.5437">
            <text:p>0.5437</text:p>
          </table:table-cell>
          <table:table-cell/>
          <table:table-cell table:formula="of:=AVERAGE([.A420:.A439])" office:value-type="float" office:value="50">
            <text:p>50</text:p>
          </table:table-cell>
          <table:table-cell table:formula="of:=AVERAGE([.B420:.B439])" office:value-type="float" office:value="0.9073">
            <text:p>0.9073</text:p>
          </table:table-cell>
          <table:table-cell table:formula="of:=AVERAGE([.C420:.C439])" office:value-type="float" office:value="0.53675">
            <text:p>0.5367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3">
            <text:p>0.9043</text:p>
          </table:table-cell>
          <table:table-cell office:value-type="float" office:value="0.5298">
            <text:p>0.5298</text:p>
          </table:table-cell>
          <table:table-cell/>
          <table:table-cell table:formula="of:=AVERAGE([.A421:.A440])" office:value-type="float" office:value="50">
            <text:p>50</text:p>
          </table:table-cell>
          <table:table-cell table:formula="of:=AVERAGE([.B421:.B440])" office:value-type="float" office:value="0.9043">
            <text:p>0.9043</text:p>
          </table:table-cell>
          <table:table-cell table:formula="of:=AVERAGE([.C421:.C440])" office:value-type="float" office:value="0.5298">
            <text:p>0.5298</text:p>
          </table:table-cell>
          <table:table-cell table:number-columns-repeated="4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8"/>
          <table:table-cell office:value-type="string">
            <text:p>n</text:p>
          </table:table-cell>
          <table:table-cell office:value-type="string">
            <text:p>AGF Accuracy</text:p>
          </table:table-cell>
          <table:table-cell office:value-type="string">
            <text:p>AGF U.C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87">
            <text:p>0.5887</text:p>
          </table:table-cell>
          <table:table-cell office:value-type="float" office:value="0.1638">
            <text:p>0.1638</text:p>
          </table:table-cell>
          <table:table-cell/>
          <table:table-cell table:formula="of:=AVERAGE([.A2:.A21])" office:value-type="float" office:value="1">
            <text:p>1</text:p>
          </table:table-cell>
          <table:table-cell table:formula="of:=AVERAGE([.B2:.B21])" office:value-type="float" office:value="0.58465">
            <text:p>0.58465</text:p>
          </table:table-cell>
          <table:table-cell table:formula="of:=AVERAGE([.C2:.C21])" office:value-type="float" office:value="0.148885">
            <text:p>0.148885</text:p>
          </table:table-cell>
          <table:table-cell/>
          <table:table-cell table:formula="of:=1" office:value-type="float" office:value="1">
            <text:p>1</text:p>
          </table:table-cell>
          <table:table-cell table:formula="of:=VLOOKUP([.I2];[.$E$2:.$G$421];2;1)" office:value-type="float" office:value="0.58465">
            <text:p>0.58465</text:p>
          </table:table-cell>
          <table:table-cell table:formula="of:=VLOOKUP([.I2];[.$E$2:.$G$421];3;1)" office:value-type="float" office:value="0.148885">
            <text:p>0.1488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">
            <text:p>0.594</text:p>
          </table:table-cell>
          <table:table-cell office:value-type="float" office:value="0.1551">
            <text:p>0.1551</text:p>
          </table:table-cell>
          <table:table-cell/>
          <table:table-cell table:formula="of:=AVERAGE([.A3:.A22])" office:value-type="float" office:value="1.05">
            <text:p>1.05</text:p>
          </table:table-cell>
          <table:table-cell table:formula="of:=AVERAGE([.B3:.B22])" office:value-type="float" office:value="0.58778">
            <text:p>0.58778</text:p>
          </table:table-cell>
          <table:table-cell table:formula="of:=AVERAGE([.C3:.C22])" office:value-type="float" office:value="0.150235">
            <text:p>0.150235</text:p>
          </table:table-cell>
          <table:table-cell/>
          <table:table-cell table:formula="of:=2" office:value-type="float" office:value="2">
            <text:p>2</text:p>
          </table:table-cell>
          <table:table-cell table:formula="of:=VLOOKUP([.I3];[.$E$2:.$G$421];2;1)" office:value-type="float" office:value="0.684965">
            <text:p>0.684965</text:p>
          </table:table-cell>
          <table:table-cell table:formula="of:=VLOOKUP([.I3];[.$E$2:.$G$421];3;1)" office:value-type="float" office:value="0.24488">
            <text:p>0.244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53">
            <text:p>0.5953</text:p>
          </table:table-cell>
          <table:table-cell office:value-type="float" office:value="0.1641">
            <text:p>0.1641</text:p>
          </table:table-cell>
          <table:table-cell/>
          <table:table-cell table:formula="of:=AVERAGE([.A4:.A23])" office:value-type="float" office:value="1.1">
            <text:p>1.1</text:p>
          </table:table-cell>
          <table:table-cell table:formula="of:=AVERAGE([.B4:.B23])" office:value-type="float" office:value="0.59723">
            <text:p>0.59723</text:p>
          </table:table-cell>
          <table:table-cell table:formula="of:=AVERAGE([.C4:.C23])" office:value-type="float" office:value="0.1607">
            <text:p>0.1607</text:p>
          </table:table-cell>
          <table:table-cell/>
          <table:table-cell office:value-type="float" office:value="3">
            <text:p>3</text:p>
          </table:table-cell>
          <table:table-cell table:formula="of:=VLOOKUP([.I4];[.$E$2:.$G$421];2;1)" office:value-type="float" office:value="0.777565">
            <text:p>0.777565</text:p>
          </table:table-cell>
          <table:table-cell table:formula="of:=VLOOKUP([.I4];[.$E$2:.$G$421];3;1)" office:value-type="float" office:value="0.339895">
            <text:p>0.3398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9">
            <text:p>0.609</text:p>
          </table:table-cell>
          <table:table-cell office:value-type="float" office:value="0.1807">
            <text:p>0.1807</text:p>
          </table:table-cell>
          <table:table-cell/>
          <table:table-cell table:formula="of:=AVERAGE([.A5:.A24])" office:value-type="float" office:value="1.15">
            <text:p>1.15</text:p>
          </table:table-cell>
          <table:table-cell table:formula="of:=AVERAGE([.B5:.B24])" office:value-type="float" office:value="0.60895">
            <text:p>0.60895</text:p>
          </table:table-cell>
          <table:table-cell table:formula="of:=AVERAGE([.C5:.C24])" office:value-type="float" office:value="0.173275">
            <text:p>0.173275</text:p>
          </table:table-cell>
          <table:table-cell/>
          <table:table-cell office:value-type="float" office:value="4">
            <text:p>4</text:p>
          </table:table-cell>
          <table:table-cell table:formula="of:=VLOOKUP([.I5];[.$E$2:.$G$421];2;1)" office:value-type="float" office:value="0.81606">
            <text:p>0.81606</text:p>
          </table:table-cell>
          <table:table-cell table:formula="of:=VLOOKUP([.I5];[.$E$2:.$G$421];3;1)" office:value-type="float" office:value="0.38943">
            <text:p>0.389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13">
            <text:p>0.5913</text:p>
          </table:table-cell>
          <table:table-cell office:value-type="float" office:value="0.159">
            <text:p>0.159</text:p>
          </table:table-cell>
          <table:table-cell/>
          <table:table-cell table:formula="of:=AVERAGE([.A6:.A25])" office:value-type="float" office:value="1.2">
            <text:p>1.2</text:p>
          </table:table-cell>
          <table:table-cell table:formula="of:=AVERAGE([.B6:.B25])" office:value-type="float" office:value="0.6163">
            <text:p>0.6163</text:p>
          </table:table-cell>
          <table:table-cell table:formula="of:=AVERAGE([.C6:.C25])" office:value-type="float" office:value="0.17985">
            <text:p>0.17985</text:p>
          </table:table-cell>
          <table:table-cell/>
          <table:table-cell office:value-type="float" office:value="5">
            <text:p>5</text:p>
          </table:table-cell>
          <table:table-cell table:formula="of:=VLOOKUP([.I6];[.$E$2:.$G$421];2;1)" office:value-type="float" office:value="0.818175">
            <text:p>0.818175</text:p>
          </table:table-cell>
          <table:table-cell table:formula="of:=VLOOKUP([.I6];[.$E$2:.$G$421];3;1)" office:value-type="float" office:value="0.39357">
            <text:p>0.393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1488">
            <text:p>0.1488</text:p>
          </table:table-cell>
          <table:table-cell/>
          <table:table-cell table:formula="of:=AVERAGE([.A7:.A26])" office:value-type="float" office:value="1.25">
            <text:p>1.25</text:p>
          </table:table-cell>
          <table:table-cell table:formula="of:=AVERAGE([.B7:.B26])" office:value-type="float" office:value="0.61475">
            <text:p>0.61475</text:p>
          </table:table-cell>
          <table:table-cell table:formula="of:=AVERAGE([.C7:.C26])" office:value-type="float" office:value="0.17885">
            <text:p>0.17885</text:p>
          </table:table-cell>
          <table:table-cell/>
          <table:table-cell office:value-type="float" office:value="6">
            <text:p>6</text:p>
          </table:table-cell>
          <table:table-cell table:formula="of:=VLOOKUP([.I7];[.$E$2:.$G$421];2;1)" office:value-type="float" office:value="0.855595">
            <text:p>0.855595</text:p>
          </table:table-cell>
          <table:table-cell table:formula="of:=VLOOKUP([.I7];[.$E$2:.$G$421];3;1)" office:value-type="float" office:value="0.449015">
            <text:p>0.4490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17">
            <text:p>0.4517</text:p>
          </table:table-cell>
          <table:table-cell office:value-type="float" office:value="0.0598">
            <text:p>0.0598</text:p>
          </table:table-cell>
          <table:table-cell/>
          <table:table-cell table:formula="of:=AVERAGE([.A8:.A27])" office:value-type="float" office:value="1.3">
            <text:p>1.3</text:p>
          </table:table-cell>
          <table:table-cell table:formula="of:=AVERAGE([.B8:.B27])" office:value-type="float" office:value="0.61655">
            <text:p>0.61655</text:p>
          </table:table-cell>
          <table:table-cell table:formula="of:=AVERAGE([.C8:.C27])" office:value-type="float" office:value="0.179835">
            <text:p>0.179835</text:p>
          </table:table-cell>
          <table:table-cell/>
          <table:table-cell office:value-type="float" office:value="7">
            <text:p>7</text:p>
          </table:table-cell>
          <table:table-cell table:formula="of:=VLOOKUP([.I8];[.$E$2:.$G$421];2;1)" office:value-type="float" office:value="0.86456">
            <text:p>0.86456</text:p>
          </table:table-cell>
          <table:table-cell table:formula="of:=VLOOKUP([.I8];[.$E$2:.$G$421];3;1)" office:value-type="float" office:value="0.46114">
            <text:p>0.461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417">
            <text:p>0.4417</text:p>
          </table:table-cell>
          <table:table-cell office:value-type="float" office:value="0.0484">
            <text:p>0.0484</text:p>
          </table:table-cell>
          <table:table-cell/>
          <table:table-cell table:formula="of:=AVERAGE([.A9:.A28])" office:value-type="float" office:value="1.35">
            <text:p>1.35</text:p>
          </table:table-cell>
          <table:table-cell table:formula="of:=AVERAGE([.B9:.B28])" office:value-type="float" office:value="0.62753">
            <text:p>0.62753</text:p>
          </table:table-cell>
          <table:table-cell table:formula="of:=AVERAGE([.C9:.C28])" office:value-type="float" office:value="0.18835">
            <text:p>0.18835</text:p>
          </table:table-cell>
          <table:table-cell/>
          <table:table-cell office:value-type="float" office:value="8">
            <text:p>8</text:p>
          </table:table-cell>
          <table:table-cell table:formula="of:=VLOOKUP([.I9];[.$E$2:.$G$421];2;1)" office:value-type="float" office:value="0.870335">
            <text:p>0.870335</text:p>
          </table:table-cell>
          <table:table-cell table:formula="of:=VLOOKUP([.I9];[.$E$2:.$G$421];3;1)" office:value-type="float" office:value="0.470955">
            <text:p>0.4709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23">
            <text:p>0.6323</text:p>
          </table:table-cell>
          <table:table-cell office:value-type="float" office:value="0.1852">
            <text:p>0.1852</text:p>
          </table:table-cell>
          <table:table-cell/>
          <table:table-cell table:formula="of:=AVERAGE([.A10:.A29])" office:value-type="float" office:value="1.4">
            <text:p>1.4</text:p>
          </table:table-cell>
          <table:table-cell table:formula="of:=AVERAGE([.B10:.B29])" office:value-type="float" office:value="0.63821">
            <text:p>0.63821</text:p>
          </table:table-cell>
          <table:table-cell table:formula="of:=AVERAGE([.C10:.C29])" office:value-type="float" office:value="0.19589">
            <text:p>0.19589</text:p>
          </table:table-cell>
          <table:table-cell/>
          <table:table-cell office:value-type="float" office:value="9">
            <text:p>9</text:p>
          </table:table-cell>
          <table:table-cell table:formula="of:=VLOOKUP([.I10];[.$E$2:.$G$421];2;1)" office:value-type="float" office:value="0.875215">
            <text:p>0.875215</text:p>
          </table:table-cell>
          <table:table-cell table:formula="of:=VLOOKUP([.I10];[.$E$2:.$G$421];3;1)" office:value-type="float" office:value="0.481385">
            <text:p>0.481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3">
            <text:p>0.583</text:p>
          </table:table-cell>
          <table:table-cell office:value-type="float" office:value="0.1389">
            <text:p>0.1389</text:p>
          </table:table-cell>
          <table:table-cell/>
          <table:table-cell table:formula="of:=AVERAGE([.A11:.A30])" office:value-type="float" office:value="1.45">
            <text:p>1.45</text:p>
          </table:table-cell>
          <table:table-cell table:formula="of:=AVERAGE([.B11:.B30])" office:value-type="float" office:value="0.63898">
            <text:p>0.63898</text:p>
          </table:table-cell>
          <table:table-cell table:formula="of:=AVERAGE([.C11:.C30])" office:value-type="float" office:value="0.196045">
            <text:p>0.196045</text:p>
          </table:table-cell>
          <table:table-cell/>
          <table:table-cell office:value-type="float" office:value="10">
            <text:p>10</text:p>
          </table:table-cell>
          <table:table-cell table:formula="of:=VLOOKUP([.I11];[.$E$2:.$G$421];2;1)" office:value-type="float" office:value="0.886915">
            <text:p>0.886915</text:p>
          </table:table-cell>
          <table:table-cell table:formula="of:=VLOOKUP([.I11];[.$E$2:.$G$421];3;1)" office:value-type="float" office:value="0.498265">
            <text:p>0.4982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17">
            <text:p>0.6217</text:p>
          </table:table-cell>
          <table:table-cell office:value-type="float" office:value="0.1678">
            <text:p>0.1678</text:p>
          </table:table-cell>
          <table:table-cell/>
          <table:table-cell table:formula="of:=AVERAGE([.A12:.A31])" office:value-type="float" office:value="1.5">
            <text:p>1.5</text:p>
          </table:table-cell>
          <table:table-cell table:formula="of:=AVERAGE([.B12:.B31])" office:value-type="float" office:value="0.649895">
            <text:p>0.649895</text:p>
          </table:table-cell>
          <table:table-cell table:formula="of:=AVERAGE([.C12:.C31])" office:value-type="float" office:value="0.20797">
            <text:p>0.20797</text:p>
          </table:table-cell>
          <table:table-cell/>
          <table:table-cell office:value-type="float" office:value="12">
            <text:p>12</text:p>
          </table:table-cell>
          <table:table-cell table:formula="of:=VLOOKUP([.I12];[.$E$2:.$G$421];2;1)" office:value-type="float" office:value="0.886695">
            <text:p>0.886695</text:p>
          </table:table-cell>
          <table:table-cell table:formula="of:=VLOOKUP([.I12];[.$E$2:.$G$421];3;1)" office:value-type="float" office:value="0.498785">
            <text:p>0.4987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07">
            <text:p>0.6307</text:p>
          </table:table-cell>
          <table:table-cell office:value-type="float" office:value="0.1782">
            <text:p>0.1782</text:p>
          </table:table-cell>
          <table:table-cell/>
          <table:table-cell table:formula="of:=AVERAGE([.A13:.A32])" office:value-type="float" office:value="1.55">
            <text:p>1.55</text:p>
          </table:table-cell>
          <table:table-cell table:formula="of:=AVERAGE([.B13:.B32])" office:value-type="float" office:value="0.641975">
            <text:p>0.641975</text:p>
          </table:table-cell>
          <table:table-cell table:formula="of:=AVERAGE([.C13:.C32])" office:value-type="float" office:value="0.20274">
            <text:p>0.20274</text:p>
          </table:table-cell>
          <table:table-cell/>
          <table:table-cell office:value-type="float" office:value="14">
            <text:p>14</text:p>
          </table:table-cell>
          <table:table-cell table:formula="of:=VLOOKUP([.I13];[.$E$2:.$G$421];2;1)" office:value-type="float" office:value="0.886515">
            <text:p>0.886515</text:p>
          </table:table-cell>
          <table:table-cell table:formula="of:=VLOOKUP([.I13];[.$E$2:.$G$421];3;1)" office:value-type="float" office:value="0.5012">
            <text:p>0.50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33">
            <text:p>0.5633</text:p>
          </table:table-cell>
          <table:table-cell office:value-type="float" office:value="0.1498">
            <text:p>0.1498</text:p>
          </table:table-cell>
          <table:table-cell/>
          <table:table-cell table:formula="of:=AVERAGE([.A14:.A33])" office:value-type="float" office:value="1.6">
            <text:p>1.6</text:p>
          </table:table-cell>
          <table:table-cell table:formula="of:=AVERAGE([.B14:.B33])" office:value-type="float" office:value="0.650355">
            <text:p>0.650355</text:p>
          </table:table-cell>
          <table:table-cell table:formula="of:=AVERAGE([.C14:.C33])" office:value-type="float" office:value="0.211815">
            <text:p>0.211815</text:p>
          </table:table-cell>
          <table:table-cell/>
          <table:table-cell office:value-type="float" office:value="16">
            <text:p>16</text:p>
          </table:table-cell>
          <table:table-cell table:formula="of:=VLOOKUP([.I14];[.$E$2:.$G$421];2;1)" office:value-type="float" office:value="0.89458">
            <text:p>0.89458</text:p>
          </table:table-cell>
          <table:table-cell table:formula="of:=VLOOKUP([.I14];[.$E$2:.$G$421];3;1)" office:value-type="float" office:value="0.514565">
            <text:p>0.514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437">
            <text:p>0.6437</text:p>
          </table:table-cell>
          <table:table-cell office:value-type="float" office:value="0.1077">
            <text:p>0.1077</text:p>
          </table:table-cell>
          <table:table-cell/>
          <table:table-cell table:formula="of:=AVERAGE([.A15:.A34])" office:value-type="float" office:value="1.65">
            <text:p>1.65</text:p>
          </table:table-cell>
          <table:table-cell table:formula="of:=AVERAGE([.B15:.B34])" office:value-type="float" office:value="0.659625">
            <text:p>0.659625</text:p>
          </table:table-cell>
          <table:table-cell table:formula="of:=AVERAGE([.C15:.C34])" office:value-type="float" office:value="0.218655">
            <text:p>0.218655</text:p>
          </table:table-cell>
          <table:table-cell/>
          <table:table-cell office:value-type="float" office:value="18">
            <text:p>18</text:p>
          </table:table-cell>
          <table:table-cell table:formula="of:=VLOOKUP([.I15];[.$E$2:.$G$421];2;1)" office:value-type="float" office:value="0.893845">
            <text:p>0.893845</text:p>
          </table:table-cell>
          <table:table-cell table:formula="of:=VLOOKUP([.I15];[.$E$2:.$G$421];3;1)" office:value-type="float" office:value="0.51109">
            <text:p>0.51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43">
            <text:p>0.5843</text:p>
          </table:table-cell>
          <table:table-cell office:value-type="float" office:value="0.1694">
            <text:p>0.1694</text:p>
          </table:table-cell>
          <table:table-cell/>
          <table:table-cell table:formula="of:=AVERAGE([.A16:.A35])" office:value-type="float" office:value="1.7">
            <text:p>1.7</text:p>
          </table:table-cell>
          <table:table-cell table:formula="of:=AVERAGE([.B16:.B35])" office:value-type="float" office:value="0.667175">
            <text:p>0.667175</text:p>
          </table:table-cell>
          <table:table-cell table:formula="of:=AVERAGE([.C16:.C35])" office:value-type="float" office:value="0.231315">
            <text:p>0.231315</text:p>
          </table:table-cell>
          <table:table-cell/>
          <table:table-cell office:value-type="float" office:value="20">
            <text:p>20</text:p>
          </table:table-cell>
          <table:table-cell table:formula="of:=VLOOKUP([.I16];[.$E$2:.$G$421];2;1)" office:value-type="float" office:value="0.896625">
            <text:p>0.896625</text:p>
          </table:table-cell>
          <table:table-cell table:formula="of:=VLOOKUP([.I16];[.$E$2:.$G$421];3;1)" office:value-type="float" office:value="0.516915">
            <text:p>0.5169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2">
            <text:p>0.592</text:p>
          </table:table-cell>
          <table:table-cell office:value-type="float" office:value="0.1515">
            <text:p>0.1515</text:p>
          </table:table-cell>
          <table:table-cell/>
          <table:table-cell table:formula="of:=AVERAGE([.A17:.A36])" office:value-type="float" office:value="1.75">
            <text:p>1.75</text:p>
          </table:table-cell>
          <table:table-cell table:formula="of:=AVERAGE([.B17:.B36])" office:value-type="float" office:value="0.669645">
            <text:p>0.669645</text:p>
          </table:table-cell>
          <table:table-cell table:formula="of:=AVERAGE([.C17:.C36])" office:value-type="float" office:value="0.2327">
            <text:p>0.2327</text:p>
          </table:table-cell>
          <table:table-cell/>
          <table:table-cell office:value-type="float" office:value="25">
            <text:p>25</text:p>
          </table:table-cell>
          <table:table-cell table:formula="of:=VLOOKUP([.I17];[.$E$2:.$G$421];2;1)" office:value-type="float" office:value="0.89765">
            <text:p>0.89765</text:p>
          </table:table-cell>
          <table:table-cell table:formula="of:=VLOOKUP([.I17];[.$E$2:.$G$421];3;1)" office:value-type="float" office:value="0.519035">
            <text:p>0.5190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7">
            <text:p>0.5947</text:p>
          </table:table-cell>
          <table:table-cell office:value-type="float" office:value="0.1559">
            <text:p>0.1559</text:p>
          </table:table-cell>
          <table:table-cell/>
          <table:table-cell table:formula="of:=AVERAGE([.A18:.A37])" office:value-type="float" office:value="1.8">
            <text:p>1.8</text:p>
          </table:table-cell>
          <table:table-cell table:formula="of:=AVERAGE([.B18:.B37])" office:value-type="float" office:value="0.67108">
            <text:p>0.67108</text:p>
          </table:table-cell>
          <table:table-cell table:formula="of:=AVERAGE([.C18:.C37])" office:value-type="float" office:value="0.23363">
            <text:p>0.23363</text:p>
          </table:table-cell>
          <table:table-cell/>
          <table:table-cell office:value-type="float" office:value="30">
            <text:p>30</text:p>
          </table:table-cell>
          <table:table-cell table:formula="of:=VLOOKUP([.I18];[.$E$2:.$G$421];2;1)" office:value-type="float" office:value="0.89754">
            <text:p>0.89754</text:p>
          </table:table-cell>
          <table:table-cell table:formula="of:=VLOOKUP([.I18];[.$E$2:.$G$421];3;1)" office:value-type="float" office:value="0.51898">
            <text:p>0.518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4">
            <text:p>0.604</text:p>
          </table:table-cell>
          <table:table-cell office:value-type="float" office:value="0.1588">
            <text:p>0.1588</text:p>
          </table:table-cell>
          <table:table-cell/>
          <table:table-cell table:formula="of:=AVERAGE([.A19:.A38])" office:value-type="float" office:value="1.85">
            <text:p>1.85</text:p>
          </table:table-cell>
          <table:table-cell table:formula="of:=AVERAGE([.B19:.B38])" office:value-type="float" office:value="0.672845">
            <text:p>0.672845</text:p>
          </table:table-cell>
          <table:table-cell table:formula="of:=AVERAGE([.C19:.C38])" office:value-type="float" office:value="0.234525">
            <text:p>0.234525</text:p>
          </table:table-cell>
          <table:table-cell/>
          <table:table-cell office:value-type="float" office:value="35">
            <text:p>35</text:p>
          </table:table-cell>
          <table:table-cell table:formula="of:=VLOOKUP([.I19];[.$E$2:.$G$421];2;1)" office:value-type="float" office:value="0.89795">
            <text:p>0.89795</text:p>
          </table:table-cell>
          <table:table-cell table:formula="of:=VLOOKUP([.I19];[.$E$2:.$G$421];3;1)" office:value-type="float" office:value="0.519095">
            <text:p>0.519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03">
            <text:p>0.5903</text:p>
          </table:table-cell>
          <table:table-cell office:value-type="float" office:value="0.1599">
            <text:p>0.1599</text:p>
          </table:table-cell>
          <table:table-cell/>
          <table:table-cell table:formula="of:=AVERAGE([.A20:.A39])" office:value-type="float" office:value="1.9">
            <text:p>1.9</text:p>
          </table:table-cell>
          <table:table-cell table:formula="of:=AVERAGE([.B20:.B39])" office:value-type="float" office:value="0.680445">
            <text:p>0.680445</text:p>
          </table:table-cell>
          <table:table-cell table:formula="of:=AVERAGE([.C20:.C39])" office:value-type="float" office:value="0.24234">
            <text:p>0.24234</text:p>
          </table:table-cell>
          <table:table-cell/>
          <table:table-cell office:value-type="float" office:value="40">
            <text:p>40</text:p>
          </table:table-cell>
          <table:table-cell table:formula="of:=VLOOKUP([.I20];[.$E$2:.$G$421];2;1)" office:value-type="float" office:value="0.898655">
            <text:p>0.898655</text:p>
          </table:table-cell>
          <table:table-cell table:formula="of:=VLOOKUP([.I20];[.$E$2:.$G$421];3;1)" office:value-type="float" office:value="0.520985">
            <text:p>0.5209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63">
            <text:p>0.5963</text:p>
          </table:table-cell>
          <table:table-cell office:value-type="float" office:value="0.1749">
            <text:p>0.1749</text:p>
          </table:table-cell>
          <table:table-cell/>
          <table:table-cell table:formula="of:=AVERAGE([.A21:.A40])" office:value-type="float" office:value="1.95">
            <text:p>1.95</text:p>
          </table:table-cell>
          <table:table-cell table:formula="of:=AVERAGE([.B21:.B40])" office:value-type="float" office:value="0.68338">
            <text:p>0.68338</text:p>
          </table:table-cell>
          <table:table-cell table:formula="of:=AVERAGE([.C21:.C40])" office:value-type="float" office:value="0.24415">
            <text:p>0.24415</text:p>
          </table:table-cell>
          <table:table-cell/>
          <table:table-cell office:value-type="float" office:value="45">
            <text:p>45</text:p>
          </table:table-cell>
          <table:table-cell table:formula="of:=VLOOKUP([.I21];[.$E$2:.$G$421];2;1)" office:value-type="float" office:value="0.89825">
            <text:p>0.89825</text:p>
          </table:table-cell>
          <table:table-cell table:formula="of:=VLOOKUP([.I21];[.$E$2:.$G$421];3;1)" office:value-type="float" office:value="0.520075">
            <text:p>0.520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513">
            <text:p>0.6513</text:p>
          </table:table-cell>
          <table:table-cell office:value-type="float" office:value="0.1908">
            <text:p>0.1908</text:p>
          </table:table-cell>
          <table:table-cell/>
          <table:table-cell table:formula="of:=AVERAGE([.A22:.A41])" office:value-type="float" office:value="2">
            <text:p>2</text:p>
          </table:table-cell>
          <table:table-cell table:formula="of:=AVERAGE([.B22:.B41])" office:value-type="float" office:value="0.684965">
            <text:p>0.684965</text:p>
          </table:table-cell>
          <table:table-cell table:formula="of:=AVERAGE([.C22:.C41])" office:value-type="float" office:value="0.24488">
            <text:p>0.24488</text:p>
          </table:table-cell>
          <table:table-cell/>
          <table:table-cell office:value-type="float" office:value="50">
            <text:p>50</text:p>
          </table:table-cell>
          <table:table-cell table:formula="of:=VLOOKUP([.I22];[.$E$2:.$G$421];2;1)" office:value-type="float" office:value="0.8993">
            <text:p>0.8993</text:p>
          </table:table-cell>
          <table:table-cell table:formula="of:=VLOOKUP([.I22];[.$E$2:.$G$421];3;1)" office:value-type="float" office:value="0.5232">
            <text:p>0.5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3">
            <text:p>0.783</text:p>
          </table:table-cell>
          <table:table-cell office:value-type="float" office:value="0.3644">
            <text:p>0.3644</text:p>
          </table:table-cell>
          <table:table-cell/>
          <table:table-cell table:formula="of:=AVERAGE([.A23:.A42])" office:value-type="float" office:value="2.05">
            <text:p>2.05</text:p>
          </table:table-cell>
          <table:table-cell table:formula="of:=AVERAGE([.B23:.B42])" office:value-type="float" office:value="0.6845">
            <text:p>0.6845</text:p>
          </table:table-cell>
          <table:table-cell table:formula="of:=AVERAGE([.C23:.C42])" office:value-type="float" office:value="0.244575">
            <text:p>0.2445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297">
            <text:p>0.8297</text:p>
          </table:table-cell>
          <table:table-cell office:value-type="float" office:value="0.4156">
            <text:p>0.4156</text:p>
          </table:table-cell>
          <table:table-cell/>
          <table:table-cell table:formula="of:=AVERAGE([.A24:.A43])" office:value-type="float" office:value="2.1">
            <text:p>2.1</text:p>
          </table:table-cell>
          <table:table-cell table:formula="of:=AVERAGE([.B24:.B43])" office:value-type="float" office:value="0.68625">
            <text:p>0.68625</text:p>
          </table:table-cell>
          <table:table-cell table:formula="of:=AVERAGE([.C24:.C43])" office:value-type="float" office:value="0.2461">
            <text:p>0.246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6">
            <text:p>0.756</text:p>
          </table:table-cell>
          <table:table-cell office:value-type="float" office:value="0.3122">
            <text:p>0.3122</text:p>
          </table:table-cell>
          <table:table-cell/>
          <table:table-cell table:formula="of:=AVERAGE([.A25:.A44])" office:value-type="float" office:value="2.15">
            <text:p>2.15</text:p>
          </table:table-cell>
          <table:table-cell table:formula="of:=AVERAGE([.B25:.B44])" office:value-type="float" office:value="0.682815">
            <text:p>0.682815</text:p>
          </table:table-cell>
          <table:table-cell table:formula="of:=AVERAGE([.C25:.C44])" office:value-type="float" office:value="0.23968">
            <text:p>0.2396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03">
            <text:p>0.5603</text:p>
          </table:table-cell>
          <table:table-cell office:value-type="float" office:value="0.139">
            <text:p>0.139</text:p>
          </table:table-cell>
          <table:table-cell/>
          <table:table-cell table:formula="of:=AVERAGE([.A26:.A45])" office:value-type="float" office:value="2.2">
            <text:p>2.2</text:p>
          </table:table-cell>
          <table:table-cell table:formula="of:=AVERAGE([.B26:.B45])" office:value-type="float" office:value="0.68235">
            <text:p>0.68235</text:p>
          </table:table-cell>
          <table:table-cell table:formula="of:=AVERAGE([.C26:.C45])" office:value-type="float" office:value="0.238425">
            <text:p>0.238425</text:p>
          </table:table-cell>
          <table:table-cell/>
          <table:table-cell>
            <draw:frame table:end-cell-address="Sheet1_2.Q56" table:end-x="1.975cm" table:end-y="0.107cm" draw:z-index="0" draw:style-name="gr1" draw:text-style-name="P1" svg:width="19.754cm" svg:height="13.21cm" svg:x="0.286cm" svg:y="0.446cm">
              <draw:object draw:notify-on-update-of-ranges="Sheet1_3.I2:Sheet1_3.I22 Sheet1_3.J1:Sheet1_3.J1 Sheet1_3.J2:Sheet1_3.J22 Sheet1_3.I2:Sheet1_3.I22 Sheet1_3.K1:Sheet1_3.K1 Sheet1_3.K2:Sheet1_3.K22 Sheet1_2.I2:Sheet1_2.I22 Sheet1_2.J1:Sheet1_2.J1 Sheet1_2.J2:Sheet1_2.J22 Sheet1_2.I2:Sheet1_2.I22 Sheet1_2.K1:Sheet1_2.K1 Sheet1_2.K2:Sheet1_2.K22 Sheet1.I2:Sheet1.I22 Sheet1.J1:Sheet1.J1 Sheet1.J2:Sheet1.J22 Sheet1.I2:Sheet1.I22 Sheet1.K1:Sheet1.K1 Sheet1.K2:Sheet1.K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1">
            <text:p>0.621</text:p>
          </table:table-cell>
          <table:table-cell office:value-type="float" office:value="0.1685">
            <text:p>0.1685</text:p>
          </table:table-cell>
          <table:table-cell/>
          <table:table-cell table:formula="of:=AVERAGE([.A27:.A46])" office:value-type="float" office:value="2.25">
            <text:p>2.25</text:p>
          </table:table-cell>
          <table:table-cell table:formula="of:=AVERAGE([.B27:.B46])" office:value-type="float" office:value="0.69557">
            <text:p>0.69557</text:p>
          </table:table-cell>
          <table:table-cell table:formula="of:=AVERAGE([.C27:.C46])" office:value-type="float" office:value="0.25186">
            <text:p>0.2518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713">
            <text:p>0.6713</text:p>
          </table:table-cell>
          <table:table-cell office:value-type="float" office:value="0.2301">
            <text:p>0.2301</text:p>
          </table:table-cell>
          <table:table-cell/>
          <table:table-cell table:formula="of:=AVERAGE([.A28:.A47])" office:value-type="float" office:value="2.3">
            <text:p>2.3</text:p>
          </table:table-cell>
          <table:table-cell table:formula="of:=AVERAGE([.B28:.B47])" office:value-type="float" office:value="0.705735">
            <text:p>0.705735</text:p>
          </table:table-cell>
          <table:table-cell table:formula="of:=AVERAGE([.C28:.C47])" office:value-type="float" office:value="0.263625">
            <text:p>0.2636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553">
            <text:p>0.6553</text:p>
          </table:table-cell>
          <table:table-cell office:value-type="float" office:value="0.1992">
            <text:p>0.1992</text:p>
          </table:table-cell>
          <table:table-cell/>
          <table:table-cell table:formula="of:=AVERAGE([.A29:.A48])" office:value-type="float" office:value="2.35">
            <text:p>2.35</text:p>
          </table:table-cell>
          <table:table-cell table:formula="of:=AVERAGE([.B29:.B48])" office:value-type="float" office:value="0.713605">
            <text:p>0.713605</text:p>
          </table:table-cell>
          <table:table-cell table:formula="of:=AVERAGE([.C29:.C48])" office:value-type="float" office:value="0.272405">
            <text:p>0.2724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477">
            <text:p>0.6477</text:p>
          </table:table-cell>
          <table:table-cell office:value-type="float" office:value="0.1883">
            <text:p>0.1883</text:p>
          </table:table-cell>
          <table:table-cell/>
          <table:table-cell table:formula="of:=AVERAGE([.A30:.A49])" office:value-type="float" office:value="2.4">
            <text:p>2.4</text:p>
          </table:table-cell>
          <table:table-cell table:formula="of:=AVERAGE([.B30:.B49])" office:value-type="float" office:value="0.722955">
            <text:p>0.722955</text:p>
          </table:table-cell>
          <table:table-cell table:formula="of:=AVERAGE([.C30:.C49])" office:value-type="float" office:value="0.283585">
            <text:p>0.28358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013">
            <text:p>0.8013</text:p>
          </table:table-cell>
          <table:table-cell office:value-type="float" office:value="0.3774">
            <text:p>0.3774</text:p>
          </table:table-cell>
          <table:table-cell/>
          <table:table-cell table:formula="of:=AVERAGE([.A31:.A50])" office:value-type="float" office:value="2.45">
            <text:p>2.45</text:p>
          </table:table-cell>
          <table:table-cell table:formula="of:=AVERAGE([.B31:.B50])" office:value-type="float" office:value="0.731435">
            <text:p>0.731435</text:p>
          </table:table-cell>
          <table:table-cell table:formula="of:=AVERAGE([.C31:.C50])" office:value-type="float" office:value="0.29274">
            <text:p>0.2927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33">
            <text:p>0.4633</text:p>
          </table:table-cell>
          <table:table-cell office:value-type="float" office:value="0.0632">
            <text:p>0.0632</text:p>
          </table:table-cell>
          <table:table-cell/>
          <table:table-cell table:formula="of:=AVERAGE([.A32:.A51])" office:value-type="float" office:value="2.5">
            <text:p>2.5</text:p>
          </table:table-cell>
          <table:table-cell table:formula="of:=AVERAGE([.B32:.B51])" office:value-type="float" office:value="0.73357">
            <text:p>0.73357</text:p>
          </table:table-cell>
          <table:table-cell table:formula="of:=AVERAGE([.C32:.C51])" office:value-type="float" office:value="0.294355">
            <text:p>0.2943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83">
            <text:p>0.7983</text:p>
          </table:table-cell>
          <table:table-cell office:value-type="float" office:value="0.3597">
            <text:p>0.3597</text:p>
          </table:table-cell>
          <table:table-cell/>
          <table:table-cell table:formula="of:=AVERAGE([.A33:.A52])" office:value-type="float" office:value="2.55">
            <text:p>2.55</text:p>
          </table:table-cell>
          <table:table-cell table:formula="of:=AVERAGE([.B33:.B52])" office:value-type="float" office:value="0.747005">
            <text:p>0.747005</text:p>
          </table:table-cell>
          <table:table-cell table:formula="of:=AVERAGE([.C33:.C52])" office:value-type="float" office:value="0.30422">
            <text:p>0.3042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87">
            <text:p>0.7487</text:p>
          </table:table-cell>
          <table:table-cell office:value-type="float" office:value="0.2866">
            <text:p>0.2866</text:p>
          </table:table-cell>
          <table:table-cell/>
          <table:table-cell table:formula="of:=AVERAGE([.A34:.A53])" office:value-type="float" office:value="2.6">
            <text:p>2.6</text:p>
          </table:table-cell>
          <table:table-cell table:formula="of:=AVERAGE([.B34:.B53])" office:value-type="float" office:value="0.741775">
            <text:p>0.741775</text:p>
          </table:table-cell>
          <table:table-cell table:formula="of:=AVERAGE([.C34:.C53])" office:value-type="float" office:value="0.297305">
            <text:p>0.2973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47">
            <text:p>0.7947</text:p>
          </table:table-cell>
          <table:table-cell office:value-type="float" office:value="0.3609">
            <text:p>0.3609</text:p>
          </table:table-cell>
          <table:table-cell/>
          <table:table-cell table:formula="of:=AVERAGE([.A35:.A54])" office:value-type="float" office:value="2.65">
            <text:p>2.65</text:p>
          </table:table-cell>
          <table:table-cell table:formula="of:=AVERAGE([.B35:.B54])" office:value-type="float" office:value="0.746675">
            <text:p>0.746675</text:p>
          </table:table-cell>
          <table:table-cell table:formula="of:=AVERAGE([.C35:.C54])" office:value-type="float" office:value="0.30486">
            <text:p>0.3048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37">
            <text:p>0.6337</text:p>
          </table:table-cell>
          <table:table-cell office:value-type="float" office:value="0.1971">
            <text:p>0.1971</text:p>
          </table:table-cell>
          <table:table-cell/>
          <table:table-cell table:formula="of:=AVERAGE([.A36:.A55])" office:value-type="float" office:value="2.7">
            <text:p>2.7</text:p>
          </table:table-cell>
          <table:table-cell table:formula="of:=AVERAGE([.B36:.B55])" office:value-type="float" office:value="0.74809">
            <text:p>0.74809</text:p>
          </table:table-cell>
          <table:table-cell table:formula="of:=AVERAGE([.C36:.C55])" office:value-type="float" office:value="0.30556">
            <text:p>0.305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07">
            <text:p>0.6207</text:p>
          </table:table-cell>
          <table:table-cell office:value-type="float" office:value="0.1701">
            <text:p>0.1701</text:p>
          </table:table-cell>
          <table:table-cell/>
          <table:table-cell table:formula="of:=AVERAGE([.A37:.A56])" office:value-type="float" office:value="2.75">
            <text:p>2.75</text:p>
          </table:table-cell>
          <table:table-cell table:formula="of:=AVERAGE([.B37:.B56])" office:value-type="float" office:value="0.75034">
            <text:p>0.75034</text:p>
          </table:table-cell>
          <table:table-cell table:formula="of:=AVERAGE([.C37:.C56])" office:value-type="float" office:value="0.30692">
            <text:p>0.3069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">
            <text:p>0.63</text:p>
          </table:table-cell>
          <table:table-cell office:value-type="float" office:value="0.1738">
            <text:p>0.1738</text:p>
          </table:table-cell>
          <table:table-cell/>
          <table:table-cell table:formula="of:=AVERAGE([.A38:.A57])" office:value-type="float" office:value="2.8">
            <text:p>2.8</text:p>
          </table:table-cell>
          <table:table-cell table:formula="of:=AVERAGE([.B38:.B57])" office:value-type="float" office:value="0.75192">
            <text:p>0.75192</text:p>
          </table:table-cell>
          <table:table-cell table:formula="of:=AVERAGE([.C38:.C57])" office:value-type="float" office:value="0.308125">
            <text:p>0.3081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6">
            <text:p>0.756</text:p>
          </table:table-cell>
          <table:table-cell office:value-type="float" office:value="0.3151">
            <text:p>0.3151</text:p>
          </table:table-cell>
          <table:table-cell/>
          <table:table-cell table:formula="of:=AVERAGE([.A39:.A58])" office:value-type="float" office:value="2.85">
            <text:p>2.85</text:p>
          </table:table-cell>
          <table:table-cell table:formula="of:=AVERAGE([.B39:.B58])" office:value-type="float" office:value="0.761485">
            <text:p>0.761485</text:p>
          </table:table-cell>
          <table:table-cell table:formula="of:=AVERAGE([.C39:.C58])" office:value-type="float" office:value="0.319855">
            <text:p>0.3198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49">
            <text:p>0.649</text:p>
          </table:table-cell>
          <table:table-cell office:value-type="float" office:value="0.1961">
            <text:p>0.1961</text:p>
          </table:table-cell>
          <table:table-cell/>
          <table:table-cell table:formula="of:=AVERAGE([.A40:.A59])" office:value-type="float" office:value="2.9">
            <text:p>2.9</text:p>
          </table:table-cell>
          <table:table-cell table:formula="of:=AVERAGE([.B40:.B59])" office:value-type="float" office:value="0.767">
            <text:p>0.767</text:p>
          </table:table-cell>
          <table:table-cell table:formula="of:=AVERAGE([.C40:.C59])" office:value-type="float" office:value="0.32764">
            <text:p>0.327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8">
            <text:p>0.628</text:p>
          </table:table-cell>
          <table:table-cell office:value-type="float" office:value="0.1895">
            <text:p>0.1895</text:p>
          </table:table-cell>
          <table:table-cell/>
          <table:table-cell table:formula="of:=AVERAGE([.A41:.A60])" office:value-type="float" office:value="2.95">
            <text:p>2.95</text:p>
          </table:table-cell>
          <table:table-cell table:formula="of:=AVERAGE([.B41:.B60])" office:value-type="float" office:value="0.777365">
            <text:p>0.777365</text:p>
          </table:table-cell>
          <table:table-cell table:formula="of:=AVERAGE([.C41:.C60])" office:value-type="float" office:value="0.34049">
            <text:p>0.340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2">
            <text:p>0.642</text:p>
          </table:table-cell>
          <table:table-cell office:value-type="float" office:value="0.1847">
            <text:p>0.1847</text:p>
          </table:table-cell>
          <table:table-cell/>
          <table:table-cell table:formula="of:=AVERAGE([.A42:.A61])" office:value-type="float" office:value="3">
            <text:p>3</text:p>
          </table:table-cell>
          <table:table-cell table:formula="of:=AVERAGE([.B42:.B61])" office:value-type="float" office:value="0.777565">
            <text:p>0.777565</text:p>
          </table:table-cell>
          <table:table-cell table:formula="of:=AVERAGE([.C42:.C61])" office:value-type="float" office:value="0.339895">
            <text:p>0.3398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8">
            <text:p>0.818</text:p>
          </table:table-cell>
          <table:table-cell office:value-type="float" office:value="0.3949">
            <text:p>0.3949</text:p>
          </table:table-cell>
          <table:table-cell/>
          <table:table-cell table:formula="of:=AVERAGE([.A43:.A62])" office:value-type="float" office:value="3.05">
            <text:p>3.05</text:p>
          </table:table-cell>
          <table:table-cell table:formula="of:=AVERAGE([.B43:.B62])" office:value-type="float" office:value="0.78793">
            <text:p>0.78793</text:p>
          </table:table-cell>
          <table:table-cell table:formula="of:=AVERAGE([.C43:.C62])" office:value-type="float" office:value="0.3527">
            <text:p>0.352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1">
            <text:p>0.761</text:p>
          </table:table-cell>
          <table:table-cell office:value-type="float" office:value="0.2872">
            <text:p>0.2872</text:p>
          </table:table-cell>
          <table:table-cell/>
          <table:table-cell table:formula="of:=AVERAGE([.A44:.A63])" office:value-type="float" office:value="3.1">
            <text:p>3.1</text:p>
          </table:table-cell>
          <table:table-cell table:formula="of:=AVERAGE([.B44:.B63])" office:value-type="float" office:value="0.79098">
            <text:p>0.79098</text:p>
          </table:table-cell>
          <table:table-cell table:formula="of:=AVERAGE([.C44:.C63])" office:value-type="float" office:value="0.358615">
            <text:p>0.35861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67">
            <text:p>0.7467</text:p>
          </table:table-cell>
          <table:table-cell office:value-type="float" office:value="0.2871">
            <text:p>0.2871</text:p>
          </table:table-cell>
          <table:table-cell/>
          <table:table-cell table:formula="of:=AVERAGE([.A45:.A64])" office:value-type="float" office:value="3.15">
            <text:p>3.15</text:p>
          </table:table-cell>
          <table:table-cell table:formula="of:=AVERAGE([.B45:.B64])" office:value-type="float" office:value="0.79638">
            <text:p>0.79638</text:p>
          </table:table-cell>
          <table:table-cell table:formula="of:=AVERAGE([.C45:.C64])" office:value-type="float" office:value="0.3669">
            <text:p>0.366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47">
            <text:p>0.8247</text:p>
          </table:table-cell>
          <table:table-cell office:value-type="float" office:value="0.4077">
            <text:p>0.4077</text:p>
          </table:table-cell>
          <table:table-cell/>
          <table:table-cell table:formula="of:=AVERAGE([.A46:.A65])" office:value-type="float" office:value="3.2">
            <text:p>3.2</text:p>
          </table:table-cell>
          <table:table-cell table:formula="of:=AVERAGE([.B46:.B65])" office:value-type="float" office:value="0.79898">
            <text:p>0.79898</text:p>
          </table:table-cell>
          <table:table-cell table:formula="of:=AVERAGE([.C46:.C65])" office:value-type="float" office:value="0.370735">
            <text:p>0.3707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43">
            <text:p>0.8243</text:p>
          </table:table-cell>
          <table:table-cell office:value-type="float" office:value="0.4038">
            <text:p>0.4038</text:p>
          </table:table-cell>
          <table:table-cell/>
          <table:table-cell table:formula="of:=AVERAGE([.A47:.A66])" office:value-type="float" office:value="3.25">
            <text:p>3.25</text:p>
          </table:table-cell>
          <table:table-cell table:formula="of:=AVERAGE([.B47:.B66])" office:value-type="float" office:value="0.80166">
            <text:p>0.80166</text:p>
          </table:table-cell>
          <table:table-cell table:formula="of:=AVERAGE([.C47:.C66])" office:value-type="float" office:value="0.375185">
            <text:p>0.37518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87">
            <text:p>0.8287</text:p>
          </table:table-cell>
          <table:table-cell office:value-type="float" office:value="0.4057">
            <text:p>0.4057</text:p>
          </table:table-cell>
          <table:table-cell/>
          <table:table-cell table:formula="of:=AVERAGE([.A48:.A67])" office:value-type="float" office:value="3.3">
            <text:p>3.3</text:p>
          </table:table-cell>
          <table:table-cell table:formula="of:=AVERAGE([.B48:.B67])" office:value-type="float" office:value="0.80426">
            <text:p>0.80426</text:p>
          </table:table-cell>
          <table:table-cell table:formula="of:=AVERAGE([.C48:.C67])" office:value-type="float" office:value="0.379505">
            <text:p>0.3795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23">
            <text:p>0.8423</text:p>
          </table:table-cell>
          <table:table-cell office:value-type="float" office:value="0.4228">
            <text:p>0.4228</text:p>
          </table:table-cell>
          <table:table-cell/>
          <table:table-cell table:formula="of:=AVERAGE([.A49:.A68])" office:value-type="float" office:value="3.35">
            <text:p>3.35</text:p>
          </table:table-cell>
          <table:table-cell table:formula="of:=AVERAGE([.B49:.B68])" office:value-type="float" office:value="0.79859">
            <text:p>0.79859</text:p>
          </table:table-cell>
          <table:table-cell table:formula="of:=AVERAGE([.C49:.C68])" office:value-type="float" office:value="0.371645">
            <text:p>0.3716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73">
            <text:p>0.8173</text:p>
          </table:table-cell>
          <table:table-cell office:value-type="float" office:value="0.3714">
            <text:p>0.3714</text:p>
          </table:table-cell>
          <table:table-cell/>
          <table:table-cell table:formula="of:=AVERAGE([.A50:.A69])" office:value-type="float" office:value="3.4">
            <text:p>3.4</text:p>
          </table:table-cell>
          <table:table-cell table:formula="of:=AVERAGE([.B50:.B69])" office:value-type="float" office:value="0.78869">
            <text:p>0.78869</text:p>
          </table:table-cell>
          <table:table-cell table:formula="of:=AVERAGE([.C50:.C69])" office:value-type="float" office:value="0.359605">
            <text:p>0.3596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4">
            <text:p>0.844</text:p>
          </table:table-cell>
          <table:table-cell office:value-type="float" office:value="0.4097">
            <text:p>0.4097</text:p>
          </table:table-cell>
          <table:table-cell/>
          <table:table-cell table:formula="of:=AVERAGE([.A51:.A70])" office:value-type="float" office:value="3.45">
            <text:p>3.45</text:p>
          </table:table-cell>
          <table:table-cell table:formula="of:=AVERAGE([.B51:.B70])" office:value-type="float" office:value="0.788575">
            <text:p>0.788575</text:p>
          </table:table-cell>
          <table:table-cell table:formula="of:=AVERAGE([.C51:.C70])" office:value-type="float" office:value="0.359095">
            <text:p>0.3590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32">
            <text:p>0.732</text:p>
          </table:table-cell>
          <table:table-cell office:value-type="float" office:value="0.2605">
            <text:p>0.2605</text:p>
          </table:table-cell>
          <table:table-cell/>
          <table:table-cell table:formula="of:=AVERAGE([.A52:.A71])" office:value-type="float" office:value="3.5">
            <text:p>3.5</text:p>
          </table:table-cell>
          <table:table-cell table:formula="of:=AVERAGE([.B52:.B71])" office:value-type="float" office:value="0.78779">
            <text:p>0.78779</text:p>
          </table:table-cell>
          <table:table-cell table:formula="of:=AVERAGE([.C52:.C71])" office:value-type="float" office:value="0.359075">
            <text:p>0.35907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937">
            <text:p>0.6937</text:p>
          </table:table-cell>
          <table:table-cell office:value-type="float" office:value="0.2214">
            <text:p>0.2214</text:p>
          </table:table-cell>
          <table:table-cell/>
          <table:table-cell table:formula="of:=AVERAGE([.A53:.A72])" office:value-type="float" office:value="3.55">
            <text:p>3.55</text:p>
          </table:table-cell>
          <table:table-cell table:formula="of:=AVERAGE([.B53:.B72])" office:value-type="float" office:value="0.792975">
            <text:p>0.792975</text:p>
          </table:table-cell>
          <table:table-cell table:formula="of:=AVERAGE([.C53:.C72])" office:value-type="float" office:value="0.367385">
            <text:p>0.36738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67">
            <text:p>0.8467</text:p>
          </table:table-cell>
          <table:table-cell office:value-type="float" office:value="0.4377">
            <text:p>0.4377</text:p>
          </table:table-cell>
          <table:table-cell/>
          <table:table-cell table:formula="of:=AVERAGE([.A54:.A73])" office:value-type="float" office:value="3.6">
            <text:p>3.6</text:p>
          </table:table-cell>
          <table:table-cell table:formula="of:=AVERAGE([.B54:.B73])" office:value-type="float" office:value="0.79904">
            <text:p>0.79904</text:p>
          </table:table-cell>
          <table:table-cell table:formula="of:=AVERAGE([.C54:.C73])" office:value-type="float" office:value="0.37492">
            <text:p>0.3749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3">
            <text:p>0.823</text:p>
          </table:table-cell>
          <table:table-cell office:value-type="float" office:value="0.3749">
            <text:p>0.3749</text:p>
          </table:table-cell>
          <table:table-cell/>
          <table:table-cell table:formula="of:=AVERAGE([.A55:.A74])" office:value-type="float" office:value="3.65">
            <text:p>3.65</text:p>
          </table:table-cell>
          <table:table-cell table:formula="of:=AVERAGE([.B55:.B74])" office:value-type="float" office:value="0.797155">
            <text:p>0.797155</text:p>
          </table:table-cell>
          <table:table-cell table:formula="of:=AVERAGE([.C55:.C74])" office:value-type="float" office:value="0.37161">
            <text:p>0.371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87">
            <text:p>0.6787</text:p>
          </table:table-cell>
          <table:table-cell office:value-type="float" office:value="0.2243">
            <text:p>0.2243</text:p>
          </table:table-cell>
          <table:table-cell/>
          <table:table-cell table:formula="of:=AVERAGE([.A56:.A75])" office:value-type="float" office:value="3.7">
            <text:p>3.7</text:p>
          </table:table-cell>
          <table:table-cell table:formula="of:=AVERAGE([.B56:.B75])" office:value-type="float" office:value="0.79547">
            <text:p>0.79547</text:p>
          </table:table-cell>
          <table:table-cell table:formula="of:=AVERAGE([.C56:.C75])" office:value-type="float" office:value="0.36887">
            <text:p>0.3688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523">
            <text:p>0.6523</text:p>
          </table:table-cell>
          <table:table-cell office:value-type="float" office:value="0.1942">
            <text:p>0.1942</text:p>
          </table:table-cell>
          <table:table-cell/>
          <table:table-cell table:formula="of:=AVERAGE([.A57:.A76])" office:value-type="float" office:value="3.75">
            <text:p>3.75</text:p>
          </table:table-cell>
          <table:table-cell table:formula="of:=AVERAGE([.B57:.B76])" office:value-type="float" office:value="0.80232">
            <text:p>0.80232</text:p>
          </table:table-cell>
          <table:table-cell table:formula="of:=AVERAGE([.C57:.C76])" office:value-type="float" office:value="0.376665">
            <text:p>0.37666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13">
            <text:p>0.8213</text:p>
          </table:table-cell>
          <table:table-cell office:value-type="float" office:value="0.4084">
            <text:p>0.4084</text:p>
          </table:table-cell>
          <table:table-cell/>
          <table:table-cell table:formula="of:=AVERAGE([.A58:.A77])" office:value-type="float" office:value="3.8">
            <text:p>3.8</text:p>
          </table:table-cell>
          <table:table-cell table:formula="of:=AVERAGE([.B58:.B77])" office:value-type="float" office:value="0.810855">
            <text:p>0.810855</text:p>
          </table:table-cell>
          <table:table-cell table:formula="of:=AVERAGE([.C58:.C77])" office:value-type="float" office:value="0.386115">
            <text:p>0.38611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63">
            <text:p>0.8663</text:p>
          </table:table-cell>
          <table:table-cell office:value-type="float" office:value="0.4708">
            <text:p>0.4708</text:p>
          </table:table-cell>
          <table:table-cell/>
          <table:table-cell table:formula="of:=AVERAGE([.A59:.A78])" office:value-type="float" office:value="3.85">
            <text:p>3.85</text:p>
          </table:table-cell>
          <table:table-cell table:formula="of:=AVERAGE([.B59:.B78])" office:value-type="float" office:value="0.807175">
            <text:p>0.807175</text:p>
          </table:table-cell>
          <table:table-cell table:formula="of:=AVERAGE([.C59:.C78])" office:value-type="float" office:value="0.38022">
            <text:p>0.3802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63">
            <text:p>0.8563</text:p>
          </table:table-cell>
          <table:table-cell office:value-type="float" office:value="0.4531">
            <text:p>0.4531</text:p>
          </table:table-cell>
          <table:table-cell/>
          <table:table-cell table:formula="of:=AVERAGE([.A60:.A79])" office:value-type="float" office:value="3.9">
            <text:p>3.9</text:p>
          </table:table-cell>
          <table:table-cell table:formula="of:=AVERAGE([.B60:.B79])" office:value-type="float" office:value="0.80631">
            <text:p>0.80631</text:p>
          </table:table-cell>
          <table:table-cell table:formula="of:=AVERAGE([.C60:.C79])" office:value-type="float" office:value="0.37867">
            <text:p>0.378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2">
            <text:p>0.632</text:p>
          </table:table-cell>
          <table:table-cell office:value-type="float" office:value="0.1776">
            <text:p>0.1776</text:p>
          </table:table-cell>
          <table:table-cell/>
          <table:table-cell table:formula="of:=AVERAGE([.A61:.A80])" office:value-type="float" office:value="3.95">
            <text:p>3.95</text:p>
          </table:table-cell>
          <table:table-cell table:formula="of:=AVERAGE([.B61:.B80])" office:value-type="float" office:value="0.80591">
            <text:p>0.80591</text:p>
          </table:table-cell>
          <table:table-cell table:formula="of:=AVERAGE([.C61:.C80])" office:value-type="float" office:value="0.377605">
            <text:p>0.3776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93">
            <text:p>0.8493</text:p>
          </table:table-cell>
          <table:table-cell office:value-type="float" office:value="0.4408">
            <text:p>0.4408</text:p>
          </table:table-cell>
          <table:table-cell/>
          <table:table-cell table:formula="of:=AVERAGE([.A62:.A81])" office:value-type="float" office:value="4">
            <text:p>4</text:p>
          </table:table-cell>
          <table:table-cell table:formula="of:=AVERAGE([.B62:.B81])" office:value-type="float" office:value="0.81606">
            <text:p>0.81606</text:p>
          </table:table-cell>
          <table:table-cell table:formula="of:=AVERAGE([.C62:.C81])" office:value-type="float" office:value="0.38943">
            <text:p>0.3894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9">
            <text:p>0.879</text:p>
          </table:table-cell>
          <table:table-cell office:value-type="float" office:value="0.5132">
            <text:p>0.5132</text:p>
          </table:table-cell>
          <table:table-cell/>
          <table:table-cell table:formula="of:=AVERAGE([.A63:.A82])" office:value-type="float" office:value="4.05">
            <text:p>4.05</text:p>
          </table:table-cell>
          <table:table-cell table:formula="of:=AVERAGE([.B63:.B82])" office:value-type="float" office:value="0.81783">
            <text:p>0.81783</text:p>
          </table:table-cell>
          <table:table-cell table:formula="of:=AVERAGE([.C63:.C82])" office:value-type="float" office:value="0.392095">
            <text:p>0.39209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9">
            <text:p>0.869</text:p>
          </table:table-cell>
          <table:table-cell office:value-type="float" office:value="0.4529">
            <text:p>0.4529</text:p>
          </table:table-cell>
          <table:table-cell/>
          <table:table-cell table:formula="of:=AVERAGE([.A64:.A83])" office:value-type="float" office:value="4.1">
            <text:p>4.1</text:p>
          </table:table-cell>
          <table:table-cell table:formula="of:=AVERAGE([.B64:.B83])" office:value-type="float" office:value="0.813895">
            <text:p>0.813895</text:p>
          </table:table-cell>
          <table:table-cell table:formula="of:=AVERAGE([.C64:.C83])" office:value-type="float" office:value="0.384305">
            <text:p>0.3843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987">
            <text:p>0.7987</text:p>
          </table:table-cell>
          <table:table-cell office:value-type="float" office:value="0.3638">
            <text:p>0.3638</text:p>
          </table:table-cell>
          <table:table-cell/>
          <table:table-cell table:formula="of:=AVERAGE([.A65:.A84])" office:value-type="float" office:value="4.15">
            <text:p>4.15</text:p>
          </table:table-cell>
          <table:table-cell table:formula="of:=AVERAGE([.B65:.B84])" office:value-type="float" office:value="0.813745">
            <text:p>0.813745</text:p>
          </table:table-cell>
          <table:table-cell table:formula="of:=AVERAGE([.C65:.C84])" office:value-type="float" office:value="0.384025">
            <text:p>0.3840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83">
            <text:p>0.8783</text:p>
          </table:table-cell>
          <table:table-cell office:value-type="float" office:value="0.4967">
            <text:p>0.4967</text:p>
          </table:table-cell>
          <table:table-cell/>
          <table:table-cell table:formula="of:=AVERAGE([.A66:.A85])" office:value-type="float" office:value="4.2">
            <text:p>4.2</text:p>
          </table:table-cell>
          <table:table-cell table:formula="of:=AVERAGE([.B66:.B85])" office:value-type="float" office:value="0.817295">
            <text:p>0.817295</text:p>
          </table:table-cell>
          <table:table-cell table:formula="of:=AVERAGE([.C66:.C85])" office:value-type="float" office:value="0.38967">
            <text:p>0.389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63">
            <text:p>0.8763</text:p>
          </table:table-cell>
          <table:table-cell office:value-type="float" office:value="0.4902">
            <text:p>0.4902</text:p>
          </table:table-cell>
          <table:table-cell/>
          <table:table-cell table:formula="of:=AVERAGE([.A67:.A86])" office:value-type="float" office:value="4.25">
            <text:p>4.25</text:p>
          </table:table-cell>
          <table:table-cell table:formula="of:=AVERAGE([.B67:.B86])" office:value-type="float" office:value="0.81498">
            <text:p>0.81498</text:p>
          </table:table-cell>
          <table:table-cell table:formula="of:=AVERAGE([.C67:.C86])" office:value-type="float" office:value="0.38459">
            <text:p>0.3845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153">
            <text:p>0.7153</text:p>
          </table:table-cell>
          <table:table-cell office:value-type="float" office:value="0.2485">
            <text:p>0.2485</text:p>
          </table:table-cell>
          <table:table-cell/>
          <table:table-cell table:formula="of:=AVERAGE([.A68:.A87])" office:value-type="float" office:value="4.3">
            <text:p>4.3</text:p>
          </table:table-cell>
          <table:table-cell table:formula="of:=AVERAGE([.B68:.B87])" office:value-type="float" office:value="0.80883">
            <text:p>0.80883</text:p>
          </table:table-cell>
          <table:table-cell table:formula="of:=AVERAGE([.C68:.C87])" office:value-type="float" office:value="0.37491">
            <text:p>0.3749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443">
            <text:p>0.6443</text:p>
          </table:table-cell>
          <table:table-cell office:value-type="float" office:value="0.182">
            <text:p>0.182</text:p>
          </table:table-cell>
          <table:table-cell/>
          <table:table-cell table:formula="of:=AVERAGE([.A69:.A88])" office:value-type="float" office:value="4.35">
            <text:p>4.35</text:p>
          </table:table-cell>
          <table:table-cell table:formula="of:=AVERAGE([.B69:.B88])" office:value-type="float" office:value="0.80688">
            <text:p>0.80688</text:p>
          </table:table-cell>
          <table:table-cell table:formula="of:=AVERAGE([.C69:.C88])" office:value-type="float" office:value="0.372755">
            <text:p>0.3727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5">
            <text:p>0.815</text:p>
          </table:table-cell>
          <table:table-cell office:value-type="float" office:value="0.3612">
            <text:p>0.3612</text:p>
          </table:table-cell>
          <table:table-cell/>
          <table:table-cell table:formula="of:=AVERAGE([.A70:.A89])" office:value-type="float" office:value="4.4">
            <text:p>4.4</text:p>
          </table:table-cell>
          <table:table-cell table:formula="of:=AVERAGE([.B70:.B89])" office:value-type="float" office:value="0.818915">
            <text:p>0.818915</text:p>
          </table:table-cell>
          <table:table-cell table:formula="of:=AVERAGE([.C70:.C89])" office:value-type="float" office:value="0.38924">
            <text:p>0.3892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83">
            <text:p>0.8283</text:p>
          </table:table-cell>
          <table:table-cell office:value-type="float" office:value="0.4093">
            <text:p>0.4093</text:p>
          </table:table-cell>
          <table:table-cell/>
          <table:table-cell table:formula="of:=AVERAGE([.A71:.A90])" office:value-type="float" office:value="4.45">
            <text:p>4.45</text:p>
          </table:table-cell>
          <table:table-cell table:formula="of:=AVERAGE([.B71:.B90])" office:value-type="float" office:value="0.82003">
            <text:p>0.82003</text:p>
          </table:table-cell>
          <table:table-cell table:formula="of:=AVERAGE([.C71:.C90])" office:value-type="float" office:value="0.39175">
            <text:p>0.391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57">
            <text:p>0.8357</text:p>
          </table:table-cell>
          <table:table-cell office:value-type="float" office:value="0.4267">
            <text:p>0.4267</text:p>
          </table:table-cell>
          <table:table-cell/>
          <table:table-cell table:formula="of:=AVERAGE([.A72:.A91])" office:value-type="float" office:value="4.5">
            <text:p>4.5</text:p>
          </table:table-cell>
          <table:table-cell table:formula="of:=AVERAGE([.B72:.B91])" office:value-type="float" office:value="0.82238">
            <text:p>0.82238</text:p>
          </table:table-cell>
          <table:table-cell table:formula="of:=AVERAGE([.C72:.C91])" office:value-type="float" office:value="0.39531">
            <text:p>0.3953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5">
            <text:p>0.815</text:p>
          </table:table-cell>
          <table:table-cell office:value-type="float" office:value="0.3721">
            <text:p>0.3721</text:p>
          </table:table-cell>
          <table:table-cell/>
          <table:table-cell table:formula="of:=AVERAGE([.A73:.A92])" office:value-type="float" office:value="4.55">
            <text:p>4.55</text:p>
          </table:table-cell>
          <table:table-cell table:formula="of:=AVERAGE([.B73:.B92])" office:value-type="float" office:value="0.82118">
            <text:p>0.82118</text:p>
          </table:table-cell>
          <table:table-cell table:formula="of:=AVERAGE([.C73:.C92])" office:value-type="float" office:value="0.393">
            <text:p>0.39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9">
            <text:p>0.809</text:p>
          </table:table-cell>
          <table:table-cell office:value-type="float" office:value="0.3715">
            <text:p>0.3715</text:p>
          </table:table-cell>
          <table:table-cell/>
          <table:table-cell table:formula="of:=AVERAGE([.A74:.A93])" office:value-type="float" office:value="4.6">
            <text:p>4.6</text:p>
          </table:table-cell>
          <table:table-cell table:formula="of:=AVERAGE([.B74:.B93])" office:value-type="float" office:value="0.821145">
            <text:p>0.821145</text:p>
          </table:table-cell>
          <table:table-cell table:formula="of:=AVERAGE([.C74:.C93])" office:value-type="float" office:value="0.393325">
            <text:p>0.3933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93">
            <text:p>0.7893</text:p>
          </table:table-cell>
          <table:table-cell office:value-type="float" office:value="0.3201">
            <text:p>0.3201</text:p>
          </table:table-cell>
          <table:table-cell/>
          <table:table-cell table:formula="of:=AVERAGE([.A75:.A94])" office:value-type="float" office:value="4.65">
            <text:p>4.65</text:p>
          </table:table-cell>
          <table:table-cell table:formula="of:=AVERAGE([.B75:.B94])" office:value-type="float" office:value="0.819195">
            <text:p>0.819195</text:p>
          </table:table-cell>
          <table:table-cell table:formula="of:=AVERAGE([.C75:.C94])" office:value-type="float" office:value="0.390495">
            <text:p>0.39049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57">
            <text:p>0.8157</text:p>
          </table:table-cell>
          <table:table-cell office:value-type="float" office:value="0.3802">
            <text:p>0.3802</text:p>
          </table:table-cell>
          <table:table-cell/>
          <table:table-cell table:formula="of:=AVERAGE([.A76:.A95])" office:value-type="float" office:value="4.7">
            <text:p>4.7</text:p>
          </table:table-cell>
          <table:table-cell table:formula="of:=AVERAGE([.B76:.B95])" office:value-type="float" office:value="0.818845">
            <text:p>0.818845</text:p>
          </table:table-cell>
          <table:table-cell table:formula="of:=AVERAGE([.C76:.C95])" office:value-type="float" office:value="0.39052">
            <text:p>0.390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3">
            <text:p>0.823</text:p>
          </table:table-cell>
          <table:table-cell office:value-type="float" office:value="0.3832">
            <text:p>0.3832</text:p>
          </table:table-cell>
          <table:table-cell/>
          <table:table-cell table:formula="of:=AVERAGE([.A77:.A96])" office:value-type="float" office:value="4.75">
            <text:p>4.75</text:p>
          </table:table-cell>
          <table:table-cell table:formula="of:=AVERAGE([.B77:.B96])" office:value-type="float" office:value="0.81166">
            <text:p>0.81166</text:p>
          </table:table-cell>
          <table:table-cell table:formula="of:=AVERAGE([.C77:.C96])" office:value-type="float" office:value="0.38218">
            <text:p>0.3821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77">
            <text:p>0.7477</text:p>
          </table:table-cell>
          <table:table-cell office:value-type="float" office:value="0.2905">
            <text:p>0.2905</text:p>
          </table:table-cell>
          <table:table-cell/>
          <table:table-cell table:formula="of:=AVERAGE([.A78:.A97])" office:value-type="float" office:value="4.8">
            <text:p>4.8</text:p>
          </table:table-cell>
          <table:table-cell table:formula="of:=AVERAGE([.B78:.B97])" office:value-type="float" office:value="0.81141">
            <text:p>0.81141</text:p>
          </table:table-cell>
          <table:table-cell table:formula="of:=AVERAGE([.C78:.C97])" office:value-type="float" office:value="0.381725">
            <text:p>0.3817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9">
            <text:p>0.849</text:p>
          </table:table-cell>
          <table:table-cell office:value-type="float" office:value="0.4398">
            <text:p>0.4398</text:p>
          </table:table-cell>
          <table:table-cell/>
          <table:table-cell table:formula="of:=AVERAGE([.A79:.A98])" office:value-type="float" office:value="4.85">
            <text:p>4.85</text:p>
          </table:table-cell>
          <table:table-cell table:formula="of:=AVERAGE([.B79:.B98])" office:value-type="float" office:value="0.815975">
            <text:p>0.815975</text:p>
          </table:table-cell>
          <table:table-cell table:formula="of:=AVERAGE([.C79:.C98])" office:value-type="float" office:value="0.38909">
            <text:p>0.3890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83">
            <text:p>0.8483</text:p>
          </table:table-cell>
          <table:table-cell office:value-type="float" office:value="0.4318">
            <text:p>0.4318</text:p>
          </table:table-cell>
          <table:table-cell/>
          <table:table-cell table:formula="of:=AVERAGE([.A80:.A99])" office:value-type="float" office:value="4.9">
            <text:p>4.9</text:p>
          </table:table-cell>
          <table:table-cell table:formula="of:=AVERAGE([.B80:.B99])" office:value-type="float" office:value="0.81656">
            <text:p>0.81656</text:p>
          </table:table-cell>
          <table:table-cell table:formula="of:=AVERAGE([.C80:.C99])" office:value-type="float" office:value="0.39044">
            <text:p>0.390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5">
            <text:p>0.835</text:p>
          </table:table-cell>
          <table:table-cell office:value-type="float" office:value="0.4141">
            <text:p>0.4141</text:p>
          </table:table-cell>
          <table:table-cell/>
          <table:table-cell table:formula="of:=AVERAGE([.A81:.A100])" office:value-type="float" office:value="4.95">
            <text:p>4.95</text:p>
          </table:table-cell>
          <table:table-cell table:formula="of:=AVERAGE([.B81:.B100])" office:value-type="float" office:value="0.81666">
            <text:p>0.81666</text:p>
          </table:table-cell>
          <table:table-cell table:formula="of:=AVERAGE([.C81:.C100])" office:value-type="float" office:value="0.391245">
            <text:p>0.3912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47">
            <text:p>0.8847</text:p>
          </table:table-cell>
          <table:table-cell office:value-type="float" office:value="0.4941">
            <text:p>0.4941</text:p>
          </table:table-cell>
          <table:table-cell/>
          <table:table-cell table:formula="of:=AVERAGE([.A82:.A101])" office:value-type="float" office:value="5">
            <text:p>5</text:p>
          </table:table-cell>
          <table:table-cell table:formula="of:=AVERAGE([.B82:.B101])" office:value-type="float" office:value="0.818175">
            <text:p>0.818175</text:p>
          </table:table-cell>
          <table:table-cell table:formula="of:=AVERAGE([.C82:.C101])" office:value-type="float" office:value="0.39357">
            <text:p>0.3935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03">
            <text:p>0.8003</text:p>
          </table:table-cell>
          <table:table-cell office:value-type="float" office:value="0.3574">
            <text:p>0.3574</text:p>
          </table:table-cell>
          <table:table-cell/>
          <table:table-cell table:formula="of:=AVERAGE([.A83:.A102])" office:value-type="float" office:value="5.05">
            <text:p>5.05</text:p>
          </table:table-cell>
          <table:table-cell table:formula="of:=AVERAGE([.B83:.B102])" office:value-type="float" office:value="0.81654">
            <text:p>0.81654</text:p>
          </table:table-cell>
          <table:table-cell table:formula="of:=AVERAGE([.C83:.C102])" office:value-type="float" office:value="0.391205">
            <text:p>0.3912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6">
            <text:p>0.866</text:p>
          </table:table-cell>
          <table:table-cell office:value-type="float" office:value="0.4473">
            <text:p>0.4473</text:p>
          </table:table-cell>
          <table:table-cell/>
          <table:table-cell table:formula="of:=AVERAGE([.A84:.A103])" office:value-type="float" office:value="5.1">
            <text:p>5.1</text:p>
          </table:table-cell>
          <table:table-cell table:formula="of:=AVERAGE([.B84:.B103])" office:value-type="float" office:value="0.821275">
            <text:p>0.821275</text:p>
          </table:table-cell>
          <table:table-cell table:formula="of:=AVERAGE([.C84:.C103])" office:value-type="float" office:value="0.399995">
            <text:p>0.39999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97">
            <text:p>0.8697</text:p>
          </table:table-cell>
          <table:table-cell office:value-type="float" office:value="0.4767">
            <text:p>0.4767</text:p>
          </table:table-cell>
          <table:table-cell/>
          <table:table-cell table:formula="of:=AVERAGE([.A85:.A104])" office:value-type="float" office:value="5.15">
            <text:p>5.15</text:p>
          </table:table-cell>
          <table:table-cell table:formula="of:=AVERAGE([.B85:.B104])" office:value-type="float" office:value="0.81751">
            <text:p>0.81751</text:p>
          </table:table-cell>
          <table:table-cell table:formula="of:=AVERAGE([.C85:.C104])" office:value-type="float" office:value="0.39543">
            <text:p>0.3954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2">
            <text:p>0.832</text:p>
          </table:table-cell>
          <table:table-cell office:value-type="float" office:value="0.3951">
            <text:p>0.3951</text:p>
          </table:table-cell>
          <table:table-cell/>
          <table:table-cell table:formula="of:=AVERAGE([.A86:.A105])" office:value-type="float" office:value="5.2">
            <text:p>5.2</text:p>
          </table:table-cell>
          <table:table-cell table:formula="of:=AVERAGE([.B86:.B105])" office:value-type="float" office:value="0.816075">
            <text:p>0.816075</text:p>
          </table:table-cell>
          <table:table-cell table:formula="of:=AVERAGE([.C86:.C105])" office:value-type="float" office:value="0.392325">
            <text:p>0.39232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33">
            <text:p>0.7533</text:p>
          </table:table-cell>
          <table:table-cell office:value-type="float" office:value="0.2966">
            <text:p>0.2966</text:p>
          </table:table-cell>
          <table:table-cell/>
          <table:table-cell table:formula="of:=AVERAGE([.A87:.A106])" office:value-type="float" office:value="5.25">
            <text:p>5.25</text:p>
          </table:table-cell>
          <table:table-cell table:formula="of:=AVERAGE([.B87:.B106])" office:value-type="float" office:value="0.81376">
            <text:p>0.81376</text:p>
          </table:table-cell>
          <table:table-cell table:formula="of:=AVERAGE([.C87:.C106])" office:value-type="float" office:value="0.38894">
            <text:p>0.3889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763">
            <text:p>0.6763</text:p>
          </table:table-cell>
          <table:table-cell office:value-type="float" office:value="0.2054">
            <text:p>0.2054</text:p>
          </table:table-cell>
          <table:table-cell/>
          <table:table-cell table:formula="of:=AVERAGE([.A88:.A107])" office:value-type="float" office:value="5.3">
            <text:p>5.3</text:p>
          </table:table-cell>
          <table:table-cell table:formula="of:=AVERAGE([.B88:.B107])" office:value-type="float" office:value="0.81901">
            <text:p>0.81901</text:p>
          </table:table-cell>
          <table:table-cell table:formula="of:=AVERAGE([.C88:.C107])" office:value-type="float" office:value="0.396525">
            <text:p>0.39652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5">
            <text:p>0.885</text:p>
          </table:table-cell>
          <table:table-cell office:value-type="float" office:value="0.5117">
            <text:p>0.5117</text:p>
          </table:table-cell>
          <table:table-cell/>
          <table:table-cell table:formula="of:=AVERAGE([.A89:.A108])" office:value-type="float" office:value="5.35">
            <text:p>5.35</text:p>
          </table:table-cell>
          <table:table-cell table:formula="of:=AVERAGE([.B89:.B108])" office:value-type="float" office:value="0.826245">
            <text:p>0.826245</text:p>
          </table:table-cell>
          <table:table-cell table:formula="of:=AVERAGE([.C89:.C108])" office:value-type="float" office:value="0.405175">
            <text:p>0.4051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73">
            <text:p>0.8373</text:p>
          </table:table-cell>
          <table:table-cell office:value-type="float" office:value="0.4114">
            <text:p>0.4114</text:p>
          </table:table-cell>
          <table:table-cell/>
          <table:table-cell table:formula="of:=AVERAGE([.A90:.A109])" office:value-type="float" office:value="5.4">
            <text:p>5.4</text:p>
          </table:table-cell>
          <table:table-cell table:formula="of:=AVERAGE([.B90:.B109])" office:value-type="float" office:value="0.826745">
            <text:p>0.826745</text:p>
          </table:table-cell>
          <table:table-cell table:formula="of:=AVERAGE([.C90:.C109])" office:value-type="float" office:value="0.405915">
            <text:p>0.40591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53">
            <text:p>0.8753</text:p>
          </table:table-cell>
          <table:table-cell office:value-type="float" office:value="0.4805">
            <text:p>0.4805</text:p>
          </table:table-cell>
          <table:table-cell/>
          <table:table-cell table:formula="of:=AVERAGE([.A91:.A110])" office:value-type="float" office:value="5.45">
            <text:p>5.45</text:p>
          </table:table-cell>
          <table:table-cell table:formula="of:=AVERAGE([.B91:.B110])" office:value-type="float" office:value="0.82913">
            <text:p>0.82913</text:p>
          </table:table-cell>
          <table:table-cell table:formula="of:=AVERAGE([.C91:.C110])" office:value-type="float" office:value="0.410175">
            <text:p>0.4101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17">
            <text:p>0.8117</text:p>
          </table:table-cell>
          <table:table-cell office:value-type="float" office:value="0.3805">
            <text:p>0.3805</text:p>
          </table:table-cell>
          <table:table-cell/>
          <table:table-cell table:formula="of:=AVERAGE([.A92:.A111])" office:value-type="float" office:value="5.5">
            <text:p>5.5</text:p>
          </table:table-cell>
          <table:table-cell table:formula="of:=AVERAGE([.B92:.B111])" office:value-type="float" office:value="0.82793">
            <text:p>0.82793</text:p>
          </table:table-cell>
          <table:table-cell table:formula="of:=AVERAGE([.C92:.C111])" office:value-type="float" office:value="0.407245">
            <text:p>0.4072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43">
            <text:p>0.8143</text:p>
          </table:table-cell>
          <table:table-cell office:value-type="float" office:value="0.3786">
            <text:p>0.3786</text:p>
          </table:table-cell>
          <table:table-cell/>
          <table:table-cell table:formula="of:=AVERAGE([.A93:.A112])" office:value-type="float" office:value="5.55">
            <text:p>5.55</text:p>
          </table:table-cell>
          <table:table-cell table:formula="of:=AVERAGE([.B93:.B112])" office:value-type="float" office:value="0.83156">
            <text:p>0.83156</text:p>
          </table:table-cell>
          <table:table-cell table:formula="of:=AVERAGE([.C93:.C112])" office:value-type="float" office:value="0.41304">
            <text:p>0.4130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7">
            <text:p>0.77</text:p>
          </table:table-cell>
          <table:table-cell office:value-type="float" office:value="0.3149">
            <text:p>0.3149</text:p>
          </table:table-cell>
          <table:table-cell/>
          <table:table-cell table:formula="of:=AVERAGE([.A94:.A113])" office:value-type="float" office:value="5.6">
            <text:p>5.6</text:p>
          </table:table-cell>
          <table:table-cell table:formula="of:=AVERAGE([.B94:.B113])" office:value-type="float" office:value="0.83426">
            <text:p>0.83426</text:p>
          </table:table-cell>
          <table:table-cell table:formula="of:=AVERAGE([.C94:.C113])" office:value-type="float" office:value="0.417905">
            <text:p>0.4179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823">
            <text:p>0.7823</text:p>
          </table:table-cell>
          <table:table-cell office:value-type="float" office:value="0.3206">
            <text:p>0.3206</text:p>
          </table:table-cell>
          <table:table-cell/>
          <table:table-cell table:formula="of:=AVERAGE([.A95:.A114])" office:value-type="float" office:value="5.65">
            <text:p>5.65</text:p>
          </table:table-cell>
          <table:table-cell table:formula="of:=AVERAGE([.B95:.B114])" office:value-type="float" office:value="0.840645">
            <text:p>0.840645</text:p>
          </table:table-cell>
          <table:table-cell table:formula="of:=AVERAGE([.C95:.C114])" office:value-type="float" office:value="0.428555">
            <text:p>0.4285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72">
            <text:p>0.672</text:p>
          </table:table-cell>
          <table:table-cell office:value-type="float" office:value="0.2134">
            <text:p>0.2134</text:p>
          </table:table-cell>
          <table:table-cell/>
          <table:table-cell table:formula="of:=AVERAGE([.A96:.A115])" office:value-type="float" office:value="5.7">
            <text:p>5.7</text:p>
          </table:table-cell>
          <table:table-cell table:formula="of:=AVERAGE([.B96:.B115])" office:value-type="float" office:value="0.844145">
            <text:p>0.844145</text:p>
          </table:table-cell>
          <table:table-cell table:formula="of:=AVERAGE([.C96:.C115])" office:value-type="float" office:value="0.434005">
            <text:p>0.4340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8">
            <text:p>0.818</text:p>
          </table:table-cell>
          <table:table-cell office:value-type="float" office:value="0.3741">
            <text:p>0.3741</text:p>
          </table:table-cell>
          <table:table-cell/>
          <table:table-cell table:formula="of:=AVERAGE([.A97:.A116])" office:value-type="float" office:value="5.75">
            <text:p>5.75</text:p>
          </table:table-cell>
          <table:table-cell table:formula="of:=AVERAGE([.B97:.B116])" office:value-type="float" office:value="0.853345">
            <text:p>0.853345</text:p>
          </table:table-cell>
          <table:table-cell table:formula="of:=AVERAGE([.C97:.C116])" office:value-type="float" office:value="0.445605">
            <text:p>0.4456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9">
            <text:p>0.839</text:p>
          </table:table-cell>
          <table:table-cell office:value-type="float" office:value="0.4378">
            <text:p>0.4378</text:p>
          </table:table-cell>
          <table:table-cell/>
          <table:table-cell table:formula="of:=AVERAGE([.A98:.A117])" office:value-type="float" office:value="5.8">
            <text:p>5.8</text:p>
          </table:table-cell>
          <table:table-cell table:formula="of:=AVERAGE([.B98:.B117])" office:value-type="float" office:value="0.85521">
            <text:p>0.85521</text:p>
          </table:table-cell>
          <table:table-cell table:formula="of:=AVERAGE([.C98:.C117])" office:value-type="float" office:value="0.44894">
            <text:p>0.4489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07">
            <text:p>0.8607</text:p>
          </table:table-cell>
          <table:table-cell office:value-type="float" office:value="0.4668">
            <text:p>0.4668</text:p>
          </table:table-cell>
          <table:table-cell/>
          <table:table-cell table:formula="of:=AVERAGE([.A99:.A118])" office:value-type="float" office:value="5.85">
            <text:p>5.85</text:p>
          </table:table-cell>
          <table:table-cell table:formula="of:=AVERAGE([.B99:.B118])" office:value-type="float" office:value="0.854425">
            <text:p>0.854425</text:p>
          </table:table-cell>
          <table:table-cell table:formula="of:=AVERAGE([.C99:.C118])" office:value-type="float" office:value="0.44704">
            <text:p>0.4470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03">
            <text:p>0.8503</text:p>
          </table:table-cell>
          <table:table-cell office:value-type="float" office:value="0.4479">
            <text:p>0.4479</text:p>
          </table:table-cell>
          <table:table-cell/>
          <table:table-cell table:formula="of:=AVERAGE([.A100:.A119])" office:value-type="float" office:value="5.9">
            <text:p>5.9</text:p>
          </table:table-cell>
          <table:table-cell table:formula="of:=AVERAGE([.B100:.B119])" office:value-type="float" office:value="0.85354">
            <text:p>0.85354</text:p>
          </table:table-cell>
          <table:table-cell table:formula="of:=AVERAGE([.C100:.C119])" office:value-type="float" office:value="0.44474">
            <text:p>0.4447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53">
            <text:p>0.8653</text:p>
          </table:table-cell>
          <table:table-cell office:value-type="float" office:value="0.4606">
            <text:p>0.4606</text:p>
          </table:table-cell>
          <table:table-cell/>
          <table:table-cell table:formula="of:=AVERAGE([.A101:.A120])" office:value-type="float" office:value="5.95">
            <text:p>5.95</text:p>
          </table:table-cell>
          <table:table-cell table:formula="of:=AVERAGE([.B101:.B120])" office:value-type="float" office:value="0.85396">
            <text:p>0.85396</text:p>
          </table:table-cell>
          <table:table-cell table:formula="of:=AVERAGE([.C101:.C120])" office:value-type="float" office:value="0.446025">
            <text:p>0.4460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2">
            <text:p>0.852</text:p>
          </table:table-cell>
          <table:table-cell office:value-type="float" office:value="0.4468">
            <text:p>0.4468</text:p>
          </table:table-cell>
          <table:table-cell/>
          <table:table-cell table:formula="of:=AVERAGE([.A102:.A121])" office:value-type="float" office:value="6">
            <text:p>6</text:p>
          </table:table-cell>
          <table:table-cell table:formula="of:=AVERAGE([.B102:.B121])" office:value-type="float" office:value="0.855595">
            <text:p>0.855595</text:p>
          </table:table-cell>
          <table:table-cell table:formula="of:=AVERAGE([.C102:.C121])" office:value-type="float" office:value="0.449015">
            <text:p>0.4490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5">
            <text:p>0.895</text:p>
          </table:table-cell>
          <table:table-cell office:value-type="float" office:value="0.5332">
            <text:p>0.5332</text:p>
          </table:table-cell>
          <table:table-cell/>
          <table:table-cell table:formula="of:=AVERAGE([.A103:.A122])" office:value-type="float" office:value="6.05">
            <text:p>6.05</text:p>
          </table:table-cell>
          <table:table-cell table:formula="of:=AVERAGE([.B103:.B122])" office:value-type="float" office:value="0.85148">
            <text:p>0.85148</text:p>
          </table:table-cell>
          <table:table-cell table:formula="of:=AVERAGE([.C103:.C122])" office:value-type="float" office:value="0.441675">
            <text:p>0.4416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07">
            <text:p>0.7907</text:p>
          </table:table-cell>
          <table:table-cell office:value-type="float" office:value="0.356">
            <text:p>0.356</text:p>
          </table:table-cell>
          <table:table-cell/>
          <table:table-cell table:formula="of:=AVERAGE([.A104:.A123])" office:value-type="float" office:value="6.1">
            <text:p>6.1</text:p>
          </table:table-cell>
          <table:table-cell table:formula="of:=AVERAGE([.B104:.B123])" office:value-type="float" office:value="0.851615">
            <text:p>0.851615</text:p>
          </table:table-cell>
          <table:table-cell table:formula="of:=AVERAGE([.C104:.C123])" office:value-type="float" office:value="0.4413">
            <text:p>0.441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1">
            <text:p>0.841</text:p>
          </table:table-cell>
          <table:table-cell office:value-type="float" office:value="0.4146">
            <text:p>0.4146</text:p>
          </table:table-cell>
          <table:table-cell/>
          <table:table-cell table:formula="of:=AVERAGE([.A105:.A124])" office:value-type="float" office:value="6.15">
            <text:p>6.15</text:p>
          </table:table-cell>
          <table:table-cell table:formula="of:=AVERAGE([.B105:.B124])" office:value-type="float" office:value="0.85553">
            <text:p>0.85553</text:p>
          </table:table-cell>
          <table:table-cell table:formula="of:=AVERAGE([.C105:.C124])" office:value-type="float" office:value="0.44694">
            <text:p>0.4469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857">
            <text:p>0.7857</text:p>
          </table:table-cell>
          <table:table-cell office:value-type="float" office:value="0.3274">
            <text:p>0.3274</text:p>
          </table:table-cell>
          <table:table-cell/>
          <table:table-cell table:formula="of:=AVERAGE([.A106:.A125])" office:value-type="float" office:value="6.2">
            <text:p>6.2</text:p>
          </table:table-cell>
          <table:table-cell table:formula="of:=AVERAGE([.B106:.B125])" office:value-type="float" office:value="0.857965">
            <text:p>0.857965</text:p>
          </table:table-cell>
          <table:table-cell table:formula="of:=AVERAGE([.C106:.C125])" office:value-type="float" office:value="0.451555">
            <text:p>0.4515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83">
            <text:p>0.8583</text:p>
          </table:table-cell>
          <table:table-cell office:value-type="float" office:value="0.4483">
            <text:p>0.4483</text:p>
          </table:table-cell>
          <table:table-cell/>
          <table:table-cell table:formula="of:=AVERAGE([.A107:.A126])" office:value-type="float" office:value="6.25">
            <text:p>6.25</text:p>
          </table:table-cell>
          <table:table-cell table:formula="of:=AVERAGE([.B107:.B126])" office:value-type="float" office:value="0.862445">
            <text:p>0.862445</text:p>
          </table:table-cell>
          <table:table-cell table:formula="of:=AVERAGE([.C107:.C126])" office:value-type="float" office:value="0.459215">
            <text:p>0.4592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21">
            <text:p>0.821</text:p>
          </table:table-cell>
          <table:table-cell office:value-type="float" office:value="0.3784">
            <text:p>0.3784</text:p>
          </table:table-cell>
          <table:table-cell/>
          <table:table-cell table:formula="of:=AVERAGE([.A108:.A127])" office:value-type="float" office:value="6.3">
            <text:p>6.3</text:p>
          </table:table-cell>
          <table:table-cell table:formula="of:=AVERAGE([.B108:.B127])" office:value-type="float" office:value="0.864165">
            <text:p>0.864165</text:p>
          </table:table-cell>
          <table:table-cell table:formula="of:=AVERAGE([.C108:.C127])" office:value-type="float" office:value="0.46244">
            <text:p>0.4624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5">
            <text:p>0.895</text:p>
          </table:table-cell>
          <table:table-cell office:value-type="float" office:value="0.5265">
            <text:p>0.5265</text:p>
          </table:table-cell>
          <table:table-cell/>
          <table:table-cell table:formula="of:=AVERAGE([.A109:.A128])" office:value-type="float" office:value="6.35">
            <text:p>6.35</text:p>
          </table:table-cell>
          <table:table-cell table:formula="of:=AVERAGE([.B109:.B128])" office:value-type="float" office:value="0.86663">
            <text:p>0.86663</text:p>
          </table:table-cell>
          <table:table-cell table:formula="of:=AVERAGE([.C109:.C128])" office:value-type="float" office:value="0.467155">
            <text:p>0.4671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5">
            <text:p>0.885</text:p>
          </table:table-cell>
          <table:table-cell office:value-type="float" office:value="0.4966">
            <text:p>0.4966</text:p>
          </table:table-cell>
          <table:table-cell/>
          <table:table-cell table:formula="of:=AVERAGE([.A110:.A129])" office:value-type="float" office:value="6.4">
            <text:p>6.4</text:p>
          </table:table-cell>
          <table:table-cell table:formula="of:=AVERAGE([.B110:.B129])" office:value-type="float" office:value="0.86423">
            <text:p>0.86423</text:p>
          </table:table-cell>
          <table:table-cell table:formula="of:=AVERAGE([.C110:.C129])" office:value-type="float" office:value="0.46204">
            <text:p>0.4620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13">
            <text:p>0.8513</text:p>
          </table:table-cell>
          <table:table-cell office:value-type="float" office:value="0.4219">
            <text:p>0.4219</text:p>
          </table:table-cell>
          <table:table-cell/>
          <table:table-cell table:formula="of:=AVERAGE([.A111:.A130])" office:value-type="float" office:value="6.45">
            <text:p>6.45</text:p>
          </table:table-cell>
          <table:table-cell table:formula="of:=AVERAGE([.B111:.B130])" office:value-type="float" office:value="0.863765">
            <text:p>0.863765</text:p>
          </table:table-cell>
          <table:table-cell table:formula="of:=AVERAGE([.C111:.C130])" office:value-type="float" office:value="0.460415">
            <text:p>0.4604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43">
            <text:p>0.8843</text:p>
          </table:table-cell>
          <table:table-cell office:value-type="float" office:value="0.4964">
            <text:p>0.4964</text:p>
          </table:table-cell>
          <table:table-cell/>
          <table:table-cell table:formula="of:=AVERAGE([.A112:.A131])" office:value-type="float" office:value="6.5">
            <text:p>6.5</text:p>
          </table:table-cell>
          <table:table-cell table:formula="of:=AVERAGE([.B112:.B131])" office:value-type="float" office:value="0.865635">
            <text:p>0.865635</text:p>
          </table:table-cell>
          <table:table-cell table:formula="of:=AVERAGE([.C112:.C131])" office:value-type="float" office:value="0.46406">
            <text:p>0.464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83">
            <text:p>0.8683</text:p>
          </table:table-cell>
          <table:table-cell office:value-type="float" office:value="0.4759">
            <text:p>0.4759</text:p>
          </table:table-cell>
          <table:table-cell/>
          <table:table-cell table:formula="of:=AVERAGE([.A113:.A132])" office:value-type="float" office:value="6.55">
            <text:p>6.55</text:p>
          </table:table-cell>
          <table:table-cell table:formula="of:=AVERAGE([.B113:.B132])" office:value-type="float" office:value="0.864785">
            <text:p>0.864785</text:p>
          </table:table-cell>
          <table:table-cell table:formula="of:=AVERAGE([.C113:.C132])" office:value-type="float" office:value="0.462395">
            <text:p>0.46239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77">
            <text:p>0.8977</text:p>
          </table:table-cell>
          <table:table-cell office:value-type="float" office:value="0.5279">
            <text:p>0.5279</text:p>
          </table:table-cell>
          <table:table-cell/>
          <table:table-cell table:formula="of:=AVERAGE([.A114:.A133])" office:value-type="float" office:value="6.6">
            <text:p>6.6</text:p>
          </table:table-cell>
          <table:table-cell table:formula="of:=AVERAGE([.B114:.B133])" office:value-type="float" office:value="0.863855">
            <text:p>0.863855</text:p>
          </table:table-cell>
          <table:table-cell table:formula="of:=AVERAGE([.C114:.C133])" office:value-type="float" office:value="0.460335">
            <text:p>0.4603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23">
            <text:p>0.8523</text:p>
          </table:table-cell>
          <table:table-cell office:value-type="float" office:value="0.4296">
            <text:p>0.4296</text:p>
          </table:table-cell>
          <table:table-cell/>
          <table:table-cell table:formula="of:=AVERAGE([.A115:.A134])" office:value-type="float" office:value="6.65">
            <text:p>6.65</text:p>
          </table:table-cell>
          <table:table-cell table:formula="of:=AVERAGE([.B115:.B134])" office:value-type="float" office:value="0.86122">
            <text:p>0.86122</text:p>
          </table:table-cell>
          <table:table-cell table:formula="of:=AVERAGE([.C115:.C134])" office:value-type="float" office:value="0.45572">
            <text:p>0.45572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6">
            <text:p>0.856</text:p>
          </table:table-cell>
          <table:table-cell office:value-type="float" office:value="0.4454">
            <text:p>0.4454</text:p>
          </table:table-cell>
          <table:table-cell/>
          <table:table-cell table:formula="of:=AVERAGE([.A116:.A135])" office:value-type="float" office:value="6.7">
            <text:p>6.7</text:p>
          </table:table-cell>
          <table:table-cell table:formula="of:=AVERAGE([.B116:.B135])" office:value-type="float" office:value="0.86334">
            <text:p>0.86334</text:p>
          </table:table-cell>
          <table:table-cell table:formula="of:=AVERAGE([.C116:.C135])" office:value-type="float" office:value="0.45959">
            <text:p>0.4595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53">
            <text:p>0.8553</text:p>
          </table:table-cell>
          <table:table-cell office:value-type="float" office:value="0.4408">
            <text:p>0.4408</text:p>
          </table:table-cell>
          <table:table-cell/>
          <table:table-cell table:formula="of:=AVERAGE([.A117:.A136])" office:value-type="float" office:value="6.75">
            <text:p>6.75</text:p>
          </table:table-cell>
          <table:table-cell table:formula="of:=AVERAGE([.B117:.B136])" office:value-type="float" office:value="0.865375">
            <text:p>0.865375</text:p>
          </table:table-cell>
          <table:table-cell table:formula="of:=AVERAGE([.C117:.C136])" office:value-type="float" office:value="0.463305">
            <text:p>0.4633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233">
            <text:p>0.8233</text:p>
          </table:table-cell>
          <table:table-cell office:value-type="float" office:value="0.3998">
            <text:p>0.3998</text:p>
          </table:table-cell>
          <table:table-cell/>
          <table:table-cell table:formula="of:=AVERAGE([.A118:.A137])" office:value-type="float" office:value="6.8">
            <text:p>6.8</text:p>
          </table:table-cell>
          <table:table-cell table:formula="of:=AVERAGE([.B118:.B137])" office:value-type="float" office:value="0.86696">
            <text:p>0.86696</text:p>
          </table:table-cell>
          <table:table-cell table:formula="of:=AVERAGE([.C118:.C137])" office:value-type="float" office:value="0.465915">
            <text:p>0.4659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3">
            <text:p>0.843</text:p>
          </table:table-cell>
          <table:table-cell office:value-type="float" office:value="0.4208">
            <text:p>0.4208</text:p>
          </table:table-cell>
          <table:table-cell/>
          <table:table-cell table:formula="of:=AVERAGE([.A119:.A138])" office:value-type="float" office:value="6.85">
            <text:p>6.85</text:p>
          </table:table-cell>
          <table:table-cell table:formula="of:=AVERAGE([.B119:.B138])" office:value-type="float" office:value="0.868495">
            <text:p>0.868495</text:p>
          </table:table-cell>
          <table:table-cell table:formula="of:=AVERAGE([.C119:.C138])" office:value-type="float" office:value="0.46785">
            <text:p>0.4678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87">
            <text:p>0.8587</text:p>
          </table:table-cell>
          <table:table-cell office:value-type="float" office:value="0.4736">
            <text:p>0.4736</text:p>
          </table:table-cell>
          <table:table-cell/>
          <table:table-cell table:formula="of:=AVERAGE([.A120:.A139])" office:value-type="float" office:value="6.9">
            <text:p>6.9</text:p>
          </table:table-cell>
          <table:table-cell table:formula="of:=AVERAGE([.B120:.B139])" office:value-type="float" office:value="0.870245">
            <text:p>0.870245</text:p>
          </table:table-cell>
          <table:table-cell table:formula="of:=AVERAGE([.C120:.C139])" office:value-type="float" office:value="0.47149">
            <text:p>0.4714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8">
            <text:p>0.898</text:p>
          </table:table-cell>
          <table:table-cell office:value-type="float" office:value="0.5204">
            <text:p>0.5204</text:p>
          </table:table-cell>
          <table:table-cell/>
          <table:table-cell table:formula="of:=AVERAGE([.A121:.A140])" office:value-type="float" office:value="6.95">
            <text:p>6.95</text:p>
          </table:table-cell>
          <table:table-cell table:formula="of:=AVERAGE([.B121:.B140])" office:value-type="float" office:value="0.867195">
            <text:p>0.867195</text:p>
          </table:table-cell>
          <table:table-cell table:formula="of:=AVERAGE([.C121:.C140])" office:value-type="float" office:value="0.465935">
            <text:p>0.46593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697">
            <text:p>0.7697</text:p>
          </table:table-cell>
          <table:table-cell office:value-type="float" office:value="0.3">
            <text:p>0.3</text:p>
          </table:table-cell>
          <table:table-cell/>
          <table:table-cell table:formula="of:=AVERAGE([.A122:.A141])" office:value-type="float" office:value="7">
            <text:p>7</text:p>
          </table:table-cell>
          <table:table-cell table:formula="of:=AVERAGE([.B122:.B141])" office:value-type="float" office:value="0.86456">
            <text:p>0.86456</text:p>
          </table:table-cell>
          <table:table-cell table:formula="of:=AVERAGE([.C122:.C141])" office:value-type="float" office:value="0.46114">
            <text:p>0.4611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7">
            <text:p>0.8977</text:p>
          </table:table-cell>
          <table:table-cell office:value-type="float" office:value="0.5257">
            <text:p>0.5257</text:p>
          </table:table-cell>
          <table:table-cell/>
          <table:table-cell table:formula="of:=AVERAGE([.A123:.A142])" office:value-type="float" office:value="7.05">
            <text:p>7.05</text:p>
          </table:table-cell>
          <table:table-cell table:formula="of:=AVERAGE([.B123:.B142])" office:value-type="float" office:value="0.870825">
            <text:p>0.870825</text:p>
          </table:table-cell>
          <table:table-cell table:formula="of:=AVERAGE([.C123:.C142])" office:value-type="float" office:value="0.472055">
            <text:p>0.4720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9">
            <text:p>0.869</text:p>
          </table:table-cell>
          <table:table-cell office:value-type="float" office:value="0.4688">
            <text:p>0.4688</text:p>
          </table:table-cell>
          <table:table-cell/>
          <table:table-cell table:formula="of:=AVERAGE([.A124:.A143])" office:value-type="float" office:value="7.1">
            <text:p>7.1</text:p>
          </table:table-cell>
          <table:table-cell table:formula="of:=AVERAGE([.B124:.B143])" office:value-type="float" office:value="0.86844">
            <text:p>0.86844</text:p>
          </table:table-cell>
          <table:table-cell table:formula="of:=AVERAGE([.C124:.C143])" office:value-type="float" office:value="0.46819">
            <text:p>0.4681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7">
            <text:p>0.8897</text:p>
          </table:table-cell>
          <table:table-cell office:value-type="float" office:value="0.5069">
            <text:p>0.5069</text:p>
          </table:table-cell>
          <table:table-cell/>
          <table:table-cell table:formula="of:=AVERAGE([.A125:.A144])" office:value-type="float" office:value="7.15">
            <text:p>7.15</text:p>
          </table:table-cell>
          <table:table-cell table:formula="of:=AVERAGE([.B125:.B144])" office:value-type="float" office:value="0.869505">
            <text:p>0.869505</text:p>
          </table:table-cell>
          <table:table-cell table:formula="of:=AVERAGE([.C125:.C144])" office:value-type="float" office:value="0.469505">
            <text:p>0.4695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53">
            <text:p>0.8753</text:p>
          </table:table-cell>
          <table:table-cell office:value-type="float" office:value="0.4806">
            <text:p>0.4806</text:p>
          </table:table-cell>
          <table:table-cell/>
          <table:table-cell table:formula="of:=AVERAGE([.A126:.A145])" office:value-type="float" office:value="7.2">
            <text:p>7.2</text:p>
          </table:table-cell>
          <table:table-cell table:formula="of:=AVERAGE([.B126:.B145])" office:value-type="float" office:value="0.86962">
            <text:p>0.86962</text:p>
          </table:table-cell>
          <table:table-cell table:formula="of:=AVERAGE([.C126:.C145])" office:value-type="float" office:value="0.46989">
            <text:p>0.4698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27">
            <text:p>0.8927</text:p>
          </table:table-cell>
          <table:table-cell office:value-type="float" office:value="0.5128">
            <text:p>0.5128</text:p>
          </table:table-cell>
          <table:table-cell/>
          <table:table-cell table:formula="of:=AVERAGE([.A127:.A146])" office:value-type="float" office:value="7.25">
            <text:p>7.25</text:p>
          </table:table-cell>
          <table:table-cell table:formula="of:=AVERAGE([.B127:.B146])" office:value-type="float" office:value="0.86774">
            <text:p>0.86774</text:p>
          </table:table-cell>
          <table:table-cell table:formula="of:=AVERAGE([.C127:.C146])" office:value-type="float" office:value="0.46636">
            <text:p>0.4663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03">
            <text:p>0.8703</text:p>
          </table:table-cell>
          <table:table-cell office:value-type="float" office:value="0.4727">
            <text:p>0.4727</text:p>
          </table:table-cell>
          <table:table-cell/>
          <table:table-cell table:formula="of:=AVERAGE([.A128:.A147])" office:value-type="float" office:value="7.3">
            <text:p>7.3</text:p>
          </table:table-cell>
          <table:table-cell table:formula="of:=AVERAGE([.B128:.B147])" office:value-type="float" office:value="0.866805">
            <text:p>0.866805</text:p>
          </table:table-cell>
          <table:table-cell table:formula="of:=AVERAGE([.C128:.C147])" office:value-type="float" office:value="0.46434">
            <text:p>0.4643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7">
            <text:p>0.847</text:p>
          </table:table-cell>
          <table:table-cell office:value-type="float" office:value="0.4242">
            <text:p>0.4242</text:p>
          </table:table-cell>
          <table:table-cell/>
          <table:table-cell table:formula="of:=AVERAGE([.A129:.A148])" office:value-type="float" office:value="7.35">
            <text:p>7.35</text:p>
          </table:table-cell>
          <table:table-cell table:formula="of:=AVERAGE([.B129:.B148])" office:value-type="float" office:value="0.867855">
            <text:p>0.867855</text:p>
          </table:table-cell>
          <table:table-cell table:formula="of:=AVERAGE([.C129:.C148])" office:value-type="float" office:value="0.46579">
            <text:p>0.4657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57">
            <text:p>0.8757</text:p>
          </table:table-cell>
          <table:table-cell office:value-type="float" office:value="0.4641">
            <text:p>0.4641</text:p>
          </table:table-cell>
          <table:table-cell/>
          <table:table-cell table:formula="of:=AVERAGE([.A130:.A149])" office:value-type="float" office:value="7.4">
            <text:p>7.4</text:p>
          </table:table-cell>
          <table:table-cell table:formula="of:=AVERAGE([.B130:.B149])" office:value-type="float" office:value="0.870605">
            <text:p>0.870605</text:p>
          </table:table-cell>
          <table:table-cell table:formula="of:=AVERAGE([.C130:.C149])" office:value-type="float" office:value="0.471575">
            <text:p>0.47157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87">
            <text:p>0.8887</text:p>
          </table:table-cell>
          <table:table-cell office:value-type="float" office:value="0.4948">
            <text:p>0.4948</text:p>
          </table:table-cell>
          <table:table-cell/>
          <table:table-cell table:formula="of:=AVERAGE([.A131:.A150])" office:value-type="float" office:value="7.45">
            <text:p>7.45</text:p>
          </table:table-cell>
          <table:table-cell table:formula="of:=AVERAGE([.B131:.B150])" office:value-type="float" office:value="0.867785">
            <text:p>0.867785</text:p>
          </table:table-cell>
          <table:table-cell table:formula="of:=AVERAGE([.C131:.C150])" office:value-type="float" office:value="0.466405">
            <text:p>0.4664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73">
            <text:p>0.8673</text:p>
          </table:table-cell>
          <table:table-cell office:value-type="float" office:value="0.4631">
            <text:p>0.4631</text:p>
          </table:table-cell>
          <table:table-cell/>
          <table:table-cell table:formula="of:=AVERAGE([.A132:.A151])" office:value-type="float" office:value="7.5">
            <text:p>7.5</text:p>
          </table:table-cell>
          <table:table-cell table:formula="of:=AVERAGE([.B132:.B151])" office:value-type="float" office:value="0.867385">
            <text:p>0.867385</text:p>
          </table:table-cell>
          <table:table-cell table:formula="of:=AVERAGE([.C132:.C151])" office:value-type="float" office:value="0.46548">
            <text:p>0.4654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97">
            <text:p>0.8497</text:p>
          </table:table-cell>
          <table:table-cell office:value-type="float" office:value="0.4347">
            <text:p>0.4347</text:p>
          </table:table-cell>
          <table:table-cell/>
          <table:table-cell table:formula="of:=AVERAGE([.A133:.A152])" office:value-type="float" office:value="7.55">
            <text:p>7.55</text:p>
          </table:table-cell>
          <table:table-cell table:formula="of:=AVERAGE([.B133:.B152])" office:value-type="float" office:value="0.869005">
            <text:p>0.869005</text:p>
          </table:table-cell>
          <table:table-cell table:formula="of:=AVERAGE([.C133:.C152])" office:value-type="float" office:value="0.46877">
            <text:p>0.4687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office:value-type="float" office:value="0.4356">
            <text:p>0.4356</text:p>
          </table:table-cell>
          <table:table-cell/>
          <table:table-cell table:formula="of:=AVERAGE([.A134:.A153])" office:value-type="float" office:value="7.6">
            <text:p>7.6</text:p>
          </table:table-cell>
          <table:table-cell table:formula="of:=AVERAGE([.B134:.B153])" office:value-type="float" office:value="0.870735">
            <text:p>0.870735</text:p>
          </table:table-cell>
          <table:table-cell table:formula="of:=AVERAGE([.C134:.C153])" office:value-type="float" office:value="0.4726">
            <text:p>0.472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47">
            <text:p>0.8947</text:p>
          </table:table-cell>
          <table:table-cell office:value-type="float" office:value="0.507">
            <text:p>0.507</text:p>
          </table:table-cell>
          <table:table-cell/>
          <table:table-cell table:formula="of:=AVERAGE([.A135:.A154])" office:value-type="float" office:value="7.65">
            <text:p>7.65</text:p>
          </table:table-cell>
          <table:table-cell table:formula="of:=AVERAGE([.B135:.B154])" office:value-type="float" office:value="0.870985">
            <text:p>0.870985</text:p>
          </table:table-cell>
          <table:table-cell table:formula="of:=AVERAGE([.C135:.C154])" office:value-type="float" office:value="0.47266">
            <text:p>0.4726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7">
            <text:p>0.8967</text:p>
          </table:table-cell>
          <table:table-cell office:value-type="float" office:value="0.5197">
            <text:p>0.5197</text:p>
          </table:table-cell>
          <table:table-cell/>
          <table:table-cell table:formula="of:=AVERAGE([.A136:.A155])" office:value-type="float" office:value="7.7">
            <text:p>7.7</text:p>
          </table:table-cell>
          <table:table-cell table:formula="of:=AVERAGE([.B136:.B155])" office:value-type="float" office:value="0.868635">
            <text:p>0.868635</text:p>
          </table:table-cell>
          <table:table-cell table:formula="of:=AVERAGE([.C136:.C155])" office:value-type="float" office:value="0.46839">
            <text:p>0.4683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7">
            <text:p>0.887</text:p>
          </table:table-cell>
          <table:table-cell office:value-type="float" office:value="0.493">
            <text:p>0.493</text:p>
          </table:table-cell>
          <table:table-cell/>
          <table:table-cell table:formula="of:=AVERAGE([.A137:.A156])" office:value-type="float" office:value="7.75">
            <text:p>7.75</text:p>
          </table:table-cell>
          <table:table-cell table:formula="of:=AVERAGE([.B137:.B156])" office:value-type="float" office:value="0.867815">
            <text:p>0.867815</text:p>
          </table:table-cell>
          <table:table-cell table:formula="of:=AVERAGE([.C137:.C156])" office:value-type="float" office:value="0.46711">
            <text:p>0.4671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54">
            <text:p>0.854</text:p>
          </table:table-cell>
          <table:table-cell office:value-type="float" office:value="0.4385">
            <text:p>0.4385</text:p>
          </table:table-cell>
          <table:table-cell/>
          <table:table-cell table:formula="of:=AVERAGE([.A138:.A157])" office:value-type="float" office:value="7.8">
            <text:p>7.8</text:p>
          </table:table-cell>
          <table:table-cell table:formula="of:=AVERAGE([.B138:.B157])" office:value-type="float" office:value="0.868">
            <text:p>0.868</text:p>
          </table:table-cell>
          <table:table-cell table:formula="of:=AVERAGE([.C138:.C157])" office:value-type="float" office:value="0.46716">
            <text:p>0.4671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8">
            <text:p>0.878</text:p>
          </table:table-cell>
          <table:table-cell office:value-type="float" office:value="0.4936">
            <text:p>0.4936</text:p>
          </table:table-cell>
          <table:table-cell/>
          <table:table-cell table:formula="of:=AVERAGE([.A139:.A158])" office:value-type="float" office:value="7.85">
            <text:p>7.85</text:p>
          </table:table-cell>
          <table:table-cell table:formula="of:=AVERAGE([.B139:.B158])" office:value-type="float" office:value="0.869365">
            <text:p>0.869365</text:p>
          </table:table-cell>
          <table:table-cell table:formula="of:=AVERAGE([.C139:.C158])" office:value-type="float" office:value="0.470235">
            <text:p>0.47023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77">
            <text:p>0.7977</text:p>
          </table:table-cell>
          <table:table-cell office:value-type="float" office:value="0.3625">
            <text:p>0.3625</text:p>
          </table:table-cell>
          <table:table-cell/>
          <table:table-cell table:formula="of:=AVERAGE([.A140:.A159])" office:value-type="float" office:value="7.9">
            <text:p>7.9</text:p>
          </table:table-cell>
          <table:table-cell table:formula="of:=AVERAGE([.B140:.B159])" office:value-type="float" office:value="0.86415">
            <text:p>0.86415</text:p>
          </table:table-cell>
          <table:table-cell table:formula="of:=AVERAGE([.C140:.C159])" office:value-type="float" office:value="0.46086">
            <text:p>0.4608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53">
            <text:p>0.8453</text:p>
          </table:table-cell>
          <table:table-cell office:value-type="float" office:value="0.4245">
            <text:p>0.4245</text:p>
          </table:table-cell>
          <table:table-cell/>
          <table:table-cell table:formula="of:=AVERAGE([.A141:.A160])" office:value-type="float" office:value="7.95">
            <text:p>7.95</text:p>
          </table:table-cell>
          <table:table-cell table:formula="of:=AVERAGE([.B141:.B160])" office:value-type="float" office:value="0.86925">
            <text:p>0.86925</text:p>
          </table:table-cell>
          <table:table-cell table:formula="of:=AVERAGE([.C141:.C160])" office:value-type="float" office:value="0.46926">
            <text:p>0.4692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5">
            <text:p>0.895</text:p>
          </table:table-cell>
          <table:table-cell office:value-type="float" office:value="0.5183">
            <text:p>0.5183</text:p>
          </table:table-cell>
          <table:table-cell/>
          <table:table-cell table:formula="of:=AVERAGE([.A142:.A161])" office:value-type="float" office:value="8">
            <text:p>8</text:p>
          </table:table-cell>
          <table:table-cell table:formula="of:=AVERAGE([.B142:.B161])" office:value-type="float" office:value="0.870335">
            <text:p>0.870335</text:p>
          </table:table-cell>
          <table:table-cell table:formula="of:=AVERAGE([.C142:.C161])" office:value-type="float" office:value="0.470955">
            <text:p>0.4709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4484">
            <text:p>0.4484</text:p>
          </table:table-cell>
          <table:table-cell/>
          <table:table-cell table:formula="of:=AVERAGE([.A143:.A162])" office:value-type="float" office:value="8.05">
            <text:p>8.05</text:p>
          </table:table-cell>
          <table:table-cell table:formula="of:=AVERAGE([.B143:.B162])" office:value-type="float" office:value="0.87037">
            <text:p>0.87037</text:p>
          </table:table-cell>
          <table:table-cell table:formula="of:=AVERAGE([.C143:.C162])" office:value-type="float" office:value="0.47076">
            <text:p>0.4707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03">
            <text:p>0.8903</text:p>
          </table:table-cell>
          <table:table-cell office:value-type="float" office:value="0.4951">
            <text:p>0.4951</text:p>
          </table:table-cell>
          <table:table-cell/>
          <table:table-cell table:formula="of:=AVERAGE([.A144:.A163])" office:value-type="float" office:value="8.1">
            <text:p>8.1</text:p>
          </table:table-cell>
          <table:table-cell table:formula="of:=AVERAGE([.B144:.B163])" office:value-type="float" office:value="0.872855">
            <text:p>0.872855</text:p>
          </table:table-cell>
          <table:table-cell table:formula="of:=AVERAGE([.C144:.C163])" office:value-type="float" office:value="0.475055">
            <text:p>0.4750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2">
            <text:p>0.892</text:p>
          </table:table-cell>
          <table:table-cell office:value-type="float" office:value="0.5146">
            <text:p>0.5146</text:p>
          </table:table-cell>
          <table:table-cell/>
          <table:table-cell table:formula="of:=AVERAGE([.A145:.A164])" office:value-type="float" office:value="8.15">
            <text:p>8.15</text:p>
          </table:table-cell>
          <table:table-cell table:formula="of:=AVERAGE([.B145:.B164])" office:value-type="float" office:value="0.870725">
            <text:p>0.870725</text:p>
          </table:table-cell>
          <table:table-cell table:formula="of:=AVERAGE([.C145:.C164])" office:value-type="float" office:value="0.47132">
            <text:p>0.4713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77">
            <text:p>0.8377</text:p>
          </table:table-cell>
          <table:table-cell office:value-type="float" office:value="0.41">
            <text:p>0.41</text:p>
          </table:table-cell>
          <table:table-cell/>
          <table:table-cell table:formula="of:=AVERAGE([.A146:.A165])" office:value-type="float" office:value="8.2">
            <text:p>8.2</text:p>
          </table:table-cell>
          <table:table-cell table:formula="of:=AVERAGE([.B146:.B165])" office:value-type="float" office:value="0.86946">
            <text:p>0.86946</text:p>
          </table:table-cell>
          <table:table-cell table:formula="of:=AVERAGE([.C146:.C165])" office:value-type="float" office:value="0.4693">
            <text:p>0.469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4">
            <text:p>0.874</text:p>
          </table:table-cell>
          <table:table-cell office:value-type="float" office:value="0.4724">
            <text:p>0.4724</text:p>
          </table:table-cell>
          <table:table-cell/>
          <table:table-cell table:formula="of:=AVERAGE([.A147:.A166])" office:value-type="float" office:value="8.25">
            <text:p>8.25</text:p>
          </table:table-cell>
          <table:table-cell table:formula="of:=AVERAGE([.B147:.B166])" office:value-type="float" office:value="0.86931">
            <text:p>0.86931</text:p>
          </table:table-cell>
          <table:table-cell table:formula="of:=AVERAGE([.C147:.C166])" office:value-type="float" office:value="0.46879">
            <text:p>0.4687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13">
            <text:p>0.8913</text:p>
          </table:table-cell>
          <table:table-cell office:value-type="float" office:value="0.5017">
            <text:p>0.5017</text:p>
          </table:table-cell>
          <table:table-cell/>
          <table:table-cell table:formula="of:=AVERAGE([.A148:.A167])" office:value-type="float" office:value="8.3">
            <text:p>8.3</text:p>
          </table:table-cell>
          <table:table-cell table:formula="of:=AVERAGE([.B148:.B167])" office:value-type="float" office:value="0.870395">
            <text:p>0.870395</text:p>
          </table:table-cell>
          <table:table-cell table:formula="of:=AVERAGE([.C148:.C167])" office:value-type="float" office:value="0.47082">
            <text:p>0.4708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2">
            <text:p>0.902</text:p>
          </table:table-cell>
          <table:table-cell office:value-type="float" office:value="0.5399">
            <text:p>0.5399</text:p>
          </table:table-cell>
          <table:table-cell/>
          <table:table-cell table:formula="of:=AVERAGE([.A149:.A168])" office:value-type="float" office:value="8.35">
            <text:p>8.35</text:p>
          </table:table-cell>
          <table:table-cell table:formula="of:=AVERAGE([.B149:.B168])" office:value-type="float" office:value="0.87033">
            <text:p>0.87033</text:p>
          </table:table-cell>
          <table:table-cell table:formula="of:=AVERAGE([.C149:.C168])" office:value-type="float" office:value="0.47086">
            <text:p>0.4708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193">
            <text:p>0.8193</text:p>
          </table:table-cell>
          <table:table-cell office:value-type="float" office:value="0.3607">
            <text:p>0.3607</text:p>
          </table:table-cell>
          <table:table-cell/>
          <table:table-cell table:formula="of:=AVERAGE([.A150:.A169])" office:value-type="float" office:value="8.4">
            <text:p>8.4</text:p>
          </table:table-cell>
          <table:table-cell table:formula="of:=AVERAGE([.B150:.B169])" office:value-type="float" office:value="0.863645">
            <text:p>0.863645</text:p>
          </table:table-cell>
          <table:table-cell table:formula="of:=AVERAGE([.C150:.C169])" office:value-type="float" office:value="0.45935">
            <text:p>0.459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07">
            <text:p>0.8807</text:p>
          </table:table-cell>
          <table:table-cell office:value-type="float" office:value="0.4763">
            <text:p>0.4763</text:p>
          </table:table-cell>
          <table:table-cell/>
          <table:table-cell table:formula="of:=AVERAGE([.A151:.A170])" office:value-type="float" office:value="8.45">
            <text:p>8.45</text:p>
          </table:table-cell>
          <table:table-cell table:formula="of:=AVERAGE([.B151:.B170])" office:value-type="float" office:value="0.866595">
            <text:p>0.866595</text:p>
          </table:table-cell>
          <table:table-cell table:formula="of:=AVERAGE([.C151:.C170])" office:value-type="float" office:value="0.46551">
            <text:p>0.4655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7">
            <text:p>0.8997</text:p>
          </table:table-cell>
          <table:table-cell office:value-type="float" office:value="0.5289">
            <text:p>0.5289</text:p>
          </table:table-cell>
          <table:table-cell/>
          <table:table-cell table:formula="of:=AVERAGE([.A152:.A171])" office:value-type="float" office:value="8.5">
            <text:p>8.5</text:p>
          </table:table-cell>
          <table:table-cell table:formula="of:=AVERAGE([.B152:.B171])" office:value-type="float" office:value="0.867175">
            <text:p>0.867175</text:p>
          </table:table-cell>
          <table:table-cell table:formula="of:=AVERAGE([.C152:.C171])" office:value-type="float" office:value="0.466665">
            <text:p>0.46666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43">
            <text:p>0.8843</text:p>
          </table:table-cell>
          <table:table-cell office:value-type="float" office:value="0.5113">
            <text:p>0.5113</text:p>
          </table:table-cell>
          <table:table-cell/>
          <table:table-cell table:formula="of:=AVERAGE([.A153:.A172])" office:value-type="float" office:value="8.55">
            <text:p>8.55</text:p>
          </table:table-cell>
          <table:table-cell table:formula="of:=AVERAGE([.B153:.B172])" office:value-type="float" office:value="0.864675">
            <text:p>0.864675</text:p>
          </table:table-cell>
          <table:table-cell table:formula="of:=AVERAGE([.C153:.C172])" office:value-type="float" office:value="0.46167">
            <text:p>0.4616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4368">
            <text:p>0.4368</text:p>
          </table:table-cell>
          <table:table-cell/>
          <table:table-cell table:formula="of:=AVERAGE([.A154:.A173])" office:value-type="float" office:value="8.6">
            <text:p>8.6</text:p>
          </table:table-cell>
          <table:table-cell table:formula="of:=AVERAGE([.B154:.B173])" office:value-type="float" office:value="0.86521">
            <text:p>0.86521</text:p>
          </table:table-cell>
          <table:table-cell table:formula="of:=AVERAGE([.C154:.C173])" office:value-type="float" office:value="0.462145">
            <text:p>0.46214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77">
            <text:p>0.8477</text:p>
          </table:table-cell>
          <table:table-cell office:value-type="float" office:value="0.4216">
            <text:p>0.4216</text:p>
          </table:table-cell>
          <table:table-cell/>
          <table:table-cell table:formula="of:=AVERAGE([.A155:.A174])" office:value-type="float" office:value="8.65">
            <text:p>8.65</text:p>
          </table:table-cell>
          <table:table-cell table:formula="of:=AVERAGE([.B155:.B174])" office:value-type="float" office:value="0.86756">
            <text:p>0.86756</text:p>
          </table:table-cell>
          <table:table-cell table:formula="of:=AVERAGE([.C155:.C174])" office:value-type="float" office:value="0.466825">
            <text:p>0.46682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03">
            <text:p>0.8803</text:p>
          </table:table-cell>
          <table:table-cell office:value-type="float" office:value="0.4941">
            <text:p>0.4941</text:p>
          </table:table-cell>
          <table:table-cell/>
          <table:table-cell table:formula="of:=AVERAGE([.A156:.A175])" office:value-type="float" office:value="8.7">
            <text:p>8.7</text:p>
          </table:table-cell>
          <table:table-cell table:formula="of:=AVERAGE([.B156:.B175])" office:value-type="float" office:value="0.86986">
            <text:p>0.86986</text:p>
          </table:table-cell>
          <table:table-cell table:formula="of:=AVERAGE([.C156:.C175])" office:value-type="float" office:value="0.471475">
            <text:p>0.47147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07">
            <text:p>0.8907</text:p>
          </table:table-cell>
          <table:table-cell office:value-type="float" office:value="0.494">
            <text:p>0.494</text:p>
          </table:table-cell>
          <table:table-cell/>
          <table:table-cell table:formula="of:=AVERAGE([.A157:.A176])" office:value-type="float" office:value="8.75">
            <text:p>8.75</text:p>
          </table:table-cell>
          <table:table-cell table:formula="of:=AVERAGE([.B157:.B176])" office:value-type="float" office:value="0.86958">
            <text:p>0.86958</text:p>
          </table:table-cell>
          <table:table-cell table:formula="of:=AVERAGE([.C157:.C176])" office:value-type="float" office:value="0.47094">
            <text:p>0.470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13">
            <text:p>0.8813</text:p>
          </table:table-cell>
          <table:table-cell office:value-type="float" office:value="0.5">
            <text:p>0.5</text:p>
          </table:table-cell>
          <table:table-cell/>
          <table:table-cell table:formula="of:=AVERAGE([.A158:.A177])" office:value-type="float" office:value="8.8">
            <text:p>8.8</text:p>
          </table:table-cell>
          <table:table-cell table:formula="of:=AVERAGE([.B158:.B177])" office:value-type="float" office:value="0.86968">
            <text:p>0.86968</text:p>
          </table:table-cell>
          <table:table-cell table:formula="of:=AVERAGE([.C158:.C177])" office:value-type="float" office:value="0.47134">
            <text:p>0.4713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737">
            <text:p>0.7737</text:p>
          </table:table-cell>
          <table:table-cell office:value-type="float" office:value="0.3061">
            <text:p>0.3061</text:p>
          </table:table-cell>
          <table:table-cell/>
          <table:table-cell table:formula="of:=AVERAGE([.A159:.A178])" office:value-type="float" office:value="8.85">
            <text:p>8.85</text:p>
          </table:table-cell>
          <table:table-cell table:formula="of:=AVERAGE([.B159:.B178])" office:value-type="float" office:value="0.86838">
            <text:p>0.86838</text:p>
          </table:table-cell>
          <table:table-cell table:formula="of:=AVERAGE([.C159:.C178])" office:value-type="float" office:value="0.468555">
            <text:p>0.4685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7">
            <text:p>0.8997</text:p>
          </table:table-cell>
          <table:table-cell office:value-type="float" office:value="0.5305">
            <text:p>0.5305</text:p>
          </table:table-cell>
          <table:table-cell/>
          <table:table-cell table:formula="of:=AVERAGE([.A160:.A179])" office:value-type="float" office:value="8.9">
            <text:p>8.9</text:p>
          </table:table-cell>
          <table:table-cell table:formula="of:=AVERAGE([.B160:.B179])" office:value-type="float" office:value="0.87383">
            <text:p>0.87383</text:p>
          </table:table-cell>
          <table:table-cell table:formula="of:=AVERAGE([.C160:.C179])" office:value-type="float" office:value="0.478485">
            <text:p>0.47848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7">
            <text:p>0.867</text:p>
          </table:table-cell>
          <table:table-cell office:value-type="float" office:value="0.4584">
            <text:p>0.4584</text:p>
          </table:table-cell>
          <table:table-cell/>
          <table:table-cell table:formula="of:=AVERAGE([.A161:.A180])" office:value-type="float" office:value="8.95">
            <text:p>8.95</text:p>
          </table:table-cell>
          <table:table-cell table:formula="of:=AVERAGE([.B161:.B180])" office:value-type="float" office:value="0.87373">
            <text:p>0.87373</text:p>
          </table:table-cell>
          <table:table-cell table:formula="of:=AVERAGE([.C161:.C180])" office:value-type="float" office:value="0.478325">
            <text:p>0.4783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7">
            <text:p>0.8957</text:p>
          </table:table-cell>
          <table:table-cell office:value-type="float" office:value="0.5144">
            <text:p>0.5144</text:p>
          </table:table-cell>
          <table:table-cell/>
          <table:table-cell table:formula="of:=AVERAGE([.A162:.A181])" office:value-type="float" office:value="9">
            <text:p>9</text:p>
          </table:table-cell>
          <table:table-cell table:formula="of:=AVERAGE([.B162:.B181])" office:value-type="float" office:value="0.875215">
            <text:p>0.875215</text:p>
          </table:table-cell>
          <table:table-cell table:formula="of:=AVERAGE([.C162:.C181])" office:value-type="float" office:value="0.481385">
            <text:p>0.4813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97">
            <text:p>0.8997</text:p>
          </table:table-cell>
          <table:table-cell office:value-type="float" office:value="0.5343">
            <text:p>0.5343</text:p>
          </table:table-cell>
          <table:table-cell/>
          <table:table-cell table:formula="of:=AVERAGE([.A163:.A182])" office:value-type="float" office:value="9.05">
            <text:p>9.05</text:p>
          </table:table-cell>
          <table:table-cell table:formula="of:=AVERAGE([.B163:.B182])" office:value-type="float" office:value="0.87533">
            <text:p>0.87533</text:p>
          </table:table-cell>
          <table:table-cell table:formula="of:=AVERAGE([.C163:.C182])" office:value-type="float" office:value="0.481675">
            <text:p>0.48167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477">
            <text:p>0.8477</text:p>
          </table:table-cell>
          <table:table-cell office:value-type="float" office:value="0.4204">
            <text:p>0.4204</text:p>
          </table:table-cell>
          <table:table-cell/>
          <table:table-cell table:formula="of:=AVERAGE([.A164:.A183])" office:value-type="float" office:value="9.1">
            <text:p>9.1</text:p>
          </table:table-cell>
          <table:table-cell table:formula="of:=AVERAGE([.B164:.B183])" office:value-type="float" office:value="0.875295">
            <text:p>0.875295</text:p>
          </table:table-cell>
          <table:table-cell table:formula="of:=AVERAGE([.C164:.C183])" office:value-type="float" office:value="0.48141">
            <text:p>0.481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667">
            <text:p>0.8667</text:p>
          </table:table-cell>
          <table:table-cell office:value-type="float" office:value="0.4742">
            <text:p>0.4742</text:p>
          </table:table-cell>
          <table:table-cell/>
          <table:table-cell table:formula="of:=AVERAGE([.A165:.A184])" office:value-type="float" office:value="9.15">
            <text:p>9.15</text:p>
          </table:table-cell>
          <table:table-cell table:formula="of:=AVERAGE([.B165:.B184])" office:value-type="float" office:value="0.877545">
            <text:p>0.877545</text:p>
          </table:table-cell>
          <table:table-cell table:formula="of:=AVERAGE([.C165:.C184])" office:value-type="float" office:value="0.485315">
            <text:p>0.48531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347">
            <text:p>0.8347</text:p>
          </table:table-cell>
          <table:table-cell office:value-type="float" office:value="0.3998">
            <text:p>0.3998</text:p>
          </table:table-cell>
          <table:table-cell/>
          <table:table-cell table:formula="of:=AVERAGE([.A166:.A185])" office:value-type="float" office:value="9.2">
            <text:p>9.2</text:p>
          </table:table-cell>
          <table:table-cell table:formula="of:=AVERAGE([.B166:.B185])" office:value-type="float" office:value="0.87816">
            <text:p>0.87816</text:p>
          </table:table-cell>
          <table:table-cell table:formula="of:=AVERAGE([.C166:.C185])" office:value-type="float" office:value="0.486425">
            <text:p>0.4864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7">
            <text:p>0.8957</text:p>
          </table:table-cell>
          <table:table-cell office:value-type="float" office:value="0.513">
            <text:p>0.513</text:p>
          </table:table-cell>
          <table:table-cell/>
          <table:table-cell table:formula="of:=AVERAGE([.A167:.A186])" office:value-type="float" office:value="9.25">
            <text:p>9.25</text:p>
          </table:table-cell>
          <table:table-cell table:formula="of:=AVERAGE([.B167:.B186])" office:value-type="float" office:value="0.88081">
            <text:p>0.88081</text:p>
          </table:table-cell>
          <table:table-cell table:formula="of:=AVERAGE([.C167:.C186])" office:value-type="float" office:value="0.49181">
            <text:p>0.4918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">
            <text:p>0.89</text:p>
          </table:table-cell>
          <table:table-cell office:value-type="float" office:value="0.5025">
            <text:p>0.5025</text:p>
          </table:table-cell>
          <table:table-cell/>
          <table:table-cell table:formula="of:=AVERAGE([.A168:.A187])" office:value-type="float" office:value="9.3">
            <text:p>9.3</text:p>
          </table:table-cell>
          <table:table-cell table:formula="of:=AVERAGE([.B168:.B187])" office:value-type="float" office:value="0.88079">
            <text:p>0.88079</text:p>
          </table:table-cell>
          <table:table-cell table:formula="of:=AVERAGE([.C168:.C187])" office:value-type="float" office:value="0.49205">
            <text:p>0.492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683">
            <text:p>0.7683</text:p>
          </table:table-cell>
          <table:table-cell office:value-type="float" office:value="0.3097">
            <text:p>0.3097</text:p>
          </table:table-cell>
          <table:table-cell/>
          <table:table-cell table:formula="of:=AVERAGE([.A169:.A188])" office:value-type="float" office:value="9.35">
            <text:p>9.35</text:p>
          </table:table-cell>
          <table:table-cell table:formula="of:=AVERAGE([.B169:.B188])" office:value-type="float" office:value="0.880625">
            <text:p>0.880625</text:p>
          </table:table-cell>
          <table:table-cell table:formula="of:=AVERAGE([.C169:.C188])" office:value-type="float" office:value="0.491295">
            <text:p>0.49129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83">
            <text:p>0.8783</text:p>
          </table:table-cell>
          <table:table-cell office:value-type="float" office:value="0.4839">
            <text:p>0.4839</text:p>
          </table:table-cell>
          <table:table-cell/>
          <table:table-cell table:formula="of:=AVERAGE([.A170:.A189])" office:value-type="float" office:value="9.4">
            <text:p>9.4</text:p>
          </table:table-cell>
          <table:table-cell table:formula="of:=AVERAGE([.B170:.B189])" office:value-type="float" office:value="0.88711">
            <text:p>0.88711</text:p>
          </table:table-cell>
          <table:table-cell table:formula="of:=AVERAGE([.C170:.C189])" office:value-type="float" office:value="0.5016">
            <text:p>0.501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23">
            <text:p>0.8923</text:p>
          </table:table-cell>
          <table:table-cell office:value-type="float" office:value="0.4994">
            <text:p>0.4994</text:p>
          </table:table-cell>
          <table:table-cell/>
          <table:table-cell table:formula="of:=AVERAGE([.A171:.A190])" office:value-type="float" office:value="9.45">
            <text:p>9.45</text:p>
          </table:table-cell>
          <table:table-cell table:formula="of:=AVERAGE([.B171:.B190])" office:value-type="float" office:value="0.88771">
            <text:p>0.88771</text:p>
          </table:table-cell>
          <table:table-cell table:formula="of:=AVERAGE([.C171:.C190])" office:value-type="float" office:value="0.502125">
            <text:p>0.5021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497">
            <text:p>0.8497</text:p>
          </table:table-cell>
          <table:table-cell office:value-type="float" office:value="0.429">
            <text:p>0.429</text:p>
          </table:table-cell>
          <table:table-cell/>
          <table:table-cell table:formula="of:=AVERAGE([.A172:.A191])" office:value-type="float" office:value="9.5">
            <text:p>9.5</text:p>
          </table:table-cell>
          <table:table-cell table:formula="of:=AVERAGE([.B172:.B191])" office:value-type="float" office:value="0.887845">
            <text:p>0.887845</text:p>
          </table:table-cell>
          <table:table-cell table:formula="of:=AVERAGE([.C172:.C191])" office:value-type="float" office:value="0.502825">
            <text:p>0.5028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">
            <text:p>0.895</text:p>
          </table:table-cell>
          <table:table-cell office:value-type="float" office:value="0.5208">
            <text:p>0.5208</text:p>
          </table:table-cell>
          <table:table-cell/>
          <table:table-cell table:formula="of:=AVERAGE([.A173:.A192])" office:value-type="float" office:value="9.55">
            <text:p>9.55</text:p>
          </table:table-cell>
          <table:table-cell table:formula="of:=AVERAGE([.B173:.B192])" office:value-type="float" office:value="0.89021">
            <text:p>0.89021</text:p>
          </table:table-cell>
          <table:table-cell table:formula="of:=AVERAGE([.C173:.C192])" office:value-type="float" office:value="0.50733">
            <text:p>0.5073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">
            <text:p>0.897</text:p>
          </table:table-cell>
          <table:table-cell office:value-type="float" office:value="0.5304">
            <text:p>0.5304</text:p>
          </table:table-cell>
          <table:table-cell/>
          <table:table-cell table:formula="of:=AVERAGE([.A174:.A193])" office:value-type="float" office:value="9.6">
            <text:p>9.6</text:p>
          </table:table-cell>
          <table:table-cell table:formula="of:=AVERAGE([.B174:.B193])" office:value-type="float" office:value="0.889975">
            <text:p>0.889975</text:p>
          </table:table-cell>
          <table:table-cell table:formula="of:=AVERAGE([.C174:.C193])" office:value-type="float" office:value="0.50657">
            <text:p>0.5065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7">
            <text:p>0.8937</text:p>
          </table:table-cell>
          <table:table-cell office:value-type="float" office:value="0.5146">
            <text:p>0.5146</text:p>
          </table:table-cell>
          <table:table-cell/>
          <table:table-cell table:formula="of:=AVERAGE([.A175:.A194])" office:value-type="float" office:value="9.65">
            <text:p>9.65</text:p>
          </table:table-cell>
          <table:table-cell table:formula="of:=AVERAGE([.B175:.B194])" office:value-type="float" office:value="0.88859">
            <text:p>0.88859</text:p>
          </table:table-cell>
          <table:table-cell table:formula="of:=AVERAGE([.C175:.C194])" office:value-type="float" office:value="0.50314">
            <text:p>0.5031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47">
            <text:p>0.8747</text:p>
          </table:table-cell>
          <table:table-cell office:value-type="float" office:value="0.4834">
            <text:p>0.4834</text:p>
          </table:table-cell>
          <table:table-cell/>
          <table:table-cell table:formula="of:=AVERAGE([.A176:.A195])" office:value-type="float" office:value="9.7">
            <text:p>9.7</text:p>
          </table:table-cell>
          <table:table-cell table:formula="of:=AVERAGE([.B176:.B195])" office:value-type="float" office:value="0.88859">
            <text:p>0.88859</text:p>
          </table:table-cell>
          <table:table-cell table:formula="of:=AVERAGE([.C176:.C195])" office:value-type="float" office:value="0.502725">
            <text:p>0.5027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27">
            <text:p>0.8927</text:p>
          </table:table-cell>
          <table:table-cell office:value-type="float" office:value="0.502">
            <text:p>0.502</text:p>
          </table:table-cell>
          <table:table-cell/>
          <table:table-cell table:formula="of:=AVERAGE([.A177:.A196])" office:value-type="float" office:value="9.75">
            <text:p>9.75</text:p>
          </table:table-cell>
          <table:table-cell table:formula="of:=AVERAGE([.B177:.B196])" office:value-type="float" office:value="0.88967">
            <text:p>0.88967</text:p>
          </table:table-cell>
          <table:table-cell table:formula="of:=AVERAGE([.C177:.C196])" office:value-type="float" office:value="0.504795">
            <text:p>0.50479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553">
            <text:p>0.8553</text:p>
          </table:table-cell>
          <table:table-cell office:value-type="float" office:value="0.4443">
            <text:p>0.4443</text:p>
          </table:table-cell>
          <table:table-cell/>
          <table:table-cell table:formula="of:=AVERAGE([.A178:.A197])" office:value-type="float" office:value="9.8">
            <text:p>9.8</text:p>
          </table:table-cell>
          <table:table-cell table:formula="of:=AVERAGE([.B178:.B197])" office:value-type="float" office:value="0.88875">
            <text:p>0.88875</text:p>
          </table:table-cell>
          <table:table-cell table:formula="of:=AVERAGE([.C178:.C197])" office:value-type="float" office:value="0.502995">
            <text:p>0.50299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827">
            <text:p>0.8827</text:p>
          </table:table-cell>
          <table:table-cell office:value-type="float" office:value="0.5047">
            <text:p>0.5047</text:p>
          </table:table-cell>
          <table:table-cell/>
          <table:table-cell table:formula="of:=AVERAGE([.A179:.A198])" office:value-type="float" office:value="9.85">
            <text:p>9.85</text:p>
          </table:table-cell>
          <table:table-cell table:formula="of:=AVERAGE([.B179:.B198])" office:value-type="float" office:value="0.88997">
            <text:p>0.88997</text:p>
          </table:table-cell>
          <table:table-cell table:formula="of:=AVERAGE([.C179:.C198])" office:value-type="float" office:value="0.50533">
            <text:p>0.5053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7">
            <text:p>0.8977</text:p>
          </table:table-cell>
          <table:table-cell office:value-type="float" office:value="0.5273">
            <text:p>0.5273</text:p>
          </table:table-cell>
          <table:table-cell/>
          <table:table-cell table:formula="of:=AVERAGE([.A180:.A199])" office:value-type="float" office:value="9.9">
            <text:p>9.9</text:p>
          </table:table-cell>
          <table:table-cell table:formula="of:=AVERAGE([.B180:.B199])" office:value-type="float" office:value="0.88865">
            <text:p>0.88865</text:p>
          </table:table-cell>
          <table:table-cell table:formula="of:=AVERAGE([.C180:.C199])" office:value-type="float" office:value="0.50247">
            <text:p>0.5024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67">
            <text:p>0.8967</text:p>
          </table:table-cell>
          <table:table-cell office:value-type="float" office:value="0.5196">
            <text:p>0.5196</text:p>
          </table:table-cell>
          <table:table-cell/>
          <table:table-cell table:formula="of:=AVERAGE([.A181:.A200])" office:value-type="float" office:value="9.95">
            <text:p>9.95</text:p>
          </table:table-cell>
          <table:table-cell table:formula="of:=AVERAGE([.B181:.B200])" office:value-type="float" office:value="0.8874">
            <text:p>0.8874</text:p>
          </table:table-cell>
          <table:table-cell table:formula="of:=AVERAGE([.C181:.C200])" office:value-type="float" office:value="0.49946">
            <text:p>0.4994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8">
            <text:p>0.898</text:p>
          </table:table-cell>
          <table:table-cell office:value-type="float" office:value="0.5202">
            <text:p>0.5202</text:p>
          </table:table-cell>
          <table:table-cell/>
          <table:table-cell table:formula="of:=AVERAGE([.A182:.A201])" office:value-type="float" office:value="10">
            <text:p>10</text:p>
          </table:table-cell>
          <table:table-cell table:formula="of:=AVERAGE([.B182:.B201])" office:value-type="float" office:value="0.886915">
            <text:p>0.886915</text:p>
          </table:table-cell>
          <table:table-cell table:formula="of:=AVERAGE([.C182:.C201])" office:value-type="float" office:value="0.498265">
            <text:p>0.49826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9">
            <text:p>0.899</text:p>
          </table:table-cell>
          <table:table-cell office:value-type="float" office:value="0.529">
            <text:p>0.529</text:p>
          </table:table-cell>
          <table:table-cell/>
          <table:table-cell table:formula="of:=AVERAGE([.A183:.A202])" office:value-type="float" office:value="10.1">
            <text:p>10.1</text:p>
          </table:table-cell>
          <table:table-cell table:formula="of:=AVERAGE([.B183:.B202])" office:value-type="float" office:value="0.88675">
            <text:p>0.88675</text:p>
          </table:table-cell>
          <table:table-cell table:formula="of:=AVERAGE([.C183:.C202])" office:value-type="float" office:value="0.49782">
            <text:p>0.4978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27">
            <text:p>0.8927</text:p>
          </table:table-cell>
          <table:table-cell office:value-type="float" office:value="0.4985">
            <text:p>0.4985</text:p>
          </table:table-cell>
          <table:table-cell/>
          <table:table-cell table:formula="of:=AVERAGE([.A184:.A203])" office:value-type="float" office:value="10.2">
            <text:p>10.2</text:p>
          </table:table-cell>
          <table:table-cell table:formula="of:=AVERAGE([.B184:.B203])" office:value-type="float" office:value="0.8842">
            <text:p>0.8842</text:p>
          </table:table-cell>
          <table:table-cell table:formula="of:=AVERAGE([.C184:.C203])" office:value-type="float" office:value="0.493125">
            <text:p>0.49312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9">
            <text:p>0.879</text:p>
          </table:table-cell>
          <table:table-cell office:value-type="float" office:value="0.4964">
            <text:p>0.4964</text:p>
          </table:table-cell>
          <table:table-cell/>
          <table:table-cell table:formula="of:=AVERAGE([.A185:.A204])" office:value-type="float" office:value="10.3">
            <text:p>10.3</text:p>
          </table:table-cell>
          <table:table-cell table:formula="of:=AVERAGE([.B185:.B204])" office:value-type="float" office:value="0.884215">
            <text:p>0.884215</text:p>
          </table:table-cell>
          <table:table-cell table:formula="of:=AVERAGE([.C185:.C204])" office:value-type="float" office:value="0.49331">
            <text:p>0.4933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77">
            <text:p>0.8877</text:p>
          </table:table-cell>
          <table:table-cell office:value-type="float" office:value="0.5075">
            <text:p>0.5075</text:p>
          </table:table-cell>
          <table:table-cell/>
          <table:table-cell table:formula="of:=AVERAGE([.A186:.A205])" office:value-type="float" office:value="10.4">
            <text:p>10.4</text:p>
          </table:table-cell>
          <table:table-cell table:formula="of:=AVERAGE([.B186:.B205])" office:value-type="float" office:value="0.88498">
            <text:p>0.88498</text:p>
          </table:table-cell>
          <table:table-cell table:formula="of:=AVERAGE([.C186:.C205])" office:value-type="float" office:value="0.494965">
            <text:p>0.49496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53">
            <text:p>0.8953</text:p>
          </table:table-cell>
          <table:table-cell office:value-type="float" office:value="0.5178">
            <text:p>0.5178</text:p>
          </table:table-cell>
          <table:table-cell/>
          <table:table-cell table:formula="of:=AVERAGE([.A187:.A206])" office:value-type="float" office:value="10.5">
            <text:p>10.5</text:p>
          </table:table-cell>
          <table:table-cell table:formula="of:=AVERAGE([.B187:.B206])" office:value-type="float" office:value="0.88278">
            <text:p>0.88278</text:p>
          </table:table-cell>
          <table:table-cell table:formula="of:=AVERAGE([.C187:.C206])" office:value-type="float" office:value="0.49035">
            <text:p>0.4903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67">
            <text:p>0.8867</text:p>
          </table:table-cell>
          <table:table-cell office:value-type="float" office:value="0.4874">
            <text:p>0.4874</text:p>
          </table:table-cell>
          <table:table-cell/>
          <table:table-cell table:formula="of:=AVERAGE([.A188:.A207])" office:value-type="float" office:value="10.6">
            <text:p>10.6</text:p>
          </table:table-cell>
          <table:table-cell table:formula="of:=AVERAGE([.B188:.B207])" office:value-type="float" office:value="0.88223">
            <text:p>0.88223</text:p>
          </table:table-cell>
          <table:table-cell table:formula="of:=AVERAGE([.C188:.C207])" office:value-type="float" office:value="0.48921">
            <text:p>0.4892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8">
            <text:p>0.898</text:p>
          </table:table-cell>
          <table:table-cell office:value-type="float" office:value="0.5158">
            <text:p>0.5158</text:p>
          </table:table-cell>
          <table:table-cell/>
          <table:table-cell table:formula="of:=AVERAGE([.A189:.A208])" office:value-type="float" office:value="10.7">
            <text:p>10.7</text:p>
          </table:table-cell>
          <table:table-cell table:formula="of:=AVERAGE([.B189:.B208])" office:value-type="float" office:value="0.88126">
            <text:p>0.88126</text:p>
          </table:table-cell>
          <table:table-cell table:formula="of:=AVERAGE([.C189:.C208])" office:value-type="float" office:value="0.487645">
            <text:p>0.4876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03">
            <text:p>0.8903</text:p>
          </table:table-cell>
          <table:table-cell office:value-type="float" office:value="0.4944">
            <text:p>0.4944</text:p>
          </table:table-cell>
          <table:table-cell/>
          <table:table-cell table:formula="of:=AVERAGE([.A190:.A209])" office:value-type="float" office:value="10.8">
            <text:p>10.8</text:p>
          </table:table-cell>
          <table:table-cell table:formula="of:=AVERAGE([.B190:.B209])" office:value-type="float" office:value="0.88106">
            <text:p>0.88106</text:p>
          </table:table-cell>
          <table:table-cell table:formula="of:=AVERAGE([.C190:.C209])" office:value-type="float" office:value="0.487305">
            <text:p>0.4873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5">
            <text:p>0.895</text:p>
          </table:table-cell>
          <table:table-cell office:value-type="float" office:value="0.5134">
            <text:p>0.5134</text:p>
          </table:table-cell>
          <table:table-cell/>
          <table:table-cell table:formula="of:=AVERAGE([.A191:.A210])" office:value-type="float" office:value="10.9">
            <text:p>10.9</text:p>
          </table:table-cell>
          <table:table-cell table:formula="of:=AVERAGE([.B191:.B210])" office:value-type="float" office:value="0.880845">
            <text:p>0.880845</text:p>
          </table:table-cell>
          <table:table-cell table:formula="of:=AVERAGE([.C191:.C210])" office:value-type="float" office:value="0.487125">
            <text:p>0.48712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7">
            <text:p>0.897</text:p>
          </table:table-cell>
          <table:table-cell office:value-type="float" office:value="0.5191">
            <text:p>0.5191</text:p>
          </table:table-cell>
          <table:table-cell/>
          <table:table-cell table:formula="of:=AVERAGE([.A192:.A211])" office:value-type="float" office:value="11">
            <text:p>11</text:p>
          </table:table-cell>
          <table:table-cell table:formula="of:=AVERAGE([.B192:.B211])" office:value-type="float" office:value="0.88076">
            <text:p>0.88076</text:p>
          </table:table-cell>
          <table:table-cell table:formula="of:=AVERAGE([.C192:.C211])" office:value-type="float" office:value="0.486435">
            <text:p>0.48643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03">
            <text:p>0.8903</text:p>
          </table:table-cell>
          <table:table-cell office:value-type="float" office:value="0.5056">
            <text:p>0.5056</text:p>
          </table:table-cell>
          <table:table-cell/>
          <table:table-cell table:formula="of:=AVERAGE([.A193:.A212])" office:value-type="float" office:value="11.1">
            <text:p>11.1</text:p>
          </table:table-cell>
          <table:table-cell table:formula="of:=AVERAGE([.B193:.B212])" office:value-type="float" office:value="0.87996">
            <text:p>0.87996</text:p>
          </table:table-cell>
          <table:table-cell table:formula="of:=AVERAGE([.C193:.C212])" office:value-type="float" office:value="0.484995">
            <text:p>0.48499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93">
            <text:p>0.8693</text:p>
          </table:table-cell>
          <table:table-cell office:value-type="float" office:value="0.4618">
            <text:p>0.4618</text:p>
          </table:table-cell>
          <table:table-cell/>
          <table:table-cell table:formula="of:=AVERAGE([.A194:.A213])" office:value-type="float" office:value="11.2">
            <text:p>11.2</text:p>
          </table:table-cell>
          <table:table-cell table:formula="of:=AVERAGE([.B194:.B213])" office:value-type="float" office:value="0.88013">
            <text:p>0.88013</text:p>
          </table:table-cell>
          <table:table-cell table:formula="of:=AVERAGE([.C194:.C213])" office:value-type="float" office:value="0.48562">
            <text:p>0.4856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37">
            <text:p>0.8937</text:p>
          </table:table-cell>
          <table:table-cell office:value-type="float" office:value="0.5063">
            <text:p>0.5063</text:p>
          </table:table-cell>
          <table:table-cell/>
          <table:table-cell table:formula="of:=AVERAGE([.A195:.A214])" office:value-type="float" office:value="11.3">
            <text:p>11.3</text:p>
          </table:table-cell>
          <table:table-cell table:formula="of:=AVERAGE([.B195:.B214])" office:value-type="float" office:value="0.88125">
            <text:p>0.88125</text:p>
          </table:table-cell>
          <table:table-cell table:formula="of:=AVERAGE([.C195:.C214])" office:value-type="float" office:value="0.48806">
            <text:p>0.488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63">
            <text:p>0.8963</text:p>
          </table:table-cell>
          <table:table-cell office:value-type="float" office:value="0.5248">
            <text:p>0.5248</text:p>
          </table:table-cell>
          <table:table-cell/>
          <table:table-cell table:formula="of:=AVERAGE([.A196:.A215])" office:value-type="float" office:value="11.4">
            <text:p>11.4</text:p>
          </table:table-cell>
          <table:table-cell table:formula="of:=AVERAGE([.B196:.B215])" office:value-type="float" office:value="0.881365">
            <text:p>0.881365</text:p>
          </table:table-cell>
          <table:table-cell table:formula="of:=AVERAGE([.C196:.C215])" office:value-type="float" office:value="0.48838">
            <text:p>0.4883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43">
            <text:p>0.8743</text:p>
          </table:table-cell>
          <table:table-cell office:value-type="float" office:value="0.466">
            <text:p>0.466</text:p>
          </table:table-cell>
          <table:table-cell/>
          <table:table-cell table:formula="of:=AVERAGE([.A197:.A216])" office:value-type="float" office:value="11.5">
            <text:p>11.5</text:p>
          </table:table-cell>
          <table:table-cell table:formula="of:=AVERAGE([.B197:.B216])" office:value-type="float" office:value="0.881415">
            <text:p>0.881415</text:p>
          </table:table-cell>
          <table:table-cell table:formula="of:=AVERAGE([.C197:.C216])" office:value-type="float" office:value="0.488145">
            <text:p>0.4881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97">
            <text:p>0.8797</text:p>
          </table:table-cell>
          <table:table-cell office:value-type="float" office:value="0.491">
            <text:p>0.491</text:p>
          </table:table-cell>
          <table:table-cell/>
          <table:table-cell table:formula="of:=AVERAGE([.A198:.A217])" office:value-type="float" office:value="11.6">
            <text:p>11.6</text:p>
          </table:table-cell>
          <table:table-cell table:formula="of:=AVERAGE([.B198:.B217])" office:value-type="float" office:value="0.882315">
            <text:p>0.882315</text:p>
          </table:table-cell>
          <table:table-cell table:formula="of:=AVERAGE([.C198:.C217])" office:value-type="float" office:value="0.48966">
            <text:p>0.4896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63">
            <text:p>0.8563</text:p>
          </table:table-cell>
          <table:table-cell office:value-type="float" office:value="0.4475">
            <text:p>0.4475</text:p>
          </table:table-cell>
          <table:table-cell/>
          <table:table-cell table:formula="of:=AVERAGE([.A199:.A218])" office:value-type="float" office:value="11.7">
            <text:p>11.7</text:p>
          </table:table-cell>
          <table:table-cell table:formula="of:=AVERAGE([.B199:.B218])" office:value-type="float" office:value="0.88323">
            <text:p>0.88323</text:p>
          </table:table-cell>
          <table:table-cell table:formula="of:=AVERAGE([.C199:.C218])" office:value-type="float" office:value="0.491415">
            <text:p>0.4914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27">
            <text:p>0.8727</text:p>
          </table:table-cell>
          <table:table-cell office:value-type="float" office:value="0.4671">
            <text:p>0.4671</text:p>
          </table:table-cell>
          <table:table-cell/>
          <table:table-cell table:formula="of:=AVERAGE([.A200:.A219])" office:value-type="float" office:value="11.8">
            <text:p>11.8</text:p>
          </table:table-cell>
          <table:table-cell table:formula="of:=AVERAGE([.B200:.B219])" office:value-type="float" office:value="0.885415">
            <text:p>0.885415</text:p>
          </table:table-cell>
          <table:table-cell table:formula="of:=AVERAGE([.C200:.C219])" office:value-type="float" office:value="0.495715">
            <text:p>0.4957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7">
            <text:p>0.887</text:p>
          </table:table-cell>
          <table:table-cell office:value-type="float" office:value="0.4957">
            <text:p>0.4957</text:p>
          </table:table-cell>
          <table:table-cell/>
          <table:table-cell table:formula="of:=AVERAGE([.A201:.A220])" office:value-type="float" office:value="11.9">
            <text:p>11.9</text:p>
          </table:table-cell>
          <table:table-cell table:formula="of:=AVERAGE([.B201:.B220])" office:value-type="float" office:value="0.886245">
            <text:p>0.886245</text:p>
          </table:table-cell>
          <table:table-cell table:formula="of:=AVERAGE([.C201:.C220])" office:value-type="float" office:value="0.49767">
            <text:p>0.49767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7">
            <text:p>0.8947</text:p>
          </table:table-cell>
          <table:table-cell office:value-type="float" office:value="0.5113">
            <text:p>0.5113</text:p>
          </table:table-cell>
          <table:table-cell/>
          <table:table-cell table:formula="of:=AVERAGE([.A202:.A221])" office:value-type="float" office:value="12">
            <text:p>12</text:p>
          </table:table-cell>
          <table:table-cell table:formula="of:=AVERAGE([.B202:.B221])" office:value-type="float" office:value="0.886695">
            <text:p>0.886695</text:p>
          </table:table-cell>
          <table:table-cell table:formula="of:=AVERAGE([.C202:.C221])" office:value-type="float" office:value="0.498785">
            <text:p>0.49878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8">
            <text:p>0.848</text:p>
          </table:table-cell>
          <table:table-cell office:value-type="float" office:value="0.4351">
            <text:p>0.4351</text:p>
          </table:table-cell>
          <table:table-cell/>
          <table:table-cell table:formula="of:=AVERAGE([.A203:.A222])" office:value-type="float" office:value="12.1">
            <text:p>12.1</text:p>
          </table:table-cell>
          <table:table-cell table:formula="of:=AVERAGE([.B203:.B222])" office:value-type="float" office:value="0.884395">
            <text:p>0.884395</text:p>
          </table:table-cell>
          <table:table-cell table:formula="of:=AVERAGE([.C203:.C222])" office:value-type="float" office:value="0.49525">
            <text:p>0.4952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3">
            <text:p>0.893</text:p>
          </table:table-cell>
          <table:table-cell office:value-type="float" office:value="0.5022">
            <text:p>0.5022</text:p>
          </table:table-cell>
          <table:table-cell/>
          <table:table-cell table:formula="of:=AVERAGE([.A204:.A223])" office:value-type="float" office:value="12.2">
            <text:p>12.2</text:p>
          </table:table-cell>
          <table:table-cell table:formula="of:=AVERAGE([.B204:.B223])" office:value-type="float" office:value="0.88713">
            <text:p>0.88713</text:p>
          </table:table-cell>
          <table:table-cell table:formula="of:=AVERAGE([.C204:.C223])" office:value-type="float" office:value="0.50048">
            <text:p>0.5004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3">
            <text:p>0.8943</text:p>
          </table:table-cell>
          <table:table-cell office:value-type="float" office:value="0.5295">
            <text:p>0.5295</text:p>
          </table:table-cell>
          <table:table-cell/>
          <table:table-cell table:formula="of:=AVERAGE([.A205:.A224])" office:value-type="float" office:value="12.3">
            <text:p>12.3</text:p>
          </table:table-cell>
          <table:table-cell table:formula="of:=AVERAGE([.B205:.B224])" office:value-type="float" office:value="0.88723">
            <text:p>0.88723</text:p>
          </table:table-cell>
          <table:table-cell table:formula="of:=AVERAGE([.C205:.C224])" office:value-type="float" office:value="0.500645">
            <text:p>0.5006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37">
            <text:p>0.8437</text:p>
          </table:table-cell>
          <table:table-cell office:value-type="float" office:value="0.4152">
            <text:p>0.4152</text:p>
          </table:table-cell>
          <table:table-cell/>
          <table:table-cell table:formula="of:=AVERAGE([.A206:.A225])" office:value-type="float" office:value="12.4">
            <text:p>12.4</text:p>
          </table:table-cell>
          <table:table-cell table:formula="of:=AVERAGE([.B206:.B225])" office:value-type="float" office:value="0.88518">
            <text:p>0.88518</text:p>
          </table:table-cell>
          <table:table-cell table:formula="of:=AVERAGE([.C206:.C225])" office:value-type="float" office:value="0.496345">
            <text:p>0.4963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43">
            <text:p>0.8843</text:p>
          </table:table-cell>
          <table:table-cell office:value-type="float" office:value="0.495">
            <text:p>0.495</text:p>
          </table:table-cell>
          <table:table-cell/>
          <table:table-cell table:formula="of:=AVERAGE([.A207:.A226])" office:value-type="float" office:value="12.5">
            <text:p>12.5</text:p>
          </table:table-cell>
          <table:table-cell table:formula="of:=AVERAGE([.B207:.B226])" office:value-type="float" office:value="0.887345">
            <text:p>0.887345</text:p>
          </table:table-cell>
          <table:table-cell table:formula="of:=AVERAGE([.C207:.C226])" office:value-type="float" office:value="0.500845">
            <text:p>0.5008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73">
            <text:p>0.8673</text:p>
          </table:table-cell>
          <table:table-cell office:value-type="float" office:value="0.4561">
            <text:p>0.4561</text:p>
          </table:table-cell>
          <table:table-cell/>
          <table:table-cell table:formula="of:=AVERAGE([.A208:.A227])" office:value-type="float" office:value="12.6">
            <text:p>12.6</text:p>
          </table:table-cell>
          <table:table-cell table:formula="of:=AVERAGE([.B208:.B227])" office:value-type="float" office:value="0.887545">
            <text:p>0.887545</text:p>
          </table:table-cell>
          <table:table-cell table:formula="of:=AVERAGE([.C208:.C227])" office:value-type="float" office:value="0.501045">
            <text:p>0.5010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">
            <text:p>0.894</text:p>
          </table:table-cell>
          <table:table-cell office:value-type="float" office:value="0.509">
            <text:p>0.509</text:p>
          </table:table-cell>
          <table:table-cell/>
          <table:table-cell table:formula="of:=AVERAGE([.A209:.A228])" office:value-type="float" office:value="12.7">
            <text:p>12.7</text:p>
          </table:table-cell>
          <table:table-cell table:formula="of:=AVERAGE([.B209:.B228])" office:value-type="float" office:value="0.888845">
            <text:p>0.888845</text:p>
          </table:table-cell>
          <table:table-cell table:formula="of:=AVERAGE([.C209:.C228])" office:value-type="float" office:value="0.503445">
            <text:p>0.5034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6">
            <text:p>0.886</text:p>
          </table:table-cell>
          <table:table-cell office:value-type="float" office:value="0.4908">
            <text:p>0.4908</text:p>
          </table:table-cell>
          <table:table-cell/>
          <table:table-cell table:formula="of:=AVERAGE([.A210:.A229])" office:value-type="float" office:value="12.8">
            <text:p>12.8</text:p>
          </table:table-cell>
          <table:table-cell table:formula="of:=AVERAGE([.B210:.B229])" office:value-type="float" office:value="0.889195">
            <text:p>0.889195</text:p>
          </table:table-cell>
          <table:table-cell table:formula="of:=AVERAGE([.C210:.C229])" office:value-type="float" office:value="0.504515">
            <text:p>0.5045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33">
            <text:p>0.8933</text:p>
          </table:table-cell>
          <table:table-cell office:value-type="float" office:value="0.4996">
            <text:p>0.4996</text:p>
          </table:table-cell>
          <table:table-cell/>
          <table:table-cell table:formula="of:=AVERAGE([.A211:.A230])" office:value-type="float" office:value="12.9">
            <text:p>12.9</text:p>
          </table:table-cell>
          <table:table-cell table:formula="of:=AVERAGE([.B211:.B230])" office:value-type="float" office:value="0.88741">
            <text:p>0.88741</text:p>
          </table:table-cell>
          <table:table-cell table:formula="of:=AVERAGE([.C211:.C230])" office:value-type="float" office:value="0.50148">
            <text:p>0.5014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1">
            <text:p>0.881</text:p>
          </table:table-cell>
          <table:table-cell office:value-type="float" office:value="0.4903">
            <text:p>0.4903</text:p>
          </table:table-cell>
          <table:table-cell/>
          <table:table-cell table:formula="of:=AVERAGE([.A212:.A231])" office:value-type="float" office:value="13">
            <text:p>13</text:p>
          </table:table-cell>
          <table:table-cell table:formula="of:=AVERAGE([.B212:.B231])" office:value-type="float" office:value="0.88578">
            <text:p>0.88578</text:p>
          </table:table-cell>
          <table:table-cell table:formula="of:=AVERAGE([.C212:.C231])" office:value-type="float" office:value="0.49847">
            <text:p>0.49847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37">
            <text:p>0.8937</text:p>
          </table:table-cell>
          <table:table-cell office:value-type="float" office:value="0.5181">
            <text:p>0.5181</text:p>
          </table:table-cell>
          <table:table-cell/>
          <table:table-cell table:formula="of:=AVERAGE([.A213:.A232])" office:value-type="float" office:value="13.1">
            <text:p>13.1</text:p>
          </table:table-cell>
          <table:table-cell table:formula="of:=AVERAGE([.B213:.B232])" office:value-type="float" office:value="0.886615">
            <text:p>0.886615</text:p>
          </table:table-cell>
          <table:table-cell table:formula="of:=AVERAGE([.C213:.C232])" office:value-type="float" office:value="0.50024">
            <text:p>0.5002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17">
            <text:p>0.8917</text:p>
          </table:table-cell>
          <table:table-cell office:value-type="float" office:value="0.5106">
            <text:p>0.5106</text:p>
          </table:table-cell>
          <table:table-cell/>
          <table:table-cell table:formula="of:=AVERAGE([.A214:.A233])" office:value-type="float" office:value="13.2">
            <text:p>13.2</text:p>
          </table:table-cell>
          <table:table-cell table:formula="of:=AVERAGE([.B214:.B233])" office:value-type="float" office:value="0.885795">
            <text:p>0.885795</text:p>
          </table:table-cell>
          <table:table-cell table:formula="of:=AVERAGE([.C214:.C233])" office:value-type="float" office:value="0.49862">
            <text:p>0.4986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6">
            <text:p>0.896</text:p>
          </table:table-cell>
          <table:table-cell office:value-type="float" office:value="0.5127">
            <text:p>0.5127</text:p>
          </table:table-cell>
          <table:table-cell/>
          <table:table-cell table:formula="of:=AVERAGE([.A215:.A234])" office:value-type="float" office:value="13.3">
            <text:p>13.3</text:p>
          </table:table-cell>
          <table:table-cell table:formula="of:=AVERAGE([.B215:.B234])" office:value-type="float" office:value="0.886175">
            <text:p>0.886175</text:p>
          </table:table-cell>
          <table:table-cell table:formula="of:=AVERAGE([.C215:.C234])" office:value-type="float" office:value="0.499565">
            <text:p>0.49956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73">
            <text:p>0.8973</text:p>
          </table:table-cell>
          <table:table-cell office:value-type="float" office:value="0.5201">
            <text:p>0.5201</text:p>
          </table:table-cell>
          <table:table-cell/>
          <table:table-cell table:formula="of:=AVERAGE([.A216:.A235])" office:value-type="float" office:value="13.4">
            <text:p>13.4</text:p>
          </table:table-cell>
          <table:table-cell table:formula="of:=AVERAGE([.B216:.B235])" office:value-type="float" office:value="0.88606">
            <text:p>0.88606</text:p>
          </table:table-cell>
          <table:table-cell table:formula="of:=AVERAGE([.C216:.C235])" office:value-type="float" office:value="0.499095">
            <text:p>0.4990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23">
            <text:p>0.8923</text:p>
          </table:table-cell>
          <table:table-cell office:value-type="float" office:value="0.4963">
            <text:p>0.4963</text:p>
          </table:table-cell>
          <table:table-cell/>
          <table:table-cell table:formula="of:=AVERAGE([.A217:.A236])" office:value-type="float" office:value="13.5">
            <text:p>13.5</text:p>
          </table:table-cell>
          <table:table-cell table:formula="of:=AVERAGE([.B217:.B236])" office:value-type="float" office:value="0.885895">
            <text:p>0.885895</text:p>
          </table:table-cell>
          <table:table-cell table:formula="of:=AVERAGE([.C217:.C236])" office:value-type="float" office:value="0.498875">
            <text:p>0.49887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8">
            <text:p>0.898</text:p>
          </table:table-cell>
          <table:table-cell office:value-type="float" office:value="0.5261">
            <text:p>0.5261</text:p>
          </table:table-cell>
          <table:table-cell/>
          <table:table-cell table:formula="of:=AVERAGE([.A218:.A237])" office:value-type="float" office:value="13.6">
            <text:p>13.6</text:p>
          </table:table-cell>
          <table:table-cell table:formula="of:=AVERAGE([.B218:.B237])" office:value-type="float" office:value="0.885895">
            <text:p>0.885895</text:p>
          </table:table-cell>
          <table:table-cell table:formula="of:=AVERAGE([.C218:.C237])" office:value-type="float" office:value="0.49912">
            <text:p>0.4991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">
            <text:p>0.9</text:p>
          </table:table-cell>
          <table:table-cell office:value-type="float" office:value="0.5335">
            <text:p>0.5335</text:p>
          </table:table-cell>
          <table:table-cell/>
          <table:table-cell table:formula="of:=AVERAGE([.A219:.A238])" office:value-type="float" office:value="13.7">
            <text:p>13.7</text:p>
          </table:table-cell>
          <table:table-cell table:formula="of:=AVERAGE([.B219:.B238])" office:value-type="float" office:value="0.88566">
            <text:p>0.88566</text:p>
          </table:table-cell>
          <table:table-cell table:formula="of:=AVERAGE([.C219:.C238])" office:value-type="float" office:value="0.49854">
            <text:p>0.4985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93">
            <text:p>0.8893</text:p>
          </table:table-cell>
          <table:table-cell office:value-type="float" office:value="0.5062">
            <text:p>0.5062</text:p>
          </table:table-cell>
          <table:table-cell/>
          <table:table-cell table:formula="of:=AVERAGE([.A220:.A239])" office:value-type="float" office:value="13.8">
            <text:p>13.8</text:p>
          </table:table-cell>
          <table:table-cell table:formula="of:=AVERAGE([.B220:.B239])" office:value-type="float" office:value="0.886045">
            <text:p>0.886045</text:p>
          </table:table-cell>
          <table:table-cell table:formula="of:=AVERAGE([.C220:.C239])" office:value-type="float" office:value="0.49954">
            <text:p>0.4995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6">
            <text:p>0.896</text:p>
          </table:table-cell>
          <table:table-cell office:value-type="float" office:value="0.518">
            <text:p>0.518</text:p>
          </table:table-cell>
          <table:table-cell/>
          <table:table-cell table:formula="of:=AVERAGE([.A221:.A240])" office:value-type="float" office:value="13.9">
            <text:p>13.9</text:p>
          </table:table-cell>
          <table:table-cell table:formula="of:=AVERAGE([.B221:.B240])" office:value-type="float" office:value="0.88668">
            <text:p>0.88668</text:p>
          </table:table-cell>
          <table:table-cell table:formula="of:=AVERAGE([.C221:.C240])" office:value-type="float" office:value="0.50088">
            <text:p>0.5008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87">
            <text:p>0.8487</text:p>
          </table:table-cell>
          <table:table-cell office:value-type="float" office:value="0.4406">
            <text:p>0.4406</text:p>
          </table:table-cell>
          <table:table-cell/>
          <table:table-cell table:formula="of:=AVERAGE([.A222:.A241])" office:value-type="float" office:value="14">
            <text:p>14</text:p>
          </table:table-cell>
          <table:table-cell table:formula="of:=AVERAGE([.B222:.B241])" office:value-type="float" office:value="0.886515">
            <text:p>0.886515</text:p>
          </table:table-cell>
          <table:table-cell table:formula="of:=AVERAGE([.C222:.C241])" office:value-type="float" office:value="0.5012">
            <text:p>0.501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27">
            <text:p>0.9027</text:p>
          </table:table-cell>
          <table:table-cell office:value-type="float" office:value="0.5397">
            <text:p>0.5397</text:p>
          </table:table-cell>
          <table:table-cell/>
          <table:table-cell table:formula="of:=AVERAGE([.A223:.A242])" office:value-type="float" office:value="14.1">
            <text:p>14.1</text:p>
          </table:table-cell>
          <table:table-cell table:formula="of:=AVERAGE([.B223:.B242])" office:value-type="float" office:value="0.888945">
            <text:p>0.888945</text:p>
          </table:table-cell>
          <table:table-cell table:formula="of:=AVERAGE([.C223:.C242])" office:value-type="float" office:value="0.505195">
            <text:p>0.5051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5">
            <text:p>0.895</text:p>
          </table:table-cell>
          <table:table-cell office:value-type="float" office:value="0.5055">
            <text:p>0.5055</text:p>
          </table:table-cell>
          <table:table-cell/>
          <table:table-cell table:formula="of:=AVERAGE([.A224:.A243])" office:value-type="float" office:value="14.2">
            <text:p>14.2</text:p>
          </table:table-cell>
          <table:table-cell table:formula="of:=AVERAGE([.B224:.B243])" office:value-type="float" office:value="0.88891">
            <text:p>0.88891</text:p>
          </table:table-cell>
          <table:table-cell table:formula="of:=AVERAGE([.C224:.C243])" office:value-type="float" office:value="0.50511">
            <text:p>0.5051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33">
            <text:p>0.8533</text:p>
          </table:table-cell>
          <table:table-cell office:value-type="float" office:value="0.4435">
            <text:p>0.4435</text:p>
          </table:table-cell>
          <table:table-cell/>
          <table:table-cell table:formula="of:=AVERAGE([.A225:.A244])" office:value-type="float" office:value="14.3">
            <text:p>14.3</text:p>
          </table:table-cell>
          <table:table-cell table:formula="of:=AVERAGE([.B225:.B244])" office:value-type="float" office:value="0.88896">
            <text:p>0.88896</text:p>
          </table:table-cell>
          <table:table-cell table:formula="of:=AVERAGE([.C225:.C244])" office:value-type="float" office:value="0.505265">
            <text:p>0.50526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7">
            <text:p>0.887</text:p>
          </table:table-cell>
          <table:table-cell office:value-type="float" office:value="0.5052">
            <text:p>0.5052</text:p>
          </table:table-cell>
          <table:table-cell/>
          <table:table-cell table:formula="of:=AVERAGE([.A226:.A245])" office:value-type="float" office:value="14.4">
            <text:p>14.4</text:p>
          </table:table-cell>
          <table:table-cell table:formula="of:=AVERAGE([.B226:.B245])" office:value-type="float" office:value="0.890995">
            <text:p>0.890995</text:p>
          </table:table-cell>
          <table:table-cell table:formula="of:=AVERAGE([.C226:.C245])" office:value-type="float" office:value="0.50861">
            <text:p>0.5086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83">
            <text:p>0.8883</text:p>
          </table:table-cell>
          <table:table-cell office:value-type="float" office:value="0.499">
            <text:p>0.499</text:p>
          </table:table-cell>
          <table:table-cell/>
          <table:table-cell table:formula="of:=AVERAGE([.A227:.A246])" office:value-type="float" office:value="14.5">
            <text:p>14.5</text:p>
          </table:table-cell>
          <table:table-cell table:formula="of:=AVERAGE([.B227:.B246])" office:value-type="float" office:value="0.89166">
            <text:p>0.89166</text:p>
          </table:table-cell>
          <table:table-cell table:formula="of:=AVERAGE([.C227:.C246])" office:value-type="float" office:value="0.509835">
            <text:p>0.50983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33">
            <text:p>0.8933</text:p>
          </table:table-cell>
          <table:table-cell office:value-type="float" office:value="0.5041">
            <text:p>0.5041</text:p>
          </table:table-cell>
          <table:table-cell/>
          <table:table-cell table:formula="of:=AVERAGE([.A228:.A247])" office:value-type="float" office:value="14.6">
            <text:p>14.6</text:p>
          </table:table-cell>
          <table:table-cell table:formula="of:=AVERAGE([.B228:.B247])" office:value-type="float" office:value="0.89218">
            <text:p>0.89218</text:p>
          </table:table-cell>
          <table:table-cell table:formula="of:=AVERAGE([.C228:.C247])" office:value-type="float" office:value="0.511045">
            <text:p>0.5110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5304">
            <text:p>0.5304</text:p>
          </table:table-cell>
          <table:table-cell/>
          <table:table-cell table:formula="of:=AVERAGE([.A229:.A248])" office:value-type="float" office:value="14.7">
            <text:p>14.7</text:p>
          </table:table-cell>
          <table:table-cell table:formula="of:=AVERAGE([.B229:.B248])" office:value-type="float" office:value="0.8922">
            <text:p>0.8922</text:p>
          </table:table-cell>
          <table:table-cell table:formula="of:=AVERAGE([.C229:.C248])" office:value-type="float" office:value="0.511115">
            <text:p>0.51111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03">
            <text:p>0.8503</text:p>
          </table:table-cell>
          <table:table-cell office:value-type="float" office:value="0.4301">
            <text:p>0.4301</text:p>
          </table:table-cell>
          <table:table-cell/>
          <table:table-cell table:formula="of:=AVERAGE([.A230:.A249])" office:value-type="float" office:value="14.8">
            <text:p>14.8</text:p>
          </table:table-cell>
          <table:table-cell table:formula="of:=AVERAGE([.B230:.B249])" office:value-type="float" office:value="0.889965">
            <text:p>0.889965</text:p>
          </table:table-cell>
          <table:table-cell table:formula="of:=AVERAGE([.C230:.C249])" office:value-type="float" office:value="0.50673">
            <text:p>0.5067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07">
            <text:p>0.8607</text:p>
          </table:table-cell>
          <table:table-cell office:value-type="float" office:value="0.4394">
            <text:p>0.4394</text:p>
          </table:table-cell>
          <table:table-cell/>
          <table:table-cell table:formula="of:=AVERAGE([.A231:.A250])" office:value-type="float" office:value="14.9">
            <text:p>14.9</text:p>
          </table:table-cell>
          <table:table-cell table:formula="of:=AVERAGE([.B231:.B250])" office:value-type="float" office:value="0.891935">
            <text:p>0.891935</text:p>
          </table:table-cell>
          <table:table-cell table:formula="of:=AVERAGE([.C231:.C250])" office:value-type="float" office:value="0.509835">
            <text:p>0.50983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77">
            <text:p>0.8977</text:p>
          </table:table-cell>
          <table:table-cell office:value-type="float" office:value="0.5257">
            <text:p>0.5257</text:p>
          </table:table-cell>
          <table:table-cell/>
          <table:table-cell table:formula="of:=AVERAGE([.A232:.A251])" office:value-type="float" office:value="15">
            <text:p>15</text:p>
          </table:table-cell>
          <table:table-cell table:formula="of:=AVERAGE([.B232:.B251])" office:value-type="float" office:value="0.893465">
            <text:p>0.893465</text:p>
          </table:table-cell>
          <table:table-cell table:formula="of:=AVERAGE([.C232:.C251])" office:value-type="float" office:value="0.512655">
            <text:p>0.5126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73">
            <text:p>0.8773</text:p>
          </table:table-cell>
          <table:table-cell office:value-type="float" office:value="0.4857">
            <text:p>0.4857</text:p>
          </table:table-cell>
          <table:table-cell/>
          <table:table-cell table:formula="of:=AVERAGE([.A233:.A252])" office:value-type="float" office:value="15.1">
            <text:p>15.1</text:p>
          </table:table-cell>
          <table:table-cell table:formula="of:=AVERAGE([.B233:.B252])" office:value-type="float" office:value="0.893745">
            <text:p>0.893745</text:p>
          </table:table-cell>
          <table:table-cell table:formula="of:=AVERAGE([.C233:.C252])" office:value-type="float" office:value="0.513035">
            <text:p>0.51303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93">
            <text:p>0.8993</text:p>
          </table:table-cell>
          <table:table-cell office:value-type="float" office:value="0.5295">
            <text:p>0.5295</text:p>
          </table:table-cell>
          <table:table-cell/>
          <table:table-cell table:formula="of:=AVERAGE([.A234:.A253])" office:value-type="float" office:value="15.2">
            <text:p>15.2</text:p>
          </table:table-cell>
          <table:table-cell table:formula="of:=AVERAGE([.B234:.B253])" office:value-type="float" office:value="0.894465">
            <text:p>0.894465</text:p>
          </table:table-cell>
          <table:table-cell table:formula="of:=AVERAGE([.C234:.C253])" office:value-type="float" office:value="0.514105">
            <text:p>0.51410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37">
            <text:p>0.8937</text:p>
          </table:table-cell>
          <table:table-cell office:value-type="float" office:value="0.5033">
            <text:p>0.5033</text:p>
          </table:table-cell>
          <table:table-cell/>
          <table:table-cell table:formula="of:=AVERAGE([.A235:.A254])" office:value-type="float" office:value="15.3">
            <text:p>15.3</text:p>
          </table:table-cell>
          <table:table-cell table:formula="of:=AVERAGE([.B235:.B254])" office:value-type="float" office:value="0.894435">
            <text:p>0.894435</text:p>
          </table:table-cell>
          <table:table-cell table:formula="of:=AVERAGE([.C235:.C254])" office:value-type="float" office:value="0.513895">
            <text:p>0.5138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4">
            <text:p>0.894</text:p>
          </table:table-cell>
          <table:table-cell office:value-type="float" office:value="0.5157">
            <text:p>0.5157</text:p>
          </table:table-cell>
          <table:table-cell/>
          <table:table-cell table:formula="of:=AVERAGE([.A236:.A255])" office:value-type="float" office:value="15.4">
            <text:p>15.4</text:p>
          </table:table-cell>
          <table:table-cell table:formula="of:=AVERAGE([.B236:.B255])" office:value-type="float" office:value="0.8946">
            <text:p>0.8946</text:p>
          </table:table-cell>
          <table:table-cell table:formula="of:=AVERAGE([.C236:.C255])" office:value-type="float" office:value="0.51446">
            <text:p>0.5144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23">
            <text:p>0.8923</text:p>
          </table:table-cell>
          <table:table-cell office:value-type="float" office:value="0.5012">
            <text:p>0.5012</text:p>
          </table:table-cell>
          <table:table-cell/>
          <table:table-cell table:formula="of:=AVERAGE([.A237:.A256])" office:value-type="float" office:value="15.5">
            <text:p>15.5</text:p>
          </table:table-cell>
          <table:table-cell table:formula="of:=AVERAGE([.B237:.B256])" office:value-type="float" office:value="0.894885">
            <text:p>0.894885</text:p>
          </table:table-cell>
          <table:table-cell table:formula="of:=AVERAGE([.C237:.C256])" office:value-type="float" office:value="0.515365">
            <text:p>0.51536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33">
            <text:p>0.8933</text:p>
          </table:table-cell>
          <table:table-cell office:value-type="float" office:value="0.5145">
            <text:p>0.5145</text:p>
          </table:table-cell>
          <table:table-cell/>
          <table:table-cell table:formula="of:=AVERAGE([.A238:.A257])" office:value-type="float" office:value="15.6">
            <text:p>15.6</text:p>
          </table:table-cell>
          <table:table-cell table:formula="of:=AVERAGE([.B238:.B257])" office:value-type="float" office:value="0.89477">
            <text:p>0.89477</text:p>
          </table:table-cell>
          <table:table-cell table:formula="of:=AVERAGE([.C238:.C257])" office:value-type="float" office:value="0.51521">
            <text:p>0.5152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7">
            <text:p>0.9077</text:p>
          </table:table-cell>
          <table:table-cell office:value-type="float" office:value="0.5535">
            <text:p>0.5535</text:p>
          </table:table-cell>
          <table:table-cell/>
          <table:table-cell table:formula="of:=AVERAGE([.A239:.A258])" office:value-type="float" office:value="15.7">
            <text:p>15.7</text:p>
          </table:table-cell>
          <table:table-cell table:formula="of:=AVERAGE([.B239:.B258])" office:value-type="float" office:value="0.89497">
            <text:p>0.89497</text:p>
          </table:table-cell>
          <table:table-cell table:formula="of:=AVERAGE([.C239:.C258])" office:value-type="float" office:value="0.516">
            <text:p>0.51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2">
            <text:p>0.902</text:p>
          </table:table-cell>
          <table:table-cell office:value-type="float" office:value="0.533">
            <text:p>0.533</text:p>
          </table:table-cell>
          <table:table-cell/>
          <table:table-cell table:formula="of:=AVERAGE([.A240:.A259])" office:value-type="float" office:value="15.8">
            <text:p>15.8</text:p>
          </table:table-cell>
          <table:table-cell table:formula="of:=AVERAGE([.B240:.B259])" office:value-type="float" office:value="0.8943">
            <text:p>0.8943</text:p>
          </table:table-cell>
          <table:table-cell table:formula="of:=AVERAGE([.C240:.C259])" office:value-type="float" office:value="0.514195">
            <text:p>0.5141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27">
            <text:p>0.8927</text:p>
          </table:table-cell>
          <table:table-cell office:value-type="float" office:value="0.5244">
            <text:p>0.5244</text:p>
          </table:table-cell>
          <table:table-cell/>
          <table:table-cell table:formula="of:=AVERAGE([.A241:.A260])" office:value-type="float" office:value="15.9">
            <text:p>15.9</text:p>
          </table:table-cell>
          <table:table-cell table:formula="of:=AVERAGE([.B241:.B260])" office:value-type="float" office:value="0.894215">
            <text:p>0.894215</text:p>
          </table:table-cell>
          <table:table-cell table:formula="of:=AVERAGE([.C241:.C260])" office:value-type="float" office:value="0.51454">
            <text:p>0.5145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3">
            <text:p>0.8973</text:p>
          </table:table-cell>
          <table:table-cell office:value-type="float" office:value="0.5205">
            <text:p>0.5205</text:p>
          </table:table-cell>
          <table:table-cell/>
          <table:table-cell table:formula="of:=AVERAGE([.A242:.A261])" office:value-type="float" office:value="16">
            <text:p>16</text:p>
          </table:table-cell>
          <table:table-cell table:formula="of:=AVERAGE([.B242:.B261])" office:value-type="float" office:value="0.89458">
            <text:p>0.89458</text:p>
          </table:table-cell>
          <table:table-cell table:formula="of:=AVERAGE([.C242:.C261])" office:value-type="float" office:value="0.514565">
            <text:p>0.51456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">
            <text:p>0.902</text:p>
          </table:table-cell>
          <table:table-cell office:value-type="float" office:value="0.538">
            <text:p>0.538</text:p>
          </table:table-cell>
          <table:table-cell/>
          <table:table-cell table:formula="of:=AVERAGE([.A243:.A262])" office:value-type="float" office:value="16.1">
            <text:p>16.1</text:p>
          </table:table-cell>
          <table:table-cell table:formula="of:=AVERAGE([.B243:.B262])" office:value-type="float" office:value="0.894465">
            <text:p>0.894465</text:p>
          </table:table-cell>
          <table:table-cell table:formula="of:=AVERAGE([.C243:.C262])" office:value-type="float" office:value="0.514495">
            <text:p>0.5144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6">
            <text:p>0.896</text:p>
          </table:table-cell>
          <table:table-cell office:value-type="float" office:value="0.5086">
            <text:p>0.5086</text:p>
          </table:table-cell>
          <table:table-cell/>
          <table:table-cell table:formula="of:=AVERAGE([.A244:.A263])" office:value-type="float" office:value="16.2">
            <text:p>16.2</text:p>
          </table:table-cell>
          <table:table-cell table:formula="of:=AVERAGE([.B244:.B263])" office:value-type="float" office:value="0.89438">
            <text:p>0.89438</text:p>
          </table:table-cell>
          <table:table-cell table:formula="of:=AVERAGE([.C244:.C263])" office:value-type="float" office:value="0.51408">
            <text:p>0.5140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4">
            <text:p>0.894</text:p>
          </table:table-cell>
          <table:table-cell office:value-type="float" office:value="0.5104">
            <text:p>0.5104</text:p>
          </table:table-cell>
          <table:table-cell/>
          <table:table-cell table:formula="of:=AVERAGE([.A245:.A264])" office:value-type="float" office:value="16.3">
            <text:p>16.3</text:p>
          </table:table-cell>
          <table:table-cell table:formula="of:=AVERAGE([.B245:.B264])" office:value-type="float" office:value="0.894215">
            <text:p>0.894215</text:p>
          </table:table-cell>
          <table:table-cell table:formula="of:=AVERAGE([.C245:.C264])" office:value-type="float" office:value="0.51349">
            <text:p>0.5134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03">
            <text:p>0.9003</text:p>
          </table:table-cell>
          <table:table-cell office:value-type="float" office:value="0.5297">
            <text:p>0.5297</text:p>
          </table:table-cell>
          <table:table-cell/>
          <table:table-cell table:formula="of:=AVERAGE([.A246:.A265])" office:value-type="float" office:value="16.4">
            <text:p>16.4</text:p>
          </table:table-cell>
          <table:table-cell table:formula="of:=AVERAGE([.B246:.B265])" office:value-type="float" office:value="0.89423">
            <text:p>0.89423</text:p>
          </table:table-cell>
          <table:table-cell table:formula="of:=AVERAGE([.C246:.C265])" office:value-type="float" office:value="0.51387">
            <text:p>0.5138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7">
            <text:p>0.8987</text:p>
          </table:table-cell>
          <table:table-cell office:value-type="float" office:value="0.5232">
            <text:p>0.5232</text:p>
          </table:table-cell>
          <table:table-cell/>
          <table:table-cell table:formula="of:=AVERAGE([.A247:.A266])" office:value-type="float" office:value="16.5">
            <text:p>16.5</text:p>
          </table:table-cell>
          <table:table-cell table:formula="of:=AVERAGE([.B247:.B266])" office:value-type="float" office:value="0.89178">
            <text:p>0.89178</text:p>
          </table:table-cell>
          <table:table-cell table:formula="of:=AVERAGE([.C247:.C266])" office:value-type="float" office:value="0.508865">
            <text:p>0.50886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37">
            <text:p>0.8937</text:p>
          </table:table-cell>
          <table:table-cell office:value-type="float" office:value="0.5055">
            <text:p>0.5055</text:p>
          </table:table-cell>
          <table:table-cell/>
          <table:table-cell table:formula="of:=AVERAGE([.A248:.A267])" office:value-type="float" office:value="16.6">
            <text:p>16.6</text:p>
          </table:table-cell>
          <table:table-cell table:formula="of:=AVERAGE([.B248:.B267])" office:value-type="float" office:value="0.891795">
            <text:p>0.891795</text:p>
          </table:table-cell>
          <table:table-cell table:formula="of:=AVERAGE([.C248:.C267])" office:value-type="float" office:value="0.50877">
            <text:p>0.5087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63">
            <text:p>0.8563</text:p>
          </table:table-cell>
          <table:table-cell office:value-type="float" office:value="0.4427">
            <text:p>0.4427</text:p>
          </table:table-cell>
          <table:table-cell/>
          <table:table-cell table:formula="of:=AVERAGE([.A249:.A268])" office:value-type="float" office:value="16.7">
            <text:p>16.7</text:p>
          </table:table-cell>
          <table:table-cell table:formula="of:=AVERAGE([.B249:.B268])" office:value-type="float" office:value="0.891875">
            <text:p>0.891875</text:p>
          </table:table-cell>
          <table:table-cell table:formula="of:=AVERAGE([.C249:.C268])" office:value-type="float" office:value="0.50895">
            <text:p>0.508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897">
            <text:p>0.8897</text:p>
          </table:table-cell>
          <table:table-cell office:value-type="float" office:value="0.4922">
            <text:p>0.4922</text:p>
          </table:table-cell>
          <table:table-cell/>
          <table:table-cell table:formula="of:=AVERAGE([.A250:.A269])" office:value-type="float" office:value="16.8">
            <text:p>16.8</text:p>
          </table:table-cell>
          <table:table-cell table:formula="of:=AVERAGE([.B250:.B269])" office:value-type="float" office:value="0.894075">
            <text:p>0.894075</text:p>
          </table:table-cell>
          <table:table-cell table:formula="of:=AVERAGE([.C250:.C269])" office:value-type="float" office:value="0.512995">
            <text:p>0.5129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13">
            <text:p>0.8913</text:p>
          </table:table-cell>
          <table:table-cell office:value-type="float" office:value="0.4958">
            <text:p>0.4958</text:p>
          </table:table-cell>
          <table:table-cell/>
          <table:table-cell table:formula="of:=AVERAGE([.A251:.A270])" office:value-type="float" office:value="16.9">
            <text:p>16.9</text:p>
          </table:table-cell>
          <table:table-cell table:formula="of:=AVERAGE([.B251:.B270])" office:value-type="float" office:value="0.894105">
            <text:p>0.894105</text:p>
          </table:table-cell>
          <table:table-cell table:formula="of:=AVERAGE([.C251:.C270])" office:value-type="float" office:value="0.512965">
            <text:p>0.51296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3">
            <text:p>0.9033</text:p>
          </table:table-cell>
          <table:table-cell office:value-type="float" office:value="0.5333">
            <text:p>0.5333</text:p>
          </table:table-cell>
          <table:table-cell/>
          <table:table-cell table:formula="of:=AVERAGE([.A252:.A271])" office:value-type="float" office:value="17">
            <text:p>17</text:p>
          </table:table-cell>
          <table:table-cell table:formula="of:=AVERAGE([.B252:.B271])" office:value-type="float" office:value="0.894325">
            <text:p>0.894325</text:p>
          </table:table-cell>
          <table:table-cell table:formula="of:=AVERAGE([.C252:.C271])" office:value-type="float" office:value="0.513395">
            <text:p>0.5133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17">
            <text:p>0.8917</text:p>
          </table:table-cell>
          <table:table-cell office:value-type="float" office:value="0.5071">
            <text:p>0.5071</text:p>
          </table:table-cell>
          <table:table-cell/>
          <table:table-cell table:formula="of:=AVERAGE([.A253:.A272])" office:value-type="float" office:value="17.1">
            <text:p>17.1</text:p>
          </table:table-cell>
          <table:table-cell table:formula="of:=AVERAGE([.B253:.B272])" office:value-type="float" office:value="0.89421">
            <text:p>0.89421</text:p>
          </table:table-cell>
          <table:table-cell table:formula="of:=AVERAGE([.C253:.C272])" office:value-type="float" office:value="0.51317">
            <text:p>0.5131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7">
            <text:p>0.8987</text:p>
          </table:table-cell>
          <table:table-cell office:value-type="float" office:value="0.5253">
            <text:p>0.5253</text:p>
          </table:table-cell>
          <table:table-cell/>
          <table:table-cell table:formula="of:=AVERAGE([.A254:.A273])" office:value-type="float" office:value="17.2">
            <text:p>17.2</text:p>
          </table:table-cell>
          <table:table-cell table:formula="of:=AVERAGE([.B254:.B273])" office:value-type="float" office:value="0.89419">
            <text:p>0.89419</text:p>
          </table:table-cell>
          <table:table-cell table:formula="of:=AVERAGE([.C254:.C273])" office:value-type="float" office:value="0.512985">
            <text:p>0.51298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">
            <text:p>0.897</text:p>
          </table:table-cell>
          <table:table-cell office:value-type="float" office:value="0.5146">
            <text:p>0.5146</text:p>
          </table:table-cell>
          <table:table-cell/>
          <table:table-cell table:formula="of:=AVERAGE([.A255:.A274])" office:value-type="float" office:value="17.3">
            <text:p>17.3</text:p>
          </table:table-cell>
          <table:table-cell table:formula="of:=AVERAGE([.B255:.B274])" office:value-type="float" office:value="0.89424">
            <text:p>0.89424</text:p>
          </table:table-cell>
          <table:table-cell table:formula="of:=AVERAGE([.C255:.C274])" office:value-type="float" office:value="0.51327">
            <text:p>0.5132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97">
            <text:p>0.8997</text:p>
          </table:table-cell>
          <table:table-cell office:value-type="float" office:value="0.5338">
            <text:p>0.5338</text:p>
          </table:table-cell>
          <table:table-cell/>
          <table:table-cell table:formula="of:=AVERAGE([.A256:.A275])" office:value-type="float" office:value="17.4">
            <text:p>17.4</text:p>
          </table:table-cell>
          <table:table-cell table:formula="of:=AVERAGE([.B256:.B275])" office:value-type="float" office:value="0.894155">
            <text:p>0.894155</text:p>
          </table:table-cell>
          <table:table-cell table:formula="of:=AVERAGE([.C256:.C275])" office:value-type="float" office:value="0.51309">
            <text:p>0.5130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">
            <text:p>0.89</text:p>
          </table:table-cell>
          <table:table-cell office:value-type="float" office:value="0.4981">
            <text:p>0.4981</text:p>
          </table:table-cell>
          <table:table-cell/>
          <table:table-cell table:formula="of:=AVERAGE([.A257:.A276])" office:value-type="float" office:value="17.5">
            <text:p>17.5</text:p>
          </table:table-cell>
          <table:table-cell table:formula="of:=AVERAGE([.B257:.B276])" office:value-type="float" office:value="0.89407">
            <text:p>0.89407</text:p>
          </table:table-cell>
          <table:table-cell table:formula="of:=AVERAGE([.C257:.C276])" office:value-type="float" office:value="0.512615">
            <text:p>0.5126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3">
            <text:p>0.8973</text:p>
          </table:table-cell>
          <table:table-cell office:value-type="float" office:value="0.5303">
            <text:p>0.5303</text:p>
          </table:table-cell>
          <table:table-cell/>
          <table:table-cell table:formula="of:=AVERAGE([.A258:.A277])" office:value-type="float" office:value="17.6">
            <text:p>17.6</text:p>
          </table:table-cell>
          <table:table-cell table:formula="of:=AVERAGE([.B258:.B277])" office:value-type="float" office:value="0.89422">
            <text:p>0.89422</text:p>
          </table:table-cell>
          <table:table-cell table:formula="of:=AVERAGE([.C258:.C277])" office:value-type="float" office:value="0.51267">
            <text:p>0.5126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43">
            <text:p>0.8943</text:p>
          </table:table-cell>
          <table:table-cell office:value-type="float" office:value="0.5174">
            <text:p>0.5174</text:p>
          </table:table-cell>
          <table:table-cell/>
          <table:table-cell table:formula="of:=AVERAGE([.A259:.A278])" office:value-type="float" office:value="17.7">
            <text:p>17.7</text:p>
          </table:table-cell>
          <table:table-cell table:formula="of:=AVERAGE([.B259:.B278])" office:value-type="float" office:value="0.894255">
            <text:p>0.894255</text:p>
          </table:table-cell>
          <table:table-cell table:formula="of:=AVERAGE([.C259:.C278])" office:value-type="float" office:value="0.51262">
            <text:p>0.5126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03">
            <text:p>0.9003</text:p>
          </table:table-cell>
          <table:table-cell office:value-type="float" office:value="0.5399">
            <text:p>0.5399</text:p>
          </table:table-cell>
          <table:table-cell/>
          <table:table-cell table:formula="of:=AVERAGE([.A260:.A279])" office:value-type="float" office:value="17.8">
            <text:p>17.8</text:p>
          </table:table-cell>
          <table:table-cell table:formula="of:=AVERAGE([.B260:.B279])" office:value-type="float" office:value="0.894525">
            <text:p>0.894525</text:p>
          </table:table-cell>
          <table:table-cell table:formula="of:=AVERAGE([.C260:.C279])" office:value-type="float" office:value="0.51335">
            <text:p>0.5133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5249">
            <text:p>0.5249</text:p>
          </table:table-cell>
          <table:table-cell/>
          <table:table-cell table:formula="of:=AVERAGE([.A261:.A280])" office:value-type="float" office:value="17.9">
            <text:p>17.9</text:p>
          </table:table-cell>
          <table:table-cell table:formula="of:=AVERAGE([.B261:.B280])" office:value-type="float" office:value="0.893945">
            <text:p>0.893945</text:p>
          </table:table-cell>
          <table:table-cell table:formula="of:=AVERAGE([.C261:.C280])" office:value-type="float" office:value="0.511585">
            <text:p>0.51158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">
            <text:p>0.895</text:p>
          </table:table-cell>
          <table:table-cell office:value-type="float" office:value="0.5191">
            <text:p>0.5191</text:p>
          </table:table-cell>
          <table:table-cell/>
          <table:table-cell table:formula="of:=AVERAGE([.A262:.A281])" office:value-type="float" office:value="18">
            <text:p>18</text:p>
          </table:table-cell>
          <table:table-cell table:formula="of:=AVERAGE([.B262:.B281])" office:value-type="float" office:value="0.893845">
            <text:p>0.893845</text:p>
          </table:table-cell>
          <table:table-cell table:formula="of:=AVERAGE([.C262:.C281])" office:value-type="float" office:value="0.51109">
            <text:p>0.5110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03">
            <text:p>0.9003</text:p>
          </table:table-cell>
          <table:table-cell office:value-type="float" office:value="0.5297">
            <text:p>0.5297</text:p>
          </table:table-cell>
          <table:table-cell/>
          <table:table-cell table:formula="of:=AVERAGE([.A263:.A282])" office:value-type="float" office:value="18.1">
            <text:p>18.1</text:p>
          </table:table-cell>
          <table:table-cell table:formula="of:=AVERAGE([.B263:.B282])" office:value-type="float" office:value="0.89386">
            <text:p>0.89386</text:p>
          </table:table-cell>
          <table:table-cell table:formula="of:=AVERAGE([.C263:.C282])" office:value-type="float" office:value="0.510985">
            <text:p>0.51098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27">
            <text:p>0.8927</text:p>
          </table:table-cell>
          <table:table-cell office:value-type="float" office:value="0.4968">
            <text:p>0.4968</text:p>
          </table:table-cell>
          <table:table-cell/>
          <table:table-cell table:formula="of:=AVERAGE([.A264:.A283])" office:value-type="float" office:value="18.2">
            <text:p>18.2</text:p>
          </table:table-cell>
          <table:table-cell table:formula="of:=AVERAGE([.B264:.B283])" office:value-type="float" office:value="0.89381">
            <text:p>0.89381</text:p>
          </table:table-cell>
          <table:table-cell table:formula="of:=AVERAGE([.C264:.C283])" office:value-type="float" office:value="0.510995">
            <text:p>0.51099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43">
            <text:p>0.8943</text:p>
          </table:table-cell>
          <table:table-cell office:value-type="float" office:value="0.518">
            <text:p>0.518</text:p>
          </table:table-cell>
          <table:table-cell/>
          <table:table-cell table:formula="of:=AVERAGE([.A265:.A284])" office:value-type="float" office:value="18.3">
            <text:p>18.3</text:p>
          </table:table-cell>
          <table:table-cell table:formula="of:=AVERAGE([.B265:.B284])" office:value-type="float" office:value="0.89396">
            <text:p>0.89396</text:p>
          </table:table-cell>
          <table:table-cell table:formula="of:=AVERAGE([.C265:.C284])" office:value-type="float" office:value="0.511455">
            <text:p>0.5114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13">
            <text:p>0.8513</text:p>
          </table:table-cell>
          <table:table-cell office:value-type="float" office:value="0.4296">
            <text:p>0.4296</text:p>
          </table:table-cell>
          <table:table-cell/>
          <table:table-cell table:formula="of:=AVERAGE([.A266:.A285])" office:value-type="float" office:value="18.4">
            <text:p>18.4</text:p>
          </table:table-cell>
          <table:table-cell table:formula="of:=AVERAGE([.B266:.B285])" office:value-type="float" office:value="0.89413">
            <text:p>0.89413</text:p>
          </table:table-cell>
          <table:table-cell table:formula="of:=AVERAGE([.C266:.C285])" office:value-type="float" office:value="0.51159">
            <text:p>0.5115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">
            <text:p>0.899</text:p>
          </table:table-cell>
          <table:table-cell office:value-type="float" office:value="0.5213">
            <text:p>0.5213</text:p>
          </table:table-cell>
          <table:table-cell/>
          <table:table-cell table:formula="of:=AVERAGE([.A267:.A286])" office:value-type="float" office:value="18.5">
            <text:p>18.5</text:p>
          </table:table-cell>
          <table:table-cell table:formula="of:=AVERAGE([.B267:.B286])" office:value-type="float" office:value="0.89643">
            <text:p>0.89643</text:p>
          </table:table-cell>
          <table:table-cell table:formula="of:=AVERAGE([.C267:.C286])" office:value-type="float" office:value="0.51618">
            <text:p>0.5161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3">
            <text:p>0.8953</text:p>
          </table:table-cell>
          <table:table-cell office:value-type="float" office:value="0.5091">
            <text:p>0.5091</text:p>
          </table:table-cell>
          <table:table-cell/>
          <table:table-cell table:formula="of:=AVERAGE([.A268:.A287])" office:value-type="float" office:value="18.6">
            <text:p>18.6</text:p>
          </table:table-cell>
          <table:table-cell table:formula="of:=AVERAGE([.B268:.B287])" office:value-type="float" office:value="0.896315">
            <text:p>0.896315</text:p>
          </table:table-cell>
          <table:table-cell table:formula="of:=AVERAGE([.C268:.C287])" office:value-type="float" office:value="0.51589">
            <text:p>0.5158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03">
            <text:p>0.9003</text:p>
          </table:table-cell>
          <table:table-cell office:value-type="float" office:value="0.5236">
            <text:p>0.5236</text:p>
          </table:table-cell>
          <table:table-cell/>
          <table:table-cell table:formula="of:=AVERAGE([.A269:.A288])" office:value-type="float" office:value="18.7">
            <text:p>18.7</text:p>
          </table:table-cell>
          <table:table-cell table:formula="of:=AVERAGE([.B269:.B288])" office:value-type="float" office:value="0.896065">
            <text:p>0.896065</text:p>
          </table:table-cell>
          <table:table-cell table:formula="of:=AVERAGE([.C269:.C288])" office:value-type="float" office:value="0.51534">
            <text:p>0.5153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03">
            <text:p>0.8903</text:p>
          </table:table-cell>
          <table:table-cell office:value-type="float" office:value="0.4916">
            <text:p>0.4916</text:p>
          </table:table-cell>
          <table:table-cell/>
          <table:table-cell table:formula="of:=AVERAGE([.A270:.A289])" office:value-type="float" office:value="18.8">
            <text:p>18.8</text:p>
          </table:table-cell>
          <table:table-cell table:formula="of:=AVERAGE([.B270:.B289])" office:value-type="float" office:value="0.8959">
            <text:p>0.8959</text:p>
          </table:table-cell>
          <table:table-cell table:formula="of:=AVERAGE([.C270:.C289])" office:value-type="float" office:value="0.514675">
            <text:p>0.5146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7">
            <text:p>0.8957</text:p>
          </table:table-cell>
          <table:table-cell office:value-type="float" office:value="0.5044">
            <text:p>0.5044</text:p>
          </table:table-cell>
          <table:table-cell/>
          <table:table-cell table:formula="of:=AVERAGE([.A271:.A290])" office:value-type="float" office:value="18.9">
            <text:p>18.9</text:p>
          </table:table-cell>
          <table:table-cell table:formula="of:=AVERAGE([.B271:.B290])" office:value-type="float" office:value="0.89595">
            <text:p>0.89595</text:p>
          </table:table-cell>
          <table:table-cell table:formula="of:=AVERAGE([.C271:.C290])" office:value-type="float" office:value="0.5148">
            <text:p>0.514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1">
            <text:p>0.901</text:p>
          </table:table-cell>
          <table:table-cell office:value-type="float" office:value="0.5288">
            <text:p>0.5288</text:p>
          </table:table-cell>
          <table:table-cell/>
          <table:table-cell table:formula="of:=AVERAGE([.A272:.A291])" office:value-type="float" office:value="19">
            <text:p>19</text:p>
          </table:table-cell>
          <table:table-cell table:formula="of:=AVERAGE([.B272:.B291])" office:value-type="float" office:value="0.89608">
            <text:p>0.89608</text:p>
          </table:table-cell>
          <table:table-cell table:formula="of:=AVERAGE([.C272:.C291])" office:value-type="float" office:value="0.51539">
            <text:p>0.5153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13">
            <text:p>0.8913</text:p>
          </table:table-cell>
          <table:table-cell office:value-type="float" office:value="0.5034">
            <text:p>0.5034</text:p>
          </table:table-cell>
          <table:table-cell/>
          <table:table-cell table:formula="of:=AVERAGE([.A273:.A292])" office:value-type="float" office:value="19.1">
            <text:p>19.1</text:p>
          </table:table-cell>
          <table:table-cell table:formula="of:=AVERAGE([.B273:.B292])" office:value-type="float" office:value="0.89593">
            <text:p>0.89593</text:p>
          </table:table-cell>
          <table:table-cell table:formula="of:=AVERAGE([.C273:.C292])" office:value-type="float" office:value="0.515185">
            <text:p>0.51518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7">
            <text:p>0.8997</text:p>
          </table:table-cell>
          <table:table-cell office:value-type="float" office:value="0.531">
            <text:p>0.531</text:p>
          </table:table-cell>
          <table:table-cell/>
          <table:table-cell table:formula="of:=AVERAGE([.A274:.A293])" office:value-type="float" office:value="19.2">
            <text:p>19.2</text:p>
          </table:table-cell>
          <table:table-cell table:formula="of:=AVERAGE([.B274:.B293])" office:value-type="float" office:value="0.89613">
            <text:p>0.89613</text:p>
          </table:table-cell>
          <table:table-cell table:formula="of:=AVERAGE([.C274:.C293])" office:value-type="float" office:value="0.51571">
            <text:p>0.5157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3">
            <text:p>0.8953</text:p>
          </table:table-cell>
          <table:table-cell office:value-type="float" office:value="0.511">
            <text:p>0.511</text:p>
          </table:table-cell>
          <table:table-cell/>
          <table:table-cell table:formula="of:=AVERAGE([.A275:.A294])" office:value-type="float" office:value="19.3">
            <text:p>19.3</text:p>
          </table:table-cell>
          <table:table-cell table:formula="of:=AVERAGE([.B275:.B294])" office:value-type="float" office:value="0.895995">
            <text:p>0.895995</text:p>
          </table:table-cell>
          <table:table-cell table:formula="of:=AVERAGE([.C275:.C294])" office:value-type="float" office:value="0.515245">
            <text:p>0.5152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243">
            <text:p>0.5243</text:p>
          </table:table-cell>
          <table:table-cell/>
          <table:table-cell table:formula="of:=AVERAGE([.A276:.A295])" office:value-type="float" office:value="19.4">
            <text:p>19.4</text:p>
          </table:table-cell>
          <table:table-cell table:formula="of:=AVERAGE([.B276:.B295])" office:value-type="float" office:value="0.89588">
            <text:p>0.89588</text:p>
          </table:table-cell>
          <table:table-cell table:formula="of:=AVERAGE([.C276:.C295])" office:value-type="float" office:value="0.514955">
            <text:p>0.5149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3">
            <text:p>0.893</text:p>
          </table:table-cell>
          <table:table-cell office:value-type="float" office:value="0.4992">
            <text:p>0.4992</text:p>
          </table:table-cell>
          <table:table-cell/>
          <table:table-cell table:formula="of:=AVERAGE([.A277:.A296])" office:value-type="float" office:value="19.5">
            <text:p>19.5</text:p>
          </table:table-cell>
          <table:table-cell table:formula="of:=AVERAGE([.B277:.B296])" office:value-type="float" office:value="0.895845">
            <text:p>0.895845</text:p>
          </table:table-cell>
          <table:table-cell table:formula="of:=AVERAGE([.C277:.C296])" office:value-type="float" office:value="0.51484">
            <text:p>0.5148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293">
            <text:p>0.5293</text:p>
          </table:table-cell>
          <table:table-cell/>
          <table:table-cell table:formula="of:=AVERAGE([.A278:.A297])" office:value-type="float" office:value="19.6">
            <text:p>19.6</text:p>
          </table:table-cell>
          <table:table-cell table:formula="of:=AVERAGE([.B278:.B297])" office:value-type="float" office:value="0.89586">
            <text:p>0.89586</text:p>
          </table:table-cell>
          <table:table-cell table:formula="of:=AVERAGE([.C278:.C297])" office:value-type="float" office:value="0.515">
            <text:p>0.5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7">
            <text:p>0.8997</text:p>
          </table:table-cell>
          <table:table-cell office:value-type="float" office:value="0.532">
            <text:p>0.532</text:p>
          </table:table-cell>
          <table:table-cell/>
          <table:table-cell table:formula="of:=AVERAGE([.A279:.A298])" office:value-type="float" office:value="19.7">
            <text:p>19.7</text:p>
          </table:table-cell>
          <table:table-cell table:formula="of:=AVERAGE([.B279:.B298])" office:value-type="float" office:value="0.89601">
            <text:p>0.89601</text:p>
          </table:table-cell>
          <table:table-cell table:formula="of:=AVERAGE([.C279:.C298])" office:value-type="float" office:value="0.515255">
            <text:p>0.5152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87">
            <text:p>0.8887</text:p>
          </table:table-cell>
          <table:table-cell office:value-type="float" office:value="0.5046">
            <text:p>0.5046</text:p>
          </table:table-cell>
          <table:table-cell/>
          <table:table-cell table:formula="of:=AVERAGE([.A280:.A299])" office:value-type="float" office:value="19.8">
            <text:p>19.8</text:p>
          </table:table-cell>
          <table:table-cell table:formula="of:=AVERAGE([.B280:.B299])" office:value-type="float" office:value="0.89626">
            <text:p>0.89626</text:p>
          </table:table-cell>
          <table:table-cell table:formula="of:=AVERAGE([.C280:.C299])" office:value-type="float" office:value="0.515865">
            <text:p>0.5158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15">
            <text:p>0.515</text:p>
          </table:table-cell>
          <table:table-cell/>
          <table:table-cell table:formula="of:=AVERAGE([.A281:.A300])" office:value-type="float" office:value="19.9">
            <text:p>19.9</text:p>
          </table:table-cell>
          <table:table-cell table:formula="of:=AVERAGE([.B281:.B300])" office:value-type="float" office:value="0.89681">
            <text:p>0.89681</text:p>
          </table:table-cell>
          <table:table-cell table:formula="of:=AVERAGE([.C281:.C300])" office:value-type="float" office:value="0.51704">
            <text:p>0.5170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3">
            <text:p>0.8953</text:p>
          </table:table-cell>
          <table:table-cell office:value-type="float" office:value="0.517">
            <text:p>0.517</text:p>
          </table:table-cell>
          <table:table-cell/>
          <table:table-cell table:formula="of:=AVERAGE([.A282:.A301])" office:value-type="float" office:value="20">
            <text:p>20</text:p>
          </table:table-cell>
          <table:table-cell table:formula="of:=AVERAGE([.B282:.B301])" office:value-type="float" office:value="0.896625">
            <text:p>0.896625</text:p>
          </table:table-cell>
          <table:table-cell table:formula="of:=AVERAGE([.C282:.C301])" office:value-type="float" office:value="0.516915">
            <text:p>0.5169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3">
            <text:p>0.8993</text:p>
          </table:table-cell>
          <table:table-cell office:value-type="float" office:value="0.5299">
            <text:p>0.5299</text:p>
          </table:table-cell>
          <table:table-cell/>
          <table:table-cell table:formula="of:=AVERAGE([.A283:.A302])" office:value-type="float" office:value="20.25">
            <text:p>20.25</text:p>
          </table:table-cell>
          <table:table-cell table:formula="of:=AVERAGE([.B283:.B302])" office:value-type="float" office:value="0.89686">
            <text:p>0.89686</text:p>
          </table:table-cell>
          <table:table-cell table:formula="of:=AVERAGE([.C283:.C302])" office:value-type="float" office:value="0.517425">
            <text:p>0.5174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7">
            <text:p>0.8957</text:p>
          </table:table-cell>
          <table:table-cell office:value-type="float" office:value="0.506">
            <text:p>0.506</text:p>
          </table:table-cell>
          <table:table-cell/>
          <table:table-cell table:formula="of:=AVERAGE([.A284:.A303])" office:value-type="float" office:value="20.5">
            <text:p>20.5</text:p>
          </table:table-cell>
          <table:table-cell table:formula="of:=AVERAGE([.B284:.B303])" office:value-type="float" office:value="0.897045">
            <text:p>0.897045</text:p>
          </table:table-cell>
          <table:table-cell table:formula="of:=AVERAGE([.C284:.C303])" office:value-type="float" office:value="0.51782">
            <text:p>0.5178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7">
            <text:p>0.8977</text:p>
          </table:table-cell>
          <table:table-cell office:value-type="float" office:value="0.5207">
            <text:p>0.5207</text:p>
          </table:table-cell>
          <table:table-cell/>
          <table:table-cell table:formula="of:=AVERAGE([.A285:.A304])" office:value-type="float" office:value="20.75">
            <text:p>20.75</text:p>
          </table:table-cell>
          <table:table-cell table:formula="of:=AVERAGE([.B285:.B304])" office:value-type="float" office:value="0.896945">
            <text:p>0.896945</text:p>
          </table:table-cell>
          <table:table-cell table:formula="of:=AVERAGE([.C285:.C304])" office:value-type="float" office:value="0.517515">
            <text:p>0.5175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3">
            <text:p>0.8973</text:p>
          </table:table-cell>
          <table:table-cell office:value-type="float" office:value="0.5214">
            <text:p>0.5214</text:p>
          </table:table-cell>
          <table:table-cell/>
          <table:table-cell table:formula="of:=AVERAGE([.A286:.A305])" office:value-type="float" office:value="21">
            <text:p>21</text:p>
          </table:table-cell>
          <table:table-cell table:formula="of:=AVERAGE([.B286:.B305])" office:value-type="float" office:value="0.896795">
            <text:p>0.896795</text:p>
          </table:table-cell>
          <table:table-cell table:formula="of:=AVERAGE([.C286:.C305])" office:value-type="float" office:value="0.51721">
            <text:p>0.5172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67">
            <text:p>0.8967</text:p>
          </table:table-cell>
          <table:table-cell office:value-type="float" office:value="0.5155">
            <text:p>0.5155</text:p>
          </table:table-cell>
          <table:table-cell/>
          <table:table-cell table:formula="of:=AVERAGE([.A287:.A306])" office:value-type="float" office:value="21.25">
            <text:p>21.25</text:p>
          </table:table-cell>
          <table:table-cell table:formula="of:=AVERAGE([.B287:.B306])" office:value-type="float" office:value="0.896745">
            <text:p>0.896745</text:p>
          </table:table-cell>
          <table:table-cell table:formula="of:=AVERAGE([.C287:.C306])" office:value-type="float" office:value="0.517025">
            <text:p>0.5170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03">
            <text:p>0.8903</text:p>
          </table:table-cell>
          <table:table-cell office:value-type="float" office:value="0.4981">
            <text:p>0.4981</text:p>
          </table:table-cell>
          <table:table-cell/>
          <table:table-cell table:formula="of:=AVERAGE([.A288:.A307])" office:value-type="float" office:value="21.5">
            <text:p>21.5</text:p>
          </table:table-cell>
          <table:table-cell table:formula="of:=AVERAGE([.B288:.B307])" office:value-type="float" office:value="0.896825">
            <text:p>0.896825</text:p>
          </table:table-cell>
          <table:table-cell table:formula="of:=AVERAGE([.C288:.C307])" office:value-type="float" office:value="0.517135">
            <text:p>0.51713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">
            <text:p>0.897</text:p>
          </table:table-cell>
          <table:table-cell office:value-type="float" office:value="0.5103">
            <text:p>0.5103</text:p>
          </table:table-cell>
          <table:table-cell/>
          <table:table-cell table:formula="of:=AVERAGE([.A289:.A308])" office:value-type="float" office:value="21.75">
            <text:p>21.75</text:p>
          </table:table-cell>
          <table:table-cell table:formula="of:=AVERAGE([.B289:.B308])" office:value-type="float" office:value="0.89691">
            <text:p>0.89691</text:p>
          </table:table-cell>
          <table:table-cell table:formula="of:=AVERAGE([.C289:.C308])" office:value-type="float" office:value="0.51727">
            <text:p>0.5172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13">
            <text:p>0.8913</text:p>
          </table:table-cell>
          <table:table-cell office:value-type="float" office:value="0.4941">
            <text:p>0.4941</text:p>
          </table:table-cell>
          <table:table-cell/>
          <table:table-cell table:formula="of:=AVERAGE([.A290:.A309])" office:value-type="float" office:value="22">
            <text:p>22</text:p>
          </table:table-cell>
          <table:table-cell table:formula="of:=AVERAGE([.B290:.B309])" office:value-type="float" office:value="0.896975">
            <text:p>0.896975</text:p>
          </table:table-cell>
          <table:table-cell table:formula="of:=AVERAGE([.C290:.C309])" office:value-type="float" office:value="0.51768">
            <text:p>0.51768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3">
            <text:p>0.8983</text:p>
          </table:table-cell>
          <table:table-cell office:value-type="float" office:value="0.5162">
            <text:p>0.5162</text:p>
          </table:table-cell>
          <table:table-cell/>
          <table:table-cell table:formula="of:=AVERAGE([.A291:.A310])" office:value-type="float" office:value="22.25">
            <text:p>22.25</text:p>
          </table:table-cell>
          <table:table-cell table:formula="of:=AVERAGE([.B291:.B310])" office:value-type="float" office:value="0.89696">
            <text:p>0.89696</text:p>
          </table:table-cell>
          <table:table-cell table:formula="of:=AVERAGE([.C291:.C310])" office:value-type="float" office:value="0.51761">
            <text:p>0.5176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">
            <text:p>0.898</text:p>
          </table:table-cell>
          <table:table-cell office:value-type="float" office:value="0.5247">
            <text:p>0.5247</text:p>
          </table:table-cell>
          <table:table-cell/>
          <table:table-cell table:formula="of:=AVERAGE([.A292:.A311])" office:value-type="float" office:value="22.5">
            <text:p>22.5</text:p>
          </table:table-cell>
          <table:table-cell table:formula="of:=AVERAGE([.B292:.B311])" office:value-type="float" office:value="0.896945">
            <text:p>0.896945</text:p>
          </table:table-cell>
          <table:table-cell table:formula="of:=AVERAGE([.C292:.C311])" office:value-type="float" office:value="0.51751">
            <text:p>0.5175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3">
            <text:p>0.8953</text:p>
          </table:table-cell>
          <table:table-cell office:value-type="float" office:value="0.5139">
            <text:p>0.5139</text:p>
          </table:table-cell>
          <table:table-cell/>
          <table:table-cell table:formula="of:=AVERAGE([.A293:.A312])" office:value-type="float" office:value="22.75">
            <text:p>22.75</text:p>
          </table:table-cell>
          <table:table-cell table:formula="of:=AVERAGE([.B293:.B312])" office:value-type="float" office:value="0.89718">
            <text:p>0.89718</text:p>
          </table:table-cell>
          <table:table-cell table:formula="of:=AVERAGE([.C293:.C312])" office:value-type="float" office:value="0.51802">
            <text:p>0.5180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">
            <text:p>0.897</text:p>
          </table:table-cell>
          <table:table-cell office:value-type="float" office:value="0.5217">
            <text:p>0.5217</text:p>
          </table:table-cell>
          <table:table-cell/>
          <table:table-cell table:formula="of:=AVERAGE([.A294:.A313])" office:value-type="float" office:value="23">
            <text:p>23</text:p>
          </table:table-cell>
          <table:table-cell table:formula="of:=AVERAGE([.B294:.B313])" office:value-type="float" office:value="0.897115">
            <text:p>0.897115</text:p>
          </table:table-cell>
          <table:table-cell table:formula="of:=AVERAGE([.C294:.C313])" office:value-type="float" office:value="0.51794">
            <text:p>0.5179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">
            <text:p>0.893</text:p>
          </table:table-cell>
          <table:table-cell office:value-type="float" office:value="0.5052">
            <text:p>0.5052</text:p>
          </table:table-cell>
          <table:table-cell/>
          <table:table-cell table:formula="of:=AVERAGE([.A295:.A314])" office:value-type="float" office:value="23.25">
            <text:p>23.25</text:p>
          </table:table-cell>
          <table:table-cell table:formula="of:=AVERAGE([.B295:.B314])" office:value-type="float" office:value="0.8972">
            <text:p>0.8972</text:p>
          </table:table-cell>
          <table:table-cell table:formula="of:=AVERAGE([.C295:.C314])" office:value-type="float" office:value="0.518155">
            <text:p>0.51815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3">
            <text:p>0.8973</text:p>
          </table:table-cell>
          <table:table-cell office:value-type="float" office:value="0.522">
            <text:p>0.522</text:p>
          </table:table-cell>
          <table:table-cell/>
          <table:table-cell table:formula="of:=AVERAGE([.A296:.A315])" office:value-type="float" office:value="23.5">
            <text:p>23.5</text:p>
          </table:table-cell>
          <table:table-cell table:formula="of:=AVERAGE([.B296:.B315])" office:value-type="float" office:value="0.8973">
            <text:p>0.8973</text:p>
          </table:table-cell>
          <table:table-cell table:formula="of:=AVERAGE([.C296:.C315])" office:value-type="float" office:value="0.518315">
            <text:p>0.5183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3">
            <text:p>0.8933</text:p>
          </table:table-cell>
          <table:table-cell office:value-type="float" office:value="0.5024">
            <text:p>0.5024</text:p>
          </table:table-cell>
          <table:table-cell/>
          <table:table-cell table:formula="of:=AVERAGE([.A297:.A316])" office:value-type="float" office:value="23.75">
            <text:p>23.75</text:p>
          </table:table-cell>
          <table:table-cell table:formula="of:=AVERAGE([.B297:.B316])" office:value-type="float" office:value="0.89747">
            <text:p>0.89747</text:p>
          </table:table-cell>
          <table:table-cell table:formula="of:=AVERAGE([.C297:.C316])" office:value-type="float" office:value="0.51893">
            <text:p>0.5189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1">
            <text:p>0.901</text:p>
          </table:table-cell>
          <table:table-cell office:value-type="float" office:value="0.5344">
            <text:p>0.5344</text:p>
          </table:table-cell>
          <table:table-cell/>
          <table:table-cell table:formula="of:=AVERAGE([.A298:.A317])" office:value-type="float" office:value="24">
            <text:p>24</text:p>
          </table:table-cell>
          <table:table-cell table:formula="of:=AVERAGE([.B298:.B317])" office:value-type="float" office:value="0.89742">
            <text:p>0.89742</text:p>
          </table:table-cell>
          <table:table-cell table:formula="of:=AVERAGE([.C298:.C317])" office:value-type="float" office:value="0.518685">
            <text:p>0.51868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442">
            <text:p>0.5442</text:p>
          </table:table-cell>
          <table:table-cell/>
          <table:table-cell table:formula="of:=AVERAGE([.A299:.A318])" office:value-type="float" office:value="24.25">
            <text:p>24.25</text:p>
          </table:table-cell>
          <table:table-cell table:formula="of:=AVERAGE([.B299:.B318])" office:value-type="float" office:value="0.897235">
            <text:p>0.897235</text:p>
          </table:table-cell>
          <table:table-cell table:formula="of:=AVERAGE([.C299:.C318])" office:value-type="float" office:value="0.51822">
            <text:p>0.5182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7">
            <text:p>0.8997</text:p>
          </table:table-cell>
          <table:table-cell office:value-type="float" office:value="0.5281">
            <text:p>0.5281</text:p>
          </table:table-cell>
          <table:table-cell/>
          <table:table-cell table:formula="of:=AVERAGE([.A300:.A319])" office:value-type="float" office:value="24.5">
            <text:p>24.5</text:p>
          </table:table-cell>
          <table:table-cell table:formula="of:=AVERAGE([.B300:.B319])" office:value-type="float" office:value="0.89725">
            <text:p>0.89725</text:p>
          </table:table-cell>
          <table:table-cell table:formula="of:=AVERAGE([.C300:.C319])" office:value-type="float" office:value="0.518265">
            <text:p>0.51826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43">
            <text:p>0.8943</text:p>
          </table:table-cell>
          <table:table-cell office:value-type="float" office:value="0.5125">
            <text:p>0.5125</text:p>
          </table:table-cell>
          <table:table-cell/>
          <table:table-cell table:formula="of:=AVERAGE([.A301:.A320])" office:value-type="float" office:value="24.75">
            <text:p>24.75</text:p>
          </table:table-cell>
          <table:table-cell table:formula="of:=AVERAGE([.B301:.B320])" office:value-type="float" office:value="0.897365">
            <text:p>0.897365</text:p>
          </table:table-cell>
          <table:table-cell table:formula="of:=AVERAGE([.C301:.C320])" office:value-type="float" office:value="0.518565">
            <text:p>0.5185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">
            <text:p>0.9</text:p>
          </table:table-cell>
          <table:table-cell office:value-type="float" office:value="0.5272">
            <text:p>0.5272</text:p>
          </table:table-cell>
          <table:table-cell/>
          <table:table-cell table:formula="of:=AVERAGE([.A302:.A321])" office:value-type="float" office:value="25">
            <text:p>25</text:p>
          </table:table-cell>
          <table:table-cell table:formula="of:=AVERAGE([.B302:.B321])" office:value-type="float" office:value="0.89765">
            <text:p>0.89765</text:p>
          </table:table-cell>
          <table:table-cell table:formula="of:=AVERAGE([.C302:.C321])" office:value-type="float" office:value="0.519035">
            <text:p>0.51903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">
            <text:p>0.903</text:p>
          </table:table-cell>
          <table:table-cell office:value-type="float" office:value="0.5378">
            <text:p>0.5378</text:p>
          </table:table-cell>
          <table:table-cell/>
          <table:table-cell table:formula="of:=AVERAGE([.A303:.A322])" office:value-type="float" office:value="25.25">
            <text:p>25.25</text:p>
          </table:table-cell>
          <table:table-cell table:formula="of:=AVERAGE([.B303:.B322])" office:value-type="float" office:value="0.897615">
            <text:p>0.897615</text:p>
          </table:table-cell>
          <table:table-cell table:formula="of:=AVERAGE([.C303:.C322])" office:value-type="float" office:value="0.51916">
            <text:p>0.5191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37">
            <text:p>0.8937</text:p>
          </table:table-cell>
          <table:table-cell office:value-type="float" office:value="0.4999">
            <text:p>0.4999</text:p>
          </table:table-cell>
          <table:table-cell/>
          <table:table-cell table:formula="of:=AVERAGE([.A304:.A323])" office:value-type="float" office:value="25.5">
            <text:p>25.5</text:p>
          </table:table-cell>
          <table:table-cell table:formula="of:=AVERAGE([.B304:.B323])" office:value-type="float" office:value="0.897415">
            <text:p>0.897415</text:p>
          </table:table-cell>
          <table:table-cell table:formula="of:=AVERAGE([.C304:.C323])" office:value-type="float" office:value="0.518795">
            <text:p>0.5187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47">
            <text:p>0.8947</text:p>
          </table:table-cell>
          <table:table-cell office:value-type="float" office:value="0.5146">
            <text:p>0.5146</text:p>
          </table:table-cell>
          <table:table-cell/>
          <table:table-cell table:formula="of:=AVERAGE([.A305:.A324])" office:value-type="float" office:value="25.75">
            <text:p>25.75</text:p>
          </table:table-cell>
          <table:table-cell table:formula="of:=AVERAGE([.B305:.B324])" office:value-type="float" office:value="0.89753">
            <text:p>0.89753</text:p>
          </table:table-cell>
          <table:table-cell table:formula="of:=AVERAGE([.C305:.C324])" office:value-type="float" office:value="0.51923">
            <text:p>0.519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63">
            <text:p>0.8963</text:p>
          </table:table-cell>
          <table:table-cell office:value-type="float" office:value="0.5177">
            <text:p>0.5177</text:p>
          </table:table-cell>
          <table:table-cell/>
          <table:table-cell table:formula="of:=AVERAGE([.A306:.A325])" office:value-type="float" office:value="26">
            <text:p>26</text:p>
          </table:table-cell>
          <table:table-cell table:formula="of:=AVERAGE([.B306:.B325])" office:value-type="float" office:value="0.897545">
            <text:p>0.897545</text:p>
          </table:table-cell>
          <table:table-cell table:formula="of:=AVERAGE([.C306:.C325])" office:value-type="float" office:value="0.51924">
            <text:p>0.519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3">
            <text:p>0.8983</text:p>
          </table:table-cell>
          <table:table-cell office:value-type="float" office:value="0.5177">
            <text:p>0.5177</text:p>
          </table:table-cell>
          <table:table-cell/>
          <table:table-cell table:formula="of:=AVERAGE([.A307:.A326])" office:value-type="float" office:value="26.25">
            <text:p>26.25</text:p>
          </table:table-cell>
          <table:table-cell table:formula="of:=AVERAGE([.B307:.B326])" office:value-type="float" office:value="0.897665">
            <text:p>0.897665</text:p>
          </table:table-cell>
          <table:table-cell table:formula="of:=AVERAGE([.C307:.C326])" office:value-type="float" office:value="0.519595">
            <text:p>0.5195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2">
            <text:p>0.892</text:p>
          </table:table-cell>
          <table:table-cell office:value-type="float" office:value="0.5008">
            <text:p>0.5008</text:p>
          </table:table-cell>
          <table:table-cell/>
          <table:table-cell table:formula="of:=AVERAGE([.A308:.A327])" office:value-type="float" office:value="26.5">
            <text:p>26.5</text:p>
          </table:table-cell>
          <table:table-cell table:formula="of:=AVERAGE([.B308:.B327])" office:value-type="float" office:value="0.89775">
            <text:p>0.89775</text:p>
          </table:table-cell>
          <table:table-cell table:formula="of:=AVERAGE([.C308:.C327])" office:value-type="float" office:value="0.51984">
            <text:p>0.5198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3">
            <text:p>0.8983</text:p>
          </table:table-cell>
          <table:table-cell office:value-type="float" office:value="0.5185">
            <text:p>0.5185</text:p>
          </table:table-cell>
          <table:table-cell/>
          <table:table-cell table:formula="of:=AVERAGE([.A309:.A328])" office:value-type="float" office:value="26.75">
            <text:p>26.75</text:p>
          </table:table-cell>
          <table:table-cell table:formula="of:=AVERAGE([.B309:.B328])" office:value-type="float" office:value="0.897535">
            <text:p>0.897535</text:p>
          </table:table-cell>
          <table:table-cell table:formula="of:=AVERAGE([.C309:.C328])" office:value-type="float" office:value="0.519355">
            <text:p>0.51935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1">
            <text:p>0.891</text:p>
          </table:table-cell>
          <table:table-cell office:value-type="float" office:value="0.4927">
            <text:p>0.4927</text:p>
          </table:table-cell>
          <table:table-cell/>
          <table:table-cell table:formula="of:=AVERAGE([.A310:.A329])" office:value-type="float" office:value="27">
            <text:p>27</text:p>
          </table:table-cell>
          <table:table-cell table:formula="of:=AVERAGE([.B310:.B329])" office:value-type="float" office:value="0.89757">
            <text:p>0.89757</text:p>
          </table:table-cell>
          <table:table-cell table:formula="of:=AVERAGE([.C310:.C329])" office:value-type="float" office:value="0.519565">
            <text:p>0.5195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">
            <text:p>0.898</text:p>
          </table:table-cell>
          <table:table-cell office:value-type="float" office:value="0.5142">
            <text:p>0.5142</text:p>
          </table:table-cell>
          <table:table-cell/>
          <table:table-cell table:formula="of:=AVERAGE([.A311:.A330])" office:value-type="float" office:value="27.25">
            <text:p>27.25</text:p>
          </table:table-cell>
          <table:table-cell table:formula="of:=AVERAGE([.B311:.B330])" office:value-type="float" office:value="0.89762">
            <text:p>0.89762</text:p>
          </table:table-cell>
          <table:table-cell table:formula="of:=AVERAGE([.C311:.C330])" office:value-type="float" office:value="0.519665">
            <text:p>0.5196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27">
            <text:p>0.9027</text:p>
          </table:table-cell>
          <table:table-cell office:value-type="float" office:value="0.5349">
            <text:p>0.5349</text:p>
          </table:table-cell>
          <table:table-cell/>
          <table:table-cell table:formula="of:=AVERAGE([.A312:.A331])" office:value-type="float" office:value="27.5">
            <text:p>27.5</text:p>
          </table:table-cell>
          <table:table-cell table:formula="of:=AVERAGE([.B312:.B331])" office:value-type="float" office:value="0.897485">
            <text:p>0.897485</text:p>
          </table:table-cell>
          <table:table-cell table:formula="of:=AVERAGE([.C312:.C331])" office:value-type="float" office:value="0.51913">
            <text:p>0.5191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4">
            <text:p>0.894</text:p>
          </table:table-cell>
          <table:table-cell office:value-type="float" office:value="0.5123">
            <text:p>0.5123</text:p>
          </table:table-cell>
          <table:table-cell/>
          <table:table-cell table:formula="of:=AVERAGE([.A313:.A332])" office:value-type="float" office:value="27.75">
            <text:p>27.75</text:p>
          </table:table-cell>
          <table:table-cell table:formula="of:=AVERAGE([.B313:.B332])" office:value-type="float" office:value="0.897585">
            <text:p>0.897585</text:p>
          </table:table-cell>
          <table:table-cell table:formula="of:=AVERAGE([.C313:.C332])" office:value-type="float" office:value="0.519395">
            <text:p>0.5193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7">
            <text:p>0.8987</text:p>
          </table:table-cell>
          <table:table-cell office:value-type="float" office:value="0.526">
            <text:p>0.526</text:p>
          </table:table-cell>
          <table:table-cell/>
          <table:table-cell table:formula="of:=AVERAGE([.A314:.A333])" office:value-type="float" office:value="28">
            <text:p>28</text:p>
          </table:table-cell>
          <table:table-cell table:formula="of:=AVERAGE([.B314:.B333])" office:value-type="float" office:value="0.8975">
            <text:p>0.8975</text:p>
          </table:table-cell>
          <table:table-cell table:formula="of:=AVERAGE([.C314:.C333])" office:value-type="float" office:value="0.5191">
            <text:p>0.519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5">
            <text:p>0.895</text:p>
          </table:table-cell>
          <table:table-cell office:value-type="float" office:value="0.5084">
            <text:p>0.5084</text:p>
          </table:table-cell>
          <table:table-cell/>
          <table:table-cell table:formula="of:=AVERAGE([.A315:.A334])" office:value-type="float" office:value="28.25">
            <text:p>28.25</text:p>
          </table:table-cell>
          <table:table-cell table:formula="of:=AVERAGE([.B315:.B334])" office:value-type="float" office:value="0.8974">
            <text:p>0.8974</text:p>
          </table:table-cell>
          <table:table-cell table:formula="of:=AVERAGE([.C315:.C334])" office:value-type="float" office:value="0.51891">
            <text:p>0.5189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07">
            <text:p>0.9007</text:p>
          </table:table-cell>
          <table:table-cell office:value-type="float" office:value="0.5343">
            <text:p>0.5343</text:p>
          </table:table-cell>
          <table:table-cell/>
          <table:table-cell table:formula="of:=AVERAGE([.A316:.A335])" office:value-type="float" office:value="28.5">
            <text:p>28.5</text:p>
          </table:table-cell>
          <table:table-cell table:formula="of:=AVERAGE([.B316:.B335])" office:value-type="float" office:value="0.897435">
            <text:p>0.897435</text:p>
          </table:table-cell>
          <table:table-cell table:formula="of:=AVERAGE([.C316:.C335])" office:value-type="float" office:value="0.51888">
            <text:p>0.5188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23">
            <text:p>0.8923</text:p>
          </table:table-cell>
          <table:table-cell office:value-type="float" office:value="0.4975">
            <text:p>0.4975</text:p>
          </table:table-cell>
          <table:table-cell/>
          <table:table-cell table:formula="of:=AVERAGE([.A317:.A336])" office:value-type="float" office:value="28.75">
            <text:p>28.75</text:p>
          </table:table-cell>
          <table:table-cell table:formula="of:=AVERAGE([.B317:.B336])" office:value-type="float" office:value="0.897385">
            <text:p>0.897385</text:p>
          </table:table-cell>
          <table:table-cell table:formula="of:=AVERAGE([.C317:.C336])" office:value-type="float" office:value="0.51869">
            <text:p>0.5186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73">
            <text:p>0.8973</text:p>
          </table:table-cell>
          <table:table-cell office:value-type="float" office:value="0.5251">
            <text:p>0.5251</text:p>
          </table:table-cell>
          <table:table-cell/>
          <table:table-cell table:formula="of:=AVERAGE([.A318:.A337])" office:value-type="float" office:value="29">
            <text:p>29</text:p>
          </table:table-cell>
          <table:table-cell table:formula="of:=AVERAGE([.B318:.B337])" office:value-type="float" office:value="0.897455">
            <text:p>0.897455</text:p>
          </table:table-cell>
          <table:table-cell table:formula="of:=AVERAGE([.C318:.C337])" office:value-type="float" office:value="0.51877">
            <text:p>0.5187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5">
            <text:p>0.905</text:p>
          </table:table-cell>
          <table:table-cell office:value-type="float" office:value="0.5451">
            <text:p>0.5451</text:p>
          </table:table-cell>
          <table:table-cell/>
          <table:table-cell table:formula="of:=AVERAGE([.A319:.A338])" office:value-type="float" office:value="29.25">
            <text:p>29.25</text:p>
          </table:table-cell>
          <table:table-cell table:formula="of:=AVERAGE([.B319:.B338])" office:value-type="float" office:value="0.897525">
            <text:p>0.897525</text:p>
          </table:table-cell>
          <table:table-cell table:formula="of:=AVERAGE([.C319:.C338])" office:value-type="float" office:value="0.518845">
            <text:p>0.51884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2">
            <text:p>0.902</text:p>
          </table:table-cell>
          <table:table-cell office:value-type="float" office:value="0.5341">
            <text:p>0.5341</text:p>
          </table:table-cell>
          <table:table-cell/>
          <table:table-cell table:formula="of:=AVERAGE([.A320:.A339])" office:value-type="float" office:value="29.5">
            <text:p>29.5</text:p>
          </table:table-cell>
          <table:table-cell table:formula="of:=AVERAGE([.B320:.B339])" office:value-type="float" office:value="0.897625">
            <text:p>0.897625</text:p>
          </table:table-cell>
          <table:table-cell table:formula="of:=AVERAGE([.C320:.C339])" office:value-type="float" office:value="0.519045">
            <text:p>0.51904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">
            <text:p>0.9</text:p>
          </table:table-cell>
          <table:table-cell office:value-type="float" office:value="0.5219">
            <text:p>0.5219</text:p>
          </table:table-cell>
          <table:table-cell/>
          <table:table-cell table:formula="of:=AVERAGE([.A321:.A340])" office:value-type="float" office:value="29.75">
            <text:p>29.75</text:p>
          </table:table-cell>
          <table:table-cell table:formula="of:=AVERAGE([.B321:.B340])" office:value-type="float" office:value="0.89759">
            <text:p>0.89759</text:p>
          </table:table-cell>
          <table:table-cell table:formula="of:=AVERAGE([.C321:.C340])" office:value-type="float" office:value="0.51899">
            <text:p>0.5189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3">
            <text:p>0.8993</text:p>
          </table:table-cell>
          <table:table-cell office:value-type="float" office:value="0.5297">
            <text:p>0.5297</text:p>
          </table:table-cell>
          <table:table-cell/>
          <table:table-cell table:formula="of:=AVERAGE([.A322:.A341])" office:value-type="float" office:value="30">
            <text:p>30</text:p>
          </table:table-cell>
          <table:table-cell table:formula="of:=AVERAGE([.B322:.B341])" office:value-type="float" office:value="0.89754">
            <text:p>0.89754</text:p>
          </table:table-cell>
          <table:table-cell table:formula="of:=AVERAGE([.C322:.C341])" office:value-type="float" office:value="0.51898">
            <text:p>0.5189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">
            <text:p>0.899</text:p>
          </table:table-cell>
          <table:table-cell office:value-type="float" office:value="0.5305">
            <text:p>0.5305</text:p>
          </table:table-cell>
          <table:table-cell/>
          <table:table-cell table:formula="of:=AVERAGE([.A323:.A342])" office:value-type="float" office:value="30.25">
            <text:p>30.25</text:p>
          </table:table-cell>
          <table:table-cell table:formula="of:=AVERAGE([.B323:.B342])" office:value-type="float" office:value="0.89756">
            <text:p>0.89756</text:p>
          </table:table-cell>
          <table:table-cell table:formula="of:=AVERAGE([.C323:.C342])" office:value-type="float" office:value="0.51865">
            <text:p>0.5186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6">
            <text:p>0.896</text:p>
          </table:table-cell>
          <table:table-cell office:value-type="float" office:value="0.5086">
            <text:p>0.5086</text:p>
          </table:table-cell>
          <table:table-cell/>
          <table:table-cell table:formula="of:=AVERAGE([.A324:.A343])" office:value-type="float" office:value="30.5">
            <text:p>30.5</text:p>
          </table:table-cell>
          <table:table-cell table:formula="of:=AVERAGE([.B324:.B343])" office:value-type="float" office:value="0.897725">
            <text:p>0.897725</text:p>
          </table:table-cell>
          <table:table-cell table:formula="of:=AVERAGE([.C324:.C343])" office:value-type="float" office:value="0.518965">
            <text:p>0.51896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">
            <text:p>0.895</text:p>
          </table:table-cell>
          <table:table-cell office:value-type="float" office:value="0.5148">
            <text:p>0.5148</text:p>
          </table:table-cell>
          <table:table-cell/>
          <table:table-cell table:formula="of:=AVERAGE([.A325:.A344])" office:value-type="float" office:value="30.75">
            <text:p>30.75</text:p>
          </table:table-cell>
          <table:table-cell table:formula="of:=AVERAGE([.B325:.B344])" office:value-type="float" office:value="0.897575">
            <text:p>0.897575</text:p>
          </table:table-cell>
          <table:table-cell table:formula="of:=AVERAGE([.C325:.C344])" office:value-type="float" office:value="0.51853">
            <text:p>0.5185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7">
            <text:p>0.8987</text:p>
          </table:table-cell>
          <table:table-cell office:value-type="float" office:value="0.5248">
            <text:p>0.5248</text:p>
          </table:table-cell>
          <table:table-cell/>
          <table:table-cell table:formula="of:=AVERAGE([.A326:.A345])" office:value-type="float" office:value="31">
            <text:p>31</text:p>
          </table:table-cell>
          <table:table-cell table:formula="of:=AVERAGE([.B326:.B345])" office:value-type="float" office:value="0.897525">
            <text:p>0.897525</text:p>
          </table:table-cell>
          <table:table-cell table:formula="of:=AVERAGE([.C326:.C345])" office:value-type="float" office:value="0.51834">
            <text:p>0.5183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">
            <text:p>0.9</text:p>
          </table:table-cell>
          <table:table-cell office:value-type="float" office:value="0.5226">
            <text:p>0.5226</text:p>
          </table:table-cell>
          <table:table-cell/>
          <table:table-cell table:formula="of:=AVERAGE([.A327:.A346])" office:value-type="float" office:value="31.25">
            <text:p>31.25</text:p>
          </table:table-cell>
          <table:table-cell table:formula="of:=AVERAGE([.B327:.B346])" office:value-type="float" office:value="0.897575">
            <text:p>0.897575</text:p>
          </table:table-cell>
          <table:table-cell table:formula="of:=AVERAGE([.C327:.C346])" office:value-type="float" office:value="0.51844">
            <text:p>0.5184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77">
            <text:p>0.8877</text:p>
          </table:table-cell>
          <table:table-cell office:value-type="float" office:value="0.4911">
            <text:p>0.4911</text:p>
          </table:table-cell>
          <table:table-cell/>
          <table:table-cell table:formula="of:=AVERAGE([.A328:.A347])" office:value-type="float" office:value="31.5">
            <text:p>31.5</text:p>
          </table:table-cell>
          <table:table-cell table:formula="of:=AVERAGE([.B328:.B347])" office:value-type="float" office:value="0.897575">
            <text:p>0.897575</text:p>
          </table:table-cell>
          <table:table-cell table:formula="of:=AVERAGE([.C328:.C347])" office:value-type="float" office:value="0.518405">
            <text:p>0.51840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">
            <text:p>0.899</text:p>
          </table:table-cell>
          <table:table-cell office:value-type="float" office:value="0.5227">
            <text:p>0.5227</text:p>
          </table:table-cell>
          <table:table-cell/>
          <table:table-cell table:formula="of:=AVERAGE([.A329:.A348])" office:value-type="float" office:value="31.75">
            <text:p>31.75</text:p>
          </table:table-cell>
          <table:table-cell table:formula="of:=AVERAGE([.B329:.B348])" office:value-type="float" office:value="0.897825">
            <text:p>0.897825</text:p>
          </table:table-cell>
          <table:table-cell table:formula="of:=AVERAGE([.C329:.C348])" office:value-type="float" office:value="0.51888">
            <text:p>0.5188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2">
            <text:p>0.892</text:p>
          </table:table-cell>
          <table:table-cell office:value-type="float" office:value="0.4947">
            <text:p>0.4947</text:p>
          </table:table-cell>
          <table:table-cell/>
          <table:table-cell table:formula="of:=AVERAGE([.A330:.A349])" office:value-type="float" office:value="32">
            <text:p>32</text:p>
          </table:table-cell>
          <table:table-cell table:formula="of:=AVERAGE([.B330:.B349])" office:value-type="float" office:value="0.897975">
            <text:p>0.897975</text:p>
          </table:table-cell>
          <table:table-cell table:formula="of:=AVERAGE([.C330:.C349])" office:value-type="float" office:value="0.51914">
            <text:p>0.519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3">
            <text:p>0.8953</text:p>
          </table:table-cell>
          <table:table-cell office:value-type="float" office:value="0.5035">
            <text:p>0.5035</text:p>
          </table:table-cell>
          <table:table-cell/>
          <table:table-cell table:formula="of:=AVERAGE([.A331:.A350])" office:value-type="float" office:value="32.25">
            <text:p>32.25</text:p>
          </table:table-cell>
          <table:table-cell table:formula="of:=AVERAGE([.B331:.B350])" office:value-type="float" office:value="0.897925">
            <text:p>0.897925</text:p>
          </table:table-cell>
          <table:table-cell table:formula="of:=AVERAGE([.C331:.C350])" office:value-type="float" office:value="0.518935">
            <text:p>0.5189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7">
            <text:p>0.9047</text:p>
          </table:table-cell>
          <table:table-cell office:value-type="float" office:value="0.5402">
            <text:p>0.5402</text:p>
          </table:table-cell>
          <table:table-cell/>
          <table:table-cell table:formula="of:=AVERAGE([.A332:.A351])" office:value-type="float" office:value="32.5">
            <text:p>32.5</text:p>
          </table:table-cell>
          <table:table-cell table:formula="of:=AVERAGE([.B332:.B351])" office:value-type="float" office:value="0.897945">
            <text:p>0.897945</text:p>
          </table:table-cell>
          <table:table-cell table:formula="of:=AVERAGE([.C332:.C351])" office:value-type="float" office:value="0.519145">
            <text:p>0.51914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23">
            <text:p>0.8923</text:p>
          </table:table-cell>
          <table:table-cell office:value-type="float" office:value="0.5064">
            <text:p>0.5064</text:p>
          </table:table-cell>
          <table:table-cell/>
          <table:table-cell table:formula="of:=AVERAGE([.A333:.A352])" office:value-type="float" office:value="32.75">
            <text:p>32.75</text:p>
          </table:table-cell>
          <table:table-cell table:formula="of:=AVERAGE([.B333:.B352])" office:value-type="float" office:value="0.897875">
            <text:p>0.897875</text:p>
          </table:table-cell>
          <table:table-cell table:formula="of:=AVERAGE([.C333:.C352])" office:value-type="float" office:value="0.51894">
            <text:p>0.5189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67">
            <text:p>0.8967</text:p>
          </table:table-cell>
          <table:table-cell office:value-type="float" office:value="0.5222">
            <text:p>0.5222</text:p>
          </table:table-cell>
          <table:table-cell/>
          <table:table-cell table:formula="of:=AVERAGE([.A334:.A353])" office:value-type="float" office:value="33">
            <text:p>33</text:p>
          </table:table-cell>
          <table:table-cell table:formula="of:=AVERAGE([.B334:.B353])" office:value-type="float" office:value="0.89796">
            <text:p>0.89796</text:p>
          </table:table-cell>
          <table:table-cell table:formula="of:=AVERAGE([.C334:.C353])" office:value-type="float" office:value="0.519065">
            <text:p>0.51906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7">
            <text:p>0.8957</text:p>
          </table:table-cell>
          <table:table-cell office:value-type="float" office:value="0.5078">
            <text:p>0.5078</text:p>
          </table:table-cell>
          <table:table-cell/>
          <table:table-cell table:formula="of:=AVERAGE([.A335:.A354])" office:value-type="float" office:value="33.25">
            <text:p>33.25</text:p>
          </table:table-cell>
          <table:table-cell table:formula="of:=AVERAGE([.B335:.B354])" office:value-type="float" office:value="0.897875">
            <text:p>0.897875</text:p>
          </table:table-cell>
          <table:table-cell table:formula="of:=AVERAGE([.C335:.C354])" office:value-type="float" office:value="0.518825">
            <text:p>0.5188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7">
            <text:p>0.8997</text:p>
          </table:table-cell>
          <table:table-cell office:value-type="float" office:value="0.5305">
            <text:p>0.5305</text:p>
          </table:table-cell>
          <table:table-cell/>
          <table:table-cell table:formula="of:=AVERAGE([.A336:.A355])" office:value-type="float" office:value="33.5">
            <text:p>33.5</text:p>
          </table:table-cell>
          <table:table-cell table:formula="of:=AVERAGE([.B336:.B355])" office:value-type="float" office:value="0.897905">
            <text:p>0.897905</text:p>
          </table:table-cell>
          <table:table-cell table:formula="of:=AVERAGE([.C336:.C355])" office:value-type="float" office:value="0.518965">
            <text:p>0.51896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37">
            <text:p>0.8937</text:p>
          </table:table-cell>
          <table:table-cell office:value-type="float" office:value="0.4991">
            <text:p>0.4991</text:p>
          </table:table-cell>
          <table:table-cell/>
          <table:table-cell table:formula="of:=AVERAGE([.A337:.A356])" office:value-type="float" office:value="33.75">
            <text:p>33.75</text:p>
          </table:table-cell>
          <table:table-cell table:formula="of:=AVERAGE([.B337:.B356])" office:value-type="float" office:value="0.897885">
            <text:p>0.897885</text:p>
          </table:table-cell>
          <table:table-cell table:formula="of:=AVERAGE([.C337:.C356])" office:value-type="float" office:value="0.518825">
            <text:p>0.5188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7">
            <text:p>0.8987</text:p>
          </table:table-cell>
          <table:table-cell office:value-type="float" office:value="0.5266">
            <text:p>0.5266</text:p>
          </table:table-cell>
          <table:table-cell/>
          <table:table-cell table:formula="of:=AVERAGE([.A338:.A357])" office:value-type="float" office:value="34">
            <text:p>34</text:p>
          </table:table-cell>
          <table:table-cell table:formula="of:=AVERAGE([.B338:.B357])" office:value-type="float" office:value="0.897885">
            <text:p>0.897885</text:p>
          </table:table-cell>
          <table:table-cell table:formula="of:=AVERAGE([.C338:.C357])" office:value-type="float" office:value="0.51894">
            <text:p>0.5189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7">
            <text:p>0.907</text:p>
          </table:table-cell>
          <table:table-cell office:value-type="float" office:value="0.5491">
            <text:p>0.5491</text:p>
          </table:table-cell>
          <table:table-cell/>
          <table:table-cell table:formula="of:=AVERAGE([.A339:.A358])" office:value-type="float" office:value="34.25">
            <text:p>34.25</text:p>
          </table:table-cell>
          <table:table-cell table:formula="of:=AVERAGE([.B339:.B358])" office:value-type="float" office:value="0.897865">
            <text:p>0.897865</text:p>
          </table:table-cell>
          <table:table-cell table:formula="of:=AVERAGE([.C339:.C358])" office:value-type="float" office:value="0.51884">
            <text:p>0.5188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13">
            <text:p>0.9013</text:p>
          </table:table-cell>
          <table:table-cell office:value-type="float" office:value="0.533">
            <text:p>0.533</text:p>
          </table:table-cell>
          <table:table-cell/>
          <table:table-cell table:formula="of:=AVERAGE([.A340:.A359])" office:value-type="float" office:value="34.5">
            <text:p>34.5</text:p>
          </table:table-cell>
          <table:table-cell table:formula="of:=AVERAGE([.B340:.B359])" office:value-type="float" office:value="0.897915">
            <text:p>0.897915</text:p>
          </table:table-cell>
          <table:table-cell table:formula="of:=AVERAGE([.C340:.C359])" office:value-type="float" office:value="0.518975">
            <text:p>0.51897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">
            <text:p>0.899</text:p>
          </table:table-cell>
          <table:table-cell office:value-type="float" office:value="0.5217">
            <text:p>0.5217</text:p>
          </table:table-cell>
          <table:table-cell/>
          <table:table-cell table:formula="of:=AVERAGE([.A341:.A360])" office:value-type="float" office:value="34.75">
            <text:p>34.75</text:p>
          </table:table-cell>
          <table:table-cell table:formula="of:=AVERAGE([.B341:.B360])" office:value-type="float" office:value="0.898015">
            <text:p>0.898015</text:p>
          </table:table-cell>
          <table:table-cell table:formula="of:=AVERAGE([.C341:.C360])" office:value-type="float" office:value="0.519265">
            <text:p>0.5192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7">
            <text:p>0.8997</text:p>
          </table:table-cell>
          <table:table-cell office:value-type="float" office:value="0.5231">
            <text:p>0.5231</text:p>
          </table:table-cell>
          <table:table-cell/>
          <table:table-cell table:formula="of:=AVERAGE([.A342:.A361])" office:value-type="float" office:value="35">
            <text:p>35</text:p>
          </table:table-cell>
          <table:table-cell table:formula="of:=AVERAGE([.B342:.B361])" office:value-type="float" office:value="0.89795">
            <text:p>0.89795</text:p>
          </table:table-cell>
          <table:table-cell table:formula="of:=AVERAGE([.C342:.C361])" office:value-type="float" office:value="0.519095">
            <text:p>0.51909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3">
            <text:p>0.9023</text:p>
          </table:table-cell>
          <table:table-cell office:value-type="float" office:value="0.5368">
            <text:p>0.5368</text:p>
          </table:table-cell>
          <table:table-cell/>
          <table:table-cell table:formula="of:=AVERAGE([.A343:.A362])" office:value-type="float" office:value="35.25">
            <text:p>35.25</text:p>
          </table:table-cell>
          <table:table-cell table:formula="of:=AVERAGE([.B343:.B362])" office:value-type="float" office:value="0.89798">
            <text:p>0.89798</text:p>
          </table:table-cell>
          <table:table-cell table:formula="of:=AVERAGE([.C343:.C362])" office:value-type="float" office:value="0.51918">
            <text:p>0.51918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">
            <text:p>0.893</text:p>
          </table:table-cell>
          <table:table-cell office:value-type="float" office:value="0.4999">
            <text:p>0.4999</text:p>
          </table:table-cell>
          <table:table-cell/>
          <table:table-cell table:formula="of:=AVERAGE([.A344:.A363])" office:value-type="float" office:value="35.5">
            <text:p>35.5</text:p>
          </table:table-cell>
          <table:table-cell table:formula="of:=AVERAGE([.B344:.B363])" office:value-type="float" office:value="0.898">
            <text:p>0.898</text:p>
          </table:table-cell>
          <table:table-cell table:formula="of:=AVERAGE([.C344:.C363])" office:value-type="float" office:value="0.519325">
            <text:p>0.5193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4">
            <text:p>0.894</text:p>
          </table:table-cell>
          <table:table-cell office:value-type="float" office:value="0.511">
            <text:p>0.511</text:p>
          </table:table-cell>
          <table:table-cell/>
          <table:table-cell table:formula="of:=AVERAGE([.A345:.A364])" office:value-type="float" office:value="35.75">
            <text:p>35.75</text:p>
          </table:table-cell>
          <table:table-cell table:formula="of:=AVERAGE([.B345:.B364])" office:value-type="float" office:value="0.898135">
            <text:p>0.898135</text:p>
          </table:table-cell>
          <table:table-cell table:formula="of:=AVERAGE([.C345:.C364])" office:value-type="float" office:value="0.51963">
            <text:p>0.5196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7">
            <text:p>0.8997</text:p>
          </table:table-cell>
          <table:table-cell office:value-type="float" office:value="0.5268">
            <text:p>0.5268</text:p>
          </table:table-cell>
          <table:table-cell/>
          <table:table-cell table:formula="of:=AVERAGE([.A346:.A365])" office:value-type="float" office:value="36">
            <text:p>36</text:p>
          </table:table-cell>
          <table:table-cell table:formula="of:=AVERAGE([.B346:.B365])" office:value-type="float" office:value="0.898285">
            <text:p>0.898285</text:p>
          </table:table-cell>
          <table:table-cell table:formula="of:=AVERAGE([.C346:.C365])" office:value-type="float" office:value="0.520065">
            <text:p>0.5200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">
            <text:p>0.9</text:p>
          </table:table-cell>
          <table:table-cell office:value-type="float" office:value="0.5219">
            <text:p>0.5219</text:p>
          </table:table-cell>
          <table:table-cell/>
          <table:table-cell table:formula="of:=AVERAGE([.A347:.A366])" office:value-type="float" office:value="36.25">
            <text:p>36.25</text:p>
          </table:table-cell>
          <table:table-cell table:formula="of:=AVERAGE([.B347:.B366])" office:value-type="float" office:value="0.898265">
            <text:p>0.898265</text:p>
          </table:table-cell>
          <table:table-cell table:formula="of:=AVERAGE([.C347:.C366])" office:value-type="float" office:value="0.52005">
            <text:p>0.520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7">
            <text:p>0.8927</text:p>
          </table:table-cell>
          <table:table-cell office:value-type="float" office:value="0.5006">
            <text:p>0.5006</text:p>
          </table:table-cell>
          <table:table-cell/>
          <table:table-cell table:formula="of:=AVERAGE([.A348:.A367])" office:value-type="float" office:value="36.5">
            <text:p>36.5</text:p>
          </table:table-cell>
          <table:table-cell table:formula="of:=AVERAGE([.B348:.B367])" office:value-type="float" office:value="0.898215">
            <text:p>0.898215</text:p>
          </table:table-cell>
          <table:table-cell table:formula="of:=AVERAGE([.C348:.C367])" office:value-type="float" office:value="0.519895">
            <text:p>0.51989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">
            <text:p>0.902</text:p>
          </table:table-cell>
          <table:table-cell office:value-type="float" office:value="0.5279">
            <text:p>0.5279</text:p>
          </table:table-cell>
          <table:table-cell/>
          <table:table-cell table:formula="of:=AVERAGE([.A349:.A368])" office:value-type="float" office:value="36.75">
            <text:p>36.75</text:p>
          </table:table-cell>
          <table:table-cell table:formula="of:=AVERAGE([.B349:.B368])" office:value-type="float" office:value="0.898345">
            <text:p>0.898345</text:p>
          </table:table-cell>
          <table:table-cell table:formula="of:=AVERAGE([.C349:.C368])" office:value-type="float" office:value="0.52023">
            <text:p>0.5202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1">
            <text:p>0.891</text:p>
          </table:table-cell>
          <table:table-cell office:value-type="float" office:value="0.4906">
            <text:p>0.4906</text:p>
          </table:table-cell>
          <table:table-cell/>
          <table:table-cell table:formula="of:=AVERAGE([.A350:.A369])" office:value-type="float" office:value="37">
            <text:p>37</text:p>
          </table:table-cell>
          <table:table-cell table:formula="of:=AVERAGE([.B350:.B369])" office:value-type="float" office:value="0.89826">
            <text:p>0.89826</text:p>
          </table:table-cell>
          <table:table-cell table:formula="of:=AVERAGE([.C350:.C369])" office:value-type="float" office:value="0.519835">
            <text:p>0.5198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7">
            <text:p>0.8957</text:p>
          </table:table-cell>
          <table:table-cell office:value-type="float" office:value="0.5077">
            <text:p>0.5077</text:p>
          </table:table-cell>
          <table:table-cell/>
          <table:table-cell table:formula="of:=AVERAGE([.A351:.A370])" office:value-type="float" office:value="37.25">
            <text:p>37.25</text:p>
          </table:table-cell>
          <table:table-cell table:formula="of:=AVERAGE([.B351:.B370])" office:value-type="float" office:value="0.898245">
            <text:p>0.898245</text:p>
          </table:table-cell>
          <table:table-cell table:formula="of:=AVERAGE([.C351:.C370])" office:value-type="float" office:value="0.519925">
            <text:p>0.5199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3">
            <text:p>0.9033</text:p>
          </table:table-cell>
          <table:table-cell office:value-type="float" office:value="0.5361">
            <text:p>0.5361</text:p>
          </table:table-cell>
          <table:table-cell/>
          <table:table-cell table:formula="of:=AVERAGE([.A352:.A371])" office:value-type="float" office:value="37.5">
            <text:p>37.5</text:p>
          </table:table-cell>
          <table:table-cell table:formula="of:=AVERAGE([.B352:.B371])" office:value-type="float" office:value="0.898245">
            <text:p>0.898245</text:p>
          </table:table-cell>
          <table:table-cell table:formula="of:=AVERAGE([.C352:.C371])" office:value-type="float" office:value="0.519785">
            <text:p>0.5197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4">
            <text:p>0.894</text:p>
          </table:table-cell>
          <table:table-cell office:value-type="float" office:value="0.5089">
            <text:p>0.5089</text:p>
          </table:table-cell>
          <table:table-cell/>
          <table:table-cell table:formula="of:=AVERAGE([.A353:.A372])" office:value-type="float" office:value="37.75">
            <text:p>37.75</text:p>
          </table:table-cell>
          <table:table-cell table:formula="of:=AVERAGE([.B353:.B372])" office:value-type="float" office:value="0.898265">
            <text:p>0.898265</text:p>
          </table:table-cell>
          <table:table-cell table:formula="of:=AVERAGE([.C353:.C372])" office:value-type="float" office:value="0.519745">
            <text:p>0.51974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">
            <text:p>0.895</text:p>
          </table:table-cell>
          <table:table-cell office:value-type="float" office:value="0.5174">
            <text:p>0.5174</text:p>
          </table:table-cell>
          <table:table-cell/>
          <table:table-cell table:formula="of:=AVERAGE([.A354:.A373])" office:value-type="float" office:value="38">
            <text:p>38</text:p>
          </table:table-cell>
          <table:table-cell table:formula="of:=AVERAGE([.B354:.B373])" office:value-type="float" office:value="0.898415">
            <text:p>0.898415</text:p>
          </table:table-cell>
          <table:table-cell table:formula="of:=AVERAGE([.C354:.C373])" office:value-type="float" office:value="0.520435">
            <text:p>0.5204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63">
            <text:p>0.8963</text:p>
          </table:table-cell>
          <table:table-cell office:value-type="float" office:value="0.5106">
            <text:p>0.5106</text:p>
          </table:table-cell>
          <table:table-cell/>
          <table:table-cell table:formula="of:=AVERAGE([.A355:.A374])" office:value-type="float" office:value="38.25">
            <text:p>38.25</text:p>
          </table:table-cell>
          <table:table-cell table:formula="of:=AVERAGE([.B355:.B374])" office:value-type="float" office:value="0.898615">
            <text:p>0.898615</text:p>
          </table:table-cell>
          <table:table-cell table:formula="of:=AVERAGE([.C355:.C374])" office:value-type="float" office:value="0.520905">
            <text:p>0.5209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3">
            <text:p>0.8993</text:p>
          </table:table-cell>
          <table:table-cell office:value-type="float" office:value="0.5277">
            <text:p>0.5277</text:p>
          </table:table-cell>
          <table:table-cell/>
          <table:table-cell table:formula="of:=AVERAGE([.A356:.A375])" office:value-type="float" office:value="38.5">
            <text:p>38.5</text:p>
          </table:table-cell>
          <table:table-cell table:formula="of:=AVERAGE([.B356:.B375])" office:value-type="float" office:value="0.8987">
            <text:p>0.8987</text:p>
          </table:table-cell>
          <table:table-cell table:formula="of:=AVERAGE([.C356:.C375])" office:value-type="float" office:value="0.521115">
            <text:p>0.52111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7">
            <text:p>0.8937</text:p>
          </table:table-cell>
          <table:table-cell office:value-type="float" office:value="0.5014">
            <text:p>0.5014</text:p>
          </table:table-cell>
          <table:table-cell/>
          <table:table-cell table:formula="of:=AVERAGE([.A357:.A376])" office:value-type="float" office:value="38.75">
            <text:p>38.75</text:p>
          </table:table-cell>
          <table:table-cell table:formula="of:=AVERAGE([.B357:.B376])" office:value-type="float" office:value="0.89872">
            <text:p>0.89872</text:p>
          </table:table-cell>
          <table:table-cell table:formula="of:=AVERAGE([.C357:.C376])" office:value-type="float" office:value="0.52119">
            <text:p>0.5211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83">
            <text:p>0.8983</text:p>
          </table:table-cell>
          <table:table-cell office:value-type="float" office:value="0.5246">
            <text:p>0.5246</text:p>
          </table:table-cell>
          <table:table-cell/>
          <table:table-cell table:formula="of:=AVERAGE([.A358:.A377])" office:value-type="float" office:value="39">
            <text:p>39</text:p>
          </table:table-cell>
          <table:table-cell table:formula="of:=AVERAGE([.B358:.B377])" office:value-type="float" office:value="0.898635">
            <text:p>0.898635</text:p>
          </table:table-cell>
          <table:table-cell table:formula="of:=AVERAGE([.C358:.C377])" office:value-type="float" office:value="0.520985">
            <text:p>0.5209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8">
            <text:p>0.908</text:p>
          </table:table-cell>
          <table:table-cell office:value-type="float" office:value="0.5518">
            <text:p>0.5518</text:p>
          </table:table-cell>
          <table:table-cell/>
          <table:table-cell table:formula="of:=AVERAGE([.A359:.A378])" office:value-type="float" office:value="39.25">
            <text:p>39.25</text:p>
          </table:table-cell>
          <table:table-cell table:formula="of:=AVERAGE([.B359:.B378])" office:value-type="float" office:value="0.898785">
            <text:p>0.898785</text:p>
          </table:table-cell>
          <table:table-cell table:formula="of:=AVERAGE([.C359:.C378])" office:value-type="float" office:value="0.52146">
            <text:p>0.5214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3">
            <text:p>0.9033</text:p>
          </table:table-cell>
          <table:table-cell office:value-type="float" office:value="0.5388">
            <text:p>0.5388</text:p>
          </table:table-cell>
          <table:table-cell/>
          <table:table-cell table:formula="of:=AVERAGE([.A360:.A379])" office:value-type="float" office:value="39.5">
            <text:p>39.5</text:p>
          </table:table-cell>
          <table:table-cell table:formula="of:=AVERAGE([.B360:.B379])" office:value-type="float" office:value="0.89872">
            <text:p>0.89872</text:p>
          </table:table-cell>
          <table:table-cell table:formula="of:=AVERAGE([.C360:.C379])" office:value-type="float" office:value="0.52122">
            <text:p>0.5212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77">
            <text:p>0.8977</text:p>
          </table:table-cell>
          <table:table-cell office:value-type="float" office:value="0.5183">
            <text:p>0.5183</text:p>
          </table:table-cell>
          <table:table-cell/>
          <table:table-cell table:formula="of:=AVERAGE([.A361:.A380])" office:value-type="float" office:value="39.75">
            <text:p>39.75</text:p>
          </table:table-cell>
          <table:table-cell table:formula="of:=AVERAGE([.B361:.B380])" office:value-type="float" office:value="0.89859">
            <text:p>0.89859</text:p>
          </table:table-cell>
          <table:table-cell table:formula="of:=AVERAGE([.C361:.C380])" office:value-type="float" office:value="0.520815">
            <text:p>0.52081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3">
            <text:p>0.9003</text:p>
          </table:table-cell>
          <table:table-cell office:value-type="float" office:value="0.5248">
            <text:p>0.5248</text:p>
          </table:table-cell>
          <table:table-cell/>
          <table:table-cell table:formula="of:=AVERAGE([.A362:.A381])" office:value-type="float" office:value="40">
            <text:p>40</text:p>
          </table:table-cell>
          <table:table-cell table:formula="of:=AVERAGE([.B362:.B381])" office:value-type="float" office:value="0.898655">
            <text:p>0.898655</text:p>
          </table:table-cell>
          <table:table-cell table:formula="of:=AVERAGE([.C362:.C381])" office:value-type="float" office:value="0.520985">
            <text:p>0.52098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397">
            <text:p>0.5397</text:p>
          </table:table-cell>
          <table:table-cell/>
          <table:table-cell table:formula="of:=AVERAGE([.A363:.A382])" office:value-type="float" office:value="40.25">
            <text:p>40.25</text:p>
          </table:table-cell>
          <table:table-cell table:formula="of:=AVERAGE([.B363:.B382])" office:value-type="float" office:value="0.89864">
            <text:p>0.89864</text:p>
          </table:table-cell>
          <table:table-cell table:formula="of:=AVERAGE([.C363:.C382])" office:value-type="float" office:value="0.52107">
            <text:p>0.5210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57">
            <text:p>0.8957</text:p>
          </table:table-cell>
          <table:table-cell office:value-type="float" office:value="0.506">
            <text:p>0.506</text:p>
          </table:table-cell>
          <table:table-cell/>
          <table:table-cell table:formula="of:=AVERAGE([.A364:.A383])" office:value-type="float" office:value="40.5">
            <text:p>40.5</text:p>
          </table:table-cell>
          <table:table-cell table:formula="of:=AVERAGE([.B364:.B383])" office:value-type="float" office:value="0.89864">
            <text:p>0.89864</text:p>
          </table:table-cell>
          <table:table-cell table:formula="of:=AVERAGE([.C364:.C383])" office:value-type="float" office:value="0.521035">
            <text:p>0.5210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7">
            <text:p>0.897</text:p>
          </table:table-cell>
          <table:table-cell office:value-type="float" office:value="0.5197">
            <text:p>0.5197</text:p>
          </table:table-cell>
          <table:table-cell/>
          <table:table-cell table:formula="of:=AVERAGE([.A365:.A384])" office:value-type="float" office:value="40.75">
            <text:p>40.75</text:p>
          </table:table-cell>
          <table:table-cell table:formula="of:=AVERAGE([.B365:.B384])" office:value-type="float" office:value="0.898505">
            <text:p>0.898505</text:p>
          </table:table-cell>
          <table:table-cell table:formula="of:=AVERAGE([.C365:.C384])" office:value-type="float" office:value="0.52076">
            <text:p>0.52076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3">
            <text:p>0.8993</text:p>
          </table:table-cell>
          <table:table-cell office:value-type="float" office:value="0.5265">
            <text:p>0.5265</text:p>
          </table:table-cell>
          <table:table-cell/>
          <table:table-cell table:formula="of:=AVERAGE([.A366:.A385])" office:value-type="float" office:value="41">
            <text:p>41</text:p>
          </table:table-cell>
          <table:table-cell table:formula="of:=AVERAGE([.B366:.B385])" office:value-type="float" office:value="0.89839">
            <text:p>0.89839</text:p>
          </table:table-cell>
          <table:table-cell table:formula="of:=AVERAGE([.C366:.C385])" office:value-type="float" office:value="0.520345">
            <text:p>0.5203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">
            <text:p>0.899</text:p>
          </table:table-cell>
          <table:table-cell office:value-type="float" office:value="0.5188">
            <text:p>0.5188</text:p>
          </table:table-cell>
          <table:table-cell/>
          <table:table-cell table:formula="of:=AVERAGE([.A367:.A386])" office:value-type="float" office:value="41.25">
            <text:p>41.25</text:p>
          </table:table-cell>
          <table:table-cell table:formula="of:=AVERAGE([.B367:.B386])" office:value-type="float" office:value="0.89836">
            <text:p>0.89836</text:p>
          </table:table-cell>
          <table:table-cell table:formula="of:=AVERAGE([.C367:.C386])" office:value-type="float" office:value="0.52026">
            <text:p>0.52026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53">
            <text:p>0.8953</text:p>
          </table:table-cell>
          <table:table-cell office:value-type="float" office:value="0.5073">
            <text:p>0.5073</text:p>
          </table:table-cell>
          <table:table-cell/>
          <table:table-cell table:formula="of:=AVERAGE([.A368:.A387])" office:value-type="float" office:value="41.5">
            <text:p>41.5</text:p>
          </table:table-cell>
          <table:table-cell table:formula="of:=AVERAGE([.B368:.B387])" office:value-type="float" office:value="0.89841">
            <text:p>0.89841</text:p>
          </table:table-cell>
          <table:table-cell table:formula="of:=AVERAGE([.C368:.C387])" office:value-type="float" office:value="0.52045">
            <text:p>0.520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3">
            <text:p>0.9003</text:p>
          </table:table-cell>
          <table:table-cell office:value-type="float" office:value="0.52">
            <text:p>0.52</text:p>
          </table:table-cell>
          <table:table-cell/>
          <table:table-cell table:formula="of:=AVERAGE([.A369:.A388])" office:value-type="float" office:value="41.75">
            <text:p>41.75</text:p>
          </table:table-cell>
          <table:table-cell table:formula="of:=AVERAGE([.B369:.B388])" office:value-type="float" office:value="0.898345">
            <text:p>0.898345</text:p>
          </table:table-cell>
          <table:table-cell table:formula="of:=AVERAGE([.C369:.C388])" office:value-type="float" office:value="0.52034">
            <text:p>0.5203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07">
            <text:p>0.8907</text:p>
          </table:table-cell>
          <table:table-cell office:value-type="float" office:value="0.4924">
            <text:p>0.4924</text:p>
          </table:table-cell>
          <table:table-cell/>
          <table:table-cell table:formula="of:=AVERAGE([.A370:.A389])" office:value-type="float" office:value="42">
            <text:p>42</text:p>
          </table:table-cell>
          <table:table-cell table:formula="of:=AVERAGE([.B370:.B389])" office:value-type="float" office:value="0.898295">
            <text:p>0.898295</text:p>
          </table:table-cell>
          <table:table-cell table:formula="of:=AVERAGE([.C370:.C389])" office:value-type="float" office:value="0.520065">
            <text:p>0.52006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57">
            <text:p>0.8957</text:p>
          </table:table-cell>
          <table:table-cell office:value-type="float" office:value="0.5049">
            <text:p>0.5049</text:p>
          </table:table-cell>
          <table:table-cell/>
          <table:table-cell table:formula="of:=AVERAGE([.A371:.A390])" office:value-type="float" office:value="42.25">
            <text:p>42.25</text:p>
          </table:table-cell>
          <table:table-cell table:formula="of:=AVERAGE([.B371:.B390])" office:value-type="float" office:value="0.89836">
            <text:p>0.89836</text:p>
          </table:table-cell>
          <table:table-cell table:formula="of:=AVERAGE([.C371:.C390])" office:value-type="float" office:value="0.52018">
            <text:p>0.5201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7">
            <text:p>0.9037</text:p>
          </table:table-cell>
          <table:table-cell office:value-type="float" office:value="0.5353">
            <text:p>0.5353</text:p>
          </table:table-cell>
          <table:table-cell/>
          <table:table-cell table:formula="of:=AVERAGE([.A372:.A391])" office:value-type="float" office:value="42.5">
            <text:p>42.5</text:p>
          </table:table-cell>
          <table:table-cell table:formula="of:=AVERAGE([.B372:.B391])" office:value-type="float" office:value="0.898325">
            <text:p>0.898325</text:p>
          </table:table-cell>
          <table:table-cell table:formula="of:=AVERAGE([.C372:.C391])" office:value-type="float" office:value="0.520045">
            <text:p>0.5200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7">
            <text:p>0.897</text:p>
          </table:table-cell>
          <table:table-cell office:value-type="float" office:value="0.5227">
            <text:p>0.5227</text:p>
          </table:table-cell>
          <table:table-cell/>
          <table:table-cell table:formula="of:=AVERAGE([.A373:.A392])" office:value-type="float" office:value="42.75">
            <text:p>42.75</text:p>
          </table:table-cell>
          <table:table-cell table:formula="of:=AVERAGE([.B373:.B392])" office:value-type="float" office:value="0.898325">
            <text:p>0.898325</text:p>
          </table:table-cell>
          <table:table-cell table:formula="of:=AVERAGE([.C373:.C392])" office:value-type="float" office:value="0.52007">
            <text:p>0.5200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">
            <text:p>0.899</text:p>
          </table:table-cell>
          <table:table-cell office:value-type="float" office:value="0.5268">
            <text:p>0.5268</text:p>
          </table:table-cell>
          <table:table-cell/>
          <table:table-cell table:formula="of:=AVERAGE([.A374:.A393])" office:value-type="float" office:value="43">
            <text:p>43</text:p>
          </table:table-cell>
          <table:table-cell table:formula="of:=AVERAGE([.B374:.B393])" office:value-type="float" office:value="0.89829">
            <text:p>0.89829</text:p>
          </table:table-cell>
          <table:table-cell table:formula="of:=AVERAGE([.C374:.C393])" office:value-type="float" office:value="0.519955">
            <text:p>0.5199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">
            <text:p>0.898</text:p>
          </table:table-cell>
          <table:table-cell office:value-type="float" office:value="0.5148">
            <text:p>0.5148</text:p>
          </table:table-cell>
          <table:table-cell/>
          <table:table-cell table:formula="of:=AVERAGE([.A375:.A394])" office:value-type="float" office:value="43.25">
            <text:p>43.25</text:p>
          </table:table-cell>
          <table:table-cell table:formula="of:=AVERAGE([.B375:.B394])" office:value-type="float" office:value="0.898205">
            <text:p>0.898205</text:p>
          </table:table-cell>
          <table:table-cell table:formula="of:=AVERAGE([.C375:.C394])" office:value-type="float" office:value="0.519805">
            <text:p>0.51980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7">
            <text:p>0.8997</text:p>
          </table:table-cell>
          <table:table-cell office:value-type="float" office:value="0.5292">
            <text:p>0.5292</text:p>
          </table:table-cell>
          <table:table-cell/>
          <table:table-cell table:formula="of:=AVERAGE([.A376:.A395])" office:value-type="float" office:value="43.5">
            <text:p>43.5</text:p>
          </table:table-cell>
          <table:table-cell table:formula="of:=AVERAGE([.B376:.B395])" office:value-type="float" office:value="0.89812">
            <text:p>0.89812</text:p>
          </table:table-cell>
          <table:table-cell table:formula="of:=AVERAGE([.C376:.C395])" office:value-type="float" office:value="0.51968">
            <text:p>0.5196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2">
            <text:p>0.892</text:p>
          </table:table-cell>
          <table:table-cell office:value-type="float" office:value="0.4973">
            <text:p>0.4973</text:p>
          </table:table-cell>
          <table:table-cell/>
          <table:table-cell table:formula="of:=AVERAGE([.A377:.A396])" office:value-type="float" office:value="43.75">
            <text:p>43.75</text:p>
          </table:table-cell>
          <table:table-cell table:formula="of:=AVERAGE([.B377:.B396])" office:value-type="float" office:value="0.89805">
            <text:p>0.89805</text:p>
          </table:table-cell>
          <table:table-cell table:formula="of:=AVERAGE([.C377:.C396])" office:value-type="float" office:value="0.519445">
            <text:p>0.5194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13">
            <text:p>0.9013</text:p>
          </table:table-cell>
          <table:table-cell office:value-type="float" office:value="0.5341">
            <text:p>0.5341</text:p>
          </table:table-cell>
          <table:table-cell/>
          <table:table-cell table:formula="of:=AVERAGE([.A378:.A397])" office:value-type="float" office:value="44">
            <text:p>44</text:p>
          </table:table-cell>
          <table:table-cell table:formula="of:=AVERAGE([.B378:.B397])" office:value-type="float" office:value="0.89815">
            <text:p>0.89815</text:p>
          </table:table-cell>
          <table:table-cell table:formula="of:=AVERAGE([.C378:.C397])" office:value-type="float" office:value="0.51969">
            <text:p>0.5196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67">
            <text:p>0.9067</text:p>
          </table:table-cell>
          <table:table-cell office:value-type="float" office:value="0.547">
            <text:p>0.547</text:p>
          </table:table-cell>
          <table:table-cell/>
          <table:table-cell table:formula="of:=AVERAGE([.A379:.A398])" office:value-type="float" office:value="44.25">
            <text:p>44.25</text:p>
          </table:table-cell>
          <table:table-cell table:formula="of:=AVERAGE([.B379:.B398])" office:value-type="float" office:value="0.8981">
            <text:p>0.8981</text:p>
          </table:table-cell>
          <table:table-cell table:formula="of:=AVERAGE([.C379:.C398])" office:value-type="float" office:value="0.51953">
            <text:p>0.5195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7">
            <text:p>0.9007</text:p>
          </table:table-cell>
          <table:table-cell office:value-type="float" office:value="0.5307">
            <text:p>0.5307</text:p>
          </table:table-cell>
          <table:table-cell/>
          <table:table-cell table:formula="of:=AVERAGE([.A380:.A399])" office:value-type="float" office:value="44.5">
            <text:p>44.5</text:p>
          </table:table-cell>
          <table:table-cell table:formula="of:=AVERAGE([.B380:.B399])" office:value-type="float" office:value="0.89815">
            <text:p>0.89815</text:p>
          </table:table-cell>
          <table:table-cell table:formula="of:=AVERAGE([.C380:.C399])" office:value-type="float" office:value="0.519725">
            <text:p>0.51972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">
            <text:p>0.899</text:p>
          </table:table-cell>
          <table:table-cell office:value-type="float" office:value="0.5217">
            <text:p>0.5217</text:p>
          </table:table-cell>
          <table:table-cell/>
          <table:table-cell table:formula="of:=AVERAGE([.A381:.A400])" office:value-type="float" office:value="44.75">
            <text:p>44.75</text:p>
          </table:table-cell>
          <table:table-cell table:formula="of:=AVERAGE([.B381:.B400])" office:value-type="float" office:value="0.898265">
            <text:p>0.898265</text:p>
          </table:table-cell>
          <table:table-cell table:formula="of:=AVERAGE([.C381:.C400])" office:value-type="float" office:value="0.520115">
            <text:p>0.52011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">
            <text:p>0.9</text:p>
          </table:table-cell>
          <table:table-cell office:value-type="float" office:value="0.5265">
            <text:p>0.5265</text:p>
          </table:table-cell>
          <table:table-cell/>
          <table:table-cell table:formula="of:=AVERAGE([.A382:.A401])" office:value-type="float" office:value="45">
            <text:p>45</text:p>
          </table:table-cell>
          <table:table-cell table:formula="of:=AVERAGE([.B382:.B401])" office:value-type="float" office:value="0.89825">
            <text:p>0.89825</text:p>
          </table:table-cell>
          <table:table-cell table:formula="of:=AVERAGE([.C382:.C401])" office:value-type="float" office:value="0.520075">
            <text:p>0.5200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7">
            <text:p>0.9027</text:p>
          </table:table-cell>
          <table:table-cell office:value-type="float" office:value="0.539">
            <text:p>0.539</text:p>
          </table:table-cell>
          <table:table-cell/>
          <table:table-cell table:formula="of:=AVERAGE([.A383:.A402])" office:value-type="float" office:value="45.25">
            <text:p>45.25</text:p>
          </table:table-cell>
          <table:table-cell table:formula="of:=AVERAGE([.B383:.B402])" office:value-type="float" office:value="0.898215">
            <text:p>0.898215</text:p>
          </table:table-cell>
          <table:table-cell table:formula="of:=AVERAGE([.C383:.C402])" office:value-type="float" office:value="0.519925">
            <text:p>0.51992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">
            <text:p>0.893</text:p>
          </table:table-cell>
          <table:table-cell office:value-type="float" office:value="0.5005">
            <text:p>0.5005</text:p>
          </table:table-cell>
          <table:table-cell/>
          <table:table-cell table:formula="of:=AVERAGE([.A384:.A403])" office:value-type="float" office:value="45.5">
            <text:p>45.5</text:p>
          </table:table-cell>
          <table:table-cell table:formula="of:=AVERAGE([.B384:.B403])" office:value-type="float" office:value="0.89823">
            <text:p>0.89823</text:p>
          </table:table-cell>
          <table:table-cell table:formula="of:=AVERAGE([.C384:.C403])" office:value-type="float" office:value="0.519935">
            <text:p>0.51993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7">
            <text:p>0.8947</text:p>
          </table:table-cell>
          <table:table-cell office:value-type="float" office:value="0.5114">
            <text:p>0.5114</text:p>
          </table:table-cell>
          <table:table-cell/>
          <table:table-cell table:formula="of:=AVERAGE([.A385:.A404])" office:value-type="float" office:value="45.75">
            <text:p>45.75</text:p>
          </table:table-cell>
          <table:table-cell table:formula="of:=AVERAGE([.B385:.B404])" office:value-type="float" office:value="0.898345">
            <text:p>0.898345</text:p>
          </table:table-cell>
          <table:table-cell table:formula="of:=AVERAGE([.C385:.C404])" office:value-type="float" office:value="0.52014">
            <text:p>0.5201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7">
            <text:p>0.8987</text:p>
          </table:table-cell>
          <table:table-cell office:value-type="float" office:value="0.5248">
            <text:p>0.5248</text:p>
          </table:table-cell>
          <table:table-cell/>
          <table:table-cell table:formula="of:=AVERAGE([.A386:.A405])" office:value-type="float" office:value="46">
            <text:p>46</text:p>
          </table:table-cell>
          <table:table-cell table:formula="of:=AVERAGE([.B386:.B405])" office:value-type="float" office:value="0.898375">
            <text:p>0.898375</text:p>
          </table:table-cell>
          <table:table-cell table:formula="of:=AVERAGE([.C386:.C405])" office:value-type="float" office:value="0.52022">
            <text:p>0.5202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">
            <text:p>0.9</text:p>
          </table:table-cell>
          <table:table-cell office:value-type="float" office:value="0.5226">
            <text:p>0.5226</text:p>
          </table:table-cell>
          <table:table-cell/>
          <table:table-cell table:formula="of:=AVERAGE([.A387:.A406])" office:value-type="float" office:value="46.25">
            <text:p>46.25</text:p>
          </table:table-cell>
          <table:table-cell table:formula="of:=AVERAGE([.B387:.B406])" office:value-type="float" office:value="0.898405">
            <text:p>0.898405</text:p>
          </table:table-cell>
          <table:table-cell table:formula="of:=AVERAGE([.C387:.C406])" office:value-type="float" office:value="0.520275">
            <text:p>0.5202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">
            <text:p>0.894</text:p>
          </table:table-cell>
          <table:table-cell office:value-type="float" office:value="0.5051">
            <text:p>0.5051</text:p>
          </table:table-cell>
          <table:table-cell/>
          <table:table-cell table:formula="of:=AVERAGE([.A388:.A407])" office:value-type="float" office:value="46.5">
            <text:p>46.5</text:p>
          </table:table-cell>
          <table:table-cell table:formula="of:=AVERAGE([.B388:.B407])" office:value-type="float" office:value="0.89837">
            <text:p>0.89837</text:p>
          </table:table-cell>
          <table:table-cell table:formula="of:=AVERAGE([.C388:.C407])" office:value-type="float" office:value="0.520125">
            <text:p>0.52012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93">
            <text:p>0.8993</text:p>
          </table:table-cell>
          <table:table-cell office:value-type="float" office:value="0.5145">
            <text:p>0.5145</text:p>
          </table:table-cell>
          <table:table-cell/>
          <table:table-cell table:formula="of:=AVERAGE([.A389:.A408])" office:value-type="float" office:value="46.75">
            <text:p>46.75</text:p>
          </table:table-cell>
          <table:table-cell table:formula="of:=AVERAGE([.B389:.B408])" office:value-type="float" office:value="0.898335">
            <text:p>0.898335</text:p>
          </table:table-cell>
          <table:table-cell table:formula="of:=AVERAGE([.C389:.C408])" office:value-type="float" office:value="0.520075">
            <text:p>0.5200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2">
            <text:p>0.892</text:p>
          </table:table-cell>
          <table:table-cell office:value-type="float" office:value="0.4947">
            <text:p>0.4947</text:p>
          </table:table-cell>
          <table:table-cell/>
          <table:table-cell table:formula="of:=AVERAGE([.A390:.A409])" office:value-type="float" office:value="47">
            <text:p>47</text:p>
          </table:table-cell>
          <table:table-cell table:formula="of:=AVERAGE([.B390:.B409])" office:value-type="float" office:value="0.898405">
            <text:p>0.898405</text:p>
          </table:table-cell>
          <table:table-cell table:formula="of:=AVERAGE([.C390:.C409])" office:value-type="float" office:value="0.52048">
            <text:p>0.5204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5">
            <text:p>0.895</text:p>
          </table:table-cell>
          <table:table-cell office:value-type="float" office:value="0.5022">
            <text:p>0.5022</text:p>
          </table:table-cell>
          <table:table-cell/>
          <table:table-cell table:formula="of:=AVERAGE([.A391:.A410])" office:value-type="float" office:value="47.25">
            <text:p>47.25</text:p>
          </table:table-cell>
          <table:table-cell table:formula="of:=AVERAGE([.B391:.B410])" office:value-type="float" office:value="0.89839">
            <text:p>0.89839</text:p>
          </table:table-cell>
          <table:table-cell table:formula="of:=AVERAGE([.C391:.C410])" office:value-type="float" office:value="0.52052">
            <text:p>0.5205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7">
            <text:p>0.9037</text:p>
          </table:table-cell>
          <table:table-cell office:value-type="float" office:value="0.5358">
            <text:p>0.5358</text:p>
          </table:table-cell>
          <table:table-cell/>
          <table:table-cell table:formula="of:=AVERAGE([.A392:.A411])" office:value-type="float" office:value="47.5">
            <text:p>47.5</text:p>
          </table:table-cell>
          <table:table-cell table:formula="of:=AVERAGE([.B392:.B411])" office:value-type="float" office:value="0.89844">
            <text:p>0.89844</text:p>
          </table:table-cell>
          <table:table-cell table:formula="of:=AVERAGE([.C392:.C411])" office:value-type="float" office:value="0.52087">
            <text:p>0.52087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63">
            <text:p>0.8963</text:p>
          </table:table-cell>
          <table:table-cell office:value-type="float" office:value="0.5204">
            <text:p>0.5204</text:p>
          </table:table-cell>
          <table:table-cell/>
          <table:table-cell table:formula="of:=AVERAGE([.A393:.A412])" office:value-type="float" office:value="47.75">
            <text:p>47.75</text:p>
          </table:table-cell>
          <table:table-cell table:formula="of:=AVERAGE([.B393:.B412])" office:value-type="float" office:value="0.89844">
            <text:p>0.89844</text:p>
          </table:table-cell>
          <table:table-cell table:formula="of:=AVERAGE([.C393:.C412])" office:value-type="float" office:value="0.520925">
            <text:p>0.52092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3">
            <text:p>0.8973</text:p>
          </table:table-cell>
          <table:table-cell office:value-type="float" office:value="0.5238">
            <text:p>0.5238</text:p>
          </table:table-cell>
          <table:table-cell/>
          <table:table-cell table:formula="of:=AVERAGE([.A394:.A413])" office:value-type="float" office:value="48">
            <text:p>48</text:p>
          </table:table-cell>
          <table:table-cell table:formula="of:=AVERAGE([.B394:.B413])" office:value-type="float" office:value="0.89841">
            <text:p>0.89841</text:p>
          </table:table-cell>
          <table:table-cell table:formula="of:=AVERAGE([.C394:.C413])" office:value-type="float" office:value="0.520785">
            <text:p>0.52078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63">
            <text:p>0.8963</text:p>
          </table:table-cell>
          <table:table-cell office:value-type="float" office:value="0.5123">
            <text:p>0.5123</text:p>
          </table:table-cell>
          <table:table-cell/>
          <table:table-cell table:formula="of:=AVERAGE([.A395:.A414])" office:value-type="float" office:value="48.25">
            <text:p>48.25</text:p>
          </table:table-cell>
          <table:table-cell table:formula="of:=AVERAGE([.B395:.B414])" office:value-type="float" office:value="0.89848">
            <text:p>0.89848</text:p>
          </table:table-cell>
          <table:table-cell table:formula="of:=AVERAGE([.C395:.C414])" office:value-type="float" office:value="0.520955">
            <text:p>0.5209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3">
            <text:p>0.8983</text:p>
          </table:table-cell>
          <table:table-cell office:value-type="float" office:value="0.5245">
            <text:p>0.5245</text:p>
          </table:table-cell>
          <table:table-cell/>
          <table:table-cell table:formula="of:=AVERAGE([.A396:.A415])" office:value-type="float" office:value="48.5">
            <text:p>48.5</text:p>
          </table:table-cell>
          <table:table-cell table:formula="of:=AVERAGE([.B396:.B415])" office:value-type="float" office:value="0.898565">
            <text:p>0.898565</text:p>
          </table:table-cell>
          <table:table-cell table:formula="of:=AVERAGE([.C396:.C415])" office:value-type="float" office:value="0.521195">
            <text:p>0.52119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">
            <text:p>0.894</text:p>
          </table:table-cell>
          <table:table-cell office:value-type="float" office:value="0.5022">
            <text:p>0.5022</text:p>
          </table:table-cell>
          <table:table-cell/>
          <table:table-cell table:formula="of:=AVERAGE([.A397:.A416])" office:value-type="float" office:value="48.75">
            <text:p>48.75</text:p>
          </table:table-cell>
          <table:table-cell table:formula="of:=AVERAGE([.B397:.B416])" office:value-type="float" office:value="0.8986">
            <text:p>0.8986</text:p>
          </table:table-cell>
          <table:table-cell table:formula="of:=AVERAGE([.C397:.C416])" office:value-type="float" office:value="0.52128">
            <text:p>0.5212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03">
            <text:p>0.9003</text:p>
          </table:table-cell>
          <table:table-cell office:value-type="float" office:value="0.5309">
            <text:p>0.5309</text:p>
          </table:table-cell>
          <table:table-cell/>
          <table:table-cell table:formula="of:=AVERAGE([.A398:.A417])" office:value-type="float" office:value="49">
            <text:p>49</text:p>
          </table:table-cell>
          <table:table-cell table:formula="of:=AVERAGE([.B398:.B417])" office:value-type="float" office:value="0.8985">
            <text:p>0.8985</text:p>
          </table:table-cell>
          <table:table-cell table:formula="of:=AVERAGE([.C398:.C417])" office:value-type="float" office:value="0.52086">
            <text:p>0.5208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77">
            <text:p>0.9077</text:p>
          </table:table-cell>
          <table:table-cell office:value-type="float" office:value="0.5509">
            <text:p>0.5509</text:p>
          </table:table-cell>
          <table:table-cell/>
          <table:table-cell table:formula="of:=AVERAGE([.A399:.A418])" office:value-type="float" office:value="49.25">
            <text:p>49.25</text:p>
          </table:table-cell>
          <table:table-cell table:formula="of:=AVERAGE([.B399:.B418])" office:value-type="float" office:value="0.898485">
            <text:p>0.898485</text:p>
          </table:table-cell>
          <table:table-cell table:formula="of:=AVERAGE([.C399:.C418])" office:value-type="float" office:value="0.5207">
            <text:p>0.5207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385">
            <text:p>0.5385</text:p>
          </table:table-cell>
          <table:table-cell/>
          <table:table-cell table:formula="of:=AVERAGE([.A400:.A419])" office:value-type="float" office:value="49.5">
            <text:p>49.5</text:p>
          </table:table-cell>
          <table:table-cell table:formula="of:=AVERAGE([.B400:.B419])" office:value-type="float" office:value="0.89845">
            <text:p>0.89845</text:p>
          </table:table-cell>
          <table:table-cell table:formula="of:=AVERAGE([.C400:.C419])" office:value-type="float" office:value="0.52061">
            <text:p>0.5206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7">
            <text:p>0.8987</text:p>
          </table:table-cell>
          <table:table-cell office:value-type="float" office:value="0.5209">
            <text:p>0.5209</text:p>
          </table:table-cell>
          <table:table-cell/>
          <table:table-cell table:formula="of:=AVERAGE([.A401:.A420])" office:value-type="float" office:value="49.75">
            <text:p>49.75</text:p>
          </table:table-cell>
          <table:table-cell table:formula="of:=AVERAGE([.B401:.B420])" office:value-type="float" office:value="0.89835">
            <text:p>0.89835</text:p>
          </table:table-cell>
          <table:table-cell table:formula="of:=AVERAGE([.C401:.C420])" office:value-type="float" office:value="0.52023">
            <text:p>0.5202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235">
            <text:p>0.5235</text:p>
          </table:table-cell>
          <table:table-cell/>
          <table:table-cell table:formula="of:=AVERAGE([.A402:.A421])" office:value-type="float" office:value="50">
            <text:p>50</text:p>
          </table:table-cell>
          <table:table-cell table:formula="of:=AVERAGE([.B402:.B421])" office:value-type="float" office:value="0.89838">
            <text:p>0.89838</text:p>
          </table:table-cell>
          <table:table-cell table:formula="of:=AVERAGE([.C402:.C421])" office:value-type="float" office:value="0.520345">
            <text:p>0.5203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">
            <text:p>0.903</text:p>
          </table:table-cell>
          <table:table-cell office:value-type="float" office:value="0.5392">
            <text:p>0.5392</text:p>
          </table:table-cell>
          <table:table-cell/>
          <table:table-cell table:formula="of:=AVERAGE([.A403:.A422])" office:value-type="float" office:value="50">
            <text:p>50</text:p>
          </table:table-cell>
          <table:table-cell table:formula="of:=AVERAGE([.B403:.B422])" office:value-type="float" office:value="0.898331578947368">
            <text:p>0.8983315789</text:p>
          </table:table-cell>
          <table:table-cell table:formula="of:=AVERAGE([.C403:.C422])" office:value-type="float" office:value="0.520178947368421">
            <text:p>0.520178947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3">
            <text:p>0.8953</text:p>
          </table:table-cell>
          <table:table-cell office:value-type="float" office:value="0.5046">
            <text:p>0.5046</text:p>
          </table:table-cell>
          <table:table-cell/>
          <table:table-cell table:formula="of:=AVERAGE([.A404:.A423])" office:value-type="float" office:value="50">
            <text:p>50</text:p>
          </table:table-cell>
          <table:table-cell table:formula="of:=AVERAGE([.B404:.B423])" office:value-type="float" office:value="0.898072222222222">
            <text:p>0.8980722222</text:p>
          </table:table-cell>
          <table:table-cell table:formula="of:=AVERAGE([.C404:.C423])" office:value-type="float" office:value="0.519122222222222">
            <text:p>0.519122222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3">
            <text:p>0.8953</text:p>
          </table:table-cell>
          <table:table-cell office:value-type="float" office:value="0.513">
            <text:p>0.513</text:p>
          </table:table-cell>
          <table:table-cell/>
          <table:table-cell table:formula="of:=AVERAGE([.A405:.A424])" office:value-type="float" office:value="50">
            <text:p>50</text:p>
          </table:table-cell>
          <table:table-cell table:formula="of:=AVERAGE([.B405:.B424])" office:value-type="float" office:value="0.898235294117647">
            <text:p>0.8982352941</text:p>
          </table:table-cell>
          <table:table-cell table:formula="of:=AVERAGE([.C405:.C424])" office:value-type="float" office:value="0.519976470588235">
            <text:p>0.519976470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259">
            <text:p>0.5259</text:p>
          </table:table-cell>
          <table:table-cell/>
          <table:table-cell table:formula="of:=AVERAGE([.A406:.A425])" office:value-type="float" office:value="50">
            <text:p>50</text:p>
          </table:table-cell>
          <table:table-cell table:formula="of:=AVERAGE([.B406:.B425])" office:value-type="float" office:value="0.89841875">
            <text:p>0.89841875</text:p>
          </table:table-cell>
          <table:table-cell table:formula="of:=AVERAGE([.C406:.C425])" office:value-type="float" office:value="0.5204125">
            <text:p>0.52041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196">
            <text:p>0.5196</text:p>
          </table:table-cell>
          <table:table-cell/>
          <table:table-cell table:formula="of:=AVERAGE([.A407:.A426])" office:value-type="float" office:value="50">
            <text:p>50</text:p>
          </table:table-cell>
          <table:table-cell table:formula="of:=AVERAGE([.B407:.B426])" office:value-type="float" office:value="0.89836">
            <text:p>0.89836</text:p>
          </table:table-cell>
          <table:table-cell table:formula="of:=AVERAGE([.C407:.C426])" office:value-type="float" office:value="0.520046666666667">
            <text:p>0.520046666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33">
            <text:p>0.8933</text:p>
          </table:table-cell>
          <table:table-cell office:value-type="float" office:value="0.5041">
            <text:p>0.5041</text:p>
          </table:table-cell>
          <table:table-cell/>
          <table:table-cell table:formula="of:=AVERAGE([.A408:.A427])" office:value-type="float" office:value="50">
            <text:p>50</text:p>
          </table:table-cell>
          <table:table-cell table:formula="of:=AVERAGE([.B408:.B427])" office:value-type="float" office:value="0.898292857142857">
            <text:p>0.8982928571</text:p>
          </table:table-cell>
          <table:table-cell table:formula="of:=AVERAGE([.C408:.C427])" office:value-type="float" office:value="0.520078571428572">
            <text:p>0.520078571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07">
            <text:p>0.9007</text:p>
          </table:table-cell>
          <table:table-cell office:value-type="float" office:value="0.5226">
            <text:p>0.5226</text:p>
          </table:table-cell>
          <table:table-cell/>
          <table:table-cell table:formula="of:=AVERAGE([.A409:.A428])" office:value-type="float" office:value="50">
            <text:p>50</text:p>
          </table:table-cell>
          <table:table-cell table:formula="of:=AVERAGE([.B409:.B428])" office:value-type="float" office:value="0.898676923076923">
            <text:p>0.8986769231</text:p>
          </table:table-cell>
          <table:table-cell table:formula="of:=AVERAGE([.C409:.C428])" office:value-type="float" office:value="0.521307692307692">
            <text:p>0.521307692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17">
            <text:p>0.8917</text:p>
          </table:table-cell>
          <table:table-cell office:value-type="float" office:value="0.4955">
            <text:p>0.4955</text:p>
          </table:table-cell>
          <table:table-cell/>
          <table:table-cell table:formula="of:=AVERAGE([.A410:.A429])" office:value-type="float" office:value="50">
            <text:p>50</text:p>
          </table:table-cell>
          <table:table-cell table:formula="of:=AVERAGE([.B410:.B429])" office:value-type="float" office:value="0.898508333333333">
            <text:p>0.8985083333</text:p>
          </table:table-cell>
          <table:table-cell table:formula="of:=AVERAGE([.C410:.C429])" office:value-type="float" office:value="0.5212">
            <text:p>0.521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6">
            <text:p>0.896</text:p>
          </table:table-cell>
          <table:table-cell office:value-type="float" office:value="0.5092">
            <text:p>0.5092</text:p>
          </table:table-cell>
          <table:table-cell/>
          <table:table-cell table:formula="of:=AVERAGE([.A411:.A430])" office:value-type="float" office:value="50">
            <text:p>50</text:p>
          </table:table-cell>
          <table:table-cell table:formula="of:=AVERAGE([.B411:.B430])" office:value-type="float" office:value="0.899127272727273">
            <text:p>0.8991272727</text:p>
          </table:table-cell>
          <table:table-cell table:formula="of:=AVERAGE([.C411:.C430])" office:value-type="float" office:value="0.523536363636364">
            <text:p>0.523536363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7">
            <text:p>0.9037</text:p>
          </table:table-cell>
          <table:table-cell office:value-type="float" office:value="0.5369">
            <text:p>0.5369</text:p>
          </table:table-cell>
          <table:table-cell/>
          <table:table-cell table:formula="of:=AVERAGE([.A412:.A431])" office:value-type="float" office:value="50">
            <text:p>50</text:p>
          </table:table-cell>
          <table:table-cell table:formula="of:=AVERAGE([.B412:.B431])" office:value-type="float" office:value="0.89944">
            <text:p>0.89944</text:p>
          </table:table-cell>
          <table:table-cell table:formula="of:=AVERAGE([.C412:.C431])" office:value-type="float" office:value="0.52497">
            <text:p>0.5249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7">
            <text:p>0.8957</text:p>
          </table:table-cell>
          <table:table-cell office:value-type="float" office:value="0.5176">
            <text:p>0.5176</text:p>
          </table:table-cell>
          <table:table-cell/>
          <table:table-cell table:formula="of:=AVERAGE([.A413:.A432])" office:value-type="float" office:value="50">
            <text:p>50</text:p>
          </table:table-cell>
          <table:table-cell table:formula="of:=AVERAGE([.B413:.B432])" office:value-type="float" office:value="0.898966666666667">
            <text:p>0.8989666667</text:p>
          </table:table-cell>
          <table:table-cell table:formula="of:=AVERAGE([.C413:.C432])" office:value-type="float" office:value="0.523644444444444">
            <text:p>0.523644444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7">
            <text:p>0.8987</text:p>
          </table:table-cell>
          <table:table-cell office:value-type="float" office:value="0.5272">
            <text:p>0.5272</text:p>
          </table:table-cell>
          <table:table-cell/>
          <table:table-cell table:formula="of:=AVERAGE([.A414:.A433])" office:value-type="float" office:value="50">
            <text:p>50</text:p>
          </table:table-cell>
          <table:table-cell table:formula="of:=AVERAGE([.B414:.B433])" office:value-type="float" office:value="0.899375">
            <text:p>0.899375</text:p>
          </table:table-cell>
          <table:table-cell table:formula="of:=AVERAGE([.C414:.C433])" office:value-type="float" office:value="0.5244">
            <text:p>0.524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">
            <text:p>0.898</text:p>
          </table:table-cell>
          <table:table-cell office:value-type="float" office:value="0.5171">
            <text:p>0.5171</text:p>
          </table:table-cell>
          <table:table-cell/>
          <table:table-cell table:formula="of:=AVERAGE([.A415:.A434])" office:value-type="float" office:value="50">
            <text:p>50</text:p>
          </table:table-cell>
          <table:table-cell table:formula="of:=AVERAGE([.B415:.B434])" office:value-type="float" office:value="0.899471428571428">
            <text:p>0.8994714286</text:p>
          </table:table-cell>
          <table:table-cell table:formula="of:=AVERAGE([.C415:.C434])" office:value-type="float" office:value="0.524">
            <text:p>0.52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">
            <text:p>0.899</text:p>
          </table:table-cell>
          <table:table-cell office:value-type="float" office:value="0.5262">
            <text:p>0.5262</text:p>
          </table:table-cell>
          <table:table-cell/>
          <table:table-cell table:formula="of:=AVERAGE([.A416:.A435])" office:value-type="float" office:value="50">
            <text:p>50</text:p>
          </table:table-cell>
          <table:table-cell table:formula="of:=AVERAGE([.B416:.B435])" office:value-type="float" office:value="0.899716666666667">
            <text:p>0.8997166667</text:p>
          </table:table-cell>
          <table:table-cell table:formula="of:=AVERAGE([.C416:.C435])" office:value-type="float" office:value="0.52515">
            <text:p>0.5251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2">
            <text:p>0.892</text:p>
          </table:table-cell>
          <table:table-cell office:value-type="float" office:value="0.4938">
            <text:p>0.4938</text:p>
          </table:table-cell>
          <table:table-cell/>
          <table:table-cell table:formula="of:=AVERAGE([.A417:.A436])" office:value-type="float" office:value="50">
            <text:p>50</text:p>
          </table:table-cell>
          <table:table-cell table:formula="of:=AVERAGE([.B417:.B436])" office:value-type="float" office:value="0.89986">
            <text:p>0.89986</text:p>
          </table:table-cell>
          <table:table-cell table:formula="of:=AVERAGE([.C417:.C436])" office:value-type="float" office:value="0.52494">
            <text:p>0.5249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">
            <text:p>0.9</text:p>
          </table:table-cell>
          <table:table-cell office:value-type="float" office:value="0.5277">
            <text:p>0.5277</text:p>
          </table:table-cell>
          <table:table-cell/>
          <table:table-cell table:formula="of:=AVERAGE([.A418:.A437])" office:value-type="float" office:value="50">
            <text:p>50</text:p>
          </table:table-cell>
          <table:table-cell table:formula="of:=AVERAGE([.B418:.B437])" office:value-type="float" office:value="0.901825">
            <text:p>0.901825</text:p>
          </table:table-cell>
          <table:table-cell table:formula="of:=AVERAGE([.C418:.C437])" office:value-type="float" office:value="0.532725">
            <text:p>0.5327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7">
            <text:p>0.907</text:p>
          </table:table-cell>
          <table:table-cell office:value-type="float" office:value="0.5491">
            <text:p>0.5491</text:p>
          </table:table-cell>
          <table:table-cell/>
          <table:table-cell table:formula="of:=AVERAGE([.A419:.A438])" office:value-type="float" office:value="50">
            <text:p>50</text:p>
          </table:table-cell>
          <table:table-cell table:formula="of:=AVERAGE([.B419:.B438])" office:value-type="float" office:value="0.902433333333333">
            <text:p>0.9024333333</text:p>
          </table:table-cell>
          <table:table-cell table:formula="of:=AVERAGE([.C419:.C438])" office:value-type="float" office:value="0.5344">
            <text:p>0.534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">
            <text:p>0.901</text:p>
          </table:table-cell>
          <table:table-cell office:value-type="float" office:value="0.5309">
            <text:p>0.5309</text:p>
          </table:table-cell>
          <table:table-cell/>
          <table:table-cell table:formula="of:=AVERAGE([.A420:.A439])" office:value-type="float" office:value="50">
            <text:p>50</text:p>
          </table:table-cell>
          <table:table-cell table:formula="of:=AVERAGE([.B420:.B439])" office:value-type="float" office:value="0.90015">
            <text:p>0.90015</text:p>
          </table:table-cell>
          <table:table-cell table:formula="of:=AVERAGE([.C420:.C439])" office:value-type="float" office:value="0.52705">
            <text:p>0.5270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232">
            <text:p>0.5232</text:p>
          </table:table-cell>
          <table:table-cell/>
          <table:table-cell table:formula="of:=AVERAGE([.A421:.A440])" office:value-type="float" office:value="50">
            <text:p>50</text:p>
          </table:table-cell>
          <table:table-cell table:formula="of:=AVERAGE([.B421:.B440])" office:value-type="float" office:value="0.8993">
            <text:p>0.8993</text:p>
          </table:table-cell>
          <table:table-cell table:formula="of:=AVERAGE([.C421:.C440])" office:value-type="float" office:value="0.5232">
            <text:p>0.5232</text:p>
          </table:table-cell>
          <table:table-cell table:number-columns-repeated="4"/>
        </table:table-row>
      </table:table>
      <table:table table:name="Sheet1" table:style-name="ta1" table:print="false"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8"/>
          <table:table-cell office:value-type="string">
            <text:p>n</text:p>
          </table:table-cell>
          <table:table-cell office:value-type="string">
            <text:p>SVM Accuracy</text:p>
          </table:table-cell>
          <table:table-cell office:value-type="string">
            <text:p>SVM U.C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57">
            <text:p>0.6257</text:p>
          </table:table-cell>
          <table:table-cell office:value-type="float" office:value="0.1822">
            <text:p>0.1822</text:p>
          </table:table-cell>
          <table:table-cell/>
          <table:table-cell table:formula="of:=AVERAGE([.A2:.A21])" office:value-type="float" office:value="1">
            <text:p>1</text:p>
          </table:table-cell>
          <table:table-cell table:formula="of:=AVERAGE([.B2:.B21])" office:value-type="float" office:value="0.572165">
            <text:p>0.572165</text:p>
          </table:table-cell>
          <table:table-cell table:formula="of:=AVERAGE([.C2:.C21])" office:value-type="float" office:value="0.14091">
            <text:p>0.14091</text:p>
          </table:table-cell>
          <table:table-cell/>
          <table:table-cell table:formula="of:=1" office:value-type="float" office:value="1">
            <text:p>1</text:p>
          </table:table-cell>
          <table:table-cell table:formula="of:=VLOOKUP([.I2];[.$E$2:.$G$421];2;1)" office:value-type="float" office:value="0.572165">
            <text:p>0.572165</text:p>
          </table:table-cell>
          <table:table-cell table:formula="of:=VLOOKUP([.I2];[.$E$2:.$G$421];3;1)" office:value-type="float" office:value="0.14091">
            <text:p>0.140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23">
            <text:p>0.6223</text:p>
          </table:table-cell>
          <table:table-cell office:value-type="float" office:value="0.1847">
            <text:p>0.1847</text:p>
          </table:table-cell>
          <table:table-cell/>
          <table:table-cell table:formula="of:=AVERAGE([.A3:.A22])" office:value-type="float" office:value="1.05">
            <text:p>1.05</text:p>
          </table:table-cell>
          <table:table-cell table:formula="of:=AVERAGE([.B3:.B22])" office:value-type="float" office:value="0.574915">
            <text:p>0.574915</text:p>
          </table:table-cell>
          <table:table-cell table:formula="of:=AVERAGE([.C3:.C22])" office:value-type="float" office:value="0.141815">
            <text:p>0.141815</text:p>
          </table:table-cell>
          <table:table-cell/>
          <table:table-cell table:formula="of:=2" office:value-type="float" office:value="2">
            <text:p>2</text:p>
          </table:table-cell>
          <table:table-cell table:formula="of:=VLOOKUP([.I3];[.$E$2:.$G$421];2;1)" office:value-type="float" office:value="0.705535">
            <text:p>0.705535</text:p>
          </table:table-cell>
          <table:table-cell table:formula="of:=VLOOKUP([.I3];[.$E$2:.$G$421];3;1)" office:value-type="float" office:value="0.265185">
            <text:p>0.2651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67">
            <text:p>0.5667</text:p>
          </table:table-cell>
          <table:table-cell office:value-type="float" office:value="0.1238">
            <text:p>0.1238</text:p>
          </table:table-cell>
          <table:table-cell/>
          <table:table-cell table:formula="of:=AVERAGE([.A4:.A23])" office:value-type="float" office:value="1.1">
            <text:p>1.1</text:p>
          </table:table-cell>
          <table:table-cell table:formula="of:=AVERAGE([.B4:.B23])" office:value-type="float" office:value="0.573035">
            <text:p>0.573035</text:p>
          </table:table-cell>
          <table:table-cell table:formula="of:=AVERAGE([.C4:.C23])" office:value-type="float" office:value="0.13992">
            <text:p>0.13992</text:p>
          </table:table-cell>
          <table:table-cell/>
          <table:table-cell office:value-type="float" office:value="3">
            <text:p>3</text:p>
          </table:table-cell>
          <table:table-cell table:formula="of:=VLOOKUP([.I4];[.$E$2:.$G$421];2;1)" office:value-type="float" office:value="0.79947">
            <text:p>0.79947</text:p>
          </table:table-cell>
          <table:table-cell table:formula="of:=VLOOKUP([.I4];[.$E$2:.$G$421];3;1)" office:value-type="float" office:value="0.36736">
            <text:p>0.367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737">
            <text:p>0.4737</text:p>
          </table:table-cell>
          <table:table-cell office:value-type="float" office:value="0.074">
            <text:p>0.074</text:p>
          </table:table-cell>
          <table:table-cell/>
          <table:table-cell table:formula="of:=AVERAGE([.A5:.A24])" office:value-type="float" office:value="1.15">
            <text:p>1.15</text:p>
          </table:table-cell>
          <table:table-cell table:formula="of:=AVERAGE([.B5:.B24])" office:value-type="float" office:value="0.585585">
            <text:p>0.585585</text:p>
          </table:table-cell>
          <table:table-cell table:formula="of:=AVERAGE([.C5:.C24])" office:value-type="float" office:value="0.15357">
            <text:p>0.15357</text:p>
          </table:table-cell>
          <table:table-cell/>
          <table:table-cell office:value-type="float" office:value="4">
            <text:p>4</text:p>
          </table:table-cell>
          <table:table-cell table:formula="of:=VLOOKUP([.I5];[.$E$2:.$G$421];2;1)" office:value-type="float" office:value="0.82924">
            <text:p>0.82924</text:p>
          </table:table-cell>
          <table:table-cell table:formula="of:=VLOOKUP([.I5];[.$E$2:.$G$421];3;1)" office:value-type="float" office:value="0.397675">
            <text:p>0.3976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73">
            <text:p>0.6273</text:p>
          </table:table-cell>
          <table:table-cell office:value-type="float" office:value="0.1745">
            <text:p>0.1745</text:p>
          </table:table-cell>
          <table:table-cell/>
          <table:table-cell table:formula="of:=AVERAGE([.A6:.A25])" office:value-type="float" office:value="1.2">
            <text:p>1.2</text:p>
          </table:table-cell>
          <table:table-cell table:formula="of:=AVERAGE([.B6:.B25])" office:value-type="float" office:value="0.586915">
            <text:p>0.586915</text:p>
          </table:table-cell>
          <table:table-cell table:formula="of:=AVERAGE([.C6:.C25])" office:value-type="float" office:value="0.154755">
            <text:p>0.154755</text:p>
          </table:table-cell>
          <table:table-cell/>
          <table:table-cell office:value-type="float" office:value="5">
            <text:p>5</text:p>
          </table:table-cell>
          <table:table-cell table:formula="of:=VLOOKUP([.I6];[.$E$2:.$G$421];2;1)" office:value-type="float" office:value="0.85389">
            <text:p>0.85389</text:p>
          </table:table-cell>
          <table:table-cell table:formula="of:=VLOOKUP([.I6];[.$E$2:.$G$421];3;1)" office:value-type="float" office:value="0.442595">
            <text:p>0.442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8">
            <text:p>0.598</text:p>
          </table:table-cell>
          <table:table-cell office:value-type="float" office:value="0.1508">
            <text:p>0.1508</text:p>
          </table:table-cell>
          <table:table-cell/>
          <table:table-cell table:formula="of:=AVERAGE([.A7:.A26])" office:value-type="float" office:value="1.25">
            <text:p>1.25</text:p>
          </table:table-cell>
          <table:table-cell table:formula="of:=AVERAGE([.B7:.B26])" office:value-type="float" office:value="0.596265">
            <text:p>0.596265</text:p>
          </table:table-cell>
          <table:table-cell table:formula="of:=AVERAGE([.C7:.C26])" office:value-type="float" office:value="0.165325">
            <text:p>0.165325</text:p>
          </table:table-cell>
          <table:table-cell/>
          <table:table-cell office:value-type="float" office:value="6">
            <text:p>6</text:p>
          </table:table-cell>
          <table:table-cell table:formula="of:=VLOOKUP([.I7];[.$E$2:.$G$421];2;1)" office:value-type="float" office:value="0.8711">
            <text:p>0.8711</text:p>
          </table:table-cell>
          <table:table-cell table:formula="of:=VLOOKUP([.I7];[.$E$2:.$G$421];3;1)" office:value-type="float" office:value="0.46975">
            <text:p>0.469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47">
            <text:p>0.547</text:p>
          </table:table-cell>
          <table:table-cell office:value-type="float" office:value="0.0978">
            <text:p>0.0978</text:p>
          </table:table-cell>
          <table:table-cell/>
          <table:table-cell table:formula="of:=AVERAGE([.A8:.A27])" office:value-type="float" office:value="1.3">
            <text:p>1.3</text:p>
          </table:table-cell>
          <table:table-cell table:formula="of:=AVERAGE([.B8:.B27])" office:value-type="float" office:value="0.60308">
            <text:p>0.60308</text:p>
          </table:table-cell>
          <table:table-cell table:formula="of:=AVERAGE([.C8:.C27])" office:value-type="float" office:value="0.1713">
            <text:p>0.1713</text:p>
          </table:table-cell>
          <table:table-cell/>
          <table:table-cell office:value-type="float" office:value="7">
            <text:p>7</text:p>
          </table:table-cell>
          <table:table-cell table:formula="of:=VLOOKUP([.I8];[.$E$2:.$G$421];2;1)" office:value-type="float" office:value="0.8773">
            <text:p>0.8773</text:p>
          </table:table-cell>
          <table:table-cell table:formula="of:=VLOOKUP([.I8];[.$E$2:.$G$421];3;1)" office:value-type="float" office:value="0.479705">
            <text:p>0.4797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47">
            <text:p>0.4647</text:p>
          </table:table-cell>
          <table:table-cell office:value-type="float" office:value="0.0604">
            <text:p>0.0604</text:p>
          </table:table-cell>
          <table:table-cell/>
          <table:table-cell table:formula="of:=AVERAGE([.A9:.A28])" office:value-type="float" office:value="1.35">
            <text:p>1.35</text:p>
          </table:table-cell>
          <table:table-cell table:formula="of:=AVERAGE([.B9:.B28])" office:value-type="float" office:value="0.617165">
            <text:p>0.617165</text:p>
          </table:table-cell>
          <table:table-cell table:formula="of:=AVERAGE([.C9:.C28])" office:value-type="float" office:value="0.186595">
            <text:p>0.186595</text:p>
          </table:table-cell>
          <table:table-cell/>
          <table:table-cell office:value-type="float" office:value="8">
            <text:p>8</text:p>
          </table:table-cell>
          <table:table-cell table:formula="of:=VLOOKUP([.I9];[.$E$2:.$G$421];2;1)" office:value-type="float" office:value="0.89109">
            <text:p>0.89109</text:p>
          </table:table-cell>
          <table:table-cell table:formula="of:=VLOOKUP([.I9];[.$E$2:.$G$421];3;1)" office:value-type="float" office:value="0.502605">
            <text:p>0.5026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">
            <text:p>0.594</text:p>
          </table:table-cell>
          <table:table-cell office:value-type="float" office:value="0.1461">
            <text:p>0.1461</text:p>
          </table:table-cell>
          <table:table-cell/>
          <table:table-cell table:formula="of:=AVERAGE([.A10:.A29])" office:value-type="float" office:value="1.4">
            <text:p>1.4</text:p>
          </table:table-cell>
          <table:table-cell table:formula="of:=AVERAGE([.B10:.B29])" office:value-type="float" office:value="0.631465">
            <text:p>0.631465</text:p>
          </table:table-cell>
          <table:table-cell table:formula="of:=AVERAGE([.C10:.C29])" office:value-type="float" office:value="0.19795">
            <text:p>0.19795</text:p>
          </table:table-cell>
          <table:table-cell/>
          <table:table-cell office:value-type="float" office:value="9">
            <text:p>9</text:p>
          </table:table-cell>
          <table:table-cell table:formula="of:=VLOOKUP([.I10];[.$E$2:.$G$421];2;1)" office:value-type="float" office:value="0.892435">
            <text:p>0.892435</text:p>
          </table:table-cell>
          <table:table-cell table:formula="of:=VLOOKUP([.I10];[.$E$2:.$G$421];3;1)" office:value-type="float" office:value="0.507515">
            <text:p>0.5075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0.1509">
            <text:p>0.1509</text:p>
          </table:table-cell>
          <table:table-cell/>
          <table:table-cell table:formula="of:=AVERAGE([.A11:.A30])" office:value-type="float" office:value="1.45">
            <text:p>1.45</text:p>
          </table:table-cell>
          <table:table-cell table:formula="of:=AVERAGE([.B11:.B30])" office:value-type="float" office:value="0.63898">
            <text:p>0.63898</text:p>
          </table:table-cell>
          <table:table-cell table:formula="of:=AVERAGE([.C11:.C30])" office:value-type="float" office:value="0.205505">
            <text:p>0.205505</text:p>
          </table:table-cell>
          <table:table-cell/>
          <table:table-cell office:value-type="float" office:value="10">
            <text:p>10</text:p>
          </table:table-cell>
          <table:table-cell table:formula="of:=VLOOKUP([.I11];[.$E$2:.$G$421];2;1)" office:value-type="float" office:value="0.8925">
            <text:p>0.8925</text:p>
          </table:table-cell>
          <table:table-cell table:formula="of:=VLOOKUP([.I11];[.$E$2:.$G$421];3;1)" office:value-type="float" office:value="0.506095">
            <text:p>0.506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37">
            <text:p>0.6337</text:p>
          </table:table-cell>
          <table:table-cell office:value-type="float" office:value="0.1985">
            <text:p>0.1985</text:p>
          </table:table-cell>
          <table:table-cell/>
          <table:table-cell table:formula="of:=AVERAGE([.A12:.A31])" office:value-type="float" office:value="1.5">
            <text:p>1.5</text:p>
          </table:table-cell>
          <table:table-cell table:formula="of:=AVERAGE([.B12:.B31])" office:value-type="float" office:value="0.641865">
            <text:p>0.641865</text:p>
          </table:table-cell>
          <table:table-cell table:formula="of:=AVERAGE([.C12:.C31])" office:value-type="float" office:value="0.20699">
            <text:p>0.20699</text:p>
          </table:table-cell>
          <table:table-cell/>
          <table:table-cell office:value-type="float" office:value="12">
            <text:p>12</text:p>
          </table:table-cell>
          <table:table-cell table:formula="of:=VLOOKUP([.I12];[.$E$2:.$G$421];2;1)" office:value-type="float" office:value="0.89254">
            <text:p>0.89254</text:p>
          </table:table-cell>
          <table:table-cell table:formula="of:=VLOOKUP([.I12];[.$E$2:.$G$421];3;1)" office:value-type="float" office:value="0.506565">
            <text:p>0.506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3">
            <text:p>0.533</text:p>
          </table:table-cell>
          <table:table-cell office:value-type="float" office:value="0.1303">
            <text:p>0.1303</text:p>
          </table:table-cell>
          <table:table-cell/>
          <table:table-cell table:formula="of:=AVERAGE([.A13:.A32])" office:value-type="float" office:value="1.55">
            <text:p>1.55</text:p>
          </table:table-cell>
          <table:table-cell table:formula="of:=AVERAGE([.B13:.B32])" office:value-type="float" office:value="0.64098">
            <text:p>0.64098</text:p>
          </table:table-cell>
          <table:table-cell table:formula="of:=AVERAGE([.C13:.C32])" office:value-type="float" office:value="0.204785">
            <text:p>0.204785</text:p>
          </table:table-cell>
          <table:table-cell/>
          <table:table-cell office:value-type="float" office:value="14">
            <text:p>14</text:p>
          </table:table-cell>
          <table:table-cell table:formula="of:=VLOOKUP([.I13];[.$E$2:.$G$421];2;1)" office:value-type="float" office:value="0.90113">
            <text:p>0.90113</text:p>
          </table:table-cell>
          <table:table-cell table:formula="of:=VLOOKUP([.I13];[.$E$2:.$G$421];3;1)" office:value-type="float" office:value="0.522385">
            <text:p>0.522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7">
            <text:p>0.577</text:p>
          </table:table-cell>
          <table:table-cell office:value-type="float" office:value="0.1516">
            <text:p>0.1516</text:p>
          </table:table-cell>
          <table:table-cell/>
          <table:table-cell table:formula="of:=AVERAGE([.A14:.A33])" office:value-type="float" office:value="1.6">
            <text:p>1.6</text:p>
          </table:table-cell>
          <table:table-cell table:formula="of:=AVERAGE([.B14:.B33])" office:value-type="float" office:value="0.656365">
            <text:p>0.656365</text:p>
          </table:table-cell>
          <table:table-cell table:formula="of:=AVERAGE([.C14:.C33])" office:value-type="float" office:value="0.22115">
            <text:p>0.22115</text:p>
          </table:table-cell>
          <table:table-cell/>
          <table:table-cell office:value-type="float" office:value="16">
            <text:p>16</text:p>
          </table:table-cell>
          <table:table-cell table:formula="of:=VLOOKUP([.I14];[.$E$2:.$G$421];2;1)" office:value-type="float" office:value="0.903425">
            <text:p>0.903425</text:p>
          </table:table-cell>
          <table:table-cell table:formula="of:=VLOOKUP([.I14];[.$E$2:.$G$421];3;1)" office:value-type="float" office:value="0.52581">
            <text:p>0.525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41">
            <text:p>0.541</text:p>
          </table:table-cell>
          <table:table-cell office:value-type="float" office:value="0.1296">
            <text:p>0.1296</text:p>
          </table:table-cell>
          <table:table-cell/>
          <table:table-cell table:formula="of:=AVERAGE([.A15:.A34])" office:value-type="float" office:value="1.65">
            <text:p>1.65</text:p>
          </table:table-cell>
          <table:table-cell table:formula="of:=AVERAGE([.B15:.B34])" office:value-type="float" office:value="0.6531">
            <text:p>0.6531</text:p>
          </table:table-cell>
          <table:table-cell table:formula="of:=AVERAGE([.C15:.C34])" office:value-type="float" office:value="0.2188">
            <text:p>0.2188</text:p>
          </table:table-cell>
          <table:table-cell/>
          <table:table-cell office:value-type="float" office:value="18">
            <text:p>18</text:p>
          </table:table-cell>
          <table:table-cell table:formula="of:=VLOOKUP([.I15];[.$E$2:.$G$421];2;1)" office:value-type="float" office:value="0.904095">
            <text:p>0.904095</text:p>
          </table:table-cell>
          <table:table-cell table:formula="of:=VLOOKUP([.I15];[.$E$2:.$G$421];3;1)" office:value-type="float" office:value="0.52616">
            <text:p>0.52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63">
            <text:p>0.5863</text:p>
          </table:table-cell>
          <table:table-cell office:value-type="float" office:value="0.1409">
            <text:p>0.1409</text:p>
          </table:table-cell>
          <table:table-cell/>
          <table:table-cell table:formula="of:=AVERAGE([.A16:.A35])" office:value-type="float" office:value="1.7">
            <text:p>1.7</text:p>
          </table:table-cell>
          <table:table-cell table:formula="of:=AVERAGE([.B16:.B35])" office:value-type="float" office:value="0.666265">
            <text:p>0.666265</text:p>
          </table:table-cell>
          <table:table-cell table:formula="of:=AVERAGE([.C16:.C35])" office:value-type="float" office:value="0.23111">
            <text:p>0.23111</text:p>
          </table:table-cell>
          <table:table-cell/>
          <table:table-cell office:value-type="float" office:value="20">
            <text:p>20</text:p>
          </table:table-cell>
          <table:table-cell table:formula="of:=VLOOKUP([.I16];[.$E$2:.$G$421];2;1)" office:value-type="float" office:value="0.90382">
            <text:p>0.90382</text:p>
          </table:table-cell>
          <table:table-cell table:formula="of:=VLOOKUP([.I16];[.$E$2:.$G$421];3;1)" office:value-type="float" office:value="0.5254">
            <text:p>0.52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13">
            <text:p>0.5613</text:p>
          </table:table-cell>
          <table:table-cell office:value-type="float" office:value="0.1527">
            <text:p>0.1527</text:p>
          </table:table-cell>
          <table:table-cell/>
          <table:table-cell table:formula="of:=AVERAGE([.A17:.A36])" office:value-type="float" office:value="1.75">
            <text:p>1.75</text:p>
          </table:table-cell>
          <table:table-cell table:formula="of:=AVERAGE([.B17:.B36])" office:value-type="float" office:value="0.675915">
            <text:p>0.675915</text:p>
          </table:table-cell>
          <table:table-cell table:formula="of:=AVERAGE([.C17:.C36])" office:value-type="float" office:value="0.241235">
            <text:p>0.241235</text:p>
          </table:table-cell>
          <table:table-cell/>
          <table:table-cell office:value-type="float" office:value="25">
            <text:p>25</text:p>
          </table:table-cell>
          <table:table-cell table:formula="of:=VLOOKUP([.I17];[.$E$2:.$G$421];2;1)" office:value-type="float" office:value="0.904155">
            <text:p>0.904155</text:p>
          </table:table-cell>
          <table:table-cell table:formula="of:=VLOOKUP([.I17];[.$E$2:.$G$421];3;1)" office:value-type="float" office:value="0.52663">
            <text:p>0.526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953">
            <text:p>0.4953</text:p>
          </table:table-cell>
          <table:table-cell office:value-type="float" office:value="0.0759">
            <text:p>0.0759</text:p>
          </table:table-cell>
          <table:table-cell/>
          <table:table-cell table:formula="of:=AVERAGE([.A18:.A37])" office:value-type="float" office:value="1.8">
            <text:p>1.8</text:p>
          </table:table-cell>
          <table:table-cell table:formula="of:=AVERAGE([.B18:.B37])" office:value-type="float" office:value="0.681515">
            <text:p>0.681515</text:p>
          </table:table-cell>
          <table:table-cell table:formula="of:=AVERAGE([.C18:.C37])" office:value-type="float" office:value="0.243365">
            <text:p>0.243365</text:p>
          </table:table-cell>
          <table:table-cell/>
          <table:table-cell office:value-type="float" office:value="30">
            <text:p>30</text:p>
          </table:table-cell>
          <table:table-cell table:formula="of:=VLOOKUP([.I18];[.$E$2:.$G$421];2;1)" office:value-type="float" office:value="0.90486">
            <text:p>0.90486</text:p>
          </table:table-cell>
          <table:table-cell table:formula="of:=VLOOKUP([.I18];[.$E$2:.$G$421];3;1)" office:value-type="float" office:value="0.527635">
            <text:p>0.527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93">
            <text:p>0.6093</text:p>
          </table:table-cell>
          <table:table-cell office:value-type="float" office:value="0.161">
            <text:p>0.161</text:p>
          </table:table-cell>
          <table:table-cell/>
          <table:table-cell table:formula="of:=AVERAGE([.A19:.A38])" office:value-type="float" office:value="1.85">
            <text:p>1.85</text:p>
          </table:table-cell>
          <table:table-cell table:formula="of:=AVERAGE([.B19:.B38])" office:value-type="float" office:value="0.6961">
            <text:p>0.6961</text:p>
          </table:table-cell>
          <table:table-cell table:formula="of:=AVERAGE([.C19:.C38])" office:value-type="float" office:value="0.257525">
            <text:p>0.257525</text:p>
          </table:table-cell>
          <table:table-cell/>
          <table:table-cell office:value-type="float" office:value="35">
            <text:p>35</text:p>
          </table:table-cell>
          <table:table-cell table:formula="of:=VLOOKUP([.I19];[.$E$2:.$G$421];2;1)" office:value-type="float" office:value="0.904795">
            <text:p>0.904795</text:p>
          </table:table-cell>
          <table:table-cell table:formula="of:=VLOOKUP([.I19];[.$E$2:.$G$421];3;1)" office:value-type="float" office:value="0.52736">
            <text:p>0.527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18">
            <text:p>0.618</text:p>
          </table:table-cell>
          <table:table-cell office:value-type="float" office:value="0.1821">
            <text:p>0.1821</text:p>
          </table:table-cell>
          <table:table-cell/>
          <table:table-cell table:formula="of:=AVERAGE([.A20:.A39])" office:value-type="float" office:value="1.9">
            <text:p>1.9</text:p>
          </table:table-cell>
          <table:table-cell table:formula="of:=AVERAGE([.B20:.B39])" office:value-type="float" office:value="0.69735">
            <text:p>0.69735</text:p>
          </table:table-cell>
          <table:table-cell table:formula="of:=AVERAGE([.C20:.C39])" office:value-type="float" office:value="0.25851">
            <text:p>0.25851</text:p>
          </table:table-cell>
          <table:table-cell/>
          <table:table-cell office:value-type="float" office:value="40">
            <text:p>40</text:p>
          </table:table-cell>
          <table:table-cell table:formula="of:=VLOOKUP([.I20];[.$E$2:.$G$421];2;1)" office:value-type="float" office:value="0.90465">
            <text:p>0.90465</text:p>
          </table:table-cell>
          <table:table-cell table:formula="of:=VLOOKUP([.I20];[.$E$2:.$G$421];3;1)" office:value-type="float" office:value="0.52654">
            <text:p>0.526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">
            <text:p>0.594</text:p>
          </table:table-cell>
          <table:table-cell office:value-type="float" office:value="0.1504">
            <text:p>0.1504</text:p>
          </table:table-cell>
          <table:table-cell/>
          <table:table-cell table:formula="of:=AVERAGE([.A21:.A40])" office:value-type="float" office:value="1.95">
            <text:p>1.95</text:p>
          </table:table-cell>
          <table:table-cell table:formula="of:=AVERAGE([.B21:.B40])" office:value-type="float" office:value="0.703735">
            <text:p>0.703735</text:p>
          </table:table-cell>
          <table:table-cell table:formula="of:=AVERAGE([.C21:.C40])" office:value-type="float" office:value="0.26414">
            <text:p>0.26414</text:p>
          </table:table-cell>
          <table:table-cell/>
          <table:table-cell office:value-type="float" office:value="45">
            <text:p>45</text:p>
          </table:table-cell>
          <table:table-cell table:formula="of:=VLOOKUP([.I21];[.$E$2:.$G$421];2;1)" office:value-type="float" office:value="0.905105">
            <text:p>0.905105</text:p>
          </table:table-cell>
          <table:table-cell table:formula="of:=VLOOKUP([.I21];[.$E$2:.$G$421];3;1)" office:value-type="float" office:value="0.52792">
            <text:p>0.52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07">
            <text:p>0.6807</text:p>
          </table:table-cell>
          <table:table-cell office:value-type="float" office:value="0.2003">
            <text:p>0.2003</text:p>
          </table:table-cell>
          <table:table-cell/>
          <table:table-cell table:formula="of:=AVERAGE([.A22:.A41])" office:value-type="float" office:value="2">
            <text:p>2</text:p>
          </table:table-cell>
          <table:table-cell table:formula="of:=AVERAGE([.B22:.B41])" office:value-type="float" office:value="0.705535">
            <text:p>0.705535</text:p>
          </table:table-cell>
          <table:table-cell table:formula="of:=AVERAGE([.C22:.C41])" office:value-type="float" office:value="0.265185">
            <text:p>0.265185</text:p>
          </table:table-cell>
          <table:table-cell/>
          <table:table-cell office:value-type="float" office:value="50">
            <text:p>50</text:p>
          </table:table-cell>
          <table:table-cell table:formula="of:=VLOOKUP([.I22];[.$E$2:.$G$421];2;1)" office:value-type="float" office:value="0.9033">
            <text:p>0.9033</text:p>
          </table:table-cell>
          <table:table-cell table:formula="of:=VLOOKUP([.I22];[.$E$2:.$G$421];3;1)" office:value-type="float" office:value="0.5163">
            <text:p>0.5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847">
            <text:p>0.5847</text:p>
          </table:table-cell>
          <table:table-cell office:value-type="float" office:value="0.1468">
            <text:p>0.1468</text:p>
          </table:table-cell>
          <table:table-cell/>
          <table:table-cell table:formula="of:=AVERAGE([.A23:.A42])" office:value-type="float" office:value="2.05">
            <text:p>2.05</text:p>
          </table:table-cell>
          <table:table-cell table:formula="of:=AVERAGE([.B23:.B42])" office:value-type="float" office:value="0.7139">
            <text:p>0.7139</text:p>
          </table:table-cell>
          <table:table-cell table:formula="of:=AVERAGE([.C23:.C42])" office:value-type="float" office:value="0.276535">
            <text:p>0.27653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77">
            <text:p>0.8177</text:p>
          </table:table-cell>
          <table:table-cell office:value-type="float" office:value="0.3968">
            <text:p>0.3968</text:p>
          </table:table-cell>
          <table:table-cell/>
          <table:table-cell table:formula="of:=AVERAGE([.A24:.A43])" office:value-type="float" office:value="2.1">
            <text:p>2.1</text:p>
          </table:table-cell>
          <table:table-cell table:formula="of:=AVERAGE([.B24:.B43])" office:value-type="float" office:value="0.7276">
            <text:p>0.7276</text:p>
          </table:table-cell>
          <table:table-cell table:formula="of:=AVERAGE([.C24:.C43])" office:value-type="float" office:value="0.29222">
            <text:p>0.2922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03">
            <text:p>0.5003</text:p>
          </table:table-cell>
          <table:table-cell office:value-type="float" office:value="0.0977">
            <text:p>0.0977</text:p>
          </table:table-cell>
          <table:table-cell/>
          <table:table-cell table:formula="of:=AVERAGE([.A25:.A44])" office:value-type="float" office:value="2.15">
            <text:p>2.15</text:p>
          </table:table-cell>
          <table:table-cell table:formula="of:=AVERAGE([.B25:.B44])" office:value-type="float" office:value="0.724615">
            <text:p>0.724615</text:p>
          </table:table-cell>
          <table:table-cell table:formula="of:=AVERAGE([.C25:.C44])" office:value-type="float" office:value="0.287415">
            <text:p>0.28741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43">
            <text:p>0.8143</text:p>
          </table:table-cell>
          <table:table-cell office:value-type="float" office:value="0.3859">
            <text:p>0.3859</text:p>
          </table:table-cell>
          <table:table-cell/>
          <table:table-cell table:formula="of:=AVERAGE([.A26:.A45])" office:value-type="float" office:value="2.2">
            <text:p>2.2</text:p>
          </table:table-cell>
          <table:table-cell table:formula="of:=AVERAGE([.B26:.B45])" office:value-type="float" office:value="0.742035">
            <text:p>0.742035</text:p>
          </table:table-cell>
          <table:table-cell table:formula="of:=AVERAGE([.C26:.C45])" office:value-type="float" office:value="0.30541">
            <text:p>0.3054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43">
            <text:p>0.7343</text:p>
          </table:table-cell>
          <table:table-cell office:value-type="float" office:value="0.2703">
            <text:p>0.2703</text:p>
          </table:table-cell>
          <table:table-cell/>
          <table:table-cell table:formula="of:=AVERAGE([.A27:.A46])" office:value-type="float" office:value="2.25">
            <text:p>2.25</text:p>
          </table:table-cell>
          <table:table-cell table:formula="of:=AVERAGE([.B27:.B46])" office:value-type="float" office:value="0.744605">
            <text:p>0.744605</text:p>
          </table:table-cell>
          <table:table-cell table:formula="of:=AVERAGE([.C27:.C46])" office:value-type="float" office:value="0.309795">
            <text:p>0.30979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287">
            <text:p>0.8287</text:p>
          </table:table-cell>
          <table:table-cell office:value-type="float" office:value="0.4037">
            <text:p>0.4037</text:p>
          </table:table-cell>
          <table:table-cell/>
          <table:table-cell table:formula="of:=AVERAGE([.A28:.A47])" office:value-type="float" office:value="2.3">
            <text:p>2.3</text:p>
          </table:table-cell>
          <table:table-cell table:formula="of:=AVERAGE([.B28:.B47])" office:value-type="float" office:value="0.74134">
            <text:p>0.74134</text:p>
          </table:table-cell>
          <table:table-cell table:formula="of:=AVERAGE([.C28:.C47])" office:value-type="float" office:value="0.306345">
            <text:p>0.3063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07">
            <text:p>0.7507</text:p>
          </table:table-cell>
          <table:table-cell office:value-type="float" office:value="0.2875">
            <text:p>0.2875</text:p>
          </table:table-cell>
          <table:table-cell/>
          <table:table-cell table:formula="of:=AVERAGE([.A29:.A48])" office:value-type="float" office:value="2.35">
            <text:p>2.35</text:p>
          </table:table-cell>
          <table:table-cell table:formula="of:=AVERAGE([.B29:.B48])" office:value-type="float" office:value="0.739655">
            <text:p>0.739655</text:p>
          </table:table-cell>
          <table:table-cell table:formula="of:=AVERAGE([.C29:.C48])" office:value-type="float" office:value="0.302565">
            <text:p>0.30256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43">
            <text:p>0.7443</text:p>
          </table:table-cell>
          <table:table-cell office:value-type="float" office:value="0.2972">
            <text:p>0.2972</text:p>
          </table:table-cell>
          <table:table-cell/>
          <table:table-cell table:formula="of:=AVERAGE([.A30:.A49])" office:value-type="float" office:value="2.4">
            <text:p>2.4</text:p>
          </table:table-cell>
          <table:table-cell table:formula="of:=AVERAGE([.B30:.B49])" office:value-type="float" office:value="0.741185">
            <text:p>0.741185</text:p>
          </table:table-cell>
          <table:table-cell table:formula="of:=AVERAGE([.C30:.C49])" office:value-type="float" office:value="0.30553">
            <text:p>0.3055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27">
            <text:p>0.6327</text:p>
          </table:table-cell>
          <table:table-cell office:value-type="float" office:value="0.1806">
            <text:p>0.1806</text:p>
          </table:table-cell>
          <table:table-cell/>
          <table:table-cell table:formula="of:=AVERAGE([.A31:.A50])" office:value-type="float" office:value="2.45">
            <text:p>2.45</text:p>
          </table:table-cell>
          <table:table-cell table:formula="of:=AVERAGE([.B31:.B50])" office:value-type="float" office:value="0.747955">
            <text:p>0.747955</text:p>
          </table:table-cell>
          <table:table-cell table:formula="of:=AVERAGE([.C31:.C50])" office:value-type="float" office:value="0.31506">
            <text:p>0.315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6">
            <text:p>0.616</text:p>
          </table:table-cell>
          <table:table-cell office:value-type="float" office:value="0.1544">
            <text:p>0.1544</text:p>
          </table:table-cell>
          <table:table-cell/>
          <table:table-cell table:formula="of:=AVERAGE([.A32:.A51])" office:value-type="float" office:value="2.5">
            <text:p>2.5</text:p>
          </table:table-cell>
          <table:table-cell table:formula="of:=AVERAGE([.B32:.B51])" office:value-type="float" office:value="0.755155">
            <text:p>0.755155</text:p>
          </table:table-cell>
          <table:table-cell table:formula="of:=AVERAGE([.C32:.C51])" office:value-type="float" office:value="0.32246">
            <text:p>0.322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07">
            <text:p>0.8407</text:p>
          </table:table-cell>
          <table:table-cell office:value-type="float" office:value="0.4576">
            <text:p>0.4576</text:p>
          </table:table-cell>
          <table:table-cell/>
          <table:table-cell table:formula="of:=AVERAGE([.A33:.A52])" office:value-type="float" office:value="2.55">
            <text:p>2.55</text:p>
          </table:table-cell>
          <table:table-cell table:formula="of:=AVERAGE([.B33:.B52])" office:value-type="float" office:value="0.76567">
            <text:p>0.76567</text:p>
          </table:table-cell>
          <table:table-cell table:formula="of:=AVERAGE([.C33:.C52])" office:value-type="float" office:value="0.33536">
            <text:p>0.3353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117">
            <text:p>0.5117</text:p>
          </table:table-cell>
          <table:table-cell office:value-type="float" office:value="0.1046">
            <text:p>0.1046</text:p>
          </table:table-cell>
          <table:table-cell/>
          <table:table-cell table:formula="of:=AVERAGE([.A34:.A53])" office:value-type="float" office:value="2.6">
            <text:p>2.6</text:p>
          </table:table-cell>
          <table:table-cell table:formula="of:=AVERAGE([.B34:.B53])" office:value-type="float" office:value="0.765835">
            <text:p>0.765835</text:p>
          </table:table-cell>
          <table:table-cell table:formula="of:=AVERAGE([.C34:.C53])" office:value-type="float" office:value="0.33495">
            <text:p>0.3349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043">
            <text:p>0.8043</text:p>
          </table:table-cell>
          <table:table-cell office:value-type="float" office:value="0.3758">
            <text:p>0.3758</text:p>
          </table:table-cell>
          <table:table-cell/>
          <table:table-cell table:formula="of:=AVERAGE([.A35:.A54])" office:value-type="float" office:value="2.65">
            <text:p>2.65</text:p>
          </table:table-cell>
          <table:table-cell table:formula="of:=AVERAGE([.B35:.B54])" office:value-type="float" office:value="0.78525">
            <text:p>0.78525</text:p>
          </table:table-cell>
          <table:table-cell table:formula="of:=AVERAGE([.C35:.C54])" office:value-type="float" office:value="0.35636">
            <text:p>0.3563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93">
            <text:p>0.7793</text:p>
          </table:table-cell>
          <table:table-cell office:value-type="float" office:value="0.3434">
            <text:p>0.3434</text:p>
          </table:table-cell>
          <table:table-cell/>
          <table:table-cell table:formula="of:=AVERAGE([.A36:.A55])" office:value-type="float" office:value="2.7">
            <text:p>2.7</text:p>
          </table:table-cell>
          <table:table-cell table:formula="of:=AVERAGE([.B36:.B55])" office:value-type="float" office:value="0.7865">
            <text:p>0.7865</text:p>
          </table:table-cell>
          <table:table-cell table:formula="of:=AVERAGE([.C36:.C55])" office:value-type="float" office:value="0.35855">
            <text:p>0.358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733">
            <text:p>0.6733</text:p>
          </table:table-cell>
          <table:table-cell office:value-type="float" office:value="0.1953">
            <text:p>0.1953</text:p>
          </table:table-cell>
          <table:table-cell/>
          <table:table-cell table:formula="of:=AVERAGE([.A37:.A56])" office:value-type="float" office:value="2.75">
            <text:p>2.75</text:p>
          </table:table-cell>
          <table:table-cell table:formula="of:=AVERAGE([.B37:.B56])" office:value-type="float" office:value="0.78472">
            <text:p>0.78472</text:p>
          </table:table-cell>
          <table:table-cell table:formula="of:=AVERAGE([.C37:.C56])" office:value-type="float" office:value="0.35507">
            <text:p>0.3550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7">
            <text:p>0.787</text:p>
          </table:table-cell>
          <table:table-cell office:value-type="float" office:value="0.3591">
            <text:p>0.3591</text:p>
          </table:table-cell>
          <table:table-cell/>
          <table:table-cell table:formula="of:=AVERAGE([.A38:.A57])" office:value-type="float" office:value="2.8">
            <text:p>2.8</text:p>
          </table:table-cell>
          <table:table-cell table:formula="of:=AVERAGE([.B38:.B57])" office:value-type="float" office:value="0.79152">
            <text:p>0.79152</text:p>
          </table:table-cell>
          <table:table-cell table:formula="of:=AVERAGE([.C38:.C57])" office:value-type="float" office:value="0.36304">
            <text:p>0.3630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43">
            <text:p>0.6343</text:p>
          </table:table-cell>
          <table:table-cell office:value-type="float" office:value="0.1807">
            <text:p>0.1807</text:p>
          </table:table-cell>
          <table:table-cell/>
          <table:table-cell table:formula="of:=AVERAGE([.A39:.A58])" office:value-type="float" office:value="2.85">
            <text:p>2.85</text:p>
          </table:table-cell>
          <table:table-cell table:formula="of:=AVERAGE([.B39:.B58])" office:value-type="float" office:value="0.78637">
            <text:p>0.78637</text:p>
          </table:table-cell>
          <table:table-cell table:formula="of:=AVERAGE([.C39:.C58])" office:value-type="float" office:value="0.35598">
            <text:p>0.355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57">
            <text:p>0.7457</text:p>
          </table:table-cell>
          <table:table-cell office:value-type="float" office:value="0.2947">
            <text:p>0.2947</text:p>
          </table:table-cell>
          <table:table-cell/>
          <table:table-cell table:formula="of:=AVERAGE([.A40:.A59])" office:value-type="float" office:value="2.9">
            <text:p>2.9</text:p>
          </table:table-cell>
          <table:table-cell table:formula="of:=AVERAGE([.B40:.B59])" office:value-type="float" office:value="0.79437">
            <text:p>0.79437</text:p>
          </table:table-cell>
          <table:table-cell table:formula="of:=AVERAGE([.C40:.C59])" office:value-type="float" office:value="0.36444">
            <text:p>0.364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">
            <text:p>0.63</text:p>
          </table:table-cell>
          <table:table-cell office:value-type="float" office:value="0.1713">
            <text:p>0.1713</text:p>
          </table:table-cell>
          <table:table-cell/>
          <table:table-cell table:formula="of:=AVERAGE([.A41:.A60])" office:value-type="float" office:value="2.95">
            <text:p>2.95</text:p>
          </table:table-cell>
          <table:table-cell table:formula="of:=AVERAGE([.B41:.B60])" office:value-type="float" office:value="0.790935">
            <text:p>0.790935</text:p>
          </table:table-cell>
          <table:table-cell table:formula="of:=AVERAGE([.C41:.C60])" office:value-type="float" office:value="0.359965">
            <text:p>0.35996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8">
            <text:p>0.848</text:p>
          </table:table-cell>
          <table:table-cell office:value-type="float" office:value="0.4273">
            <text:p>0.4273</text:p>
          </table:table-cell>
          <table:table-cell/>
          <table:table-cell table:formula="of:=AVERAGE([.A42:.A61])" office:value-type="float" office:value="3">
            <text:p>3</text:p>
          </table:table-cell>
          <table:table-cell table:formula="of:=AVERAGE([.B42:.B61])" office:value-type="float" office:value="0.79947">
            <text:p>0.79947</text:p>
          </table:table-cell>
          <table:table-cell table:formula="of:=AVERAGE([.C42:.C61])" office:value-type="float" office:value="0.36736">
            <text:p>0.367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87">
            <text:p>0.8587</text:p>
          </table:table-cell>
          <table:table-cell office:value-type="float" office:value="0.4605">
            <text:p>0.4605</text:p>
          </table:table-cell>
          <table:table-cell/>
          <table:table-cell table:formula="of:=AVERAGE([.A43:.A62])" office:value-type="float" office:value="3.05">
            <text:p>3.05</text:p>
          </table:table-cell>
          <table:table-cell table:formula="of:=AVERAGE([.B43:.B62])" office:value-type="float" office:value="0.798405">
            <text:p>0.798405</text:p>
          </table:table-cell>
          <table:table-cell table:formula="of:=AVERAGE([.C43:.C62])" office:value-type="float" office:value="0.365175">
            <text:p>0.36517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8">
            <text:p>0.758</text:p>
          </table:table-cell>
          <table:table-cell office:value-type="float" office:value="0.3007">
            <text:p>0.3007</text:p>
          </table:table-cell>
          <table:table-cell/>
          <table:table-cell table:formula="of:=AVERAGE([.A44:.A63])" office:value-type="float" office:value="3.1">
            <text:p>3.1</text:p>
          </table:table-cell>
          <table:table-cell table:formula="of:=AVERAGE([.B44:.B63])" office:value-type="float" office:value="0.794685">
            <text:p>0.794685</text:p>
          </table:table-cell>
          <table:table-cell table:formula="of:=AVERAGE([.C44:.C63])" office:value-type="float" office:value="0.359125">
            <text:p>0.3591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87">
            <text:p>0.8487</text:p>
          </table:table-cell>
          <table:table-cell office:value-type="float" office:value="0.4576">
            <text:p>0.4576</text:p>
          </table:table-cell>
          <table:table-cell/>
          <table:table-cell table:formula="of:=AVERAGE([.A45:.A64])" office:value-type="float" office:value="3.15">
            <text:p>3.15</text:p>
          </table:table-cell>
          <table:table-cell table:formula="of:=AVERAGE([.B45:.B64])" office:value-type="float" office:value="0.797585">
            <text:p>0.797585</text:p>
          </table:table-cell>
          <table:table-cell table:formula="of:=AVERAGE([.C45:.C64])" office:value-type="float" office:value="0.36188">
            <text:p>0.3618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57">
            <text:p>0.8657</text:p>
          </table:table-cell>
          <table:table-cell office:value-type="float" office:value="0.4736">
            <text:p>0.4736</text:p>
          </table:table-cell>
          <table:table-cell/>
          <table:table-cell table:formula="of:=AVERAGE([.A46:.A65])" office:value-type="float" office:value="3.2">
            <text:p>3.2</text:p>
          </table:table-cell>
          <table:table-cell table:formula="of:=AVERAGE([.B46:.B65])" office:value-type="float" office:value="0.797365">
            <text:p>0.797365</text:p>
          </table:table-cell>
          <table:table-cell table:formula="of:=AVERAGE([.C46:.C65])" office:value-type="float" office:value="0.360855">
            <text:p>0.3608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9">
            <text:p>0.669</text:p>
          </table:table-cell>
          <table:table-cell office:value-type="float" office:value="0.2013">
            <text:p>0.2013</text:p>
          </table:table-cell>
          <table:table-cell/>
          <table:table-cell table:formula="of:=AVERAGE([.A47:.A66])" office:value-type="float" office:value="3.25">
            <text:p>3.25</text:p>
          </table:table-cell>
          <table:table-cell table:formula="of:=AVERAGE([.B47:.B66])" office:value-type="float" office:value="0.796845">
            <text:p>0.796845</text:p>
          </table:table-cell>
          <table:table-cell table:formula="of:=AVERAGE([.C47:.C66])" office:value-type="float" office:value="0.35913">
            <text:p>0.3591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5">
            <text:p>0.795</text:p>
          </table:table-cell>
          <table:table-cell office:value-type="float" office:value="0.3281">
            <text:p>0.3281</text:p>
          </table:table-cell>
          <table:table-cell/>
          <table:table-cell table:formula="of:=AVERAGE([.A48:.A67])" office:value-type="float" office:value="3.3">
            <text:p>3.3</text:p>
          </table:table-cell>
          <table:table-cell table:formula="of:=AVERAGE([.B48:.B67])" office:value-type="float" office:value="0.80383">
            <text:p>0.80383</text:p>
          </table:table-cell>
          <table:table-cell table:formula="of:=AVERAGE([.C48:.C67])" office:value-type="float" office:value="0.365705">
            <text:p>0.3657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813">
            <text:p>0.7813</text:p>
          </table:table-cell>
          <table:table-cell office:value-type="float" office:value="0.3468">
            <text:p>0.3468</text:p>
          </table:table-cell>
          <table:table-cell/>
          <table:table-cell table:formula="of:=AVERAGE([.A49:.A68])" office:value-type="float" office:value="3.35">
            <text:p>3.35</text:p>
          </table:table-cell>
          <table:table-cell table:formula="of:=AVERAGE([.B49:.B68])" office:value-type="float" office:value="0.800415">
            <text:p>0.800415</text:p>
          </table:table-cell>
          <table:table-cell table:formula="of:=AVERAGE([.C49:.C68])" office:value-type="float" office:value="0.362055">
            <text:p>0.3620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97">
            <text:p>0.8797</text:p>
          </table:table-cell>
          <table:table-cell office:value-type="float" office:value="0.4878">
            <text:p>0.4878</text:p>
          </table:table-cell>
          <table:table-cell/>
          <table:table-cell table:formula="of:=AVERAGE([.A50:.A69])" office:value-type="float" office:value="3.4">
            <text:p>3.4</text:p>
          </table:table-cell>
          <table:table-cell table:formula="of:=AVERAGE([.B50:.B69])" office:value-type="float" office:value="0.802585">
            <text:p>0.802585</text:p>
          </table:table-cell>
          <table:table-cell table:formula="of:=AVERAGE([.C50:.C69])" office:value-type="float" office:value="0.36362">
            <text:p>0.3636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767">
            <text:p>0.7767</text:p>
          </table:table-cell>
          <table:table-cell office:value-type="float" office:value="0.3286">
            <text:p>0.3286</text:p>
          </table:table-cell>
          <table:table-cell/>
          <table:table-cell table:formula="of:=AVERAGE([.A51:.A70])" office:value-type="float" office:value="3.45">
            <text:p>3.45</text:p>
          </table:table-cell>
          <table:table-cell table:formula="of:=AVERAGE([.B51:.B70])" office:value-type="float" office:value="0.79585">
            <text:p>0.79585</text:p>
          </table:table-cell>
          <table:table-cell table:formula="of:=AVERAGE([.C51:.C70])" office:value-type="float" office:value="0.351775">
            <text:p>0.35177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63">
            <text:p>0.8263</text:p>
          </table:table-cell>
          <table:table-cell office:value-type="float" office:value="0.4124">
            <text:p>0.4124</text:p>
          </table:table-cell>
          <table:table-cell/>
          <table:table-cell table:formula="of:=AVERAGE([.A52:.A71])" office:value-type="float" office:value="3.5">
            <text:p>3.5</text:p>
          </table:table-cell>
          <table:table-cell table:formula="of:=AVERAGE([.B52:.B71])" office:value-type="float" office:value="0.7983">
            <text:p>0.7983</text:p>
          </table:table-cell>
          <table:table-cell table:formula="of:=AVERAGE([.C52:.C71])" office:value-type="float" office:value="0.35454">
            <text:p>0.354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4">
            <text:p>0.844</text:p>
          </table:table-cell>
          <table:table-cell office:value-type="float" office:value="0.4494">
            <text:p>0.4494</text:p>
          </table:table-cell>
          <table:table-cell/>
          <table:table-cell table:formula="of:=AVERAGE([.A53:.A72])" office:value-type="float" office:value="3.55">
            <text:p>3.55</text:p>
          </table:table-cell>
          <table:table-cell table:formula="of:=AVERAGE([.B53:.B72])" office:value-type="float" office:value="0.79922">
            <text:p>0.79922</text:p>
          </table:table-cell>
          <table:table-cell table:formula="of:=AVERAGE([.C53:.C72])" office:value-type="float" office:value="0.35561">
            <text:p>0.355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328">
            <text:p>0.5328</text:p>
          </table:table-cell>
          <table:table-cell/>
          <table:table-cell table:formula="of:=AVERAGE([.A54:.A73])" office:value-type="float" office:value="3.6">
            <text:p>3.6</text:p>
          </table:table-cell>
          <table:table-cell table:formula="of:=AVERAGE([.B54:.B73])" office:value-type="float" office:value="0.798535">
            <text:p>0.798535</text:p>
          </table:table-cell>
          <table:table-cell table:formula="of:=AVERAGE([.C54:.C73])" office:value-type="float" office:value="0.35403">
            <text:p>0.3540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93">
            <text:p>0.8293</text:p>
          </table:table-cell>
          <table:table-cell office:value-type="float" office:value="0.4196">
            <text:p>0.4196</text:p>
          </table:table-cell>
          <table:table-cell/>
          <table:table-cell table:formula="of:=AVERAGE([.A55:.A74])" office:value-type="float" office:value="3.65">
            <text:p>3.65</text:p>
          </table:table-cell>
          <table:table-cell table:formula="of:=AVERAGE([.B55:.B74])" office:value-type="float" office:value="0.79572">
            <text:p>0.79572</text:p>
          </table:table-cell>
          <table:table-cell table:formula="of:=AVERAGE([.C55:.C74])" office:value-type="float" office:value="0.348695">
            <text:p>0.3486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37">
            <text:p>0.7437</text:p>
          </table:table-cell>
          <table:table-cell office:value-type="float" office:value="0.2738">
            <text:p>0.2738</text:p>
          </table:table-cell>
          <table:table-cell/>
          <table:table-cell table:formula="of:=AVERAGE([.A56:.A75])" office:value-type="float" office:value="3.7">
            <text:p>3.7</text:p>
          </table:table-cell>
          <table:table-cell table:formula="of:=AVERAGE([.B56:.B75])" office:value-type="float" office:value="0.797155">
            <text:p>0.797155</text:p>
          </table:table-cell>
          <table:table-cell table:formula="of:=AVERAGE([.C56:.C75])" office:value-type="float" office:value="0.349795">
            <text:p>0.3497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93">
            <text:p>0.8093</text:p>
          </table:table-cell>
          <table:table-cell office:value-type="float" office:value="0.3547">
            <text:p>0.3547</text:p>
          </table:table-cell>
          <table:table-cell/>
          <table:table-cell table:formula="of:=AVERAGE([.A57:.A76])" office:value-type="float" office:value="3.75">
            <text:p>3.75</text:p>
          </table:table-cell>
          <table:table-cell table:formula="of:=AVERAGE([.B57:.B76])" office:value-type="float" office:value="0.80252">
            <text:p>0.80252</text:p>
          </table:table-cell>
          <table:table-cell table:formula="of:=AVERAGE([.C57:.C76])" office:value-type="float" office:value="0.3576">
            <text:p>0.357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84">
            <text:p>0.684</text:p>
          </table:table-cell>
          <table:table-cell office:value-type="float" office:value="0.2179">
            <text:p>0.2179</text:p>
          </table:table-cell>
          <table:table-cell/>
          <table:table-cell table:formula="of:=AVERAGE([.A58:.A77])" office:value-type="float" office:value="3.8">
            <text:p>3.8</text:p>
          </table:table-cell>
          <table:table-cell table:formula="of:=AVERAGE([.B58:.B77])" office:value-type="float" office:value="0.805355">
            <text:p>0.805355</text:p>
          </table:table-cell>
          <table:table-cell table:formula="of:=AVERAGE([.C58:.C77])" office:value-type="float" office:value="0.36267">
            <text:p>0.362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43">
            <text:p>0.7943</text:p>
          </table:table-cell>
          <table:table-cell office:value-type="float" office:value="0.3499">
            <text:p>0.3499</text:p>
          </table:table-cell>
          <table:table-cell/>
          <table:table-cell table:formula="of:=AVERAGE([.A59:.A78])" office:value-type="float" office:value="3.85">
            <text:p>3.85</text:p>
          </table:table-cell>
          <table:table-cell table:formula="of:=AVERAGE([.B59:.B78])" office:value-type="float" office:value="0.814705">
            <text:p>0.814705</text:p>
          </table:table-cell>
          <table:table-cell table:formula="of:=AVERAGE([.C59:.C78])" office:value-type="float" office:value="0.375675">
            <text:p>0.37567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7">
            <text:p>0.677</text:p>
          </table:table-cell>
          <table:table-cell office:value-type="float" office:value="0.2052">
            <text:p>0.2052</text:p>
          </table:table-cell>
          <table:table-cell/>
          <table:table-cell table:formula="of:=AVERAGE([.A60:.A79])" office:value-type="float" office:value="3.9">
            <text:p>3.9</text:p>
          </table:table-cell>
          <table:table-cell table:formula="of:=AVERAGE([.B60:.B79])" office:value-type="float" office:value="0.818025">
            <text:p>0.818025</text:p>
          </table:table-cell>
          <table:table-cell table:formula="of:=AVERAGE([.C60:.C79])" office:value-type="float" office:value="0.38065">
            <text:p>0.3806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07">
            <text:p>0.8007</text:p>
          </table:table-cell>
          <table:table-cell office:value-type="float" office:value="0.3192">
            <text:p>0.3192</text:p>
          </table:table-cell>
          <table:table-cell/>
          <table:table-cell table:formula="of:=AVERAGE([.A61:.A80])" office:value-type="float" office:value="3.95">
            <text:p>3.95</text:p>
          </table:table-cell>
          <table:table-cell table:formula="of:=AVERAGE([.B61:.B80])" office:value-type="float" office:value="0.82804">
            <text:p>0.82804</text:p>
          </table:table-cell>
          <table:table-cell table:formula="of:=AVERAGE([.C61:.C80])" office:value-type="float" office:value="0.39472">
            <text:p>0.3947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67">
            <text:p>0.8267</text:p>
          </table:table-cell>
          <table:table-cell office:value-type="float" office:value="0.3836">
            <text:p>0.3836</text:p>
          </table:table-cell>
          <table:table-cell/>
          <table:table-cell table:formula="of:=AVERAGE([.A62:.A81])" office:value-type="float" office:value="4">
            <text:p>4</text:p>
          </table:table-cell>
          <table:table-cell table:formula="of:=AVERAGE([.B62:.B81])" office:value-type="float" office:value="0.82924">
            <text:p>0.82924</text:p>
          </table:table-cell>
          <table:table-cell table:formula="of:=AVERAGE([.C62:.C81])" office:value-type="float" office:value="0.397675">
            <text:p>0.3976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43">
            <text:p>0.7843</text:p>
          </table:table-cell>
          <table:table-cell office:value-type="float" office:value="0.3395">
            <text:p>0.3395</text:p>
          </table:table-cell>
          <table:table-cell/>
          <table:table-cell table:formula="of:=AVERAGE([.A63:.A82])" office:value-type="float" office:value="4.05">
            <text:p>4.05</text:p>
          </table:table-cell>
          <table:table-cell table:formula="of:=AVERAGE([.B63:.B82])" office:value-type="float" office:value="0.82999">
            <text:p>0.82999</text:p>
          </table:table-cell>
          <table:table-cell table:formula="of:=AVERAGE([.C63:.C82])" office:value-type="float" office:value="0.399195">
            <text:p>0.39919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6">
            <text:p>0.816</text:p>
          </table:table-cell>
          <table:table-cell office:value-type="float" office:value="0.3558">
            <text:p>0.3558</text:p>
          </table:table-cell>
          <table:table-cell/>
          <table:table-cell table:formula="of:=AVERAGE([.A64:.A83])" office:value-type="float" office:value="4.1">
            <text:p>4.1</text:p>
          </table:table-cell>
          <table:table-cell table:formula="of:=AVERAGE([.B64:.B83])" office:value-type="float" office:value="0.834225">
            <text:p>0.834225</text:p>
          </table:table-cell>
          <table:table-cell table:formula="of:=AVERAGE([.C64:.C83])" office:value-type="float" office:value="0.40519">
            <text:p>0.4051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3">
            <text:p>0.8443</text:p>
          </table:table-cell>
          <table:table-cell office:value-type="float" office:value="0.4371">
            <text:p>0.4371</text:p>
          </table:table-cell>
          <table:table-cell/>
          <table:table-cell table:formula="of:=AVERAGE([.A65:.A84])" office:value-type="float" office:value="4.15">
            <text:p>4.15</text:p>
          </table:table-cell>
          <table:table-cell table:formula="of:=AVERAGE([.B65:.B84])" office:value-type="float" office:value="0.835325">
            <text:p>0.835325</text:p>
          </table:table-cell>
          <table:table-cell table:formula="of:=AVERAGE([.C65:.C84])" office:value-type="float" office:value="0.408105">
            <text:p>0.4081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53">
            <text:p>0.8553</text:p>
          </table:table-cell>
          <table:table-cell office:value-type="float" office:value="0.4391">
            <text:p>0.4391</text:p>
          </table:table-cell>
          <table:table-cell/>
          <table:table-cell table:formula="of:=AVERAGE([.A66:.A85])" office:value-type="float" office:value="4.2">
            <text:p>4.2</text:p>
          </table:table-cell>
          <table:table-cell table:formula="of:=AVERAGE([.B66:.B85])" office:value-type="float" office:value="0.83861">
            <text:p>0.83861</text:p>
          </table:table-cell>
          <table:table-cell table:formula="of:=AVERAGE([.C66:.C85])" office:value-type="float" office:value="0.414115">
            <text:p>0.41411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87">
            <text:p>0.8087</text:p>
          </table:table-cell>
          <table:table-cell office:value-type="float" office:value="0.3328">
            <text:p>0.3328</text:p>
          </table:table-cell>
          <table:table-cell/>
          <table:table-cell table:formula="of:=AVERAGE([.A67:.A86])" office:value-type="float" office:value="4.25">
            <text:p>4.25</text:p>
          </table:table-cell>
          <table:table-cell table:formula="of:=AVERAGE([.B67:.B86])" office:value-type="float" office:value="0.83971">
            <text:p>0.83971</text:p>
          </table:table-cell>
          <table:table-cell table:formula="of:=AVERAGE([.C67:.C86])" office:value-type="float" office:value="0.416075">
            <text:p>0.4160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267">
            <text:p>0.7267</text:p>
          </table:table-cell>
          <table:table-cell office:value-type="float" office:value="0.2551">
            <text:p>0.2551</text:p>
          </table:table-cell>
          <table:table-cell/>
          <table:table-cell table:formula="of:=AVERAGE([.A68:.A87])" office:value-type="float" office:value="4.3">
            <text:p>4.3</text:p>
          </table:table-cell>
          <table:table-cell table:formula="of:=AVERAGE([.B68:.B87])" office:value-type="float" office:value="0.83691">
            <text:p>0.83691</text:p>
          </table:table-cell>
          <table:table-cell table:formula="of:=AVERAGE([.C68:.C87])" office:value-type="float" office:value="0.413505">
            <text:p>0.4135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47">
            <text:p>0.8247</text:p>
          </table:table-cell>
          <table:table-cell office:value-type="float" office:value="0.3781">
            <text:p>0.3781</text:p>
          </table:table-cell>
          <table:table-cell/>
          <table:table-cell table:formula="of:=AVERAGE([.A69:.A88])" office:value-type="float" office:value="4.35">
            <text:p>4.35</text:p>
          </table:table-cell>
          <table:table-cell table:formula="of:=AVERAGE([.B69:.B88])" office:value-type="float" office:value="0.838275">
            <text:p>0.838275</text:p>
          </table:table-cell>
          <table:table-cell table:formula="of:=AVERAGE([.C69:.C88])" office:value-type="float" office:value="0.41451">
            <text:p>0.414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5">
            <text:p>0.745</text:p>
          </table:table-cell>
          <table:table-cell office:value-type="float" office:value="0.2509">
            <text:p>0.2509</text:p>
          </table:table-cell>
          <table:table-cell/>
          <table:table-cell table:formula="of:=AVERAGE([.A70:.A89])" office:value-type="float" office:value="4.4">
            <text:p>4.4</text:p>
          </table:table-cell>
          <table:table-cell table:formula="of:=AVERAGE([.B70:.B89])" office:value-type="float" office:value="0.838725">
            <text:p>0.838725</text:p>
          </table:table-cell>
          <table:table-cell table:formula="of:=AVERAGE([.C70:.C89])" office:value-type="float" office:value="0.414845">
            <text:p>0.4148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57">
            <text:p>0.8257</text:p>
          </table:table-cell>
          <table:table-cell office:value-type="float" office:value="0.3839">
            <text:p>0.3839</text:p>
          </table:table-cell>
          <table:table-cell/>
          <table:table-cell table:formula="of:=AVERAGE([.A71:.A90])" office:value-type="float" office:value="4.45">
            <text:p>4.45</text:p>
          </table:table-cell>
          <table:table-cell table:formula="of:=AVERAGE([.B71:.B90])" office:value-type="float" office:value="0.843675">
            <text:p>0.843675</text:p>
          </table:table-cell>
          <table:table-cell table:formula="of:=AVERAGE([.C71:.C90])" office:value-type="float" office:value="0.423885">
            <text:p>0.42388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7">
            <text:p>0.8447</text:p>
          </table:table-cell>
          <table:table-cell office:value-type="float" office:value="0.4338">
            <text:p>0.4338</text:p>
          </table:table-cell>
          <table:table-cell/>
          <table:table-cell table:formula="of:=AVERAGE([.A72:.A91])" office:value-type="float" office:value="4.5">
            <text:p>4.5</text:p>
          </table:table-cell>
          <table:table-cell table:formula="of:=AVERAGE([.B72:.B91])" office:value-type="float" office:value="0.846975">
            <text:p>0.846975</text:p>
          </table:table-cell>
          <table:table-cell table:formula="of:=AVERAGE([.C72:.C91])" office:value-type="float" office:value="0.42962">
            <text:p>0.4296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03">
            <text:p>0.8303</text:p>
          </table:table-cell>
          <table:table-cell office:value-type="float" office:value="0.4178">
            <text:p>0.4178</text:p>
          </table:table-cell>
          <table:table-cell/>
          <table:table-cell table:formula="of:=AVERAGE([.A73:.A92])" office:value-type="float" office:value="4.55">
            <text:p>4.55</text:p>
          </table:table-cell>
          <table:table-cell table:formula="of:=AVERAGE([.B73:.B92])" office:value-type="float" office:value="0.848325">
            <text:p>0.848325</text:p>
          </table:table-cell>
          <table:table-cell table:formula="of:=AVERAGE([.C73:.C92])" office:value-type="float" office:value="0.43199">
            <text:p>0.4319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37">
            <text:p>0.8437</text:p>
          </table:table-cell>
          <table:table-cell office:value-type="float" office:value="0.4261">
            <text:p>0.4261</text:p>
          </table:table-cell>
          <table:table-cell/>
          <table:table-cell table:formula="of:=AVERAGE([.A74:.A93])" office:value-type="float" office:value="4.6">
            <text:p>4.6</text:p>
          </table:table-cell>
          <table:table-cell table:formula="of:=AVERAGE([.B74:.B93])" office:value-type="float" office:value="0.851975">
            <text:p>0.851975</text:p>
          </table:table-cell>
          <table:table-cell table:formula="of:=AVERAGE([.C74:.C93])" office:value-type="float" office:value="0.4389">
            <text:p>0.438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8">
            <text:p>0.858</text:p>
          </table:table-cell>
          <table:table-cell office:value-type="float" office:value="0.4416">
            <text:p>0.4416</text:p>
          </table:table-cell>
          <table:table-cell/>
          <table:table-cell table:formula="of:=AVERAGE([.A75:.A94])" office:value-type="float" office:value="4.65">
            <text:p>4.65</text:p>
          </table:table-cell>
          <table:table-cell table:formula="of:=AVERAGE([.B75:.B94])" office:value-type="float" office:value="0.851975">
            <text:p>0.851975</text:p>
          </table:table-cell>
          <table:table-cell table:formula="of:=AVERAGE([.C75:.C94])" office:value-type="float" office:value="0.43863">
            <text:p>0.4386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1">
            <text:p>0.851</text:p>
          </table:table-cell>
          <table:table-cell office:value-type="float" office:value="0.4299">
            <text:p>0.4299</text:p>
          </table:table-cell>
          <table:table-cell/>
          <table:table-cell table:formula="of:=AVERAGE([.A76:.A95])" office:value-type="float" office:value="4.7">
            <text:p>4.7</text:p>
          </table:table-cell>
          <table:table-cell table:formula="of:=AVERAGE([.B76:.B95])" office:value-type="float" office:value="0.853525">
            <text:p>0.853525</text:p>
          </table:table-cell>
          <table:table-cell table:formula="of:=AVERAGE([.C76:.C95])" office:value-type="float" office:value="0.441925">
            <text:p>0.4419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6">
            <text:p>0.866</text:p>
          </table:table-cell>
          <table:table-cell office:value-type="float" office:value="0.4561">
            <text:p>0.4561</text:p>
          </table:table-cell>
          <table:table-cell/>
          <table:table-cell table:formula="of:=AVERAGE([.A77:.A96])" office:value-type="float" office:value="4.75">
            <text:p>4.75</text:p>
          </table:table-cell>
          <table:table-cell table:formula="of:=AVERAGE([.B77:.B96])" office:value-type="float" office:value="0.854725">
            <text:p>0.854725</text:p>
          </table:table-cell>
          <table:table-cell table:formula="of:=AVERAGE([.C77:.C96])" office:value-type="float" office:value="0.443765">
            <text:p>0.44376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1">
            <text:p>0.871</text:p>
          </table:table-cell>
          <table:table-cell office:value-type="float" office:value="0.478">
            <text:p>0.478</text:p>
          </table:table-cell>
          <table:table-cell/>
          <table:table-cell table:formula="of:=AVERAGE([.A78:.A97])" office:value-type="float" office:value="4.8">
            <text:p>4.8</text:p>
          </table:table-cell>
          <table:table-cell table:formula="of:=AVERAGE([.B78:.B97])" office:value-type="float" office:value="0.85544">
            <text:p>0.85544</text:p>
          </table:table-cell>
          <table:table-cell table:formula="of:=AVERAGE([.C78:.C97])" office:value-type="float" office:value="0.4452">
            <text:p>0.44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07">
            <text:p>0.8607</text:p>
          </table:table-cell>
          <table:table-cell office:value-type="float" office:value="0.4494">
            <text:p>0.4494</text:p>
          </table:table-cell>
          <table:table-cell/>
          <table:table-cell table:formula="of:=AVERAGE([.A79:.A98])" office:value-type="float" office:value="4.85">
            <text:p>4.85</text:p>
          </table:table-cell>
          <table:table-cell table:formula="of:=AVERAGE([.B79:.B98])" office:value-type="float" office:value="0.850025">
            <text:p>0.850025</text:p>
          </table:table-cell>
          <table:table-cell table:formula="of:=AVERAGE([.C79:.C98])" office:value-type="float" office:value="0.435785">
            <text:p>0.43578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73">
            <text:p>0.8773</text:p>
          </table:table-cell>
          <table:table-cell office:value-type="float" office:value="0.4866">
            <text:p>0.4866</text:p>
          </table:table-cell>
          <table:table-cell/>
          <table:table-cell table:formula="of:=AVERAGE([.A80:.A99])" office:value-type="float" office:value="4.9">
            <text:p>4.9</text:p>
          </table:table-cell>
          <table:table-cell table:formula="of:=AVERAGE([.B80:.B99])" office:value-type="float" office:value="0.851105">
            <text:p>0.851105</text:p>
          </table:table-cell>
          <table:table-cell table:formula="of:=AVERAGE([.C80:.C99])" office:value-type="float" office:value="0.43722">
            <text:p>0.4372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47">
            <text:p>0.8247</text:p>
          </table:table-cell>
          <table:table-cell office:value-type="float" office:value="0.3783">
            <text:p>0.3783</text:p>
          </table:table-cell>
          <table:table-cell/>
          <table:table-cell table:formula="of:=AVERAGE([.A81:.A100])" office:value-type="float" office:value="4.95">
            <text:p>4.95</text:p>
          </table:table-cell>
          <table:table-cell table:formula="of:=AVERAGE([.B81:.B100])" office:value-type="float" office:value="0.852525">
            <text:p>0.852525</text:p>
          </table:table-cell>
          <table:table-cell table:formula="of:=AVERAGE([.C81:.C100])" office:value-type="float" office:value="0.44004">
            <text:p>0.4400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17">
            <text:p>0.8417</text:p>
          </table:table-cell>
          <table:table-cell office:value-type="float" office:value="0.414">
            <text:p>0.414</text:p>
          </table:table-cell>
          <table:table-cell/>
          <table:table-cell table:formula="of:=AVERAGE([.A82:.A101])" office:value-type="float" office:value="5">
            <text:p>5</text:p>
          </table:table-cell>
          <table:table-cell table:formula="of:=AVERAGE([.B82:.B101])" office:value-type="float" office:value="0.85389">
            <text:p>0.85389</text:p>
          </table:table-cell>
          <table:table-cell table:formula="of:=AVERAGE([.C82:.C101])" office:value-type="float" office:value="0.442595">
            <text:p>0.44259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9">
            <text:p>0.869</text:p>
          </table:table-cell>
          <table:table-cell office:value-type="float" office:value="0.4594">
            <text:p>0.4594</text:p>
          </table:table-cell>
          <table:table-cell/>
          <table:table-cell table:formula="of:=AVERAGE([.A83:.A102])" office:value-type="float" office:value="5.05">
            <text:p>5.05</text:p>
          </table:table-cell>
          <table:table-cell table:formula="of:=AVERAGE([.B83:.B102])" office:value-type="float" office:value="0.85392">
            <text:p>0.85392</text:p>
          </table:table-cell>
          <table:table-cell table:formula="of:=AVERAGE([.C83:.C102])" office:value-type="float" office:value="0.441675">
            <text:p>0.4416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8">
            <text:p>0.838</text:p>
          </table:table-cell>
          <table:table-cell office:value-type="float" office:value="0.4141">
            <text:p>0.4141</text:p>
          </table:table-cell>
          <table:table-cell/>
          <table:table-cell table:formula="of:=AVERAGE([.A84:.A103])" office:value-type="float" office:value="5.1">
            <text:p>5.1</text:p>
          </table:table-cell>
          <table:table-cell table:formula="of:=AVERAGE([.B84:.B103])" office:value-type="float" office:value="0.853655">
            <text:p>0.853655</text:p>
          </table:table-cell>
          <table:table-cell table:formula="of:=AVERAGE([.C84:.C103])" office:value-type="float" office:value="0.44121">
            <text:p>0.4412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">
            <text:p>0.91</text:p>
          </table:table-cell>
          <table:table-cell office:value-type="float" office:value="0.5573">
            <text:p>0.5573</text:p>
          </table:table-cell>
          <table:table-cell/>
          <table:table-cell table:formula="of:=AVERAGE([.A85:.A104])" office:value-type="float" office:value="5.15">
            <text:p>5.15</text:p>
          </table:table-cell>
          <table:table-cell table:formula="of:=AVERAGE([.B85:.B104])" office:value-type="float" office:value="0.85612">
            <text:p>0.85612</text:p>
          </table:table-cell>
          <table:table-cell table:formula="of:=AVERAGE([.C85:.C104])" office:value-type="float" office:value="0.444815">
            <text:p>0.44481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73">
            <text:p>0.8773</text:p>
          </table:table-cell>
          <table:table-cell office:value-type="float" office:value="0.4783">
            <text:p>0.4783</text:p>
          </table:table-cell>
          <table:table-cell/>
          <table:table-cell table:formula="of:=AVERAGE([.A86:.A105])" office:value-type="float" office:value="5.2">
            <text:p>5.2</text:p>
          </table:table-cell>
          <table:table-cell table:formula="of:=AVERAGE([.B86:.B105])" office:value-type="float" office:value="0.85412">
            <text:p>0.85412</text:p>
          </table:table-cell>
          <table:table-cell table:formula="of:=AVERAGE([.C86:.C105])" office:value-type="float" office:value="0.440305">
            <text:p>0.4403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27">
            <text:p>0.7527</text:p>
          </table:table-cell>
          <table:table-cell office:value-type="float" office:value="0.2814">
            <text:p>0.2814</text:p>
          </table:table-cell>
          <table:table-cell/>
          <table:table-cell table:formula="of:=AVERAGE([.A87:.A106])" office:value-type="float" office:value="5.25">
            <text:p>5.25</text:p>
          </table:table-cell>
          <table:table-cell table:formula="of:=AVERAGE([.B87:.B106])" office:value-type="float" office:value="0.854505">
            <text:p>0.854505</text:p>
          </table:table-cell>
          <table:table-cell table:formula="of:=AVERAGE([.C87:.C106])" office:value-type="float" office:value="0.440545">
            <text:p>0.4405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4">
            <text:p>0.754</text:p>
          </table:table-cell>
          <table:table-cell office:value-type="float" office:value="0.2752">
            <text:p>0.2752</text:p>
          </table:table-cell>
          <table:table-cell/>
          <table:table-cell table:formula="of:=AVERAGE([.A88:.A107])" office:value-type="float" office:value="5.3">
            <text:p>5.3</text:p>
          </table:table-cell>
          <table:table-cell table:formula="of:=AVERAGE([.B88:.B107])" office:value-type="float" office:value="0.85557">
            <text:p>0.85557</text:p>
          </table:table-cell>
          <table:table-cell table:formula="of:=AVERAGE([.C88:.C107])" office:value-type="float" office:value="0.44259">
            <text:p>0.4425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37">
            <text:p>0.8337</text:p>
          </table:table-cell>
          <table:table-cell office:value-type="float" office:value="0.3848">
            <text:p>0.3848</text:p>
          </table:table-cell>
          <table:table-cell/>
          <table:table-cell table:formula="of:=AVERAGE([.A89:.A108])" office:value-type="float" office:value="5.35">
            <text:p>5.35</text:p>
          </table:table-cell>
          <table:table-cell table:formula="of:=AVERAGE([.B89:.B108])" office:value-type="float" office:value="0.861135">
            <text:p>0.861135</text:p>
          </table:table-cell>
          <table:table-cell table:formula="of:=AVERAGE([.C89:.C108])" office:value-type="float" office:value="0.451165">
            <text:p>0.45116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4">
            <text:p>0.844</text:p>
          </table:table-cell>
          <table:table-cell office:value-type="float" office:value="0.4317">
            <text:p>0.4317</text:p>
          </table:table-cell>
          <table:table-cell/>
          <table:table-cell table:formula="of:=AVERAGE([.A90:.A109])" office:value-type="float" office:value="5.4">
            <text:p>5.4</text:p>
          </table:table-cell>
          <table:table-cell table:formula="of:=AVERAGE([.B90:.B109])" office:value-type="float" office:value="0.861985">
            <text:p>0.861985</text:p>
          </table:table-cell>
          <table:table-cell table:formula="of:=AVERAGE([.C90:.C109])" office:value-type="float" office:value="0.45351">
            <text:p>0.4535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17">
            <text:p>0.8917</text:p>
          </table:table-cell>
          <table:table-cell office:value-type="float" office:value="0.4986">
            <text:p>0.4986</text:p>
          </table:table-cell>
          <table:table-cell/>
          <table:table-cell table:formula="of:=AVERAGE([.A91:.A110])" office:value-type="float" office:value="5.45">
            <text:p>5.45</text:p>
          </table:table-cell>
          <table:table-cell table:formula="of:=AVERAGE([.B91:.B110])" office:value-type="float" office:value="0.86502">
            <text:p>0.86502</text:p>
          </table:table-cell>
          <table:table-cell table:formula="of:=AVERAGE([.C91:.C110])" office:value-type="float" office:value="0.45895">
            <text:p>0.4589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17">
            <text:p>0.8717</text:p>
          </table:table-cell>
          <table:table-cell office:value-type="float" office:value="0.4812">
            <text:p>0.4812</text:p>
          </table:table-cell>
          <table:table-cell/>
          <table:table-cell table:formula="of:=AVERAGE([.A92:.A111])" office:value-type="float" office:value="5.5">
            <text:p>5.5</text:p>
          </table:table-cell>
          <table:table-cell table:formula="of:=AVERAGE([.B92:.B111])" office:value-type="float" office:value="0.8635">
            <text:p>0.8635</text:p>
          </table:table-cell>
          <table:table-cell table:formula="of:=AVERAGE([.C92:.C111])" office:value-type="float" office:value="0.45666">
            <text:p>0.4566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33">
            <text:p>0.9033</text:p>
          </table:table-cell>
          <table:table-cell office:value-type="float" office:value="0.556">
            <text:p>0.556</text:p>
          </table:table-cell>
          <table:table-cell/>
          <table:table-cell table:formula="of:=AVERAGE([.A93:.A112])" office:value-type="float" office:value="5.55">
            <text:p>5.55</text:p>
          </table:table-cell>
          <table:table-cell table:formula="of:=AVERAGE([.B93:.B112])" office:value-type="float" office:value="0.8651">
            <text:p>0.8651</text:p>
          </table:table-cell>
          <table:table-cell table:formula="of:=AVERAGE([.C93:.C112])" office:value-type="float" office:value="0.45956">
            <text:p>0.4595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37">
            <text:p>0.8437</text:p>
          </table:table-cell>
          <table:table-cell office:value-type="float" office:value="0.4207">
            <text:p>0.4207</text:p>
          </table:table-cell>
          <table:table-cell/>
          <table:table-cell table:formula="of:=AVERAGE([.A94:.A113])" office:value-type="float" office:value="5.6">
            <text:p>5.6</text:p>
          </table:table-cell>
          <table:table-cell table:formula="of:=AVERAGE([.B94:.B113])" office:value-type="float" office:value="0.865685">
            <text:p>0.865685</text:p>
          </table:table-cell>
          <table:table-cell table:formula="of:=AVERAGE([.C94:.C113])" office:value-type="float" office:value="0.460715">
            <text:p>0.46071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9">
            <text:p>0.889</text:p>
          </table:table-cell>
          <table:table-cell office:value-type="float" office:value="0.5075">
            <text:p>0.5075</text:p>
          </table:table-cell>
          <table:table-cell/>
          <table:table-cell table:formula="of:=AVERAGE([.A95:.A114])" office:value-type="float" office:value="5.65">
            <text:p>5.65</text:p>
          </table:table-cell>
          <table:table-cell table:formula="of:=AVERAGE([.B95:.B114])" office:value-type="float" office:value="0.867815">
            <text:p>0.867815</text:p>
          </table:table-cell>
          <table:table-cell table:formula="of:=AVERAGE([.C95:.C114])" office:value-type="float" office:value="0.464185">
            <text:p>0.46418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5">
            <text:p>0.875</text:p>
          </table:table-cell>
          <table:table-cell office:value-type="float" office:value="0.4667">
            <text:p>0.4667</text:p>
          </table:table-cell>
          <table:table-cell/>
          <table:table-cell table:formula="of:=AVERAGE([.A96:.A115])" office:value-type="float" office:value="5.7">
            <text:p>5.7</text:p>
          </table:table-cell>
          <table:table-cell table:formula="of:=AVERAGE([.B96:.B115])" office:value-type="float" office:value="0.866065">
            <text:p>0.866065</text:p>
          </table:table-cell>
          <table:table-cell table:formula="of:=AVERAGE([.C96:.C115])" office:value-type="float" office:value="0.4612">
            <text:p>0.461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03">
            <text:p>0.8803</text:p>
          </table:table-cell>
          <table:table-cell office:value-type="float" office:value="0.4848">
            <text:p>0.4848</text:p>
          </table:table-cell>
          <table:table-cell/>
          <table:table-cell table:formula="of:=AVERAGE([.A97:.A116])" office:value-type="float" office:value="5.75">
            <text:p>5.75</text:p>
          </table:table-cell>
          <table:table-cell table:formula="of:=AVERAGE([.B97:.B116])" office:value-type="float" office:value="0.86653">
            <text:p>0.86653</text:p>
          </table:table-cell>
          <table:table-cell table:formula="of:=AVERAGE([.C97:.C116])" office:value-type="float" office:value="0.462445">
            <text:p>0.4624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627">
            <text:p>0.7627</text:p>
          </table:table-cell>
          <table:table-cell office:value-type="float" office:value="0.2897">
            <text:p>0.2897</text:p>
          </table:table-cell>
          <table:table-cell/>
          <table:table-cell table:formula="of:=AVERAGE([.A98:.A117])" office:value-type="float" office:value="5.8">
            <text:p>5.8</text:p>
          </table:table-cell>
          <table:table-cell table:formula="of:=AVERAGE([.B98:.B117])" office:value-type="float" office:value="0.867565">
            <text:p>0.867565</text:p>
          </table:table-cell>
          <table:table-cell table:formula="of:=AVERAGE([.C98:.C117])" office:value-type="float" office:value="0.46432">
            <text:p>0.4643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23">
            <text:p>0.8823</text:p>
          </table:table-cell>
          <table:table-cell office:value-type="float" office:value="0.4781">
            <text:p>0.4781</text:p>
          </table:table-cell>
          <table:table-cell/>
          <table:table-cell table:formula="of:=AVERAGE([.A99:.A118])" office:value-type="float" office:value="5.85">
            <text:p>5.85</text:p>
          </table:table-cell>
          <table:table-cell table:formula="of:=AVERAGE([.B99:.B118])" office:value-type="float" office:value="0.874965">
            <text:p>0.874965</text:p>
          </table:table-cell>
          <table:table-cell table:formula="of:=AVERAGE([.C99:.C118])" office:value-type="float" office:value="0.477755">
            <text:p>0.4777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57">
            <text:p>0.9057</text:p>
          </table:table-cell>
          <table:table-cell office:value-type="float" office:value="0.543">
            <text:p>0.543</text:p>
          </table:table-cell>
          <table:table-cell/>
          <table:table-cell table:formula="of:=AVERAGE([.A100:.A119])" office:value-type="float" office:value="5.9">
            <text:p>5.9</text:p>
          </table:table-cell>
          <table:table-cell table:formula="of:=AVERAGE([.B100:.B119])" office:value-type="float" office:value="0.875185">
            <text:p>0.875185</text:p>
          </table:table-cell>
          <table:table-cell table:formula="of:=AVERAGE([.C100:.C119])" office:value-type="float" office:value="0.478715">
            <text:p>0.47871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2">
            <text:p>0.852</text:p>
          </table:table-cell>
          <table:table-cell office:value-type="float" office:value="0.4294">
            <text:p>0.4294</text:p>
          </table:table-cell>
          <table:table-cell/>
          <table:table-cell table:formula="of:=AVERAGE([.A101:.A120])" office:value-type="float" office:value="5.95">
            <text:p>5.95</text:p>
          </table:table-cell>
          <table:table-cell table:formula="of:=AVERAGE([.B101:.B120])" office:value-type="float" office:value="0.873">
            <text:p>0.873</text:p>
          </table:table-cell>
          <table:table-cell table:formula="of:=AVERAGE([.C101:.C120])" office:value-type="float" office:value="0.474395">
            <text:p>0.47439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23">
            <text:p>0.8423</text:p>
          </table:table-cell>
          <table:table-cell office:value-type="float" office:value="0.3956">
            <text:p>0.3956</text:p>
          </table:table-cell>
          <table:table-cell/>
          <table:table-cell table:formula="of:=AVERAGE([.A102:.A121])" office:value-type="float" office:value="6">
            <text:p>6</text:p>
          </table:table-cell>
          <table:table-cell table:formula="of:=AVERAGE([.B102:.B121])" office:value-type="float" office:value="0.8711">
            <text:p>0.8711</text:p>
          </table:table-cell>
          <table:table-cell table:formula="of:=AVERAGE([.C102:.C121])" office:value-type="float" office:value="0.46975">
            <text:p>0.469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37">
            <text:p>0.8637</text:p>
          </table:table-cell>
          <table:table-cell office:value-type="float" office:value="0.4501">
            <text:p>0.4501</text:p>
          </table:table-cell>
          <table:table-cell/>
          <table:table-cell table:formula="of:=AVERAGE([.A103:.A122])" office:value-type="float" office:value="6.05">
            <text:p>6.05</text:p>
          </table:table-cell>
          <table:table-cell table:formula="of:=AVERAGE([.B103:.B122])" office:value-type="float" office:value="0.872735">
            <text:p>0.872735</text:p>
          </table:table-cell>
          <table:table-cell table:formula="of:=AVERAGE([.C103:.C122])" office:value-type="float" office:value="0.472965">
            <text:p>0.47296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73">
            <text:p>0.8873</text:p>
          </table:table-cell>
          <table:table-cell office:value-type="float" office:value="0.4862">
            <text:p>0.4862</text:p>
          </table:table-cell>
          <table:table-cell/>
          <table:table-cell table:formula="of:=AVERAGE([.A104:.A123])" office:value-type="float" office:value="6.1">
            <text:p>6.1</text:p>
          </table:table-cell>
          <table:table-cell table:formula="of:=AVERAGE([.B104:.B123])" office:value-type="float" office:value="0.8728">
            <text:p>0.8728</text:p>
          </table:table-cell>
          <table:table-cell table:formula="of:=AVERAGE([.C104:.C123])" office:value-type="float" office:value="0.472755">
            <text:p>0.4727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7">
            <text:p>0.87</text:p>
          </table:table-cell>
          <table:table-cell office:value-type="float" office:value="0.4671">
            <text:p>0.4671</text:p>
          </table:table-cell>
          <table:table-cell/>
          <table:table-cell table:formula="of:=AVERAGE([.A105:.A124])" office:value-type="float" office:value="6.15">
            <text:p>6.15</text:p>
          </table:table-cell>
          <table:table-cell table:formula="of:=AVERAGE([.B105:.B124])" office:value-type="float" office:value="0.870685">
            <text:p>0.870685</text:p>
          </table:table-cell>
          <table:table-cell table:formula="of:=AVERAGE([.C105:.C124])" office:value-type="float" office:value="0.46843">
            <text:p>0.4684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5">
            <text:p>0.885</text:p>
          </table:table-cell>
          <table:table-cell office:value-type="float" office:value="0.4831">
            <text:p>0.4831</text:p>
          </table:table-cell>
          <table:table-cell/>
          <table:table-cell table:formula="of:=AVERAGE([.A106:.A125])" office:value-type="float" office:value="6.2">
            <text:p>6.2</text:p>
          </table:table-cell>
          <table:table-cell table:formula="of:=AVERAGE([.B106:.B125])" office:value-type="float" office:value="0.87155">
            <text:p>0.87155</text:p>
          </table:table-cell>
          <table:table-cell table:formula="of:=AVERAGE([.C106:.C125])" office:value-type="float" office:value="0.47117">
            <text:p>0.4711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74">
            <text:p>0.774</text:p>
          </table:table-cell>
          <table:table-cell office:value-type="float" office:value="0.3223">
            <text:p>0.3223</text:p>
          </table:table-cell>
          <table:table-cell/>
          <table:table-cell table:formula="of:=AVERAGE([.A107:.A126])" office:value-type="float" office:value="6.25">
            <text:p>6.25</text:p>
          </table:table-cell>
          <table:table-cell table:formula="of:=AVERAGE([.B107:.B126])" office:value-type="float" office:value="0.867935">
            <text:p>0.867935</text:p>
          </table:table-cell>
          <table:table-cell table:formula="of:=AVERAGE([.C107:.C126])" office:value-type="float" office:value="0.4648">
            <text:p>0.464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53">
            <text:p>0.8653</text:p>
          </table:table-cell>
          <table:table-cell office:value-type="float" office:value="0.4467">
            <text:p>0.4467</text:p>
          </table:table-cell>
          <table:table-cell/>
          <table:table-cell table:formula="of:=AVERAGE([.A108:.A127])" office:value-type="float" office:value="6.3">
            <text:p>6.3</text:p>
          </table:table-cell>
          <table:table-cell table:formula="of:=AVERAGE([.B108:.B127])" office:value-type="float" office:value="0.8742">
            <text:p>0.8742</text:p>
          </table:table-cell>
          <table:table-cell table:formula="of:=AVERAGE([.C108:.C127])" office:value-type="float" office:value="0.475735">
            <text:p>0.4757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07">
            <text:p>0.8507</text:p>
          </table:table-cell>
          <table:table-cell office:value-type="float" office:value="0.4317">
            <text:p>0.4317</text:p>
          </table:table-cell>
          <table:table-cell/>
          <table:table-cell table:formula="of:=AVERAGE([.A109:.A128])" office:value-type="float" office:value="6.35">
            <text:p>6.35</text:p>
          </table:table-cell>
          <table:table-cell table:formula="of:=AVERAGE([.B109:.B128])" office:value-type="float" office:value="0.8752">
            <text:p>0.8752</text:p>
          </table:table-cell>
          <table:table-cell table:formula="of:=AVERAGE([.C109:.C128])" office:value-type="float" office:value="0.47745">
            <text:p>0.477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47">
            <text:p>0.9047</text:p>
          </table:table-cell>
          <table:table-cell office:value-type="float" office:value="0.5405">
            <text:p>0.5405</text:p>
          </table:table-cell>
          <table:table-cell/>
          <table:table-cell table:formula="of:=AVERAGE([.A110:.A129])" office:value-type="float" office:value="6.4">
            <text:p>6.4</text:p>
          </table:table-cell>
          <table:table-cell table:formula="of:=AVERAGE([.B110:.B129])" office:value-type="float" office:value="0.87703">
            <text:p>0.87703</text:p>
          </table:table-cell>
          <table:table-cell table:formula="of:=AVERAGE([.C110:.C129])" office:value-type="float" office:value="0.480115">
            <text:p>0.4801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13">
            <text:p>0.8613</text:p>
          </table:table-cell>
          <table:table-cell office:value-type="float" office:value="0.4528">
            <text:p>0.4528</text:p>
          </table:table-cell>
          <table:table-cell/>
          <table:table-cell table:formula="of:=AVERAGE([.A111:.A130])" office:value-type="float" office:value="6.45">
            <text:p>6.45</text:p>
          </table:table-cell>
          <table:table-cell table:formula="of:=AVERAGE([.B111:.B130])" office:value-type="float" office:value="0.87328">
            <text:p>0.87328</text:p>
          </table:table-cell>
          <table:table-cell table:formula="of:=AVERAGE([.C111:.C130])" office:value-type="float" office:value="0.473045">
            <text:p>0.4730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37">
            <text:p>0.9037</text:p>
          </table:table-cell>
          <table:table-cell office:value-type="float" office:value="0.5392">
            <text:p>0.5392</text:p>
          </table:table-cell>
          <table:table-cell/>
          <table:table-cell table:formula="of:=AVERAGE([.A112:.A131])" office:value-type="float" office:value="6.5">
            <text:p>6.5</text:p>
          </table:table-cell>
          <table:table-cell table:formula="of:=AVERAGE([.B112:.B131])" office:value-type="float" office:value="0.87503">
            <text:p>0.87503</text:p>
          </table:table-cell>
          <table:table-cell table:formula="of:=AVERAGE([.C112:.C131])" office:value-type="float" office:value="0.476805">
            <text:p>0.4768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5">
            <text:p>0.915</text:p>
          </table:table-cell>
          <table:table-cell office:value-type="float" office:value="0.5791">
            <text:p>0.5791</text:p>
          </table:table-cell>
          <table:table-cell/>
          <table:table-cell table:formula="of:=AVERAGE([.A113:.A132])" office:value-type="float" office:value="6.55">
            <text:p>6.55</text:p>
          </table:table-cell>
          <table:table-cell table:formula="of:=AVERAGE([.B113:.B132])" office:value-type="float" office:value="0.87508">
            <text:p>0.87508</text:p>
          </table:table-cell>
          <table:table-cell table:formula="of:=AVERAGE([.C113:.C132])" office:value-type="float" office:value="0.477375">
            <text:p>0.4773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63">
            <text:p>0.8863</text:p>
          </table:table-cell>
          <table:table-cell office:value-type="float" office:value="0.4901">
            <text:p>0.4901</text:p>
          </table:table-cell>
          <table:table-cell/>
          <table:table-cell table:formula="of:=AVERAGE([.A114:.A133])" office:value-type="float" office:value="6.6">
            <text:p>6.6</text:p>
          </table:table-cell>
          <table:table-cell table:formula="of:=AVERAGE([.B114:.B133])" office:value-type="float" office:value="0.87478">
            <text:p>0.87478</text:p>
          </table:table-cell>
          <table:table-cell table:formula="of:=AVERAGE([.C114:.C133])" office:value-type="float" office:value="0.47707">
            <text:p>0.4770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4">
            <text:p>0.854</text:p>
          </table:table-cell>
          <table:table-cell office:value-type="float" office:value="0.4478">
            <text:p>0.4478</text:p>
          </table:table-cell>
          <table:table-cell/>
          <table:table-cell table:formula="of:=AVERAGE([.A115:.A134])" office:value-type="float" office:value="6.65">
            <text:p>6.65</text:p>
          </table:table-cell>
          <table:table-cell table:formula="of:=AVERAGE([.B115:.B134])" office:value-type="float" office:value="0.8737">
            <text:p>0.8737</text:p>
          </table:table-cell>
          <table:table-cell table:formula="of:=AVERAGE([.C115:.C134])" office:value-type="float" office:value="0.4746">
            <text:p>0.474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43">
            <text:p>0.8843</text:p>
          </table:table-cell>
          <table:table-cell office:value-type="float" office:value="0.4916">
            <text:p>0.4916</text:p>
          </table:table-cell>
          <table:table-cell/>
          <table:table-cell table:formula="of:=AVERAGE([.A116:.A135])" office:value-type="float" office:value="6.7">
            <text:p>6.7</text:p>
          </table:table-cell>
          <table:table-cell table:formula="of:=AVERAGE([.B116:.B135])" office:value-type="float" office:value="0.875885">
            <text:p>0.875885</text:p>
          </table:table-cell>
          <table:table-cell table:formula="of:=AVERAGE([.C116:.C135])" office:value-type="float" office:value="0.47825">
            <text:p>0.478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1">
            <text:p>0.901</text:p>
          </table:table-cell>
          <table:table-cell office:value-type="float" office:value="0.5223">
            <text:p>0.5223</text:p>
          </table:table-cell>
          <table:table-cell/>
          <table:table-cell table:formula="of:=AVERAGE([.A117:.A136])" office:value-type="float" office:value="6.75">
            <text:p>6.75</text:p>
          </table:table-cell>
          <table:table-cell table:formula="of:=AVERAGE([.B117:.B136])" office:value-type="float" office:value="0.87337">
            <text:p>0.87337</text:p>
          </table:table-cell>
          <table:table-cell table:formula="of:=AVERAGE([.C117:.C136])" office:value-type="float" office:value="0.472945">
            <text:p>0.4729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07">
            <text:p>0.9107</text:p>
          </table:table-cell>
          <table:table-cell office:value-type="float" office:value="0.5584">
            <text:p>0.5584</text:p>
          </table:table-cell>
          <table:table-cell/>
          <table:table-cell table:formula="of:=AVERAGE([.A118:.A137])" office:value-type="float" office:value="6.8">
            <text:p>6.8</text:p>
          </table:table-cell>
          <table:table-cell table:formula="of:=AVERAGE([.B118:.B137])" office:value-type="float" office:value="0.873185">
            <text:p>0.873185</text:p>
          </table:table-cell>
          <table:table-cell table:formula="of:=AVERAGE([.C118:.C137])" office:value-type="float" office:value="0.472805">
            <text:p>0.4728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67">
            <text:p>0.8867</text:p>
          </table:table-cell>
          <table:table-cell office:value-type="float" office:value="0.4973">
            <text:p>0.4973</text:p>
          </table:table-cell>
          <table:table-cell/>
          <table:table-cell table:formula="of:=AVERAGE([.A119:.A138])" office:value-type="float" office:value="6.85">
            <text:p>6.85</text:p>
          </table:table-cell>
          <table:table-cell table:formula="of:=AVERAGE([.B119:.B138])" office:value-type="float" office:value="0.873115">
            <text:p>0.873115</text:p>
          </table:table-cell>
          <table:table-cell table:formula="of:=AVERAGE([.C119:.C138])" office:value-type="float" office:value="0.472325">
            <text:p>0.4723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2">
            <text:p>0.862</text:p>
          </table:table-cell>
          <table:table-cell office:value-type="float" office:value="0.4566">
            <text:p>0.4566</text:p>
          </table:table-cell>
          <table:table-cell/>
          <table:table-cell table:formula="of:=AVERAGE([.A120:.A139])" office:value-type="float" office:value="6.9">
            <text:p>6.9</text:p>
          </table:table-cell>
          <table:table-cell table:formula="of:=AVERAGE([.B120:.B139])" office:value-type="float" office:value="0.872615">
            <text:p>0.872615</text:p>
          </table:table-cell>
          <table:table-cell table:formula="of:=AVERAGE([.C120:.C139])" office:value-type="float" office:value="0.47018">
            <text:p>0.4701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14">
            <text:p>0.814</text:p>
          </table:table-cell>
          <table:table-cell office:value-type="float" office:value="0.3365">
            <text:p>0.3365</text:p>
          </table:table-cell>
          <table:table-cell/>
          <table:table-cell table:formula="of:=AVERAGE([.A121:.A140])" office:value-type="float" office:value="6.95">
            <text:p>6.95</text:p>
          </table:table-cell>
          <table:table-cell table:formula="of:=AVERAGE([.B121:.B140])" office:value-type="float" office:value="0.8728">
            <text:p>0.8728</text:p>
          </table:table-cell>
          <table:table-cell table:formula="of:=AVERAGE([.C121:.C140])" office:value-type="float" office:value="0.47034">
            <text:p>0.4703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5">
            <text:p>0.875</text:p>
          </table:table-cell>
          <table:table-cell office:value-type="float" office:value="0.4599">
            <text:p>0.4599</text:p>
          </table:table-cell>
          <table:table-cell/>
          <table:table-cell table:formula="of:=AVERAGE([.A122:.A141])" office:value-type="float" office:value="7">
            <text:p>7</text:p>
          </table:table-cell>
          <table:table-cell table:formula="of:=AVERAGE([.B122:.B141])" office:value-type="float" office:value="0.8773">
            <text:p>0.8773</text:p>
          </table:table-cell>
          <table:table-cell table:formula="of:=AVERAGE([.C122:.C141])" office:value-type="float" office:value="0.479705">
            <text:p>0.4797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5">
            <text:p>0.865</text:p>
          </table:table-cell>
          <table:table-cell office:value-type="float" office:value="0.4459">
            <text:p>0.4459</text:p>
          </table:table-cell>
          <table:table-cell/>
          <table:table-cell table:formula="of:=AVERAGE([.A123:.A142])" office:value-type="float" office:value="7.05">
            <text:p>7.05</text:p>
          </table:table-cell>
          <table:table-cell table:formula="of:=AVERAGE([.B123:.B142])" office:value-type="float" office:value="0.877985">
            <text:p>0.877985</text:p>
          </table:table-cell>
          <table:table-cell table:formula="of:=AVERAGE([.C123:.C142])" office:value-type="float" office:value="0.48055">
            <text:p>0.480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office:value-type="float" office:value="0.3997">
            <text:p>0.3997</text:p>
          </table:table-cell>
          <table:table-cell/>
          <table:table-cell table:formula="of:=AVERAGE([.A124:.A143])" office:value-type="float" office:value="7.1">
            <text:p>7.1</text:p>
          </table:table-cell>
          <table:table-cell table:formula="of:=AVERAGE([.B124:.B143])" office:value-type="float" office:value="0.87807">
            <text:p>0.87807</text:p>
          </table:table-cell>
          <table:table-cell table:formula="of:=AVERAGE([.C124:.C143])" office:value-type="float" office:value="0.481025">
            <text:p>0.48102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73">
            <text:p>0.8873</text:p>
          </table:table-cell>
          <table:table-cell office:value-type="float" office:value="0.5219">
            <text:p>0.5219</text:p>
          </table:table-cell>
          <table:table-cell/>
          <table:table-cell table:formula="of:=AVERAGE([.A125:.A144])" office:value-type="float" office:value="7.15">
            <text:p>7.15</text:p>
          </table:table-cell>
          <table:table-cell table:formula="of:=AVERAGE([.B125:.B144])" office:value-type="float" office:value="0.880185">
            <text:p>0.880185</text:p>
          </table:table-cell>
          <table:table-cell table:formula="of:=AVERAGE([.C125:.C144])" office:value-type="float" office:value="0.48553">
            <text:p>0.4855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127">
            <text:p>0.8127</text:p>
          </table:table-cell>
          <table:table-cell office:value-type="float" office:value="0.3557">
            <text:p>0.3557</text:p>
          </table:table-cell>
          <table:table-cell/>
          <table:table-cell table:formula="of:=AVERAGE([.A126:.A145])" office:value-type="float" office:value="7.2">
            <text:p>7.2</text:p>
          </table:table-cell>
          <table:table-cell table:formula="of:=AVERAGE([.B126:.B145])" office:value-type="float" office:value="0.881255">
            <text:p>0.881255</text:p>
          </table:table-cell>
          <table:table-cell table:formula="of:=AVERAGE([.C126:.C145])" office:value-type="float" office:value="0.48739">
            <text:p>0.4873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3">
            <text:p>0.8993</text:p>
          </table:table-cell>
          <table:table-cell office:value-type="float" office:value="0.541">
            <text:p>0.541</text:p>
          </table:table-cell>
          <table:table-cell/>
          <table:table-cell table:formula="of:=AVERAGE([.A127:.A146])" office:value-type="float" office:value="7.25">
            <text:p>7.25</text:p>
          </table:table-cell>
          <table:table-cell table:formula="of:=AVERAGE([.B127:.B146])" office:value-type="float" office:value="0.885735">
            <text:p>0.885735</text:p>
          </table:table-cell>
          <table:table-cell table:formula="of:=AVERAGE([.C127:.C146])" office:value-type="float" office:value="0.49571">
            <text:p>0.4957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53">
            <text:p>0.8853</text:p>
          </table:table-cell>
          <table:table-cell office:value-type="float" office:value="0.481">
            <text:p>0.481</text:p>
          </table:table-cell>
          <table:table-cell/>
          <table:table-cell table:formula="of:=AVERAGE([.A128:.A147])" office:value-type="float" office:value="7.3">
            <text:p>7.3</text:p>
          </table:table-cell>
          <table:table-cell table:formula="of:=AVERAGE([.B128:.B147])" office:value-type="float" office:value="0.886005">
            <text:p>0.886005</text:p>
          </table:table-cell>
          <table:table-cell table:formula="of:=AVERAGE([.C128:.C147])" office:value-type="float" office:value="0.49512">
            <text:p>0.4951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73">
            <text:p>0.8873</text:p>
          </table:table-cell>
          <table:table-cell office:value-type="float" office:value="0.485">
            <text:p>0.485</text:p>
          </table:table-cell>
          <table:table-cell/>
          <table:table-cell table:formula="of:=AVERAGE([.A129:.A148])" office:value-type="float" office:value="7.35">
            <text:p>7.35</text:p>
          </table:table-cell>
          <table:table-cell table:formula="of:=AVERAGE([.B129:.B148])" office:value-type="float" office:value="0.886605">
            <text:p>0.886605</text:p>
          </table:table-cell>
          <table:table-cell table:formula="of:=AVERAGE([.C129:.C148])" office:value-type="float" office:value="0.496205">
            <text:p>0.4962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97">
            <text:p>0.8297</text:p>
          </table:table-cell>
          <table:table-cell office:value-type="float" office:value="0.3991">
            <text:p>0.3991</text:p>
          </table:table-cell>
          <table:table-cell/>
          <table:table-cell table:formula="of:=AVERAGE([.A130:.A149])" office:value-type="float" office:value="7.4">
            <text:p>7.4</text:p>
          </table:table-cell>
          <table:table-cell table:formula="of:=AVERAGE([.B130:.B149])" office:value-type="float" office:value="0.886755">
            <text:p>0.886755</text:p>
          </table:table-cell>
          <table:table-cell table:formula="of:=AVERAGE([.C130:.C149])" office:value-type="float" office:value="0.496225">
            <text:p>0.49622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3">
            <text:p>0.8963</text:p>
          </table:table-cell>
          <table:table-cell office:value-type="float" office:value="0.528">
            <text:p>0.528</text:p>
          </table:table-cell>
          <table:table-cell/>
          <table:table-cell table:formula="of:=AVERAGE([.A131:.A150])" office:value-type="float" office:value="7.45">
            <text:p>7.45</text:p>
          </table:table-cell>
          <table:table-cell table:formula="of:=AVERAGE([.B131:.B150])" office:value-type="float" office:value="0.89042">
            <text:p>0.89042</text:p>
          </table:table-cell>
          <table:table-cell table:formula="of:=AVERAGE([.C131:.C150])" office:value-type="float" office:value="0.502545">
            <text:p>0.5025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47">
            <text:p>0.9047</text:p>
          </table:table-cell>
          <table:table-cell office:value-type="float" office:value="0.5506">
            <text:p>0.5506</text:p>
          </table:table-cell>
          <table:table-cell/>
          <table:table-cell table:formula="of:=AVERAGE([.A132:.A151])" office:value-type="float" office:value="7.5">
            <text:p>7.5</text:p>
          </table:table-cell>
          <table:table-cell table:formula="of:=AVERAGE([.B132:.B151])" office:value-type="float" office:value="0.887305">
            <text:p>0.887305</text:p>
          </table:table-cell>
          <table:table-cell table:formula="of:=AVERAGE([.C132:.C151])" office:value-type="float" office:value="0.49567">
            <text:p>0.4956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9">
            <text:p>0.909</text:p>
          </table:table-cell>
          <table:table-cell office:value-type="float" office:value="0.573">
            <text:p>0.573</text:p>
          </table:table-cell>
          <table:table-cell/>
          <table:table-cell table:formula="of:=AVERAGE([.A133:.A152])" office:value-type="float" office:value="7.55">
            <text:p>7.55</text:p>
          </table:table-cell>
          <table:table-cell table:formula="of:=AVERAGE([.B133:.B152])" office:value-type="float" office:value="0.88737">
            <text:p>0.88737</text:p>
          </table:table-cell>
          <table:table-cell table:formula="of:=AVERAGE([.C133:.C152])" office:value-type="float" office:value="0.4952">
            <text:p>0.495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47">
            <text:p>0.8647</text:p>
          </table:table-cell>
          <table:table-cell office:value-type="float" office:value="0.4407">
            <text:p>0.4407</text:p>
          </table:table-cell>
          <table:table-cell/>
          <table:table-cell table:formula="of:=AVERAGE([.A134:.A153])" office:value-type="float" office:value="7.6">
            <text:p>7.6</text:p>
          </table:table-cell>
          <table:table-cell table:formula="of:=AVERAGE([.B134:.B153])" office:value-type="float" office:value="0.885155">
            <text:p>0.885155</text:p>
          </table:table-cell>
          <table:table-cell table:formula="of:=AVERAGE([.C134:.C153])" office:value-type="float" office:value="0.490455">
            <text:p>0.4904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7">
            <text:p>0.8977</text:p>
          </table:table-cell>
          <table:table-cell office:value-type="float" office:value="0.5208">
            <text:p>0.5208</text:p>
          </table:table-cell>
          <table:table-cell/>
          <table:table-cell table:formula="of:=AVERAGE([.A135:.A154])" office:value-type="float" office:value="7.65">
            <text:p>7.65</text:p>
          </table:table-cell>
          <table:table-cell table:formula="of:=AVERAGE([.B135:.B154])" office:value-type="float" office:value="0.88732">
            <text:p>0.88732</text:p>
          </table:table-cell>
          <table:table-cell table:formula="of:=AVERAGE([.C135:.C154])" office:value-type="float" office:value="0.49537">
            <text:p>0.4953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34">
            <text:p>0.834</text:p>
          </table:table-cell>
          <table:table-cell office:value-type="float" office:value="0.3855">
            <text:p>0.3855</text:p>
          </table:table-cell>
          <table:table-cell/>
          <table:table-cell table:formula="of:=AVERAGE([.A136:.A155])" office:value-type="float" office:value="7.7">
            <text:p>7.7</text:p>
          </table:table-cell>
          <table:table-cell table:formula="of:=AVERAGE([.B136:.B155])" office:value-type="float" office:value="0.886785">
            <text:p>0.886785</text:p>
          </table:table-cell>
          <table:table-cell table:formula="of:=AVERAGE([.C136:.C155])" office:value-type="float" office:value="0.494165">
            <text:p>0.4941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3">
            <text:p>0.8973</text:p>
          </table:table-cell>
          <table:table-cell office:value-type="float" office:value="0.5195">
            <text:p>0.5195</text:p>
          </table:table-cell>
          <table:table-cell/>
          <table:table-cell table:formula="of:=AVERAGE([.A137:.A156])" office:value-type="float" office:value="7.75">
            <text:p>7.75</text:p>
          </table:table-cell>
          <table:table-cell table:formula="of:=AVERAGE([.B137:.B156])" office:value-type="float" office:value="0.88737">
            <text:p>0.88737</text:p>
          </table:table-cell>
          <table:table-cell table:formula="of:=AVERAGE([.C137:.C156])" office:value-type="float" office:value="0.495035">
            <text:p>0.49503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93">
            <text:p>0.9093</text:p>
          </table:table-cell>
          <table:table-cell office:value-type="float" office:value="0.5488">
            <text:p>0.5488</text:p>
          </table:table-cell>
          <table:table-cell/>
          <table:table-cell table:formula="of:=AVERAGE([.A138:.A157])" office:value-type="float" office:value="7.8">
            <text:p>7.8</text:p>
          </table:table-cell>
          <table:table-cell table:formula="of:=AVERAGE([.B138:.B157])" office:value-type="float" office:value="0.88769">
            <text:p>0.88769</text:p>
          </table:table-cell>
          <table:table-cell table:formula="of:=AVERAGE([.C138:.C157])" office:value-type="float" office:value="0.495245">
            <text:p>0.4952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67">
            <text:p>0.8767</text:p>
          </table:table-cell>
          <table:table-cell office:value-type="float" office:value="0.4544">
            <text:p>0.4544</text:p>
          </table:table-cell>
          <table:table-cell/>
          <table:table-cell table:formula="of:=AVERAGE([.A139:.A158])" office:value-type="float" office:value="7.85">
            <text:p>7.85</text:p>
          </table:table-cell>
          <table:table-cell table:formula="of:=AVERAGE([.B139:.B158])" office:value-type="float" office:value="0.88791">
            <text:p>0.88791</text:p>
          </table:table-cell>
          <table:table-cell table:formula="of:=AVERAGE([.C139:.C158])" office:value-type="float" office:value="0.49582">
            <text:p>0.4958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57">
            <text:p>0.8657</text:p>
          </table:table-cell>
          <table:table-cell office:value-type="float" office:value="0.4598">
            <text:p>0.4598</text:p>
          </table:table-cell>
          <table:table-cell/>
          <table:table-cell table:formula="of:=AVERAGE([.A140:.A159])" office:value-type="float" office:value="7.9">
            <text:p>7.9</text:p>
          </table:table-cell>
          <table:table-cell table:formula="of:=AVERAGE([.B140:.B159])" office:value-type="float" office:value="0.88909">
            <text:p>0.88909</text:p>
          </table:table-cell>
          <table:table-cell table:formula="of:=AVERAGE([.C140:.C159])" office:value-type="float" office:value="0.498995">
            <text:p>0.49899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4">
            <text:p>0.904</text:p>
          </table:table-cell>
          <table:table-cell office:value-type="float" office:value="0.5238">
            <text:p>0.5238</text:p>
          </table:table-cell>
          <table:table-cell/>
          <table:table-cell table:formula="of:=AVERAGE([.A141:.A160])" office:value-type="float" office:value="7.95">
            <text:p>7.95</text:p>
          </table:table-cell>
          <table:table-cell table:formula="of:=AVERAGE([.B141:.B160])" office:value-type="float" office:value="0.89134">
            <text:p>0.89134</text:p>
          </table:table-cell>
          <table:table-cell table:formula="of:=AVERAGE([.C141:.C160])" office:value-type="float" office:value="0.50343">
            <text:p>0.5034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87">
            <text:p>0.8887</text:p>
          </table:table-cell>
          <table:table-cell office:value-type="float" office:value="0.4768">
            <text:p>0.4768</text:p>
          </table:table-cell>
          <table:table-cell/>
          <table:table-cell table:formula="of:=AVERAGE([.A142:.A161])" office:value-type="float" office:value="8">
            <text:p>8</text:p>
          </table:table-cell>
          <table:table-cell table:formula="of:=AVERAGE([.B142:.B161])" office:value-type="float" office:value="0.89109">
            <text:p>0.89109</text:p>
          </table:table-cell>
          <table:table-cell table:formula="of:=AVERAGE([.C142:.C161])" office:value-type="float" office:value="0.502605">
            <text:p>0.50260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67">
            <text:p>0.8667</text:p>
          </table:table-cell>
          <table:table-cell office:value-type="float" office:value="0.4554">
            <text:p>0.4554</text:p>
          </table:table-cell>
          <table:table-cell/>
          <table:table-cell table:formula="of:=AVERAGE([.A143:.A162])" office:value-type="float" office:value="8.05">
            <text:p>8.05</text:p>
          </table:table-cell>
          <table:table-cell table:formula="of:=AVERAGE([.B143:.B162])" office:value-type="float" office:value="0.885455">
            <text:p>0.885455</text:p>
          </table:table-cell>
          <table:table-cell table:formula="of:=AVERAGE([.C143:.C162])" office:value-type="float" office:value="0.494565">
            <text:p>0.49456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73">
            <text:p>0.8873</text:p>
          </table:table-cell>
          <table:table-cell office:value-type="float" office:value="0.4898">
            <text:p>0.4898</text:p>
          </table:table-cell>
          <table:table-cell/>
          <table:table-cell table:formula="of:=AVERAGE([.A144:.A163])" office:value-type="float" office:value="8.1">
            <text:p>8.1</text:p>
          </table:table-cell>
          <table:table-cell table:formula="of:=AVERAGE([.B144:.B163])" office:value-type="float" office:value="0.88687">
            <text:p>0.88687</text:p>
          </table:table-cell>
          <table:table-cell table:formula="of:=AVERAGE([.C144:.C163])" office:value-type="float" office:value="0.496935">
            <text:p>0.4969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87">
            <text:p>0.9087</text:p>
          </table:table-cell>
          <table:table-cell office:value-type="float" office:value="0.5591">
            <text:p>0.5591</text:p>
          </table:table-cell>
          <table:table-cell/>
          <table:table-cell table:formula="of:=AVERAGE([.A145:.A164])" office:value-type="float" office:value="8.15">
            <text:p>8.15</text:p>
          </table:table-cell>
          <table:table-cell table:formula="of:=AVERAGE([.B145:.B164])" office:value-type="float" office:value="0.88722">
            <text:p>0.88722</text:p>
          </table:table-cell>
          <table:table-cell table:formula="of:=AVERAGE([.C145:.C164])" office:value-type="float" office:value="0.497585">
            <text:p>0.49758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23">
            <text:p>0.9023</text:p>
          </table:table-cell>
          <table:table-cell office:value-type="float" office:value="0.5221">
            <text:p>0.5221</text:p>
          </table:table-cell>
          <table:table-cell/>
          <table:table-cell table:formula="of:=AVERAGE([.A146:.A165])" office:value-type="float" office:value="8.2">
            <text:p>8.2</text:p>
          </table:table-cell>
          <table:table-cell table:formula="of:=AVERAGE([.B146:.B165])" office:value-type="float" office:value="0.88737">
            <text:p>0.88737</text:p>
          </table:table-cell>
          <table:table-cell table:formula="of:=AVERAGE([.C146:.C165])" office:value-type="float" office:value="0.497335">
            <text:p>0.4973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47">
            <text:p>0.9047</text:p>
          </table:table-cell>
          <table:table-cell office:value-type="float" office:value="0.5292">
            <text:p>0.5292</text:p>
          </table:table-cell>
          <table:table-cell/>
          <table:table-cell table:formula="of:=AVERAGE([.A147:.A166])" office:value-type="float" office:value="8.25">
            <text:p>8.25</text:p>
          </table:table-cell>
          <table:table-cell table:formula="of:=AVERAGE([.B147:.B166])" office:value-type="float" office:value="0.886955">
            <text:p>0.886955</text:p>
          </table:table-cell>
          <table:table-cell table:formula="of:=AVERAGE([.C147:.C166])" office:value-type="float" office:value="0.496735">
            <text:p>0.4967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73">
            <text:p>0.8973</text:p>
          </table:table-cell>
          <table:table-cell office:value-type="float" office:value="0.5027">
            <text:p>0.5027</text:p>
          </table:table-cell>
          <table:table-cell/>
          <table:table-cell table:formula="of:=AVERAGE([.A148:.A167])" office:value-type="float" office:value="8.3">
            <text:p>8.3</text:p>
          </table:table-cell>
          <table:table-cell table:formula="of:=AVERAGE([.B148:.B167])" office:value-type="float" office:value="0.88702">
            <text:p>0.88702</text:p>
          </table:table-cell>
          <table:table-cell table:formula="of:=AVERAGE([.C148:.C167])" office:value-type="float" office:value="0.49736">
            <text:p>0.4973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03">
            <text:p>0.8903</text:p>
          </table:table-cell>
          <table:table-cell office:value-type="float" office:value="0.4854">
            <text:p>0.4854</text:p>
          </table:table-cell>
          <table:table-cell/>
          <table:table-cell table:formula="of:=AVERAGE([.A149:.A168])" office:value-type="float" office:value="8.35">
            <text:p>8.35</text:p>
          </table:table-cell>
          <table:table-cell table:formula="of:=AVERAGE([.B149:.B168])" office:value-type="float" office:value="0.886955">
            <text:p>0.886955</text:p>
          </table:table-cell>
          <table:table-cell table:formula="of:=AVERAGE([.C149:.C168])" office:value-type="float" office:value="0.49725">
            <text:p>0.4972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3">
            <text:p>0.903</text:p>
          </table:table-cell>
          <table:table-cell office:value-type="float" office:value="0.5255">
            <text:p>0.5255</text:p>
          </table:table-cell>
          <table:table-cell/>
          <table:table-cell table:formula="of:=AVERAGE([.A150:.A169])" office:value-type="float" office:value="8.4">
            <text:p>8.4</text:p>
          </table:table-cell>
          <table:table-cell table:formula="of:=AVERAGE([.B150:.B169])" office:value-type="float" office:value="0.887055">
            <text:p>0.887055</text:p>
          </table:table-cell>
          <table:table-cell table:formula="of:=AVERAGE([.C150:.C169])" office:value-type="float" office:value="0.49739">
            <text:p>0.4973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4">
            <text:p>0.834</text:p>
          </table:table-cell>
          <table:table-cell office:value-type="float" office:value="0.3905">
            <text:p>0.3905</text:p>
          </table:table-cell>
          <table:table-cell/>
          <table:table-cell table:formula="of:=AVERAGE([.A151:.A170])" office:value-type="float" office:value="8.45">
            <text:p>8.45</text:p>
          </table:table-cell>
          <table:table-cell table:formula="of:=AVERAGE([.B151:.B170])" office:value-type="float" office:value="0.88684">
            <text:p>0.88684</text:p>
          </table:table-cell>
          <table:table-cell table:formula="of:=AVERAGE([.C151:.C170])" office:value-type="float" office:value="0.496765">
            <text:p>0.49676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6">
            <text:p>0.906</text:p>
          </table:table-cell>
          <table:table-cell office:value-type="float" office:value="0.5412">
            <text:p>0.5412</text:p>
          </table:table-cell>
          <table:table-cell/>
          <table:table-cell table:formula="of:=AVERAGE([.A152:.A171])" office:value-type="float" office:value="8.5">
            <text:p>8.5</text:p>
          </table:table-cell>
          <table:table-cell table:formula="of:=AVERAGE([.B152:.B171])" office:value-type="float" office:value="0.890155">
            <text:p>0.890155</text:p>
          </table:table-cell>
          <table:table-cell table:formula="of:=AVERAGE([.C152:.C171])" office:value-type="float" office:value="0.503185">
            <text:p>0.50318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47">
            <text:p>0.8647</text:p>
          </table:table-cell>
          <table:table-cell office:value-type="float" office:value="0.4781">
            <text:p>0.4781</text:p>
          </table:table-cell>
          <table:table-cell/>
          <table:table-cell table:formula="of:=AVERAGE([.A153:.A172])" office:value-type="float" office:value="8.55">
            <text:p>8.55</text:p>
          </table:table-cell>
          <table:table-cell table:formula="of:=AVERAGE([.B153:.B172])" office:value-type="float" office:value="0.88959">
            <text:p>0.88959</text:p>
          </table:table-cell>
          <table:table-cell table:formula="of:=AVERAGE([.C153:.C172])" office:value-type="float" office:value="0.502595">
            <text:p>0.50259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8">
            <text:p>0.908</text:p>
          </table:table-cell>
          <table:table-cell office:value-type="float" office:value="0.539">
            <text:p>0.539</text:p>
          </table:table-cell>
          <table:table-cell/>
          <table:table-cell table:formula="of:=AVERAGE([.A154:.A173])" office:value-type="float" office:value="8.6">
            <text:p>8.6</text:p>
          </table:table-cell>
          <table:table-cell table:formula="of:=AVERAGE([.B154:.B173])" office:value-type="float" office:value="0.89212">
            <text:p>0.89212</text:p>
          </table:table-cell>
          <table:table-cell table:formula="of:=AVERAGE([.C154:.C173])" office:value-type="float" office:value="0.507335">
            <text:p>0.5073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7">
            <text:p>0.887</text:p>
          </table:table-cell>
          <table:table-cell office:value-type="float" office:value="0.4967">
            <text:p>0.4967</text:p>
          </table:table-cell>
          <table:table-cell/>
          <table:table-cell table:formula="of:=AVERAGE([.A155:.A174])" office:value-type="float" office:value="8.65">
            <text:p>8.65</text:p>
          </table:table-cell>
          <table:table-cell table:formula="of:=AVERAGE([.B155:.B174])" office:value-type="float" office:value="0.89157">
            <text:p>0.89157</text:p>
          </table:table-cell>
          <table:table-cell table:formula="of:=AVERAGE([.C155:.C174])" office:value-type="float" office:value="0.505935">
            <text:p>0.5059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57">
            <text:p>0.8457</text:p>
          </table:table-cell>
          <table:table-cell office:value-type="float" office:value="0.4029">
            <text:p>0.4029</text:p>
          </table:table-cell>
          <table:table-cell/>
          <table:table-cell table:formula="of:=AVERAGE([.A156:.A175])" office:value-type="float" office:value="8.7">
            <text:p>8.7</text:p>
          </table:table-cell>
          <table:table-cell table:formula="of:=AVERAGE([.B156:.B175])" office:value-type="float" office:value="0.89237">
            <text:p>0.89237</text:p>
          </table:table-cell>
          <table:table-cell table:formula="of:=AVERAGE([.C156:.C175])" office:value-type="float" office:value="0.50758">
            <text:p>0.5075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37">
            <text:p>0.9037</text:p>
          </table:table-cell>
          <table:table-cell office:value-type="float" office:value="0.5237">
            <text:p>0.5237</text:p>
          </table:table-cell>
          <table:table-cell/>
          <table:table-cell table:formula="of:=AVERAGE([.A157:.A176])" office:value-type="float" office:value="8.75">
            <text:p>8.75</text:p>
          </table:table-cell>
          <table:table-cell table:formula="of:=AVERAGE([.B157:.B176])" office:value-type="float" office:value="0.894735">
            <text:p>0.894735</text:p>
          </table:table-cell>
          <table:table-cell table:formula="of:=AVERAGE([.C157:.C176])" office:value-type="float" office:value="0.512255">
            <text:p>0.5122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37">
            <text:p>0.9137</text:p>
          </table:table-cell>
          <table:table-cell office:value-type="float" office:value="0.5603">
            <text:p>0.5603</text:p>
          </table:table-cell>
          <table:table-cell/>
          <table:table-cell table:formula="of:=AVERAGE([.A158:.A177])" office:value-type="float" office:value="8.8">
            <text:p>8.8</text:p>
          </table:table-cell>
          <table:table-cell table:formula="of:=AVERAGE([.B158:.B177])" office:value-type="float" office:value="0.894415">
            <text:p>0.894415</text:p>
          </table:table-cell>
          <table:table-cell table:formula="of:=AVERAGE([.C158:.C177])" office:value-type="float" office:value="0.511685">
            <text:p>0.51168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03">
            <text:p>0.9003</text:p>
          </table:table-cell>
          <table:table-cell office:value-type="float" office:value="0.5179">
            <text:p>0.5179</text:p>
          </table:table-cell>
          <table:table-cell/>
          <table:table-cell table:formula="of:=AVERAGE([.A159:.A178])" office:value-type="float" office:value="8.85">
            <text:p>8.85</text:p>
          </table:table-cell>
          <table:table-cell table:formula="of:=AVERAGE([.B159:.B178])" office:value-type="float" office:value="0.892265">
            <text:p>0.892265</text:p>
          </table:table-cell>
          <table:table-cell table:formula="of:=AVERAGE([.C159:.C178])" office:value-type="float" office:value="0.507415">
            <text:p>0.50741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07">
            <text:p>0.9107</text:p>
          </table:table-cell>
          <table:table-cell office:value-type="float" office:value="0.5485">
            <text:p>0.5485</text:p>
          </table:table-cell>
          <table:table-cell/>
          <table:table-cell table:formula="of:=AVERAGE([.A160:.A179])" office:value-type="float" office:value="8.9">
            <text:p>8.9</text:p>
          </table:table-cell>
          <table:table-cell table:formula="of:=AVERAGE([.B160:.B179])" office:value-type="float" office:value="0.892335">
            <text:p>0.892335</text:p>
          </table:table-cell>
          <table:table-cell table:formula="of:=AVERAGE([.C160:.C179])" office:value-type="float" office:value="0.507185">
            <text:p>0.50718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">
            <text:p>0.899</text:p>
          </table:table-cell>
          <table:table-cell office:value-type="float" office:value="0.5073">
            <text:p>0.5073</text:p>
          </table:table-cell>
          <table:table-cell/>
          <table:table-cell table:formula="of:=AVERAGE([.A161:.A180])" office:value-type="float" office:value="8.95">
            <text:p>8.95</text:p>
          </table:table-cell>
          <table:table-cell table:formula="of:=AVERAGE([.B161:.B180])" office:value-type="float" office:value="0.8924">
            <text:p>0.8924</text:p>
          </table:table-cell>
          <table:table-cell table:formula="of:=AVERAGE([.C161:.C180])" office:value-type="float" office:value="0.5074">
            <text:p>0.507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76">
            <text:p>0.776</text:p>
          </table:table-cell>
          <table:table-cell office:value-type="float" office:value="0.316">
            <text:p>0.316</text:p>
          </table:table-cell>
          <table:table-cell/>
          <table:table-cell table:formula="of:=AVERAGE([.A162:.A181])" office:value-type="float" office:value="9">
            <text:p>9</text:p>
          </table:table-cell>
          <table:table-cell table:formula="of:=AVERAGE([.B162:.B181])" office:value-type="float" office:value="0.892435">
            <text:p>0.892435</text:p>
          </table:table-cell>
          <table:table-cell table:formula="of:=AVERAGE([.C162:.C181])" office:value-type="float" office:value="0.507515">
            <text:p>0.50751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">
            <text:p>0.895</text:p>
          </table:table-cell>
          <table:table-cell office:value-type="float" office:value="0.5028">
            <text:p>0.5028</text:p>
          </table:table-cell>
          <table:table-cell/>
          <table:table-cell table:formula="of:=AVERAGE([.A163:.A182])" office:value-type="float" office:value="9.05">
            <text:p>9.05</text:p>
          </table:table-cell>
          <table:table-cell table:formula="of:=AVERAGE([.B163:.B182])" office:value-type="float" office:value="0.8974">
            <text:p>0.8974</text:p>
          </table:table-cell>
          <table:table-cell table:formula="of:=AVERAGE([.C163:.C182])" office:value-type="float" office:value="0.515005">
            <text:p>0.515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3">
            <text:p>0.8943</text:p>
          </table:table-cell>
          <table:table-cell office:value-type="float" office:value="0.5028">
            <text:p>0.5028</text:p>
          </table:table-cell>
          <table:table-cell/>
          <table:table-cell table:formula="of:=AVERAGE([.A164:.A183])" office:value-type="float" office:value="9.1">
            <text:p>9.1</text:p>
          </table:table-cell>
          <table:table-cell table:formula="of:=AVERAGE([.B164:.B183])" office:value-type="float" office:value="0.8967">
            <text:p>0.8967</text:p>
          </table:table-cell>
          <table:table-cell table:formula="of:=AVERAGE([.C164:.C183])" office:value-type="float" office:value="0.513725">
            <text:p>0.5137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17">
            <text:p>0.9117</text:p>
          </table:table-cell>
          <table:table-cell office:value-type="float" office:value="0.5541">
            <text:p>0.5541</text:p>
          </table:table-cell>
          <table:table-cell/>
          <table:table-cell table:formula="of:=AVERAGE([.A165:.A184])" office:value-type="float" office:value="9.15">
            <text:p>9.15</text:p>
          </table:table-cell>
          <table:table-cell table:formula="of:=AVERAGE([.B165:.B184])" office:value-type="float" office:value="0.89685">
            <text:p>0.89685</text:p>
          </table:table-cell>
          <table:table-cell table:formula="of:=AVERAGE([.C165:.C184])" office:value-type="float" office:value="0.5139">
            <text:p>0.513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">
            <text:p>0.894</text:p>
          </table:table-cell>
          <table:table-cell office:value-type="float" office:value="0.5101">
            <text:p>0.5101</text:p>
          </table:table-cell>
          <table:table-cell/>
          <table:table-cell table:formula="of:=AVERAGE([.A166:.A185])" office:value-type="float" office:value="9.2">
            <text:p>9.2</text:p>
          </table:table-cell>
          <table:table-cell table:formula="of:=AVERAGE([.B166:.B185])" office:value-type="float" office:value="0.89655">
            <text:p>0.89655</text:p>
          </table:table-cell>
          <table:table-cell table:formula="of:=AVERAGE([.C166:.C185])" office:value-type="float" office:value="0.51365">
            <text:p>0.513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6">
            <text:p>0.906</text:p>
          </table:table-cell>
          <table:table-cell office:value-type="float" office:value="0.5417">
            <text:p>0.5417</text:p>
          </table:table-cell>
          <table:table-cell/>
          <table:table-cell table:formula="of:=AVERAGE([.A167:.A186])" office:value-type="float" office:value="9.25">
            <text:p>9.25</text:p>
          </table:table-cell>
          <table:table-cell table:formula="of:=AVERAGE([.B167:.B186])" office:value-type="float" office:value="0.897285">
            <text:p>0.897285</text:p>
          </table:table-cell>
          <table:table-cell table:formula="of:=AVERAGE([.C167:.C186])" office:value-type="float" office:value="0.51542">
            <text:p>0.5154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6">
            <text:p>0.896</text:p>
          </table:table-cell>
          <table:table-cell office:value-type="float" office:value="0.5005">
            <text:p>0.5005</text:p>
          </table:table-cell>
          <table:table-cell/>
          <table:table-cell table:formula="of:=AVERAGE([.A168:.A187])" office:value-type="float" office:value="9.3">
            <text:p>9.3</text:p>
          </table:table-cell>
          <table:table-cell table:formula="of:=AVERAGE([.B168:.B187])" office:value-type="float" office:value="0.8975">
            <text:p>0.8975</text:p>
          </table:table-cell>
          <table:table-cell table:formula="of:=AVERAGE([.C168:.C187])" office:value-type="float" office:value="0.51589">
            <text:p>0.5158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23">
            <text:p>0.8923</text:p>
          </table:table-cell>
          <table:table-cell office:value-type="float" office:value="0.4882">
            <text:p>0.4882</text:p>
          </table:table-cell>
          <table:table-cell/>
          <table:table-cell table:formula="of:=AVERAGE([.A169:.A188])" office:value-type="float" office:value="9.35">
            <text:p>9.35</text:p>
          </table:table-cell>
          <table:table-cell table:formula="of:=AVERAGE([.B169:.B188])" office:value-type="float" office:value="0.897435">
            <text:p>0.897435</text:p>
          </table:table-cell>
          <table:table-cell table:formula="of:=AVERAGE([.C169:.C188])" office:value-type="float" office:value="0.516035">
            <text:p>0.51603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87">
            <text:p>0.8987</text:p>
          </table:table-cell>
          <table:table-cell office:value-type="float" office:value="0.513">
            <text:p>0.513</text:p>
          </table:table-cell>
          <table:table-cell/>
          <table:table-cell table:formula="of:=AVERAGE([.A170:.A189])" office:value-type="float" office:value="9.4">
            <text:p>9.4</text:p>
          </table:table-cell>
          <table:table-cell table:formula="of:=AVERAGE([.B170:.B189])" office:value-type="float" office:value="0.897235">
            <text:p>0.897235</text:p>
          </table:table-cell>
          <table:table-cell table:formula="of:=AVERAGE([.C170:.C189])" office:value-type="float" office:value="0.51576">
            <text:p>0.5157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3">
            <text:p>0.9003</text:p>
          </table:table-cell>
          <table:table-cell office:value-type="float" office:value="0.5189">
            <text:p>0.5189</text:p>
          </table:table-cell>
          <table:table-cell/>
          <table:table-cell table:formula="of:=AVERAGE([.A171:.A190])" office:value-type="float" office:value="9.45">
            <text:p>9.45</text:p>
          </table:table-cell>
          <table:table-cell table:formula="of:=AVERAGE([.B171:.B190])" office:value-type="float" office:value="0.897535">
            <text:p>0.897535</text:p>
          </table:table-cell>
          <table:table-cell table:formula="of:=AVERAGE([.C171:.C190])" office:value-type="float" office:value="0.516665">
            <text:p>0.5166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7">
            <text:p>0.8947</text:p>
          </table:table-cell>
          <table:table-cell office:value-type="float" office:value="0.5294">
            <text:p>0.5294</text:p>
          </table:table-cell>
          <table:table-cell/>
          <table:table-cell table:formula="of:=AVERAGE([.A172:.A191])" office:value-type="float" office:value="9.5">
            <text:p>9.5</text:p>
          </table:table-cell>
          <table:table-cell table:formula="of:=AVERAGE([.B172:.B191])" office:value-type="float" office:value="0.895085">
            <text:p>0.895085</text:p>
          </table:table-cell>
          <table:table-cell table:formula="of:=AVERAGE([.C172:.C191])" office:value-type="float" office:value="0.512015">
            <text:p>0.51201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53">
            <text:p>0.9153</text:p>
          </table:table-cell>
          <table:table-cell office:value-type="float" office:value="0.5729">
            <text:p>0.5729</text:p>
          </table:table-cell>
          <table:table-cell/>
          <table:table-cell table:formula="of:=AVERAGE([.A173:.A192])" office:value-type="float" office:value="9.55">
            <text:p>9.55</text:p>
          </table:table-cell>
          <table:table-cell table:formula="of:=AVERAGE([.B173:.B192])" office:value-type="float" office:value="0.8956">
            <text:p>0.8956</text:p>
          </table:table-cell>
          <table:table-cell table:formula="of:=AVERAGE([.C173:.C192])" office:value-type="float" office:value="0.5132">
            <text:p>0.513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">
            <text:p>0.897</text:p>
          </table:table-cell>
          <table:table-cell office:value-type="float" office:value="0.511">
            <text:p>0.511</text:p>
          </table:table-cell>
          <table:table-cell/>
          <table:table-cell table:formula="of:=AVERAGE([.A174:.A193])" office:value-type="float" office:value="9.6">
            <text:p>9.6</text:p>
          </table:table-cell>
          <table:table-cell table:formula="of:=AVERAGE([.B174:.B193])" office:value-type="float" office:value="0.89542">
            <text:p>0.89542</text:p>
          </table:table-cell>
          <table:table-cell table:formula="of:=AVERAGE([.C174:.C193])" office:value-type="float" office:value="0.51272">
            <text:p>0.5127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3">
            <text:p>0.903</text:p>
          </table:table-cell>
          <table:table-cell office:value-type="float" office:value="0.5296">
            <text:p>0.5296</text:p>
          </table:table-cell>
          <table:table-cell/>
          <table:table-cell table:formula="of:=AVERAGE([.A175:.A194])" office:value-type="float" office:value="9.65">
            <text:p>9.65</text:p>
          </table:table-cell>
          <table:table-cell table:formula="of:=AVERAGE([.B175:.B194])" office:value-type="float" office:value="0.896235">
            <text:p>0.896235</text:p>
          </table:table-cell>
          <table:table-cell table:formula="of:=AVERAGE([.C175:.C194])" office:value-type="float" office:value="0.51471">
            <text:p>0.5147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">
            <text:p>0.893</text:p>
          </table:table-cell>
          <table:table-cell office:value-type="float" office:value="0.4964">
            <text:p>0.4964</text:p>
          </table:table-cell>
          <table:table-cell/>
          <table:table-cell table:formula="of:=AVERAGE([.A176:.A195])" office:value-type="float" office:value="9.7">
            <text:p>9.7</text:p>
          </table:table-cell>
          <table:table-cell table:formula="of:=AVERAGE([.B176:.B195])" office:value-type="float" office:value="0.896035">
            <text:p>0.896035</text:p>
          </table:table-cell>
          <table:table-cell table:formula="of:=AVERAGE([.C176:.C195])" office:value-type="float" office:value="0.514185">
            <text:p>0.5141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3">
            <text:p>0.8973</text:p>
          </table:table-cell>
          <table:table-cell office:value-type="float" office:value="0.5123">
            <text:p>0.5123</text:p>
          </table:table-cell>
          <table:table-cell/>
          <table:table-cell table:formula="of:=AVERAGE([.A177:.A196])" office:value-type="float" office:value="9.75">
            <text:p>9.75</text:p>
          </table:table-cell>
          <table:table-cell table:formula="of:=AVERAGE([.B177:.B196])" office:value-type="float" office:value="0.89605">
            <text:p>0.89605</text:p>
          </table:table-cell>
          <table:table-cell table:formula="of:=AVERAGE([.C177:.C196])" office:value-type="float" office:value="0.51432">
            <text:p>0.5143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07">
            <text:p>0.8707</text:p>
          </table:table-cell>
          <table:table-cell office:value-type="float" office:value="0.4749">
            <text:p>0.4749</text:p>
          </table:table-cell>
          <table:table-cell/>
          <table:table-cell table:formula="of:=AVERAGE([.A178:.A197])" office:value-type="float" office:value="9.8">
            <text:p>9.8</text:p>
          </table:table-cell>
          <table:table-cell table:formula="of:=AVERAGE([.B178:.B197])" office:value-type="float" office:value="0.89545">
            <text:p>0.89545</text:p>
          </table:table-cell>
          <table:table-cell table:formula="of:=AVERAGE([.C178:.C197])" office:value-type="float" office:value="0.513245">
            <text:p>0.51324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17">
            <text:p>0.9017</text:p>
          </table:table-cell>
          <table:table-cell office:value-type="float" office:value="0.5133">
            <text:p>0.5133</text:p>
          </table:table-cell>
          <table:table-cell/>
          <table:table-cell table:formula="of:=AVERAGE([.A179:.A198])" office:value-type="float" office:value="9.85">
            <text:p>9.85</text:p>
          </table:table-cell>
          <table:table-cell table:formula="of:=AVERAGE([.B179:.B198])" office:value-type="float" office:value="0.893815">
            <text:p>0.893815</text:p>
          </table:table-cell>
          <table:table-cell table:formula="of:=AVERAGE([.C179:.C198])" office:value-type="float" office:value="0.50913">
            <text:p>0.5091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2">
            <text:p>0.912</text:p>
          </table:table-cell>
          <table:table-cell office:value-type="float" office:value="0.5528">
            <text:p>0.5528</text:p>
          </table:table-cell>
          <table:table-cell/>
          <table:table-cell table:formula="of:=AVERAGE([.A180:.A199])" office:value-type="float" office:value="9.9">
            <text:p>9.9</text:p>
          </table:table-cell>
          <table:table-cell table:formula="of:=AVERAGE([.B180:.B199])" office:value-type="float" office:value="0.893665">
            <text:p>0.893665</text:p>
          </table:table-cell>
          <table:table-cell table:formula="of:=AVERAGE([.C180:.C199])" office:value-type="float" office:value="0.508505">
            <text:p>0.5085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97">
            <text:p>0.8997</text:p>
          </table:table-cell>
          <table:table-cell office:value-type="float" office:value="0.5096">
            <text:p>0.5096</text:p>
          </table:table-cell>
          <table:table-cell/>
          <table:table-cell table:formula="of:=AVERAGE([.A181:.A200])" office:value-type="float" office:value="9.95">
            <text:p>9.95</text:p>
          </table:table-cell>
          <table:table-cell table:formula="of:=AVERAGE([.B181:.B200])" office:value-type="float" office:value="0.89275">
            <text:p>0.89275</text:p>
          </table:table-cell>
          <table:table-cell table:formula="of:=AVERAGE([.C181:.C200])" office:value-type="float" office:value="0.506295">
            <text:p>0.50629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53">
            <text:p>0.8753</text:p>
          </table:table-cell>
          <table:table-cell office:value-type="float" office:value="0.4658">
            <text:p>0.4658</text:p>
          </table:table-cell>
          <table:table-cell/>
          <table:table-cell table:formula="of:=AVERAGE([.A182:.A201])" office:value-type="float" office:value="10">
            <text:p>10</text:p>
          </table:table-cell>
          <table:table-cell table:formula="of:=AVERAGE([.B182:.B201])" office:value-type="float" office:value="0.8925">
            <text:p>0.8925</text:p>
          </table:table-cell>
          <table:table-cell table:formula="of:=AVERAGE([.C182:.C201])" office:value-type="float" office:value="0.506095">
            <text:p>0.50609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1">
            <text:p>0.881</text:p>
          </table:table-cell>
          <table:table-cell office:value-type="float" office:value="0.4772">
            <text:p>0.4772</text:p>
          </table:table-cell>
          <table:table-cell/>
          <table:table-cell table:formula="of:=AVERAGE([.A183:.A202])" office:value-type="float" office:value="10.1">
            <text:p>10.1</text:p>
          </table:table-cell>
          <table:table-cell table:formula="of:=AVERAGE([.B183:.B202])" office:value-type="float" office:value="0.893085">
            <text:p>0.893085</text:p>
          </table:table-cell>
          <table:table-cell table:formula="of:=AVERAGE([.C183:.C202])" office:value-type="float" office:value="0.507295">
            <text:p>0.50729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73">
            <text:p>0.8973</text:p>
          </table:table-cell>
          <table:table-cell office:value-type="float" office:value="0.5063">
            <text:p>0.5063</text:p>
          </table:table-cell>
          <table:table-cell/>
          <table:table-cell table:formula="of:=AVERAGE([.A184:.A203])" office:value-type="float" office:value="10.2">
            <text:p>10.2</text:p>
          </table:table-cell>
          <table:table-cell table:formula="of:=AVERAGE([.B184:.B203])" office:value-type="float" office:value="0.892285">
            <text:p>0.892285</text:p>
          </table:table-cell>
          <table:table-cell table:formula="of:=AVERAGE([.C184:.C203])" office:value-type="float" office:value="0.50573">
            <text:p>0.5057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57">
            <text:p>0.9057</text:p>
          </table:table-cell>
          <table:table-cell office:value-type="float" office:value="0.5491">
            <text:p>0.5491</text:p>
          </table:table-cell>
          <table:table-cell/>
          <table:table-cell table:formula="of:=AVERAGE([.A185:.A204])" office:value-type="float" office:value="10.3">
            <text:p>10.3</text:p>
          </table:table-cell>
          <table:table-cell table:formula="of:=AVERAGE([.B185:.B204])" office:value-type="float" office:value="0.89237">
            <text:p>0.89237</text:p>
          </table:table-cell>
          <table:table-cell table:formula="of:=AVERAGE([.C185:.C204])" office:value-type="float" office:value="0.505975">
            <text:p>0.50597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7">
            <text:p>0.9087</text:p>
          </table:table-cell>
          <table:table-cell office:value-type="float" office:value="0.5455">
            <text:p>0.5455</text:p>
          </table:table-cell>
          <table:table-cell/>
          <table:table-cell table:formula="of:=AVERAGE([.A186:.A205])" office:value-type="float" office:value="10.4">
            <text:p>10.4</text:p>
          </table:table-cell>
          <table:table-cell table:formula="of:=AVERAGE([.B186:.B205])" office:value-type="float" office:value="0.892485">
            <text:p>0.892485</text:p>
          </table:table-cell>
          <table:table-cell table:formula="of:=AVERAGE([.C186:.C205])" office:value-type="float" office:value="0.506215">
            <text:p>0.5062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03">
            <text:p>0.9103</text:p>
          </table:table-cell>
          <table:table-cell office:value-type="float" office:value="0.5511">
            <text:p>0.5511</text:p>
          </table:table-cell>
          <table:table-cell/>
          <table:table-cell table:formula="of:=AVERAGE([.A187:.A206])" office:value-type="float" office:value="10.5">
            <text:p>10.5</text:p>
          </table:table-cell>
          <table:table-cell table:formula="of:=AVERAGE([.B187:.B206])" office:value-type="float" office:value="0.892685">
            <text:p>0.892685</text:p>
          </table:table-cell>
          <table:table-cell table:formula="of:=AVERAGE([.C187:.C206])" office:value-type="float" office:value="0.506645">
            <text:p>0.5066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47">
            <text:p>0.8947</text:p>
          </table:table-cell>
          <table:table-cell office:value-type="float" office:value="0.5034">
            <text:p>0.5034</text:p>
          </table:table-cell>
          <table:table-cell/>
          <table:table-cell table:formula="of:=AVERAGE([.A188:.A207])" office:value-type="float" office:value="10.6">
            <text:p>10.6</text:p>
          </table:table-cell>
          <table:table-cell table:formula="of:=AVERAGE([.B188:.B207])" office:value-type="float" office:value="0.89262">
            <text:p>0.89262</text:p>
          </table:table-cell>
          <table:table-cell table:formula="of:=AVERAGE([.C188:.C207])" office:value-type="float" office:value="0.50612">
            <text:p>0.5061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83">
            <text:p>0.8883</text:p>
          </table:table-cell>
          <table:table-cell office:value-type="float" office:value="0.4827">
            <text:p>0.4827</text:p>
          </table:table-cell>
          <table:table-cell/>
          <table:table-cell table:formula="of:=AVERAGE([.A189:.A208])" office:value-type="float" office:value="10.7">
            <text:p>10.7</text:p>
          </table:table-cell>
          <table:table-cell table:formula="of:=AVERAGE([.B189:.B208])" office:value-type="float" office:value="0.891135">
            <text:p>0.891135</text:p>
          </table:table-cell>
          <table:table-cell table:formula="of:=AVERAGE([.C189:.C208])" office:value-type="float" office:value="0.503185">
            <text:p>0.50318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47">
            <text:p>0.9047</text:p>
          </table:table-cell>
          <table:table-cell office:value-type="float" office:value="0.5311">
            <text:p>0.5311</text:p>
          </table:table-cell>
          <table:table-cell/>
          <table:table-cell table:formula="of:=AVERAGE([.A190:.A209])" office:value-type="float" office:value="10.8">
            <text:p>10.8</text:p>
          </table:table-cell>
          <table:table-cell table:formula="of:=AVERAGE([.B190:.B209])" office:value-type="float" office:value="0.889935">
            <text:p>0.889935</text:p>
          </table:table-cell>
          <table:table-cell table:formula="of:=AVERAGE([.C190:.C209])" office:value-type="float" office:value="0.50114">
            <text:p>0.5011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13">
            <text:p>0.8513</text:p>
          </table:table-cell>
          <table:table-cell office:value-type="float" office:value="0.4259">
            <text:p>0.4259</text:p>
          </table:table-cell>
          <table:table-cell/>
          <table:table-cell table:formula="of:=AVERAGE([.A191:.A210])" office:value-type="float" office:value="10.9">
            <text:p>10.9</text:p>
          </table:table-cell>
          <table:table-cell table:formula="of:=AVERAGE([.B191:.B210])" office:value-type="float" office:value="0.889865">
            <text:p>0.889865</text:p>
          </table:table-cell>
          <table:table-cell table:formula="of:=AVERAGE([.C191:.C210])" office:value-type="float" office:value="0.50093">
            <text:p>0.5009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5">
            <text:p>0.905</text:p>
          </table:table-cell>
          <table:table-cell office:value-type="float" office:value="0.5531">
            <text:p>0.5531</text:p>
          </table:table-cell>
          <table:table-cell/>
          <table:table-cell table:formula="of:=AVERAGE([.A192:.A211])" office:value-type="float" office:value="11">
            <text:p>11</text:p>
          </table:table-cell>
          <table:table-cell table:formula="of:=AVERAGE([.B192:.B211])" office:value-type="float" office:value="0.89225">
            <text:p>0.89225</text:p>
          </table:table-cell>
          <table:table-cell table:formula="of:=AVERAGE([.C192:.C211])" office:value-type="float" office:value="0.50544">
            <text:p>0.5054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17">
            <text:p>0.9117</text:p>
          </table:table-cell>
          <table:table-cell office:value-type="float" office:value="0.5633">
            <text:p>0.5633</text:p>
          </table:table-cell>
          <table:table-cell/>
          <table:table-cell table:formula="of:=AVERAGE([.A193:.A212])" office:value-type="float" office:value="11.1">
            <text:p>11.1</text:p>
          </table:table-cell>
          <table:table-cell table:formula="of:=AVERAGE([.B193:.B212])" office:value-type="float" office:value="0.8925">
            <text:p>0.8925</text:p>
          </table:table-cell>
          <table:table-cell table:formula="of:=AVERAGE([.C193:.C212])" office:value-type="float" office:value="0.50523">
            <text:p>0.5052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33">
            <text:p>0.9133</text:p>
          </table:table-cell>
          <table:table-cell office:value-type="float" office:value="0.5508">
            <text:p>0.5508</text:p>
          </table:table-cell>
          <table:table-cell/>
          <table:table-cell table:formula="of:=AVERAGE([.A194:.A213])" office:value-type="float" office:value="11.2">
            <text:p>11.2</text:p>
          </table:table-cell>
          <table:table-cell table:formula="of:=AVERAGE([.B194:.B213])" office:value-type="float" office:value="0.8919">
            <text:p>0.8919</text:p>
          </table:table-cell>
          <table:table-cell table:formula="of:=AVERAGE([.C194:.C213])" office:value-type="float" office:value="0.50379">
            <text:p>0.5037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9">
            <text:p>0.899</text:p>
          </table:table-cell>
          <table:table-cell office:value-type="float" office:value="0.5191">
            <text:p>0.5191</text:p>
          </table:table-cell>
          <table:table-cell/>
          <table:table-cell table:formula="of:=AVERAGE([.A195:.A214])" office:value-type="float" office:value="11.3">
            <text:p>11.3</text:p>
          </table:table-cell>
          <table:table-cell table:formula="of:=AVERAGE([.B195:.B214])" office:value-type="float" office:value="0.8919">
            <text:p>0.8919</text:p>
          </table:table-cell>
          <table:table-cell table:formula="of:=AVERAGE([.C195:.C214])" office:value-type="float" office:value="0.50377">
            <text:p>0.5037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33">
            <text:p>0.8933</text:p>
          </table:table-cell>
          <table:table-cell office:value-type="float" office:value="0.4991">
            <text:p>0.4991</text:p>
          </table:table-cell>
          <table:table-cell/>
          <table:table-cell table:formula="of:=AVERAGE([.A196:.A215])" office:value-type="float" office:value="11.4">
            <text:p>11.4</text:p>
          </table:table-cell>
          <table:table-cell table:formula="of:=AVERAGE([.B196:.B215])" office:value-type="float" office:value="0.891265">
            <text:p>0.891265</text:p>
          </table:table-cell>
          <table:table-cell table:formula="of:=AVERAGE([.C196:.C215])" office:value-type="float" office:value="0.50274">
            <text:p>0.5027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53">
            <text:p>0.8853</text:p>
          </table:table-cell>
          <table:table-cell office:value-type="float" office:value="0.4908">
            <text:p>0.4908</text:p>
          </table:table-cell>
          <table:table-cell/>
          <table:table-cell table:formula="of:=AVERAGE([.A197:.A216])" office:value-type="float" office:value="11.5">
            <text:p>11.5</text:p>
          </table:table-cell>
          <table:table-cell table:formula="of:=AVERAGE([.B197:.B216])" office:value-type="float" office:value="0.890865">
            <text:p>0.890865</text:p>
          </table:table-cell>
          <table:table-cell table:formula="of:=AVERAGE([.C197:.C216])" office:value-type="float" office:value="0.501875">
            <text:p>0.50187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38">
            <text:p>0.838</text:p>
          </table:table-cell>
          <table:table-cell office:value-type="float" office:value="0.3926">
            <text:p>0.3926</text:p>
          </table:table-cell>
          <table:table-cell/>
          <table:table-cell table:formula="of:=AVERAGE([.A198:.A217])" office:value-type="float" office:value="11.6">
            <text:p>11.6</text:p>
          </table:table-cell>
          <table:table-cell table:formula="of:=AVERAGE([.B198:.B217])" office:value-type="float" office:value="0.889515">
            <text:p>0.889515</text:p>
          </table:table-cell>
          <table:table-cell table:formula="of:=AVERAGE([.C198:.C217])" office:value-type="float" office:value="0.49898">
            <text:p>0.4989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87">
            <text:p>0.8987</text:p>
          </table:table-cell>
          <table:table-cell office:value-type="float" office:value="0.5008">
            <text:p>0.5008</text:p>
          </table:table-cell>
          <table:table-cell/>
          <table:table-cell table:formula="of:=AVERAGE([.A199:.A218])" office:value-type="float" office:value="11.7">
            <text:p>11.7</text:p>
          </table:table-cell>
          <table:table-cell table:formula="of:=AVERAGE([.B199:.B218])" office:value-type="float" office:value="0.89115">
            <text:p>0.89115</text:p>
          </table:table-cell>
          <table:table-cell table:formula="of:=AVERAGE([.C199:.C218])" office:value-type="float" office:value="0.502785">
            <text:p>0.50278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37">
            <text:p>0.8937</text:p>
          </table:table-cell>
          <table:table-cell office:value-type="float" office:value="0.5086">
            <text:p>0.5086</text:p>
          </table:table-cell>
          <table:table-cell/>
          <table:table-cell table:formula="of:=AVERAGE([.A200:.A219])" office:value-type="float" office:value="11.8">
            <text:p>11.8</text:p>
          </table:table-cell>
          <table:table-cell table:formula="of:=AVERAGE([.B200:.B219])" office:value-type="float" office:value="0.89133">
            <text:p>0.89133</text:p>
          </table:table-cell>
          <table:table-cell table:formula="of:=AVERAGE([.C200:.C219])" office:value-type="float" office:value="0.50355">
            <text:p>0.5035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47">
            <text:p>0.8947</text:p>
          </table:table-cell>
          <table:table-cell office:value-type="float" office:value="0.5056">
            <text:p>0.5056</text:p>
          </table:table-cell>
          <table:table-cell/>
          <table:table-cell table:formula="of:=AVERAGE([.A201:.A220])" office:value-type="float" office:value="11.9">
            <text:p>11.9</text:p>
          </table:table-cell>
          <table:table-cell table:formula="of:=AVERAGE([.B201:.B220])" office:value-type="float" office:value="0.89201">
            <text:p>0.89201</text:p>
          </table:table-cell>
          <table:table-cell table:formula="of:=AVERAGE([.C201:.C220])" office:value-type="float" office:value="0.505525">
            <text:p>0.50552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7">
            <text:p>0.887</text:p>
          </table:table-cell>
          <table:table-cell office:value-type="float" office:value="0.4898">
            <text:p>0.4898</text:p>
          </table:table-cell>
          <table:table-cell/>
          <table:table-cell table:formula="of:=AVERAGE([.A202:.A221])" office:value-type="float" office:value="12">
            <text:p>12</text:p>
          </table:table-cell>
          <table:table-cell table:formula="of:=AVERAGE([.B202:.B221])" office:value-type="float" office:value="0.89254">
            <text:p>0.89254</text:p>
          </table:table-cell>
          <table:table-cell table:formula="of:=AVERAGE([.C202:.C221])" office:value-type="float" office:value="0.506565">
            <text:p>0.50656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5">
            <text:p>0.865</text:p>
          </table:table-cell>
          <table:table-cell office:value-type="float" office:value="0.4459">
            <text:p>0.4459</text:p>
          </table:table-cell>
          <table:table-cell/>
          <table:table-cell table:formula="of:=AVERAGE([.A203:.A222])" office:value-type="float" office:value="12.1">
            <text:p>12.1</text:p>
          </table:table-cell>
          <table:table-cell table:formula="of:=AVERAGE([.B203:.B222])" office:value-type="float" office:value="0.89334">
            <text:p>0.89334</text:p>
          </table:table-cell>
          <table:table-cell table:formula="of:=AVERAGE([.C203:.C222])" office:value-type="float" office:value="0.50794">
            <text:p>0.5079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9">
            <text:p>0.899</text:p>
          </table:table-cell>
          <table:table-cell office:value-type="float" office:value="0.5112">
            <text:p>0.5112</text:p>
          </table:table-cell>
          <table:table-cell/>
          <table:table-cell table:formula="of:=AVERAGE([.A204:.A223])" office:value-type="float" office:value="12.2">
            <text:p>12.2</text:p>
          </table:table-cell>
          <table:table-cell table:formula="of:=AVERAGE([.B204:.B223])" office:value-type="float" office:value="0.89479">
            <text:p>0.89479</text:p>
          </table:table-cell>
          <table:table-cell table:formula="of:=AVERAGE([.C204:.C223])" office:value-type="float" office:value="0.51066">
            <text:p>0.5106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8">
            <text:p>0.908</text:p>
          </table:table-cell>
          <table:table-cell office:value-type="float" office:value="0.5539">
            <text:p>0.5539</text:p>
          </table:table-cell>
          <table:table-cell/>
          <table:table-cell table:formula="of:=AVERAGE([.A205:.A224])" office:value-type="float" office:value="12.3">
            <text:p>12.3</text:p>
          </table:table-cell>
          <table:table-cell table:formula="of:=AVERAGE([.B205:.B224])" office:value-type="float" office:value="0.894605">
            <text:p>0.894605</text:p>
          </table:table-cell>
          <table:table-cell table:formula="of:=AVERAGE([.C205:.C224])" office:value-type="float" office:value="0.509985">
            <text:p>0.50998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27">
            <text:p>0.9127</text:p>
          </table:table-cell>
          <table:table-cell office:value-type="float" office:value="0.5541">
            <text:p>0.5541</text:p>
          </table:table-cell>
          <table:table-cell/>
          <table:table-cell table:formula="of:=AVERAGE([.A206:.A225])" office:value-type="float" office:value="12.4">
            <text:p>12.4</text:p>
          </table:table-cell>
          <table:table-cell table:formula="of:=AVERAGE([.B206:.B225])" office:value-type="float" office:value="0.894855">
            <text:p>0.894855</text:p>
          </table:table-cell>
          <table:table-cell table:formula="of:=AVERAGE([.C206:.C225])" office:value-type="float" office:value="0.510325">
            <text:p>0.51032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9">
            <text:p>0.909</text:p>
          </table:table-cell>
          <table:table-cell office:value-type="float" office:value="0.5406">
            <text:p>0.5406</text:p>
          </table:table-cell>
          <table:table-cell/>
          <table:table-cell table:formula="of:=AVERAGE([.A207:.A226])" office:value-type="float" office:value="12.5">
            <text:p>12.5</text:p>
          </table:table-cell>
          <table:table-cell table:formula="of:=AVERAGE([.B207:.B226])" office:value-type="float" office:value="0.894835">
            <text:p>0.894835</text:p>
          </table:table-cell>
          <table:table-cell table:formula="of:=AVERAGE([.C207:.C226])" office:value-type="float" office:value="0.510355">
            <text:p>0.51035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5">
            <text:p>0.865</text:p>
          </table:table-cell>
          <table:table-cell office:value-type="float" office:value="0.4447">
            <text:p>0.4447</text:p>
          </table:table-cell>
          <table:table-cell/>
          <table:table-cell table:formula="of:=AVERAGE([.A208:.A227])" office:value-type="float" office:value="12.6">
            <text:p>12.6</text:p>
          </table:table-cell>
          <table:table-cell table:formula="of:=AVERAGE([.B208:.B227])" office:value-type="float" office:value="0.89492">
            <text:p>0.89492</text:p>
          </table:table-cell>
          <table:table-cell table:formula="of:=AVERAGE([.C208:.C227])" office:value-type="float" office:value="0.51068">
            <text:p>0.5106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43">
            <text:p>0.8643</text:p>
          </table:table-cell>
          <table:table-cell office:value-type="float" office:value="0.4418">
            <text:p>0.4418</text:p>
          </table:table-cell>
          <table:table-cell/>
          <table:table-cell table:formula="of:=AVERAGE([.A209:.A228])" office:value-type="float" office:value="12.7">
            <text:p>12.7</text:p>
          </table:table-cell>
          <table:table-cell table:formula="of:=AVERAGE([.B209:.B228])" office:value-type="float" office:value="0.89482">
            <text:p>0.89482</text:p>
          </table:table-cell>
          <table:table-cell table:formula="of:=AVERAGE([.C209:.C228])" office:value-type="float" office:value="0.510175">
            <text:p>0.51017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33">
            <text:p>0.9033</text:p>
          </table:table-cell>
          <table:table-cell office:value-type="float" office:value="0.5269">
            <text:p>0.5269</text:p>
          </table:table-cell>
          <table:table-cell/>
          <table:table-cell table:formula="of:=AVERAGE([.A210:.A229])" office:value-type="float" office:value="12.8">
            <text:p>12.8</text:p>
          </table:table-cell>
          <table:table-cell table:formula="of:=AVERAGE([.B210:.B229])" office:value-type="float" office:value="0.89632">
            <text:p>0.89632</text:p>
          </table:table-cell>
          <table:table-cell table:formula="of:=AVERAGE([.C210:.C229])" office:value-type="float" office:value="0.512775">
            <text:p>0.51277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9">
            <text:p>0.899</text:p>
          </table:table-cell>
          <table:table-cell office:value-type="float" office:value="0.5161">
            <text:p>0.5161</text:p>
          </table:table-cell>
          <table:table-cell/>
          <table:table-cell table:formula="of:=AVERAGE([.A211:.A230])" office:value-type="float" office:value="12.9">
            <text:p>12.9</text:p>
          </table:table-cell>
          <table:table-cell table:formula="of:=AVERAGE([.B211:.B230])" office:value-type="float" office:value="0.89637">
            <text:p>0.89637</text:p>
          </table:table-cell>
          <table:table-cell table:formula="of:=AVERAGE([.C211:.C230])" office:value-type="float" office:value="0.51294">
            <text:p>0.5129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">
            <text:p>0.91</text:p>
          </table:table-cell>
          <table:table-cell office:value-type="float" office:value="0.5489">
            <text:p>0.5489</text:p>
          </table:table-cell>
          <table:table-cell/>
          <table:table-cell table:formula="of:=AVERAGE([.A212:.A231])" office:value-type="float" office:value="13">
            <text:p>13</text:p>
          </table:table-cell>
          <table:table-cell table:formula="of:=AVERAGE([.B212:.B231])" office:value-type="float" office:value="0.896435">
            <text:p>0.896435</text:p>
          </table:table-cell>
          <table:table-cell table:formula="of:=AVERAGE([.C212:.C231])" office:value-type="float" office:value="0.51293">
            <text:p>0.5129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97">
            <text:p>0.8997</text:p>
          </table:table-cell>
          <table:table-cell office:value-type="float" office:value="0.5345">
            <text:p>0.5345</text:p>
          </table:table-cell>
          <table:table-cell/>
          <table:table-cell table:formula="of:=AVERAGE([.A213:.A232])" office:value-type="float" office:value="13.1">
            <text:p>13.1</text:p>
          </table:table-cell>
          <table:table-cell table:formula="of:=AVERAGE([.B213:.B232])" office:value-type="float" office:value="0.896185">
            <text:p>0.896185</text:p>
          </table:table-cell>
          <table:table-cell table:formula="of:=AVERAGE([.C213:.C232])" office:value-type="float" office:value="0.51258">
            <text:p>0.5125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33">
            <text:p>0.9133</text:p>
          </table:table-cell>
          <table:table-cell office:value-type="float" office:value="0.5504">
            <text:p>0.5504</text:p>
          </table:table-cell>
          <table:table-cell/>
          <table:table-cell table:formula="of:=AVERAGE([.A214:.A233])" office:value-type="float" office:value="13.2">
            <text:p>13.2</text:p>
          </table:table-cell>
          <table:table-cell table:formula="of:=AVERAGE([.B214:.B233])" office:value-type="float" office:value="0.896915">
            <text:p>0.896915</text:p>
          </table:table-cell>
          <table:table-cell table:formula="of:=AVERAGE([.C214:.C233])" office:value-type="float" office:value="0.51418">
            <text:p>0.5141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63">
            <text:p>0.8863</text:p>
          </table:table-cell>
          <table:table-cell office:value-type="float" office:value="0.4985">
            <text:p>0.4985</text:p>
          </table:table-cell>
          <table:table-cell/>
          <table:table-cell table:formula="of:=AVERAGE([.A215:.A234])" office:value-type="float" office:value="13.3">
            <text:p>13.3</text:p>
          </table:table-cell>
          <table:table-cell table:formula="of:=AVERAGE([.B215:.B234])" office:value-type="float" office:value="0.8966">
            <text:p>0.8966</text:p>
          </table:table-cell>
          <table:table-cell table:formula="of:=AVERAGE([.C215:.C234])" office:value-type="float" office:value="0.51375">
            <text:p>0.5137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53">
            <text:p>0.8853</text:p>
          </table:table-cell>
          <table:table-cell office:value-type="float" office:value="0.4818">
            <text:p>0.4818</text:p>
          </table:table-cell>
          <table:table-cell/>
          <table:table-cell table:formula="of:=AVERAGE([.A216:.A235])" office:value-type="float" office:value="13.4">
            <text:p>13.4</text:p>
          </table:table-cell>
          <table:table-cell table:formula="of:=AVERAGE([.B216:.B235])" office:value-type="float" office:value="0.89737">
            <text:p>0.89737</text:p>
          </table:table-cell>
          <table:table-cell table:formula="of:=AVERAGE([.C216:.C235])" office:value-type="float" office:value="0.51541">
            <text:p>0.5154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83">
            <text:p>0.8583</text:p>
          </table:table-cell>
          <table:table-cell office:value-type="float" office:value="0.4329">
            <text:p>0.4329</text:p>
          </table:table-cell>
          <table:table-cell/>
          <table:table-cell table:formula="of:=AVERAGE([.A217:.A236])" office:value-type="float" office:value="13.5">
            <text:p>13.5</text:p>
          </table:table-cell>
          <table:table-cell table:formula="of:=AVERAGE([.B217:.B236])" office:value-type="float" office:value="0.89769">
            <text:p>0.89769</text:p>
          </table:table-cell>
          <table:table-cell table:formula="of:=AVERAGE([.C217:.C236])" office:value-type="float" office:value="0.51616">
            <text:p>0.5161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07">
            <text:p>0.8707</text:p>
          </table:table-cell>
          <table:table-cell office:value-type="float" office:value="0.4687">
            <text:p>0.4687</text:p>
          </table:table-cell>
          <table:table-cell/>
          <table:table-cell table:formula="of:=AVERAGE([.A218:.A237])" office:value-type="float" office:value="13.6">
            <text:p>13.6</text:p>
          </table:table-cell>
          <table:table-cell table:formula="of:=AVERAGE([.B218:.B237])" office:value-type="float" office:value="0.898975">
            <text:p>0.898975</text:p>
          </table:table-cell>
          <table:table-cell table:formula="of:=AVERAGE([.C218:.C237])" office:value-type="float" office:value="0.51843">
            <text:p>0.5184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23">
            <text:p>0.9023</text:p>
          </table:table-cell>
          <table:table-cell office:value-type="float" office:value="0.5161">
            <text:p>0.5161</text:p>
          </table:table-cell>
          <table:table-cell/>
          <table:table-cell table:formula="of:=AVERAGE([.A219:.A238])" office:value-type="float" office:value="13.7">
            <text:p>13.7</text:p>
          </table:table-cell>
          <table:table-cell table:formula="of:=AVERAGE([.B219:.B238])" office:value-type="float" office:value="0.90104">
            <text:p>0.90104</text:p>
          </table:table-cell>
          <table:table-cell table:formula="of:=AVERAGE([.C219:.C238])" office:value-type="float" office:value="0.52272">
            <text:p>0.5227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73">
            <text:p>0.9073</text:p>
          </table:table-cell>
          <table:table-cell office:value-type="float" office:value="0.5481">
            <text:p>0.5481</text:p>
          </table:table-cell>
          <table:table-cell/>
          <table:table-cell table:formula="of:=AVERAGE([.A220:.A239])" office:value-type="float" office:value="13.8">
            <text:p>13.8</text:p>
          </table:table-cell>
          <table:table-cell table:formula="of:=AVERAGE([.B220:.B239])" office:value-type="float" office:value="0.90109">
            <text:p>0.90109</text:p>
          </table:table-cell>
          <table:table-cell table:formula="of:=AVERAGE([.C220:.C239])" office:value-type="float" office:value="0.522705">
            <text:p>0.5227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53">
            <text:p>0.9053</text:p>
          </table:table-cell>
          <table:table-cell office:value-type="float" office:value="0.5264">
            <text:p>0.5264</text:p>
          </table:table-cell>
          <table:table-cell/>
          <table:table-cell table:formula="of:=AVERAGE([.A221:.A240])" office:value-type="float" office:value="13.9">
            <text:p>13.9</text:p>
          </table:table-cell>
          <table:table-cell table:formula="of:=AVERAGE([.B221:.B240])" office:value-type="float" office:value="0.90131">
            <text:p>0.90131</text:p>
          </table:table-cell>
          <table:table-cell table:formula="of:=AVERAGE([.C221:.C240])" office:value-type="float" office:value="0.523055">
            <text:p>0.5230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">
            <text:p>0.903</text:p>
          </table:table-cell>
          <table:table-cell office:value-type="float" office:value="0.5173">
            <text:p>0.5173</text:p>
          </table:table-cell>
          <table:table-cell/>
          <table:table-cell table:formula="of:=AVERAGE([.A222:.A241])" office:value-type="float" office:value="14">
            <text:p>14</text:p>
          </table:table-cell>
          <table:table-cell table:formula="of:=AVERAGE([.B222:.B241])" office:value-type="float" office:value="0.90113">
            <text:p>0.90113</text:p>
          </table:table-cell>
          <table:table-cell table:formula="of:=AVERAGE([.C222:.C241])" office:value-type="float" office:value="0.522385">
            <text:p>0.52238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4">
            <text:p>0.894</text:p>
          </table:table-cell>
          <table:table-cell office:value-type="float" office:value="0.5003">
            <text:p>0.5003</text:p>
          </table:table-cell>
          <table:table-cell/>
          <table:table-cell table:formula="of:=AVERAGE([.A223:.A242])" office:value-type="float" office:value="14.1">
            <text:p>14.1</text:p>
          </table:table-cell>
          <table:table-cell table:formula="of:=AVERAGE([.B223:.B242])" office:value-type="float" office:value="0.901095">
            <text:p>0.901095</text:p>
          </table:table-cell>
          <table:table-cell table:formula="of:=AVERAGE([.C223:.C242])" office:value-type="float" office:value="0.52227">
            <text:p>0.5222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53">
            <text:p>0.8953</text:p>
          </table:table-cell>
          <table:table-cell office:value-type="float" office:value="0.4977">
            <text:p>0.4977</text:p>
          </table:table-cell>
          <table:table-cell/>
          <table:table-cell table:formula="of:=AVERAGE([.A224:.A243])" office:value-type="float" office:value="14.2">
            <text:p>14.2</text:p>
          </table:table-cell>
          <table:table-cell table:formula="of:=AVERAGE([.B224:.B243])" office:value-type="float" office:value="0.901445">
            <text:p>0.901445</text:p>
          </table:table-cell>
          <table:table-cell table:formula="of:=AVERAGE([.C224:.C243])" office:value-type="float" office:value="0.522805">
            <text:p>0.52280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3">
            <text:p>0.913</text:p>
          </table:table-cell>
          <table:table-cell office:value-type="float" office:value="0.5607">
            <text:p>0.5607</text:p>
          </table:table-cell>
          <table:table-cell/>
          <table:table-cell table:formula="of:=AVERAGE([.A225:.A244])" office:value-type="float" office:value="14.3">
            <text:p>14.3</text:p>
          </table:table-cell>
          <table:table-cell table:formula="of:=AVERAGE([.B225:.B244])" office:value-type="float" office:value="0.90158">
            <text:p>0.90158</text:p>
          </table:table-cell>
          <table:table-cell table:formula="of:=AVERAGE([.C225:.C244])" office:value-type="float" office:value="0.523325">
            <text:p>0.52332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23">
            <text:p>0.9123</text:p>
          </table:table-cell>
          <table:table-cell office:value-type="float" office:value="0.5547">
            <text:p>0.5547</text:p>
          </table:table-cell>
          <table:table-cell/>
          <table:table-cell table:formula="of:=AVERAGE([.A226:.A245])" office:value-type="float" office:value="14.4">
            <text:p>14.4</text:p>
          </table:table-cell>
          <table:table-cell table:formula="of:=AVERAGE([.B226:.B245])" office:value-type="float" office:value="0.901515">
            <text:p>0.901515</text:p>
          </table:table-cell>
          <table:table-cell table:formula="of:=AVERAGE([.C226:.C245])" office:value-type="float" office:value="0.522885">
            <text:p>0.52288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07">
            <text:p>0.9107</text:p>
          </table:table-cell>
          <table:table-cell office:value-type="float" office:value="0.5471">
            <text:p>0.5471</text:p>
          </table:table-cell>
          <table:table-cell/>
          <table:table-cell table:formula="of:=AVERAGE([.A227:.A246])" office:value-type="float" office:value="14.5">
            <text:p>14.5</text:p>
          </table:table-cell>
          <table:table-cell table:formula="of:=AVERAGE([.B227:.B246])" office:value-type="float" office:value="0.901535">
            <text:p>0.901535</text:p>
          </table:table-cell>
          <table:table-cell table:formula="of:=AVERAGE([.C227:.C246])" office:value-type="float" office:value="0.522815">
            <text:p>0.52281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3">
            <text:p>0.863</text:p>
          </table:table-cell>
          <table:table-cell office:value-type="float" office:value="0.4346">
            <text:p>0.4346</text:p>
          </table:table-cell>
          <table:table-cell/>
          <table:table-cell table:formula="of:=AVERAGE([.A228:.A247])" office:value-type="float" office:value="14.6">
            <text:p>14.6</text:p>
          </table:table-cell>
          <table:table-cell table:formula="of:=AVERAGE([.B228:.B247])" office:value-type="float" office:value="0.9015">
            <text:p>0.9015</text:p>
          </table:table-cell>
          <table:table-cell table:formula="of:=AVERAGE([.C228:.C247])" office:value-type="float" office:value="0.522675">
            <text:p>0.52267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43">
            <text:p>0.8943</text:p>
          </table:table-cell>
          <table:table-cell office:value-type="float" office:value="0.4938">
            <text:p>0.4938</text:p>
          </table:table-cell>
          <table:table-cell/>
          <table:table-cell table:formula="of:=AVERAGE([.A229:.A248])" office:value-type="float" office:value="14.7">
            <text:p>14.7</text:p>
          </table:table-cell>
          <table:table-cell table:formula="of:=AVERAGE([.B229:.B248])" office:value-type="float" office:value="0.901765">
            <text:p>0.901765</text:p>
          </table:table-cell>
          <table:table-cell table:formula="of:=AVERAGE([.C229:.C248])" office:value-type="float" office:value="0.52336">
            <text:p>0.5233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43">
            <text:p>0.9043</text:p>
          </table:table-cell>
          <table:table-cell office:value-type="float" office:value="0.5302">
            <text:p>0.5302</text:p>
          </table:table-cell>
          <table:table-cell/>
          <table:table-cell table:formula="of:=AVERAGE([.A230:.A249])" office:value-type="float" office:value="14.8">
            <text:p>14.8</text:p>
          </table:table-cell>
          <table:table-cell table:formula="of:=AVERAGE([.B230:.B249])" office:value-type="float" office:value="0.901815">
            <text:p>0.901815</text:p>
          </table:table-cell>
          <table:table-cell table:formula="of:=AVERAGE([.C230:.C249])" office:value-type="float" office:value="0.523345">
            <text:p>0.5233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03">
            <text:p>0.9003</text:p>
          </table:table-cell>
          <table:table-cell office:value-type="float" office:value="0.5159">
            <text:p>0.5159</text:p>
          </table:table-cell>
          <table:table-cell/>
          <table:table-cell table:formula="of:=AVERAGE([.A231:.A250])" office:value-type="float" office:value="14.9">
            <text:p>14.9</text:p>
          </table:table-cell>
          <table:table-cell table:formula="of:=AVERAGE([.B231:.B250])" office:value-type="float" office:value="0.901785">
            <text:p>0.901785</text:p>
          </table:table-cell>
          <table:table-cell table:formula="of:=AVERAGE([.C231:.C250])" office:value-type="float" office:value="0.523225">
            <text:p>0.52322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5">
            <text:p>0.905</text:p>
          </table:table-cell>
          <table:table-cell office:value-type="float" office:value="0.5419">
            <text:p>0.5419</text:p>
          </table:table-cell>
          <table:table-cell/>
          <table:table-cell table:formula="of:=AVERAGE([.A232:.A251])" office:value-type="float" office:value="15">
            <text:p>15</text:p>
          </table:table-cell>
          <table:table-cell table:formula="of:=AVERAGE([.B232:.B251])" office:value-type="float" office:value="0.901635">
            <text:p>0.901635</text:p>
          </table:table-cell>
          <table:table-cell table:formula="of:=AVERAGE([.C232:.C251])" office:value-type="float" office:value="0.5229">
            <text:p>0.522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43">
            <text:p>0.9143</text:p>
          </table:table-cell>
          <table:table-cell office:value-type="float" office:value="0.5665">
            <text:p>0.5665</text:p>
          </table:table-cell>
          <table:table-cell/>
          <table:table-cell table:formula="of:=AVERAGE([.A233:.A252])" office:value-type="float" office:value="15.1">
            <text:p>15.1</text:p>
          </table:table-cell>
          <table:table-cell table:formula="of:=AVERAGE([.B233:.B252])" office:value-type="float" office:value="0.901835">
            <text:p>0.901835</text:p>
          </table:table-cell>
          <table:table-cell table:formula="of:=AVERAGE([.C233:.C252])" office:value-type="float" office:value="0.523365">
            <text:p>0.52336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">
            <text:p>0.907</text:p>
          </table:table-cell>
          <table:table-cell office:value-type="float" office:value="0.5418">
            <text:p>0.5418</text:p>
          </table:table-cell>
          <table:table-cell/>
          <table:table-cell table:formula="of:=AVERAGE([.A234:.A253])" office:value-type="float" office:value="15.2">
            <text:p>15.2</text:p>
          </table:table-cell>
          <table:table-cell table:formula="of:=AVERAGE([.B234:.B253])" office:value-type="float" office:value="0.90187">
            <text:p>0.90187</text:p>
          </table:table-cell>
          <table:table-cell table:formula="of:=AVERAGE([.C234:.C253])" office:value-type="float" office:value="0.523545">
            <text:p>0.5235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7">
            <text:p>0.9017</text:p>
          </table:table-cell>
          <table:table-cell office:value-type="float" office:value="0.5317">
            <text:p>0.5317</text:p>
          </table:table-cell>
          <table:table-cell/>
          <table:table-cell table:formula="of:=AVERAGE([.A235:.A254])" office:value-type="float" office:value="15.3">
            <text:p>15.3</text:p>
          </table:table-cell>
          <table:table-cell table:formula="of:=AVERAGE([.B235:.B254])" office:value-type="float" office:value="0.90207">
            <text:p>0.90207</text:p>
          </table:table-cell>
          <table:table-cell table:formula="of:=AVERAGE([.C235:.C254])" office:value-type="float" office:value="0.523585">
            <text:p>0.52358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17">
            <text:p>0.8917</text:p>
          </table:table-cell>
          <table:table-cell office:value-type="float" office:value="0.4968">
            <text:p>0.4968</text:p>
          </table:table-cell>
          <table:table-cell/>
          <table:table-cell table:formula="of:=AVERAGE([.A236:.A255])" office:value-type="float" office:value="15.4">
            <text:p>15.4</text:p>
          </table:table-cell>
          <table:table-cell table:formula="of:=AVERAGE([.B236:.B255])" office:value-type="float" office:value="0.902085">
            <text:p>0.902085</text:p>
          </table:table-cell>
          <table:table-cell table:formula="of:=AVERAGE([.C236:.C255])" office:value-type="float" office:value="0.523095">
            <text:p>0.5230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4">
            <text:p>0.884</text:p>
          </table:table-cell>
          <table:table-cell office:value-type="float" office:value="0.4783">
            <text:p>0.4783</text:p>
          </table:table-cell>
          <table:table-cell/>
          <table:table-cell table:formula="of:=AVERAGE([.A237:.A256])" office:value-type="float" office:value="15.5">
            <text:p>15.5</text:p>
          </table:table-cell>
          <table:table-cell table:formula="of:=AVERAGE([.B237:.B256])" office:value-type="float" office:value="0.902185">
            <text:p>0.902185</text:p>
          </table:table-cell>
          <table:table-cell table:formula="of:=AVERAGE([.C237:.C256])" office:value-type="float" office:value="0.52303">
            <text:p>0.5230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2">
            <text:p>0.912</text:p>
          </table:table-cell>
          <table:table-cell office:value-type="float" office:value="0.5545">
            <text:p>0.5545</text:p>
          </table:table-cell>
          <table:table-cell/>
          <table:table-cell table:formula="of:=AVERAGE([.A238:.A257])" office:value-type="float" office:value="15.6">
            <text:p>15.6</text:p>
          </table:table-cell>
          <table:table-cell table:formula="of:=AVERAGE([.B238:.B257])" office:value-type="float" office:value="0.90332">
            <text:p>0.90332</text:p>
          </table:table-cell>
          <table:table-cell table:formula="of:=AVERAGE([.C238:.C257])" office:value-type="float" office:value="0.52563">
            <text:p>0.5256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3">
            <text:p>0.9033</text:p>
          </table:table-cell>
          <table:table-cell office:value-type="float" office:value="0.5158">
            <text:p>0.5158</text:p>
          </table:table-cell>
          <table:table-cell/>
          <table:table-cell table:formula="of:=AVERAGE([.A239:.A258])" office:value-type="float" office:value="15.7">
            <text:p>15.7</text:p>
          </table:table-cell>
          <table:table-cell table:formula="of:=AVERAGE([.B239:.B258])" office:value-type="float" office:value="0.903455">
            <text:p>0.903455</text:p>
          </table:table-cell>
          <table:table-cell table:formula="of:=AVERAGE([.C239:.C258])" office:value-type="float" office:value="0.526045">
            <text:p>0.5260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17">
            <text:p>0.9117</text:p>
          </table:table-cell>
          <table:table-cell office:value-type="float" office:value="0.5551">
            <text:p>0.5551</text:p>
          </table:table-cell>
          <table:table-cell/>
          <table:table-cell table:formula="of:=AVERAGE([.A240:.A259])" office:value-type="float" office:value="15.8">
            <text:p>15.8</text:p>
          </table:table-cell>
          <table:table-cell table:formula="of:=AVERAGE([.B240:.B259])" office:value-type="float" office:value="0.903475">
            <text:p>0.903475</text:p>
          </table:table-cell>
          <table:table-cell table:formula="of:=AVERAGE([.C240:.C259])" office:value-type="float" office:value="0.526025">
            <text:p>0.52602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7">
            <text:p>0.9017</text:p>
          </table:table-cell>
          <table:table-cell office:value-type="float" office:value="0.513">
            <text:p>0.513</text:p>
          </table:table-cell>
          <table:table-cell/>
          <table:table-cell table:formula="of:=AVERAGE([.A241:.A260])" office:value-type="float" office:value="15.9">
            <text:p>15.9</text:p>
          </table:table-cell>
          <table:table-cell table:formula="of:=AVERAGE([.B241:.B260])" office:value-type="float" office:value="0.903375">
            <text:p>0.903375</text:p>
          </table:table-cell>
          <table:table-cell table:formula="of:=AVERAGE([.C241:.C260])" office:value-type="float" office:value="0.525555">
            <text:p>0.5255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3">
            <text:p>0.9023</text:p>
          </table:table-cell>
          <table:table-cell office:value-type="float" office:value="0.515">
            <text:p>0.515</text:p>
          </table:table-cell>
          <table:table-cell/>
          <table:table-cell table:formula="of:=AVERAGE([.A242:.A261])" office:value-type="float" office:value="16">
            <text:p>16</text:p>
          </table:table-cell>
          <table:table-cell table:formula="of:=AVERAGE([.B242:.B261])" office:value-type="float" office:value="0.903425">
            <text:p>0.903425</text:p>
          </table:table-cell>
          <table:table-cell table:formula="of:=AVERAGE([.C242:.C261])" office:value-type="float" office:value="0.52581">
            <text:p>0.5258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1">
            <text:p>0.901</text:p>
          </table:table-cell>
          <table:table-cell office:value-type="float" office:value="0.511">
            <text:p>0.511</text:p>
          </table:table-cell>
          <table:table-cell/>
          <table:table-cell table:formula="of:=AVERAGE([.A243:.A262])" office:value-type="float" office:value="16.1">
            <text:p>16.1</text:p>
          </table:table-cell>
          <table:table-cell table:formula="of:=AVERAGE([.B243:.B262])" office:value-type="float" office:value="0.903575">
            <text:p>0.903575</text:p>
          </table:table-cell>
          <table:table-cell table:formula="of:=AVERAGE([.C243:.C262])" office:value-type="float" office:value="0.52642">
            <text:p>0.5264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">
            <text:p>0.898</text:p>
          </table:table-cell>
          <table:table-cell office:value-type="float" office:value="0.5081">
            <text:p>0.5081</text:p>
          </table:table-cell>
          <table:table-cell/>
          <table:table-cell table:formula="of:=AVERAGE([.A244:.A263])" office:value-type="float" office:value="16.2">
            <text:p>16.2</text:p>
          </table:table-cell>
          <table:table-cell table:formula="of:=AVERAGE([.B244:.B263])" office:value-type="float" office:value="0.90349">
            <text:p>0.90349</text:p>
          </table:table-cell>
          <table:table-cell table:formula="of:=AVERAGE([.C244:.C263])" office:value-type="float" office:value="0.526145">
            <text:p>0.52614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7">
            <text:p>0.9117</text:p>
          </table:table-cell>
          <table:table-cell office:value-type="float" office:value="0.5519">
            <text:p>0.5519</text:p>
          </table:table-cell>
          <table:table-cell/>
          <table:table-cell table:formula="of:=AVERAGE([.A245:.A264])" office:value-type="float" office:value="16.3">
            <text:p>16.3</text:p>
          </table:table-cell>
          <table:table-cell table:formula="of:=AVERAGE([.B245:.B264])" office:value-type="float" office:value="0.90349">
            <text:p>0.90349</text:p>
          </table:table-cell>
          <table:table-cell table:formula="of:=AVERAGE([.C245:.C264])" office:value-type="float" office:value="0.52607">
            <text:p>0.5260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27">
            <text:p>0.9127</text:p>
          </table:table-cell>
          <table:table-cell office:value-type="float" office:value="0.5533">
            <text:p>0.5533</text:p>
          </table:table-cell>
          <table:table-cell/>
          <table:table-cell table:formula="of:=AVERAGE([.A246:.A265])" office:value-type="float" office:value="16.4">
            <text:p>16.4</text:p>
          </table:table-cell>
          <table:table-cell table:formula="of:=AVERAGE([.B246:.B265])" office:value-type="float" office:value="0.90362">
            <text:p>0.90362</text:p>
          </table:table-cell>
          <table:table-cell table:formula="of:=AVERAGE([.C246:.C265])" office:value-type="float" office:value="0.526695">
            <text:p>0.5266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">
            <text:p>0.91</text:p>
          </table:table-cell>
          <table:table-cell office:value-type="float" office:value="0.5443">
            <text:p>0.5443</text:p>
          </table:table-cell>
          <table:table-cell/>
          <table:table-cell table:formula="of:=AVERAGE([.A247:.A266])" office:value-type="float" office:value="16.5">
            <text:p>16.5</text:p>
          </table:table-cell>
          <table:table-cell table:formula="of:=AVERAGE([.B247:.B266])" office:value-type="float" office:value="0.90357">
            <text:p>0.90357</text:p>
          </table:table-cell>
          <table:table-cell table:formula="of:=AVERAGE([.C247:.C266])" office:value-type="float" office:value="0.52653">
            <text:p>0.5265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683">
            <text:p>0.8683</text:p>
          </table:table-cell>
          <table:table-cell office:value-type="float" office:value="0.4483">
            <text:p>0.4483</text:p>
          </table:table-cell>
          <table:table-cell/>
          <table:table-cell table:formula="of:=AVERAGE([.A248:.A267])" office:value-type="float" office:value="16.6">
            <text:p>16.6</text:p>
          </table:table-cell>
          <table:table-cell table:formula="of:=AVERAGE([.B248:.B267])" office:value-type="float" office:value="0.903605">
            <text:p>0.903605</text:p>
          </table:table-cell>
          <table:table-cell table:formula="of:=AVERAGE([.C248:.C267])" office:value-type="float" office:value="0.52655">
            <text:p>0.526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53">
            <text:p>0.8953</text:p>
          </table:table-cell>
          <table:table-cell office:value-type="float" office:value="0.4935">
            <text:p>0.4935</text:p>
          </table:table-cell>
          <table:table-cell/>
          <table:table-cell table:formula="of:=AVERAGE([.A249:.A268])" office:value-type="float" office:value="16.7">
            <text:p>16.7</text:p>
          </table:table-cell>
          <table:table-cell table:formula="of:=AVERAGE([.B249:.B268])" office:value-type="float" office:value="0.904525">
            <text:p>0.904525</text:p>
          </table:table-cell>
          <table:table-cell table:formula="of:=AVERAGE([.C249:.C268])" office:value-type="float" office:value="0.528155">
            <text:p>0.5281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7">
            <text:p>0.9037</text:p>
          </table:table-cell>
          <table:table-cell office:value-type="float" office:value="0.5278">
            <text:p>0.5278</text:p>
          </table:table-cell>
          <table:table-cell/>
          <table:table-cell table:formula="of:=AVERAGE([.A250:.A269])" office:value-type="float" office:value="16.8">
            <text:p>16.8</text:p>
          </table:table-cell>
          <table:table-cell table:formula="of:=AVERAGE([.B250:.B269])" office:value-type="float" office:value="0.904325">
            <text:p>0.904325</text:p>
          </table:table-cell>
          <table:table-cell table:formula="of:=AVERAGE([.C250:.C269])" office:value-type="float" office:value="0.527475">
            <text:p>0.5274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3">
            <text:p>0.8973</text:p>
          </table:table-cell>
          <table:table-cell office:value-type="float" office:value="0.5094">
            <text:p>0.5094</text:p>
          </table:table-cell>
          <table:table-cell/>
          <table:table-cell table:formula="of:=AVERAGE([.A251:.A270])" office:value-type="float" office:value="16.9">
            <text:p>16.9</text:p>
          </table:table-cell>
          <table:table-cell table:formula="of:=AVERAGE([.B251:.B270])" office:value-type="float" office:value="0.904225">
            <text:p>0.904225</text:p>
          </table:table-cell>
          <table:table-cell table:formula="of:=AVERAGE([.C251:.C270])" office:value-type="float" office:value="0.52724">
            <text:p>0.5272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9">
            <text:p>0.909</text:p>
          </table:table-cell>
          <table:table-cell office:value-type="float" office:value="0.5512">
            <text:p>0.5512</text:p>
          </table:table-cell>
          <table:table-cell/>
          <table:table-cell table:formula="of:=AVERAGE([.A252:.A271])" office:value-type="float" office:value="17">
            <text:p>17</text:p>
          </table:table-cell>
          <table:table-cell table:formula="of:=AVERAGE([.B252:.B271])" office:value-type="float" office:value="0.904345">
            <text:p>0.904345</text:p>
          </table:table-cell>
          <table:table-cell table:formula="of:=AVERAGE([.C252:.C271])" office:value-type="float" office:value="0.52748">
            <text:p>0.5274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5">
            <text:p>0.915</text:p>
          </table:table-cell>
          <table:table-cell office:value-type="float" office:value="0.5701">
            <text:p>0.5701</text:p>
          </table:table-cell>
          <table:table-cell/>
          <table:table-cell table:formula="of:=AVERAGE([.A253:.A272])" office:value-type="float" office:value="17.1">
            <text:p>17.1</text:p>
          </table:table-cell>
          <table:table-cell table:formula="of:=AVERAGE([.B253:.B272])" office:value-type="float" office:value="0.90441">
            <text:p>0.90441</text:p>
          </table:table-cell>
          <table:table-cell table:formula="of:=AVERAGE([.C253:.C272])" office:value-type="float" office:value="0.52735">
            <text:p>0.5273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">
            <text:p>0.911</text:p>
          </table:table-cell>
          <table:table-cell office:value-type="float" office:value="0.5426">
            <text:p>0.5426</text:p>
          </table:table-cell>
          <table:table-cell/>
          <table:table-cell table:formula="of:=AVERAGE([.A254:.A273])" office:value-type="float" office:value="17.2">
            <text:p>17.2</text:p>
          </table:table-cell>
          <table:table-cell table:formula="of:=AVERAGE([.B254:.B273])" office:value-type="float" office:value="0.90441">
            <text:p>0.90441</text:p>
          </table:table-cell>
          <table:table-cell table:formula="of:=AVERAGE([.C254:.C273])" office:value-type="float" office:value="0.527265">
            <text:p>0.52726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">
            <text:p>0.902</text:p>
          </table:table-cell>
          <table:table-cell office:value-type="float" office:value="0.5219">
            <text:p>0.5219</text:p>
          </table:table-cell>
          <table:table-cell/>
          <table:table-cell table:formula="of:=AVERAGE([.A255:.A274])" office:value-type="float" office:value="17.3">
            <text:p>17.3</text:p>
          </table:table-cell>
          <table:table-cell table:formula="of:=AVERAGE([.B255:.B274])" office:value-type="float" office:value="0.904445">
            <text:p>0.904445</text:p>
          </table:table-cell>
          <table:table-cell table:formula="of:=AVERAGE([.C255:.C274])" office:value-type="float" office:value="0.52732">
            <text:p>0.5273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37">
            <text:p>0.8937</text:p>
          </table:table-cell>
          <table:table-cell office:value-type="float" office:value="0.4955">
            <text:p>0.4955</text:p>
          </table:table-cell>
          <table:table-cell/>
          <table:table-cell table:formula="of:=AVERAGE([.A256:.A275])" office:value-type="float" office:value="17.4">
            <text:p>17.4</text:p>
          </table:table-cell>
          <table:table-cell table:formula="of:=AVERAGE([.B256:.B275])" office:value-type="float" office:value="0.90448">
            <text:p>0.90448</text:p>
          </table:table-cell>
          <table:table-cell table:formula="of:=AVERAGE([.C256:.C275])" office:value-type="float" office:value="0.527555">
            <text:p>0.5275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67">
            <text:p>0.9067</text:p>
          </table:table-cell>
          <table:table-cell office:value-type="float" office:value="0.5303">
            <text:p>0.5303</text:p>
          </table:table-cell>
          <table:table-cell/>
          <table:table-cell table:formula="of:=AVERAGE([.A257:.A276])" office:value-type="float" office:value="17.5">
            <text:p>17.5</text:p>
          </table:table-cell>
          <table:table-cell table:formula="of:=AVERAGE([.B257:.B276])" office:value-type="float" office:value="0.90446">
            <text:p>0.90446</text:p>
          </table:table-cell>
          <table:table-cell table:formula="of:=AVERAGE([.C257:.C276])" office:value-type="float" office:value="0.527665">
            <text:p>0.52766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47">
            <text:p>0.9147</text:p>
          </table:table-cell>
          <table:table-cell office:value-type="float" office:value="0.5628">
            <text:p>0.5628</text:p>
          </table:table-cell>
          <table:table-cell/>
          <table:table-cell table:formula="of:=AVERAGE([.A258:.A277])" office:value-type="float" office:value="17.6">
            <text:p>17.6</text:p>
          </table:table-cell>
          <table:table-cell table:formula="of:=AVERAGE([.B258:.B277])" office:value-type="float" office:value="0.90424">
            <text:p>0.90424</text:p>
          </table:table-cell>
          <table:table-cell table:formula="of:=AVERAGE([.C258:.C277])" office:value-type="float" office:value="0.526825">
            <text:p>0.52682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7">
            <text:p>0.9037</text:p>
          </table:table-cell>
          <table:table-cell office:value-type="float" office:value="0.5154">
            <text:p>0.5154</text:p>
          </table:table-cell>
          <table:table-cell/>
          <table:table-cell table:formula="of:=AVERAGE([.A259:.A278])" office:value-type="float" office:value="17.7">
            <text:p>17.7</text:p>
          </table:table-cell>
          <table:table-cell table:formula="of:=AVERAGE([.B259:.B278])" office:value-type="float" office:value="0.90422">
            <text:p>0.90422</text:p>
          </table:table-cell>
          <table:table-cell table:formula="of:=AVERAGE([.C259:.C278])" office:value-type="float" office:value="0.526705">
            <text:p>0.52670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97">
            <text:p>0.9097</text:p>
          </table:table-cell>
          <table:table-cell office:value-type="float" office:value="0.5457">
            <text:p>0.5457</text:p>
          </table:table-cell>
          <table:table-cell/>
          <table:table-cell table:formula="of:=AVERAGE([.A260:.A279])" office:value-type="float" office:value="17.8">
            <text:p>17.8</text:p>
          </table:table-cell>
          <table:table-cell table:formula="of:=AVERAGE([.B260:.B279])" office:value-type="float" office:value="0.904235">
            <text:p>0.904235</text:p>
          </table:table-cell>
          <table:table-cell table:formula="of:=AVERAGE([.C260:.C279])" office:value-type="float" office:value="0.52682">
            <text:p>0.5268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7">
            <text:p>0.9027</text:p>
          </table:table-cell>
          <table:table-cell office:value-type="float" office:value="0.5181">
            <text:p>0.5181</text:p>
          </table:table-cell>
          <table:table-cell/>
          <table:table-cell table:formula="of:=AVERAGE([.A261:.A280])" office:value-type="float" office:value="17.9">
            <text:p>17.9</text:p>
          </table:table-cell>
          <table:table-cell table:formula="of:=AVERAGE([.B261:.B280])" office:value-type="float" office:value="0.904215">
            <text:p>0.904215</text:p>
          </table:table-cell>
          <table:table-cell table:formula="of:=AVERAGE([.C261:.C280])" office:value-type="float" office:value="0.526665">
            <text:p>0.5266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53">
            <text:p>0.9053</text:p>
          </table:table-cell>
          <table:table-cell office:value-type="float" office:value="0.5272">
            <text:p>0.5272</text:p>
          </table:table-cell>
          <table:table-cell/>
          <table:table-cell table:formula="of:=AVERAGE([.A262:.A281])" office:value-type="float" office:value="18">
            <text:p>18</text:p>
          </table:table-cell>
          <table:table-cell table:formula="of:=AVERAGE([.B262:.B281])" office:value-type="float" office:value="0.904095">
            <text:p>0.904095</text:p>
          </table:table-cell>
          <table:table-cell table:formula="of:=AVERAGE([.C262:.C281])" office:value-type="float" office:value="0.52616">
            <text:p>0.52616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3">
            <text:p>0.8993</text:p>
          </table:table-cell>
          <table:table-cell office:value-type="float" office:value="0.5055">
            <text:p>0.5055</text:p>
          </table:table-cell>
          <table:table-cell/>
          <table:table-cell table:formula="of:=AVERAGE([.A263:.A282])" office:value-type="float" office:value="18.1">
            <text:p>18.1</text:p>
          </table:table-cell>
          <table:table-cell table:formula="of:=AVERAGE([.B263:.B282])" office:value-type="float" office:value="0.904015">
            <text:p>0.904015</text:p>
          </table:table-cell>
          <table:table-cell table:formula="of:=AVERAGE([.C263:.C282])" office:value-type="float" office:value="0.52582">
            <text:p>0.5258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066">
            <text:p>0.5066</text:p>
          </table:table-cell>
          <table:table-cell/>
          <table:table-cell table:formula="of:=AVERAGE([.A264:.A283])" office:value-type="float" office:value="18.2">
            <text:p>18.2</text:p>
          </table:table-cell>
          <table:table-cell table:formula="of:=AVERAGE([.B264:.B283])" office:value-type="float" office:value="0.904085">
            <text:p>0.904085</text:p>
          </table:table-cell>
          <table:table-cell table:formula="of:=AVERAGE([.C264:.C283])" office:value-type="float" office:value="0.5261">
            <text:p>0.526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43">
            <text:p>0.9143</text:p>
          </table:table-cell>
          <table:table-cell office:value-type="float" office:value="0.5644">
            <text:p>0.5644</text:p>
          </table:table-cell>
          <table:table-cell/>
          <table:table-cell table:formula="of:=AVERAGE([.A265:.A284])" office:value-type="float" office:value="18.3">
            <text:p>18.3</text:p>
          </table:table-cell>
          <table:table-cell table:formula="of:=AVERAGE([.B265:.B284])" office:value-type="float" office:value="0.9041">
            <text:p>0.9041</text:p>
          </table:table-cell>
          <table:table-cell table:formula="of:=AVERAGE([.C265:.C284])" office:value-type="float" office:value="0.526145">
            <text:p>0.5261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7">
            <text:p>0.9117</text:p>
          </table:table-cell>
          <table:table-cell office:value-type="float" office:value="0.55">
            <text:p>0.55</text:p>
          </table:table-cell>
          <table:table-cell/>
          <table:table-cell table:formula="of:=AVERAGE([.A266:.A285])" office:value-type="float" office:value="18.4">
            <text:p>18.4</text:p>
          </table:table-cell>
          <table:table-cell table:formula="of:=AVERAGE([.B266:.B285])" office:value-type="float" office:value="0.9039">
            <text:p>0.9039</text:p>
          </table:table-cell>
          <table:table-cell table:formula="of:=AVERAGE([.C266:.C285])" office:value-type="float" office:value="0.525615">
            <text:p>0.5256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07">
            <text:p>0.9107</text:p>
          </table:table-cell>
          <table:table-cell office:value-type="float" office:value="0.5447">
            <text:p>0.5447</text:p>
          </table:table-cell>
          <table:table-cell/>
          <table:table-cell table:formula="of:=AVERAGE([.A267:.A286])" office:value-type="float" office:value="18.5">
            <text:p>18.5</text:p>
          </table:table-cell>
          <table:table-cell table:formula="of:=AVERAGE([.B267:.B286])" office:value-type="float" office:value="0.9039">
            <text:p>0.9039</text:p>
          </table:table-cell>
          <table:table-cell table:formula="of:=AVERAGE([.C267:.C286])" office:value-type="float" office:value="0.525595">
            <text:p>0.52559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67">
            <text:p>0.8867</text:p>
          </table:table-cell>
          <table:table-cell office:value-type="float" office:value="0.4804">
            <text:p>0.4804</text:p>
          </table:table-cell>
          <table:table-cell/>
          <table:table-cell table:formula="of:=AVERAGE([.A268:.A287])" office:value-type="float" office:value="18.6">
            <text:p>18.6</text:p>
          </table:table-cell>
          <table:table-cell table:formula="of:=AVERAGE([.B268:.B287])" office:value-type="float" office:value="0.9039">
            <text:p>0.9039</text:p>
          </table:table-cell>
          <table:table-cell table:formula="of:=AVERAGE([.C268:.C287])" office:value-type="float" office:value="0.525635">
            <text:p>0.52563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13">
            <text:p>0.8913</text:p>
          </table:table-cell>
          <table:table-cell office:value-type="float" office:value="0.4799">
            <text:p>0.4799</text:p>
          </table:table-cell>
          <table:table-cell/>
          <table:table-cell table:formula="of:=AVERAGE([.A269:.A288])" office:value-type="float" office:value="18.7">
            <text:p>18.7</text:p>
          </table:table-cell>
          <table:table-cell table:formula="of:=AVERAGE([.B269:.B288])" office:value-type="float" office:value="0.90425">
            <text:p>0.90425</text:p>
          </table:table-cell>
          <table:table-cell table:formula="of:=AVERAGE([.C269:.C288])" office:value-type="float" office:value="0.526075">
            <text:p>0.5260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17">
            <text:p>0.9017</text:p>
          </table:table-cell>
          <table:table-cell office:value-type="float" office:value="0.5231">
            <text:p>0.5231</text:p>
          </table:table-cell>
          <table:table-cell/>
          <table:table-cell table:formula="of:=AVERAGE([.A270:.A289])" office:value-type="float" office:value="18.8">
            <text:p>18.8</text:p>
          </table:table-cell>
          <table:table-cell table:formula="of:=AVERAGE([.B270:.B289])" office:value-type="float" office:value="0.904435">
            <text:p>0.904435</text:p>
          </table:table-cell>
          <table:table-cell table:formula="of:=AVERAGE([.C270:.C289])" office:value-type="float" office:value="0.526595">
            <text:p>0.52659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7">
            <text:p>0.8997</text:p>
          </table:table-cell>
          <table:table-cell office:value-type="float" office:value="0.5142">
            <text:p>0.5142</text:p>
          </table:table-cell>
          <table:table-cell/>
          <table:table-cell table:formula="of:=AVERAGE([.A271:.A290])" office:value-type="float" office:value="18.9">
            <text:p>18.9</text:p>
          </table:table-cell>
          <table:table-cell table:formula="of:=AVERAGE([.B271:.B290])" office:value-type="float" office:value="0.9046">
            <text:p>0.9046</text:p>
          </table:table-cell>
          <table:table-cell table:formula="of:=AVERAGE([.C271:.C290])" office:value-type="float" office:value="0.52688">
            <text:p>0.5268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03">
            <text:p>0.9103</text:p>
          </table:table-cell>
          <table:table-cell office:value-type="float" office:value="0.5486">
            <text:p>0.5486</text:p>
          </table:table-cell>
          <table:table-cell/>
          <table:table-cell table:formula="of:=AVERAGE([.A272:.A291])" office:value-type="float" office:value="19">
            <text:p>19</text:p>
          </table:table-cell>
          <table:table-cell table:formula="of:=AVERAGE([.B272:.B291])" office:value-type="float" office:value="0.904565">
            <text:p>0.904565</text:p>
          </table:table-cell>
          <table:table-cell table:formula="of:=AVERAGE([.C272:.C291])" office:value-type="float" office:value="0.526735">
            <text:p>0.52673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5">
            <text:p>0.915</text:p>
          </table:table-cell>
          <table:table-cell office:value-type="float" office:value="0.5684">
            <text:p>0.5684</text:p>
          </table:table-cell>
          <table:table-cell/>
          <table:table-cell table:formula="of:=AVERAGE([.A273:.A292])" office:value-type="float" office:value="19.1">
            <text:p>19.1</text:p>
          </table:table-cell>
          <table:table-cell table:formula="of:=AVERAGE([.B273:.B292])" office:value-type="float" office:value="0.904485">
            <text:p>0.904485</text:p>
          </table:table-cell>
          <table:table-cell table:formula="of:=AVERAGE([.C273:.C292])" office:value-type="float" office:value="0.52642">
            <text:p>0.5264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7">
            <text:p>0.9117</text:p>
          </table:table-cell>
          <table:table-cell office:value-type="float" office:value="0.5437">
            <text:p>0.5437</text:p>
          </table:table-cell>
          <table:table-cell/>
          <table:table-cell table:formula="of:=AVERAGE([.A274:.A293])" office:value-type="float" office:value="19.2">
            <text:p>19.2</text:p>
          </table:table-cell>
          <table:table-cell table:formula="of:=AVERAGE([.B274:.B293])" office:value-type="float" office:value="0.904535">
            <text:p>0.904535</text:p>
          </table:table-cell>
          <table:table-cell table:formula="of:=AVERAGE([.C274:.C293])" office:value-type="float" office:value="0.52671">
            <text:p>0.5267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27">
            <text:p>0.9027</text:p>
          </table:table-cell>
          <table:table-cell office:value-type="float" office:value="0.5266">
            <text:p>0.5266</text:p>
          </table:table-cell>
          <table:table-cell/>
          <table:table-cell table:formula="of:=AVERAGE([.A275:.A294])" office:value-type="float" office:value="19.3">
            <text:p>19.3</text:p>
          </table:table-cell>
          <table:table-cell table:formula="of:=AVERAGE([.B275:.B294])" office:value-type="float" office:value="0.903765">
            <text:p>0.903765</text:p>
          </table:table-cell>
          <table:table-cell table:formula="of:=AVERAGE([.C275:.C294])" office:value-type="float" office:value="0.52493">
            <text:p>0.5249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33">
            <text:p>0.8933</text:p>
          </table:table-cell>
          <table:table-cell office:value-type="float" office:value="0.4977">
            <text:p>0.4977</text:p>
          </table:table-cell>
          <table:table-cell/>
          <table:table-cell table:formula="of:=AVERAGE([.A276:.A295])" office:value-type="float" office:value="19.4">
            <text:p>19.4</text:p>
          </table:table-cell>
          <table:table-cell table:formula="of:=AVERAGE([.B276:.B295])" office:value-type="float" office:value="0.90383">
            <text:p>0.90383</text:p>
          </table:table-cell>
          <table:table-cell table:formula="of:=AVERAGE([.C276:.C295])" office:value-type="float" office:value="0.525085">
            <text:p>0.52508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23">
            <text:p>0.9023</text:p>
          </table:table-cell>
          <table:table-cell office:value-type="float" office:value="0.5135">
            <text:p>0.5135</text:p>
          </table:table-cell>
          <table:table-cell/>
          <table:table-cell table:formula="of:=AVERAGE([.A277:.A296])" office:value-type="float" office:value="19.5">
            <text:p>19.5</text:p>
          </table:table-cell>
          <table:table-cell table:formula="of:=AVERAGE([.B277:.B296])" office:value-type="float" office:value="0.903865">
            <text:p>0.903865</text:p>
          </table:table-cell>
          <table:table-cell table:formula="of:=AVERAGE([.C277:.C296])" office:value-type="float" office:value="0.52508">
            <text:p>0.5250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43">
            <text:p>0.9143</text:p>
          </table:table-cell>
          <table:table-cell office:value-type="float" office:value="0.5604">
            <text:p>0.5604</text:p>
          </table:table-cell>
          <table:table-cell/>
          <table:table-cell table:formula="of:=AVERAGE([.A278:.A297])" office:value-type="float" office:value="19.6">
            <text:p>19.6</text:p>
          </table:table-cell>
          <table:table-cell table:formula="of:=AVERAGE([.B278:.B297])" office:value-type="float" office:value="0.9037">
            <text:p>0.9037</text:p>
          </table:table-cell>
          <table:table-cell table:formula="of:=AVERAGE([.C278:.C297])" office:value-type="float" office:value="0.524915">
            <text:p>0.5249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">
            <text:p>0.904</text:p>
          </table:table-cell>
          <table:table-cell office:value-type="float" office:value="0.5177">
            <text:p>0.5177</text:p>
          </table:table-cell>
          <table:table-cell/>
          <table:table-cell table:formula="of:=AVERAGE([.A279:.A298])" office:value-type="float" office:value="19.7">
            <text:p>19.7</text:p>
          </table:table-cell>
          <table:table-cell table:formula="of:=AVERAGE([.B279:.B298])" office:value-type="float" office:value="0.90375">
            <text:p>0.90375</text:p>
          </table:table-cell>
          <table:table-cell table:formula="of:=AVERAGE([.C279:.C298])" office:value-type="float" office:value="0.52509">
            <text:p>0.5250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93">
            <text:p>0.9093</text:p>
          </table:table-cell>
          <table:table-cell office:value-type="float" office:value="0.5426">
            <text:p>0.5426</text:p>
          </table:table-cell>
          <table:table-cell/>
          <table:table-cell table:formula="of:=AVERAGE([.A280:.A299])" office:value-type="float" office:value="19.8">
            <text:p>19.8</text:p>
          </table:table-cell>
          <table:table-cell table:formula="of:=AVERAGE([.B280:.B299])" office:value-type="float" office:value="0.903685">
            <text:p>0.903685</text:p>
          </table:table-cell>
          <table:table-cell table:formula="of:=AVERAGE([.C280:.C299])" office:value-type="float" office:value="0.52498">
            <text:p>0.5249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03">
            <text:p>0.9003</text:p>
          </table:table-cell>
          <table:table-cell office:value-type="float" office:value="0.508">
            <text:p>0.508</text:p>
          </table:table-cell>
          <table:table-cell/>
          <table:table-cell table:formula="of:=AVERAGE([.A281:.A300])" office:value-type="float" office:value="19.9">
            <text:p>19.9</text:p>
          </table:table-cell>
          <table:table-cell table:formula="of:=AVERAGE([.B281:.B300])" office:value-type="float" office:value="0.903735">
            <text:p>0.903735</text:p>
          </table:table-cell>
          <table:table-cell table:formula="of:=AVERAGE([.C281:.C300])" office:value-type="float" office:value="0.525125">
            <text:p>0.5251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37">
            <text:p>0.9037</text:p>
          </table:table-cell>
          <table:table-cell office:value-type="float" office:value="0.5204">
            <text:p>0.5204</text:p>
          </table:table-cell>
          <table:table-cell/>
          <table:table-cell table:formula="of:=AVERAGE([.A282:.A301])" office:value-type="float" office:value="20">
            <text:p>20</text:p>
          </table:table-cell>
          <table:table-cell table:formula="of:=AVERAGE([.B282:.B301])" office:value-type="float" office:value="0.90382">
            <text:p>0.90382</text:p>
          </table:table-cell>
          <table:table-cell table:formula="of:=AVERAGE([.C282:.C301])" office:value-type="float" office:value="0.5254">
            <text:p>0.525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07">
            <text:p>0.9007</text:p>
          </table:table-cell>
          <table:table-cell office:value-type="float" office:value="0.5111">
            <text:p>0.5111</text:p>
          </table:table-cell>
          <table:table-cell/>
          <table:table-cell table:formula="of:=AVERAGE([.A283:.A302])" office:value-type="float" office:value="20.25">
            <text:p>20.25</text:p>
          </table:table-cell>
          <table:table-cell table:formula="of:=AVERAGE([.B283:.B302])" office:value-type="float" office:value="0.9038">
            <text:p>0.9038</text:p>
          </table:table-cell>
          <table:table-cell table:formula="of:=AVERAGE([.C283:.C302])" office:value-type="float" office:value="0.52517">
            <text:p>0.5251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3">
            <text:p>0.8983</text:p>
          </table:table-cell>
          <table:table-cell office:value-type="float" office:value="0.5075">
            <text:p>0.5075</text:p>
          </table:table-cell>
          <table:table-cell/>
          <table:table-cell table:formula="of:=AVERAGE([.A284:.A303])" office:value-type="float" office:value="20.5">
            <text:p>20.5</text:p>
          </table:table-cell>
          <table:table-cell table:formula="of:=AVERAGE([.B284:.B303])" office:value-type="float" office:value="0.903815">
            <text:p>0.903815</text:p>
          </table:table-cell>
          <table:table-cell table:formula="of:=AVERAGE([.C284:.C303])" office:value-type="float" office:value="0.525365">
            <text:p>0.52536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03">
            <text:p>0.9103</text:p>
          </table:table-cell>
          <table:table-cell office:value-type="float" office:value="0.5538">
            <text:p>0.5538</text:p>
          </table:table-cell>
          <table:table-cell/>
          <table:table-cell table:formula="of:=AVERAGE([.A285:.A304])" office:value-type="float" office:value="20.75">
            <text:p>20.75</text:p>
          </table:table-cell>
          <table:table-cell table:formula="of:=AVERAGE([.B285:.B304])" office:value-type="float" office:value="0.903785">
            <text:p>0.903785</text:p>
          </table:table-cell>
          <table:table-cell table:formula="of:=AVERAGE([.C285:.C304])" office:value-type="float" office:value="0.525275">
            <text:p>0.5252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7">
            <text:p>0.9117</text:p>
          </table:table-cell>
          <table:table-cell office:value-type="float" office:value="0.5496">
            <text:p>0.5496</text:p>
          </table:table-cell>
          <table:table-cell/>
          <table:table-cell table:formula="of:=AVERAGE([.A286:.A305])" office:value-type="float" office:value="21">
            <text:p>21</text:p>
          </table:table-cell>
          <table:table-cell table:formula="of:=AVERAGE([.B286:.B305])" office:value-type="float" office:value="0.90397">
            <text:p>0.90397</text:p>
          </table:table-cell>
          <table:table-cell table:formula="of:=AVERAGE([.C286:.C305])" office:value-type="float" office:value="0.52573">
            <text:p>0.5257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07">
            <text:p>0.9107</text:p>
          </table:table-cell>
          <table:table-cell office:value-type="float" office:value="0.5455">
            <text:p>0.5455</text:p>
          </table:table-cell>
          <table:table-cell/>
          <table:table-cell table:formula="of:=AVERAGE([.A287:.A306])" office:value-type="float" office:value="21.25">
            <text:p>21.25</text:p>
          </table:table-cell>
          <table:table-cell table:formula="of:=AVERAGE([.B287:.B306])" office:value-type="float" office:value="0.904">
            <text:p>0.904</text:p>
          </table:table-cell>
          <table:table-cell table:formula="of:=AVERAGE([.C287:.C306])" office:value-type="float" office:value="0.52583">
            <text:p>0.5258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7">
            <text:p>0.8937</text:p>
          </table:table-cell>
          <table:table-cell office:value-type="float" office:value="0.4892">
            <text:p>0.4892</text:p>
          </table:table-cell>
          <table:table-cell/>
          <table:table-cell table:formula="of:=AVERAGE([.A288:.A307])" office:value-type="float" office:value="21.5">
            <text:p>21.5</text:p>
          </table:table-cell>
          <table:table-cell table:formula="of:=AVERAGE([.B288:.B307])" office:value-type="float" office:value="0.90403">
            <text:p>0.90403</text:p>
          </table:table-cell>
          <table:table-cell table:formula="of:=AVERAGE([.C288:.C307])" office:value-type="float" office:value="0.525885">
            <text:p>0.52588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">
            <text:p>0.895</text:p>
          </table:table-cell>
          <table:table-cell office:value-type="float" office:value="0.4903">
            <text:p>0.4903</text:p>
          </table:table-cell>
          <table:table-cell/>
          <table:table-cell table:formula="of:=AVERAGE([.A289:.A308])" office:value-type="float" office:value="21.75">
            <text:p>21.75</text:p>
          </table:table-cell>
          <table:table-cell table:formula="of:=AVERAGE([.B289:.B308])" office:value-type="float" office:value="0.90406">
            <text:p>0.90406</text:p>
          </table:table-cell>
          <table:table-cell table:formula="of:=AVERAGE([.C289:.C308])" office:value-type="float" office:value="0.52601">
            <text:p>0.5260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5">
            <text:p>0.905</text:p>
          </table:table-cell>
          <table:table-cell office:value-type="float" office:value="0.5288">
            <text:p>0.5288</text:p>
          </table:table-cell>
          <table:table-cell/>
          <table:table-cell table:formula="of:=AVERAGE([.A290:.A309])" office:value-type="float" office:value="22">
            <text:p>22</text:p>
          </table:table-cell>
          <table:table-cell table:formula="of:=AVERAGE([.B290:.B309])" office:value-type="float" office:value="0.90406">
            <text:p>0.90406</text:p>
          </table:table-cell>
          <table:table-cell table:formula="of:=AVERAGE([.C290:.C309])" office:value-type="float" office:value="0.526125">
            <text:p>0.5261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">
            <text:p>0.899</text:p>
          </table:table-cell>
          <table:table-cell office:value-type="float" office:value="0.5113">
            <text:p>0.5113</text:p>
          </table:table-cell>
          <table:table-cell/>
          <table:table-cell table:formula="of:=AVERAGE([.A291:.A310])" office:value-type="float" office:value="22.25">
            <text:p>22.25</text:p>
          </table:table-cell>
          <table:table-cell table:formula="of:=AVERAGE([.B291:.B310])" office:value-type="float" office:value="0.904045">
            <text:p>0.904045</text:p>
          </table:table-cell>
          <table:table-cell table:formula="of:=AVERAGE([.C291:.C310])" office:value-type="float" office:value="0.52613">
            <text:p>0.5261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87">
            <text:p>0.9087</text:p>
          </table:table-cell>
          <table:table-cell office:value-type="float" office:value="0.5423">
            <text:p>0.5423</text:p>
          </table:table-cell>
          <table:table-cell/>
          <table:table-cell table:formula="of:=AVERAGE([.A292:.A311])" office:value-type="float" office:value="22.5">
            <text:p>22.5</text:p>
          </table:table-cell>
          <table:table-cell table:formula="of:=AVERAGE([.B292:.B311])" office:value-type="float" office:value="0.90401">
            <text:p>0.90401</text:p>
          </table:table-cell>
          <table:table-cell table:formula="of:=AVERAGE([.C292:.C311])" office:value-type="float" office:value="0.526135">
            <text:p>0.52613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6">
            <text:p>0.916</text:p>
          </table:table-cell>
          <table:table-cell office:value-type="float" office:value="0.5742">
            <text:p>0.5742</text:p>
          </table:table-cell>
          <table:table-cell/>
          <table:table-cell table:formula="of:=AVERAGE([.A293:.A312])" office:value-type="float" office:value="22.75">
            <text:p>22.75</text:p>
          </table:table-cell>
          <table:table-cell table:formula="of:=AVERAGE([.B293:.B312])" office:value-type="float" office:value="0.904125">
            <text:p>0.904125</text:p>
          </table:table-cell>
          <table:table-cell table:formula="of:=AVERAGE([.C293:.C312])" office:value-type="float" office:value="0.52688">
            <text:p>0.52688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63">
            <text:p>0.8963</text:p>
          </table:table-cell>
          <table:table-cell office:value-type="float" office:value="0.5081">
            <text:p>0.5081</text:p>
          </table:table-cell>
          <table:table-cell/>
          <table:table-cell table:formula="of:=AVERAGE([.A294:.A313])" office:value-type="float" office:value="23">
            <text:p>23</text:p>
          </table:table-cell>
          <table:table-cell table:formula="of:=AVERAGE([.B294:.B313])" office:value-type="float" office:value="0.903625">
            <text:p>0.903625</text:p>
          </table:table-cell>
          <table:table-cell table:formula="of:=AVERAGE([.C294:.C313])" office:value-type="float" office:value="0.525885">
            <text:p>0.52588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">
            <text:p>0.904</text:p>
          </table:table-cell>
          <table:table-cell office:value-type="float" office:value="0.5297">
            <text:p>0.5297</text:p>
          </table:table-cell>
          <table:table-cell/>
          <table:table-cell table:formula="of:=AVERAGE([.A295:.A314])" office:value-type="float" office:value="23.25">
            <text:p>23.25</text:p>
          </table:table-cell>
          <table:table-cell table:formula="of:=AVERAGE([.B295:.B314])" office:value-type="float" office:value="0.904425">
            <text:p>0.904425</text:p>
          </table:table-cell>
          <table:table-cell table:formula="of:=AVERAGE([.C295:.C314])" office:value-type="float" office:value="0.52774">
            <text:p>0.5277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4">
            <text:p>0.894</text:p>
          </table:table-cell>
          <table:table-cell office:value-type="float" office:value="0.4976">
            <text:p>0.4976</text:p>
          </table:table-cell>
          <table:table-cell/>
          <table:table-cell table:formula="of:=AVERAGE([.A296:.A315])" office:value-type="float" office:value="23.5">
            <text:p>23.5</text:p>
          </table:table-cell>
          <table:table-cell table:formula="of:=AVERAGE([.B296:.B315])" office:value-type="float" office:value="0.904275">
            <text:p>0.904275</text:p>
          </table:table-cell>
          <table:table-cell table:formula="of:=AVERAGE([.C296:.C315])" office:value-type="float" office:value="0.52729">
            <text:p>0.5272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">
            <text:p>0.899</text:p>
          </table:table-cell>
          <table:table-cell office:value-type="float" office:value="0.5102">
            <text:p>0.5102</text:p>
          </table:table-cell>
          <table:table-cell/>
          <table:table-cell table:formula="of:=AVERAGE([.A297:.A316])" office:value-type="float" office:value="23.75">
            <text:p>23.75</text:p>
          </table:table-cell>
          <table:table-cell table:formula="of:=AVERAGE([.B297:.B316])" office:value-type="float" office:value="0.90419">
            <text:p>0.90419</text:p>
          </table:table-cell>
          <table:table-cell table:formula="of:=AVERAGE([.C297:.C316])" office:value-type="float" office:value="0.52697">
            <text:p>0.5269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53">
            <text:p>0.9153</text:p>
          </table:table-cell>
          <table:table-cell office:value-type="float" office:value="0.5639">
            <text:p>0.5639</text:p>
          </table:table-cell>
          <table:table-cell/>
          <table:table-cell table:formula="of:=AVERAGE([.A298:.A317])" office:value-type="float" office:value="24">
            <text:p>24</text:p>
          </table:table-cell>
          <table:table-cell table:formula="of:=AVERAGE([.B298:.B317])" office:value-type="float" office:value="0.90439">
            <text:p>0.90439</text:p>
          </table:table-cell>
          <table:table-cell table:formula="of:=AVERAGE([.C298:.C317])" office:value-type="float" office:value="0.52737">
            <text:p>0.5273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27">
            <text:p>0.9027</text:p>
          </table:table-cell>
          <table:table-cell office:value-type="float" office:value="0.5155">
            <text:p>0.5155</text:p>
          </table:table-cell>
          <table:table-cell/>
          <table:table-cell table:formula="of:=AVERAGE([.A299:.A318])" office:value-type="float" office:value="24.25">
            <text:p>24.25</text:p>
          </table:table-cell>
          <table:table-cell table:formula="of:=AVERAGE([.B299:.B318])" office:value-type="float" office:value="0.90426">
            <text:p>0.90426</text:p>
          </table:table-cell>
          <table:table-cell table:formula="of:=AVERAGE([.C299:.C318])" office:value-type="float" office:value="0.526975">
            <text:p>0.5269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03">
            <text:p>0.9103</text:p>
          </table:table-cell>
          <table:table-cell office:value-type="float" office:value="0.5455">
            <text:p>0.5455</text:p>
          </table:table-cell>
          <table:table-cell/>
          <table:table-cell table:formula="of:=AVERAGE([.A300:.A319])" office:value-type="float" office:value="24.5">
            <text:p>24.5</text:p>
          </table:table-cell>
          <table:table-cell table:formula="of:=AVERAGE([.B300:.B319])" office:value-type="float" office:value="0.90429">
            <text:p>0.90429</text:p>
          </table:table-cell>
          <table:table-cell table:formula="of:=AVERAGE([.C300:.C319])" office:value-type="float" office:value="0.526855">
            <text:p>0.52685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2">
            <text:p>0.902</text:p>
          </table:table-cell>
          <table:table-cell office:value-type="float" office:value="0.5135">
            <text:p>0.5135</text:p>
          </table:table-cell>
          <table:table-cell/>
          <table:table-cell table:formula="of:=AVERAGE([.A301:.A320])" office:value-type="float" office:value="24.75">
            <text:p>24.75</text:p>
          </table:table-cell>
          <table:table-cell table:formula="of:=AVERAGE([.B301:.B320])" office:value-type="float" office:value="0.90424">
            <text:p>0.90424</text:p>
          </table:table-cell>
          <table:table-cell table:formula="of:=AVERAGE([.C301:.C320])" office:value-type="float" office:value="0.526735">
            <text:p>0.52673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3">
            <text:p>0.9033</text:p>
          </table:table-cell>
          <table:table-cell office:value-type="float" office:value="0.5158">
            <text:p>0.5158</text:p>
          </table:table-cell>
          <table:table-cell/>
          <table:table-cell table:formula="of:=AVERAGE([.A302:.A321])" office:value-type="float" office:value="25">
            <text:p>25</text:p>
          </table:table-cell>
          <table:table-cell table:formula="of:=AVERAGE([.B302:.B321])" office:value-type="float" office:value="0.904155">
            <text:p>0.904155</text:p>
          </table:table-cell>
          <table:table-cell table:formula="of:=AVERAGE([.C302:.C321])" office:value-type="float" office:value="0.52663">
            <text:p>0.5266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1">
            <text:p>0.901</text:p>
          </table:table-cell>
          <table:table-cell office:value-type="float" office:value="0.515">
            <text:p>0.515</text:p>
          </table:table-cell>
          <table:table-cell/>
          <table:table-cell table:formula="of:=AVERAGE([.A303:.A322])" office:value-type="float" office:value="25.25">
            <text:p>25.25</text:p>
          </table:table-cell>
          <table:table-cell table:formula="of:=AVERAGE([.B303:.B322])" office:value-type="float" office:value="0.904105">
            <text:p>0.904105</text:p>
          </table:table-cell>
          <table:table-cell table:formula="of:=AVERAGE([.C303:.C322])" office:value-type="float" office:value="0.52643">
            <text:p>0.5264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77">
            <text:p>0.8977</text:p>
          </table:table-cell>
          <table:table-cell office:value-type="float" office:value="0.5057">
            <text:p>0.5057</text:p>
          </table:table-cell>
          <table:table-cell/>
          <table:table-cell table:formula="of:=AVERAGE([.A304:.A323])" office:value-type="float" office:value="25.5">
            <text:p>25.5</text:p>
          </table:table-cell>
          <table:table-cell table:formula="of:=AVERAGE([.B304:.B323])" office:value-type="float" office:value="0.90414">
            <text:p>0.90414</text:p>
          </table:table-cell>
          <table:table-cell table:formula="of:=AVERAGE([.C304:.C323])" office:value-type="float" office:value="0.52625">
            <text:p>0.526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4">
            <text:p>0.914</text:p>
          </table:table-cell>
          <table:table-cell office:value-type="float" office:value="0.5629">
            <text:p>0.5629</text:p>
          </table:table-cell>
          <table:table-cell/>
          <table:table-cell table:formula="of:=AVERAGE([.A305:.A324])" office:value-type="float" office:value="25.75">
            <text:p>25.75</text:p>
          </table:table-cell>
          <table:table-cell table:formula="of:=AVERAGE([.B305:.B324])" office:value-type="float" office:value="0.904105">
            <text:p>0.904105</text:p>
          </table:table-cell>
          <table:table-cell table:formula="of:=AVERAGE([.C305:.C324])" office:value-type="float" office:value="0.52619">
            <text:p>0.5261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23">
            <text:p>0.9123</text:p>
          </table:table-cell>
          <table:table-cell office:value-type="float" office:value="0.5516">
            <text:p>0.5516</text:p>
          </table:table-cell>
          <table:table-cell/>
          <table:table-cell table:formula="of:=AVERAGE([.A306:.A325])" office:value-type="float" office:value="26">
            <text:p>26</text:p>
          </table:table-cell>
          <table:table-cell table:formula="of:=AVERAGE([.B306:.B325])" office:value-type="float" office:value="0.904055">
            <text:p>0.904055</text:p>
          </table:table-cell>
          <table:table-cell table:formula="of:=AVERAGE([.C306:.C325])" office:value-type="float" office:value="0.52591">
            <text:p>0.5259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3">
            <text:p>0.9113</text:p>
          </table:table-cell>
          <table:table-cell office:value-type="float" office:value="0.5466">
            <text:p>0.5466</text:p>
          </table:table-cell>
          <table:table-cell/>
          <table:table-cell table:formula="of:=AVERAGE([.A307:.A326])" office:value-type="float" office:value="26.25">
            <text:p>26.25</text:p>
          </table:table-cell>
          <table:table-cell table:formula="of:=AVERAGE([.B307:.B326])" office:value-type="float" office:value="0.903975">
            <text:p>0.903975</text:p>
          </table:table-cell>
          <table:table-cell table:formula="of:=AVERAGE([.C307:.C326])" office:value-type="float" office:value="0.525935">
            <text:p>0.52593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43">
            <text:p>0.8943</text:p>
          </table:table-cell>
          <table:table-cell office:value-type="float" office:value="0.4917">
            <text:p>0.4917</text:p>
          </table:table-cell>
          <table:table-cell/>
          <table:table-cell table:formula="of:=AVERAGE([.A308:.A327])" office:value-type="float" office:value="26.5">
            <text:p>26.5</text:p>
          </table:table-cell>
          <table:table-cell table:formula="of:=AVERAGE([.B308:.B327])" office:value-type="float" office:value="0.90396">
            <text:p>0.90396</text:p>
          </table:table-cell>
          <table:table-cell table:formula="of:=AVERAGE([.C308:.C327])" office:value-type="float" office:value="0.525965">
            <text:p>0.5259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5">
            <text:p>0.895</text:p>
          </table:table-cell>
          <table:table-cell office:value-type="float" office:value="0.4926">
            <text:p>0.4926</text:p>
          </table:table-cell>
          <table:table-cell/>
          <table:table-cell table:formula="of:=AVERAGE([.A309:.A328])" office:value-type="float" office:value="26.75">
            <text:p>26.75</text:p>
          </table:table-cell>
          <table:table-cell table:formula="of:=AVERAGE([.B309:.B328])" office:value-type="float" office:value="0.90403">
            <text:p>0.90403</text:p>
          </table:table-cell>
          <table:table-cell table:formula="of:=AVERAGE([.C309:.C328])" office:value-type="float" office:value="0.52627">
            <text:p>0.5262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7">
            <text:p>0.9047</text:p>
          </table:table-cell>
          <table:table-cell office:value-type="float" office:value="0.5289">
            <text:p>0.5289</text:p>
          </table:table-cell>
          <table:table-cell/>
          <table:table-cell table:formula="of:=AVERAGE([.A310:.A329])" office:value-type="float" office:value="27">
            <text:p>27</text:p>
          </table:table-cell>
          <table:table-cell table:formula="of:=AVERAGE([.B310:.B329])" office:value-type="float" office:value="0.904045">
            <text:p>0.904045</text:p>
          </table:table-cell>
          <table:table-cell table:formula="of:=AVERAGE([.C310:.C329])" office:value-type="float" office:value="0.52622">
            <text:p>0.5262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3">
            <text:p>0.8983</text:p>
          </table:table-cell>
          <table:table-cell office:value-type="float" office:value="0.5114">
            <text:p>0.5114</text:p>
          </table:table-cell>
          <table:table-cell/>
          <table:table-cell table:formula="of:=AVERAGE([.A311:.A330])" office:value-type="float" office:value="27.25">
            <text:p>27.25</text:p>
          </table:table-cell>
          <table:table-cell table:formula="of:=AVERAGE([.B311:.B330])" office:value-type="float" office:value="0.904025">
            <text:p>0.904025</text:p>
          </table:table-cell>
          <table:table-cell table:formula="of:=AVERAGE([.C311:.C330])" office:value-type="float" office:value="0.526075">
            <text:p>0.52607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">
            <text:p>0.911</text:p>
          </table:table-cell>
          <table:table-cell office:value-type="float" office:value="0.5572">
            <text:p>0.5572</text:p>
          </table:table-cell>
          <table:table-cell/>
          <table:table-cell table:formula="of:=AVERAGE([.A312:.A331])" office:value-type="float" office:value="27.5">
            <text:p>27.5</text:p>
          </table:table-cell>
          <table:table-cell table:formula="of:=AVERAGE([.B312:.B331])" office:value-type="float" office:value="0.904075">
            <text:p>0.904075</text:p>
          </table:table-cell>
          <table:table-cell table:formula="of:=AVERAGE([.C312:.C331])" office:value-type="float" office:value="0.52623">
            <text:p>0.526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">
            <text:p>0.906</text:p>
          </table:table-cell>
          <table:table-cell office:value-type="float" office:value="0.5543">
            <text:p>0.5543</text:p>
          </table:table-cell>
          <table:table-cell/>
          <table:table-cell table:formula="of:=AVERAGE([.A313:.A332])" office:value-type="float" office:value="27.75">
            <text:p>27.75</text:p>
          </table:table-cell>
          <table:table-cell table:formula="of:=AVERAGE([.B313:.B332])" office:value-type="float" office:value="0.90409">
            <text:p>0.90409</text:p>
          </table:table-cell>
          <table:table-cell table:formula="of:=AVERAGE([.C313:.C332])" office:value-type="float" office:value="0.52641">
            <text:p>0.5264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23">
            <text:p>0.9123</text:p>
          </table:table-cell>
          <table:table-cell office:value-type="float" office:value="0.5452">
            <text:p>0.5452</text:p>
          </table:table-cell>
          <table:table-cell/>
          <table:table-cell table:formula="of:=AVERAGE([.A314:.A333])" office:value-type="float" office:value="28">
            <text:p>28</text:p>
          </table:table-cell>
          <table:table-cell table:formula="of:=AVERAGE([.B314:.B333])" office:value-type="float" office:value="0.904575">
            <text:p>0.904575</text:p>
          </table:table-cell>
          <table:table-cell table:formula="of:=AVERAGE([.C314:.C333])" office:value-type="float" office:value="0.527155">
            <text:p>0.52715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1">
            <text:p>0.901</text:p>
          </table:table-cell>
          <table:table-cell office:value-type="float" office:value="0.5207">
            <text:p>0.5207</text:p>
          </table:table-cell>
          <table:table-cell/>
          <table:table-cell table:formula="of:=AVERAGE([.A315:.A334])" office:value-type="float" office:value="28.25">
            <text:p>28.25</text:p>
          </table:table-cell>
          <table:table-cell table:formula="of:=AVERAGE([.B315:.B334])" office:value-type="float" office:value="0.90456">
            <text:p>0.90456</text:p>
          </table:table-cell>
          <table:table-cell table:formula="of:=AVERAGE([.C315:.C334])" office:value-type="float" office:value="0.527085">
            <text:p>0.52708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23">
            <text:p>0.8923</text:p>
          </table:table-cell>
          <table:table-cell office:value-type="float" office:value="0.4912">
            <text:p>0.4912</text:p>
          </table:table-cell>
          <table:table-cell/>
          <table:table-cell table:formula="of:=AVERAGE([.A316:.A335])" office:value-type="float" office:value="28.5">
            <text:p>28.5</text:p>
          </table:table-cell>
          <table:table-cell table:formula="of:=AVERAGE([.B316:.B335])" office:value-type="float" office:value="0.904625">
            <text:p>0.904625</text:p>
          </table:table-cell>
          <table:table-cell table:formula="of:=AVERAGE([.C316:.C335])" office:value-type="float" office:value="0.527215">
            <text:p>0.52721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">
            <text:p>0.903</text:p>
          </table:table-cell>
          <table:table-cell office:value-type="float" office:value="0.5182">
            <text:p>0.5182</text:p>
          </table:table-cell>
          <table:table-cell/>
          <table:table-cell table:formula="of:=AVERAGE([.A317:.A336])" office:value-type="float" office:value="28.75">
            <text:p>28.75</text:p>
          </table:table-cell>
          <table:table-cell table:formula="of:=AVERAGE([.B317:.B336])" office:value-type="float" office:value="0.90461">
            <text:p>0.90461</text:p>
          </table:table-cell>
          <table:table-cell table:formula="of:=AVERAGE([.C317:.C336])" office:value-type="float" office:value="0.52715">
            <text:p>0.5271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27">
            <text:p>0.9127</text:p>
          </table:table-cell>
          <table:table-cell office:value-type="float" office:value="0.556">
            <text:p>0.556</text:p>
          </table:table-cell>
          <table:table-cell/>
          <table:table-cell table:formula="of:=AVERAGE([.A318:.A337])" office:value-type="float" office:value="29">
            <text:p>29</text:p>
          </table:table-cell>
          <table:table-cell table:formula="of:=AVERAGE([.B318:.B337])" office:value-type="float" office:value="0.90456">
            <text:p>0.90456</text:p>
          </table:table-cell>
          <table:table-cell table:formula="of:=AVERAGE([.C318:.C337])" office:value-type="float" office:value="0.526965">
            <text:p>0.5269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3">
            <text:p>0.9033</text:p>
          </table:table-cell>
          <table:table-cell office:value-type="float" office:value="0.5131">
            <text:p>0.5131</text:p>
          </table:table-cell>
          <table:table-cell/>
          <table:table-cell table:formula="of:=AVERAGE([.A319:.A338])" office:value-type="float" office:value="29.25">
            <text:p>29.25</text:p>
          </table:table-cell>
          <table:table-cell table:formula="of:=AVERAGE([.B319:.B338])" office:value-type="float" office:value="0.90464">
            <text:p>0.90464</text:p>
          </table:table-cell>
          <table:table-cell table:formula="of:=AVERAGE([.C319:.C338])" office:value-type="float" office:value="0.527065">
            <text:p>0.5270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93">
            <text:p>0.9093</text:p>
          </table:table-cell>
          <table:table-cell office:value-type="float" office:value="0.5431">
            <text:p>0.5431</text:p>
          </table:table-cell>
          <table:table-cell/>
          <table:table-cell table:formula="of:=AVERAGE([.A320:.A339])" office:value-type="float" office:value="29.5">
            <text:p>29.5</text:p>
          </table:table-cell>
          <table:table-cell table:formula="of:=AVERAGE([.B320:.B339])" office:value-type="float" office:value="0.904675">
            <text:p>0.904675</text:p>
          </table:table-cell>
          <table:table-cell table:formula="of:=AVERAGE([.C320:.C339])" office:value-type="float" office:value="0.527225">
            <text:p>0.5272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03">
            <text:p>0.9003</text:p>
          </table:table-cell>
          <table:table-cell office:value-type="float" office:value="0.5114">
            <text:p>0.5114</text:p>
          </table:table-cell>
          <table:table-cell/>
          <table:table-cell table:formula="of:=AVERAGE([.A321:.A340])" office:value-type="float" office:value="29.75">
            <text:p>29.75</text:p>
          </table:table-cell>
          <table:table-cell table:formula="of:=AVERAGE([.B321:.B340])" office:value-type="float" office:value="0.904675">
            <text:p>0.904675</text:p>
          </table:table-cell>
          <table:table-cell table:formula="of:=AVERAGE([.C321:.C340])" office:value-type="float" office:value="0.527255">
            <text:p>0.52725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3">
            <text:p>0.9023</text:p>
          </table:table-cell>
          <table:table-cell office:value-type="float" office:value="0.5118">
            <text:p>0.5118</text:p>
          </table:table-cell>
          <table:table-cell/>
          <table:table-cell table:formula="of:=AVERAGE([.A322:.A341])" office:value-type="float" office:value="30">
            <text:p>30</text:p>
          </table:table-cell>
          <table:table-cell table:formula="of:=AVERAGE([.B322:.B341])" office:value-type="float" office:value="0.90486">
            <text:p>0.90486</text:p>
          </table:table-cell>
          <table:table-cell table:formula="of:=AVERAGE([.C322:.C341])" office:value-type="float" office:value="0.527635">
            <text:p>0.5276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17">
            <text:p>0.9017</text:p>
          </table:table-cell>
          <table:table-cell office:value-type="float" office:value="0.5114">
            <text:p>0.5114</text:p>
          </table:table-cell>
          <table:table-cell/>
          <table:table-cell table:formula="of:=AVERAGE([.A323:.A342])" office:value-type="float" office:value="30.25">
            <text:p>30.25</text:p>
          </table:table-cell>
          <table:table-cell table:formula="of:=AVERAGE([.B323:.B342])" office:value-type="float" office:value="0.90498">
            <text:p>0.90498</text:p>
          </table:table-cell>
          <table:table-cell table:formula="of:=AVERAGE([.C323:.C342])" office:value-type="float" office:value="0.52827">
            <text:p>0.5282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7">
            <text:p>0.897</text:p>
          </table:table-cell>
          <table:table-cell office:value-type="float" office:value="0.5045">
            <text:p>0.5045</text:p>
          </table:table-cell>
          <table:table-cell/>
          <table:table-cell table:formula="of:=AVERAGE([.A324:.A343])" office:value-type="float" office:value="30.5">
            <text:p>30.5</text:p>
          </table:table-cell>
          <table:table-cell table:formula="of:=AVERAGE([.B324:.B343])" office:value-type="float" office:value="0.904995">
            <text:p>0.904995</text:p>
          </table:table-cell>
          <table:table-cell table:formula="of:=AVERAGE([.C324:.C343])" office:value-type="float" office:value="0.528315">
            <text:p>0.5283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3">
            <text:p>0.913</text:p>
          </table:table-cell>
          <table:table-cell office:value-type="float" office:value="0.5573">
            <text:p>0.5573</text:p>
          </table:table-cell>
          <table:table-cell/>
          <table:table-cell table:formula="of:=AVERAGE([.A325:.A344])" office:value-type="float" office:value="30.75">
            <text:p>30.75</text:p>
          </table:table-cell>
          <table:table-cell table:formula="of:=AVERAGE([.B325:.B344])" office:value-type="float" office:value="0.90508">
            <text:p>0.90508</text:p>
          </table:table-cell>
          <table:table-cell table:formula="of:=AVERAGE([.C325:.C344])" office:value-type="float" office:value="0.528415">
            <text:p>0.5284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07">
            <text:p>0.9107</text:p>
          </table:table-cell>
          <table:table-cell office:value-type="float" office:value="0.5521">
            <text:p>0.5521</text:p>
          </table:table-cell>
          <table:table-cell/>
          <table:table-cell table:formula="of:=AVERAGE([.A326:.A345])" office:value-type="float" office:value="31">
            <text:p>31</text:p>
          </table:table-cell>
          <table:table-cell table:formula="of:=AVERAGE([.B326:.B345])" office:value-type="float" office:value="0.90508">
            <text:p>0.90508</text:p>
          </table:table-cell>
          <table:table-cell table:formula="of:=AVERAGE([.C326:.C345])" office:value-type="float" office:value="0.528415">
            <text:p>0.5284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">
            <text:p>0.911</text:p>
          </table:table-cell>
          <table:table-cell office:value-type="float" office:value="0.5472">
            <text:p>0.5472</text:p>
          </table:table-cell>
          <table:table-cell/>
          <table:table-cell table:formula="of:=AVERAGE([.A327:.A346])" office:value-type="float" office:value="31.25">
            <text:p>31.25</text:p>
          </table:table-cell>
          <table:table-cell table:formula="of:=AVERAGE([.B327:.B346])" office:value-type="float" office:value="0.90511">
            <text:p>0.90511</text:p>
          </table:table-cell>
          <table:table-cell table:formula="of:=AVERAGE([.C327:.C346])" office:value-type="float" office:value="0.52824">
            <text:p>0.5282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7">
            <text:p>0.8957</text:p>
          </table:table-cell>
          <table:table-cell office:value-type="float" office:value="0.4978">
            <text:p>0.4978</text:p>
          </table:table-cell>
          <table:table-cell/>
          <table:table-cell table:formula="of:=AVERAGE([.A328:.A347])" office:value-type="float" office:value="31.5">
            <text:p>31.5</text:p>
          </table:table-cell>
          <table:table-cell table:formula="of:=AVERAGE([.B328:.B347])" office:value-type="float" office:value="0.905045">
            <text:p>0.905045</text:p>
          </table:table-cell>
          <table:table-cell table:formula="of:=AVERAGE([.C328:.C347])" office:value-type="float" office:value="0.528025">
            <text:p>0.5280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3">
            <text:p>0.8953</text:p>
          </table:table-cell>
          <table:table-cell office:value-type="float" office:value="0.4916">
            <text:p>0.4916</text:p>
          </table:table-cell>
          <table:table-cell/>
          <table:table-cell table:formula="of:=AVERAGE([.A329:.A348])" office:value-type="float" office:value="31.75">
            <text:p>31.75</text:p>
          </table:table-cell>
          <table:table-cell table:formula="of:=AVERAGE([.B329:.B348])" office:value-type="float" office:value="0.905025">
            <text:p>0.905025</text:p>
          </table:table-cell>
          <table:table-cell table:formula="of:=AVERAGE([.C329:.C348])" office:value-type="float" office:value="0.528005">
            <text:p>0.52800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3">
            <text:p>0.9043</text:p>
          </table:table-cell>
          <table:table-cell office:value-type="float" office:value="0.526">
            <text:p>0.526</text:p>
          </table:table-cell>
          <table:table-cell/>
          <table:table-cell table:formula="of:=AVERAGE([.A330:.A349])" office:value-type="float" office:value="32">
            <text:p>32</text:p>
          </table:table-cell>
          <table:table-cell table:formula="of:=AVERAGE([.B330:.B349])" office:value-type="float" office:value="0.904925">
            <text:p>0.904925</text:p>
          </table:table-cell>
          <table:table-cell table:formula="of:=AVERAGE([.C330:.C349])" office:value-type="float" office:value="0.52777">
            <text:p>0.5277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3">
            <text:p>0.8993</text:p>
          </table:table-cell>
          <table:table-cell office:value-type="float" office:value="0.5145">
            <text:p>0.5145</text:p>
          </table:table-cell>
          <table:table-cell/>
          <table:table-cell table:formula="of:=AVERAGE([.A331:.A350])" office:value-type="float" office:value="32.25">
            <text:p>32.25</text:p>
          </table:table-cell>
          <table:table-cell table:formula="of:=AVERAGE([.B331:.B350])" office:value-type="float" office:value="0.90491">
            <text:p>0.90491</text:p>
          </table:table-cell>
          <table:table-cell table:formula="of:=AVERAGE([.C331:.C350])" office:value-type="float" office:value="0.527825">
            <text:p>0.5278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3">
            <text:p>0.9113</text:p>
          </table:table-cell>
          <table:table-cell office:value-type="float" office:value="0.5608">
            <text:p>0.5608</text:p>
          </table:table-cell>
          <table:table-cell/>
          <table:table-cell table:formula="of:=AVERAGE([.A332:.A351])" office:value-type="float" office:value="32.5">
            <text:p>32.5</text:p>
          </table:table-cell>
          <table:table-cell table:formula="of:=AVERAGE([.B332:.B351])" office:value-type="float" office:value="0.90488">
            <text:p>0.90488</text:p>
          </table:table-cell>
          <table:table-cell table:formula="of:=AVERAGE([.C332:.C351])" office:value-type="float" office:value="0.527625">
            <text:p>0.5276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57">
            <text:p>0.9157</text:p>
          </table:table-cell>
          <table:table-cell office:value-type="float" office:value="0.5692">
            <text:p>0.5692</text:p>
          </table:table-cell>
          <table:table-cell/>
          <table:table-cell table:formula="of:=AVERAGE([.A333:.A352])" office:value-type="float" office:value="32.75">
            <text:p>32.75</text:p>
          </table:table-cell>
          <table:table-cell table:formula="of:=AVERAGE([.B333:.B352])" office:value-type="float" office:value="0.904815">
            <text:p>0.904815</text:p>
          </table:table-cell>
          <table:table-cell table:formula="of:=AVERAGE([.C333:.C352])" office:value-type="float" office:value="0.527215">
            <text:p>0.5272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2">
            <text:p>0.912</text:p>
          </table:table-cell>
          <table:table-cell office:value-type="float" office:value="0.5438">
            <text:p>0.5438</text:p>
          </table:table-cell>
          <table:table-cell/>
          <table:table-cell table:formula="of:=AVERAGE([.A334:.A353])" office:value-type="float" office:value="33">
            <text:p>33</text:p>
          </table:table-cell>
          <table:table-cell table:formula="of:=AVERAGE([.B334:.B353])" office:value-type="float" office:value="0.904795">
            <text:p>0.904795</text:p>
          </table:table-cell>
          <table:table-cell table:formula="of:=AVERAGE([.C334:.C353])" office:value-type="float" office:value="0.527135">
            <text:p>0.5271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3">
            <text:p>0.9023</text:p>
          </table:table-cell>
          <table:table-cell office:value-type="float" office:value="0.5233">
            <text:p>0.5233</text:p>
          </table:table-cell>
          <table:table-cell/>
          <table:table-cell table:formula="of:=AVERAGE([.A335:.A354])" office:value-type="float" office:value="33.25">
            <text:p>33.25</text:p>
          </table:table-cell>
          <table:table-cell table:formula="of:=AVERAGE([.B335:.B354])" office:value-type="float" office:value="0.90476">
            <text:p>0.90476</text:p>
          </table:table-cell>
          <table:table-cell table:formula="of:=AVERAGE([.C335:.C354])" office:value-type="float" office:value="0.527015">
            <text:p>0.5270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2">
            <text:p>0.892</text:p>
          </table:table-cell>
          <table:table-cell office:value-type="float" office:value="0.4899">
            <text:p>0.4899</text:p>
          </table:table-cell>
          <table:table-cell/>
          <table:table-cell table:formula="of:=AVERAGE([.A336:.A355])" office:value-type="float" office:value="33.5">
            <text:p>33.5</text:p>
          </table:table-cell>
          <table:table-cell table:formula="of:=AVERAGE([.B336:.B355])" office:value-type="float" office:value="0.90478">
            <text:p>0.90478</text:p>
          </table:table-cell>
          <table:table-cell table:formula="of:=AVERAGE([.C336:.C355])" office:value-type="float" office:value="0.52708">
            <text:p>0.5270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">
            <text:p>0.902</text:p>
          </table:table-cell>
          <table:table-cell office:value-type="float" office:value="0.5145">
            <text:p>0.5145</text:p>
          </table:table-cell>
          <table:table-cell/>
          <table:table-cell table:formula="of:=AVERAGE([.A337:.A356])" office:value-type="float" office:value="33.75">
            <text:p>33.75</text:p>
          </table:table-cell>
          <table:table-cell table:formula="of:=AVERAGE([.B337:.B356])" office:value-type="float" office:value="0.904815">
            <text:p>0.904815</text:p>
          </table:table-cell>
          <table:table-cell table:formula="of:=AVERAGE([.C337:.C356])" office:value-type="float" office:value="0.527185">
            <text:p>0.52718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43">
            <text:p>0.9143</text:p>
          </table:table-cell>
          <table:table-cell office:value-type="float" office:value="0.558">
            <text:p>0.558</text:p>
          </table:table-cell>
          <table:table-cell/>
          <table:table-cell table:formula="of:=AVERAGE([.A338:.A357])" office:value-type="float" office:value="34">
            <text:p>34</text:p>
          </table:table-cell>
          <table:table-cell table:formula="of:=AVERAGE([.B338:.B357])" office:value-type="float" office:value="0.90483">
            <text:p>0.90483</text:p>
          </table:table-cell>
          <table:table-cell table:formula="of:=AVERAGE([.C338:.C357])" office:value-type="float" office:value="0.52736">
            <text:p>0.5273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">
            <text:p>0.904</text:p>
          </table:table-cell>
          <table:table-cell office:value-type="float" office:value="0.5163">
            <text:p>0.5163</text:p>
          </table:table-cell>
          <table:table-cell/>
          <table:table-cell table:formula="of:=AVERAGE([.A339:.A358])" office:value-type="float" office:value="34.25">
            <text:p>34.25</text:p>
          </table:table-cell>
          <table:table-cell table:formula="of:=AVERAGE([.B339:.B358])" office:value-type="float" office:value="0.90483">
            <text:p>0.90483</text:p>
          </table:table-cell>
          <table:table-cell table:formula="of:=AVERAGE([.C339:.C358])" office:value-type="float" office:value="0.52736">
            <text:p>0.5273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3">
            <text:p>0.9093</text:p>
          </table:table-cell>
          <table:table-cell office:value-type="float" office:value="0.5437">
            <text:p>0.5437</text:p>
          </table:table-cell>
          <table:table-cell/>
          <table:table-cell table:formula="of:=AVERAGE([.A340:.A359])" office:value-type="float" office:value="34.5">
            <text:p>34.5</text:p>
          </table:table-cell>
          <table:table-cell table:formula="of:=AVERAGE([.B340:.B359])" office:value-type="float" office:value="0.90483">
            <text:p>0.90483</text:p>
          </table:table-cell>
          <table:table-cell table:formula="of:=AVERAGE([.C340:.C359])" office:value-type="float" office:value="0.527475">
            <text:p>0.52747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">
            <text:p>0.904</text:p>
          </table:table-cell>
          <table:table-cell office:value-type="float" office:value="0.519">
            <text:p>0.519</text:p>
          </table:table-cell>
          <table:table-cell/>
          <table:table-cell table:formula="of:=AVERAGE([.A341:.A360])" office:value-type="float" office:value="34.75">
            <text:p>34.75</text:p>
          </table:table-cell>
          <table:table-cell table:formula="of:=AVERAGE([.B341:.B360])" office:value-type="float" office:value="0.90483">
            <text:p>0.90483</text:p>
          </table:table-cell>
          <table:table-cell table:formula="of:=AVERAGE([.C341:.C360])" office:value-type="float" office:value="0.527475">
            <text:p>0.52747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7">
            <text:p>0.9047</text:p>
          </table:table-cell>
          <table:table-cell office:value-type="float" office:value="0.5245">
            <text:p>0.5245</text:p>
          </table:table-cell>
          <table:table-cell/>
          <table:table-cell table:formula="of:=AVERAGE([.A342:.A361])" office:value-type="float" office:value="35">
            <text:p>35</text:p>
          </table:table-cell>
          <table:table-cell table:formula="of:=AVERAGE([.B342:.B361])" office:value-type="float" office:value="0.904795">
            <text:p>0.904795</text:p>
          </table:table-cell>
          <table:table-cell table:formula="of:=AVERAGE([.C342:.C361])" office:value-type="float" office:value="0.52736">
            <text:p>0.5273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">
            <text:p>0.902</text:p>
          </table:table-cell>
          <table:table-cell office:value-type="float" office:value="0.5123">
            <text:p>0.5123</text:p>
          </table:table-cell>
          <table:table-cell/>
          <table:table-cell table:formula="of:=AVERAGE([.A343:.A362])" office:value-type="float" office:value="35.25">
            <text:p>35.25</text:p>
          </table:table-cell>
          <table:table-cell table:formula="of:=AVERAGE([.B343:.B362])" office:value-type="float" office:value="0.904725">
            <text:p>0.904725</text:p>
          </table:table-cell>
          <table:table-cell table:formula="of:=AVERAGE([.C343:.C362])" office:value-type="float" office:value="0.526925">
            <text:p>0.5269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87">
            <text:p>0.8987</text:p>
          </table:table-cell>
          <table:table-cell office:value-type="float" office:value="0.5065">
            <text:p>0.5065</text:p>
          </table:table-cell>
          <table:table-cell/>
          <table:table-cell table:formula="of:=AVERAGE([.A344:.A363])" office:value-type="float" office:value="35.5">
            <text:p>35.5</text:p>
          </table:table-cell>
          <table:table-cell table:formula="of:=AVERAGE([.B344:.B363])" office:value-type="float" office:value="0.90474">
            <text:p>0.90474</text:p>
          </table:table-cell>
          <table:table-cell table:formula="of:=AVERAGE([.C344:.C363])" office:value-type="float" office:value="0.527085">
            <text:p>0.5270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3">
            <text:p>0.913</text:p>
          </table:table-cell>
          <table:table-cell office:value-type="float" office:value="0.5573">
            <text:p>0.5573</text:p>
          </table:table-cell>
          <table:table-cell/>
          <table:table-cell table:formula="of:=AVERAGE([.A345:.A364])" office:value-type="float" office:value="35.75">
            <text:p>35.75</text:p>
          </table:table-cell>
          <table:table-cell table:formula="of:=AVERAGE([.B345:.B364])" office:value-type="float" office:value="0.904705">
            <text:p>0.904705</text:p>
          </table:table-cell>
          <table:table-cell table:formula="of:=AVERAGE([.C345:.C364])" office:value-type="float" office:value="0.52702">
            <text:p>0.5270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3">
            <text:p>0.9113</text:p>
          </table:table-cell>
          <table:table-cell office:value-type="float" office:value="0.5486">
            <text:p>0.5486</text:p>
          </table:table-cell>
          <table:table-cell/>
          <table:table-cell table:formula="of:=AVERAGE([.A346:.A365])" office:value-type="float" office:value="36">
            <text:p>36</text:p>
          </table:table-cell>
          <table:table-cell table:formula="of:=AVERAGE([.B346:.B365])" office:value-type="float" office:value="0.90474">
            <text:p>0.90474</text:p>
          </table:table-cell>
          <table:table-cell table:formula="of:=AVERAGE([.C346:.C365])" office:value-type="float" office:value="0.527115">
            <text:p>0.52711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97">
            <text:p>0.9097</text:p>
          </table:table-cell>
          <table:table-cell office:value-type="float" office:value="0.5429">
            <text:p>0.5429</text:p>
          </table:table-cell>
          <table:table-cell/>
          <table:table-cell table:formula="of:=AVERAGE([.A347:.A366])" office:value-type="float" office:value="36.25">
            <text:p>36.25</text:p>
          </table:table-cell>
          <table:table-cell table:formula="of:=AVERAGE([.B347:.B366])" office:value-type="float" office:value="0.90476">
            <text:p>0.90476</text:p>
          </table:table-cell>
          <table:table-cell table:formula="of:=AVERAGE([.C347:.C366])" office:value-type="float" office:value="0.527185">
            <text:p>0.5271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3">
            <text:p>0.8953</text:p>
          </table:table-cell>
          <table:table-cell office:value-type="float" office:value="0.4974">
            <text:p>0.4974</text:p>
          </table:table-cell>
          <table:table-cell/>
          <table:table-cell table:formula="of:=AVERAGE([.A348:.A367])" office:value-type="float" office:value="36.5">
            <text:p>36.5</text:p>
          </table:table-cell>
          <table:table-cell table:formula="of:=AVERAGE([.B348:.B367])" office:value-type="float" office:value="0.90484">
            <text:p>0.90484</text:p>
          </table:table-cell>
          <table:table-cell table:formula="of:=AVERAGE([.C348:.C367])" office:value-type="float" office:value="0.52745">
            <text:p>0.5274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3">
            <text:p>0.8933</text:p>
          </table:table-cell>
          <table:table-cell office:value-type="float" office:value="0.4869">
            <text:p>0.4869</text:p>
          </table:table-cell>
          <table:table-cell/>
          <table:table-cell table:formula="of:=AVERAGE([.A349:.A368])" office:value-type="float" office:value="36.75">
            <text:p>36.75</text:p>
          </table:table-cell>
          <table:table-cell table:formula="of:=AVERAGE([.B349:.B368])" office:value-type="float" office:value="0.90479">
            <text:p>0.90479</text:p>
          </table:table-cell>
          <table:table-cell table:formula="of:=AVERAGE([.C349:.C368])" office:value-type="float" office:value="0.52721">
            <text:p>0.5272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71">
            <text:p>0.5271</text:p>
          </table:table-cell>
          <table:table-cell/>
          <table:table-cell table:formula="of:=AVERAGE([.A350:.A369])" office:value-type="float" office:value="37">
            <text:p>37</text:p>
          </table:table-cell>
          <table:table-cell table:formula="of:=AVERAGE([.B350:.B369])" office:value-type="float" office:value="0.90481">
            <text:p>0.90481</text:p>
          </table:table-cell>
          <table:table-cell table:formula="of:=AVERAGE([.C350:.C369])" office:value-type="float" office:value="0.52725">
            <text:p>0.527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87">
            <text:p>0.8987</text:p>
          </table:table-cell>
          <table:table-cell office:value-type="float" office:value="0.5105">
            <text:p>0.5105</text:p>
          </table:table-cell>
          <table:table-cell/>
          <table:table-cell table:formula="of:=AVERAGE([.A351:.A370])" office:value-type="float" office:value="37.25">
            <text:p>37.25</text:p>
          </table:table-cell>
          <table:table-cell table:formula="of:=AVERAGE([.B351:.B370])" office:value-type="float" office:value="0.90481">
            <text:p>0.90481</text:p>
          </table:table-cell>
          <table:table-cell table:formula="of:=AVERAGE([.C351:.C370])" office:value-type="float" office:value="0.527305">
            <text:p>0.5273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">
            <text:p>0.91</text:p>
          </table:table-cell>
          <table:table-cell office:value-type="float" office:value="0.5526">
            <text:p>0.5526</text:p>
          </table:table-cell>
          <table:table-cell/>
          <table:table-cell table:formula="of:=AVERAGE([.A352:.A371])" office:value-type="float" office:value="37.5">
            <text:p>37.5</text:p>
          </table:table-cell>
          <table:table-cell table:formula="of:=AVERAGE([.B352:.B371])" office:value-type="float" office:value="0.90481">
            <text:p>0.90481</text:p>
          </table:table-cell>
          <table:table-cell table:formula="of:=AVERAGE([.C352:.C371])" office:value-type="float" office:value="0.52736">
            <text:p>0.5273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53">
            <text:p>0.9153</text:p>
          </table:table-cell>
          <table:table-cell office:value-type="float" office:value="0.5676">
            <text:p>0.5676</text:p>
          </table:table-cell>
          <table:table-cell/>
          <table:table-cell table:formula="of:=AVERAGE([.A353:.A372])" office:value-type="float" office:value="37.75">
            <text:p>37.75</text:p>
          </table:table-cell>
          <table:table-cell table:formula="of:=AVERAGE([.B353:.B372])" office:value-type="float" office:value="0.904675">
            <text:p>0.904675</text:p>
          </table:table-cell>
          <table:table-cell table:formula="of:=AVERAGE([.C353:.C372])" office:value-type="float" office:value="0.526605">
            <text:p>0.5266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3">
            <text:p>0.9113</text:p>
          </table:table-cell>
          <table:table-cell office:value-type="float" office:value="0.5414">
            <text:p>0.5414</text:p>
          </table:table-cell>
          <table:table-cell/>
          <table:table-cell table:formula="of:=AVERAGE([.A354:.A373])" office:value-type="float" office:value="38">
            <text:p>38</text:p>
          </table:table-cell>
          <table:table-cell table:formula="of:=AVERAGE([.B354:.B373])" office:value-type="float" office:value="0.90466">
            <text:p>0.90466</text:p>
          </table:table-cell>
          <table:table-cell table:formula="of:=AVERAGE([.C354:.C373])" office:value-type="float" office:value="0.52673">
            <text:p>0.5267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7">
            <text:p>0.9027</text:p>
          </table:table-cell>
          <table:table-cell office:value-type="float" office:value="0.5246">
            <text:p>0.5246</text:p>
          </table:table-cell>
          <table:table-cell/>
          <table:table-cell table:formula="of:=AVERAGE([.A355:.A374])" office:value-type="float" office:value="38.25">
            <text:p>38.25</text:p>
          </table:table-cell>
          <table:table-cell table:formula="of:=AVERAGE([.B355:.B374])" office:value-type="float" office:value="0.90471">
            <text:p>0.90471</text:p>
          </table:table-cell>
          <table:table-cell table:formula="of:=AVERAGE([.C355:.C374])" office:value-type="float" office:value="0.52694">
            <text:p>0.5269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7">
            <text:p>0.8927</text:p>
          </table:table-cell>
          <table:table-cell office:value-type="float" office:value="0.492">
            <text:p>0.492</text:p>
          </table:table-cell>
          <table:table-cell/>
          <table:table-cell table:formula="of:=AVERAGE([.A356:.A375])" office:value-type="float" office:value="38.5">
            <text:p>38.5</text:p>
          </table:table-cell>
          <table:table-cell table:formula="of:=AVERAGE([.B356:.B375])" office:value-type="float" office:value="0.904725">
            <text:p>0.904725</text:p>
          </table:table-cell>
          <table:table-cell table:formula="of:=AVERAGE([.C356:.C375])" office:value-type="float" office:value="0.527165">
            <text:p>0.5271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3">
            <text:p>0.9023</text:p>
          </table:table-cell>
          <table:table-cell office:value-type="float" office:value="0.518">
            <text:p>0.518</text:p>
          </table:table-cell>
          <table:table-cell/>
          <table:table-cell table:formula="of:=AVERAGE([.A357:.A376])" office:value-type="float" office:value="38.75">
            <text:p>38.75</text:p>
          </table:table-cell>
          <table:table-cell table:formula="of:=AVERAGE([.B357:.B376])" office:value-type="float" office:value="0.90474">
            <text:p>0.90474</text:p>
          </table:table-cell>
          <table:table-cell table:formula="of:=AVERAGE([.C357:.C376])" office:value-type="float" office:value="0.52719">
            <text:p>0.5271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43">
            <text:p>0.9143</text:p>
          </table:table-cell>
          <table:table-cell office:value-type="float" office:value="0.558">
            <text:p>0.558</text:p>
          </table:table-cell>
          <table:table-cell/>
          <table:table-cell table:formula="of:=AVERAGE([.A358:.A377])" office:value-type="float" office:value="39">
            <text:p>39</text:p>
          </table:table-cell>
          <table:table-cell table:formula="of:=AVERAGE([.B358:.B377])" office:value-type="float" office:value="0.90476">
            <text:p>0.90476</text:p>
          </table:table-cell>
          <table:table-cell table:formula="of:=AVERAGE([.C358:.C377])" office:value-type="float" office:value="0.52706">
            <text:p>0.5270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186">
            <text:p>0.5186</text:p>
          </table:table-cell>
          <table:table-cell/>
          <table:table-cell table:formula="of:=AVERAGE([.A359:.A378])" office:value-type="float" office:value="39.25">
            <text:p>39.25</text:p>
          </table:table-cell>
          <table:table-cell table:formula="of:=AVERAGE([.B359:.B378])" office:value-type="float" office:value="0.90471">
            <text:p>0.90471</text:p>
          </table:table-cell>
          <table:table-cell table:formula="of:=AVERAGE([.C359:.C378])" office:value-type="float" office:value="0.52691">
            <text:p>0.5269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93">
            <text:p>0.9093</text:p>
          </table:table-cell>
          <table:table-cell office:value-type="float" office:value="0.5437">
            <text:p>0.5437</text:p>
          </table:table-cell>
          <table:table-cell/>
          <table:table-cell table:formula="of:=AVERAGE([.A360:.A379])" office:value-type="float" office:value="39.5">
            <text:p>39.5</text:p>
          </table:table-cell>
          <table:table-cell table:formula="of:=AVERAGE([.B360:.B379])" office:value-type="float" office:value="0.90466">
            <text:p>0.90466</text:p>
          </table:table-cell>
          <table:table-cell table:formula="of:=AVERAGE([.C360:.C379])" office:value-type="float" office:value="0.52675">
            <text:p>0.5267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3">
            <text:p>0.9033</text:p>
          </table:table-cell>
          <table:table-cell office:value-type="float" office:value="0.5167">
            <text:p>0.5167</text:p>
          </table:table-cell>
          <table:table-cell/>
          <table:table-cell table:formula="of:=AVERAGE([.A361:.A380])" office:value-type="float" office:value="39.75">
            <text:p>39.75</text:p>
          </table:table-cell>
          <table:table-cell table:formula="of:=AVERAGE([.B361:.B380])" office:value-type="float" office:value="0.90468">
            <text:p>0.90468</text:p>
          </table:table-cell>
          <table:table-cell table:formula="of:=AVERAGE([.C361:.C380])" office:value-type="float" office:value="0.52672">
            <text:p>0.52672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3">
            <text:p>0.9033</text:p>
          </table:table-cell>
          <table:table-cell office:value-type="float" office:value="0.5158">
            <text:p>0.5158</text:p>
          </table:table-cell>
          <table:table-cell/>
          <table:table-cell table:formula="of:=AVERAGE([.A362:.A381])" office:value-type="float" office:value="40">
            <text:p>40</text:p>
          </table:table-cell>
          <table:table-cell table:formula="of:=AVERAGE([.B362:.B381])" office:value-type="float" office:value="0.90465">
            <text:p>0.90465</text:p>
          </table:table-cell>
          <table:table-cell table:formula="of:=AVERAGE([.C362:.C381])" office:value-type="float" office:value="0.52654">
            <text:p>0.5265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3">
            <text:p>0.9023</text:p>
          </table:table-cell>
          <table:table-cell office:value-type="float" office:value="0.5155">
            <text:p>0.5155</text:p>
          </table:table-cell>
          <table:table-cell/>
          <table:table-cell table:formula="of:=AVERAGE([.A363:.A382])" office:value-type="float" office:value="40.25">
            <text:p>40.25</text:p>
          </table:table-cell>
          <table:table-cell table:formula="of:=AVERAGE([.B363:.B382])" office:value-type="float" office:value="0.90472">
            <text:p>0.90472</text:p>
          </table:table-cell>
          <table:table-cell table:formula="of:=AVERAGE([.C363:.C382])" office:value-type="float" office:value="0.52695">
            <text:p>0.5269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">
            <text:p>0.898</text:p>
          </table:table-cell>
          <table:table-cell office:value-type="float" office:value="0.5052">
            <text:p>0.5052</text:p>
          </table:table-cell>
          <table:table-cell/>
          <table:table-cell table:formula="of:=AVERAGE([.A364:.A383])" office:value-type="float" office:value="40.5">
            <text:p>40.5</text:p>
          </table:table-cell>
          <table:table-cell table:formula="of:=AVERAGE([.B364:.B383])" office:value-type="float" office:value="0.904705">
            <text:p>0.904705</text:p>
          </table:table-cell>
          <table:table-cell table:formula="of:=AVERAGE([.C364:.C383])" office:value-type="float" office:value="0.52686">
            <text:p>0.52686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37">
            <text:p>0.9137</text:p>
          </table:table-cell>
          <table:table-cell office:value-type="float" office:value="0.5592">
            <text:p>0.5592</text:p>
          </table:table-cell>
          <table:table-cell/>
          <table:table-cell table:formula="of:=AVERAGE([.A365:.A384])" office:value-type="float" office:value="40.75">
            <text:p>40.75</text:p>
          </table:table-cell>
          <table:table-cell table:formula="of:=AVERAGE([.B365:.B384])" office:value-type="float" office:value="0.90469">
            <text:p>0.90469</text:p>
          </table:table-cell>
          <table:table-cell table:formula="of:=AVERAGE([.C365:.C384])" office:value-type="float" office:value="0.52684">
            <text:p>0.5268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7">
            <text:p>0.9117</text:p>
          </table:table-cell>
          <table:table-cell office:value-type="float" office:value="0.55">
            <text:p>0.55</text:p>
          </table:table-cell>
          <table:table-cell/>
          <table:table-cell table:formula="of:=AVERAGE([.A366:.A385])" office:value-type="float" office:value="41">
            <text:p>41</text:p>
          </table:table-cell>
          <table:table-cell table:formula="of:=AVERAGE([.B366:.B385])" office:value-type="float" office:value="0.90462">
            <text:p>0.90462</text:p>
          </table:table-cell>
          <table:table-cell table:formula="of:=AVERAGE([.C366:.C385])" office:value-type="float" office:value="0.526545">
            <text:p>0.5265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3">
            <text:p>0.9113</text:p>
          </table:table-cell>
          <table:table-cell office:value-type="float" office:value="0.5482">
            <text:p>0.5482</text:p>
          </table:table-cell>
          <table:table-cell/>
          <table:table-cell table:formula="of:=AVERAGE([.A367:.A386])" office:value-type="float" office:value="41.25">
            <text:p>41.25</text:p>
          </table:table-cell>
          <table:table-cell table:formula="of:=AVERAGE([.B367:.B386])" office:value-type="float" office:value="0.90467">
            <text:p>0.90467</text:p>
          </table:table-cell>
          <table:table-cell table:formula="of:=AVERAGE([.C367:.C386])" office:value-type="float" office:value="0.52673">
            <text:p>0.5267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43">
            <text:p>0.8943</text:p>
          </table:table-cell>
          <table:table-cell office:value-type="float" office:value="0.4926">
            <text:p>0.4926</text:p>
          </table:table-cell>
          <table:table-cell/>
          <table:table-cell table:formula="of:=AVERAGE([.A368:.A387])" office:value-type="float" office:value="41.5">
            <text:p>41.5</text:p>
          </table:table-cell>
          <table:table-cell table:formula="of:=AVERAGE([.B368:.B387])" office:value-type="float" office:value="0.90464">
            <text:p>0.90464</text:p>
          </table:table-cell>
          <table:table-cell table:formula="of:=AVERAGE([.C368:.C387])" office:value-type="float" office:value="0.526555">
            <text:p>0.5265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37">
            <text:p>0.8937</text:p>
          </table:table-cell>
          <table:table-cell office:value-type="float" office:value="0.4877">
            <text:p>0.4877</text:p>
          </table:table-cell>
          <table:table-cell/>
          <table:table-cell table:formula="of:=AVERAGE([.A369:.A388])" office:value-type="float" office:value="41.75">
            <text:p>41.75</text:p>
          </table:table-cell>
          <table:table-cell table:formula="of:=AVERAGE([.B369:.B388])" office:value-type="float" office:value="0.90471">
            <text:p>0.90471</text:p>
          </table:table-cell>
          <table:table-cell table:formula="of:=AVERAGE([.C369:.C388])" office:value-type="float" office:value="0.526795">
            <text:p>0.52679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">
            <text:p>0.904</text:p>
          </table:table-cell>
          <table:table-cell office:value-type="float" office:value="0.5282">
            <text:p>0.5282</text:p>
          </table:table-cell>
          <table:table-cell/>
          <table:table-cell table:formula="of:=AVERAGE([.A370:.A389])" office:value-type="float" office:value="42">
            <text:p>42</text:p>
          </table:table-cell>
          <table:table-cell table:formula="of:=AVERAGE([.B370:.B389])" office:value-type="float" office:value="0.904775">
            <text:p>0.904775</text:p>
          </table:table-cell>
          <table:table-cell table:formula="of:=AVERAGE([.C370:.C389])" office:value-type="float" office:value="0.52699">
            <text:p>0.5269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7">
            <text:p>0.8987</text:p>
          </table:table-cell>
          <table:table-cell office:value-type="float" office:value="0.5116">
            <text:p>0.5116</text:p>
          </table:table-cell>
          <table:table-cell/>
          <table:table-cell table:formula="of:=AVERAGE([.A371:.A390])" office:value-type="float" office:value="42.25">
            <text:p>42.25</text:p>
          </table:table-cell>
          <table:table-cell table:formula="of:=AVERAGE([.B371:.B390])" office:value-type="float" office:value="0.904725">
            <text:p>0.904725</text:p>
          </table:table-cell>
          <table:table-cell table:formula="of:=AVERAGE([.C371:.C390])" office:value-type="float" office:value="0.52683">
            <text:p>0.5268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73">
            <text:p>0.9073</text:p>
          </table:table-cell>
          <table:table-cell office:value-type="float" office:value="0.5375">
            <text:p>0.5375</text:p>
          </table:table-cell>
          <table:table-cell/>
          <table:table-cell table:formula="of:=AVERAGE([.A372:.A391])" office:value-type="float" office:value="42.5">
            <text:p>42.5</text:p>
          </table:table-cell>
          <table:table-cell table:formula="of:=AVERAGE([.B372:.B391])" office:value-type="float" office:value="0.904705">
            <text:p>0.904705</text:p>
          </table:table-cell>
          <table:table-cell table:formula="of:=AVERAGE([.C372:.C391])" office:value-type="float" office:value="0.52679">
            <text:p>0.5267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5">
            <text:p>0.915</text:p>
          </table:table-cell>
          <table:table-cell office:value-type="float" office:value="0.5701">
            <text:p>0.5701</text:p>
          </table:table-cell>
          <table:table-cell/>
          <table:table-cell table:formula="of:=AVERAGE([.A373:.A392])" office:value-type="float" office:value="42.75">
            <text:p>42.75</text:p>
          </table:table-cell>
          <table:table-cell table:formula="of:=AVERAGE([.B373:.B392])" office:value-type="float" office:value="0.904805">
            <text:p>0.904805</text:p>
          </table:table-cell>
          <table:table-cell table:formula="of:=AVERAGE([.C373:.C392])" office:value-type="float" office:value="0.52718">
            <text:p>0.5271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23">
            <text:p>0.9123</text:p>
          </table:table-cell>
          <table:table-cell office:value-type="float" office:value="0.5456">
            <text:p>0.5456</text:p>
          </table:table-cell>
          <table:table-cell/>
          <table:table-cell table:formula="of:=AVERAGE([.A374:.A393])" office:value-type="float" office:value="43">
            <text:p>43</text:p>
          </table:table-cell>
          <table:table-cell table:formula="of:=AVERAGE([.B374:.B393])" office:value-type="float" office:value="0.90482">
            <text:p>0.90482</text:p>
          </table:table-cell>
          <table:table-cell table:formula="of:=AVERAGE([.C374:.C393])" office:value-type="float" office:value="0.52703">
            <text:p>0.5270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">
            <text:p>0.903</text:p>
          </table:table-cell>
          <table:table-cell office:value-type="float" office:value="0.5291">
            <text:p>0.5291</text:p>
          </table:table-cell>
          <table:table-cell/>
          <table:table-cell table:formula="of:=AVERAGE([.A375:.A394])" office:value-type="float" office:value="43.25">
            <text:p>43.25</text:p>
          </table:table-cell>
          <table:table-cell table:formula="of:=AVERAGE([.B375:.B394])" office:value-type="float" office:value="0.90482">
            <text:p>0.90482</text:p>
          </table:table-cell>
          <table:table-cell table:formula="of:=AVERAGE([.C375:.C394])" office:value-type="float" office:value="0.52701">
            <text:p>0.5270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3">
            <text:p>0.893</text:p>
          </table:table-cell>
          <table:table-cell office:value-type="float" office:value="0.4925">
            <text:p>0.4925</text:p>
          </table:table-cell>
          <table:table-cell/>
          <table:table-cell table:formula="of:=AVERAGE([.A376:.A395])" office:value-type="float" office:value="43.5">
            <text:p>43.5</text:p>
          </table:table-cell>
          <table:table-cell table:formula="of:=AVERAGE([.B376:.B395])" office:value-type="float" office:value="0.90477">
            <text:p>0.90477</text:p>
          </table:table-cell>
          <table:table-cell table:formula="of:=AVERAGE([.C376:.C395])" office:value-type="float" office:value="0.52672">
            <text:p>0.52672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154">
            <text:p>0.5154</text:p>
          </table:table-cell>
          <table:table-cell/>
          <table:table-cell table:formula="of:=AVERAGE([.A377:.A396])" office:value-type="float" office:value="43.75">
            <text:p>43.75</text:p>
          </table:table-cell>
          <table:table-cell table:formula="of:=AVERAGE([.B377:.B396])" office:value-type="float" office:value="0.904855">
            <text:p>0.904855</text:p>
          </table:table-cell>
          <table:table-cell table:formula="of:=AVERAGE([.C377:.C396])" office:value-type="float" office:value="0.52698">
            <text:p>0.5269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33">
            <text:p>0.9133</text:p>
          </table:table-cell>
          <table:table-cell office:value-type="float" office:value="0.555">
            <text:p>0.555</text:p>
          </table:table-cell>
          <table:table-cell/>
          <table:table-cell table:formula="of:=AVERAGE([.A378:.A397])" office:value-type="float" office:value="44">
            <text:p>44</text:p>
          </table:table-cell>
          <table:table-cell table:formula="of:=AVERAGE([.B378:.B397])" office:value-type="float" office:value="0.90497">
            <text:p>0.90497</text:p>
          </table:table-cell>
          <table:table-cell table:formula="of:=AVERAGE([.C378:.C397])" office:value-type="float" office:value="0.527325">
            <text:p>0.52732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">
            <text:p>0.903</text:p>
          </table:table-cell>
          <table:table-cell office:value-type="float" office:value="0.5154">
            <text:p>0.5154</text:p>
          </table:table-cell>
          <table:table-cell/>
          <table:table-cell table:formula="of:=AVERAGE([.A379:.A398])" office:value-type="float" office:value="44.25">
            <text:p>44.25</text:p>
          </table:table-cell>
          <table:table-cell table:formula="of:=AVERAGE([.B379:.B398])" office:value-type="float" office:value="0.90509">
            <text:p>0.90509</text:p>
          </table:table-cell>
          <table:table-cell table:formula="of:=AVERAGE([.C379:.C398])" office:value-type="float" office:value="0.52784">
            <text:p>0.5278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97">
            <text:p>0.9097</text:p>
          </table:table-cell>
          <table:table-cell office:value-type="float" office:value="0.5431">
            <text:p>0.5431</text:p>
          </table:table-cell>
          <table:table-cell/>
          <table:table-cell table:formula="of:=AVERAGE([.A380:.A399])" office:value-type="float" office:value="44.5">
            <text:p>44.5</text:p>
          </table:table-cell>
          <table:table-cell table:formula="of:=AVERAGE([.B380:.B399])" office:value-type="float" office:value="0.905125">
            <text:p>0.905125</text:p>
          </table:table-cell>
          <table:table-cell table:formula="of:=AVERAGE([.C380:.C399])" office:value-type="float" office:value="0.527885">
            <text:p>0.52788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131">
            <text:p>0.5131</text:p>
          </table:table-cell>
          <table:table-cell/>
          <table:table-cell table:formula="of:=AVERAGE([.A381:.A400])" office:value-type="float" office:value="44.75">
            <text:p>44.75</text:p>
          </table:table-cell>
          <table:table-cell table:formula="of:=AVERAGE([.B381:.B400])" office:value-type="float" office:value="0.90509">
            <text:p>0.90509</text:p>
          </table:table-cell>
          <table:table-cell table:formula="of:=AVERAGE([.C381:.C400])" office:value-type="float" office:value="0.52774">
            <text:p>0.5277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7">
            <text:p>0.9047</text:p>
          </table:table-cell>
          <table:table-cell office:value-type="float" office:value="0.524">
            <text:p>0.524</text:p>
          </table:table-cell>
          <table:table-cell/>
          <table:table-cell table:formula="of:=AVERAGE([.A382:.A401])" office:value-type="float" office:value="45">
            <text:p>45</text:p>
          </table:table-cell>
          <table:table-cell table:formula="of:=AVERAGE([.B382:.B401])" office:value-type="float" office:value="0.905105">
            <text:p>0.905105</text:p>
          </table:table-cell>
          <table:table-cell table:formula="of:=AVERAGE([.C382:.C401])" office:value-type="float" office:value="0.52792">
            <text:p>0.5279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137">
            <text:p>0.5137</text:p>
          </table:table-cell>
          <table:table-cell/>
          <table:table-cell table:formula="of:=AVERAGE([.A383:.A402])" office:value-type="float" office:value="45.25">
            <text:p>45.25</text:p>
          </table:table-cell>
          <table:table-cell table:formula="of:=AVERAGE([.B383:.B402])" office:value-type="float" office:value="0.905105">
            <text:p>0.905105</text:p>
          </table:table-cell>
          <table:table-cell table:formula="of:=AVERAGE([.C383:.C402])" office:value-type="float" office:value="0.5279">
            <text:p>0.5279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7">
            <text:p>0.8977</text:p>
          </table:table-cell>
          <table:table-cell office:value-type="float" office:value="0.5048">
            <text:p>0.5048</text:p>
          </table:table-cell>
          <table:table-cell/>
          <table:table-cell table:formula="of:=AVERAGE([.A384:.A403])" office:value-type="float" office:value="45.5">
            <text:p>45.5</text:p>
          </table:table-cell>
          <table:table-cell table:formula="of:=AVERAGE([.B384:.B403])" office:value-type="float" office:value="0.90507">
            <text:p>0.90507</text:p>
          </table:table-cell>
          <table:table-cell table:formula="of:=AVERAGE([.C384:.C403])" office:value-type="float" office:value="0.527835">
            <text:p>0.52783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3">
            <text:p>0.9123</text:p>
          </table:table-cell>
          <table:table-cell office:value-type="float" office:value="0.5533">
            <text:p>0.5533</text:p>
          </table:table-cell>
          <table:table-cell/>
          <table:table-cell table:formula="of:=AVERAGE([.A385:.A404])" office:value-type="float" office:value="45.75">
            <text:p>45.75</text:p>
          </table:table-cell>
          <table:table-cell table:formula="of:=AVERAGE([.B385:.B404])" office:value-type="float" office:value="0.905135">
            <text:p>0.905135</text:p>
          </table:table-cell>
          <table:table-cell table:formula="of:=AVERAGE([.C385:.C404])" office:value-type="float" office:value="0.52801">
            <text:p>0.5280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7">
            <text:p>0.9127</text:p>
          </table:table-cell>
          <table:table-cell office:value-type="float" office:value="0.5537">
            <text:p>0.5537</text:p>
          </table:table-cell>
          <table:table-cell/>
          <table:table-cell table:formula="of:=AVERAGE([.A386:.A405])" office:value-type="float" office:value="46">
            <text:p>46</text:p>
          </table:table-cell>
          <table:table-cell table:formula="of:=AVERAGE([.B386:.B405])" office:value-type="float" office:value="0.905135">
            <text:p>0.905135</text:p>
          </table:table-cell>
          <table:table-cell table:formula="of:=AVERAGE([.C386:.C405])" office:value-type="float" office:value="0.52817">
            <text:p>0.52817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7">
            <text:p>0.9107</text:p>
          </table:table-cell>
          <table:table-cell office:value-type="float" office:value="0.5447">
            <text:p>0.5447</text:p>
          </table:table-cell>
          <table:table-cell/>
          <table:table-cell table:formula="of:=AVERAGE([.A387:.A406])" office:value-type="float" office:value="46.25">
            <text:p>46.25</text:p>
          </table:table-cell>
          <table:table-cell table:formula="of:=AVERAGE([.B387:.B406])" office:value-type="float" office:value="0.905115">
            <text:p>0.905115</text:p>
          </table:table-cell>
          <table:table-cell table:formula="of:=AVERAGE([.C387:.C406])" office:value-type="float" office:value="0.528105">
            <text:p>0.52810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57">
            <text:p>0.8957</text:p>
          </table:table-cell>
          <table:table-cell office:value-type="float" office:value="0.4974">
            <text:p>0.4974</text:p>
          </table:table-cell>
          <table:table-cell/>
          <table:table-cell table:formula="of:=AVERAGE([.A388:.A407])" office:value-type="float" office:value="46.5">
            <text:p>46.5</text:p>
          </table:table-cell>
          <table:table-cell table:formula="of:=AVERAGE([.B388:.B407])" office:value-type="float" office:value="0.90503">
            <text:p>0.90503</text:p>
          </table:table-cell>
          <table:table-cell table:formula="of:=AVERAGE([.C388:.C407])" office:value-type="float" office:value="0.5279">
            <text:p>0.5279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5">
            <text:p>0.895</text:p>
          </table:table-cell>
          <table:table-cell office:value-type="float" office:value="0.4916">
            <text:p>0.4916</text:p>
          </table:table-cell>
          <table:table-cell/>
          <table:table-cell table:formula="of:=AVERAGE([.A389:.A408])" office:value-type="float" office:value="46.75">
            <text:p>46.75</text:p>
          </table:table-cell>
          <table:table-cell table:formula="of:=AVERAGE([.B389:.B408])" office:value-type="float" office:value="0.904995">
            <text:p>0.904995</text:p>
          </table:table-cell>
          <table:table-cell table:formula="of:=AVERAGE([.C389:.C408])" office:value-type="float" office:value="0.52779">
            <text:p>0.52779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25">
            <text:p>0.525</text:p>
          </table:table-cell>
          <table:table-cell/>
          <table:table-cell table:formula="of:=AVERAGE([.A390:.A409])" office:value-type="float" office:value="47">
            <text:p>47</text:p>
          </table:table-cell>
          <table:table-cell table:formula="of:=AVERAGE([.B390:.B409])" office:value-type="float" office:value="0.90496">
            <text:p>0.90496</text:p>
          </table:table-cell>
          <table:table-cell table:formula="of:=AVERAGE([.C390:.C409])" office:value-type="float" office:value="0.52766">
            <text:p>0.5276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3">
            <text:p>0.8983</text:p>
          </table:table-cell>
          <table:table-cell office:value-type="float" office:value="0.5108">
            <text:p>0.5108</text:p>
          </table:table-cell>
          <table:table-cell/>
          <table:table-cell table:formula="of:=AVERAGE([.A391:.A410])" office:value-type="float" office:value="47.25">
            <text:p>47.25</text:p>
          </table:table-cell>
          <table:table-cell table:formula="of:=AVERAGE([.B391:.B410])" office:value-type="float" office:value="0.90501">
            <text:p>0.90501</text:p>
          </table:table-cell>
          <table:table-cell table:formula="of:=AVERAGE([.C391:.C410])" office:value-type="float" office:value="0.527715">
            <text:p>0.52771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93">
            <text:p>0.9093</text:p>
          </table:table-cell>
          <table:table-cell office:value-type="float" office:value="0.5453">
            <text:p>0.5453</text:p>
          </table:table-cell>
          <table:table-cell/>
          <table:table-cell table:formula="of:=AVERAGE([.A392:.A411])" office:value-type="float" office:value="47.5">
            <text:p>47.5</text:p>
          </table:table-cell>
          <table:table-cell table:formula="of:=AVERAGE([.B392:.B411])" office:value-type="float" office:value="0.90501">
            <text:p>0.90501</text:p>
          </table:table-cell>
          <table:table-cell table:formula="of:=AVERAGE([.C392:.C411])" office:value-type="float" office:value="0.527685">
            <text:p>0.52768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53">
            <text:p>0.9153</text:p>
          </table:table-cell>
          <table:table-cell office:value-type="float" office:value="0.5671">
            <text:p>0.5671</text:p>
          </table:table-cell>
          <table:table-cell/>
          <table:table-cell table:formula="of:=AVERAGE([.A393:.A412])" office:value-type="float" office:value="47.75">
            <text:p>47.75</text:p>
          </table:table-cell>
          <table:table-cell table:formula="of:=AVERAGE([.B393:.B412])" office:value-type="float" office:value="0.90511">
            <text:p>0.90511</text:p>
          </table:table-cell>
          <table:table-cell table:formula="of:=AVERAGE([.C393:.C412])" office:value-type="float" office:value="0.52814">
            <text:p>0.5281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3">
            <text:p>0.9123</text:p>
          </table:table-cell>
          <table:table-cell office:value-type="float" office:value="0.5452">
            <text:p>0.5452</text:p>
          </table:table-cell>
          <table:table-cell/>
          <table:table-cell table:formula="of:=AVERAGE([.A394:.A413])" office:value-type="float" office:value="48">
            <text:p>48</text:p>
          </table:table-cell>
          <table:table-cell table:formula="of:=AVERAGE([.B394:.B413])" office:value-type="float" office:value="0.905095">
            <text:p>0.905095</text:p>
          </table:table-cell>
          <table:table-cell table:formula="of:=AVERAGE([.C394:.C413])" office:value-type="float" office:value="0.528145">
            <text:p>0.5281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233">
            <text:p>0.5233</text:p>
          </table:table-cell>
          <table:table-cell/>
          <table:table-cell table:formula="of:=AVERAGE([.A395:.A414])" office:value-type="float" office:value="48.25">
            <text:p>48.25</text:p>
          </table:table-cell>
          <table:table-cell table:formula="of:=AVERAGE([.B395:.B414])" office:value-type="float" office:value="0.90508">
            <text:p>0.90508</text:p>
          </table:table-cell>
          <table:table-cell table:formula="of:=AVERAGE([.C395:.C414])" office:value-type="float" office:value="0.528015">
            <text:p>0.52801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7">
            <text:p>0.8947</text:p>
          </table:table-cell>
          <table:table-cell office:value-type="float" office:value="0.4977">
            <text:p>0.4977</text:p>
          </table:table-cell>
          <table:table-cell/>
          <table:table-cell table:formula="of:=AVERAGE([.A396:.A415])" office:value-type="float" office:value="48.5">
            <text:p>48.5</text:p>
          </table:table-cell>
          <table:table-cell table:formula="of:=AVERAGE([.B396:.B415])" office:value-type="float" office:value="0.90503">
            <text:p>0.90503</text:p>
          </table:table-cell>
          <table:table-cell table:formula="of:=AVERAGE([.C396:.C415])" office:value-type="float" office:value="0.52786">
            <text:p>0.5278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5">
            <text:p>0.905</text:p>
          </table:table-cell>
          <table:table-cell office:value-type="float" office:value="0.5223">
            <text:p>0.5223</text:p>
          </table:table-cell>
          <table:table-cell/>
          <table:table-cell table:formula="of:=AVERAGE([.A397:.A416])" office:value-type="float" office:value="48.75">
            <text:p>48.75</text:p>
          </table:table-cell>
          <table:table-cell table:formula="of:=AVERAGE([.B397:.B416])" office:value-type="float" office:value="0.904995">
            <text:p>0.904995</text:p>
          </table:table-cell>
          <table:table-cell table:formula="of:=AVERAGE([.C397:.C416])" office:value-type="float" office:value="0.52775">
            <text:p>0.527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57">
            <text:p>0.9157</text:p>
          </table:table-cell>
          <table:table-cell office:value-type="float" office:value="0.5653">
            <text:p>0.5653</text:p>
          </table:table-cell>
          <table:table-cell/>
          <table:table-cell table:formula="of:=AVERAGE([.A398:.A417])" office:value-type="float" office:value="49">
            <text:p>49</text:p>
          </table:table-cell>
          <table:table-cell table:formula="of:=AVERAGE([.B398:.B417])" office:value-type="float" office:value="0.90501">
            <text:p>0.90501</text:p>
          </table:table-cell>
          <table:table-cell table:formula="of:=AVERAGE([.C398:.C417])" office:value-type="float" office:value="0.52777">
            <text:p>0.52777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7">
            <text:p>0.9037</text:p>
          </table:table-cell>
          <table:table-cell office:value-type="float" office:value="0.5163">
            <text:p>0.5163</text:p>
          </table:table-cell>
          <table:table-cell/>
          <table:table-cell table:formula="of:=AVERAGE([.A399:.A418])" office:value-type="float" office:value="49.25">
            <text:p>49.25</text:p>
          </table:table-cell>
          <table:table-cell table:formula="of:=AVERAGE([.B399:.B418])" office:value-type="float" office:value="0.90499">
            <text:p>0.90499</text:p>
          </table:table-cell>
          <table:table-cell table:formula="of:=AVERAGE([.C399:.C418])" office:value-type="float" office:value="0.527675">
            <text:p>0.5276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9">
            <text:p>0.909</text:p>
          </table:table-cell>
          <table:table-cell office:value-type="float" office:value="0.5402">
            <text:p>0.5402</text:p>
          </table:table-cell>
          <table:table-cell/>
          <table:table-cell table:formula="of:=AVERAGE([.A400:.A419])" office:value-type="float" office:value="49.5">
            <text:p>49.5</text:p>
          </table:table-cell>
          <table:table-cell table:formula="of:=AVERAGE([.B400:.B419])" office:value-type="float" office:value="0.904955">
            <text:p>0.904955</text:p>
          </table:table-cell>
          <table:table-cell table:formula="of:=AVERAGE([.C400:.C419])" office:value-type="float" office:value="0.527605">
            <text:p>0.52760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167">
            <text:p>0.5167</text:p>
          </table:table-cell>
          <table:table-cell/>
          <table:table-cell table:formula="of:=AVERAGE([.A401:.A420])" office:value-type="float" office:value="49.75">
            <text:p>49.75</text:p>
          </table:table-cell>
          <table:table-cell table:formula="of:=AVERAGE([.B401:.B420])" office:value-type="float" office:value="0.90502">
            <text:p>0.90502</text:p>
          </table:table-cell>
          <table:table-cell table:formula="of:=AVERAGE([.C401:.C420])" office:value-type="float" office:value="0.52782">
            <text:p>0.5278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7">
            <text:p>0.9047</text:p>
          </table:table-cell>
          <table:table-cell office:value-type="float" office:value="0.5236">
            <text:p>0.5236</text:p>
          </table:table-cell>
          <table:table-cell/>
          <table:table-cell table:formula="of:=AVERAGE([.A402:.A421])" office:value-type="float" office:value="50">
            <text:p>50</text:p>
          </table:table-cell>
          <table:table-cell table:formula="of:=AVERAGE([.B402:.B421])" office:value-type="float" office:value="0.905035">
            <text:p>0.905035</text:p>
          </table:table-cell>
          <table:table-cell table:formula="of:=AVERAGE([.C402:.C421])" office:value-type="float" office:value="0.5278">
            <text:p>0.527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3">
            <text:p>0.9013</text:p>
          </table:table-cell>
          <table:table-cell office:value-type="float" office:value="0.5124">
            <text:p>0.5124</text:p>
          </table:table-cell>
          <table:table-cell/>
          <table:table-cell table:formula="of:=AVERAGE([.A403:.A422])" office:value-type="float" office:value="50">
            <text:p>50</text:p>
          </table:table-cell>
          <table:table-cell table:formula="of:=AVERAGE([.B403:.B422])" office:value-type="float" office:value="0.905052631578947">
            <text:p>0.9050526316</text:p>
          </table:table-cell>
          <table:table-cell table:formula="of:=AVERAGE([.C403:.C422])" office:value-type="float" office:value="0.528021052631579">
            <text:p>0.528021052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">
            <text:p>0.899</text:p>
          </table:table-cell>
          <table:table-cell office:value-type="float" office:value="0.5083">
            <text:p>0.5083</text:p>
          </table:table-cell>
          <table:table-cell/>
          <table:table-cell table:formula="of:=AVERAGE([.A404:.A423])" office:value-type="float" office:value="50">
            <text:p>50</text:p>
          </table:table-cell>
          <table:table-cell table:formula="of:=AVERAGE([.B404:.B423])" office:value-type="float" office:value="0.905261111111111">
            <text:p>0.9052611111</text:p>
          </table:table-cell>
          <table:table-cell table:formula="of:=AVERAGE([.C404:.C423])" office:value-type="float" office:value="0.528888888888889">
            <text:p>0.528888888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23">
            <text:p>0.9123</text:p>
          </table:table-cell>
          <table:table-cell office:value-type="float" office:value="0.5565">
            <text:p>0.5565</text:p>
          </table:table-cell>
          <table:table-cell/>
          <table:table-cell table:formula="of:=AVERAGE([.A405:.A424])" office:value-type="float" office:value="50">
            <text:p>50</text:p>
          </table:table-cell>
          <table:table-cell table:formula="of:=AVERAGE([.B405:.B424])" office:value-type="float" office:value="0.905629411764706">
            <text:p>0.9056294118</text:p>
          </table:table-cell>
          <table:table-cell table:formula="of:=AVERAGE([.C405:.C424])" office:value-type="float" office:value="0.5301">
            <text:p>0.530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23">
            <text:p>0.9123</text:p>
          </table:table-cell>
          <table:table-cell office:value-type="float" office:value="0.5524">
            <text:p>0.5524</text:p>
          </table:table-cell>
          <table:table-cell/>
          <table:table-cell table:formula="of:=AVERAGE([.A406:.A425])" office:value-type="float" office:value="50">
            <text:p>50</text:p>
          </table:table-cell>
          <table:table-cell table:formula="of:=AVERAGE([.B406:.B425])" office:value-type="float" office:value="0.9052125">
            <text:p>0.9052125</text:p>
          </table:table-cell>
          <table:table-cell table:formula="of:=AVERAGE([.C406:.C425])" office:value-type="float" office:value="0.52845">
            <text:p>0.528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9">
            <text:p>0.909</text:p>
          </table:table-cell>
          <table:table-cell office:value-type="float" office:value="0.5406">
            <text:p>0.5406</text:p>
          </table:table-cell>
          <table:table-cell/>
          <table:table-cell table:formula="of:=AVERAGE([.A407:.A426])" office:value-type="float" office:value="50">
            <text:p>50</text:p>
          </table:table-cell>
          <table:table-cell table:formula="of:=AVERAGE([.B407:.B426])" office:value-type="float" office:value="0.90474">
            <text:p>0.90474</text:p>
          </table:table-cell>
          <table:table-cell table:formula="of:=AVERAGE([.C407:.C426])" office:value-type="float" office:value="0.526853333333333">
            <text:p>0.52685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">
            <text:p>0.895</text:p>
          </table:table-cell>
          <table:table-cell office:value-type="float" office:value="0.4952">
            <text:p>0.4952</text:p>
          </table:table-cell>
          <table:table-cell/>
          <table:table-cell table:formula="of:=AVERAGE([.A408:.A427])" office:value-type="float" office:value="50">
            <text:p>50</text:p>
          </table:table-cell>
          <table:table-cell table:formula="of:=AVERAGE([.B408:.B427])" office:value-type="float" office:value="0.904435714285714">
            <text:p>0.9044357143</text:p>
          </table:table-cell>
          <table:table-cell table:formula="of:=AVERAGE([.C408:.C427])" office:value-type="float" office:value="0.525871428571429">
            <text:p>0.525871428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3">
            <text:p>0.8943</text:p>
          </table:table-cell>
          <table:table-cell office:value-type="float" office:value="0.489">
            <text:p>0.489</text:p>
          </table:table-cell>
          <table:table-cell/>
          <table:table-cell table:formula="of:=AVERAGE([.A409:.A428])" office:value-type="float" office:value="50">
            <text:p>50</text:p>
          </table:table-cell>
          <table:table-cell table:formula="of:=AVERAGE([.B409:.B428])" office:value-type="float" office:value="0.905161538461538">
            <text:p>0.9051615385</text:p>
          </table:table-cell>
          <table:table-cell table:formula="of:=AVERAGE([.C409:.C428])" office:value-type="float" office:value="0.528230769230769">
            <text:p>0.528230769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">
            <text:p>0.904</text:p>
          </table:table-cell>
          <table:table-cell office:value-type="float" office:value="0.5261">
            <text:p>0.5261</text:p>
          </table:table-cell>
          <table:table-cell/>
          <table:table-cell table:formula="of:=AVERAGE([.A410:.A429])" office:value-type="float" office:value="50">
            <text:p>50</text:p>
          </table:table-cell>
          <table:table-cell table:formula="of:=AVERAGE([.B410:.B429])" office:value-type="float" office:value="0.906066666666667">
            <text:p>0.9060666667</text:p>
          </table:table-cell>
          <table:table-cell table:formula="of:=AVERAGE([.C410:.C429])" office:value-type="float" office:value="0.5315">
            <text:p>0.531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3">
            <text:p>0.8983</text:p>
          </table:table-cell>
          <table:table-cell office:value-type="float" office:value="0.5102">
            <text:p>0.5102</text:p>
          </table:table-cell>
          <table:table-cell/>
          <table:table-cell table:formula="of:=AVERAGE([.A411:.A430])" office:value-type="float" office:value="50">
            <text:p>50</text:p>
          </table:table-cell>
          <table:table-cell table:formula="of:=AVERAGE([.B411:.B430])" office:value-type="float" office:value="0.906254545454546">
            <text:p>0.9062545455</text:p>
          </table:table-cell>
          <table:table-cell table:formula="of:=AVERAGE([.C411:.C430])" office:value-type="float" office:value="0.531990909090909">
            <text:p>0.531990909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3">
            <text:p>0.9113</text:p>
          </table:table-cell>
          <table:table-cell office:value-type="float" office:value="0.5544">
            <text:p>0.5544</text:p>
          </table:table-cell>
          <table:table-cell/>
          <table:table-cell table:formula="of:=AVERAGE([.A412:.A431])" office:value-type="float" office:value="50">
            <text:p>50</text:p>
          </table:table-cell>
          <table:table-cell table:formula="of:=AVERAGE([.B412:.B431])" office:value-type="float" office:value="0.90705">
            <text:p>0.90705</text:p>
          </table:table-cell>
          <table:table-cell table:formula="of:=AVERAGE([.C412:.C431])" office:value-type="float" office:value="0.53417">
            <text:p>0.5341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5">
            <text:p>0.915</text:p>
          </table:table-cell>
          <table:table-cell office:value-type="float" office:value="0.5672">
            <text:p>0.5672</text:p>
          </table:table-cell>
          <table:table-cell/>
          <table:table-cell table:formula="of:=AVERAGE([.A413:.A432])" office:value-type="float" office:value="50">
            <text:p>50</text:p>
          </table:table-cell>
          <table:table-cell table:formula="of:=AVERAGE([.B413:.B432])" office:value-type="float" office:value="0.906577777777778">
            <text:p>0.9065777778</text:p>
          </table:table-cell>
          <table:table-cell table:formula="of:=AVERAGE([.C413:.C432])" office:value-type="float" office:value="0.531922222222222">
            <text:p>0.531922222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2">
            <text:p>0.912</text:p>
          </table:table-cell>
          <table:table-cell office:value-type="float" office:value="0.5426">
            <text:p>0.5426</text:p>
          </table:table-cell>
          <table:table-cell/>
          <table:table-cell table:formula="of:=AVERAGE([.A414:.A433])" office:value-type="float" office:value="50">
            <text:p>50</text:p>
          </table:table-cell>
          <table:table-cell table:formula="of:=AVERAGE([.B414:.B433])" office:value-type="float" office:value="0.905525">
            <text:p>0.905525</text:p>
          </table:table-cell>
          <table:table-cell table:formula="of:=AVERAGE([.C414:.C433])" office:value-type="float" office:value="0.5275125">
            <text:p>0.52751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">
            <text:p>0.901</text:p>
          </table:table-cell>
          <table:table-cell office:value-type="float" office:value="0.5202">
            <text:p>0.5202</text:p>
          </table:table-cell>
          <table:table-cell/>
          <table:table-cell table:formula="of:=AVERAGE([.A415:.A434])" office:value-type="float" office:value="50">
            <text:p>50</text:p>
          </table:table-cell>
          <table:table-cell table:formula="of:=AVERAGE([.B415:.B434])" office:value-type="float" office:value="0.9046">
            <text:p>0.9046</text:p>
          </table:table-cell>
          <table:table-cell table:formula="of:=AVERAGE([.C415:.C434])" office:value-type="float" office:value="0.525357142857143">
            <text:p>0.52535714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">
            <text:p>0.894</text:p>
          </table:table-cell>
          <table:table-cell office:value-type="float" office:value="0.4955">
            <text:p>0.4955</text:p>
          </table:table-cell>
          <table:table-cell/>
          <table:table-cell table:formula="of:=AVERAGE([.A416:.A435])" office:value-type="float" office:value="50">
            <text:p>50</text:p>
          </table:table-cell>
          <table:table-cell table:formula="of:=AVERAGE([.B416:.B435])" office:value-type="float" office:value="0.9052">
            <text:p>0.9052</text:p>
          </table:table-cell>
          <table:table-cell table:formula="of:=AVERAGE([.C416:.C435])" office:value-type="float" office:value="0.526216666666667">
            <text:p>0.526216666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3">
            <text:p>0.9053</text:p>
          </table:table-cell>
          <table:table-cell office:value-type="float" office:value="0.5227">
            <text:p>0.5227</text:p>
          </table:table-cell>
          <table:table-cell/>
          <table:table-cell table:formula="of:=AVERAGE([.A417:.A436])" office:value-type="float" office:value="50">
            <text:p>50</text:p>
          </table:table-cell>
          <table:table-cell table:formula="of:=AVERAGE([.B417:.B436])" office:value-type="float" office:value="0.90744">
            <text:p>0.90744</text:p>
          </table:table-cell>
          <table:table-cell table:formula="of:=AVERAGE([.C417:.C436])" office:value-type="float" office:value="0.53236">
            <text:p>0.5323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53">
            <text:p>0.9153</text:p>
          </table:table-cell>
          <table:table-cell office:value-type="float" office:value="0.5634">
            <text:p>0.5634</text:p>
          </table:table-cell>
          <table:table-cell/>
          <table:table-cell table:formula="of:=AVERAGE([.A418:.A437])" office:value-type="float" office:value="50">
            <text:p>50</text:p>
          </table:table-cell>
          <table:table-cell table:formula="of:=AVERAGE([.B418:.B437])" office:value-type="float" office:value="0.907975">
            <text:p>0.907975</text:p>
          </table:table-cell>
          <table:table-cell table:formula="of:=AVERAGE([.C418:.C437])" office:value-type="float" office:value="0.534775">
            <text:p>0.53477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">
            <text:p>0.903</text:p>
          </table:table-cell>
          <table:table-cell office:value-type="float" office:value="0.5149">
            <text:p>0.5149</text:p>
          </table:table-cell>
          <table:table-cell/>
          <table:table-cell table:formula="of:=AVERAGE([.A419:.A438])" office:value-type="float" office:value="50">
            <text:p>50</text:p>
          </table:table-cell>
          <table:table-cell table:formula="of:=AVERAGE([.B419:.B438])" office:value-type="float" office:value="0.905533333333333">
            <text:p>0.9055333333</text:p>
          </table:table-cell>
          <table:table-cell table:formula="of:=AVERAGE([.C419:.C438])" office:value-type="float" office:value="0.525233333333333">
            <text:p>0.52523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03">
            <text:p>0.9103</text:p>
          </table:table-cell>
          <table:table-cell office:value-type="float" office:value="0.5445">
            <text:p>0.5445</text:p>
          </table:table-cell>
          <table:table-cell/>
          <table:table-cell table:formula="of:=AVERAGE([.A420:.A439])" office:value-type="float" office:value="50">
            <text:p>50</text:p>
          </table:table-cell>
          <table:table-cell table:formula="of:=AVERAGE([.B420:.B439])" office:value-type="float" office:value="0.9068">
            <text:p>0.9068</text:p>
          </table:table-cell>
          <table:table-cell table:formula="of:=AVERAGE([.C420:.C439])" office:value-type="float" office:value="0.5304">
            <text:p>0.530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3">
            <text:p>0.9033</text:p>
          </table:table-cell>
          <table:table-cell office:value-type="float" office:value="0.5163">
            <text:p>0.5163</text:p>
          </table:table-cell>
          <table:table-cell/>
          <table:table-cell table:formula="of:=AVERAGE([.A421:.A440])" office:value-type="float" office:value="50">
            <text:p>50</text:p>
          </table:table-cell>
          <table:table-cell table:formula="of:=AVERAGE([.B421:.B440])" office:value-type="float" office:value="0.9033">
            <text:p>0.9033</text:p>
          </table:table-cell>
          <table:table-cell table:formula="of:=AVERAGE([.C421:.C440])" office:value-type="float" office:value="0.5163">
            <text:p>0.516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2016-03-31</text:date>, <text:time>23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23:11:42.43</dc:date>
    <dc:creator>SSE </dc:creator>
    <meta:generator>OpenOffice/4.1.0$Win32 OpenOffice.org_project/410m18$Build-9764</meta:generator>
    <meta:editing-duration>PT7H58M40S</meta:editing-duration>
    <meta:editing-cycles>9</meta:editing-cycles>
    <meta:document-statistic meta:table-count="3" meta:cell-count="77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aximum="50" chart:interval-major="1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one">
        <chart:symbol-image xlink:href="Pictures/2000000D000000DF000000DFDE17A0D6.svm" xlink:type="simple" xlink:actuate="onLoad"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DDC21F09.svm" xlink:type="simple" xlink:actuate="onLoad"/>
      </style:chart-properties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>
        <chart:symbol-image xlink:href="Pictures/2000000D000000DF000000DF4A62739D.svm" xlink:type="simple" xlink:actuate="onLoad"/>
      </style:chart-properties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>
        <chart:symbol-image xlink:href="Pictures/2000000D000000DF000000DF0051851C.svm" xlink:type="simple" xlink:actuate="onLoad"/>
      </style:chart-properties>
      <style:graphic-properties draw:stroke="dash" draw:stroke-dash="Fine_20_Dott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>
        <chart:symbol-image xlink:href="Pictures/2000000D000000DF000000DFA43A9D33.svm" xlink:type="simple" xlink:actuate="onLoad"/>
      </style:chart-properties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55cm" svg:height="13.211cm" xlink:href=".." xlink:type="simple" chart:class="chart:scatter" chart:style-name="ch1">
        <chart:title svg:x="5.344cm" svg:y="0.4cm" chart:style-name="ch2">
          <text:p>Skill versus border samples</text:p>
        </chart:title>
        <chart:legend chart:legend-position="end" svg:x="14.23cm" svg:y="4.506cm" style:legend-expansion="high" chart:style-name="ch3"/>
        <chart:plot-area chart:style-name="ch4" table:cell-range-address="Sheet1_3.I2:Sheet1_3.K22 Sheet1_3.J1:Sheet1_3.K1 Sheet1_2.J1:Sheet1_2.K22 Sheet1.J1:Sheet1.K22" chart:data-source-has-labels="row" svg:x="1.724cm" svg:y="2.463cm" svg:width="11.716cm" svg:height="9.185cm">
          <chartooo:coordinate-region svg:x="2.557cm" svg:y="2.702cm" svg:width="10.643cm" svg:height="8.22cm"/>
          <chart:axis chart:dimension="x" chart:name="primary-x" chart:style-name="ch5">
            <chart:title svg:x="7.36cm" svg:y="11.912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7.554cm" chart:style-name="ch9">
              <text:p>skill</text:p>
            </chart:title>
            <chart:grid chart:style-name="ch7" chart:class="major"/>
          </chart:axis>
          <chart:series chart:style-name="ch10" chart:values-cell-range-address="Sheet1_3.J2:Sheet1_3.J22" chart:label-cell-address="Sheet1_3.J1:Sheet1_3.J1" chart:class="chart:scatter">
            <chart:domain table:cell-range-address="Sheet1_3.I2:Sheet1_3.I22"/>
            <chart:data-point chart:repeated="21"/>
          </chart:series>
          <chart:series chart:style-name="ch11" chart:values-cell-range-address="Sheet1_3.K2:Sheet1_3.K22" chart:label-cell-address="Sheet1_3.K1:Sheet1_3.K1" chart:class="chart:scatter">
            <chart:data-point chart:repeated="21"/>
          </chart:series>
          <chart:series chart:style-name="ch12" chart:values-cell-range-address="Sheet1_2.J2:Sheet1_2.J22" chart:label-cell-address="Sheet1_2.J1:Sheet1_2.J1" chart:class="chart:scatter">
            <chart:domain table:cell-range-address="Sheet1_2.I2:Sheet1_2.I22"/>
            <chart:data-point chart:repeated="21"/>
          </chart:series>
          <chart:series chart:style-name="ch13" chart:values-cell-range-address="Sheet1_2.K2:Sheet1_2.K22" chart:label-cell-address="Sheet1_2.K1:Sheet1_2.K1" chart:class="chart:scatter">
            <chart:domain table:cell-range-address="Sheet1_2.I2:Sheet1_2.I22"/>
            <chart:data-point chart:repeated="21"/>
          </chart:series>
          <chart:series chart:style-name="ch14" chart:values-cell-range-address="Sheet1.J2:Sheet1.J22" chart:label-cell-address="Sheet1.J1:Sheet1.J1" chart:class="chart:scatter">
            <chart:domain table:cell-range-address="Sheet1.I2:Sheet1.I22"/>
            <chart:data-point chart:repeated="21"/>
          </chart:series>
          <chart:series chart:style-name="ch15" chart:values-cell-range-address="Sheet1.K2:Sheet1.K22" chart:label-cell-address="Sheet1.K1:Sheet1.K1" chart:class="chart:scatter">
            <chart:domain table:cell-range-address="Sheet1.I2:Sheet1.I22"/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ccuracy</text:p>
                <draw:g>
                  <svg:desc>Sheet1_3.J1:Sheet1_3.J1</svg:desc>
                </draw:g>
              </table:table-cell>
              <table:table-cell office:value-type="string">
                <text:p>U.C.</text:p>
                <draw:g>
                  <svg:desc>Sheet1_3.K1:Sheet1_3.K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AGF Accuracy</text:p>
                <draw:g>
                  <svg:desc>Sheet1_2.J1:Sheet1_2.J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AGF U.C.</text:p>
                <draw:g>
                  <svg:desc>Sheet1_2.K1:Sheet1_2.K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VM Accuracy</text:p>
                <draw:g>
                  <svg:desc>Sheet1.J1:Sheet1.J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VM U.C.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3.I2:Sheet1_3.I22</svg:desc>
                </draw:g>
              </table:table-cell>
              <table:table-cell office:value-type="float" office:value="0.57927">
                <text:p>0.57927</text:p>
                <draw:g>
                  <svg:desc>Sheet1_3.J2:Sheet1_3.J22</svg:desc>
                </draw:g>
              </table:table-cell>
              <table:table-cell office:value-type="float" office:value="0.14211">
                <text:p>0.14211</text:p>
                <draw:g>
                  <svg:desc>Sheet1_3.K2:Sheet1_3.K22</svg:desc>
                </draw:g>
              </table:table-cell>
              <table:table-cell office:value-type="float" office:value="1">
                <text:p>1</text:p>
                <draw:g>
                  <svg:desc>Sheet1_2.I2:Sheet1_2.I22</svg:desc>
                </draw:g>
              </table:table-cell>
              <table:table-cell office:value-type="float" office:value="0.58465">
                <text:p>0.58465</text:p>
                <draw:g>
                  <svg:desc>Sheet1_2.J2:Sheet1_2.J22</svg:desc>
                </draw:g>
              </table:table-cell>
              <table:table-cell office:value-type="float" office:value="1">
                <text:p>1</text:p>
                <draw:g>
                  <svg:desc>Sheet1_2.I2:Sheet1_2.I22</svg:desc>
                </draw:g>
              </table:table-cell>
              <table:table-cell office:value-type="float" office:value="0.148885">
                <text:p>0.148885</text:p>
                <draw:g>
                  <svg:desc>Sheet1_2.K2:Sheet1_2.K22</svg:desc>
                </draw:g>
              </table:table-cell>
              <table:table-cell office:value-type="float" office:value="1">
                <text:p>1</text:p>
                <draw:g>
                  <svg:desc>Sheet1.I2:Sheet1.I22</svg:desc>
                </draw:g>
              </table:table-cell>
              <table:table-cell office:value-type="float" office:value="0.572165">
                <text:p>0.572165</text:p>
                <draw:g>
                  <svg:desc>Sheet1.J2:Sheet1.J22</svg:desc>
                </draw:g>
              </table:table-cell>
              <table:table-cell office:value-type="float" office:value="1">
                <text:p>1</text:p>
                <draw:g>
                  <svg:desc>Sheet1.I2:Sheet1.I22</svg:desc>
                </draw:g>
              </table:table-cell>
              <table:table-cell office:value-type="float" office:value="0.14091">
                <text:p>0.14091</text:p>
                <draw:g>
                  <svg:desc>Sheet1.K2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3885">
                <text:p>0.703885</text:p>
              </table:table-cell>
              <table:table-cell office:value-type="float" office:value="0.256415">
                <text:p>0.256415</text:p>
              </table:table-cell>
              <table:table-cell office:value-type="float" office:value="2">
                <text:p>2</text:p>
              </table:table-cell>
              <table:table-cell office:value-type="float" office:value="0.684965">
                <text:p>0.684965</text:p>
              </table:table-cell>
              <table:table-cell office:value-type="float" office:value="2">
                <text:p>2</text:p>
              </table:table-cell>
              <table:table-cell office:value-type="float" office:value="0.24488">
                <text:p>0.24488</text:p>
              </table:table-cell>
              <table:table-cell office:value-type="float" office:value="2">
                <text:p>2</text:p>
              </table:table-cell>
              <table:table-cell office:value-type="float" office:value="0.705535">
                <text:p>0.705535</text:p>
              </table:table-cell>
              <table:table-cell office:value-type="float" office:value="2">
                <text:p>2</text:p>
              </table:table-cell>
              <table:table-cell office:value-type="float" office:value="0.265185">
                <text:p>0.26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994">
                <text:p>0.78994</text:p>
              </table:table-cell>
              <table:table-cell office:value-type="float" office:value="0.358635">
                <text:p>0.358635</text:p>
              </table:table-cell>
              <table:table-cell office:value-type="float" office:value="3">
                <text:p>3</text:p>
              </table:table-cell>
              <table:table-cell office:value-type="float" office:value="0.777565">
                <text:p>0.777565</text:p>
              </table:table-cell>
              <table:table-cell office:value-type="float" office:value="3">
                <text:p>3</text:p>
              </table:table-cell>
              <table:table-cell office:value-type="float" office:value="0.339895">
                <text:p>0.339895</text:p>
              </table:table-cell>
              <table:table-cell office:value-type="float" office:value="3">
                <text:p>3</text:p>
              </table:table-cell>
              <table:table-cell office:value-type="float" office:value="0.79947">
                <text:p>0.79947</text:p>
              </table:table-cell>
              <table:table-cell office:value-type="float" office:value="3">
                <text:p>3</text:p>
              </table:table-cell>
              <table:table-cell office:value-type="float" office:value="0.36736">
                <text:p>0.3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555">
                <text:p>0.82555</text:p>
              </table:table-cell>
              <table:table-cell office:value-type="float" office:value="0.39949">
                <text:p>0.39949</text:p>
              </table:table-cell>
              <table:table-cell office:value-type="float" office:value="4">
                <text:p>4</text:p>
              </table:table-cell>
              <table:table-cell office:value-type="float" office:value="0.81606">
                <text:p>0.81606</text:p>
              </table:table-cell>
              <table:table-cell office:value-type="float" office:value="4">
                <text:p>4</text:p>
              </table:table-cell>
              <table:table-cell office:value-type="float" office:value="0.38943">
                <text:p>0.38943</text:p>
              </table:table-cell>
              <table:table-cell office:value-type="float" office:value="4">
                <text:p>4</text:p>
              </table:table-cell>
              <table:table-cell office:value-type="float" office:value="0.82924">
                <text:p>0.82924</text:p>
              </table:table-cell>
              <table:table-cell office:value-type="float" office:value="4">
                <text:p>4</text:p>
              </table:table-cell>
              <table:table-cell office:value-type="float" office:value="0.397675">
                <text:p>0.39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469">
                <text:p>0.83469</text:p>
              </table:table-cell>
              <table:table-cell office:value-type="float" office:value="0.424935">
                <text:p>0.424935</text:p>
              </table:table-cell>
              <table:table-cell office:value-type="float" office:value="5">
                <text:p>5</text:p>
              </table:table-cell>
              <table:table-cell office:value-type="float" office:value="0.818175">
                <text:p>0.818175</text:p>
              </table:table-cell>
              <table:table-cell office:value-type="float" office:value="5">
                <text:p>5</text:p>
              </table:table-cell>
              <table:table-cell office:value-type="float" office:value="0.39357">
                <text:p>0.39357</text:p>
              </table:table-cell>
              <table:table-cell office:value-type="float" office:value="5">
                <text:p>5</text:p>
              </table:table-cell>
              <table:table-cell office:value-type="float" office:value="0.85389">
                <text:p>0.85389</text:p>
              </table:table-cell>
              <table:table-cell office:value-type="float" office:value="5">
                <text:p>5</text:p>
              </table:table-cell>
              <table:table-cell office:value-type="float" office:value="0.442595">
                <text:p>0.4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53">
                <text:p>0.87553</text:p>
              </table:table-cell>
              <table:table-cell office:value-type="float" office:value="0.47951">
                <text:p>0.47951</text:p>
              </table:table-cell>
              <table:table-cell office:value-type="float" office:value="6">
                <text:p>6</text:p>
              </table:table-cell>
              <table:table-cell office:value-type="float" office:value="0.855595">
                <text:p>0.855595</text:p>
              </table:table-cell>
              <table:table-cell office:value-type="float" office:value="6">
                <text:p>6</text:p>
              </table:table-cell>
              <table:table-cell office:value-type="float" office:value="0.449015">
                <text:p>0.449015</text:p>
              </table:table-cell>
              <table:table-cell office:value-type="float" office:value="6">
                <text:p>6</text:p>
              </table:table-cell>
              <table:table-cell office:value-type="float" office:value="0.8711">
                <text:p>0.8711</text:p>
              </table:table-cell>
              <table:table-cell office:value-type="float" office:value="6">
                <text:p>6</text:p>
              </table:table-cell>
              <table:table-cell office:value-type="float" office:value="0.46975">
                <text:p>0.46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085">
                <text:p>0.887085</text:p>
              </table:table-cell>
              <table:table-cell office:value-type="float" office:value="0.499925">
                <text:p>0.499925</text:p>
              </table:table-cell>
              <table:table-cell office:value-type="float" office:value="7">
                <text:p>7</text:p>
              </table:table-cell>
              <table:table-cell office:value-type="float" office:value="0.86456">
                <text:p>0.86456</text:p>
              </table:table-cell>
              <table:table-cell office:value-type="float" office:value="7">
                <text:p>7</text:p>
              </table:table-cell>
              <table:table-cell office:value-type="float" office:value="0.46114">
                <text:p>0.46114</text:p>
              </table:table-cell>
              <table:table-cell office:value-type="float" office:value="7">
                <text:p>7</text:p>
              </table:table-cell>
              <table:table-cell office:value-type="float" office:value="0.8773">
                <text:p>0.8773</text:p>
              </table:table-cell>
              <table:table-cell office:value-type="float" office:value="7">
                <text:p>7</text:p>
              </table:table-cell>
              <table:table-cell office:value-type="float" office:value="0.479705">
                <text:p>0.47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17">
                <text:p>0.88717</text:p>
              </table:table-cell>
              <table:table-cell office:value-type="float" office:value="0.500145">
                <text:p>0.500145</text:p>
              </table:table-cell>
              <table:table-cell office:value-type="float" office:value="8">
                <text:p>8</text:p>
              </table:table-cell>
              <table:table-cell office:value-type="float" office:value="0.870335">
                <text:p>0.870335</text:p>
              </table:table-cell>
              <table:table-cell office:value-type="float" office:value="8">
                <text:p>8</text:p>
              </table:table-cell>
              <table:table-cell office:value-type="float" office:value="0.470955">
                <text:p>0.470955</text:p>
              </table:table-cell>
              <table:table-cell office:value-type="float" office:value="8">
                <text:p>8</text:p>
              </table:table-cell>
              <table:table-cell office:value-type="float" office:value="0.89109">
                <text:p>0.89109</text:p>
              </table:table-cell>
              <table:table-cell office:value-type="float" office:value="8">
                <text:p>8</text:p>
              </table:table-cell>
              <table:table-cell office:value-type="float" office:value="0.502605">
                <text:p>0.502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635">
                <text:p>0.890635</text:p>
              </table:table-cell>
              <table:table-cell office:value-type="float" office:value="0.5065">
                <text:p>0.5065</text:p>
              </table:table-cell>
              <table:table-cell office:value-type="float" office:value="9">
                <text:p>9</text:p>
              </table:table-cell>
              <table:table-cell office:value-type="float" office:value="0.875215">
                <text:p>0.875215</text:p>
              </table:table-cell>
              <table:table-cell office:value-type="float" office:value="9">
                <text:p>9</text:p>
              </table:table-cell>
              <table:table-cell office:value-type="float" office:value="0.481385">
                <text:p>0.481385</text:p>
              </table:table-cell>
              <table:table-cell office:value-type="float" office:value="9">
                <text:p>9</text:p>
              </table:table-cell>
              <table:table-cell office:value-type="float" office:value="0.892435">
                <text:p>0.892435</text:p>
              </table:table-cell>
              <table:table-cell office:value-type="float" office:value="9">
                <text:p>9</text:p>
              </table:table-cell>
              <table:table-cell office:value-type="float" office:value="0.507515">
                <text:p>0.507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7035">
                <text:p>0.897035</text:p>
              </table:table-cell>
              <table:table-cell office:value-type="float" office:value="0.51807">
                <text:p>0.51807</text:p>
              </table:table-cell>
              <table:table-cell office:value-type="float" office:value="10">
                <text:p>10</text:p>
              </table:table-cell>
              <table:table-cell office:value-type="float" office:value="0.886915">
                <text:p>0.886915</text:p>
              </table:table-cell>
              <table:table-cell office:value-type="float" office:value="10">
                <text:p>10</text:p>
              </table:table-cell>
              <table:table-cell office:value-type="float" office:value="0.498265">
                <text:p>0.498265</text:p>
              </table:table-cell>
              <table:table-cell office:value-type="float" office:value="10">
                <text:p>10</text:p>
              </table:table-cell>
              <table:table-cell office:value-type="float" office:value="0.8925">
                <text:p>0.8925</text:p>
              </table:table-cell>
              <table:table-cell office:value-type="float" office:value="10">
                <text:p>10</text:p>
              </table:table-cell>
              <table:table-cell office:value-type="float" office:value="0.506095">
                <text:p>0.506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03485">
                <text:p>0.903485</text:p>
              </table:table-cell>
              <table:table-cell office:value-type="float" office:value="0.529635">
                <text:p>0.529635</text:p>
              </table:table-cell>
              <table:table-cell office:value-type="float" office:value="12">
                <text:p>12</text:p>
              </table:table-cell>
              <table:table-cell office:value-type="float" office:value="0.886695">
                <text:p>0.886695</text:p>
              </table:table-cell>
              <table:table-cell office:value-type="float" office:value="12">
                <text:p>12</text:p>
              </table:table-cell>
              <table:table-cell office:value-type="float" office:value="0.498785">
                <text:p>0.498785</text:p>
              </table:table-cell>
              <table:table-cell office:value-type="float" office:value="12">
                <text:p>12</text:p>
              </table:table-cell>
              <table:table-cell office:value-type="float" office:value="0.89254">
                <text:p>0.89254</text:p>
              </table:table-cell>
              <table:table-cell office:value-type="float" office:value="12">
                <text:p>12</text:p>
              </table:table-cell>
              <table:table-cell office:value-type="float" office:value="0.506565">
                <text:p>0.50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903035">
                <text:p>0.903035</text:p>
              </table:table-cell>
              <table:table-cell office:value-type="float" office:value="0.529055">
                <text:p>0.529055</text:p>
              </table:table-cell>
              <table:table-cell office:value-type="float" office:value="14">
                <text:p>14</text:p>
              </table:table-cell>
              <table:table-cell office:value-type="float" office:value="0.886515">
                <text:p>0.886515</text:p>
              </table:table-cell>
              <table:table-cell office:value-type="float" office:value="14">
                <text:p>14</text:p>
              </table:table-cell>
              <table:table-cell office:value-type="float" office:value="0.5012">
                <text:p>0.5012</text:p>
              </table:table-cell>
              <table:table-cell office:value-type="float" office:value="14">
                <text:p>14</text:p>
              </table:table-cell>
              <table:table-cell office:value-type="float" office:value="0.90113">
                <text:p>0.90113</text:p>
              </table:table-cell>
              <table:table-cell office:value-type="float" office:value="14">
                <text:p>14</text:p>
              </table:table-cell>
              <table:table-cell office:value-type="float" office:value="0.522385">
                <text:p>0.522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905095">
                <text:p>0.905095</text:p>
              </table:table-cell>
              <table:table-cell office:value-type="float" office:value="0.53305">
                <text:p>0.53305</text:p>
              </table:table-cell>
              <table:table-cell office:value-type="float" office:value="16">
                <text:p>16</text:p>
              </table:table-cell>
              <table:table-cell office:value-type="float" office:value="0.89458">
                <text:p>0.89458</text:p>
              </table:table-cell>
              <table:table-cell office:value-type="float" office:value="16">
                <text:p>16</text:p>
              </table:table-cell>
              <table:table-cell office:value-type="float" office:value="0.514565">
                <text:p>0.514565</text:p>
              </table:table-cell>
              <table:table-cell office:value-type="float" office:value="16">
                <text:p>16</text:p>
              </table:table-cell>
              <table:table-cell office:value-type="float" office:value="0.903425">
                <text:p>0.903425</text:p>
              </table:table-cell>
              <table:table-cell office:value-type="float" office:value="16">
                <text:p>16</text:p>
              </table:table-cell>
              <table:table-cell office:value-type="float" office:value="0.52581">
                <text:p>0.5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90528">
                <text:p>0.90528</text:p>
              </table:table-cell>
              <table:table-cell office:value-type="float" office:value="0.532555">
                <text:p>0.532555</text:p>
              </table:table-cell>
              <table:table-cell office:value-type="float" office:value="18">
                <text:p>18</text:p>
              </table:table-cell>
              <table:table-cell office:value-type="float" office:value="0.893845">
                <text:p>0.893845</text:p>
              </table:table-cell>
              <table:table-cell office:value-type="float" office:value="18">
                <text:p>18</text:p>
              </table:table-cell>
              <table:table-cell office:value-type="float" office:value="0.51109">
                <text:p>0.51109</text:p>
              </table:table-cell>
              <table:table-cell office:value-type="float" office:value="18">
                <text:p>18</text:p>
              </table:table-cell>
              <table:table-cell office:value-type="float" office:value="0.904095">
                <text:p>0.904095</text:p>
              </table:table-cell>
              <table:table-cell office:value-type="float" office:value="18">
                <text:p>18</text:p>
              </table:table-cell>
              <table:table-cell office:value-type="float" office:value="0.52616">
                <text:p>0.5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90641">
                <text:p>0.90641</text:p>
              </table:table-cell>
              <table:table-cell office:value-type="float" office:value="0.534525">
                <text:p>0.534525</text:p>
              </table:table-cell>
              <table:table-cell office:value-type="float" office:value="20">
                <text:p>20</text:p>
              </table:table-cell>
              <table:table-cell office:value-type="float" office:value="0.896625">
                <text:p>0.896625</text:p>
              </table:table-cell>
              <table:table-cell office:value-type="float" office:value="20">
                <text:p>20</text:p>
              </table:table-cell>
              <table:table-cell office:value-type="float" office:value="0.516915">
                <text:p>0.516915</text:p>
              </table:table-cell>
              <table:table-cell office:value-type="float" office:value="20">
                <text:p>20</text:p>
              </table:table-cell>
              <table:table-cell office:value-type="float" office:value="0.90382">
                <text:p>0.90382</text:p>
              </table:table-cell>
              <table:table-cell office:value-type="float" office:value="20">
                <text:p>20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90609">
                <text:p>0.90609</text:p>
              </table:table-cell>
              <table:table-cell office:value-type="float" office:value="0.533365">
                <text:p>0.533365</text:p>
              </table:table-cell>
              <table:table-cell office:value-type="float" office:value="25">
                <text:p>25</text:p>
              </table:table-cell>
              <table:table-cell office:value-type="float" office:value="0.89765">
                <text:p>0.89765</text:p>
              </table:table-cell>
              <table:table-cell office:value-type="float" office:value="25">
                <text:p>25</text:p>
              </table:table-cell>
              <table:table-cell office:value-type="float" office:value="0.519035">
                <text:p>0.519035</text:p>
              </table:table-cell>
              <table:table-cell office:value-type="float" office:value="25">
                <text:p>25</text:p>
              </table:table-cell>
              <table:table-cell office:value-type="float" office:value="0.904155">
                <text:p>0.904155</text:p>
              </table:table-cell>
              <table:table-cell office:value-type="float" office:value="25">
                <text:p>25</text:p>
              </table:table-cell>
              <table:table-cell office:value-type="float" office:value="0.52663">
                <text:p>0.52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90661">
                <text:p>0.90661</text:p>
              </table:table-cell>
              <table:table-cell office:value-type="float" office:value="0.53372">
                <text:p>0.53372</text:p>
              </table:table-cell>
              <table:table-cell office:value-type="float" office:value="30">
                <text:p>30</text:p>
              </table:table-cell>
              <table:table-cell office:value-type="float" office:value="0.89754">
                <text:p>0.89754</text:p>
              </table:table-cell>
              <table:table-cell office:value-type="float" office:value="30">
                <text:p>30</text:p>
              </table:table-cell>
              <table:table-cell office:value-type="float" office:value="0.51898">
                <text:p>0.51898</text:p>
              </table:table-cell>
              <table:table-cell office:value-type="float" office:value="30">
                <text:p>30</text:p>
              </table:table-cell>
              <table:table-cell office:value-type="float" office:value="0.90486">
                <text:p>0.90486</text:p>
              </table:table-cell>
              <table:table-cell office:value-type="float" office:value="30">
                <text:p>30</text:p>
              </table:table-cell>
              <table:table-cell office:value-type="float" office:value="0.527635">
                <text:p>0.527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07035">
                <text:p>0.907035</text:p>
              </table:table-cell>
              <table:table-cell office:value-type="float" office:value="0.534785">
                <text:p>0.534785</text:p>
              </table:table-cell>
              <table:table-cell office:value-type="float" office:value="35">
                <text:p>35</text:p>
              </table:table-cell>
              <table:table-cell office:value-type="float" office:value="0.89795">
                <text:p>0.89795</text:p>
              </table:table-cell>
              <table:table-cell office:value-type="float" office:value="35">
                <text:p>35</text:p>
              </table:table-cell>
              <table:table-cell office:value-type="float" office:value="0.519095">
                <text:p>0.519095</text:p>
              </table:table-cell>
              <table:table-cell office:value-type="float" office:value="35">
                <text:p>35</text:p>
              </table:table-cell>
              <table:table-cell office:value-type="float" office:value="0.904795">
                <text:p>0.904795</text:p>
              </table:table-cell>
              <table:table-cell office:value-type="float" office:value="35">
                <text:p>35</text:p>
              </table:table-cell>
              <table:table-cell office:value-type="float" office:value="0.52736">
                <text:p>0.5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90702">
                <text:p>0.90702</text:p>
              </table:table-cell>
              <table:table-cell office:value-type="float" office:value="0.53488">
                <text:p>0.53488</text:p>
              </table:table-cell>
              <table:table-cell office:value-type="float" office:value="40">
                <text:p>40</text:p>
              </table:table-cell>
              <table:table-cell office:value-type="float" office:value="0.898655">
                <text:p>0.898655</text:p>
              </table:table-cell>
              <table:table-cell office:value-type="float" office:value="40">
                <text:p>40</text:p>
              </table:table-cell>
              <table:table-cell office:value-type="float" office:value="0.520985">
                <text:p>0.520985</text:p>
              </table:table-cell>
              <table:table-cell office:value-type="float" office:value="40">
                <text:p>40</text:p>
              </table:table-cell>
              <table:table-cell office:value-type="float" office:value="0.90465">
                <text:p>0.90465</text:p>
              </table:table-cell>
              <table:table-cell office:value-type="float" office:value="40">
                <text:p>40</text:p>
              </table:table-cell>
              <table:table-cell office:value-type="float" office:value="0.52654">
                <text:p>0.52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.90702">
                <text:p>0.90702</text:p>
              </table:table-cell>
              <table:table-cell office:value-type="float" office:value="0.5347">
                <text:p>0.5347</text:p>
              </table:table-cell>
              <table:table-cell office:value-type="float" office:value="45">
                <text:p>45</text:p>
              </table:table-cell>
              <table:table-cell office:value-type="float" office:value="0.89825">
                <text:p>0.89825</text:p>
              </table:table-cell>
              <table:table-cell office:value-type="float" office:value="45">
                <text:p>45</text:p>
              </table:table-cell>
              <table:table-cell office:value-type="float" office:value="0.520075">
                <text:p>0.520075</text:p>
              </table:table-cell>
              <table:table-cell office:value-type="float" office:value="45">
                <text:p>45</text:p>
              </table:table-cell>
              <table:table-cell office:value-type="float" office:value="0.905105">
                <text:p>0.905105</text:p>
              </table:table-cell>
              <table:table-cell office:value-type="float" office:value="45">
                <text:p>45</text:p>
              </table:table-cell>
              <table:table-cell office:value-type="float" office:value="0.52792">
                <text:p>0.52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9043">
                <text:p>0.9043</text:p>
              </table:table-cell>
              <table:table-cell office:value-type="float" office:value="0.5298">
                <text:p>0.5298</text:p>
              </table:table-cell>
              <table:table-cell office:value-type="float" office:value="50">
                <text:p>50</text:p>
              </table:table-cell>
              <table:table-cell office:value-type="float" office:value="0.8993">
                <text:p>0.8993</text:p>
              </table:table-cell>
              <table:table-cell office:value-type="float" office:value="50">
                <text:p>50</text:p>
              </table:table-cell>
              <table:table-cell office:value-type="float" office:value="0.5232">
                <text:p>0.5232</text:p>
              </table:table-cell>
              <table:table-cell office:value-type="float" office:value="50">
                <text:p>50</text:p>
              </table:table-cell>
              <table:table-cell office:value-type="float" office:value="0.9033">
                <text:p>0.9033</text:p>
              </table:table-cell>
              <table:table-cell office:value-type="float" office:value="50">
                <text:p>50</text:p>
              </table:table-cell>
              <table:table-cell office:value-type="float" office:value="0.5163">
                <text:p>0.5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